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3.5827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39in"/>
    </style:style>
    <style:style style:name="co8" style:family="table-column">
      <style:table-column-properties fo:break-before="auto" style:column-width="4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6" style:family="table-cell" style:parent-style-name="Default" style:data-style-name="N2">
      <style:text-properties style:text-position=""/>
    </style:style>
    <style:style style:name="ce7" style:family="table-cell" style:parent-style-name="Default" style:data-style-name="N60">
      <style:text-properties style:text-position="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9" style:family="table-cell" style:parent-style-name="Default" style:data-style-name="N2">
      <style:text-properties style:text-position=""/>
    </style:style>
    <style:style style:name="ce10" style:family="table-cell" style:parent-style-name="Default" style:data-style-name="N60">
      <style:text-properties style:text-position="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60"/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2"/>
  </office:automatic-styles>
  <office:body>
    <office:spreadsheet>
      <table:table table:name="C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42" calcext:value-type="float">
            <text:p>642</text:p>
          </table:table-cell>
          <table:table-cell office:value-type="float" office:value="2446077" calcext:value-type="float">
            <text:p>2446077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7,14.001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2" table:formula="of:=MAX(INDIRECT(CONCATENATE(&quot;A&quot;;(ROW()-2)*11+2)):INDIRECT(CONCATENATE(&quot;A&quot;;(ROW()-2)*11+11)))" office:value-type="float" office:value="-37.0052" calcext:value-type="float">
            <text:p>-37.01</text:p>
          </table:table-cell>
          <table:table-cell table:style-name="ce2" table:formula="of:=AVERAGE(INDIRECT(CONCATENATE(&quot;A&quot;;(ROW()-2)*11+2)):INDIRECT(CONCATENATE(&quot;A&quot;;(ROW()-2)*11+11)))" office:value-type="float" office:value="-37.00696" calcext:value-type="float">
            <text:p>-37.01</text:p>
          </table:table-cell>
          <table:table-cell table:style-name="ce2" table:formula="of:=MIN(INDIRECT(CONCATENATE(&quot;A&quot;;(ROW()-2)*11+2)):INDIRECT(CONCATENATE(&quot;A&quot;;(ROW()-2)*11+11)))" office:value-type="float" office:value="-37.0075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3"/>
        </table:table-row>
        <table:table-row table:style-name="ro1">
          <table:table-cell office:value-type="float" office:value="-37.0075" calcext:value-type="float">
            <text:p>-37.0075</text:p>
          </table:table-cell>
          <table:table-cell office:value-type="float" office:value="656" calcext:value-type="float">
            <text:p>656</text:p>
          </table:table-cell>
          <table:table-cell office:value-type="float" office:value="2128535" calcext:value-type="float">
            <text:p>2128535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8,14.0011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2" table:formula="of:=MAX(INDIRECT(CONCATENATE(&quot;A&quot;;(ROW()-2)*11+2)):INDIRECT(CONCATENATE(&quot;A&quot;;(ROW()-2)*11+11)))" office:value-type="float" office:value="-49.0003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47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3"/>
        </table:table-row>
        <table:table-row table:style-name="ro1">
          <table:table-cell office:value-type="float" office:value="-37.0071" calcext:value-type="float">
            <text:p>-37.0071</text:p>
          </table:table-cell>
          <table:table-cell office:value-type="float" office:value="685" calcext:value-type="float">
            <text:p>685</text:p>
          </table:table-cell>
          <table:table-cell office:value-type="float" office:value="2930964" calcext:value-type="float">
            <text:p>2930964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4,14.0009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2" table:formula="of:=MAX(INDIRECT(CONCATENATE(&quot;A&quot;;(ROW()-2)*11+2)):INDIRECT(CONCATENATE(&quot;A&quot;;(ROW()-2)*11+11)))" office:value-type="float" office:value="-85.1248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719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3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3"/>
        </table:table-row>
        <table:table-row table:style-name="ro1">
          <table:table-cell office:value-type="float" office:value="-37.0052" calcext:value-type="float">
            <text:p>-37.0052</text:p>
          </table:table-cell>
          <table:table-cell office:value-type="float" office:value="705" calcext:value-type="float">
            <text:p>705</text:p>
          </table:table-cell>
          <table:table-cell office:value-type="float" office:value="1912698" calcext:value-type="float">
            <text:p>1912698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79,14.000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3156" calcext:value-type="float">
            <text:p>-29.32</text:p>
          </table:table-cell>
          <table:table-cell table:style-name="ce2" table:formula="of:=AVERAGE(INDIRECT(CONCATENATE(&quot;A&quot;;(ROW()-2)*11+2)):INDIRECT(CONCATENATE(&quot;A&quot;;(ROW()-2)*11+11)))" office:value-type="float" office:value="-29.3591" calcext:value-type="float">
            <text:p>-29.36</text:p>
          </table:table-cell>
          <table:table-cell table:style-name="ce2" table:formula="of:=MIN(INDIRECT(CONCATENATE(&quot;A&quot;;(ROW()-2)*11+2)):INDIRECT(CONCATENATE(&quot;A&quot;;(ROW()-2)*11+11)))" office:value-type="float" office:value="-29.3785" calcext:value-type="float">
            <text:p>-29.38</text:p>
          </table:table-cell>
          <table:table-cell office:value-type="float" office:value="-29.2" calcext:value-type="float">
            <text:p>-29.2</text:p>
          </table:table-cell>
          <table:table-cell table:style-name="ce3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663" calcext:value-type="float">
            <text:p>663</text:p>
          </table:table-cell>
          <table:table-cell office:value-type="float" office:value="2006504" calcext:value-type="float">
            <text:p>2006504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2,14.001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2" table:formula="of:=MAX(INDIRECT(CONCATENATE(&quot;A&quot;;(ROW()-2)*11+2)):INDIRECT(CONCATENATE(&quot;A&quot;;(ROW()-2)*11+11)))" office:value-type="float" office:value="-19.0174" calcext:value-type="float">
            <text:p>-19.02</text:p>
          </table:table-cell>
          <table:table-cell table:style-name="ce2" table:formula="of:=AVERAGE(INDIRECT(CONCATENATE(&quot;A&quot;;(ROW()-2)*11+2)):INDIRECT(CONCATENATE(&quot;A&quot;;(ROW()-2)*11+11)))" office:value-type="float" office:value="-19.01823" calcext:value-type="float">
            <text:p>-19.02</text:p>
          </table:table-cell>
          <table:table-cell table:style-name="ce2" table:formula="of:=MIN(INDIRECT(CONCATENATE(&quot;A&quot;;(ROW()-2)*11+2)):INDIRECT(CONCATENATE(&quot;A&quot;;(ROW()-2)*11+11)))" office:value-type="float" office:value="-19.0194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3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776" calcext:value-type="float">
            <text:p>776</text:p>
          </table:table-cell>
          <table:table-cell office:value-type="float" office:value="2553736" calcext:value-type="float">
            <text:p>2553736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,14.0011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2" table:formula="of:=MAX(INDIRECT(CONCATENATE(&quot;A&quot;;(ROW()-2)*11+2)):INDIRECT(CONCATENATE(&quot;A&quot;;(ROW()-2)*11+11)))" office:value-type="float" office:value="-3.25281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308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32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3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700" calcext:value-type="float">
            <text:p>700</text:p>
          </table:table-cell>
          <table:table-cell office:value-type="float" office:value="2448537" calcext:value-type="float">
            <text:p>2448537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7,14.00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2604" calcext:value-type="float">
            <text:p>-16.26</text:p>
          </table:table-cell>
          <table:table-cell table:style-name="ce2" table:formula="of:=AVERAGE(INDIRECT(CONCATENATE(&quot;A&quot;;(ROW()-2)*11+2)):INDIRECT(CONCATENATE(&quot;A&quot;;(ROW()-2)*11+11)))" office:value-type="float" office:value="-16.75155" calcext:value-type="float">
            <text:p>-16.75</text:p>
          </table:table-cell>
          <table:table-cell table:style-name="ce2" table:formula="of:=MIN(INDIRECT(CONCATENATE(&quot;A&quot;;(ROW()-2)*11+2)):INDIRECT(CONCATENATE(&quot;A&quot;;(ROW()-2)*11+11)))" office:value-type="float" office:value="-21.1001" calcext:value-type="float">
            <text:p>-21.10</text:p>
          </table:table-cell>
          <table:table-cell office:value-type="float" office:value="-18.4" calcext:value-type="float">
            <text:p>-18.4</text:p>
          </table:table-cell>
          <table:table-cell table:style-name="ce3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89" calcext:value-type="float">
            <text:p>689</text:p>
          </table:table-cell>
          <table:table-cell office:value-type="float" office:value="3415228" calcext:value-type="float">
            <text:p>3415228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6,14.001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2" table:formula="of:=MAX(INDIRECT(CONCATENATE(&quot;A&quot;;(ROW()-2)*11+2)):INDIRECT(CONCATENATE(&quot;A&quot;;(ROW()-2)*11+11)))" office:value-type="float" office:value="14.752" calcext:value-type="float">
            <text:p>14.75</text:p>
          </table:table-cell>
          <table:table-cell table:style-name="ce2" table:formula="of:=AVERAGE(INDIRECT(CONCATENATE(&quot;A&quot;;(ROW()-2)*11+2)):INDIRECT(CONCATENATE(&quot;A&quot;;(ROW()-2)*11+11)))" office:value-type="float" office:value="14.74243" calcext:value-type="float">
            <text:p>14.74</text:p>
          </table:table-cell>
          <table:table-cell table:style-name="ce2" table:formula="of:=MIN(INDIRECT(CONCATENATE(&quot;A&quot;;(ROW()-2)*11+2)):INDIRECT(CONCATENATE(&quot;A&quot;;(ROW()-2)*11+11)))" office:value-type="float" office:value="14.7289" calcext:value-type="float">
            <text:p>14.73</text:p>
          </table:table-cell>
          <table:table-cell office:value-type="float" office:value="14.99" calcext:value-type="float">
            <text:p>14.99</text:p>
          </table:table-cell>
          <table:table-cell table:style-name="ce3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89" calcext:value-type="float">
            <text:p>689</text:p>
          </table:table-cell>
          <table:table-cell office:value-type="float" office:value="2242014" calcext:value-type="float">
            <text:p>2242014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8,14.001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2" table:formula="of:=MAX(INDIRECT(CONCATENATE(&quot;A&quot;;(ROW()-2)*11+2)):INDIRECT(CONCATENATE(&quot;A&quot;;(ROW()-2)*11+11)))" office:value-type="float" office:value="-478.051" calcext:value-type="float">
            <text:p>-478.05</text:p>
          </table:table-cell>
          <table:table-cell table:style-name="ce2" table:formula="of:=AVERAGE(INDIRECT(CONCATENATE(&quot;A&quot;;(ROW()-2)*11+2)):INDIRECT(CONCATENATE(&quot;A&quot;;(ROW()-2)*11+11)))" office:value-type="float" office:value="-482.9388" calcext:value-type="float">
            <text:p>-482.94</text:p>
          </table:table-cell>
          <table:table-cell table:style-name="ce2" table:formula="of:=MIN(INDIRECT(CONCATENATE(&quot;A&quot;;(ROW()-2)*11+2)):INDIRECT(CONCATENATE(&quot;A&quot;;(ROW()-2)*11+11)))" office:value-type="float" office:value="-485.582" calcext:value-type="float">
            <text:p>-485.58</text:p>
          </table:table-cell>
          <table:table-cell office:value-type="float" office:value="-453.61" calcext:value-type="float">
            <text:p>-453.61</text:p>
          </table:table-cell>
          <table:table-cell table:style-name="ce3"/>
        </table:table-row>
        <table:table-row table:style-name="ro1">
          <table:table-cell office:value-type="float" office:value="-37.006" calcext:value-type="float">
            <text:p>-37.006</text:p>
          </table:table-cell>
          <table:table-cell office:value-type="float" office:value="664" calcext:value-type="float">
            <text:p>664</text:p>
          </table:table-cell>
          <table:table-cell office:value-type="float" office:value="2285709" calcext:value-type="float">
            <text:p>2285709</text:p>
          </table:table-cell>
          <table:table-cell office:value-type="float" office:value="14.0007" calcext:value-type="float">
            <text:p>14.0007</text:p>
          </table:table-cell>
          <table:table-cell office:value-type="string" calcext:value-type="string">
            <text:p>(18.9969,14.0007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2" table:formula="of:=MAX(INDIRECT(CONCATENATE(&quot;A&quot;;(ROW()-2)*11+2)):INDIRECT(CONCATENATE(&quot;A&quot;;(ROW()-2)*11+11)))" office:value-type="float" office:value="0.0015026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340396408" calcext:value-type="float">
            <text:p>-0.03</text:p>
          </table:table-cell>
          <table:table-cell table:style-name="ce2" table:formula="of:=MIN(INDIRECT(CONCATENATE(&quot;A&quot;;(ROW()-2)*11+2)):INDIRECT(CONCATENATE(&quot;A&quot;;(ROW()-2)*11+11)))" office:value-type="float" office:value="-0.0597002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2" table:formula="of:=MAX(INDIRECT(CONCATENATE(&quot;A&quot;;(ROW()-2)*11+2)):INDIRECT(CONCATENATE(&quot;A&quot;;(ROW()-2)*11+11)))" office:value-type="float" office:value="-12.6833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4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3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494" calcext:value-type="float">
            <text:p>494</text:p>
          </table:table-cell>
          <table:table-cell office:value-type="float" office:value="251215" calcext:value-type="float">
            <text:p>251215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1,11.0019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64" calcext:value-type="float">
            <text:p>-6600.06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3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557" calcext:value-type="float">
            <text:p>557</text:p>
          </table:table-cell>
          <table:table-cell office:value-type="float" office:value="427624" calcext:value-type="float">
            <text:p>427624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2" table:formula="of:=MAX(INDIRECT(CONCATENATE(&quot;A&quot;;(ROW()-2)*11+2)):INDIRECT(CONCATENATE(&quot;A&quot;;(ROW()-2)*11+11)))" office:value-type="float" office:value="-5.46572" calcext:value-type="float">
            <text:p>-5.47</text:p>
          </table:table-cell>
          <table:table-cell table:style-name="ce2" table:formula="of:=AVERAGE(INDIRECT(CONCATENATE(&quot;A&quot;;(ROW()-2)*11+2)):INDIRECT(CONCATENATE(&quot;A&quot;;(ROW()-2)*11+11)))" office:value-type="float" office:value="-7.398557" calcext:value-type="float">
            <text:p>-7.40</text:p>
          </table:table-cell>
          <table:table-cell table:style-name="ce2" table:formula="of:=MIN(INDIRECT(CONCATENATE(&quot;A&quot;;(ROW()-2)*11+2)):INDIRECT(CONCATENATE(&quot;A&quot;;(ROW()-2)*11+11)))" office:value-type="float" office:value="-11.9425" calcext:value-type="float">
            <text:p>-11.94</text:p>
          </table:table-cell>
          <table:table-cell office:value-type="float" office:value="-9.56" calcext:value-type="float">
            <text:p>-9.56</text:p>
          </table:table-cell>
          <table:table-cell table:style-name="ce3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533" calcext:value-type="float">
            <text:p>533</text:p>
          </table:table-cell>
          <table:table-cell office:value-type="float" office:value="305362" calcext:value-type="float">
            <text:p>305362</text:p>
          </table:table-cell>
          <table:table-cell office:value-type="float" office:value="17.0083" calcext:value-type="float">
            <text:p>17.0083</text:p>
          </table:table-cell>
          <table:table-cell office:value-type="string" calcext:value-type="string">
            <text:p>(15.9966,11.0016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2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3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79" calcext:value-type="float">
            <text:p>579</text:p>
          </table:table-cell>
          <table:table-cell office:value-type="float" office:value="251849" calcext:value-type="float">
            <text:p>251849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15026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8044710002202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572" calcext:value-type="float">
            <text:p>572</text:p>
          </table:table-cell>
          <table:table-cell office:value-type="float" office:value="256864" calcext:value-type="float">
            <text:p>256864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99.9981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10.004130928" calcext:value-type="float">
            <text:p>10.00</text:p>
          </table:table-cell>
          <table:table-cell table:style-name="ce2" table:formula="of:=MIN(INDIRECT(CONCATENATE(&quot;A&quot;;(ROW()-2)*11+2)):INDIRECT(CONCATENATE(&quot;A&quot;;(ROW()-2)*11+11)))" office:value-type="float" office:value="0.00022486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594" calcext:value-type="float">
            <text:p>594</text:p>
          </table:table-cell>
          <table:table-cell office:value-type="float" office:value="199942" calcext:value-type="float">
            <text:p>199942</text:p>
          </table:table-cell>
          <table:table-cell office:value-type="float" office:value="17.0059" calcext:value-type="float">
            <text:p>17.0059</text:p>
          </table:table-cell>
          <table:table-cell office:value-type="string" calcext:value-type="string">
            <text:p>(15.9977,11.0012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083752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3429632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64263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82" calcext:value-type="float">
            <text:p>582</text:p>
          </table:table-cell>
          <table:table-cell office:value-type="float" office:value="227594" calcext:value-type="float">
            <text:p>227594</text:p>
          </table:table-cell>
          <table:table-cell office:value-type="float" office:value="17.0086" calcext:value-type="float">
            <text:p>17.0086</text:p>
          </table:table-cell>
          <table:table-cell office:value-type="string" calcext:value-type="string">
            <text:p>(15.9966,11.0017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191" calcext:value-type="float">
            <text:p>99.92</text:p>
          </table:table-cell>
          <table:table-cell table:style-name="ce2" table:formula="of:=AVERAGE(INDIRECT(CONCATENATE(&quot;A&quot;;(ROW()-2)*11+2)):INDIRECT(CONCATENATE(&quot;A&quot;;(ROW()-2)*11+11)))" office:value-type="float" office:value="99.90539" calcext:value-type="float">
            <text:p>99.91</text:p>
          </table:table-cell>
          <table:table-cell table:style-name="ce2" table:formula="of:=MIN(INDIRECT(CONCATENATE(&quot;A&quot;;(ROW()-2)*11+2)):INDIRECT(CONCATENATE(&quot;A&quot;;(ROW()-2)*11+11)))" office:value-type="float" office:value="99.8996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3"/>
        </table:table-row>
        <table:table-row table:style-name="ro1">
          <table:table-cell office:value-type="float" office:value="-49.0003" calcext:value-type="float">
            <text:p>-49.0003</text:p>
          </table:table-cell>
          <table:table-cell office:value-type="float" office:value="562" calcext:value-type="float">
            <text:p>562</text:p>
          </table:table-cell>
          <table:table-cell office:value-type="float" office:value="242901" calcext:value-type="float">
            <text:p>242901</text:p>
          </table:table-cell>
          <table:table-cell office:value-type="float" office:value="17.0018" calcext:value-type="float">
            <text:p>17.0018</text:p>
          </table:table-cell>
          <table:table-cell office:value-type="string" calcext:value-type="string">
            <text:p>(15.9992,11.0004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324.991" calcext:value-type="float">
            <text:p>324.99</text:p>
          </table:table-cell>
          <table:table-cell table:style-name="ce2" table:formula="of:=AVERAGE(INDIRECT(CONCATENATE(&quot;A&quot;;(ROW()-2)*11+2)):INDIRECT(CONCATENATE(&quot;A&quot;;(ROW()-2)*11+11)))" office:value-type="float" office:value="235.0028" calcext:value-type="float">
            <text:p>235.00</text:p>
          </table:table-cell>
          <table:table-cell table:style-name="ce2" table:formula="of:=MIN(INDIRECT(CONCATENATE(&quot;A&quot;;(ROW()-2)*11+2)):INDIRECT(CONCATENATE(&quot;A&quot;;(ROW()-2)*11+11)))" office:value-type="float" office:value="224.998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583" calcext:value-type="float">
            <text:p>583</text:p>
          </table:table-cell>
          <table:table-cell office:value-type="float" office:value="170926" calcext:value-type="float">
            <text:p>170926</text:p>
          </table:table-cell>
          <table:table-cell office:value-type="float" office:value="17.0052" calcext:value-type="float">
            <text:p>17.0052</text:p>
          </table:table-cell>
          <table:table-cell office:value-type="string" calcext:value-type="string">
            <text:p>(15.9979,11.001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7.5031" calcext:value-type="float">
            <text:p>-27.50</text:p>
          </table:table-cell>
          <table:table-cell table:style-name="ce2" table:formula="of:=AVERAGE(INDIRECT(CONCATENATE(&quot;A&quot;;(ROW()-2)*11+2)):INDIRECT(CONCATENATE(&quot;A&quot;;(ROW()-2)*11+11)))" office:value-type="float" office:value="-28.6286" calcext:value-type="float">
            <text:p>-28.63</text:p>
          </table:table-cell>
          <table:table-cell table:style-name="ce2" table:formula="of:=MIN(INDIRECT(CONCATENATE(&quot;A&quot;;(ROW()-2)*11+2)):INDIRECT(CONCATENATE(&quot;A&quot;;(ROW()-2)*11+11)))" office:value-type="float" office:value="-29.1323" calcext:value-type="float">
            <text:p>-29.13</text:p>
          </table:table-cell>
          <table:table-cell office:value-type="float" office:value="-29.2" calcext:value-type="float">
            <text:p>-29.2</text:p>
          </table:table-cell>
          <table:table-cell/>
        </table:table-row>
        <table:table-row table:style-name="ro1">
          <table:table-cell office:value-type="float" office:value="-49.001" calcext:value-type="float">
            <text:p>-49.001</text:p>
          </table:table-cell>
          <table:table-cell office:value-type="float" office:value="592" calcext:value-type="float">
            <text:p>592</text:p>
          </table:table-cell>
          <table:table-cell office:value-type="float" office:value="184137" calcext:value-type="float">
            <text:p>184137</text:p>
          </table:table-cell>
          <table:table-cell office:value-type="float" office:value="17.0056" calcext:value-type="float">
            <text:p>17.0056</text:p>
          </table:table-cell>
          <table:table-cell office:value-type="string" calcext:value-type="string">
            <text:p>(15.9977,11.0011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MAX(INDIRECT(CONCATENATE(&quot;A&quot;;(ROW()-2)*11+2)):INDIRECT(CONCATENATE(&quot;A&quot;;(ROW()-2)*11+11)))" office:value-type="float" office:value="-3.25275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251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38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MAX(INDIRECT(CONCATENATE(&quot;A&quot;;(ROW()-2)*11+2)):INDIRECT(CONCATENATE(&quot;A&quot;;(ROW()-2)*11+11)))" office:value-type="float" office:value="0.0015026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340396408" calcext:value-type="float">
            <text:p>-0.03</text:p>
          </table:table-cell>
          <table:table-cell table:style-name="ce2" table:formula="of:=MIN(INDIRECT(CONCATENATE(&quot;A&quot;;(ROW()-2)*11+2)):INDIRECT(CONCATENATE(&quot;A&quot;;(ROW()-2)*11+11)))" office:value-type="float" office:value="-0.0597002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85.1264" calcext:value-type="float">
            <text:p>-85.1264</text:p>
          </table:table-cell>
          <table:table-cell office:value-type="float" office:value="639" calcext:value-type="float">
            <text:p>639</text:p>
          </table:table-cell>
          <table:table-cell office:value-type="float" office:value="311092" calcext:value-type="float">
            <text:p>311092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08,10.9116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6.9771" calcext:value-type="float">
            <text:p>16.98</text:p>
          </table:table-cell>
          <table:table-cell table:style-name="ce2" table:formula="of:=AVERAGE(INDIRECT(CONCATENATE(&quot;A&quot;;(ROW()-2)*11+2)):INDIRECT(CONCATENATE(&quot;A&quot;;(ROW()-2)*11+11)))" office:value-type="float" office:value="16.97483" calcext:value-type="float">
            <text:p>16.97</text:p>
          </table:table-cell>
          <table:table-cell table:style-name="ce2" table:formula="of:=MIN(INDIRECT(CONCATENATE(&quot;A&quot;;(ROW()-2)*11+2)):INDIRECT(CONCATENATE(&quot;A&quot;;(ROW()-2)*11+11)))" office:value-type="float" office:value="16.9736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85.1255" calcext:value-type="float">
            <text:p>-85.1255</text:p>
          </table:table-cell>
          <table:table-cell office:value-type="float" office:value="517" calcext:value-type="float">
            <text:p>517</text:p>
          </table:table-cell>
          <table:table-cell office:value-type="float" office:value="294575" calcext:value-type="float">
            <text:p>294575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1,10.9116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4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/>
        </table:table-row>
        <table:table-row table:style-name="ro1">
          <table:table-cell office:value-type="float" office:value="-85.1274" calcext:value-type="float">
            <text:p>-85.1274</text:p>
          </table:table-cell>
          <table:table-cell office:value-type="float" office:value="568" calcext:value-type="float">
            <text:p>568</text:p>
          </table:table-cell>
          <table:table-cell office:value-type="float" office:value="361155" calcext:value-type="float">
            <text:p>361155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MAX(INDIRECT(CONCATENATE(&quot;A&quot;;(ROW()-2)*11+2)):INDIRECT(CONCATENATE(&quot;A&quot;;(ROW()-2)*11+11)))" office:value-type="float" office:value="-49.0004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49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19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574" calcext:value-type="float">
            <text:p>574</text:p>
          </table:table-cell>
          <table:table-cell office:value-type="float" office:value="419037" calcext:value-type="float">
            <text:p>419037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1079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11294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1171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/>
        </table:table-row>
        <table:table-row table:style-name="ro1">
          <table:table-cell office:value-type="float" office:value="-85.1278" calcext:value-type="float">
            <text:p>-85.1278</text:p>
          </table:table-cell>
          <table:table-cell office:value-type="float" office:value="583" calcext:value-type="float">
            <text:p>583</text:p>
          </table:table-cell>
          <table:table-cell office:value-type="float" office:value="270816" calcext:value-type="float">
            <text:p>270816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MAX(INDIRECT(CONCATENATE(&quot;A&quot;;(ROW()-2)*11+2)):INDIRECT(CONCATENATE(&quot;A&quot;;(ROW()-2)*11+11)))" office:value-type="float" office:value="-1.00002" calcext:value-type="float">
            <text:p>-1.00</text:p>
          </table:table-cell>
          <table:table-cell table:style-name="ce2" table:formula="of:=AVERAGE(INDIRECT(CONCATENATE(&quot;A&quot;;(ROW()-2)*11+2)):INDIRECT(CONCATENATE(&quot;A&quot;;(ROW()-2)*11+11)))" office:value-type="float" office:value="-1.000038" calcext:value-type="float">
            <text:p>-1.00</text:p>
          </table:table-cell>
          <table:table-cell table:style-name="ce2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647" calcext:value-type="float">
            <text:p>647</text:p>
          </table:table-cell>
          <table:table-cell office:value-type="float" office:value="393999" calcext:value-type="float">
            <text:p>393999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2" table:formula="of:=AVERAGE(INDIRECT(CONCATENATE(&quot;A&quot;;(ROW()-2)*11+2)):INDIRECT(CONCATENATE(&quot;A&quot;;(ROW()-2)*11+11)))" office:value-type="float" office:value="2292.453" calcext:value-type="float">
            <text:p>2292.45</text:p>
          </table:table-cell>
          <table:table-cell table:style-name="ce2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float" office:value="-85.1248" calcext:value-type="float">
            <text:p>-85.1248</text:p>
          </table:table-cell>
          <table:table-cell office:value-type="float" office:value="573" calcext:value-type="float">
            <text:p>573</text:p>
          </table:table-cell>
          <table:table-cell office:value-type="float" office:value="304861" calcext:value-type="float">
            <text:p>304861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1,10.9115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MAX(INDIRECT(CONCATENATE(&quot;A&quot;;(ROW()-2)*11+2)):INDIRECT(CONCATENATE(&quot;A&quot;;(ROW()-2)*11+11)))" office:value-type="float" office:value="-12.0122" calcext:value-type="float">
            <text:p>-12.01</text:p>
          </table:table-cell>
          <table:table-cell table:style-name="ce2" table:formula="of:=AVERAGE(INDIRECT(CONCATENATE(&quot;A&quot;;(ROW()-2)*11+2)):INDIRECT(CONCATENATE(&quot;A&quot;;(ROW()-2)*11+11)))" office:value-type="float" office:value="-12.01267" calcext:value-type="float">
            <text:p>-12.01</text:p>
          </table:table-cell>
          <table:table-cell table:style-name="ce2" table:formula="of:=MIN(INDIRECT(CONCATENATE(&quot;A&quot;;(ROW()-2)*11+2)):INDIRECT(CONCATENATE(&quot;A&quot;;(ROW()-2)*11+11)))" office:value-type="float" office:value="-12.013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580" calcext:value-type="float">
            <text:p>580</text:p>
          </table:table-cell>
          <table:table-cell office:value-type="float" office:value="313349" calcext:value-type="float">
            <text:p>313349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MAX(INDIRECT(CONCATENATE(&quot;A&quot;;(ROW()-2)*11+2)):INDIRECT(CONCATENATE(&quot;A&quot;;(ROW()-2)*11+11)))" office:value-type="float" office:value="3.10839" calcext:value-type="float">
            <text:p>3.11</text:p>
          </table:table-cell>
          <table:table-cell table:style-name="ce2" table:formula="of:=AVERAGE(INDIRECT(CONCATENATE(&quot;A&quot;;(ROW()-2)*11+2)):INDIRECT(CONCATENATE(&quot;A&quot;;(ROW()-2)*11+11)))" office:value-type="float" office:value="3.107066" calcext:value-type="float">
            <text:p>3.11</text:p>
          </table:table-cell>
          <table:table-cell table:style-name="ce2" table:formula="of:=MIN(INDIRECT(CONCATENATE(&quot;A&quot;;(ROW()-2)*11+2)):INDIRECT(CONCATENATE(&quot;A&quot;;(ROW()-2)*11+11)))" office:value-type="float" office:value="3.10661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/>
        </table:table-row>
        <table:table-row table:style-name="ro1">
          <table:table-cell office:value-type="float" office:value="-85.1276" calcext:value-type="float">
            <text:p>-85.1276</text:p>
          </table:table-cell>
          <table:table-cell office:value-type="float" office:value="637" calcext:value-type="float">
            <text:p>637</text:p>
          </table:table-cell>
          <table:table-cell office:value-type="float" office:value="394588" calcext:value-type="float">
            <text:p>394588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508" calcext:value-type="float">
            <text:p>508</text:p>
          </table:table-cell>
          <table:table-cell office:value-type="float" office:value="463670" calcext:value-type="float">
            <text:p>463670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999.519" calcext:value-type="float">
            <text:p>-999.52</text:p>
          </table:table-cell>
          <table:table-cell table:style-name="ce2" table:formula="of:=AVERAGE(INDIRECT(CONCATENATE(&quot;A&quot;;(ROW()-2)*11+2)):INDIRECT(CONCATENATE(&quot;A&quot;;(ROW()-2)*11+11)))" office:value-type="float" office:value="-999.938" calcext:value-type="float">
            <text:p>-999.94</text:p>
          </table:table-cell>
          <table:table-cell table:style-name="ce2" table:formula="of:=MIN(INDIRECT(CONCATENATE(&quot;A&quot;;(ROW()-2)*11+2)):INDIRECT(CONCATENATE(&quot;A&quot;;(ROW()-2)*11+11)))" office:value-type="float" office:value="-1000.09" calcext:value-type="float">
            <text:p>-1000.09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MAX(INDIRECT(CONCATENATE(&quot;A&quot;;(ROW()-2)*11+2)):INDIRECT(CONCATENATE(&quot;A&quot;;(ROW()-2)*11+11)))" office:value-type="float" office:value="4.98003" calcext:value-type="float">
            <text:p>4.98</text:p>
          </table:table-cell>
          <table:table-cell table:style-name="ce2" table:formula="of:=AVERAGE(INDIRECT(CONCATENATE(&quot;A&quot;;(ROW()-2)*11+2)):INDIRECT(CONCATENATE(&quot;A&quot;;(ROW()-2)*11+11)))" office:value-type="float" office:value="4.980028" calcext:value-type="float">
            <text:p>4.98</text:p>
          </table:table-cell>
          <table:table-cell table:style-name="ce2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29.3641" calcext:value-type="float">
            <text:p>-29.3641</text:p>
          </table:table-cell>
          <table:table-cell office:value-type="float" office:value="1595" calcext:value-type="float">
            <text:p>1595</text:p>
          </table:table-cell>
          <table:table-cell office:value-type="float" office:value="5183981" calcext:value-type="float">
            <text:p>5183981</text:p>
          </table:table-cell>
          <table:table-cell office:value-type="float" office:value="3.20042" calcext:value-type="float">
            <text:p>3.20042</text:p>
          </table:table-cell>
          <table:table-cell office:value-type="string" calcext:value-type="string">
            <text:p>(-4.42679e-05,0.888986,0.00984949,0.60586,0.403391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8.999704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29.3744" calcext:value-type="float">
            <text:p>-29.3744</text:p>
          </table:table-cell>
          <table:table-cell office:value-type="float" office:value="1041" calcext:value-type="float">
            <text:p>1041</text:p>
          </table:table-cell>
          <table:table-cell office:value-type="float" office:value="5069280" calcext:value-type="float">
            <text:p>5069280</text:p>
          </table:table-cell>
          <table:table-cell office:value-type="float" office:value="3.2098" calcext:value-type="float">
            <text:p>3.2098</text:p>
          </table:table-cell>
          <table:table-cell office:value-type="string" calcext:value-type="string">
            <text:p>(-2.09816e-06,0.893895,0.00925594,0.605536,0.403608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1156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459" calcext:value-type="float">
            <text:p>-85.12</text:p>
          </table:table-cell>
          <table:table-cell table:style-name="ce2" table:formula="of:=MIN(INDIRECT(CONCATENATE(&quot;A&quot;;(ROW()-2)*11+2)):INDIRECT(CONCATENATE(&quot;A&quot;;(ROW()-2)*11+11)))" office:value-type="float" office:value="-85.1279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/>
        </table:table-row>
        <table:table-row table:style-name="ro1">
          <table:table-cell office:value-type="float" office:value="-29.3574" calcext:value-type="float">
            <text:p>-29.3574</text:p>
          </table:table-cell>
          <table:table-cell office:value-type="float" office:value="383" calcext:value-type="float">
            <text:p>383</text:p>
          </table:table-cell>
          <table:table-cell office:value-type="float" office:value="5006966" calcext:value-type="float">
            <text:p>5006966</text:p>
          </table:table-cell>
          <table:table-cell office:value-type="float" office:value="3.20676" calcext:value-type="float">
            <text:p>3.20676</text:p>
          </table:table-cell>
          <table:table-cell office:value-type="string" calcext:value-type="string">
            <text:p>(-7.57624e-05,0.893656,0.00893712,0.605208,0.40269)</text:p>
          </table:table-cell>
          <table:table-cell table:number-columns-repeated="7"/>
        </table:table-row>
        <table:table-row table:style-name="ro1">
          <table:table-cell office:value-type="float" office:value="-29.3785" calcext:value-type="float">
            <text:p>-29.3785</text:p>
          </table:table-cell>
          <table:table-cell office:value-type="float" office:value="1539" calcext:value-type="float">
            <text:p>1539</text:p>
          </table:table-cell>
          <table:table-cell office:value-type="float" office:value="5287864" calcext:value-type="float">
            <text:p>5287864</text:p>
          </table:table-cell>
          <table:table-cell office:value-type="float" office:value="3.21149" calcext:value-type="float">
            <text:p>3.21149</text:p>
          </table:table-cell>
          <table:table-cell office:value-type="string" calcext:value-type="string">
            <text:p>(1.75652e-05,0.89402,0.00975991,0.605631,0.404022)</text:p>
          </table:table-cell>
          <table:table-cell table:number-columns-repeated="7"/>
        </table:table-row>
        <table:table-row table:style-name="ro1">
          <table:table-cell office:value-type="float" office:value="-29.3643" calcext:value-type="float">
            <text:p>-29.3643</text:p>
          </table:table-cell>
          <table:table-cell office:value-type="float" office:value="785" calcext:value-type="float">
            <text:p>785</text:p>
          </table:table-cell>
          <table:table-cell office:value-type="float" office:value="5009568" calcext:value-type="float">
            <text:p>5009568</text:p>
          </table:table-cell>
          <table:table-cell office:value-type="float" office:value="3.20904" calcext:value-type="float">
            <text:p>3.20904</text:p>
          </table:table-cell>
          <table:table-cell office:value-type="string" calcext:value-type="string">
            <text:p>(7.21086e-05,0.89248,0.00973087,0.605374,0.404453)</text:p>
          </table:table-cell>
          <table:table-cell table:number-columns-repeated="7"/>
        </table:table-row>
        <table:table-row table:style-name="ro1">
          <table:table-cell office:value-type="float" office:value="-29.3504" calcext:value-type="float">
            <text:p>-29.3504</text:p>
          </table:table-cell>
          <table:table-cell office:value-type="float" office:value="599" calcext:value-type="float">
            <text:p>599</text:p>
          </table:table-cell>
          <table:table-cell office:value-type="float" office:value="5006463" calcext:value-type="float">
            <text:p>5006463</text:p>
          </table:table-cell>
          <table:table-cell office:value-type="float" office:value="3.20194" calcext:value-type="float">
            <text:p>3.20194</text:p>
          </table:table-cell>
          <table:table-cell office:value-type="string" calcext:value-type="string">
            <text:p>(0.000165584,0.889025,0.00999264,0.605407,0.404163)</text:p>
          </table:table-cell>
          <table:table-cell table:number-columns-repeated="7"/>
        </table:table-row>
        <table:table-row table:style-name="ro1">
          <table:table-cell office:value-type="float" office:value="-29.3754" calcext:value-type="float">
            <text:p>-29.3754</text:p>
          </table:table-cell>
          <table:table-cell office:value-type="float" office:value="737" calcext:value-type="float">
            <text:p>737</text:p>
          </table:table-cell>
          <table:table-cell office:value-type="float" office:value="5094401" calcext:value-type="float">
            <text:p>5094401</text:p>
          </table:table-cell>
          <table:table-cell office:value-type="float" office:value="3.21075" calcext:value-type="float">
            <text:p>3.21075</text:p>
          </table:table-cell>
          <table:table-cell office:value-type="string" calcext:value-type="string">
            <text:p>(-4.31542e-06,0.893773,0.00999807,0.60563,0.40379)</text:p>
          </table:table-cell>
          <table:table-cell table:number-columns-repeated="7"/>
        </table:table-row>
        <table:table-row table:style-name="ro1">
          <table:table-cell office:value-type="float" office:value="-29.3548" calcext:value-type="float">
            <text:p>-29.3548</text:p>
          </table:table-cell>
          <table:table-cell office:value-type="float" office:value="436" calcext:value-type="float">
            <text:p>436</text:p>
          </table:table-cell>
          <table:table-cell office:value-type="float" office:value="5010875" calcext:value-type="float">
            <text:p>5010875</text:p>
          </table:table-cell>
          <table:table-cell office:value-type="float" office:value="3.21004" calcext:value-type="float">
            <text:p>3.21004</text:p>
          </table:table-cell>
          <table:table-cell office:value-type="string" calcext:value-type="string">
            <text:p>(0.000415381,0.892729,0.0098099,0.60503,0.404663)</text:p>
          </table:table-cell>
          <table:table-cell table:number-columns-repeated="7"/>
        </table:table-row>
        <table:table-row table:style-name="ro1">
          <table:table-cell office:value-type="float" office:value="-29.3561" calcext:value-type="float">
            <text:p>-29.3561</text:p>
          </table:table-cell>
          <table:table-cell office:value-type="float" office:value="808" calcext:value-type="float">
            <text:p>808</text:p>
          </table:table-cell>
          <table:table-cell office:value-type="float" office:value="5014315" calcext:value-type="float">
            <text:p>5014315</text:p>
          </table:table-cell>
          <table:table-cell office:value-type="float" office:value="3.2094" calcext:value-type="float">
            <text:p>3.2094</text:p>
          </table:table-cell>
          <table:table-cell office:value-type="string" calcext:value-type="string">
            <text:p>(-1.26526e-07,0.894499,0.00880902,0.605005,0.403295)</text:p>
          </table:table-cell>
          <table:table-cell table:number-columns-repeated="7"/>
        </table:table-row>
        <table:table-row table:style-name="ro1">
          <table:table-cell office:value-type="float" office:value="-29.3156" calcext:value-type="float">
            <text:p>-29.3156</text:p>
          </table:table-cell>
          <table:table-cell office:value-type="float" office:value="660" calcext:value-type="float">
            <text:p>660</text:p>
          </table:table-cell>
          <table:table-cell office:value-type="float" office:value="5005519" calcext:value-type="float">
            <text:p>5005519</text:p>
          </table:table-cell>
          <table:table-cell office:value-type="float" office:value="3.20642" calcext:value-type="float">
            <text:p>3.20642</text:p>
          </table:table-cell>
          <table:table-cell office:value-type="string" calcext:value-type="string">
            <text:p>(0.00178633,0.890934,0.00891489,0.603829,0.40501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1"/>
        </table:table-row>
        <table:table-row table:style-name="ro1">
          <table:table-cell office:value-type="float" office:value="-19.0174" calcext:value-type="float">
            <text:p>-19.0174</text:p>
          </table:table-cell>
          <table:table-cell office:value-type="float" office:value="372" calcext:value-type="float">
            <text:p>372</text:p>
          </table:table-cell>
          <table:table-cell office:value-type="float" office:value="381832" calcext:value-type="float">
            <text:p>381832</text:p>
          </table:table-cell>
          <table:table-cell office:value-type="float" office:value="-8.98971" calcext:value-type="float">
            <text:p>-8.98971</text:p>
          </table:table-cell>
          <table:table-cell office:value-type="string" calcext:value-type="string">
            <text:p>(0.989818,8.99933,0.00962611)</text:p>
          </table:table-cell>
          <table:table-cell table:number-columns-repeated="7"/>
        </table:table-row>
        <table:table-row table:style-name="ro1">
          <table:table-cell office:value-type="float" office:value="-19.0183" calcext:value-type="float">
            <text:p>-19.0183</text:p>
          </table:table-cell>
          <table:table-cell office:value-type="float" office:value="350" calcext:value-type="float">
            <text:p>350</text:p>
          </table:table-cell>
          <table:table-cell office:value-type="float" office:value="224952" calcext:value-type="float">
            <text:p>224952</text:p>
          </table:table-cell>
          <table:table-cell office:value-type="float" office:value="-8.99041" calcext:value-type="float">
            <text:p>-8.99041</text:p>
          </table:table-cell>
          <table:table-cell office:value-type="string" calcext:value-type="string">
            <text:p>(0.990943,8.99972,0.00930449)</text:p>
          </table:table-cell>
          <table:table-cell table:number-columns-repeated="7"/>
        </table:table-row>
        <table:table-row table:style-name="ro1">
          <table:table-cell office:value-type="float" office:value="-19.0174" calcext:value-type="float">
            <text:p>-19.0174</text:p>
          </table:table-cell>
          <table:table-cell office:value-type="float" office:value="562" calcext:value-type="float">
            <text:p>562</text:p>
          </table:table-cell>
          <table:table-cell office:value-type="float" office:value="31167" calcext:value-type="float">
            <text:p>31167</text:p>
          </table:table-cell>
          <table:table-cell office:value-type="float" office:value="-8.98928" calcext:value-type="float">
            <text:p>-8.98928</text:p>
          </table:table-cell>
          <table:table-cell office:value-type="string" calcext:value-type="string">
            <text:p>(0.990867,8.99888,0.00960209)</text:p>
          </table:table-cell>
          <table:table-cell table:number-columns-repeated="7"/>
        </table:table-row>
        <table:table-row table:style-name="ro1">
          <table:table-cell office:value-type="float" office:value="-19.0194" calcext:value-type="float">
            <text:p>-19.0194</text:p>
          </table:table-cell>
          <table:table-cell office:value-type="float" office:value="321" calcext:value-type="float">
            <text:p>321</text:p>
          </table:table-cell>
          <table:table-cell office:value-type="float" office:value="116811" calcext:value-type="float">
            <text:p>116811</text:p>
          </table:table-cell>
          <table:table-cell office:value-type="float" office:value="-8.98992" calcext:value-type="float">
            <text:p>-8.98992</text:p>
          </table:table-cell>
          <table:table-cell office:value-type="string" calcext:value-type="string">
            <text:p>(0.989684,8.9999,0.00997943)</text:p>
          </table:table-cell>
          <table:table-cell table:number-columns-repeated="7"/>
        </table:table-row>
        <table:table-row table:style-name="ro1">
          <table:table-cell office:value-type="float" office:value="-19.0187" calcext:value-type="float">
            <text:p>-19.0187</text:p>
          </table:table-cell>
          <table:table-cell office:value-type="float" office:value="439" calcext:value-type="float">
            <text:p>439</text:p>
          </table:table-cell>
          <table:table-cell office:value-type="float" office:value="203125" calcext:value-type="float">
            <text:p>203125</text:p>
          </table:table-cell>
          <table:table-cell office:value-type="float" office:value="-8.99031" calcext:value-type="float">
            <text:p>-8.99031</text:p>
          </table:table-cell>
          <table:table-cell office:value-type="string" calcext:value-type="string">
            <text:p>(0.989701,8.99999,0.00968383)</text:p>
          </table:table-cell>
          <table:table-cell table:number-columns-repeated="7"/>
        </table:table-row>
        <table:table-row table:style-name="ro1">
          <table:table-cell office:value-type="float" office:value="-19.0187" calcext:value-type="float">
            <text:p>-19.0187</text:p>
          </table:table-cell>
          <table:table-cell office:value-type="float" office:value="322" calcext:value-type="float">
            <text:p>322</text:p>
          </table:table-cell>
          <table:table-cell office:value-type="float" office:value="290481" calcext:value-type="float">
            <text:p>290481</text:p>
          </table:table-cell>
          <table:table-cell office:value-type="float" office:value="-8.99024" calcext:value-type="float">
            <text:p>-8.99024</text:p>
          </table:table-cell>
          <table:table-cell office:value-type="string" calcext:value-type="string">
            <text:p>(0.989406,9,0.00976159)</text:p>
          </table:table-cell>
          <table:table-cell table:number-columns-repeated="7"/>
        </table:table-row>
        <table:table-row table:style-name="ro1">
          <table:table-cell office:value-type="float" office:value="-19.0184" calcext:value-type="float">
            <text:p>-19.0184</text:p>
          </table:table-cell>
          <table:table-cell office:value-type="float" office:value="956" calcext:value-type="float">
            <text:p>956</text:p>
          </table:table-cell>
          <table:table-cell office:value-type="float" office:value="424788" calcext:value-type="float">
            <text:p>424788</text:p>
          </table:table-cell>
          <table:table-cell office:value-type="float" office:value="-8.98989" calcext:value-type="float">
            <text:p>-8.98989</text:p>
          </table:table-cell>
          <table:table-cell office:value-type="string" calcext:value-type="string">
            <text:p>(0.98996,8.99962,0.00973191)</text:p>
          </table:table-cell>
          <table:table-cell table:number-columns-repeated="7"/>
        </table:table-row>
        <table:table-row table:style-name="ro1">
          <table:table-cell office:value-type="float" office:value="-19.0174" calcext:value-type="float">
            <text:p>-19.0174</text:p>
          </table:table-cell>
          <table:table-cell office:value-type="float" office:value="816" calcext:value-type="float">
            <text:p>816</text:p>
          </table:table-cell>
          <table:table-cell office:value-type="float" office:value="46863" calcext:value-type="float">
            <text:p>46863</text:p>
          </table:table-cell>
          <table:table-cell office:value-type="float" office:value="-8.99008" calcext:value-type="float">
            <text:p>-8.99008</text:p>
          </table:table-cell>
          <table:table-cell office:value-type="string" calcext:value-type="string">
            <text:p>(0.98767,9,0.00992195)</text:p>
          </table:table-cell>
          <table:table-cell table:number-columns-repeated="7"/>
        </table:table-row>
        <table:table-row table:style-name="ro1">
          <table:table-cell office:value-type="float" office:value="-19.019" calcext:value-type="float">
            <text:p>-19.019</text:p>
          </table:table-cell>
          <table:table-cell office:value-type="float" office:value="3138" calcext:value-type="float">
            <text:p>3138</text:p>
          </table:table-cell>
          <table:table-cell office:value-type="float" office:value="271320" calcext:value-type="float">
            <text:p>271320</text:p>
          </table:table-cell>
          <table:table-cell office:value-type="float" office:value="-8.99012" calcext:value-type="float">
            <text:p>-8.99012</text:p>
          </table:table-cell>
          <table:table-cell office:value-type="string" calcext:value-type="string">
            <text:p>(0.990617,8.99974,0.00962322)</text:p>
          </table:table-cell>
          <table:table-cell table:number-columns-repeated="7"/>
        </table:table-row>
        <table:table-row table:style-name="ro1">
          <table:table-cell office:value-type="float" office:value="-19.0176" calcext:value-type="float">
            <text:p>-19.0176</text:p>
          </table:table-cell>
          <table:table-cell office:value-type="float" office:value="458" calcext:value-type="float">
            <text:p>458</text:p>
          </table:table-cell>
          <table:table-cell office:value-type="float" office:value="374867" calcext:value-type="float">
            <text:p>374867</text:p>
          </table:table-cell>
          <table:table-cell office:value-type="float" office:value="-8.98907" calcext:value-type="float">
            <text:p>-8.98907</text:p>
          </table:table-cell>
          <table:table-cell office:value-type="string" calcext:value-type="string">
            <text:p>(0.99141,8.99869,0.0096152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1"/>
        </table:table-row>
        <table:table-row table:style-name="ro1">
          <table:table-cell office:value-type="float" office:value="-3.2533" calcext:value-type="float">
            <text:p>-3.2533</text:p>
          </table:table-cell>
          <table:table-cell office:value-type="float" office:value="772" calcext:value-type="float">
            <text:p>772</text:p>
          </table:table-cell>
          <table:table-cell office:value-type="float" office:value="5003804" calcext:value-type="float">
            <text:p>5003804</text:p>
          </table:table-cell>
          <table:table-cell office:value-type="float" office:value="-5.95786" calcext:value-type="float">
            <text:p>-5.95786</text:p>
          </table:table-cell>
          <table:table-cell office:value-type="string" calcext:value-type="string">
            <text:p>(1.99912,0.000113104,1.48967,0.000817691)</text:p>
          </table:table-cell>
          <table:table-cell table:number-columns-repeated="7"/>
        </table:table-row>
        <table:table-row table:style-name="ro1">
          <table:table-cell office:value-type="float" office:value="-3.25307" calcext:value-type="float">
            <text:p>-3.25307</text:p>
          </table:table-cell>
          <table:table-cell office:value-type="float" office:value="715" calcext:value-type="float">
            <text:p>715</text:p>
          </table:table-cell>
          <table:table-cell office:value-type="float" office:value="5003274" calcext:value-type="float">
            <text:p>5003274</text:p>
          </table:table-cell>
          <table:table-cell office:value-type="float" office:value="-5.96109" calcext:value-type="float">
            <text:p>-5.96109</text:p>
          </table:table-cell>
          <table:table-cell office:value-type="string" calcext:value-type="string">
            <text:p>(1.99931,0.000320619,1.49047,0.000799373)</text:p>
          </table:table-cell>
          <table:table-cell table:number-columns-repeated="7"/>
        </table:table-row>
        <table:table-row table:style-name="ro1">
          <table:table-cell office:value-type="float" office:value="-3.25298" calcext:value-type="float">
            <text:p>-3.25298</text:p>
          </table:table-cell>
          <table:table-cell office:value-type="float" office:value="1151" calcext:value-type="float">
            <text:p>1151</text:p>
          </table:table-cell>
          <table:table-cell office:value-type="float" office:value="5010581" calcext:value-type="float">
            <text:p>5010581</text:p>
          </table:table-cell>
          <table:table-cell office:value-type="float" office:value="-5.97195" calcext:value-type="float">
            <text:p>-5.97195</text:p>
          </table:table-cell>
          <table:table-cell office:value-type="string" calcext:value-type="string">
            <text:p>(1.99976,1.2671e-05,1.49305,0.000255304)</text:p>
          </table:table-cell>
          <table:table-cell table:number-columns-repeated="7"/>
        </table:table-row>
        <table:table-row table:style-name="ro1">
          <table:table-cell office:value-type="float" office:value="-3.25352" calcext:value-type="float">
            <text:p>-3.25352</text:p>
          </table:table-cell>
          <table:table-cell office:value-type="float" office:value="753" calcext:value-type="float">
            <text:p>753</text:p>
          </table:table-cell>
          <table:table-cell office:value-type="float" office:value="5003823" calcext:value-type="float">
            <text:p>5003823</text:p>
          </table:table-cell>
          <table:table-cell office:value-type="float" office:value="-5.96017" calcext:value-type="float">
            <text:p>-5.96017</text:p>
          </table:table-cell>
          <table:table-cell office:value-type="string" calcext:value-type="string">
            <text:p>(1.99939,0.000231175,1.49006,7.70743e-05)</text:p>
          </table:table-cell>
          <table:table-cell table:number-columns-repeated="7"/>
        </table:table-row>
        <table:table-row table:style-name="ro1">
          <table:table-cell office:value-type="float" office:value="-3.25288" calcext:value-type="float">
            <text:p>-3.25288</text:p>
          </table:table-cell>
          <table:table-cell office:value-type="float" office:value="3553" calcext:value-type="float">
            <text:p>3553</text:p>
          </table:table-cell>
          <table:table-cell office:value-type="float" office:value="5063946" calcext:value-type="float">
            <text:p>5063946</text:p>
          </table:table-cell>
          <table:table-cell office:value-type="float" office:value="-5.97004" calcext:value-type="float">
            <text:p>-5.97004</text:p>
          </table:table-cell>
          <table:table-cell office:value-type="string" calcext:value-type="string">
            <text:p>(1.99963,0.000125953,1.49251,-1.22001e-05)</text:p>
          </table:table-cell>
          <table:table-cell table:number-columns-repeated="7"/>
        </table:table-row>
        <table:table-row table:style-name="ro1">
          <table:table-cell office:value-type="float" office:value="-3.25432" calcext:value-type="float">
            <text:p>-3.25432</text:p>
          </table:table-cell>
          <table:table-cell office:value-type="float" office:value="774" calcext:value-type="float">
            <text:p>774</text:p>
          </table:table-cell>
          <table:table-cell office:value-type="float" office:value="5004765" calcext:value-type="float">
            <text:p>5004765</text:p>
          </table:table-cell>
          <table:table-cell office:value-type="float" office:value="-5.95519" calcext:value-type="float">
            <text:p>-5.95519</text:p>
          </table:table-cell>
          <table:table-cell office:value-type="string" calcext:value-type="string">
            <text:p>(1.99932,-8.20341e-05,1.4888,1.01712e-05)</text:p>
          </table:table-cell>
          <table:table-cell table:number-columns-repeated="7"/>
        </table:table-row>
        <table:table-row table:style-name="ro1">
          <table:table-cell office:value-type="float" office:value="-3.25281" calcext:value-type="float">
            <text:p>-3.25281</text:p>
          </table:table-cell>
          <table:table-cell office:value-type="float" office:value="1225" calcext:value-type="float">
            <text:p>1225</text:p>
          </table:table-cell>
          <table:table-cell office:value-type="float" office:value="5010868" calcext:value-type="float">
            <text:p>5010868</text:p>
          </table:table-cell>
          <table:table-cell office:value-type="float" office:value="-5.96432" calcext:value-type="float">
            <text:p>-5.96432</text:p>
          </table:table-cell>
          <table:table-cell office:value-type="string" calcext:value-type="string">
            <text:p>(1.9993,0.000241692,1.4911,9.50466e-05)</text:p>
          </table:table-cell>
          <table:table-cell table:number-columns-repeated="7"/>
        </table:table-row>
        <table:table-row table:style-name="ro1">
          <table:table-cell office:value-type="float" office:value="-3.25315" calcext:value-type="float">
            <text:p>-3.25315</text:p>
          </table:table-cell>
          <table:table-cell office:value-type="float" office:value="1035" calcext:value-type="float">
            <text:p>1035</text:p>
          </table:table-cell>
          <table:table-cell office:value-type="float" office:value="5008101" calcext:value-type="float">
            <text:p>5008101</text:p>
          </table:table-cell>
          <table:table-cell office:value-type="float" office:value="-5.95971" calcext:value-type="float">
            <text:p>-5.95971</text:p>
          </table:table-cell>
          <table:table-cell office:value-type="string" calcext:value-type="string">
            <text:p>(1.99933,0.000534346,1.48996,0.000121625)</text:p>
          </table:table-cell>
          <table:table-cell table:number-columns-repeated="7"/>
        </table:table-row>
        <table:table-row table:style-name="ro1">
          <table:table-cell office:value-type="float" office:value="-3.25343" calcext:value-type="float">
            <text:p>-3.25343</text:p>
          </table:table-cell>
          <table:table-cell office:value-type="float" office:value="782" calcext:value-type="float">
            <text:p>782</text:p>
          </table:table-cell>
          <table:table-cell office:value-type="float" office:value="5004095" calcext:value-type="float">
            <text:p>5004095</text:p>
          </table:table-cell>
          <table:table-cell office:value-type="float" office:value="-5.96572" calcext:value-type="float">
            <text:p>-5.96572</text:p>
          </table:table-cell>
          <table:table-cell office:value-type="string" calcext:value-type="string">
            <text:p>(1.99958,-3.6539e-06,1.49146,0.00012502)</text:p>
          </table:table-cell>
          <table:table-cell table:number-columns-repeated="7"/>
        </table:table-row>
        <table:table-row table:style-name="ro1">
          <table:table-cell office:value-type="float" office:value="-3.25362" calcext:value-type="float">
            <text:p>-3.25362</text:p>
          </table:table-cell>
          <table:table-cell office:value-type="float" office:value="791" calcext:value-type="float">
            <text:p>791</text:p>
          </table:table-cell>
          <table:table-cell office:value-type="float" office:value="5004221" calcext:value-type="float">
            <text:p>5004221</text:p>
          </table:table-cell>
          <table:table-cell office:value-type="float" office:value="-5.95565" calcext:value-type="float">
            <text:p>-5.95565</text:p>
          </table:table-cell>
          <table:table-cell office:value-type="string" calcext:value-type="string">
            <text:p>(1.9991,4.8585e-05,1.48906,0.0005778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266" calcext:value-type="float">
            <text:p>-16.266</text:p>
          </table:table-cell>
          <table:table-cell office:value-type="float" office:value="505" calcext:value-type="float">
            <text:p>505</text:p>
          </table:table-cell>
          <table:table-cell office:value-type="float" office:value="5005915" calcext:value-type="float">
            <text:p>5005915</text:p>
          </table:table-cell>
          <table:table-cell office:value-type="float" office:value="5.99892" calcext:value-type="float">
            <text:p>5.99892</text:p>
          </table:table-cell>
          <table:table-cell office:value-type="string" calcext:value-type="string">
            <text:p>(1.4892,0.000207268,1.00271,0.0098781,1.99181)</text:p>
          </table:table-cell>
          <table:table-cell table:number-columns-repeated="7"/>
        </table:table-row>
        <table:table-row table:style-name="ro1">
          <table:table-cell office:value-type="float" office:value="-21.1001" calcext:value-type="float">
            <text:p>-21.1001</text:p>
          </table:table-cell>
          <table:table-cell office:value-type="float" office:value="559" calcext:value-type="float">
            <text:p>559</text:p>
          </table:table-cell>
          <table:table-cell office:value-type="float" office:value="5027365" calcext:value-type="float">
            <text:p>5027365</text:p>
          </table:table-cell>
          <table:table-cell office:value-type="float" office:value="1.74002" calcext:value-type="float">
            <text:p>1.74002</text:p>
          </table:table-cell>
          <table:table-cell office:value-type="string" calcext:value-type="string">
            <text:p>(0.380003,0.81501,0.00999901,0.299999,0.710009)</text:p>
          </table:table-cell>
          <table:table-cell table:number-columns-repeated="7"/>
        </table:table-row>
        <table:table-row table:style-name="ro1">
          <table:table-cell office:value-type="float" office:value="-16.2754" calcext:value-type="float">
            <text:p>-16.2754</text:p>
          </table:table-cell>
          <table:table-cell office:value-type="float" office:value="393" calcext:value-type="float">
            <text:p>393</text:p>
          </table:table-cell>
          <table:table-cell office:value-type="float" office:value="5008501" calcext:value-type="float">
            <text:p>5008501</text:p>
          </table:table-cell>
          <table:table-cell office:value-type="float" office:value="6.00125" calcext:value-type="float">
            <text:p>6.00125</text:p>
          </table:table-cell>
          <table:table-cell office:value-type="string" calcext:value-type="string">
            <text:p>(1.48966,2.59585e-05,1.00293,0.00997284,1.99271)</text:p>
          </table:table-cell>
          <table:table-cell table:number-columns-repeated="7"/>
        </table:table-row>
        <table:table-row table:style-name="ro1">
          <table:table-cell office:value-type="float" office:value="-16.2675" calcext:value-type="float">
            <text:p>-16.2675</text:p>
          </table:table-cell>
          <table:table-cell office:value-type="float" office:value="477" calcext:value-type="float">
            <text:p>477</text:p>
          </table:table-cell>
          <table:table-cell office:value-type="float" office:value="5008253" calcext:value-type="float">
            <text:p>5008253</text:p>
          </table:table-cell>
          <table:table-cell office:value-type="float" office:value="6.00248" calcext:value-type="float">
            <text:p>6.00248</text:p>
          </table:table-cell>
          <table:table-cell office:value-type="string" calcext:value-type="string">
            <text:p>(1.49022,-7.02012e-05,1.00303,0.00961516,1.9934)</text:p>
          </table:table-cell>
          <table:table-cell table:number-columns-repeated="7"/>
        </table:table-row>
        <table:table-row table:style-name="ro1">
          <table:table-cell office:value-type="float" office:value="-16.2604" calcext:value-type="float">
            <text:p>-16.2604</text:p>
          </table:table-cell>
          <table:table-cell office:value-type="float" office:value="519" calcext:value-type="float">
            <text:p>519</text:p>
          </table:table-cell>
          <table:table-cell office:value-type="float" office:value="5013927" calcext:value-type="float">
            <text:p>5013927</text:p>
          </table:table-cell>
          <table:table-cell office:value-type="float" office:value="5.99953" calcext:value-type="float">
            <text:p>5.99953</text:p>
          </table:table-cell>
          <table:table-cell office:value-type="string" calcext:value-type="string">
            <text:p>(1.48821,0.000116472,1.00275,0.00992815,1.99205)</text:p>
          </table:table-cell>
          <table:table-cell table:number-columns-repeated="7"/>
        </table:table-row>
        <table:table-row table:style-name="ro1">
          <table:table-cell office:value-type="float" office:value="-16.2675" calcext:value-type="float">
            <text:p>-16.2675</text:p>
          </table:table-cell>
          <table:table-cell office:value-type="float" office:value="373" calcext:value-type="float">
            <text:p>373</text:p>
          </table:table-cell>
          <table:table-cell office:value-type="float" office:value="5060263" calcext:value-type="float">
            <text:p>5060263</text:p>
          </table:table-cell>
          <table:table-cell office:value-type="float" office:value="6.00287" calcext:value-type="float">
            <text:p>6.00287</text:p>
          </table:table-cell>
          <table:table-cell office:value-type="string" calcext:value-type="string">
            <text:p>(1.49017,9.32406e-05,1.00308,0.00959733,1.99355)</text:p>
          </table:table-cell>
          <table:table-cell table:number-columns-repeated="7"/>
        </table:table-row>
        <table:table-row table:style-name="ro1">
          <table:table-cell office:value-type="float" office:value="-16.2689" calcext:value-type="float">
            <text:p>-16.2689</text:p>
          </table:table-cell>
          <table:table-cell office:value-type="float" office:value="809" calcext:value-type="float">
            <text:p>809</text:p>
          </table:table-cell>
          <table:table-cell office:value-type="float" office:value="5008137" calcext:value-type="float">
            <text:p>5008137</text:p>
          </table:table-cell>
          <table:table-cell office:value-type="float" office:value="5.99773" calcext:value-type="float">
            <text:p>5.99773</text:p>
          </table:table-cell>
          <table:table-cell office:value-type="string" calcext:value-type="string">
            <text:p>(1.48917,0.000576874,1.00196,0.00982815,1.99199)</text:p>
          </table:table-cell>
          <table:table-cell table:number-columns-repeated="7"/>
        </table:table-row>
        <table:table-row table:style-name="ro1">
          <table:table-cell office:value-type="float" office:value="-16.2674" calcext:value-type="float">
            <text:p>-16.2674</text:p>
          </table:table-cell>
          <table:table-cell office:value-type="float" office:value="414" calcext:value-type="float">
            <text:p>414</text:p>
          </table:table-cell>
          <table:table-cell office:value-type="float" office:value="5006030" calcext:value-type="float">
            <text:p>5006030</text:p>
          </table:table-cell>
          <table:table-cell office:value-type="float" office:value="6.00233" calcext:value-type="float">
            <text:p>6.00233</text:p>
          </table:table-cell>
          <table:table-cell office:value-type="string" calcext:value-type="string">
            <text:p>(1.48973,-8.02569e-05,1.00315,0.00974903,1.99314)</text:p>
          </table:table-cell>
          <table:table-cell table:number-columns-repeated="7"/>
        </table:table-row>
        <table:table-row table:style-name="ro1">
          <table:table-cell office:value-type="float" office:value="-16.2725" calcext:value-type="float">
            <text:p>-16.2725</text:p>
          </table:table-cell>
          <table:table-cell office:value-type="float" office:value="799" calcext:value-type="float">
            <text:p>799</text:p>
          </table:table-cell>
          <table:table-cell office:value-type="float" office:value="5120449" calcext:value-type="float">
            <text:p>5120449</text:p>
          </table:table-cell>
          <table:table-cell office:value-type="float" office:value="6.00383" calcext:value-type="float">
            <text:p>6.00383</text:p>
          </table:table-cell>
          <table:table-cell office:value-type="string" calcext:value-type="string">
            <text:p>(1.48976,-8.39981e-05,1.00339,0.00984668,1.9936)</text:p>
          </table:table-cell>
          <table:table-cell table:number-columns-repeated="7"/>
        </table:table-row>
        <table:table-row table:style-name="ro1">
          <table:table-cell office:value-type="float" office:value="-16.2698" calcext:value-type="float">
            <text:p>-16.2698</text:p>
          </table:table-cell>
          <table:table-cell office:value-type="float" office:value="839" calcext:value-type="float">
            <text:p>839</text:p>
          </table:table-cell>
          <table:table-cell office:value-type="float" office:value="5095877" calcext:value-type="float">
            <text:p>5095877</text:p>
          </table:table-cell>
          <table:table-cell office:value-type="float" office:value="6.00222" calcext:value-type="float">
            <text:p>6.00222</text:p>
          </table:table-cell>
          <table:table-cell office:value-type="string" calcext:value-type="string">
            <text:p>(1.48976,2.29932e-05,1.0031,0.00979005,1.9931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738" calcext:value-type="float">
            <text:p>14.738</text:p>
          </table:table-cell>
          <table:table-cell office:value-type="float" office:value="2126" calcext:value-type="float">
            <text:p>2126</text:p>
          </table:table-cell>
          <table:table-cell office:value-type="float" office:value="369348" calcext:value-type="float">
            <text:p>369348</text:p>
          </table:table-cell>
          <table:table-cell office:value-type="float" office:value="-16.7495" calcext:value-type="float">
            <text:p>-16.7495</text:p>
          </table:table-cell>
          <table:table-cell office:value-type="string" calcext:value-type="string">
            <text:p>(1.54314,0.77534,0.165344,2.20706,1.87099,0.00992808)</text:p>
          </table:table-cell>
          <table:table-cell table:number-columns-repeated="7"/>
        </table:table-row>
        <table:table-row table:style-name="ro1">
          <table:table-cell office:value-type="float" office:value="14.7449" calcext:value-type="float">
            <text:p>14.7449</text:p>
          </table:table-cell>
          <table:table-cell office:value-type="float" office:value="1465" calcext:value-type="float">
            <text:p>1465</text:p>
          </table:table-cell>
          <table:table-cell office:value-type="float" office:value="547253" calcext:value-type="float">
            <text:p>547253</text:p>
          </table:table-cell>
          <table:table-cell office:value-type="float" office:value="-16.755" calcext:value-type="float">
            <text:p>-16.755</text:p>
          </table:table-cell>
          <table:table-cell office:value-type="string" calcext:value-type="string">
            <text:p>(1.5438,0.775776,0.165632,2.20671,1.87154,0.00987381)</text:p>
          </table:table-cell>
          <table:table-cell table:number-columns-repeated="7"/>
        </table:table-row>
        <table:table-row table:style-name="ro1">
          <table:table-cell office:value-type="float" office:value="14.7291" calcext:value-type="float">
            <text:p>14.7291</text:p>
          </table:table-cell>
          <table:table-cell office:value-type="float" office:value="2520" calcext:value-type="float">
            <text:p>2520</text:p>
          </table:table-cell>
          <table:table-cell office:value-type="float" office:value="585885" calcext:value-type="float">
            <text:p>585885</text:p>
          </table:table-cell>
          <table:table-cell office:value-type="float" office:value="-16.7424" calcext:value-type="float">
            <text:p>-16.7424</text:p>
          </table:table-cell>
          <table:table-cell office:value-type="string" calcext:value-type="string">
            <text:p>(1.54353,0.775178,0.166205,2.20675,1.87024,0.00997177)</text:p>
          </table:table-cell>
          <table:table-cell table:number-columns-repeated="7"/>
        </table:table-row>
        <table:table-row table:style-name="ro1">
          <table:table-cell office:value-type="float" office:value="14.7468" calcext:value-type="float">
            <text:p>14.7468</text:p>
          </table:table-cell>
          <table:table-cell office:value-type="float" office:value="1529" calcext:value-type="float">
            <text:p>1529</text:p>
          </table:table-cell>
          <table:table-cell office:value-type="float" office:value="291264" calcext:value-type="float">
            <text:p>291264</text:p>
          </table:table-cell>
          <table:table-cell office:value-type="float" office:value="-16.7522" calcext:value-type="float">
            <text:p>-16.7522</text:p>
          </table:table-cell>
          <table:table-cell office:value-type="string" calcext:value-type="string">
            <text:p>(1.54436,0.776465,0.166238,2.20593,1.87125,0.00989539)</text:p>
          </table:table-cell>
          <table:table-cell table:number-columns-repeated="7"/>
        </table:table-row>
        <table:table-row table:style-name="ro1">
          <table:table-cell office:value-type="float" office:value="14.752" calcext:value-type="float">
            <text:p>14.752</text:p>
          </table:table-cell>
          <table:table-cell office:value-type="float" office:value="1351" calcext:value-type="float">
            <text:p>1351</text:p>
          </table:table-cell>
          <table:table-cell office:value-type="float" office:value="5018838" calcext:value-type="float">
            <text:p>5018838</text:p>
          </table:table-cell>
          <table:table-cell office:value-type="float" office:value="-16.7554" calcext:value-type="float">
            <text:p>-16.7554</text:p>
          </table:table-cell>
          <table:table-cell office:value-type="string" calcext:value-type="string">
            <text:p>(1.54467,0.776786,0.166807,2.20583,1.8717,0.00998324)</text:p>
          </table:table-cell>
          <table:table-cell table:number-columns-repeated="7"/>
        </table:table-row>
        <table:table-row table:style-name="ro1">
          <table:table-cell office:value-type="float" office:value="14.7454" calcext:value-type="float">
            <text:p>14.7454</text:p>
          </table:table-cell>
          <table:table-cell office:value-type="float" office:value="2309" calcext:value-type="float">
            <text:p>2309</text:p>
          </table:table-cell>
          <table:table-cell office:value-type="float" office:value="458922" calcext:value-type="float">
            <text:p>458922</text:p>
          </table:table-cell>
          <table:table-cell office:value-type="float" office:value="-16.7425" calcext:value-type="float">
            <text:p>-16.7425</text:p>
          </table:table-cell>
          <table:table-cell office:value-type="string" calcext:value-type="string">
            <text:p>(1.54467,0.77742,0.167451,2.20523,1.87023,0.00995259)</text:p>
          </table:table-cell>
          <table:table-cell table:number-columns-repeated="7"/>
        </table:table-row>
        <table:table-row table:style-name="ro1">
          <table:table-cell office:value-type="float" office:value="14.7463" calcext:value-type="float">
            <text:p>14.7463</text:p>
          </table:table-cell>
          <table:table-cell office:value-type="float" office:value="2465" calcext:value-type="float">
            <text:p>2465</text:p>
          </table:table-cell>
          <table:table-cell office:value-type="float" office:value="569229" calcext:value-type="float">
            <text:p>569229</text:p>
          </table:table-cell>
          <table:table-cell office:value-type="float" office:value="-16.7542" calcext:value-type="float">
            <text:p>-16.7542</text:p>
          </table:table-cell>
          <table:table-cell office:value-type="string" calcext:value-type="string">
            <text:p>(1.54339,0.775857,0.16551,2.20672,1.87142,0.00984115)</text:p>
          </table:table-cell>
          <table:table-cell table:number-columns-repeated="7"/>
        </table:table-row>
        <table:table-row table:style-name="ro1">
          <table:table-cell office:value-type="float" office:value="14.7289" calcext:value-type="float">
            <text:p>14.7289</text:p>
          </table:table-cell>
          <table:table-cell office:value-type="float" office:value="2114" calcext:value-type="float">
            <text:p>2114</text:p>
          </table:table-cell>
          <table:table-cell office:value-type="float" office:value="714775" calcext:value-type="float">
            <text:p>714775</text:p>
          </table:table-cell>
          <table:table-cell office:value-type="float" office:value="-16.7422" calcext:value-type="float">
            <text:p>-16.7422</text:p>
          </table:table-cell>
          <table:table-cell office:value-type="string" calcext:value-type="string">
            <text:p>(1.54349,0.775156,0.166218,2.20677,1.87023,0.00998459)</text:p>
          </table:table-cell>
          <table:table-cell table:number-columns-repeated="7"/>
        </table:table-row>
        <table:table-row table:style-name="ro1">
          <table:table-cell office:value-type="float" office:value="14.7496" calcext:value-type="float">
            <text:p>14.7496</text:p>
          </table:table-cell>
          <table:table-cell office:value-type="float" office:value="2064" calcext:value-type="float">
            <text:p>2064</text:p>
          </table:table-cell>
          <table:table-cell office:value-type="float" office:value="445932" calcext:value-type="float">
            <text:p>445932</text:p>
          </table:table-cell>
          <table:table-cell office:value-type="float" office:value="-16.7571" calcext:value-type="float">
            <text:p>-16.7571</text:p>
          </table:table-cell>
          <table:table-cell office:value-type="string" calcext:value-type="string">
            <text:p>(1.54443,0.776244,0.166296,2.206,1.87185,0.00995367)</text:p>
          </table:table-cell>
          <table:table-cell table:number-columns-repeated="7"/>
        </table:table-row>
        <table:table-row table:style-name="ro1">
          <table:table-cell office:value-type="float" office:value="14.7433" calcext:value-type="float">
            <text:p>14.7433</text:p>
          </table:table-cell>
          <table:table-cell office:value-type="float" office:value="1598" calcext:value-type="float">
            <text:p>1598</text:p>
          </table:table-cell>
          <table:table-cell office:value-type="float" office:value="866119" calcext:value-type="float">
            <text:p>866119</text:p>
          </table:table-cell>
          <table:table-cell office:value-type="float" office:value="-16.75" calcext:value-type="float">
            <text:p>-16.75</text:p>
          </table:table-cell>
          <table:table-cell office:value-type="string" calcext:value-type="string">
            <text:p>(1.5438,0.77607,0.166235,2.20636,1.87089,0.0097790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84.445" calcext:value-type="float">
            <text:p>-484.445</text:p>
          </table:table-cell>
          <table:table-cell office:value-type="float" office:value="5925" calcext:value-type="float">
            <text:p>5925</text:p>
          </table:table-cell>
          <table:table-cell office:value-type="float" office:value="356595" calcext:value-type="float">
            <text:p>356595</text:p>
          </table:table-cell>
          <table:table-cell office:value-type="float" office:value="9.98366" calcext:value-type="float">
            <text:p>9.98366</text:p>
          </table:table-cell>
          <table:table-cell office:value-type="string" calcext:value-type="string">
            <text:p>(0.0853572,2.3848,9.89656,0.0223658,7.57311,6.8922,0.670091,9.92207,0.111936,9.9898,9.9939,9.99724,9.99468,9.94891,0.00765626,9.96993)</text:p>
          </table:table-cell>
          <table:table-cell table:number-columns-repeated="7"/>
        </table:table-row>
        <table:table-row table:style-name="ro1">
          <table:table-cell office:value-type="float" office:value="-479.973" calcext:value-type="float">
            <text:p>-479.973</text:p>
          </table:table-cell>
          <table:table-cell office:value-type="float" office:value="5659" calcext:value-type="float">
            <text:p>5659</text:p>
          </table:table-cell>
          <table:table-cell office:value-type="float" office:value="292402" calcext:value-type="float">
            <text:p>292402</text:p>
          </table:table-cell>
          <table:table-cell office:value-type="float" office:value="6.90061" calcext:value-type="float">
            <text:p>6.90061</text:p>
          </table:table-cell>
          <table:table-cell office:value-type="string" calcext:value-type="string">
            <text:p>(0.0146921,0.509477,9.83183,0.12144,8.95508,4.87809,0.0821974,9.90037,0.142387,9.91995,9.31649,9.99215,9.99928,9.81328,0.00133905,9.72863)</text:p>
          </table:table-cell>
          <table:table-cell table:number-columns-repeated="7"/>
        </table:table-row>
        <table:table-row table:style-name="ro1">
          <table:table-cell table:style-name="ce1" office:value-type="float" office:value="-480.854" calcext:value-type="float">
            <text:p>-4.81E+002</text:p>
          </table:table-cell>
          <table:table-cell office:value-type="float" office:value="5931" calcext:value-type="float">
            <text:p>5931</text:p>
          </table:table-cell>
          <table:table-cell office:value-type="float" office:value="306624" calcext:value-type="float">
            <text:p>306624</text:p>
          </table:table-cell>
          <table:table-cell office:value-type="float" office:value="9.62865" calcext:value-type="float">
            <text:p>9.62865</text:p>
          </table:table-cell>
          <table:table-cell office:value-type="string" calcext:value-type="string">
            <text:p>(0.0690607,0.175388,9.84048,0.0652377,9.58267,4.96322,0.185427,9.89077,0.021584,9.87664,9.63463,9.99303,9.99807,9.72922,0.00544095,9.98121)</text:p>
          </table:table-cell>
          <table:table-cell table:number-columns-repeated="7"/>
        </table:table-row>
        <table:table-row table:style-name="ro1">
          <table:table-cell table:style-name="ce1" office:value-type="float" office:value="-484.325" calcext:value-type="float">
            <text:p>-4.84E+002</text:p>
          </table:table-cell>
          <table:table-cell office:value-type="float" office:value="5266" calcext:value-type="float">
            <text:p>5266</text:p>
          </table:table-cell>
          <table:table-cell office:value-type="float" office:value="306561" calcext:value-type="float">
            <text:p>306561</text:p>
          </table:table-cell>
          <table:table-cell office:value-type="float" office:value="5.58533" calcext:value-type="float">
            <text:p>5.58533</text:p>
          </table:table-cell>
          <table:table-cell office:value-type="string" calcext:value-type="string">
            <text:p>(0.105842,1.73782,9.94361,0.0364399,7.82417,6.51054,0.41644,9.89102,0.176238,9.9955,9.94543,9.99758,9.99756,9.99688,9.90594e-05,9.2879)</text:p>
          </table:table-cell>
          <table:table-cell table:number-columns-repeated="7"/>
        </table:table-row>
        <table:table-row table:style-name="ro1">
          <table:table-cell table:style-name="ce1" office:value-type="float" office:value="-478.051" calcext:value-type="float">
            <text:p>-4.78E+002</text:p>
          </table:table-cell>
          <table:table-cell office:value-type="float" office:value="5905" calcext:value-type="float">
            <text:p>5905</text:p>
          </table:table-cell>
          <table:table-cell office:value-type="float" office:value="309644" calcext:value-type="float">
            <text:p>309644</text:p>
          </table:table-cell>
          <table:table-cell office:value-type="float" office:value="4.38498" calcext:value-type="float">
            <text:p>4.38498</text:p>
          </table:table-cell>
          <table:table-cell office:value-type="string" calcext:value-type="string">
            <text:p>(0.157688,3.77732,9.86815,0.0620609,8.00743,8.21139,0.661572,9.58015,0.0926311,9.91164,9.81897,9.99921,9.9951,9.9334,0.00320476,9.11812)</text:p>
          </table:table-cell>
          <table:table-cell table:number-columns-repeated="7"/>
        </table:table-row>
        <table:table-row table:style-name="ro1">
          <table:table-cell table:style-name="ce1" office:value-type="float" office:value="-485.582" calcext:value-type="float">
            <text:p>-4.86E+002</text:p>
          </table:table-cell>
          <table:table-cell office:value-type="float" office:value="5806" calcext:value-type="float">
            <text:p>5806</text:p>
          </table:table-cell>
          <table:table-cell office:value-type="float" office:value="308632" calcext:value-type="float">
            <text:p>308632</text:p>
          </table:table-cell>
          <table:table-cell office:value-type="float" office:value="5.95745" calcext:value-type="float">
            <text:p>5.95745</text:p>
          </table:table-cell>
          <table:table-cell office:value-type="string" calcext:value-type="string">
            <text:p>(0.0668565,2.44894,9.96615,0.026059,8.04052,6.39845,0.000103498,9.93595,0.046129,9.94568,9.88123,9.99883,9.99389,9.89964,0.00485551,9.33119)</text:p>
          </table:table-cell>
          <table:table-cell table:number-columns-repeated="7"/>
        </table:table-row>
        <table:table-row table:style-name="ro1">
          <table:table-cell table:style-name="ce1" office:value-type="float" office:value="-485.377" calcext:value-type="float">
            <text:p>-4.85E+002</text:p>
          </table:table-cell>
          <table:table-cell office:value-type="float" office:value="5809" calcext:value-type="float">
            <text:p>5809</text:p>
          </table:table-cell>
          <table:table-cell office:value-type="float" office:value="276485" calcext:value-type="float">
            <text:p>276485</text:p>
          </table:table-cell>
          <table:table-cell office:value-type="float" office:value="10.1772" calcext:value-type="float">
            <text:p>10.1772</text:p>
          </table:table-cell>
          <table:table-cell office:value-type="string" calcext:value-type="string">
            <text:p>(0.0236127,2.97604,9.99931,0.0169741,7.50054,7.72461,0.981961,9.91698,0.0283888,9.98885,9.99715,9.99162,9.99721,9.8781,0.00482232,9.96501)</text:p>
          </table:table-cell>
          <table:table-cell table:number-columns-repeated="7"/>
        </table:table-row>
        <table:table-row table:style-name="ro1">
          <table:table-cell office:value-type="float" office:value="-483.524" calcext:value-type="float">
            <text:p>-483.524</text:p>
          </table:table-cell>
          <table:table-cell office:value-type="float" office:value="5987" calcext:value-type="float">
            <text:p>5987</text:p>
          </table:table-cell>
          <table:table-cell office:value-type="float" office:value="290463" calcext:value-type="float">
            <text:p>290463</text:p>
          </table:table-cell>
          <table:table-cell office:value-type="float" office:value="7.28854" calcext:value-type="float">
            <text:p>7.28854</text:p>
          </table:table-cell>
          <table:table-cell office:value-type="string" calcext:value-type="string">
            <text:p>(0.00216363,3.40343,9.93145,0.00156181,8.2116,6.6956,0.159437,9.97976,0.103514,9.9871,9.24445,9.99876,9.99723,9.86299,0.00614765,9.85454)</text:p>
          </table:table-cell>
          <table:table-cell table:number-columns-repeated="7"/>
        </table:table-row>
        <table:table-row table:style-name="ro1">
          <table:table-cell table:style-name="ce1" office:value-type="float" office:value="-483.918" calcext:value-type="float">
            <text:p>-4.84E+002</text:p>
          </table:table-cell>
          <table:table-cell office:value-type="float" office:value="5865" calcext:value-type="float">
            <text:p>5865</text:p>
          </table:table-cell>
          <table:table-cell office:value-type="float" office:value="322249" calcext:value-type="float">
            <text:p>322249</text:p>
          </table:table-cell>
          <table:table-cell office:value-type="float" office:value="1.90869" calcext:value-type="float">
            <text:p>1.90869</text:p>
          </table:table-cell>
          <table:table-cell office:value-type="string" calcext:value-type="string">
            <text:p>(0.0169327,2.56347,9.99233,0.196582,8.38878,7.09457,0.117607,9.98167,0.103371,9.9746,9.97289,9.99775,9.99962,9.93369,0.00404276,8.63023)</text:p>
          </table:table-cell>
          <table:table-cell table:number-columns-repeated="7"/>
        </table:table-row>
        <table:table-row table:style-name="ro1">
          <table:table-cell table:style-name="ce1" office:value-type="float" office:value="-483.339" calcext:value-type="float">
            <text:p>-4.83E+002</text:p>
          </table:table-cell>
          <table:table-cell office:value-type="float" office:value="5992" calcext:value-type="float">
            <text:p>5992</text:p>
          </table:table-cell>
          <table:table-cell office:value-type="float" office:value="339213" calcext:value-type="float">
            <text:p>339213</text:p>
          </table:table-cell>
          <table:table-cell office:value-type="float" office:value="7.7278" calcext:value-type="float">
            <text:p>7.7278</text:p>
          </table:table-cell>
          <table:table-cell office:value-type="string" calcext:value-type="string">
            <text:p>(0.0438927,0.958057,9.87557,0.114053,8.4468,6.06398,0.535663,9.94605,0.0620404,9.92395,9.91189,9.99312,9.99669,9.9978,0.00876722,9.65885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B1</text:p>
          </table:table-cell>
          <table:table-cell table:number-columns-repeated="11"/>
        </table:table-row>
        <table:table-row table:style-name="ro1">
          <table:table-cell table:style-name="ce1" office:value-type="float" office:value="0.00150264" calcext:value-type="float">
            <text:p>1.50E-003</text:p>
          </table:table-cell>
          <table:table-cell office:value-type="float" office:value="1067" calcext:value-type="float">
            <text:p>1067</text:p>
          </table:table-cell>
          <table:table-cell office:value-type="float" office:value="27009" calcext:value-type="float">
            <text:p>27009</text:p>
          </table:table-cell>
          <table:table-cell office:value-type="float" office:value="199.986" calcext:value-type="float">
            <text:p>199.986</text:p>
          </table:table-cell>
          <table:table-cell office:value-type="string" calcext:value-type="string">
            <text:p>(0.000155848,0.000476301,-10,-10.0001)</text:p>
          </table:table-cell>
          <table:table-cell table:number-columns-repeated="7"/>
        </table:table-row>
        <table:table-row table:style-name="ro1">
          <table:table-cell table:style-name="ce1" office:value-type="float" office:value="-0.0283037" calcext:value-type="float">
            <text:p>-2.83E-002</text:p>
          </table:table-cell>
          <table:table-cell office:value-type="float" office:value="1058" calcext:value-type="float">
            <text:p>1058</text:p>
          </table:table-cell>
          <table:table-cell office:value-type="float" office:value="26023" calcext:value-type="float">
            <text:p>26023</text:p>
          </table:table-cell>
          <table:table-cell office:value-type="float" office:value="200.183" calcext:value-type="float">
            <text:p>200.183</text:p>
          </table:table-cell>
          <table:table-cell office:value-type="string" calcext:value-type="string">
            <text:p>(0.000853906,3.96855e-05,-9.99009,-9.99988)</text:p>
          </table:table-cell>
          <table:table-cell table:number-columns-repeated="7"/>
        </table:table-row>
        <table:table-row table:style-name="ro1">
          <table:table-cell office:value-type="float" office:value="0.000580552" calcext:value-type="float">
            <text:p>0.000580552</text:p>
          </table:table-cell>
          <table:table-cell office:value-type="float" office:value="993" calcext:value-type="float">
            <text:p>993</text:p>
          </table:table-cell>
          <table:table-cell office:value-type="float" office:value="26461" calcext:value-type="float">
            <text:p>26461</text:p>
          </table:table-cell>
          <table:table-cell office:value-type="float" office:value="199.992" calcext:value-type="float">
            <text:p>199.992</text:p>
          </table:table-cell>
          <table:table-cell office:value-type="string" calcext:value-type="string">
            <text:p>(0.000537813,0.000138323,-9.99999,-9.99975)</text:p>
          </table:table-cell>
          <table:table-cell table:number-columns-repeated="7"/>
        </table:table-row>
        <table:table-row table:style-name="ro1">
          <table:table-cell office:value-type="float" office:value="-0.0280826" calcext:value-type="float">
            <text:p>-0.0280826</text:p>
          </table:table-cell>
          <table:table-cell office:value-type="float" office:value="1155" calcext:value-type="float">
            <text:p>1155</text:p>
          </table:table-cell>
          <table:table-cell office:value-type="float" office:value="23113" calcext:value-type="float">
            <text:p>23113</text:p>
          </table:table-cell>
          <table:table-cell office:value-type="float" office:value="200.187" calcext:value-type="float">
            <text:p>200.187</text:p>
          </table:table-cell>
          <table:table-cell office:value-type="string" calcext:value-type="string">
            <text:p>(9.16553e-05,1.79876e-05,-9.99057,-10)</text:p>
          </table:table-cell>
          <table:table-cell table:number-columns-repeated="7"/>
        </table:table-row>
        <table:table-row table:style-name="ro1">
          <table:table-cell office:value-type="float" office:value="-0.0577285" calcext:value-type="float">
            <text:p>-0.0577285</text:p>
          </table:table-cell>
          <table:table-cell office:value-type="float" office:value="1283" calcext:value-type="float">
            <text:p>1283</text:p>
          </table:table-cell>
          <table:table-cell office:value-type="float" office:value="59106" calcext:value-type="float">
            <text:p>59106</text:p>
          </table:table-cell>
          <table:table-cell office:value-type="float" office:value="200.383" calcext:value-type="float">
            <text:p>200.383</text:p>
          </table:table-cell>
          <table:table-cell office:value-type="string" calcext:value-type="string">
            <text:p>(3.83866e-05,0.000299009,-9.99015,-9.99038)</text:p>
          </table:table-cell>
          <table:table-cell table:number-columns-repeated="7"/>
        </table:table-row>
        <table:table-row table:style-name="ro1">
          <table:table-cell table:style-name="ce1" office:value-type="float" office:value="-0.026784" calcext:value-type="float">
            <text:p>-2.68E-002</text:p>
          </table:table-cell>
          <table:table-cell office:value-type="float" office:value="1030" calcext:value-type="float">
            <text:p>1030</text:p>
          </table:table-cell>
          <table:table-cell office:value-type="float" office:value="25294" calcext:value-type="float">
            <text:p>25294</text:p>
          </table:table-cell>
          <table:table-cell office:value-type="float" office:value="200.167" calcext:value-type="float">
            <text:p>200.167</text:p>
          </table:table-cell>
          <table:table-cell office:value-type="string" calcext:value-type="string">
            <text:p>(0.00151365,0.000176729,-9.99,-9.99994)</text:p>
          </table:table-cell>
          <table:table-cell table:number-columns-repeated="7"/>
        </table:table-row>
        <table:table-row table:style-name="ro1">
          <table:table-cell office:value-type="float" office:value="-0.0340712" calcext:value-type="float">
            <text:p>-0.0340712</text:p>
          </table:table-cell>
          <table:table-cell office:value-type="float" office:value="1094" calcext:value-type="float">
            <text:p>1094</text:p>
          </table:table-cell>
          <table:table-cell office:value-type="float" office:value="26340" calcext:value-type="float">
            <text:p>26340</text:p>
          </table:table-cell>
          <table:table-cell office:value-type="float" office:value="200.228" calcext:value-type="float">
            <text:p>200.228</text:p>
          </table:table-cell>
          <table:table-cell office:value-type="string" calcext:value-type="string">
            <text:p>(-7.8527e-05,1.11863e-06,-9.99002,-9.99868)</text:p>
          </table:table-cell>
          <table:table-cell table:number-columns-repeated="7"/>
        </table:table-row>
        <table:table-row table:style-name="ro1">
          <table:table-cell office:value-type="float" office:value="-0.0597002" calcext:value-type="float">
            <text:p>-0.0597002</text:p>
          </table:table-cell>
          <table:table-cell office:value-type="float" office:value="1306" calcext:value-type="float">
            <text:p>1306</text:p>
          </table:table-cell>
          <table:table-cell office:value-type="float" office:value="173266" calcext:value-type="float">
            <text:p>173266</text:p>
          </table:table-cell>
          <table:table-cell office:value-type="float" office:value="200.398" calcext:value-type="float">
            <text:p>200.398</text:p>
          </table:table-cell>
          <table:table-cell office:value-type="string" calcext:value-type="string">
            <text:p>(-7.86622e-05,8.06287e-05,-9.99008,-9.99002)</text:p>
          </table:table-cell>
          <table:table-cell table:number-columns-repeated="7"/>
        </table:table-row>
        <table:table-row table:style-name="ro1">
          <table:table-cell table:style-name="ce1" office:value-type="float" office:value="-0.0507581" calcext:value-type="float">
            <text:p>-5.08E-002</text:p>
          </table:table-cell>
          <table:table-cell office:value-type="float" office:value="1109" calcext:value-type="float">
            <text:p>1109</text:p>
          </table:table-cell>
          <table:table-cell office:value-type="float" office:value="191095" calcext:value-type="float">
            <text:p>191095</text:p>
          </table:table-cell>
          <table:table-cell office:value-type="float" office:value="200.312" calcext:value-type="float">
            <text:p>200.312</text:p>
          </table:table-cell>
          <table:table-cell office:value-type="string" calcext:value-type="string">
            <text:p>(0.000599639,0.00339106,-9.99026,-9.99016)</text:p>
          </table:table-cell>
          <table:table-cell table:number-columns-repeated="7"/>
        </table:table-row>
        <table:table-row table:style-name="ro1">
          <table:table-cell table:style-name="ce1" office:value-type="float" office:value="-0.0570513" calcext:value-type="float">
            <text:p>-5.71E-002</text:p>
          </table:table-cell>
          <table:table-cell office:value-type="float" office:value="1242" calcext:value-type="float">
            <text:p>1242</text:p>
          </table:table-cell>
          <table:table-cell office:value-type="float" office:value="31102" calcext:value-type="float">
            <text:p>31102</text:p>
          </table:table-cell>
          <table:table-cell office:value-type="float" office:value="200.382" calcext:value-type="float">
            <text:p>200.382</text:p>
          </table:table-cell>
          <table:table-cell office:value-type="string" calcext:value-type="string">
            <text:p>(-6.57425e-05,-8.81335e-05,-9.99037,-9.9907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1"/>
        </table:table-row>
        <table:table-row table:style-name="ro1">
          <table:table-cell office:value-type="float" office:value="-12.6833" calcext:value-type="float">
            <text:p>-12.6833</text:p>
          </table:table-cell>
          <table:table-cell office:value-type="float" office:value="1021" calcext:value-type="float">
            <text:p>1021</text:p>
          </table:table-cell>
          <table:table-cell office:value-type="float" office:value="479248" calcext:value-type="float">
            <text:p>479248</text:p>
          </table:table-cell>
          <table:table-cell office:value-type="float" office:value="-1.00342" calcext:value-type="float">
            <text:p>-1.00342</text:p>
          </table:table-cell>
          <table:table-cell office:value-type="string" calcext:value-type="string">
            <text:p>(8.67725e-05,2.00003,1.87504,0.90384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71" calcext:value-type="float">
            <text:p>1571</text:p>
          </table:table-cell>
          <table:table-cell office:value-type="float" office:value="5127773" calcext:value-type="float">
            <text:p>512777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513126,2.00004,1.87505,0.903799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03" calcext:value-type="float">
            <text:p>1303</text:p>
          </table:table-cell>
          <table:table-cell office:value-type="float" office:value="5038590" calcext:value-type="float">
            <text:p>5038590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43271,2.00003,1.87505,0.903799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286" calcext:value-type="float">
            <text:p>2286</text:p>
          </table:table-cell>
          <table:table-cell office:value-type="float" office:value="5071899" calcext:value-type="float">
            <text:p>5071899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74791,2.00004,1.87505,0.9038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949" calcext:value-type="float">
            <text:p>949</text:p>
          </table:table-cell>
          <table:table-cell office:value-type="float" office:value="5031091" calcext:value-type="float">
            <text:p>5031091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426311,2.00004,1.87502,0.903783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696" calcext:value-type="float">
            <text:p>2696</text:p>
          </table:table-cell>
          <table:table-cell office:value-type="float" office:value="5093270" calcext:value-type="float">
            <text:p>5093270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-5.75185e-05,2.00005,1.87505,0.903814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299" calcext:value-type="float">
            <text:p>1299</text:p>
          </table:table-cell>
          <table:table-cell office:value-type="float" office:value="5056835" calcext:value-type="float">
            <text:p>5056835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4.863e-05,2.00005,1.87504,0.903797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40" calcext:value-type="float">
            <text:p>1340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562396,2.00005,1.87503,0.903786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15" calcext:value-type="float">
            <text:p>1815</text:p>
          </table:table-cell>
          <table:table-cell office:value-type="float" office:value="5179602" calcext:value-type="float">
            <text:p>5179602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2.48754e-05,2.00005,1.87504,0.903798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95" calcext:value-type="float">
            <text:p>1295</text:p>
          </table:table-cell>
          <table:table-cell office:value-type="float" office:value="5082790" calcext:value-type="float">
            <text:p>5082790</text:p>
          </table:table-cell>
          <table:table-cell office:value-type="float" office:value="-1.00331" calcext:value-type="float">
            <text:p>-1.00331</text:p>
          </table:table-cell>
          <table:table-cell office:value-type="string" calcext:value-type="string">
            <text:p>(0.000721495,2.00005,1.87505,0.90382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26" calcext:value-type="float">
            <text:p>5926</text:p>
          </table:table-cell>
          <table:table-cell office:value-type="float" office:value="4734974" calcext:value-type="float">
            <text:p>4734974</text:p>
          </table:table-cell>
          <table:table-cell office:value-type="float" office:value="58.0789" calcext:value-type="float">
            <text:p>58.0789</text:p>
          </table:table-cell>
          <table:table-cell office:value-type="string" calcext:value-type="string">
            <text:p>(7.40423,3.60744,11.5959,17.3926,1.01327,9.9986,28.987,0.00166765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69" calcext:value-type="float">
            <text:p>5969</text:p>
          </table:table-cell>
          <table:table-cell office:value-type="float" office:value="5049898" calcext:value-type="float">
            <text:p>5049898</text:p>
          </table:table-cell>
          <table:table-cell office:value-type="float" office:value="53.8448" calcext:value-type="float">
            <text:p>53.8448</text:p>
          </table:table-cell>
          <table:table-cell office:value-type="string" calcext:value-type="string">
            <text:p>(6.96401,2.98576,12.0225,18.0278,0.00263418,9.9471,30.0425,0.0079194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62" calcext:value-type="float">
            <text:p>5862</text:p>
          </table:table-cell>
          <table:table-cell office:value-type="float" office:value="5080189" calcext:value-type="float">
            <text:p>5080189</text:p>
          </table:table-cell>
          <table:table-cell office:value-type="float" office:value="68.9349" calcext:value-type="float">
            <text:p>68.9349</text:p>
          </table:table-cell>
          <table:table-cell office:value-type="string" calcext:value-type="string">
            <text:p>(7.9038,4.363,11.0963,16.637,2.27666,9.99034,27.7236,0.00994688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3" calcext:value-type="float">
            <text:p>5973</text:p>
          </table:table-cell>
          <table:table-cell office:value-type="float" office:value="5064140" calcext:value-type="float">
            <text:p>5064140</text:p>
          </table:table-cell>
          <table:table-cell office:value-type="float" office:value="54.0226" calcext:value-type="float">
            <text:p>54.0226</text:p>
          </table:table-cell>
          <table:table-cell office:value-type="string" calcext:value-type="string">
            <text:p>(6.99492,2.99927,12.0052,18.0007,0.00350457,9.99088,29.9966,0.00947208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63" calcext:value-type="float">
            <text:p>5963</text:p>
          </table:table-cell>
          <table:table-cell office:value-type="float" office:value="5049531" calcext:value-type="float">
            <text:p>5049531</text:p>
          </table:table-cell>
          <table:table-cell office:value-type="float" office:value="68.9697" calcext:value-type="float">
            <text:p>68.9697</text:p>
          </table:table-cell>
          <table:table-cell office:value-type="string" calcext:value-type="string">
            <text:p>(7.90831,4.36688,11.0915,16.6334,2.2812,9.9942,27.7198,0.00534721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104" calcext:value-type="float">
            <text:p>5104</text:p>
          </table:table-cell>
          <table:table-cell office:value-type="float" office:value="4439290" calcext:value-type="float">
            <text:p>4439290</text:p>
          </table:table-cell>
          <table:table-cell office:value-type="float" office:value="68.9884" calcext:value-type="float">
            <text:p>68.9884</text:p>
          </table:table-cell>
          <table:table-cell office:value-type="string" calcext:value-type="string">
            <text:p>(7.90743,4.36666,11.0928,16.6332,2.28159,9.99271,27.7183,0.00791273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91" calcext:value-type="float">
            <text:p>5991</text:p>
          </table:table-cell>
          <table:table-cell office:value-type="float" office:value="5075137" calcext:value-type="float">
            <text:p>5075137</text:p>
          </table:table-cell>
          <table:table-cell office:value-type="float" office:value="54.1696" calcext:value-type="float">
            <text:p>54.1696</text:p>
          </table:table-cell>
          <table:table-cell office:value-type="string" calcext:value-type="string">
            <text:p>(7.02497,3.04278,11.975,17.9574,0.0749699,9.99298,29.9256,0.00692256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339" calcext:value-type="float">
            <text:p>5339</text:p>
          </table:table-cell>
          <table:table-cell office:value-type="float" office:value="5044919" calcext:value-type="float">
            <text:p>5044919</text:p>
          </table:table-cell>
          <table:table-cell office:value-type="float" office:value="69.0412" calcext:value-type="float">
            <text:p>69.0412</text:p>
          </table:table-cell>
          <table:table-cell office:value-type="string" calcext:value-type="string">
            <text:p>(7.91569,4.37229,11.085,16.6271,2.28645,10.0017,27.7118,0.000473488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491" calcext:value-type="float">
            <text:p>5491</text:p>
          </table:table-cell>
          <table:table-cell office:value-type="float" office:value="5048090" calcext:value-type="float">
            <text:p>5048090</text:p>
          </table:table-cell>
          <table:table-cell office:value-type="float" office:value="69.0329" calcext:value-type="float">
            <text:p>69.0329</text:p>
          </table:table-cell>
          <table:table-cell office:value-type="string" calcext:value-type="string">
            <text:p>(7.91543,4.37214,11.085,16.6275,2.28636,10.0014,27.7127,4.86085e-05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96" calcext:value-type="float">
            <text:p>5996</text:p>
          </table:table-cell>
          <table:table-cell office:value-type="float" office:value="5069473" calcext:value-type="float">
            <text:p>5069473</text:p>
          </table:table-cell>
          <table:table-cell office:value-type="float" office:value="68.8823" calcext:value-type="float">
            <text:p>68.8823</text:p>
          </table:table-cell>
          <table:table-cell office:value-type="string" calcext:value-type="string">
            <text:p>(7.90233,4.36046,11.0977,16.6396,2.2722,9.99079,27.7282,0.0092904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1"/>
        </table:table-row>
        <table:table-row table:style-name="ro1">
          <table:table-cell office:value-type="float" office:value="-6.42823" calcext:value-type="float">
            <text:p>-6.42823</text:p>
          </table:table-cell>
          <table:table-cell office:value-type="float" office:value="5601" calcext:value-type="float">
            <text:p>5601</text:p>
          </table:table-cell>
          <table:table-cell office:value-type="float" office:value="5161627" calcext:value-type="float">
            <text:p>5161627</text:p>
          </table:table-cell>
          <table:table-cell office:value-type="float" office:value="-4.81812" calcext:value-type="float">
            <text:p>-4.81812</text:p>
          </table:table-cell>
          <table:table-cell office:value-type="string" calcext:value-type="string">
            <text:p>(-3.06098e-05,7.81651,2.18361,7.54981e-05,-8.65161e-06,1.38989,3.9261,1.09226,1.09145)</text:p>
          </table:table-cell>
          <table:table-cell table:number-columns-repeated="7"/>
        </table:table-row>
        <table:table-row table:style-name="ro1">
          <table:table-cell table:style-name="ce1" office:value-type="float" office:value="-11.9425" calcext:value-type="float">
            <text:p>-1.19E+001</text:p>
          </table:table-cell>
          <table:table-cell office:value-type="float" office:value="5995" calcext:value-type="float">
            <text:p>5995</text:p>
          </table:table-cell>
          <table:table-cell office:value-type="float" office:value="5123381" calcext:value-type="float">
            <text:p>5123381</text:p>
          </table:table-cell>
          <table:table-cell office:value-type="float" office:value="-4.97906" calcext:value-type="float">
            <text:p>-4.97906</text:p>
          </table:table-cell>
          <table:table-cell office:value-type="string" calcext:value-type="string">
            <text:p>(0.0250076,0.0208012,8.07178,0.00924163,0.00927075,-1.28063e-05,-3.9108e-05,6.05022,2.02166)</text:p>
          </table:table-cell>
          <table:table-cell table:number-columns-repeated="7"/>
        </table:table-row>
        <table:table-row table:style-name="ro1">
          <table:table-cell office:value-type="float" office:value="-5.76784" calcext:value-type="float">
            <text:p>-5.76784</text:p>
          </table:table-cell>
          <table:table-cell office:value-type="float" office:value="5887" calcext:value-type="float">
            <text:p>5887</text:p>
          </table:table-cell>
          <table:table-cell office:value-type="float" office:value="5229356" calcext:value-type="float">
            <text:p>5229356</text:p>
          </table:table-cell>
          <table:table-cell office:value-type="float" office:value="-2.93665" calcext:value-type="float">
            <text:p>-2.93665</text:p>
          </table:table-cell>
          <table:table-cell office:value-type="string" calcext:value-type="string">
            <text:p>(0.0107581,1.33435,7.85406,0.00194876,0.000184322,-1.24309e-05,1.92434e-05,1.35896,4.24431)</text:p>
          </table:table-cell>
          <table:table-cell table:number-columns-repeated="7"/>
        </table:table-row>
        <table:table-row table:style-name="ro1">
          <table:table-cell office:value-type="float" office:value="-5.82315" calcext:value-type="float">
            <text:p>-5.82315</text:p>
          </table:table-cell>
          <table:table-cell office:value-type="float" office:value="5948" calcext:value-type="float">
            <text:p>5948</text:p>
          </table:table-cell>
          <table:table-cell office:value-type="float" office:value="5152646" calcext:value-type="float">
            <text:p>5152646</text:p>
          </table:table-cell>
          <table:table-cell office:value-type="float" office:value="-2.95598" calcext:value-type="float">
            <text:p>-2.95598</text:p>
          </table:table-cell>
          <table:table-cell office:value-type="string" calcext:value-type="string">
            <text:p>(0.011227,1.5117,7.85405,0.00760012,0.0036083,-6.35841e-07,2.67495e-06,1.35638,4.29316)</text:p>
          </table:table-cell>
          <table:table-cell table:number-columns-repeated="7"/>
        </table:table-row>
        <table:table-row table:style-name="ro1">
          <table:table-cell office:value-type="float" office:value="-6.42817" calcext:value-type="float">
            <text:p>-6.42817</text:p>
          </table:table-cell>
          <table:table-cell office:value-type="float" office:value="5997" calcext:value-type="float">
            <text:p>5997</text:p>
          </table:table-cell>
          <table:table-cell office:value-type="float" office:value="5065736" calcext:value-type="float">
            <text:p>5065736</text:p>
          </table:table-cell>
          <table:table-cell office:value-type="float" office:value="-4.81894" calcext:value-type="float">
            <text:p>-4.81894</text:p>
          </table:table-cell>
          <table:table-cell office:value-type="string" calcext:value-type="string">
            <text:p>(-4.42132e-05,7.81583,2.18429,-7.17999e-05,2.71144e-05,3.92611,1.38989,1.08451,1.09987)</text:p>
          </table:table-cell>
          <table:table-cell table:number-columns-repeated="7"/>
        </table:table-row>
        <table:table-row table:style-name="ro1">
          <table:table-cell office:value-type="float" office:value="-10.1097" calcext:value-type="float">
            <text:p>-10.1097</text:p>
          </table:table-cell>
          <table:table-cell office:value-type="float" office:value="5890" calcext:value-type="float">
            <text:p>5890</text:p>
          </table:table-cell>
          <table:table-cell office:value-type="float" office:value="5125734" calcext:value-type="float">
            <text:p>5125734</text:p>
          </table:table-cell>
          <table:table-cell office:value-type="float" office:value="-6.75571" calcext:value-type="float">
            <text:p>-6.75571</text:p>
          </table:table-cell>
          <table:table-cell office:value-type="string" calcext:value-type="string">
            <text:p>(0.011306,1.41111,8.06552,0.00781118,0.00302717,-7.20774e-05,-2.76436e-06,1.59902,6.4666)</text:p>
          </table:table-cell>
          <table:table-cell table:number-columns-repeated="7"/>
        </table:table-row>
        <table:table-row table:style-name="ro1">
          <table:table-cell office:value-type="float" office:value="-5.46572" calcext:value-type="float">
            <text:p>-5.46572</text:p>
          </table:table-cell>
          <table:table-cell office:value-type="float" office:value="1352" calcext:value-type="float">
            <text:p>1352</text:p>
          </table:table-cell>
          <table:table-cell office:value-type="float" office:value="4894245" calcext:value-type="float">
            <text:p>4894245</text:p>
          </table:table-cell>
          <table:table-cell office:value-type="float" office:value="-2.88019" calcext:value-type="float">
            <text:p>-2.88019</text:p>
          </table:table-cell>
          <table:table-cell office:value-type="string" calcext:value-type="string">
            <text:p>(0.0174022,0.00876464,7.8607,0.00703232,0.00183312,8.67362e-19,0.00182476,1.38846,3.93664)</text:p>
          </table:table-cell>
          <table:table-cell table:number-columns-repeated="7"/>
        </table:table-row>
        <table:table-row table:style-name="ro1">
          <table:table-cell office:value-type="float" office:value="-10.1091" calcext:value-type="float">
            <text:p>-10.1091</text:p>
          </table:table-cell>
          <table:table-cell office:value-type="float" office:value="5999" calcext:value-type="float">
            <text:p>5999</text:p>
          </table:table-cell>
          <table:table-cell office:value-type="float" office:value="5199691" calcext:value-type="float">
            <text:p>5199691</text:p>
          </table:table-cell>
          <table:table-cell office:value-type="float" office:value="-6.74702" calcext:value-type="float">
            <text:p>-6.74702</text:p>
          </table:table-cell>
          <table:table-cell office:value-type="string" calcext:value-type="string">
            <text:p>(0.0199136,0.0091935,8.06172,0.00767543,0.00360793,0.00118868,0.00409019,1.59847,6.46321)</text:p>
          </table:table-cell>
          <table:table-cell table:number-columns-repeated="7"/>
        </table:table-row>
        <table:table-row table:style-name="ro1">
          <table:table-cell table:style-name="ce1" office:value-type="float" office:value="-6.42822" calcext:value-type="float">
            <text:p>-6.43E+000</text:p>
          </table:table-cell>
          <table:table-cell office:value-type="float" office:value="5982" calcext:value-type="float">
            <text:p>5982</text:p>
          </table:table-cell>
          <table:table-cell office:value-type="float" office:value="5095170" calcext:value-type="float">
            <text:p>5095170</text:p>
          </table:table-cell>
          <table:table-cell office:value-type="float" office:value="-4.81765" calcext:value-type="float">
            <text:p>-4.81765</text:p>
          </table:table-cell>
          <table:table-cell office:value-type="string" calcext:value-type="string">
            <text:p>(-7.75834e-05,7.81685,2.1833,9.35096e-05,-7.21936e-05,3.92611,1.38989,1.09565,1.08775)</text:p>
          </table:table-cell>
          <table:table-cell table:number-columns-repeated="7"/>
        </table:table-row>
        <table:table-row table:style-name="ro1">
          <table:table-cell office:value-type="float" office:value="-5.48294" calcext:value-type="float">
            <text:p>-5.48294</text:p>
          </table:table-cell>
          <table:table-cell office:value-type="float" office:value="5892" calcext:value-type="float">
            <text:p>5892</text:p>
          </table:table-cell>
          <table:table-cell office:value-type="float" office:value="5109370" calcext:value-type="float">
            <text:p>5109370</text:p>
          </table:table-cell>
          <table:table-cell office:value-type="float" office:value="-2.88063" calcext:value-type="float">
            <text:p>-2.88063</text:p>
          </table:table-cell>
          <table:table-cell office:value-type="string" calcext:value-type="string">
            <text:p>(0.0145788,1.16623,7.85392,0.00299978,0.00561253,-7.39885e-06,2.14085e-05,1.38585,3.9563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1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744" calcext:value-type="float">
            <text:p>2744</text:p>
          </table:table-cell>
          <table:table-cell office:value-type="float" office:value="283792" calcext:value-type="float">
            <text:p>28379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82342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300" calcext:value-type="float">
            <text:p>3300</text:p>
          </table:table-cell>
          <table:table-cell office:value-type="float" office:value="384639" calcext:value-type="float">
            <text:p>38463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69218,7.03506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61" calcext:value-type="float">
            <text:p>3461</text:p>
          </table:table-cell>
          <table:table-cell office:value-type="float" office:value="480221" calcext:value-type="float">
            <text:p>48022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2.11848e-05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806" calcext:value-type="float">
            <text:p>2806</text:p>
          </table:table-cell>
          <table:table-cell office:value-type="float" office:value="224605" calcext:value-type="float">
            <text:p>22460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542519,7.03505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87" calcext:value-type="float">
            <text:p>3487</text:p>
          </table:table-cell>
          <table:table-cell office:value-type="float" office:value="295547" calcext:value-type="float">
            <text:p>29554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869319,7.03506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881" calcext:value-type="float">
            <text:p>2881</text:p>
          </table:table-cell>
          <table:table-cell office:value-type="float" office:value="350076" calcext:value-type="float">
            <text:p>35007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974038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180" calcext:value-type="float">
            <text:p>3180</text:p>
          </table:table-cell>
          <table:table-cell office:value-type="float" office:value="343525" calcext:value-type="float">
            <text:p>34352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9.81967e-05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85" calcext:value-type="float">
            <text:p>3485</text:p>
          </table:table-cell>
          <table:table-cell office:value-type="float" office:value="281065" calcext:value-type="float">
            <text:p>28106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02774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37" calcext:value-type="float">
            <text:p>3237</text:p>
          </table:table-cell>
          <table:table-cell office:value-type="float" office:value="472603" calcext:value-type="float">
            <text:p>47260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209509,7.03506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694" calcext:value-type="float">
            <text:p>3694</text:p>
          </table:table-cell>
          <table:table-cell office:value-type="float" office:value="988855" calcext:value-type="float">
            <text:p>98885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2613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150264" calcext:value-type="float">
            <text:p>1.50E-003</text:p>
          </table:table-cell>
          <table:table-cell office:value-type="float" office:value="1067" calcext:value-type="float">
            <text:p>1067</text:p>
          </table:table-cell>
          <table:table-cell office:value-type="float" office:value="27009" calcext:value-type="float">
            <text:p>27009</text:p>
          </table:table-cell>
          <table:table-cell office:value-type="float" office:value="199.986" calcext:value-type="float">
            <text:p>199.986</text:p>
          </table:table-cell>
          <table:table-cell office:value-type="string" calcext:value-type="string">
            <text:p>(0.000155848,0.000476301,-10,-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371" calcext:value-type="float">
            <text:p>5371</text:p>
          </table:table-cell>
          <table:table-cell office:value-type="float" office:value="41356" calcext:value-type="float">
            <text:p>41356</text:p>
          </table:table-cell>
          <table:table-cell office:value-type="float" office:value="199.908" calcext:value-type="float">
            <text:p>199.908</text:p>
          </table:table-cell>
          <table:table-cell office:value-type="string" calcext:value-type="string">
            <text:p>(0.00395803,0.00985825,-9.99069,-10.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580552" calcext:value-type="float">
            <text:p>5.81E-004</text:p>
          </table:table-cell>
          <table:table-cell office:value-type="float" office:value="993" calcext:value-type="float">
            <text:p>993</text:p>
          </table:table-cell>
          <table:table-cell office:value-type="float" office:value="26461" calcext:value-type="float">
            <text:p>26461</text:p>
          </table:table-cell>
          <table:table-cell office:value-type="float" office:value="199.992" calcext:value-type="float">
            <text:p>199.992</text:p>
          </table:table-cell>
          <table:table-cell office:value-type="string" calcext:value-type="string">
            <text:p>(0.000537813,0.000138323,-9.99999,-9.9997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220268" calcext:value-type="float">
            <text:p>2.20E-013</text:p>
          </table:table-cell>
          <table:table-cell office:value-type="float" office:value="5238" calcext:value-type="float">
            <text:p>5238</text:p>
          </table:table-cell>
          <table:table-cell office:value-type="float" office:value="33611" calcext:value-type="float">
            <text:p>33611</text:p>
          </table:table-cell>
          <table:table-cell office:value-type="float" office:value="199.908" calcext:value-type="float">
            <text:p>199.908</text:p>
          </table:table-cell>
          <table:table-cell office:value-type="string" calcext:value-type="string">
            <text:p>(0.00123294,0.0126448,-9.99075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670" calcext:value-type="float">
            <text:p>4670</text:p>
          </table:table-cell>
          <table:table-cell office:value-type="float" office:value="36407" calcext:value-type="float">
            <text:p>36407</text:p>
          </table:table-cell>
          <table:table-cell office:value-type="float" office:value="199.93" calcext:value-type="float">
            <text:p>199.93</text:p>
          </table:table-cell>
          <table:table-cell office:value-type="string" calcext:value-type="string">
            <text:p>(0.00309383,0.0073533,-9.99867,-9.99437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318" calcext:value-type="float">
            <text:p>5318</text:p>
          </table:table-cell>
          <table:table-cell office:value-type="float" office:value="42170" calcext:value-type="float">
            <text:p>42170</text:p>
          </table:table-cell>
          <table:table-cell office:value-type="float" office:value="199.931" calcext:value-type="float">
            <text:p>199.931</text:p>
          </table:table-cell>
          <table:table-cell office:value-type="string" calcext:value-type="string">
            <text:p>(0.00143214,0.00894801,-9.99321,-9.99987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549" calcext:value-type="float">
            <text:p>4549</text:p>
          </table:table-cell>
          <table:table-cell office:value-type="float" office:value="33947" calcext:value-type="float">
            <text:p>33947</text:p>
          </table:table-cell>
          <table:table-cell office:value-type="float" office:value="199.886" calcext:value-type="float">
            <text:p>199.886</text:p>
          </table:table-cell>
          <table:table-cell office:value-type="string" calcext:value-type="string">
            <text:p>(0.00920311,0.00782923,-9.99084,-9.9978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739" calcext:value-type="float">
            <text:p>4739</text:p>
          </table:table-cell>
          <table:table-cell office:value-type="float" office:value="32530" calcext:value-type="float">
            <text:p>32530</text:p>
          </table:table-cell>
          <table:table-cell office:value-type="float" office:value="199.829" calcext:value-type="float">
            <text:p>199.829</text:p>
          </table:table-cell>
          <table:table-cell office:value-type="string" calcext:value-type="string">
            <text:p>(0.0106593,0.0149643,-9.99121,-9.9917)</text:p>
          </table:table-cell>
          <table:table-cell table:number-columns-repeated="7"/>
        </table:table-row>
        <table:table-row table:style-name="ro1">
          <table:table-cell table:style-name="ce1" office:value-type="float" office:value="0.000136459" calcext:value-type="float">
            <text:p>1.36E-004</text:p>
          </table:table-cell>
          <table:table-cell office:value-type="float" office:value="950" calcext:value-type="float">
            <text:p>950</text:p>
          </table:table-cell>
          <table:table-cell office:value-type="float" office:value="22033" calcext:value-type="float">
            <text:p>22033</text:p>
          </table:table-cell>
          <table:table-cell office:value-type="float" office:value="199.983" calcext:value-type="float">
            <text:p>199.983</text:p>
          </table:table-cell>
          <table:table-cell office:value-type="string" calcext:value-type="string">
            <text:p>(0.000425018,0.00192889,-9.99895,-9.99953)</text:p>
          </table:table-cell>
          <table:table-cell table:number-columns-repeated="7"/>
        </table:table-row>
        <table:table-row table:style-name="ro1">
          <table:table-cell table:style-name="ce1" office:value-type="float" office:value="0.00058482" calcext:value-type="float">
            <text:p>5.85E-004</text:p>
          </table:table-cell>
          <table:table-cell office:value-type="float" office:value="1072" calcext:value-type="float">
            <text:p>1072</text:p>
          </table:table-cell>
          <table:table-cell office:value-type="float" office:value="22454" calcext:value-type="float">
            <text:p>22454</text:p>
          </table:table-cell>
          <table:table-cell office:value-type="float" office:value="199.987" calcext:value-type="float">
            <text:p>199.987</text:p>
          </table:table-cell>
          <table:table-cell office:value-type="string" calcext:value-type="string">
            <text:p>(0.00139519,-3.47491e-05,-9.99978,-9.9995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622662" calcext:value-type="float">
            <text:p>6.23E-003</text:p>
          </table:table-cell>
          <table:table-cell office:value-type="float" office:value="2017" calcext:value-type="float">
            <text:p>2017</text:p>
          </table:table-cell>
          <table:table-cell office:value-type="float" office:value="26821" calcext:value-type="float">
            <text:p>26821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,4.99999,9.99969,5.00002)</text:p>
          </table:table-cell>
          <table:table-cell table:number-columns-repeated="7"/>
        </table:table-row>
        <table:table-row table:style-name="ro1">
          <table:table-cell table:style-name="ce1" office:value-type="float" office:value="0.0010099" calcext:value-type="float">
            <text:p>1.01E-003</text:p>
          </table:table-cell>
          <table:table-cell office:value-type="float" office:value="2059" calcext:value-type="float">
            <text:p>2059</text:p>
          </table:table-cell>
          <table:table-cell office:value-type="float" office:value="68920" calcext:value-type="float">
            <text:p>68920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20.0003,4.99981,9.99981,4.99985)</text:p>
          </table:table-cell>
          <table:table-cell table:number-columns-repeated="7"/>
        </table:table-row>
        <table:table-row table:style-name="ro1">
          <table:table-cell table:style-name="ce1" office:value-type="float" office:value="0.019726" calcext:value-type="float">
            <text:p>1.97E-002</text:p>
          </table:table-cell>
          <table:table-cell office:value-type="float" office:value="2050" calcext:value-type="float">
            <text:p>2050</text:p>
          </table:table-cell>
          <table:table-cell office:value-type="float" office:value="25297" calcext:value-type="float">
            <text:p>25297</text:p>
          </table:table-cell>
          <table:table-cell office:value-type="float" office:value="99.9704" calcext:value-type="float">
            <text:p>99.9704</text:p>
          </table:table-cell>
          <table:table-cell office:value-type="string" calcext:value-type="string">
            <text:p>(19.9985,5.00111,9.99997,5.00111)</text:p>
          </table:table-cell>
          <table:table-cell table:number-columns-repeated="7"/>
        </table:table-row>
        <table:table-row table:style-name="ro1">
          <table:table-cell table:style-name="ce1" office:value-type="float" office:value="0.00022486" calcext:value-type="float">
            <text:p>2.25E-004</text:p>
          </table:table-cell>
          <table:table-cell office:value-type="float" office:value="2268" calcext:value-type="float">
            <text:p>2268</text:p>
          </table:table-cell>
          <table:table-cell office:value-type="float" office:value="36969" calcext:value-type="float">
            <text:p>36969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4.99996,10,5.0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654913" calcext:value-type="float">
            <text:p>6.55E-003</text:p>
          </table:table-cell>
          <table:table-cell office:value-type="float" office:value="1951" calcext:value-type="float">
            <text:p>1951</text:p>
          </table:table-cell>
          <table:table-cell office:value-type="float" office:value="36571" calcext:value-type="float">
            <text:p>36571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,5.00006,9.99972,5.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356099" calcext:value-type="float">
            <text:p>3.56E-003</text:p>
          </table:table-cell>
          <table:table-cell office:value-type="float" office:value="1962" calcext:value-type="float">
            <text:p>1962</text:p>
          </table:table-cell>
          <table:table-cell office:value-type="float" office:value="155189" calcext:value-type="float">
            <text:p>15518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2,9.99998,4.9998)</text:p>
          </table:table-cell>
          <table:table-cell table:number-columns-repeated="7"/>
        </table:table-row>
        <table:table-row table:style-name="ro1">
          <table:table-cell table:style-name="ce1" office:value-type="float" office:value="0.00321122" calcext:value-type="float">
            <text:p>3.21E-003</text:p>
          </table:table-cell>
          <table:table-cell office:value-type="float" office:value="2119" calcext:value-type="float">
            <text:p>2119</text:p>
          </table:table-cell>
          <table:table-cell office:value-type="float" office:value="28023" calcext:value-type="float">
            <text:p>28023</text:p>
          </table:table-cell>
          <table:table-cell office:value-type="float" office:value="99.9943" calcext:value-type="float">
            <text:p>99.9943</text:p>
          </table:table-cell>
          <table:table-cell office:value-type="string" calcext:value-type="string">
            <text:p>(19.9997,5.00024,10,5.00025)</text:p>
          </table:table-cell>
          <table:table-cell table:number-columns-repeated="7"/>
        </table:table-row>
        <table:table-row table:style-name="ro1">
          <table:table-cell table:style-name="ce1" office:value-type="float" office:value="0.00140336" calcext:value-type="float">
            <text:p>1.40E-003</text:p>
          </table:table-cell>
          <table:table-cell office:value-type="float" office:value="2074" calcext:value-type="float">
            <text:p>2074</text:p>
          </table:table-cell>
          <table:table-cell office:value-type="float" office:value="27962" calcext:value-type="float">
            <text:p>27962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5.00002,10,5.00003)</text:p>
          </table:table-cell>
          <table:table-cell table:number-columns-repeated="7"/>
        </table:table-row>
        <table:table-row table:style-name="ro1">
          <table:table-cell table:style-name="ce1" office:value-type="float" office:value="99.9981" calcext:value-type="float">
            <text:p>1.00E+002</text:p>
          </table:table-cell>
          <table:table-cell office:value-type="float" office:value="989" calcext:value-type="float">
            <text:p>989</text:p>
          </table:table-cell>
          <table:table-cell office:value-type="float" office:value="580689" calcext:value-type="float">
            <text:p>580689</text:p>
          </table:table-cell>
          <table:table-cell office:value-type="float" office:value="25.0013" calcext:value-type="float">
            <text:p>25.0013</text:p>
          </table:table-cell>
          <table:table-cell office:value-type="string" calcext:value-type="string">
            <text:p>(15.0001,9.99995,9.9999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2972" calcext:value-type="float">
            <text:p>1.30E-003</text:p>
          </table:table-cell>
          <table:table-cell office:value-type="float" office:value="1858" calcext:value-type="float">
            <text:p>1858</text:p>
          </table:table-cell>
          <table:table-cell office:value-type="float" office:value="31873" calcext:value-type="float">
            <text:p>31873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.0002,4.99985,9.99988,4.9998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0727147" calcext:value-type="float">
            <text:p>7.27E-005</text:p>
          </table:table-cell>
          <table:table-cell office:value-type="float" office:value="154" calcext:value-type="float">
            <text:p>154</text:p>
          </table:table-cell>
          <table:table-cell office:value-type="float" office:value="5005591" calcext:value-type="float">
            <text:p>5005591</text:p>
          </table:table-cell>
          <table:table-cell office:value-type="float" office:value="7.60573" calcext:value-type="float">
            <text:p>7.60573</text:p>
          </table:table-cell>
          <table:table-cell office:value-type="string" calcext:value-type="string">
            <text:p>(1.88438,0.888502,0.0025694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642637" calcext:value-type="float">
            <text:p>6.43E-006</text:p>
          </table:table-cell>
          <table:table-cell office:value-type="float" office:value="444" calcext:value-type="float">
            <text:p>444</text:p>
          </table:table-cell>
          <table:table-cell office:value-type="float" office:value="5047390" calcext:value-type="float">
            <text:p>5047390</text:p>
          </table:table-cell>
          <table:table-cell office:value-type="float" office:value="7.61694" calcext:value-type="float">
            <text:p>7.61694</text:p>
          </table:table-cell>
          <table:table-cell office:value-type="string" calcext:value-type="string">
            <text:p>(1.88814,0.888896,-9.44624e-05)</text:p>
          </table:table-cell>
          <table:table-cell table:number-columns-repeated="7"/>
        </table:table-row>
        <table:table-row table:style-name="ro1">
          <table:table-cell table:style-name="ce1" office:value-type="float" office:value="0.0000507347" calcext:value-type="float">
            <text:p>5.07E-005</text:p>
          </table:table-cell>
          <table:table-cell office:value-type="float" office:value="559" calcext:value-type="float">
            <text:p>559</text:p>
          </table:table-cell>
          <table:table-cell office:value-type="float" office:value="5061209" calcext:value-type="float">
            <text:p>5061209</text:p>
          </table:table-cell>
          <table:table-cell office:value-type="float" office:value="7.60216" calcext:value-type="float">
            <text:p>7.60216</text:p>
          </table:table-cell>
          <table:table-cell office:value-type="string" calcext:value-type="string">
            <text:p>(1.88377,0.888421,0.00347562)</text:p>
          </table:table-cell>
          <table:table-cell table:number-columns-repeated="7"/>
        </table:table-row>
        <table:table-row table:style-name="ro1">
          <table:table-cell table:style-name="ce1" office:value-type="float" office:value="0.0000423351" calcext:value-type="float">
            <text:p>4.23E-005</text:p>
          </table:table-cell>
          <table:table-cell office:value-type="float" office:value="323" calcext:value-type="float">
            <text:p>323</text:p>
          </table:table-cell>
          <table:table-cell office:value-type="float" office:value="5013379" calcext:value-type="float">
            <text:p>5013379</text:p>
          </table:table-cell>
          <table:table-cell office:value-type="float" office:value="7.61286" calcext:value-type="float">
            <text:p>7.61286</text:p>
          </table:table-cell>
          <table:table-cell office:value-type="string" calcext:value-type="string">
            <text:p>(1.8873,0.88882,0.000872589)</text:p>
          </table:table-cell>
          <table:table-cell table:number-columns-repeated="7"/>
        </table:table-row>
        <table:table-row table:style-name="ro1">
          <table:table-cell table:style-name="ce1" office:value-type="float" office:value="0.0000220609" calcext:value-type="float">
            <text:p>2.21E-005</text:p>
          </table:table-cell>
          <table:table-cell office:value-type="float" office:value="218" calcext:value-type="float">
            <text:p>218</text:p>
          </table:table-cell>
          <table:table-cell office:value-type="float" office:value="5051138" calcext:value-type="float">
            <text:p>5051138</text:p>
          </table:table-cell>
          <table:table-cell office:value-type="float" office:value="7.60897" calcext:value-type="float">
            <text:p>7.60897</text:p>
          </table:table-cell>
          <table:table-cell office:value-type="string" calcext:value-type="string">
            <text:p>(1.88632,0.888678,0.00188068)</text:p>
          </table:table-cell>
          <table:table-cell table:number-columns-repeated="7"/>
        </table:table-row>
        <table:table-row table:style-name="ro1">
          <table:table-cell table:style-name="ce1" office:value-type="float" office:value="0.0000295574" calcext:value-type="float">
            <text:p>2.96E-005</text:p>
          </table:table-cell>
          <table:table-cell office:value-type="float" office:value="437" calcext:value-type="float">
            <text:p>437</text:p>
          </table:table-cell>
          <table:table-cell office:value-type="float" office:value="5041904" calcext:value-type="float">
            <text:p>5041904</text:p>
          </table:table-cell>
          <table:table-cell office:value-type="float" office:value="7.61337" calcext:value-type="float">
            <text:p>7.61337</text:p>
          </table:table-cell>
          <table:table-cell office:value-type="string" calcext:value-type="string">
            <text:p>(1.88633,0.888704,0.00073354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971947" calcext:value-type="float">
            <text:p>9.72E-006</text:p>
          </table:table-cell>
          <table:table-cell office:value-type="float" office:value="352" calcext:value-type="float">
            <text:p>352</text:p>
          </table:table-cell>
          <table:table-cell office:value-type="float" office:value="5021658" calcext:value-type="float">
            <text:p>5021658</text:p>
          </table:table-cell>
          <table:table-cell office:value-type="float" office:value="7.61369" calcext:value-type="float">
            <text:p>7.61369</text:p>
          </table:table-cell>
          <table:table-cell office:value-type="string" calcext:value-type="string">
            <text:p>(1.88784,0.888855,0.000724009)</text:p>
          </table:table-cell>
          <table:table-cell table:number-columns-repeated="7"/>
        </table:table-row>
        <table:table-row table:style-name="ro1">
          <table:table-cell table:style-name="ce1" office:value-type="float" office:value="0.0000160977" calcext:value-type="float">
            <text:p>1.61E-005</text:p>
          </table:table-cell>
          <table:table-cell office:value-type="float" office:value="374" calcext:value-type="float">
            <text:p>374</text:p>
          </table:table-cell>
          <table:table-cell office:value-type="float" office:value="5065809" calcext:value-type="float">
            <text:p>5065809</text:p>
          </table:table-cell>
          <table:table-cell office:value-type="float" office:value="7.60739" calcext:value-type="float">
            <text:p>7.60739</text:p>
          </table:table-cell>
          <table:table-cell office:value-type="string" calcext:value-type="string">
            <text:p>(1.88526,0.888559,0.0022504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956432" calcext:value-type="float">
            <text:p>9.56E-006</text:p>
          </table:table-cell>
          <table:table-cell office:value-type="float" office:value="586" calcext:value-type="float">
            <text:p>586</text:p>
          </table:table-cell>
          <table:table-cell office:value-type="float" office:value="5059195" calcext:value-type="float">
            <text:p>5059195</text:p>
          </table:table-cell>
          <table:table-cell office:value-type="float" office:value="7.61329" calcext:value-type="float">
            <text:p>7.61329</text:p>
          </table:table-cell>
          <table:table-cell office:value-type="string" calcext:value-type="string">
            <text:p>(1.88683,0.888751,0.00078332)</text:p>
          </table:table-cell>
          <table:table-cell table:number-columns-repeated="7"/>
        </table:table-row>
        <table:table-row table:style-name="ro1">
          <table:table-cell table:style-name="ce1" office:value-type="float" office:value="0.0000837526" calcext:value-type="float">
            <text:p>8.38E-005</text:p>
          </table:table-cell>
          <table:table-cell office:value-type="float" office:value="89" calcext:value-type="float">
            <text:p>89</text:p>
          </table:table-cell>
          <table:table-cell office:value-type="float" office:value="5012665" calcext:value-type="float">
            <text:p>5012665</text:p>
          </table:table-cell>
          <table:table-cell office:value-type="float" office:value="7.61711" calcext:value-type="float">
            <text:p>7.61711</text:p>
          </table:table-cell>
          <table:table-cell office:value-type="string" calcext:value-type="string">
            <text:p>(1.8879,0.888825,-6.32699e-0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8996" calcext:value-type="float">
            <text:p>99.8996</text:p>
          </table:table-cell>
          <table:table-cell office:value-type="float" office:value="255" calcext:value-type="float">
            <text:p>255</text:p>
          </table:table-cell>
          <table:table-cell office:value-type="float" office:value="77930" calcext:value-type="float">
            <text:p>77930</text:p>
          </table:table-cell>
          <table:table-cell office:value-type="float" office:value="0.000224221" calcext:value-type="float">
            <text:p>0.000224221</text:p>
          </table:table-cell>
          <table:table-cell office:value-type="string" calcext:value-type="string">
            <text:p>(9.99498,9.99502)</text:p>
          </table:table-cell>
          <table:table-cell table:number-columns-repeated="7"/>
        </table:table-row>
        <table:table-row table:style-name="ro1">
          <table:table-cell office:value-type="float" office:value="99.9071" calcext:value-type="float">
            <text:p>99.9071</text:p>
          </table:table-cell>
          <table:table-cell office:value-type="float" office:value="328" calcext:value-type="float">
            <text:p>328</text:p>
          </table:table-cell>
          <table:table-cell office:value-type="float" office:value="145005" calcext:value-type="float">
            <text:p>145005</text:p>
          </table:table-cell>
          <table:table-cell office:value-type="float" office:value="0.000195958" calcext:value-type="float">
            <text:p>0.000195958</text:p>
          </table:table-cell>
          <table:table-cell office:value-type="string" calcext:value-type="string">
            <text:p>(9.99535,9.99532)</text:p>
          </table:table-cell>
          <table:table-cell table:number-columns-repeated="7"/>
        </table:table-row>
        <table:table-row table:style-name="ro1">
          <table:table-cell office:value-type="float" office:value="99.9106" calcext:value-type="float">
            <text:p>99.9106</text:p>
          </table:table-cell>
          <table:table-cell office:value-type="float" office:value="148" calcext:value-type="float">
            <text:p>148</text:p>
          </table:table-cell>
          <table:table-cell office:value-type="float" office:value="59315" calcext:value-type="float">
            <text:p>59315</text:p>
          </table:table-cell>
          <table:table-cell office:value-type="float" office:value="0.00018691" calcext:value-type="float">
            <text:p>0.00018691</text:p>
          </table:table-cell>
          <table:table-cell office:value-type="string" calcext:value-type="string">
            <text:p>(9.99553,9.9954)</text:p>
          </table:table-cell>
          <table:table-cell table:number-columns-repeated="7"/>
        </table:table-row>
        <table:table-row table:style-name="ro1">
          <table:table-cell office:value-type="float" office:value="99.9191" calcext:value-type="float">
            <text:p>99.9191</text:p>
          </table:table-cell>
          <table:table-cell office:value-type="float" office:value="191" calcext:value-type="float">
            <text:p>191</text:p>
          </table:table-cell>
          <table:table-cell office:value-type="float" office:value="63144" calcext:value-type="float">
            <text:p>63144</text:p>
          </table:table-cell>
          <table:table-cell office:value-type="float" office:value="0.000166179" calcext:value-type="float">
            <text:p>0.000166179</text:p>
          </table:table-cell>
          <table:table-cell office:value-type="string" calcext:value-type="string">
            <text:p>(9.99596,9.99558)</text:p>
          </table:table-cell>
          <table:table-cell table:number-columns-repeated="7"/>
        </table:table-row>
        <table:table-row table:style-name="ro1">
          <table:table-cell office:value-type="float" office:value="99.907" calcext:value-type="float">
            <text:p>99.907</text:p>
          </table:table-cell>
          <table:table-cell office:value-type="float" office:value="239" calcext:value-type="float">
            <text:p>239</text:p>
          </table:table-cell>
          <table:table-cell office:value-type="float" office:value="68271" calcext:value-type="float">
            <text:p>68271</text:p>
          </table:table-cell>
          <table:table-cell office:value-type="float" office:value="0.000214506" calcext:value-type="float">
            <text:p>0.000214506</text:p>
          </table:table-cell>
          <table:table-cell office:value-type="string" calcext:value-type="string">
            <text:p>(9.99535,9.995)</text:p>
          </table:table-cell>
          <table:table-cell table:number-columns-repeated="7"/>
        </table:table-row>
        <table:table-row table:style-name="ro1">
          <table:table-cell office:value-type="float" office:value="99.9027" calcext:value-type="float">
            <text:p>99.9027</text:p>
          </table:table-cell>
          <table:table-cell office:value-type="float" office:value="201" calcext:value-type="float">
            <text:p>201</text:p>
          </table:table-cell>
          <table:table-cell office:value-type="float" office:value="61712" calcext:value-type="float">
            <text:p>61712</text:p>
          </table:table-cell>
          <table:table-cell office:value-type="float" office:value="0.000223085" calcext:value-type="float">
            <text:p>0.000223085</text:p>
          </table:table-cell>
          <table:table-cell office:value-type="string" calcext:value-type="string">
            <text:p>(9.99513,9.99496)</text:p>
          </table:table-cell>
          <table:table-cell table:number-columns-repeated="7"/>
        </table:table-row>
        <table:table-row table:style-name="ro1">
          <table:table-cell office:value-type="float" office:value="99.9015" calcext:value-type="float">
            <text:p>99.9015</text:p>
          </table:table-cell>
          <table:table-cell office:value-type="float" office:value="291" calcext:value-type="float">
            <text:p>291</text:p>
          </table:table-cell>
          <table:table-cell office:value-type="float" office:value="191358" calcext:value-type="float">
            <text:p>191358</text:p>
          </table:table-cell>
          <table:table-cell office:value-type="float" office:value="0.000226051" calcext:value-type="float">
            <text:p>0.000226051</text:p>
          </table:table-cell>
          <table:table-cell office:value-type="string" calcext:value-type="string">
            <text:p>(9.99507,9.99495)</text:p>
          </table:table-cell>
          <table:table-cell table:number-columns-repeated="7"/>
        </table:table-row>
        <table:table-row table:style-name="ro1">
          <table:table-cell office:value-type="float" office:value="99.9029" calcext:value-type="float">
            <text:p>99.9029</text:p>
          </table:table-cell>
          <table:table-cell office:value-type="float" office:value="260" calcext:value-type="float">
            <text:p>260</text:p>
          </table:table-cell>
          <table:table-cell office:value-type="float" office:value="79438" calcext:value-type="float">
            <text:p>79438</text:p>
          </table:table-cell>
          <table:table-cell office:value-type="float" office:value="0.000221893" calcext:value-type="float">
            <text:p>0.000221893</text:p>
          </table:table-cell>
          <table:table-cell office:value-type="string" calcext:value-type="string">
            <text:p>(9.99514,9.99498)</text:p>
          </table:table-cell>
          <table:table-cell table:number-columns-repeated="7"/>
        </table:table-row>
        <table:table-row table:style-name="ro1">
          <table:table-cell office:value-type="float" office:value="99.9016" calcext:value-type="float">
            <text:p>99.9016</text:p>
          </table:table-cell>
          <table:table-cell office:value-type="float" office:value="190" calcext:value-type="float">
            <text:p>190</text:p>
          </table:table-cell>
          <table:table-cell office:value-type="float" office:value="79041" calcext:value-type="float">
            <text:p>79041</text:p>
          </table:table-cell>
          <table:table-cell office:value-type="float" office:value="0.000213426" calcext:value-type="float">
            <text:p>0.000213426</text:p>
          </table:table-cell>
          <table:table-cell office:value-type="string" calcext:value-type="string">
            <text:p>(9.99508,9.99516)</text:p>
          </table:table-cell>
          <table:table-cell table:number-columns-repeated="7"/>
        </table:table-row>
        <table:table-row table:style-name="ro1">
          <table:table-cell office:value-type="float" office:value="99.9018" calcext:value-type="float">
            <text:p>99.9018</text:p>
          </table:table-cell>
          <table:table-cell office:value-type="float" office:value="212" calcext:value-type="float">
            <text:p>212</text:p>
          </table:table-cell>
          <table:table-cell office:value-type="float" office:value="62050" calcext:value-type="float">
            <text:p>62050</text:p>
          </table:table-cell>
          <table:table-cell office:value-type="float" office:value="0.000223632" calcext:value-type="float">
            <text:p>0.000223632</text:p>
          </table:table-cell>
          <table:table-cell office:value-type="string" calcext:value-type="string">
            <text:p>(9.99509,9.994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2276" calcext:value-type="float">
            <text:p>2276</text:p>
          </table:table-cell>
          <table:table-cell office:value-type="float" office:value="59499" calcext:value-type="float">
            <text:p>59499</text:p>
          </table:table-cell>
          <table:table-cell office:value-type="float" office:value="99.9974" calcext:value-type="float">
            <text:p>99.9974</text:p>
          </table:table-cell>
          <table:table-cell office:value-type="string" calcext:value-type="string">
            <text:p>(19.9998,5.00019,9.99995,5.00019)</text:p>
          </table:table-cell>
          <table:table-cell table:number-columns-repeated="7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2000" calcext:value-type="float">
            <text:p>2000</text:p>
          </table:table-cell>
          <table:table-cell office:value-type="float" office:value="58136" calcext:value-type="float">
            <text:p>58136</text:p>
          </table:table-cell>
          <table:table-cell office:value-type="float" office:value="99.9917" calcext:value-type="float">
            <text:p>99.9917</text:p>
          </table:table-cell>
          <table:table-cell office:value-type="string" calcext:value-type="string">
            <text:p>(19.9996,5.00028,10,5.00024)</text:p>
          </table:table-cell>
          <table:table-cell table:number-columns-repeated="7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064" calcext:value-type="float">
            <text:p>2064</text:p>
          </table:table-cell>
          <table:table-cell office:value-type="float" office:value="84703" calcext:value-type="float">
            <text:p>8470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9,9.99996,4.99989)</text:p>
          </table:table-cell>
          <table:table-cell table:number-columns-repeated="7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2152" calcext:value-type="float">
            <text:p>2152</text:p>
          </table:table-cell>
          <table:table-cell office:value-type="float" office:value="68448" calcext:value-type="float">
            <text:p>68448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,5.00011,9.9998,5.00011)</text:p>
          </table:table-cell>
          <table:table-cell table:number-columns-repeated="7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170" calcext:value-type="float">
            <text:p>2170</text:p>
          </table:table-cell>
          <table:table-cell office:value-type="float" office:value="58738" calcext:value-type="float">
            <text:p>58738</text:p>
          </table:table-cell>
          <table:table-cell office:value-type="float" office:value="99.9982" calcext:value-type="float">
            <text:p>99.9982</text:p>
          </table:table-cell>
          <table:table-cell office:value-type="string" calcext:value-type="string">
            <text:p>(20,5.00002,10.0001,5)</text:p>
          </table:table-cell>
          <table:table-cell table:number-columns-repeated="7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2021" calcext:value-type="float">
            <text:p>2021</text:p>
          </table:table-cell>
          <table:table-cell office:value-type="float" office:value="64267" calcext:value-type="float">
            <text:p>64267</text:p>
          </table:table-cell>
          <table:table-cell office:value-type="float" office:value="99.9964" calcext:value-type="float">
            <text:p>99.9964</text:p>
          </table:table-cell>
          <table:table-cell office:value-type="string" calcext:value-type="string">
            <text:p>(19.9998,5.00005,9.99997,5.00002)</text:p>
          </table:table-cell>
          <table:table-cell table:number-columns-repeated="7"/>
        </table:table-row>
        <table:table-row table:style-name="ro1">
          <table:table-cell office:value-type="float" office:value="225.006" calcext:value-type="float">
            <text:p>225.006</text:p>
          </table:table-cell>
          <table:table-cell office:value-type="float" office:value="2079" calcext:value-type="float">
            <text:p>2079</text:p>
          </table:table-cell>
          <table:table-cell office:value-type="float" office:value="58795" calcext:value-type="float">
            <text:p>58795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19.9999,5.00001,9.99981,5.00006)</text:p>
          </table:table-cell>
          <table:table-cell table:number-columns-repeated="7"/>
        </table:table-row>
        <table:table-row table:style-name="ro1">
          <table:table-cell office:value-type="float" office:value="225.013" calcext:value-type="float">
            <text:p>225.013</text:p>
          </table:table-cell>
          <table:table-cell office:value-type="float" office:value="2246" calcext:value-type="float">
            <text:p>2246</text:p>
          </table:table-cell>
          <table:table-cell office:value-type="float" office:value="59875" calcext:value-type="float">
            <text:p>59875</text:p>
          </table:table-cell>
          <table:table-cell office:value-type="float" office:value="100.014" calcext:value-type="float">
            <text:p>100.014</text:p>
          </table:table-cell>
          <table:table-cell office:value-type="string" calcext:value-type="string">
            <text:p>(20,4.99999,9.99932,4.99996)</text:p>
          </table:table-cell>
          <table:table-cell table:number-columns-repeated="7"/>
        </table:table-row>
        <table:table-row table:style-name="ro1">
          <table:table-cell office:value-type="float" office:value="225.007" calcext:value-type="float">
            <text:p>225.007</text:p>
          </table:table-cell>
          <table:table-cell office:value-type="float" office:value="2101" calcext:value-type="float">
            <text:p>2101</text:p>
          </table:table-cell>
          <table:table-cell office:value-type="float" office:value="131211" calcext:value-type="float">
            <text:p>131211</text:p>
          </table:table-cell>
          <table:table-cell office:value-type="float" office:value="100.015" calcext:value-type="float">
            <text:p>100.015</text:p>
          </table:table-cell>
          <table:table-cell office:value-type="string" calcext:value-type="string">
            <text:p>(20.0002,4.99986,9.99949,4.99988)</text:p>
          </table:table-cell>
          <table:table-cell table:number-columns-repeated="7"/>
        </table:table-row>
        <table:table-row table:style-name="ro1">
          <table:table-cell office:value-type="float" office:value="324.991" calcext:value-type="float">
            <text:p>324.991</text:p>
          </table:table-cell>
          <table:table-cell office:value-type="float" office:value="875" calcext:value-type="float">
            <text:p>875</text:p>
          </table:table-cell>
          <table:table-cell office:value-type="float" office:value="88203" calcext:value-type="float">
            <text:p>88203</text:p>
          </table:table-cell>
          <table:table-cell office:value-type="float" office:value="25.0063" calcext:value-type="float">
            <text:p>25.0063</text:p>
          </table:table-cell>
          <table:table-cell office:value-type="string" calcext:value-type="string">
            <text:p>(15.0004,9.99965,9.99979,9.9996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0122" calcext:value-type="float">
            <text:p>-29.0122</text:p>
          </table:table-cell>
          <table:table-cell office:value-type="float" office:value="385" calcext:value-type="float">
            <text:p>385</text:p>
          </table:table-cell>
          <table:table-cell office:value-type="float" office:value="5003309" calcext:value-type="float">
            <text:p>5003309</text:p>
          </table:table-cell>
          <table:table-cell office:value-type="float" office:value="3.17861" calcext:value-type="float">
            <text:p>3.17861</text:p>
          </table:table-cell>
          <table:table-cell office:value-type="string" calcext:value-type="string">
            <text:p>(0.00438353,0.889869,0.00510922,0.596298,0.39654)</text:p>
          </table:table-cell>
          <table:table-cell table:number-columns-repeated="7"/>
        </table:table-row>
        <table:table-row table:style-name="ro1">
          <table:table-cell office:value-type="float" office:value="-28.7172" calcext:value-type="float">
            <text:p>-28.7172</text:p>
          </table:table-cell>
          <table:table-cell office:value-type="float" office:value="293" calcext:value-type="float">
            <text:p>293</text:p>
          </table:table-cell>
          <table:table-cell office:value-type="float" office:value="5002637" calcext:value-type="float">
            <text:p>5002637</text:p>
          </table:table-cell>
          <table:table-cell office:value-type="float" office:value="3.11008" calcext:value-type="float">
            <text:p>3.11008</text:p>
          </table:table-cell>
          <table:table-cell office:value-type="string" calcext:value-type="string">
            <text:p>(0.00503406,0.878536,0.0091834,0.592683,0.373056)</text:p>
          </table:table-cell>
          <table:table-cell table:number-columns-repeated="7"/>
        </table:table-row>
        <table:table-row table:style-name="ro1">
          <table:table-cell office:value-type="float" office:value="-29.1323" calcext:value-type="float">
            <text:p>-29.1323</text:p>
          </table:table-cell>
          <table:table-cell office:value-type="float" office:value="540" calcext:value-type="float">
            <text:p>540</text:p>
          </table:table-cell>
          <table:table-cell office:value-type="float" office:value="5002640" calcext:value-type="float">
            <text:p>5002640</text:p>
          </table:table-cell>
          <table:table-cell office:value-type="float" office:value="3.19163" calcext:value-type="float">
            <text:p>3.19163</text:p>
          </table:table-cell>
          <table:table-cell office:value-type="string" calcext:value-type="string">
            <text:p>(0.00434964,0.887502,0.00969903,0.599503,0.401536)</text:p>
          </table:table-cell>
          <table:table-cell table:number-columns-repeated="7"/>
        </table:table-row>
        <table:table-row table:style-name="ro1">
          <table:table-cell office:value-type="float" office:value="-28.547" calcext:value-type="float">
            <text:p>-28.547</text:p>
          </table:table-cell>
          <table:table-cell office:value-type="float" office:value="406" calcext:value-type="float">
            <text:p>406</text:p>
          </table:table-cell>
          <table:table-cell office:value-type="float" office:value="5002349" calcext:value-type="float">
            <text:p>5002349</text:p>
          </table:table-cell>
          <table:table-cell office:value-type="float" office:value="3.16278" calcext:value-type="float">
            <text:p>3.16278</text:p>
          </table:table-cell>
          <table:table-cell office:value-type="string" calcext:value-type="string">
            <text:p>(0.0139628,0.884,0.00362454,0.583143,0.397022)</text:p>
          </table:table-cell>
          <table:table-cell table:number-columns-repeated="7"/>
        </table:table-row>
        <table:table-row table:style-name="ro1">
          <table:table-cell office:value-type="float" office:value="-27.5031" calcext:value-type="float">
            <text:p>-27.5031</text:p>
          </table:table-cell>
          <table:table-cell office:value-type="float" office:value="174" calcext:value-type="float">
            <text:p>174</text:p>
          </table:table-cell>
          <table:table-cell office:value-type="float" office:value="5001820" calcext:value-type="float">
            <text:p>5001820</text:p>
          </table:table-cell>
          <table:table-cell office:value-type="float" office:value="3.14329" calcext:value-type="float">
            <text:p>3.14329</text:p>
          </table:table-cell>
          <table:table-cell office:value-type="string" calcext:value-type="string">
            <text:p>(0.0426082,0.873013,0.000629544,0.5517,0.401166)</text:p>
          </table:table-cell>
          <table:table-cell table:number-columns-repeated="7"/>
        </table:table-row>
        <table:table-row table:style-name="ro1">
          <table:table-cell office:value-type="float" office:value="-27.9376" calcext:value-type="float">
            <text:p>-27.9376</text:p>
          </table:table-cell>
          <table:table-cell office:value-type="float" office:value="224" calcext:value-type="float">
            <text:p>224</text:p>
          </table:table-cell>
          <table:table-cell office:value-type="float" office:value="5001894" calcext:value-type="float">
            <text:p>5001894</text:p>
          </table:table-cell>
          <table:table-cell office:value-type="float" office:value="3.07943" calcext:value-type="float">
            <text:p>3.07943</text:p>
          </table:table-cell>
          <table:table-cell office:value-type="string" calcext:value-type="string">
            <text:p>(0.0071268,0.871342,0.00749003,0.573181,0.374475)</text:p>
          </table:table-cell>
          <table:table-cell table:number-columns-repeated="7"/>
        </table:table-row>
        <table:table-row table:style-name="ro1">
          <table:table-cell office:value-type="float" office:value="-28.519" calcext:value-type="float">
            <text:p>-28.519</text:p>
          </table:table-cell>
          <table:table-cell office:value-type="float" office:value="626" calcext:value-type="float">
            <text:p>626</text:p>
          </table:table-cell>
          <table:table-cell office:value-type="float" office:value="5003545" calcext:value-type="float">
            <text:p>5003545</text:p>
          </table:table-cell>
          <table:table-cell office:value-type="float" office:value="3.17654" calcext:value-type="float">
            <text:p>3.17654</text:p>
          </table:table-cell>
          <table:table-cell office:value-type="string" calcext:value-type="string">
            <text:p>(0.00751335,0.88182,0.00863468,0.58349,0.406632)</text:p>
          </table:table-cell>
          <table:table-cell table:number-columns-repeated="7"/>
        </table:table-row>
        <table:table-row table:style-name="ro1">
          <table:table-cell office:value-type="float" office:value="-28.8457" calcext:value-type="float">
            <text:p>-28.8457</text:p>
          </table:table-cell>
          <table:table-cell office:value-type="float" office:value="382" calcext:value-type="float">
            <text:p>382</text:p>
          </table:table-cell>
          <table:table-cell office:value-type="float" office:value="5003157" calcext:value-type="float">
            <text:p>5003157</text:p>
          </table:table-cell>
          <table:table-cell office:value-type="float" office:value="3.14746" calcext:value-type="float">
            <text:p>3.14746</text:p>
          </table:table-cell>
          <table:table-cell office:value-type="string" calcext:value-type="string">
            <text:p>(0.00180852,0.886616,0.00435161,0.593843,0.387114)</text:p>
          </table:table-cell>
          <table:table-cell table:number-columns-repeated="7"/>
        </table:table-row>
        <table:table-row table:style-name="ro1">
          <table:table-cell office:value-type="float" office:value="-29.0842" calcext:value-type="float">
            <text:p>-29.0842</text:p>
          </table:table-cell>
          <table:table-cell office:value-type="float" office:value="370" calcext:value-type="float">
            <text:p>370</text:p>
          </table:table-cell>
          <table:table-cell office:value-type="float" office:value="5002745" calcext:value-type="float">
            <text:p>5002745</text:p>
          </table:table-cell>
          <table:table-cell office:value-type="float" office:value="3.19265" calcext:value-type="float">
            <text:p>3.19265</text:p>
          </table:table-cell>
          <table:table-cell office:value-type="string" calcext:value-type="string">
            <text:p>(0.00392966,0.891652,0.00357758,0.597282,0.40228)</text:p>
          </table:table-cell>
          <table:table-cell table:number-columns-repeated="7"/>
        </table:table-row>
        <table:table-row table:style-name="ro1">
          <table:table-cell office:value-type="float" office:value="-28.9877" calcext:value-type="float">
            <text:p>-28.9877</text:p>
          </table:table-cell>
          <table:table-cell office:value-type="float" office:value="830" calcext:value-type="float">
            <text:p>830</text:p>
          </table:table-cell>
          <table:table-cell office:value-type="float" office:value="5006244" calcext:value-type="float">
            <text:p>5006244</text:p>
          </table:table-cell>
          <table:table-cell office:value-type="float" office:value="3.18831" calcext:value-type="float">
            <text:p>3.18831</text:p>
          </table:table-cell>
          <table:table-cell office:value-type="string" calcext:value-type="string">
            <text:p>(0.00773688,0.88704,0.00704523,0.59492,0.402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1"/>
        </table:table-row>
        <table:table-row table:style-name="ro1">
          <table:table-cell office:value-type="float" office:value="-3.25327" calcext:value-type="float">
            <text:p>-3.25327</text:p>
          </table:table-cell>
          <table:table-cell office:value-type="float" office:value="921" calcext:value-type="float">
            <text:p>921</text:p>
          </table:table-cell>
          <table:table-cell office:value-type="float" office:value="5004422" calcext:value-type="float">
            <text:p>5004422</text:p>
          </table:table-cell>
          <table:table-cell office:value-type="float" office:value="-3.9632" calcext:value-type="float">
            <text:p>-3.9632</text:p>
          </table:table-cell>
          <table:table-cell office:value-type="string" calcext:value-type="string">
            <text:p>(1.99925,-9.04097e-05,1.49062,0.000135276)</text:p>
          </table:table-cell>
          <table:table-cell table:number-columns-repeated="7"/>
        </table:table-row>
        <table:table-row table:style-name="ro1">
          <table:table-cell office:value-type="float" office:value="-3.25321" calcext:value-type="float">
            <text:p>-3.25321</text:p>
          </table:table-cell>
          <table:table-cell office:value-type="float" office:value="974" calcext:value-type="float">
            <text:p>974</text:p>
          </table:table-cell>
          <table:table-cell office:value-type="float" office:value="5005082" calcext:value-type="float">
            <text:p>5005082</text:p>
          </table:table-cell>
          <table:table-cell office:value-type="float" office:value="-3.97153" calcext:value-type="float">
            <text:p>-3.97153</text:p>
          </table:table-cell>
          <table:table-cell office:value-type="string" calcext:value-type="string">
            <text:p>(1.99976,-9.85457e-05,1.49279,-8.77503e-06)</text:p>
          </table:table-cell>
          <table:table-cell table:number-columns-repeated="7"/>
        </table:table-row>
        <table:table-row table:style-name="ro1">
          <table:table-cell office:value-type="float" office:value="-3.2538" calcext:value-type="float">
            <text:p>-3.2538</text:p>
          </table:table-cell>
          <table:table-cell office:value-type="float" office:value="728" calcext:value-type="float">
            <text:p>728</text:p>
          </table:table-cell>
          <table:table-cell office:value-type="float" office:value="5003654" calcext:value-type="float">
            <text:p>5003654</text:p>
          </table:table-cell>
          <table:table-cell office:value-type="float" office:value="-3.96579" calcext:value-type="float">
            <text:p>-3.96579</text:p>
          </table:table-cell>
          <table:table-cell office:value-type="string" calcext:value-type="string">
            <text:p>(1.99984,0.000115936,1.49153,0.000380345)</text:p>
          </table:table-cell>
          <table:table-cell table:number-columns-repeated="7"/>
        </table:table-row>
        <table:table-row table:style-name="ro1">
          <table:table-cell office:value-type="float" office:value="-3.25283" calcext:value-type="float">
            <text:p>-3.25283</text:p>
          </table:table-cell>
          <table:table-cell office:value-type="float" office:value="1628" calcext:value-type="float">
            <text:p>1628</text:p>
          </table:table-cell>
          <table:table-cell office:value-type="float" office:value="5049347" calcext:value-type="float">
            <text:p>5049347</text:p>
          </table:table-cell>
          <table:table-cell office:value-type="float" office:value="-3.94508" calcext:value-type="float">
            <text:p>-3.94508</text:p>
          </table:table-cell>
          <table:table-cell office:value-type="string" calcext:value-type="string">
            <text:p>(1.99779,-9.24388e-05,1.48567,-9.39803e-05)</text:p>
          </table:table-cell>
          <table:table-cell table:number-columns-repeated="7"/>
        </table:table-row>
        <table:table-row table:style-name="ro1">
          <table:table-cell office:value-type="float" office:value="-3.25275" calcext:value-type="float">
            <text:p>-3.25275</text:p>
          </table:table-cell>
          <table:table-cell office:value-type="float" office:value="794" calcext:value-type="float">
            <text:p>794</text:p>
          </table:table-cell>
          <table:table-cell office:value-type="float" office:value="5004191" calcext:value-type="float">
            <text:p>5004191</text:p>
          </table:table-cell>
          <table:table-cell office:value-type="float" office:value="-3.97071" calcext:value-type="float">
            <text:p>-3.97071</text:p>
          </table:table-cell>
          <table:table-cell office:value-type="string" calcext:value-type="string">
            <text:p>(1.99969,0.000228719,1.49282,0.000649021)</text:p>
          </table:table-cell>
          <table:table-cell table:number-columns-repeated="7"/>
        </table:table-row>
        <table:table-row table:style-name="ro1">
          <table:table-cell office:value-type="float" office:value="-3.25289" calcext:value-type="float">
            <text:p>-3.25289</text:p>
          </table:table-cell>
          <table:table-cell office:value-type="float" office:value="1636" calcext:value-type="float">
            <text:p>1636</text:p>
          </table:table-cell>
          <table:table-cell office:value-type="float" office:value="5017219" calcext:value-type="float">
            <text:p>5017219</text:p>
          </table:table-cell>
          <table:table-cell office:value-type="float" office:value="-3.95937" calcext:value-type="float">
            <text:p>-3.95937</text:p>
          </table:table-cell>
          <table:table-cell office:value-type="string" calcext:value-type="string">
            <text:p>(1.99909,0.000419559,1.48973,4.17104e-05)</text:p>
          </table:table-cell>
          <table:table-cell table:number-columns-repeated="7"/>
        </table:table-row>
        <table:table-row table:style-name="ro1">
          <table:table-cell office:value-type="float" office:value="-3.25294" calcext:value-type="float">
            <text:p>-3.25294</text:p>
          </table:table-cell>
          <table:table-cell office:value-type="float" office:value="787" calcext:value-type="float">
            <text:p>787</text:p>
          </table:table-cell>
          <table:table-cell office:value-type="float" office:value="5003861" calcext:value-type="float">
            <text:p>5003861</text:p>
          </table:table-cell>
          <table:table-cell office:value-type="float" office:value="-3.96571" calcext:value-type="float">
            <text:p>-3.96571</text:p>
          </table:table-cell>
          <table:table-cell office:value-type="string" calcext:value-type="string">
            <text:p>(1.99951,0.000327826,1.49152,0.000538518)</text:p>
          </table:table-cell>
          <table:table-cell table:number-columns-repeated="7"/>
        </table:table-row>
        <table:table-row table:style-name="ro1">
          <table:table-cell office:value-type="float" office:value="-3.25357" calcext:value-type="float">
            <text:p>-3.25357</text:p>
          </table:table-cell>
          <table:table-cell office:value-type="float" office:value="822" calcext:value-type="float">
            <text:p>822</text:p>
          </table:table-cell>
          <table:table-cell office:value-type="float" office:value="5005156" calcext:value-type="float">
            <text:p>5005156</text:p>
          </table:table-cell>
          <table:table-cell office:value-type="float" office:value="-3.95758" calcext:value-type="float">
            <text:p>-3.95758</text:p>
          </table:table-cell>
          <table:table-cell office:value-type="string" calcext:value-type="string">
            <text:p>(1.99941,0.000526314,1.48945,0.000278732)</text:p>
          </table:table-cell>
          <table:table-cell table:number-columns-repeated="7"/>
        </table:table-row>
        <table:table-row table:style-name="ro1">
          <table:table-cell office:value-type="float" office:value="-3.25364" calcext:value-type="float">
            <text:p>-3.25364</text:p>
          </table:table-cell>
          <table:table-cell office:value-type="float" office:value="654" calcext:value-type="float">
            <text:p>654</text:p>
          </table:table-cell>
          <table:table-cell office:value-type="float" office:value="5004462" calcext:value-type="float">
            <text:p>5004462</text:p>
          </table:table-cell>
          <table:table-cell office:value-type="float" office:value="-3.95997" calcext:value-type="float">
            <text:p>-3.95997</text:p>
          </table:table-cell>
          <table:table-cell office:value-type="string" calcext:value-type="string">
            <text:p>(1.99954,0.000395461,1.4901,0.000482614)</text:p>
          </table:table-cell>
          <table:table-cell table:number-columns-repeated="7"/>
        </table:table-row>
        <table:table-row table:style-name="ro1">
          <table:table-cell office:value-type="float" office:value="-3.25361" calcext:value-type="float">
            <text:p>-3.25361</text:p>
          </table:table-cell>
          <table:table-cell office:value-type="float" office:value="775" calcext:value-type="float">
            <text:p>775</text:p>
          </table:table-cell>
          <table:table-cell office:value-type="float" office:value="5003536" calcext:value-type="float">
            <text:p>5003536</text:p>
          </table:table-cell>
          <table:table-cell office:value-type="float" office:value="-3.96879" calcext:value-type="float">
            <text:p>-3.96879</text:p>
          </table:table-cell>
          <table:table-cell office:value-type="string" calcext:value-type="string">
            <text:p>(1.99992,9.96245e-05,1.49225,0.0002030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1"/>
        </table:table-row>
        <table:table-row table:style-name="ro1">
          <table:table-cell office:value-type="float" office:value="0.00150264" calcext:value-type="float">
            <text:p>0.00150264</text:p>
          </table:table-cell>
          <table:table-cell office:value-type="float" office:value="1067" calcext:value-type="float">
            <text:p>1067</text:p>
          </table:table-cell>
          <table:table-cell office:value-type="float" office:value="27009" calcext:value-type="float">
            <text:p>27009</text:p>
          </table:table-cell>
          <table:table-cell office:value-type="float" office:value="199.986" calcext:value-type="float">
            <text:p>199.986</text:p>
          </table:table-cell>
          <table:table-cell office:value-type="string" calcext:value-type="string">
            <text:p>(0.000155848,0.000476301,-10,-10.0001)</text:p>
          </table:table-cell>
          <table:table-cell table:number-columns-repeated="7"/>
        </table:table-row>
        <table:table-row table:style-name="ro1">
          <table:table-cell office:value-type="float" office:value="-0.0283037" calcext:value-type="float">
            <text:p>-0.0283037</text:p>
          </table:table-cell>
          <table:table-cell office:value-type="float" office:value="1058" calcext:value-type="float">
            <text:p>1058</text:p>
          </table:table-cell>
          <table:table-cell office:value-type="float" office:value="26023" calcext:value-type="float">
            <text:p>26023</text:p>
          </table:table-cell>
          <table:table-cell office:value-type="float" office:value="200.183" calcext:value-type="float">
            <text:p>200.183</text:p>
          </table:table-cell>
          <table:table-cell office:value-type="string" calcext:value-type="string">
            <text:p>(0.000853906,3.96855e-05,-9.99009,-9.99988)</text:p>
          </table:table-cell>
          <table:table-cell table:number-columns-repeated="7"/>
        </table:table-row>
        <table:table-row table:style-name="ro1">
          <table:table-cell office:value-type="float" office:value="0.000580552" calcext:value-type="float">
            <text:p>0.000580552</text:p>
          </table:table-cell>
          <table:table-cell office:value-type="float" office:value="993" calcext:value-type="float">
            <text:p>993</text:p>
          </table:table-cell>
          <table:table-cell office:value-type="float" office:value="26461" calcext:value-type="float">
            <text:p>26461</text:p>
          </table:table-cell>
          <table:table-cell office:value-type="float" office:value="199.992" calcext:value-type="float">
            <text:p>199.992</text:p>
          </table:table-cell>
          <table:table-cell office:value-type="string" calcext:value-type="string">
            <text:p>(0.000537813,0.000138323,-9.99999,-9.99975)</text:p>
          </table:table-cell>
          <table:table-cell table:number-columns-repeated="7"/>
        </table:table-row>
        <table:table-row table:style-name="ro1">
          <table:table-cell office:value-type="float" office:value="-0.0280826" calcext:value-type="float">
            <text:p>-0.0280826</text:p>
          </table:table-cell>
          <table:table-cell office:value-type="float" office:value="1155" calcext:value-type="float">
            <text:p>1155</text:p>
          </table:table-cell>
          <table:table-cell office:value-type="float" office:value="23113" calcext:value-type="float">
            <text:p>23113</text:p>
          </table:table-cell>
          <table:table-cell office:value-type="float" office:value="200.187" calcext:value-type="float">
            <text:p>200.187</text:p>
          </table:table-cell>
          <table:table-cell office:value-type="string" calcext:value-type="string">
            <text:p>(9.16553e-05,1.79876e-05,-9.99057,-10)</text:p>
          </table:table-cell>
          <table:table-cell table:number-columns-repeated="7"/>
        </table:table-row>
        <table:table-row table:style-name="ro1">
          <table:table-cell office:value-type="float" office:value="-0.0577285" calcext:value-type="float">
            <text:p>-0.0577285</text:p>
          </table:table-cell>
          <table:table-cell office:value-type="float" office:value="1283" calcext:value-type="float">
            <text:p>1283</text:p>
          </table:table-cell>
          <table:table-cell office:value-type="float" office:value="59106" calcext:value-type="float">
            <text:p>59106</text:p>
          </table:table-cell>
          <table:table-cell office:value-type="float" office:value="200.383" calcext:value-type="float">
            <text:p>200.383</text:p>
          </table:table-cell>
          <table:table-cell office:value-type="string" calcext:value-type="string">
            <text:p>(3.83866e-05,0.000299009,-9.99015,-9.99038)</text:p>
          </table:table-cell>
          <table:table-cell table:number-columns-repeated="7"/>
        </table:table-row>
        <table:table-row table:style-name="ro1">
          <table:table-cell office:value-type="float" office:value="-0.026784" calcext:value-type="float">
            <text:p>-0.026784</text:p>
          </table:table-cell>
          <table:table-cell office:value-type="float" office:value="1030" calcext:value-type="float">
            <text:p>1030</text:p>
          </table:table-cell>
          <table:table-cell office:value-type="float" office:value="25294" calcext:value-type="float">
            <text:p>25294</text:p>
          </table:table-cell>
          <table:table-cell office:value-type="float" office:value="200.167" calcext:value-type="float">
            <text:p>200.167</text:p>
          </table:table-cell>
          <table:table-cell office:value-type="string" calcext:value-type="string">
            <text:p>(0.00151365,0.000176729,-9.99,-9.99994)</text:p>
          </table:table-cell>
          <table:table-cell table:number-columns-repeated="7"/>
        </table:table-row>
        <table:table-row table:style-name="ro1">
          <table:table-cell office:value-type="float" office:value="-0.0340712" calcext:value-type="float">
            <text:p>-0.0340712</text:p>
          </table:table-cell>
          <table:table-cell office:value-type="float" office:value="1094" calcext:value-type="float">
            <text:p>1094</text:p>
          </table:table-cell>
          <table:table-cell office:value-type="float" office:value="26340" calcext:value-type="float">
            <text:p>26340</text:p>
          </table:table-cell>
          <table:table-cell office:value-type="float" office:value="200.228" calcext:value-type="float">
            <text:p>200.228</text:p>
          </table:table-cell>
          <table:table-cell office:value-type="string" calcext:value-type="string">
            <text:p>(-7.8527e-05,1.11863e-06,-9.99002,-9.99868)</text:p>
          </table:table-cell>
          <table:table-cell table:number-columns-repeated="7"/>
        </table:table-row>
        <table:table-row table:style-name="ro1">
          <table:table-cell office:value-type="float" office:value="-0.0597002" calcext:value-type="float">
            <text:p>-0.0597002</text:p>
          </table:table-cell>
          <table:table-cell office:value-type="float" office:value="1306" calcext:value-type="float">
            <text:p>1306</text:p>
          </table:table-cell>
          <table:table-cell office:value-type="float" office:value="173266" calcext:value-type="float">
            <text:p>173266</text:p>
          </table:table-cell>
          <table:table-cell office:value-type="float" office:value="200.398" calcext:value-type="float">
            <text:p>200.398</text:p>
          </table:table-cell>
          <table:table-cell office:value-type="string" calcext:value-type="string">
            <text:p>(-7.86622e-05,8.06287e-05,-9.99008,-9.99002)</text:p>
          </table:table-cell>
          <table:table-cell table:number-columns-repeated="7"/>
        </table:table-row>
        <table:table-row table:style-name="ro1">
          <table:table-cell office:value-type="float" office:value="-0.0507581" calcext:value-type="float">
            <text:p>-0.0507581</text:p>
          </table:table-cell>
          <table:table-cell office:value-type="float" office:value="1109" calcext:value-type="float">
            <text:p>1109</text:p>
          </table:table-cell>
          <table:table-cell office:value-type="float" office:value="191095" calcext:value-type="float">
            <text:p>191095</text:p>
          </table:table-cell>
          <table:table-cell office:value-type="float" office:value="200.312" calcext:value-type="float">
            <text:p>200.312</text:p>
          </table:table-cell>
          <table:table-cell office:value-type="string" calcext:value-type="string">
            <text:p>(0.000599639,0.00339106,-9.99026,-9.99016)</text:p>
          </table:table-cell>
          <table:table-cell table:number-columns-repeated="7"/>
        </table:table-row>
        <table:table-row table:style-name="ro1">
          <table:table-cell office:value-type="float" office:value="-0.0570513" calcext:value-type="float">
            <text:p>-0.0570513</text:p>
          </table:table-cell>
          <table:table-cell office:value-type="float" office:value="1242" calcext:value-type="float">
            <text:p>1242</text:p>
          </table:table-cell>
          <table:table-cell office:value-type="float" office:value="31102" calcext:value-type="float">
            <text:p>31102</text:p>
          </table:table-cell>
          <table:table-cell office:value-type="float" office:value="200.382" calcext:value-type="float">
            <text:p>200.382</text:p>
          </table:table-cell>
          <table:table-cell office:value-type="string" calcext:value-type="string">
            <text:p>(-6.57425e-05,-8.81335e-05,-9.99037,-9.9907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6.9761" calcext:value-type="float">
            <text:p>16.9761</text:p>
          </table:table-cell>
          <table:table-cell office:value-type="float" office:value="503" calcext:value-type="float">
            <text:p>503</text:p>
          </table:table-cell>
          <table:table-cell office:value-type="float" office:value="328592" calcext:value-type="float">
            <text:p>328592</text:p>
          </table:table-cell>
          <table:table-cell office:value-type="float" office:value="0.995572" calcext:value-type="float">
            <text:p>0.995572</text:p>
          </table:table-cell>
          <table:table-cell office:value-type="string" calcext:value-type="string">
            <text:p>(1.00363,0.00126367)</text:p>
          </table:table-cell>
          <table:table-cell table:number-columns-repeated="7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13" calcext:value-type="float">
            <text:p>13</text:p>
          </table:table-cell>
          <table:table-cell office:value-type="float" office:value="35034" calcext:value-type="float">
            <text:p>35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27,8.88178e-16)</text:p>
          </table:table-cell>
          <table:table-cell table:number-columns-repeated="7"/>
        </table:table-row>
        <table:table-row table:style-name="ro1">
          <table:table-cell office:value-type="float" office:value="16.9771" calcext:value-type="float">
            <text:p>16.9771</text:p>
          </table:table-cell>
          <table:table-cell office:value-type="float" office:value="415" calcext:value-type="float">
            <text:p>415</text:p>
          </table:table-cell>
          <table:table-cell office:value-type="float" office:value="370803" calcext:value-type="float">
            <text:p>370803</text:p>
          </table:table-cell>
          <table:table-cell office:value-type="float" office:value="0.990441" calcext:value-type="float">
            <text:p>0.990441</text:p>
          </table:table-cell>
          <table:table-cell office:value-type="string" calcext:value-type="string">
            <text:p>(1.00423,0.00272842)</text:p>
          </table:table-cell>
          <table:table-cell table:number-columns-repeated="7"/>
        </table:table-row>
        <table:table-row table:style-name="ro1">
          <table:table-cell office:value-type="float" office:value="16.9751" calcext:value-type="float">
            <text:p>16.9751</text:p>
          </table:table-cell>
          <table:table-cell office:value-type="float" office:value="440" calcext:value-type="float">
            <text:p>440</text:p>
          </table:table-cell>
          <table:table-cell office:value-type="float" office:value="265935" calcext:value-type="float">
            <text:p>265935</text:p>
          </table:table-cell>
          <table:table-cell office:value-type="float" office:value="0.998986" calcext:value-type="float">
            <text:p>0.998986</text:p>
          </table:table-cell>
          <table:table-cell office:value-type="string" calcext:value-type="string">
            <text:p>(1.00326,0.00028944)</text:p>
          </table:table-cell>
          <table:table-cell table:number-columns-repeated="7"/>
        </table:table-row>
        <table:table-row table:style-name="ro1">
          <table:table-cell office:value-type="float" office:value="16.975" calcext:value-type="float">
            <text:p>16.975</text:p>
          </table:table-cell>
          <table:table-cell office:value-type="float" office:value="319" calcext:value-type="float">
            <text:p>319</text:p>
          </table:table-cell>
          <table:table-cell office:value-type="float" office:value="186638" calcext:value-type="float">
            <text:p>186638</text:p>
          </table:table-cell>
          <table:table-cell office:value-type="float" office:value="0.997012" calcext:value-type="float">
            <text:p>0.997012</text:p>
          </table:table-cell>
          <table:table-cell office:value-type="string" calcext:value-type="string">
            <text:p>(1.00355,0.000852608)</text:p>
          </table:table-cell>
          <table:table-cell table:number-columns-repeated="7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1" calcext:value-type="float">
            <text:p>1</text:p>
          </table:table-cell>
          <table:table-cell office:value-type="float" office:value="4546" calcext:value-type="float">
            <text:p>4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27,2.22045e-16)</text:p>
          </table:table-cell>
          <table:table-cell table:number-columns-repeated="7"/>
        </table:table-row>
        <table:table-row table:style-name="ro1">
          <table:table-cell office:value-type="float" office:value="16.9748" calcext:value-type="float">
            <text:p>16.9748</text:p>
          </table:table-cell>
          <table:table-cell office:value-type="float" office:value="467" calcext:value-type="float">
            <text:p>467</text:p>
          </table:table-cell>
          <table:table-cell office:value-type="float" office:value="110535" calcext:value-type="float">
            <text:p>110535</text:p>
          </table:table-cell>
          <table:table-cell office:value-type="float" office:value="0.999807" calcext:value-type="float">
            <text:p>0.999807</text:p>
          </table:table-cell>
          <table:table-cell office:value-type="string" calcext:value-type="string">
            <text:p>(1.00317,5.52086e-05)</text:p>
          </table:table-cell>
          <table:table-cell table:number-columns-repeated="7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552" calcext:value-type="float">
            <text:p>552</text:p>
          </table:table-cell>
          <table:table-cell office:value-type="float" office:value="172145" calcext:value-type="float">
            <text:p>172145</text:p>
          </table:table-cell>
          <table:table-cell office:value-type="float" office:value="0.996749" calcext:value-type="float">
            <text:p>0.996749</text:p>
          </table:table-cell>
          <table:table-cell office:value-type="string" calcext:value-type="string">
            <text:p>(1.00364,0.000927755)</text:p>
          </table:table-cell>
          <table:table-cell table:number-columns-repeated="7"/>
        </table:table-row>
        <table:table-row table:style-name="ro1">
          <table:table-cell office:value-type="float" office:value="16.9742" calcext:value-type="float">
            <text:p>16.9742</text:p>
          </table:table-cell>
          <table:table-cell office:value-type="float" office:value="484" calcext:value-type="float">
            <text:p>484</text:p>
          </table:table-cell>
          <table:table-cell office:value-type="float" office:value="1984509" calcext:value-type="float">
            <text:p>1984509</text:p>
          </table:table-cell>
          <table:table-cell office:value-type="float" office:value="0.999243" calcext:value-type="float">
            <text:p>0.999243</text:p>
          </table:table-cell>
          <table:table-cell office:value-type="string" calcext:value-type="string">
            <text:p>(1.00334,0.000216089)</text:p>
          </table:table-cell>
          <table:table-cell table:number-columns-repeated="7"/>
        </table:table-row>
        <table:table-row table:style-name="ro1">
          <table:table-cell office:value-type="float" office:value="16.9736" calcext:value-type="float">
            <text:p>16.9736</text:p>
          </table:table-cell>
          <table:table-cell office:value-type="float" office:value="527" calcext:value-type="float">
            <text:p>527</text:p>
          </table:table-cell>
          <table:table-cell office:value-type="float" office:value="187707" calcext:value-type="float">
            <text:p>187707</text:p>
          </table:table-cell>
          <table:table-cell office:value-type="float" office:value="1.00025" calcext:value-type="float">
            <text:p>1.00025</text:p>
          </table:table-cell>
          <table:table-cell office:value-type="string" calcext:value-type="string">
            <text:p>(1.00327,-7.24271e-0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61" calcext:value-type="float">
            <text:p>1261</text:p>
          </table:table-cell>
          <table:table-cell office:value-type="float" office:value="5050225" calcext:value-type="float">
            <text:p>5050225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14231,2.00001,1.87505,0.903798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23" calcext:value-type="float">
            <text:p>1323</text:p>
          </table:table-cell>
          <table:table-cell office:value-type="float" office:value="5016748" calcext:value-type="float">
            <text:p>5016748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98239,2.00005,1.87503,0.903788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37" calcext:value-type="float">
            <text:p>1537</text:p>
          </table:table-cell>
          <table:table-cell office:value-type="float" office:value="5012186" calcext:value-type="float">
            <text:p>5012186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6.17812e-07,2.00004,1.87504,0.903805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271" calcext:value-type="float">
            <text:p>1271</text:p>
          </table:table-cell>
          <table:table-cell office:value-type="float" office:value="5014785" calcext:value-type="float">
            <text:p>5014785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34271,2.00004,1.87505,0.9038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47" calcext:value-type="float">
            <text:p>1847</text:p>
          </table:table-cell>
          <table:table-cell office:value-type="float" office:value="5042277" calcext:value-type="float">
            <text:p>5042277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128079,2.00005,1.87504,0.903798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342" calcext:value-type="float">
            <text:p>1342</text:p>
          </table:table-cell>
          <table:table-cell office:value-type="float" office:value="5040737" calcext:value-type="float">
            <text:p>5040737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-4.90718e-05,2.00005,1.87505,0.903802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76" calcext:value-type="float">
            <text:p>1576</text:p>
          </table:table-cell>
          <table:table-cell office:value-type="float" office:value="5049978" calcext:value-type="float">
            <text:p>5049978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-4.81541e-05,2.00005,1.87505,0.903803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23" calcext:value-type="float">
            <text:p>1123</text:p>
          </table:table-cell>
          <table:table-cell office:value-type="float" office:value="5015976" calcext:value-type="float">
            <text:p>5015976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663084,2.00003,1.87504,0.903802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93" calcext:value-type="float">
            <text:p>1493</text:p>
          </table:table-cell>
          <table:table-cell office:value-type="float" office:value="5059895" calcext:value-type="float">
            <text:p>5059895</text:p>
          </table:table-cell>
          <table:table-cell office:value-type="float" office:value="-1.00332" calcext:value-type="float">
            <text:p>-1.00332</text:p>
          </table:table-cell>
          <table:table-cell office:value-type="string" calcext:value-type="string">
            <text:p>(6.41016e-05,2.00005,1.87505,0.903822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65" calcext:value-type="float">
            <text:p>1365</text:p>
          </table:table-cell>
          <table:table-cell office:value-type="float" office:value="5014285" calcext:value-type="float">
            <text:p>5014285</text:p>
          </table:table-cell>
          <table:table-cell office:value-type="float" office:value="-1.00328" calcext:value-type="float">
            <text:p>-1.00328</text:p>
          </table:table-cell>
          <table:table-cell office:value-type="string" calcext:value-type="string">
            <text:p>(0.000693868,2.00005,1.87504,0.9038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1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441" calcext:value-type="float">
            <text:p>441</text:p>
          </table:table-cell>
          <table:table-cell office:value-type="float" office:value="218248" calcext:value-type="float">
            <text:p>218248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3,11.0018)</text:p>
          </table:table-cell>
          <table:table-cell table:number-columns-repeated="7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64" calcext:value-type="float">
            <text:p>564</text:p>
          </table:table-cell>
          <table:table-cell office:value-type="float" office:value="272237" calcext:value-type="float">
            <text:p>272237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9)</text:p>
          </table:table-cell>
          <table:table-cell table:number-columns-repeated="7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05" calcext:value-type="float">
            <text:p>605</text:p>
          </table:table-cell>
          <table:table-cell office:value-type="float" office:value="268537" calcext:value-type="float">
            <text:p>268537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,11.0019)</text:p>
          </table:table-cell>
          <table:table-cell table:number-columns-repeated="7"/>
        </table:table-row>
        <table:table-row table:style-name="ro1">
          <table:table-cell office:value-type="float" office:value="-49.0004" calcext:value-type="float">
            <text:p>-49.0004</text:p>
          </table:table-cell>
          <table:table-cell office:value-type="float" office:value="571" calcext:value-type="float">
            <text:p>571</text:p>
          </table:table-cell>
          <table:table-cell office:value-type="float" office:value="239054" calcext:value-type="float">
            <text:p>239054</text:p>
          </table:table-cell>
          <table:table-cell office:value-type="float" office:value="17.002" calcext:value-type="float">
            <text:p>17.002</text:p>
          </table:table-cell>
          <table:table-cell office:value-type="string" calcext:value-type="string">
            <text:p>(15.9992,11.0004)</text:p>
          </table:table-cell>
          <table:table-cell table:number-columns-repeated="7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606" calcext:value-type="float">
            <text:p>606</text:p>
          </table:table-cell>
          <table:table-cell office:value-type="float" office:value="225783" calcext:value-type="float">
            <text:p>225783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,11.0017)</text:p>
          </table:table-cell>
          <table:table-cell table:number-columns-repeated="7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436" calcext:value-type="float">
            <text:p>436</text:p>
          </table:table-cell>
          <table:table-cell office:value-type="float" office:value="257634" calcext:value-type="float">
            <text:p>257634</text:p>
          </table:table-cell>
          <table:table-cell office:value-type="float" office:value="17.0085" calcext:value-type="float">
            <text:p>17.0085</text:p>
          </table:table-cell>
          <table:table-cell office:value-type="string" calcext:value-type="string">
            <text:p>(15.9966,11.0017)</text:p>
          </table:table-cell>
          <table:table-cell table:number-columns-repeated="7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306" calcext:value-type="float">
            <text:p>306</text:p>
          </table:table-cell>
          <table:table-cell office:value-type="float" office:value="229242" calcext:value-type="float">
            <text:p>229242</text:p>
          </table:table-cell>
          <table:table-cell office:value-type="float" office:value="17.0086" calcext:value-type="float">
            <text:p>17.0086</text:p>
          </table:table-cell>
          <table:table-cell office:value-type="string" calcext:value-type="string">
            <text:p>(15.9966,11.0017)</text:p>
          </table:table-cell>
          <table:table-cell table:number-columns-repeated="7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73" calcext:value-type="float">
            <text:p>573</text:p>
          </table:table-cell>
          <table:table-cell office:value-type="float" office:value="247046" calcext:value-type="float">
            <text:p>247046</text:p>
          </table:table-cell>
          <table:table-cell office:value-type="float" office:value="17.0087" calcext:value-type="float">
            <text:p>17.0087</text:p>
          </table:table-cell>
          <table:table-cell office:value-type="string" calcext:value-type="string">
            <text:p>(15.9965,11.0017)</text:p>
          </table:table-cell>
          <table:table-cell table:number-columns-repeated="7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632" calcext:value-type="float">
            <text:p>632</text:p>
          </table:table-cell>
          <table:table-cell office:value-type="float" office:value="303156" calcext:value-type="float">
            <text:p>303156</text:p>
          </table:table-cell>
          <table:table-cell office:value-type="float" office:value="17.005" calcext:value-type="float">
            <text:p>17.005</text:p>
          </table:table-cell>
          <table:table-cell office:value-type="string" calcext:value-type="string">
            <text:p>(15.998,11.001)</text:p>
          </table:table-cell>
          <table:table-cell table:number-columns-repeated="7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70" calcext:value-type="float">
            <text:p>570</text:p>
          </table:table-cell>
          <table:table-cell office:value-type="float" office:value="313570" calcext:value-type="float">
            <text:p>313570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2,11.001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1114" calcext:value-type="float">
            <text:p>-1.21114</text:p>
          </table:table-cell>
          <table:table-cell office:value-type="float" office:value="403" calcext:value-type="float">
            <text:p>403</text:p>
          </table:table-cell>
          <table:table-cell office:value-type="float" office:value="5005478" calcext:value-type="float">
            <text:p>5005478</text:p>
          </table:table-cell>
          <table:table-cell office:value-type="float" office:value="7.62132" calcext:value-type="float">
            <text:p>7.62132</text:p>
          </table:table-cell>
          <table:table-cell office:value-type="string" calcext:value-type="string">
            <text:p>(1.88808,0.888168,7.13963e-05)</text:p>
          </table:table-cell>
          <table:table-cell table:number-columns-repeated="7"/>
        </table:table-row>
        <table:table-row table:style-name="ro1">
          <table:table-cell office:value-type="float" office:value="-1.21149" calcext:value-type="float">
            <text:p>-1.21149</text:p>
          </table:table-cell>
          <table:table-cell office:value-type="float" office:value="252" calcext:value-type="float">
            <text:p>252</text:p>
          </table:table-cell>
          <table:table-cell office:value-type="float" office:value="5003762" calcext:value-type="float">
            <text:p>5003762</text:p>
          </table:table-cell>
          <table:table-cell office:value-type="float" office:value="7.62246" calcext:value-type="float">
            <text:p>7.62246</text:p>
          </table:table-cell>
          <table:table-cell office:value-type="string" calcext:value-type="string">
            <text:p>(1.88778,0.887956,9.30844e-05)</text:p>
          </table:table-cell>
          <table:table-cell table:number-columns-repeated="7"/>
        </table:table-row>
        <table:table-row table:style-name="ro1">
          <table:table-cell office:value-type="float" office:value="-1.21149" calcext:value-type="float">
            <text:p>-1.21149</text:p>
          </table:table-cell>
          <table:table-cell office:value-type="float" office:value="297" calcext:value-type="float">
            <text:p>297</text:p>
          </table:table-cell>
          <table:table-cell office:value-type="float" office:value="5003656" calcext:value-type="float">
            <text:p>5003656</text:p>
          </table:table-cell>
          <table:table-cell office:value-type="float" office:value="7.62252" calcext:value-type="float">
            <text:p>7.62252</text:p>
          </table:table-cell>
          <table:table-cell office:value-type="string" calcext:value-type="string">
            <text:p>(1.88781,0.887962,7.27428e-05)</text:p>
          </table:table-cell>
          <table:table-cell table:number-columns-repeated="7"/>
        </table:table-row>
        <table:table-row table:style-name="ro1">
          <table:table-cell office:value-type="float" office:value="-1.2114" calcext:value-type="float">
            <text:p>-1.2114</text:p>
          </table:table-cell>
          <table:table-cell office:value-type="float" office:value="272" calcext:value-type="float">
            <text:p>272</text:p>
          </table:table-cell>
          <table:table-cell office:value-type="float" office:value="5030451" calcext:value-type="float">
            <text:p>5030451</text:p>
          </table:table-cell>
          <table:table-cell office:value-type="float" office:value="7.62285" calcext:value-type="float">
            <text:p>7.62285</text:p>
          </table:table-cell>
          <table:table-cell office:value-type="string" calcext:value-type="string">
            <text:p>(1.88816,0.888047,-7.82178e-05)</text:p>
          </table:table-cell>
          <table:table-cell table:number-columns-repeated="7"/>
        </table:table-row>
        <table:table-row table:style-name="ro1">
          <table:table-cell office:value-type="float" office:value="-1.211" calcext:value-type="float">
            <text:p>-1.211</text:p>
          </table:table-cell>
          <table:table-cell office:value-type="float" office:value="365" calcext:value-type="float">
            <text:p>365</text:p>
          </table:table-cell>
          <table:table-cell office:value-type="float" office:value="5006890" calcext:value-type="float">
            <text:p>5006890</text:p>
          </table:table-cell>
          <table:table-cell office:value-type="float" office:value="7.62101" calcext:value-type="float">
            <text:p>7.62101</text:p>
          </table:table-cell>
          <table:table-cell office:value-type="string" calcext:value-type="string">
            <text:p>(1.88816,0.888246,3.12363e-05)</text:p>
          </table:table-cell>
          <table:table-cell table:number-columns-repeated="7"/>
        </table:table-row>
        <table:table-row table:style-name="ro1">
          <table:table-cell office:value-type="float" office:value="-1.21171" calcext:value-type="float">
            <text:p>-1.21171</text:p>
          </table:table-cell>
          <table:table-cell office:value-type="float" office:value="238" calcext:value-type="float">
            <text:p>238</text:p>
          </table:table-cell>
          <table:table-cell office:value-type="float" office:value="5015431" calcext:value-type="float">
            <text:p>5015431</text:p>
          </table:table-cell>
          <table:table-cell office:value-type="float" office:value="7.62388" calcext:value-type="float">
            <text:p>7.62388</text:p>
          </table:table-cell>
          <table:table-cell office:value-type="string" calcext:value-type="string">
            <text:p>(1.8879,0.887863,-7.31551e-05)</text:p>
          </table:table-cell>
          <table:table-cell table:number-columns-repeated="7"/>
        </table:table-row>
        <table:table-row table:style-name="ro1">
          <table:table-cell office:value-type="float" office:value="-1.21134" calcext:value-type="float">
            <text:p>-1.21134</text:p>
          </table:table-cell>
          <table:table-cell office:value-type="float" office:value="325" calcext:value-type="float">
            <text:p>325</text:p>
          </table:table-cell>
          <table:table-cell office:value-type="float" office:value="5002098" calcext:value-type="float">
            <text:p>5002098</text:p>
          </table:table-cell>
          <table:table-cell office:value-type="float" office:value="7.62197" calcext:value-type="float">
            <text:p>7.62197</text:p>
          </table:table-cell>
          <table:table-cell office:value-type="string" calcext:value-type="string">
            <text:p>(1.88794,0.88805,8.8964e-05)</text:p>
          </table:table-cell>
          <table:table-cell table:number-columns-repeated="7"/>
        </table:table-row>
        <table:table-row table:style-name="ro1">
          <table:table-cell office:value-type="float" office:value="-1.21079" calcext:value-type="float">
            <text:p>-1.21079</text:p>
          </table:table-cell>
          <table:table-cell office:value-type="float" office:value="344" calcext:value-type="float">
            <text:p>344</text:p>
          </table:table-cell>
          <table:table-cell office:value-type="float" office:value="5002833" calcext:value-type="float">
            <text:p>5002833</text:p>
          </table:table-cell>
          <table:table-cell office:value-type="float" office:value="7.62069" calcext:value-type="float">
            <text:p>7.62069</text:p>
          </table:table-cell>
          <table:table-cell office:value-type="string" calcext:value-type="string">
            <text:p>(1.88844,0.888382,-6.41951e-05)</text:p>
          </table:table-cell>
          <table:table-cell table:number-columns-repeated="7"/>
        </table:table-row>
        <table:table-row table:style-name="ro1">
          <table:table-cell office:value-type="float" office:value="-1.2113" calcext:value-type="float">
            <text:p>-1.2113</text:p>
          </table:table-cell>
          <table:table-cell office:value-type="float" office:value="375" calcext:value-type="float">
            <text:p>375</text:p>
          </table:table-cell>
          <table:table-cell office:value-type="float" office:value="5003033" calcext:value-type="float">
            <text:p>5003033</text:p>
          </table:table-cell>
          <table:table-cell office:value-type="float" office:value="7.61919" calcext:value-type="float">
            <text:p>7.61919</text:p>
          </table:table-cell>
          <table:table-cell office:value-type="string" calcext:value-type="string">
            <text:p>(1.88706,0.887971,0.000724248)</text:p>
          </table:table-cell>
          <table:table-cell table:number-columns-repeated="7"/>
        </table:table-row>
        <table:table-row table:style-name="ro1">
          <table:table-cell office:value-type="float" office:value="-1.21128" calcext:value-type="float">
            <text:p>-1.21128</text:p>
          </table:table-cell>
          <table:table-cell office:value-type="float" office:value="322" calcext:value-type="float">
            <text:p>322</text:p>
          </table:table-cell>
          <table:table-cell office:value-type="float" office:value="5004222" calcext:value-type="float">
            <text:p>5004222</text:p>
          </table:table-cell>
          <table:table-cell office:value-type="float" office:value="7.62206" calcext:value-type="float">
            <text:p>7.62206</text:p>
          </table:table-cell>
          <table:table-cell office:value-type="string" calcext:value-type="string">
            <text:p>(1.88781,0.888069,1.99901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1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413" calcext:value-type="float">
            <text:p>3413</text:p>
          </table:table-cell>
          <table:table-cell office:value-type="float" office:value="171745" calcext:value-type="float">
            <text:p>171745</text:p>
          </table:table-cell>
          <table:table-cell table:style-name="ce1" office:value-type="float" office:value="0.00000000104011" calcext:value-type="float">
            <text:p>1.04E-009</text:p>
          </table:table-cell>
          <table:table-cell office:value-type="string" calcext:value-type="string">
            <text:p>(0.499935,0.500106,0.499903,0.5001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042" calcext:value-type="float">
            <text:p>3042</text:p>
          </table:table-cell>
          <table:table-cell office:value-type="float" office:value="38232" calcext:value-type="float">
            <text:p>38232</text:p>
          </table:table-cell>
          <table:table-cell table:style-name="ce1" office:value-type="float" office:value="0.00000000114605" calcext:value-type="float">
            <text:p>1.15E-009</text:p>
          </table:table-cell>
          <table:table-cell office:value-type="string" calcext:value-type="string">
            <text:p>(0.500598,0.501694,0.500573,0.501671)</text:p>
          </table:table-cell>
          <table:table-cell table:number-columns-repeated="7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446" calcext:value-type="float">
            <text:p>3446</text:p>
          </table:table-cell>
          <table:table-cell office:value-type="float" office:value="44426" calcext:value-type="float">
            <text:p>44426</text:p>
          </table:table-cell>
          <table:table-cell table:style-name="ce1" office:value-type="float" office:value="0.00000000169896" calcext:value-type="float">
            <text:p>1.70E-009</text:p>
          </table:table-cell>
          <table:table-cell office:value-type="string" calcext:value-type="string">
            <text:p>(0.49996,0.500028,0.499955,0.499987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778" calcext:value-type="float">
            <text:p>2778</text:p>
          </table:table-cell>
          <table:table-cell office:value-type="float" office:value="31885" calcext:value-type="float">
            <text:p>31885</text:p>
          </table:table-cell>
          <table:table-cell table:style-name="ce1" office:value-type="float" office:value="0.00000000174271" calcext:value-type="float">
            <text:p>1.74E-009</text:p>
          </table:table-cell>
          <table:table-cell office:value-type="string" calcext:value-type="string">
            <text:p>(0.500515,0.501089,0.500473,0.501092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638" calcext:value-type="float">
            <text:p>3638</text:p>
          </table:table-cell>
          <table:table-cell office:value-type="float" office:value="33270" calcext:value-type="float">
            <text:p>33270</text:p>
          </table:table-cell>
          <table:table-cell table:style-name="ce1" office:value-type="float" office:value="0.00000000147999" calcext:value-type="float">
            <text:p>1.48E-009</text:p>
          </table:table-cell>
          <table:table-cell office:value-type="string" calcext:value-type="string">
            <text:p>(0.500784,0.50004,0.500776,0.500002)</text:p>
          </table:table-cell>
          <table:table-cell table:number-columns-repeated="7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4564" calcext:value-type="float">
            <text:p>4564</text:p>
          </table:table-cell>
          <table:table-cell office:value-type="float" office:value="42525" calcext:value-type="float">
            <text:p>42525</text:p>
          </table:table-cell>
          <table:table-cell table:style-name="ce1" office:value-type="float" office:value="0.000000000345249" calcext:value-type="float">
            <text:p>3.45E-010</text:p>
          </table:table-cell>
          <table:table-cell office:value-type="string" calcext:value-type="string">
            <text:p>(0.500637,0.50044,0.500622,0.500429)</text:p>
          </table:table-cell>
          <table:table-cell table:number-columns-repeated="7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4950" calcext:value-type="float">
            <text:p>4950</text:p>
          </table:table-cell>
          <table:table-cell office:value-type="float" office:value="151403" calcext:value-type="float">
            <text:p>151403</text:p>
          </table:table-cell>
          <table:table-cell table:style-name="ce1" office:value-type="float" office:value="0.00000000243018" calcext:value-type="float">
            <text:p>2.43E-009</text:p>
          </table:table-cell>
          <table:table-cell office:value-type="string" calcext:value-type="string">
            <text:p>(0.500087,0.502819,0.500037,0.502819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281" calcext:value-type="float">
            <text:p>3281</text:p>
          </table:table-cell>
          <table:table-cell office:value-type="float" office:value="33048" calcext:value-type="float">
            <text:p>33048</text:p>
          </table:table-cell>
          <table:table-cell table:style-name="ce1" office:value-type="float" office:value="0.00000000123189" calcext:value-type="float">
            <text:p>1.23E-009</text:p>
          </table:table-cell>
          <table:table-cell office:value-type="string" calcext:value-type="string">
            <text:p>(0.5005,0.501131,0.500466,0.501124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987" calcext:value-type="float">
            <text:p>2987</text:p>
          </table:table-cell>
          <table:table-cell office:value-type="float" office:value="57689" calcext:value-type="float">
            <text:p>57689</text:p>
          </table:table-cell>
          <table:table-cell table:style-name="ce1" office:value-type="float" office:value="0.00000000105129" calcext:value-type="float">
            <text:p>1.05E-009</text:p>
          </table:table-cell>
          <table:table-cell office:value-type="string" calcext:value-type="string">
            <text:p>(0.50135,0.500049,0.501319,0.50004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894" calcext:value-type="float">
            <text:p>3894</text:p>
          </table:table-cell>
          <table:table-cell office:value-type="float" office:value="44808" calcext:value-type="float">
            <text:p>44808</text:p>
          </table:table-cell>
          <table:table-cell table:style-name="ce1" office:value-type="float" office:value="0.0000000012062" calcext:value-type="float">
            <text:p>1.21E-009</text:p>
          </table:table-cell>
          <table:table-cell office:value-type="string" calcext:value-type="string">
            <text:p>(0.501139,0.500646,0.501122,0.5006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68" calcext:value-type="float">
            <text:p>1468</text:p>
          </table:table-cell>
          <table:table-cell office:value-type="float" office:value="32050" calcext:value-type="float">
            <text:p>32050</text:p>
          </table:table-cell>
          <table:table-cell table:style-name="ce1" office:value-type="float" office:value="0.00000073098" calcext:value-type="float">
            <text:p>7.31E-007</text:p>
          </table:table-cell>
          <table:table-cell office:value-type="string" calcext:value-type="string">
            <text:p>(7.19073,12.78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29" calcext:value-type="float">
            <text:p>1429</text:p>
          </table:table-cell>
          <table:table-cell office:value-type="float" office:value="34779" calcext:value-type="float">
            <text:p>34779</text:p>
          </table:table-cell>
          <table:table-cell table:style-name="ce1" office:value-type="float" office:value="0.000000730986" calcext:value-type="float">
            <text:p>7.31E-007</text:p>
          </table:table-cell>
          <table:table-cell office:value-type="string" calcext:value-type="string">
            <text:p>(7.18924,12.7815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34" calcext:value-type="float">
            <text:p>1434</text:p>
          </table:table-cell>
          <table:table-cell office:value-type="float" office:value="25447" calcext:value-type="float">
            <text:p>25447</text:p>
          </table:table-cell>
          <table:table-cell table:style-name="ce1" office:value-type="float" office:value="0.000000730983" calcext:value-type="float">
            <text:p>7.31E-007</text:p>
          </table:table-cell>
          <table:table-cell office:value-type="string" calcext:value-type="string">
            <text:p>(7.19006,12.7807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24" calcext:value-type="float">
            <text:p>1424</text:p>
          </table:table-cell>
          <table:table-cell office:value-type="float" office:value="35887" calcext:value-type="float">
            <text:p>35887</text:p>
          </table:table-cell>
          <table:table-cell table:style-name="ce1" office:value-type="float" office:value="0.000000730997" calcext:value-type="float">
            <text:p>7.31E-007</text:p>
          </table:table-cell>
          <table:table-cell office:value-type="string" calcext:value-type="string">
            <text:p>(7.19183,12.7789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79" calcext:value-type="float">
            <text:p>1479</text:p>
          </table:table-cell>
          <table:table-cell office:value-type="float" office:value="47702" calcext:value-type="float">
            <text:p>47702</text:p>
          </table:table-cell>
          <table:table-cell table:style-name="ce1" office:value-type="float" office:value="0.000000730997" calcext:value-type="float">
            <text:p>7.31E-007</text:p>
          </table:table-cell>
          <table:table-cell office:value-type="string" calcext:value-type="string">
            <text:p>(7.18922,12.7815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597" calcext:value-type="float">
            <text:p>3597</text:p>
          </table:table-cell>
          <table:table-cell office:value-type="float" office:value="34062" calcext:value-type="float">
            <text:p>34062</text:p>
          </table:table-cell>
          <table:table-cell table:style-name="ce1" office:value-type="float" office:value="0.000000730986" calcext:value-type="float">
            <text:p>7.31E-007</text:p>
          </table:table-cell>
          <table:table-cell office:value-type="string" calcext:value-type="string">
            <text:p>(7.18865,12.7821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93" calcext:value-type="float">
            <text:p>1693</text:p>
          </table:table-cell>
          <table:table-cell office:value-type="float" office:value="101347" calcext:value-type="float">
            <text:p>101347</text:p>
          </table:table-cell>
          <table:table-cell table:style-name="ce1" office:value-type="float" office:value="0.000000730979" calcext:value-type="float">
            <text:p>7.31E-007</text:p>
          </table:table-cell>
          <table:table-cell office:value-type="string" calcext:value-type="string">
            <text:p>(7.18932,12.7814)</text:p>
          </table:table-cell>
          <table:table-cell table:number-columns-repeated="7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999" calcext:value-type="float">
            <text:p>999</text:p>
          </table:table-cell>
          <table:table-cell office:value-type="float" office:value="47233" calcext:value-type="float">
            <text:p>47233</text:p>
          </table:table-cell>
          <table:table-cell table:style-name="ce1" office:value-type="float" office:value="198.3" calcext:value-type="float">
            <text:p>1.98E+002</text:p>
          </table:table-cell>
          <table:table-cell office:value-type="string" calcext:value-type="string">
            <text:p>(11.2475,4.99988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98" calcext:value-type="float">
            <text:p>1498</text:p>
          </table:table-cell>
          <table:table-cell office:value-type="float" office:value="33188" calcext:value-type="float">
            <text:p>33188</text:p>
          </table:table-cell>
          <table:table-cell table:style-name="ce1" office:value-type="float" office:value="0.000000731001" calcext:value-type="float">
            <text:p>7.31E-007</text:p>
          </table:table-cell>
          <table:table-cell office:value-type="string" calcext:value-type="string">
            <text:p>(7.19195,12.7788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30" calcext:value-type="float">
            <text:p>1430</text:p>
          </table:table-cell>
          <table:table-cell office:value-type="float" office:value="41138" calcext:value-type="float">
            <text:p>41138</text:p>
          </table:table-cell>
          <table:table-cell table:style-name="ce1" office:value-type="float" office:value="0.000000730999" calcext:value-type="float">
            <text:p>7.31E-007</text:p>
          </table:table-cell>
          <table:table-cell office:value-type="string" calcext:value-type="string">
            <text:p>(7.19051,12.780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1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93" calcext:value-type="float">
            <text:p>493</text:p>
          </table:table-cell>
          <table:table-cell office:value-type="float" office:value="161024" calcext:value-type="float">
            <text:p>161024</text:p>
          </table:table-cell>
          <table:table-cell office:value-type="float" office:value="4.00288" calcext:value-type="float">
            <text:p>4.00288</text:p>
          </table:table-cell>
          <table:table-cell office:value-type="string" calcext:value-type="string">
            <text:p>(3.9986,4.00288)</text:p>
          </table:table-cell>
          <table:table-cell table:number-columns-repeated="7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437" calcext:value-type="float">
            <text:p>437</text:p>
          </table:table-cell>
          <table:table-cell office:value-type="float" office:value="127634" calcext:value-type="float">
            <text:p>127634</text:p>
          </table:table-cell>
          <table:table-cell office:value-type="float" office:value="4.00267" calcext:value-type="float">
            <text:p>4.00267</text:p>
          </table:table-cell>
          <table:table-cell office:value-type="string" calcext:value-type="string">
            <text:p>(3.99851,4.00267)</text:p>
          </table:table-cell>
          <table:table-cell table:number-columns-repeated="7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57" calcext:value-type="float">
            <text:p>557</text:p>
          </table:table-cell>
          <table:table-cell office:value-type="float" office:value="116462" calcext:value-type="float">
            <text:p>116462</text:p>
          </table:table-cell>
          <table:table-cell office:value-type="float" office:value="4.00283" calcext:value-type="float">
            <text:p>4.00283</text:p>
          </table:table-cell>
          <table:table-cell office:value-type="string" calcext:value-type="string">
            <text:p>(3.99859,4.00283)</text:p>
          </table:table-cell>
          <table:table-cell table:number-columns-repeated="7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506" calcext:value-type="float">
            <text:p>506</text:p>
          </table:table-cell>
          <table:table-cell office:value-type="float" office:value="100693" calcext:value-type="float">
            <text:p>100693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7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351" calcext:value-type="float">
            <text:p>351</text:p>
          </table:table-cell>
          <table:table-cell office:value-type="float" office:value="198602" calcext:value-type="float">
            <text:p>198602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62,4.00286)</text:p>
          </table:table-cell>
          <table:table-cell table:number-columns-repeated="7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452" calcext:value-type="float">
            <text:p>452</text:p>
          </table:table-cell>
          <table:table-cell office:value-type="float" office:value="139104" calcext:value-type="float">
            <text:p>139104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6,4.00286)</text:p>
          </table:table-cell>
          <table:table-cell table:number-columns-repeated="7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490" calcext:value-type="float">
            <text:p>490</text:p>
          </table:table-cell>
          <table:table-cell office:value-type="float" office:value="142820" calcext:value-type="float">
            <text:p>142820</text:p>
          </table:table-cell>
          <table:table-cell office:value-type="float" office:value="4.00278" calcext:value-type="float">
            <text:p>4.00278</text:p>
          </table:table-cell>
          <table:table-cell office:value-type="string" calcext:value-type="string">
            <text:p>(3.99853,4.00278)</text:p>
          </table:table-cell>
          <table:table-cell table:number-columns-repeated="7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44" calcext:value-type="float">
            <text:p>544</text:p>
          </table:table-cell>
          <table:table-cell office:value-type="float" office:value="113424" calcext:value-type="float">
            <text:p>113424</text:p>
          </table:table-cell>
          <table:table-cell office:value-type="float" office:value="4.00279" calcext:value-type="float">
            <text:p>4.00279</text:p>
          </table:table-cell>
          <table:table-cell office:value-type="string" calcext:value-type="string">
            <text:p>(3.99862,4.00279)</text:p>
          </table:table-cell>
          <table:table-cell table:number-columns-repeated="7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401" calcext:value-type="float">
            <text:p>401</text:p>
          </table:table-cell>
          <table:table-cell office:value-type="float" office:value="98144" calcext:value-type="float">
            <text:p>98144</text:p>
          </table:table-cell>
          <table:table-cell office:value-type="float" office:value="4.00269" calcext:value-type="float">
            <text:p>4.00269</text:p>
          </table:table-cell>
          <table:table-cell office:value-type="string" calcext:value-type="string">
            <text:p>(3.99856,4.00269)</text:p>
          </table:table-cell>
          <table:table-cell table:number-columns-repeated="7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501" calcext:value-type="float">
            <text:p>501</text:p>
          </table:table-cell>
          <table:table-cell office:value-type="float" office:value="250830" calcext:value-type="float">
            <text:p>250830</text:p>
          </table:table-cell>
          <table:table-cell office:value-type="float" office:value="4.00289" calcext:value-type="float">
            <text:p>4.00289</text:p>
          </table:table-cell>
          <table:table-cell office:value-type="string" calcext:value-type="string">
            <text:p>(3.99861,4.0028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1"/>
        </table:table-row>
        <table:table-row table:style-name="ro1">
          <table:table-cell office:value-type="float" office:value="3.10665" calcext:value-type="float">
            <text:p>3.10665</text:p>
          </table:table-cell>
          <table:table-cell office:value-type="float" office:value="518" calcext:value-type="float">
            <text:p>518</text:p>
          </table:table-cell>
          <table:table-cell office:value-type="float" office:value="285736" calcext:value-type="float">
            <text:p>285736</text:p>
          </table:table-cell>
          <table:table-cell office:value-type="float" office:value="-6.67952" calcext:value-type="float">
            <text:p>-6.67952</text:p>
          </table:table-cell>
          <table:table-cell office:value-type="string" calcext:value-type="string">
            <text:p>(0.893217,2.21343)</text:p>
          </table:table-cell>
          <table:table-cell table:number-columns-repeated="7"/>
        </table:table-row>
        <table:table-row table:style-name="ro1">
          <table:table-cell office:value-type="float" office:value="3.10688" calcext:value-type="float">
            <text:p>3.10688</text:p>
          </table:table-cell>
          <table:table-cell office:value-type="float" office:value="530" calcext:value-type="float">
            <text:p>530</text:p>
          </table:table-cell>
          <table:table-cell office:value-type="float" office:value="120538" calcext:value-type="float">
            <text:p>120538</text:p>
          </table:table-cell>
          <table:table-cell office:value-type="float" office:value="-6.67956" calcext:value-type="float">
            <text:p>-6.67956</text:p>
          </table:table-cell>
          <table:table-cell office:value-type="string" calcext:value-type="string">
            <text:p>(0.89317,2.21371)</text:p>
          </table:table-cell>
          <table:table-cell table:number-columns-repeated="7"/>
        </table:table-row>
        <table:table-row table:style-name="ro1">
          <table:table-cell office:value-type="float" office:value="3.10687" calcext:value-type="float">
            <text:p>3.10687</text:p>
          </table:table-cell>
          <table:table-cell office:value-type="float" office:value="526" calcext:value-type="float">
            <text:p>526</text:p>
          </table:table-cell>
          <table:table-cell office:value-type="float" office:value="49337" calcext:value-type="float">
            <text:p>49337</text:p>
          </table:table-cell>
          <table:table-cell office:value-type="float" office:value="-6.68078" calcext:value-type="float">
            <text:p>-6.68078</text:p>
          </table:table-cell>
          <table:table-cell office:value-type="string" calcext:value-type="string">
            <text:p>(0.893477,2.21339)</text:p>
          </table:table-cell>
          <table:table-cell table:number-columns-repeated="7"/>
        </table:table-row>
        <table:table-row table:style-name="ro1">
          <table:table-cell office:value-type="float" office:value="3.10661" calcext:value-type="float">
            <text:p>3.10661</text:p>
          </table:table-cell>
          <table:table-cell office:value-type="float" office:value="1100" calcext:value-type="float">
            <text:p>1100</text:p>
          </table:table-cell>
          <table:table-cell office:value-type="float" office:value="104460" calcext:value-type="float">
            <text:p>104460</text:p>
          </table:table-cell>
          <table:table-cell office:value-type="float" office:value="-6.67946" calcext:value-type="float">
            <text:p>-6.67946</text:p>
          </table:table-cell>
          <table:table-cell office:value-type="string" calcext:value-type="string">
            <text:p>(0.893213,2.2134)</text:p>
          </table:table-cell>
          <table:table-cell table:number-columns-repeated="7"/>
        </table:table-row>
        <table:table-row table:style-name="ro1">
          <table:table-cell office:value-type="float" office:value="3.10783" calcext:value-type="float">
            <text:p>3.10783</text:p>
          </table:table-cell>
          <table:table-cell office:value-type="float" office:value="369" calcext:value-type="float">
            <text:p>369</text:p>
          </table:table-cell>
          <table:table-cell office:value-type="float" office:value="5000899" calcext:value-type="float">
            <text:p>5000899</text:p>
          </table:table-cell>
          <table:table-cell office:value-type="float" office:value="-6.67707" calcext:value-type="float">
            <text:p>-6.67707</text:p>
          </table:table-cell>
          <table:table-cell office:value-type="string" calcext:value-type="string">
            <text:p>(0.89231,2.21552)</text:p>
          </table:table-cell>
          <table:table-cell table:number-columns-repeated="7"/>
        </table:table-row>
        <table:table-row table:style-name="ro1">
          <table:table-cell office:value-type="float" office:value="3.10693" calcext:value-type="float">
            <text:p>3.10693</text:p>
          </table:table-cell>
          <table:table-cell office:value-type="float" office:value="578" calcext:value-type="float">
            <text:p>578</text:p>
          </table:table-cell>
          <table:table-cell office:value-type="float" office:value="73227" calcext:value-type="float">
            <text:p>73227</text:p>
          </table:table-cell>
          <table:table-cell office:value-type="float" office:value="-6.67881" calcext:value-type="float">
            <text:p>-6.67881</text:p>
          </table:table-cell>
          <table:table-cell office:value-type="string" calcext:value-type="string">
            <text:p>(0.892969,2.21396)</text:p>
          </table:table-cell>
          <table:table-cell table:number-columns-repeated="7"/>
        </table:table-row>
        <table:table-row table:style-name="ro1">
          <table:table-cell office:value-type="float" office:value="3.10686" calcext:value-type="float">
            <text:p>3.10686</text:p>
          </table:table-cell>
          <table:table-cell office:value-type="float" office:value="716" calcext:value-type="float">
            <text:p>716</text:p>
          </table:table-cell>
          <table:table-cell office:value-type="float" office:value="58732" calcext:value-type="float">
            <text:p>58732</text:p>
          </table:table-cell>
          <table:table-cell office:value-type="float" office:value="-6.68067" calcext:value-type="float">
            <text:p>-6.68067</text:p>
          </table:table-cell>
          <table:table-cell office:value-type="string" calcext:value-type="string">
            <text:p>(0.893453,2.2134)</text:p>
          </table:table-cell>
          <table:table-cell table:number-columns-repeated="7"/>
        </table:table-row>
        <table:table-row table:style-name="ro1">
          <table:table-cell office:value-type="float" office:value="3.10667" calcext:value-type="float">
            <text:p>3.10667</text:p>
          </table:table-cell>
          <table:table-cell office:value-type="float" office:value="532" calcext:value-type="float">
            <text:p>532</text:p>
          </table:table-cell>
          <table:table-cell office:value-type="float" office:value="60346" calcext:value-type="float">
            <text:p>60346</text:p>
          </table:table-cell>
          <table:table-cell office:value-type="float" office:value="-6.67969" calcext:value-type="float">
            <text:p>-6.67969</text:p>
          </table:table-cell>
          <table:table-cell office:value-type="string" calcext:value-type="string">
            <text:p>(0.893254,2.21341)</text:p>
          </table:table-cell>
          <table:table-cell table:number-columns-repeated="7"/>
        </table:table-row>
        <table:table-row table:style-name="ro1">
          <table:table-cell office:value-type="float" office:value="3.10697" calcext:value-type="float">
            <text:p>3.10697</text:p>
          </table:table-cell>
          <table:table-cell office:value-type="float" office:value="565" calcext:value-type="float">
            <text:p>565</text:p>
          </table:table-cell>
          <table:table-cell office:value-type="float" office:value="119641" calcext:value-type="float">
            <text:p>119641</text:p>
          </table:table-cell>
          <table:table-cell office:value-type="float" office:value="-6.68115" calcext:value-type="float">
            <text:p>-6.68115</text:p>
          </table:table-cell>
          <table:table-cell office:value-type="string" calcext:value-type="string">
            <text:p>(0.893545,2.21342)</text:p>
          </table:table-cell>
          <table:table-cell table:number-columns-repeated="7"/>
        </table:table-row>
        <table:table-row table:style-name="ro1">
          <table:table-cell office:value-type="float" office:value="3.10839" calcext:value-type="float">
            <text:p>3.10839</text:p>
          </table:table-cell>
          <table:table-cell office:value-type="float" office:value="535" calcext:value-type="float">
            <text:p>535</text:p>
          </table:table-cell>
          <table:table-cell office:value-type="float" office:value="149795" calcext:value-type="float">
            <text:p>149795</text:p>
          </table:table-cell>
          <table:table-cell office:value-type="float" office:value="-6.6749" calcext:value-type="float">
            <text:p>-6.6749</text:p>
          </table:table-cell>
          <table:table-cell office:value-type="string" calcext:value-type="string">
            <text:p>(0.891628,2.2167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4907" calcext:value-type="float">
            <text:p>4907</text:p>
          </table:table-cell>
          <table:table-cell table:style-name="ce1" office:value-type="float" office:value="0.0000000000106127" calcext:value-type="float">
            <text:p>1.06E-011</text:p>
          </table:table-cell>
          <table:table-cell office:value-type="string" calcext:value-type="string">
            <text:p>(0.999632,2.35828e-14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4822" calcext:value-type="float">
            <text:p>4822</text:p>
          </table:table-cell>
          <table:table-cell table:style-name="ce1" office:value-type="float" office:value="0.0000000000823735" calcext:value-type="float">
            <text:p>8.24E-011</text:p>
          </table:table-cell>
          <table:table-cell office:value-type="string" calcext:value-type="string">
            <text:p>(1.00005,1.83053e-13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4638" calcext:value-type="float">
            <text:p>4638</text:p>
          </table:table-cell>
          <table:table-cell table:style-name="ce1" office:value-type="float" office:value="-0.0000000000795627" calcext:value-type="float">
            <text:p>-7.96E-011</text:p>
          </table:table-cell>
          <table:table-cell office:value-type="string" calcext:value-type="string">
            <text:p>(1.00021,-1.7681e-13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4410" calcext:value-type="float">
            <text:p>4410</text:p>
          </table:table-cell>
          <table:table-cell table:style-name="ce1" office:value-type="float" office:value="0.0000000000075498" calcext:value-type="float">
            <text:p>7.55E-012</text:p>
          </table:table-cell>
          <table:table-cell office:value-type="string" calcext:value-type="string">
            <text:p>(1.00004,1.67774e-14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4982" calcext:value-type="float">
            <text:p>4982</text:p>
          </table:table-cell>
          <table:table-cell table:style-name="ce1" office:value-type="float" office:value="-0.0000000000123107" calcext:value-type="float">
            <text:p>-1.23E-011</text:p>
          </table:table-cell>
          <table:table-cell office:value-type="string" calcext:value-type="string">
            <text:p>(0.999958,-2.7357e-14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4307" calcext:value-type="float">
            <text:p>4307</text:p>
          </table:table-cell>
          <table:table-cell table:style-name="ce1" office:value-type="float" office:value="0.000000000218077" calcext:value-type="float">
            <text:p>2.18E-010</text:p>
          </table:table-cell>
          <table:table-cell office:value-type="string" calcext:value-type="string">
            <text:p>(1.00008,4.84619e-13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4891" calcext:value-type="float">
            <text:p>4891</text:p>
          </table:table-cell>
          <table:table-cell table:style-name="ce1" office:value-type="float" office:value="0.000000000138629" calcext:value-type="float">
            <text:p>1.39E-010</text:p>
          </table:table-cell>
          <table:table-cell office:value-type="string" calcext:value-type="string">
            <text:p>(0.999661,3.08052e-13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4149" calcext:value-type="float">
            <text:p>4149</text:p>
          </table:table-cell>
          <table:table-cell table:style-name="ce1" office:value-type="float" office:value="-0.0000000000264031" calcext:value-type="float">
            <text:p>-2.64E-011</text:p>
          </table:table-cell>
          <table:table-cell office:value-type="string" calcext:value-type="string">
            <text:p>(0.999986,-5.86735e-14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5045" calcext:value-type="float">
            <text:p>5045</text:p>
          </table:table-cell>
          <table:table-cell table:style-name="ce1" office:value-type="float" office:value="-0.000000000103201" calcext:value-type="float">
            <text:p>-1.03E-010</text:p>
          </table:table-cell>
          <table:table-cell office:value-type="string" calcext:value-type="string">
            <text:p>(1,-2.29336e-13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5217" calcext:value-type="float">
            <text:p>5217</text:p>
          </table:table-cell>
          <table:table-cell table:style-name="ce1" office:value-type="float" office:value="-0.0000000000350857" calcext:value-type="float">
            <text:p>-3.51E-011</text:p>
          </table:table-cell>
          <table:table-cell office:value-type="string" calcext:value-type="string">
            <text:p>(0.999942,-7.79678e-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999.519" calcext:value-type="float">
            <text:p>-999.519</text:p>
          </table:table-cell>
          <table:table-cell office:value-type="float" office:value="59" calcext:value-type="float">
            <text:p>59</text:p>
          </table:table-cell>
          <table:table-cell office:value-type="float" office:value="6974" calcext:value-type="float">
            <text:p>6974</text:p>
          </table:table-cell>
          <table:table-cell office:value-type="float" office:value="-0.999626" calcext:value-type="float">
            <text:p>-0.999626</text:p>
          </table:table-cell>
          <table:table-cell office:value-type="string" calcext:value-type="string">
            <text:p>(3.46945e-18,0.999519,0.000106582)</text:p>
          </table:table-cell>
          <table:table-cell table:number-columns-repeated="7"/>
        </table:table-row>
        <table:table-row table:style-name="ro1">
          <table:table-cell office:value-type="float" office:value="-1000.03" calcext:value-type="float">
            <text:p>-1000.03</text:p>
          </table:table-cell>
          <table:table-cell office:value-type="float" office:value="645" calcext:value-type="float">
            <text:p>645</text:p>
          </table:table-cell>
          <table:table-cell office:value-type="float" office:value="20153" calcext:value-type="float">
            <text:p>20153</text:p>
          </table:table-cell>
          <table:table-cell office:value-type="float" office:value="-0.999983" calcext:value-type="float">
            <text:p>-0.999983</text:p>
          </table:table-cell>
          <table:table-cell office:value-type="string" calcext:value-type="string">
            <text:p>(-5.48419e-05,1.00004,-5.51454e-05)</text:p>
          </table:table-cell>
          <table:table-cell table:number-columns-repeated="7"/>
        </table:table-row>
        <table:table-row table:style-name="ro1">
          <table:table-cell office:value-type="float" office:value="-999.825" calcext:value-type="float">
            <text:p>-999.825</text:p>
          </table:table-cell>
          <table:table-cell office:value-type="float" office:value="600" calcext:value-type="float">
            <text:p>600</text:p>
          </table:table-cell>
          <table:table-cell office:value-type="float" office:value="10580" calcext:value-type="float">
            <text:p>10580</text:p>
          </table:table-cell>
          <table:table-cell office:value-type="float" office:value="-0.999855" calcext:value-type="float">
            <text:p>-0.999855</text:p>
          </table:table-cell>
          <table:table-cell office:value-type="string" calcext:value-type="string">
            <text:p>(0.000120933,0.999813,4.21964e-05)</text:p>
          </table:table-cell>
          <table:table-cell table:number-columns-repeated="7"/>
        </table:table-row>
        <table:table-row table:style-name="ro1">
          <table:table-cell office:value-type="float" office:value="-1000.04" calcext:value-type="float">
            <text:p>-1000.04</text:p>
          </table:table-cell>
          <table:table-cell office:value-type="float" office:value="682" calcext:value-type="float">
            <text:p>682</text:p>
          </table:table-cell>
          <table:table-cell office:value-type="float" office:value="19465" calcext:value-type="float">
            <text:p>19465</text:p>
          </table:table-cell>
          <table:table-cell office:value-type="float" office:value="-1.00003" calcext:value-type="float">
            <text:p>-1.00003</text:p>
          </table:table-cell>
          <table:table-cell office:value-type="string" calcext:value-type="string">
            <text:p>(7.2065e-05,1.00003,4.24132e-06)</text:p>
          </table:table-cell>
          <table:table-cell table:number-columns-repeated="7"/>
        </table:table-row>
        <table:table-row table:style-name="ro1">
          <table:table-cell office:value-type="float" office:value="-999.925" calcext:value-type="float">
            <text:p>-999.925</text:p>
          </table:table-cell>
          <table:table-cell office:value-type="float" office:value="658" calcext:value-type="float">
            <text:p>658</text:p>
          </table:table-cell>
          <table:table-cell office:value-type="float" office:value="81495" calcext:value-type="float">
            <text:p>81495</text:p>
          </table:table-cell>
          <table:table-cell office:value-type="float" office:value="-0.999987" calcext:value-type="float">
            <text:p>-0.999987</text:p>
          </table:table-cell>
          <table:table-cell office:value-type="string" calcext:value-type="string">
            <text:p>(-4.5985e-05,0.999929,5.76958e-05)</text:p>
          </table:table-cell>
          <table:table-cell table:number-columns-repeated="7"/>
        </table:table-row>
        <table:table-row table:style-name="ro1">
          <table:table-cell office:value-type="float" office:value="-1000.09" calcext:value-type="float">
            <text:p>-1000.09</text:p>
          </table:table-cell>
          <table:table-cell office:value-type="float" office:value="566" calcext:value-type="float">
            <text:p>566</text:p>
          </table:table-cell>
          <table:table-cell office:value-type="float" office:value="505483" calcext:value-type="float">
            <text:p>505483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-8.9164e-05,1.0001,-3.44774e-05)</text:p>
          </table:table-cell>
          <table:table-cell table:number-columns-repeated="7"/>
        </table:table-row>
        <table:table-row table:style-name="ro1">
          <table:table-cell office:value-type="float" office:value="-999.921" calcext:value-type="float">
            <text:p>-999.921</text:p>
          </table:table-cell>
          <table:table-cell office:value-type="float" office:value="28" calcext:value-type="float">
            <text:p>28</text:p>
          </table:table-cell>
          <table:table-cell office:value-type="float" office:value="4759" calcext:value-type="float">
            <text:p>4759</text:p>
          </table:table-cell>
          <table:table-cell office:value-type="float" office:value="-0.999924" calcext:value-type="float">
            <text:p>-0.999924</text:p>
          </table:table-cell>
          <table:table-cell office:value-type="string" calcext:value-type="string">
            <text:p>(2.77556e-17,0.999921,3.1969e-06)</text:p>
          </table:table-cell>
          <table:table-cell table:number-columns-repeated="7"/>
        </table:table-row>
        <table:table-row table:style-name="ro1">
          <table:table-cell office:value-type="float" office:value="-999.963" calcext:value-type="float">
            <text:p>-999.963</text:p>
          </table:table-cell>
          <table:table-cell office:value-type="float" office:value="412" calcext:value-type="float">
            <text:p>412</text:p>
          </table:table-cell>
          <table:table-cell office:value-type="float" office:value="27702" calcext:value-type="float">
            <text:p>27702</text:p>
          </table:table-cell>
          <table:table-cell office:value-type="float" office:value="-0.999896" calcext:value-type="float">
            <text:p>-0.999896</text:p>
          </table:table-cell>
          <table:table-cell office:value-type="string" calcext:value-type="string">
            <text:p>(-1.70592e-05,0.999965,-6.8422e-05)</text:p>
          </table:table-cell>
          <table:table-cell table:number-columns-repeated="7"/>
        </table:table-row>
        <table:table-row table:style-name="ro1">
          <table:table-cell office:value-type="float" office:value="-999.987" calcext:value-type="float">
            <text:p>-999.987</text:p>
          </table:table-cell>
          <table:table-cell office:value-type="float" office:value="616" calcext:value-type="float">
            <text:p>616</text:p>
          </table:table-cell>
          <table:table-cell office:value-type="float" office:value="24405" calcext:value-type="float">
            <text:p>24405</text:p>
          </table:table-cell>
          <table:table-cell office:value-type="float" office:value="-0.999931" calcext:value-type="float">
            <text:p>-0.999931</text:p>
          </table:table-cell>
          <table:table-cell office:value-type="string" calcext:value-type="string">
            <text:p>(4.80916e-05,0.999982,-5.11678e-05)</text:p>
          </table:table-cell>
          <table:table-cell table:number-columns-repeated="7"/>
        </table:table-row>
        <table:table-row table:style-name="ro1">
          <table:table-cell office:value-type="float" office:value="-1000.08" calcext:value-type="float">
            <text:p>-1000.08</text:p>
          </table:table-cell>
          <table:table-cell office:value-type="float" office:value="604" calcext:value-type="float">
            <text:p>604</text:p>
          </table:table-cell>
          <table:table-cell office:value-type="float" office:value="31795" calcext:value-type="float">
            <text:p>31795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-3.48527e-05,1.00008,-2.8489e-0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94" calcext:value-type="float">
            <text:p>1094</text:p>
          </table:table-cell>
          <table:table-cell office:value-type="float" office:value="113473" calcext:value-type="float">
            <text:p>113473</text:p>
          </table:table-cell>
          <table:table-cell office:value-type="float" office:value="4.00502" calcext:value-type="float">
            <text:p>4.00502</text:p>
          </table:table-cell>
          <table:table-cell office:value-type="string" calcext:value-type="string">
            <text:p>(1.00437,2.99875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948" calcext:value-type="float">
            <text:p>948</text:p>
          </table:table-cell>
          <table:table-cell office:value-type="float" office:value="163670" calcext:value-type="float">
            <text:p>163670</text:p>
          </table:table-cell>
          <table:table-cell office:value-type="float" office:value="4.01018" calcext:value-type="float">
            <text:p>4.01018</text:p>
          </table:table-cell>
          <table:table-cell office:value-type="string" calcext:value-type="string">
            <text:p>(1.00373,2.99746)</text:p>
          </table:table-cell>
          <table:table-cell table:number-columns-repeated="7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84" calcext:value-type="float">
            <text:p>884</text:p>
          </table:table-cell>
          <table:table-cell office:value-type="float" office:value="388826" calcext:value-type="float">
            <text:p>388826</text:p>
          </table:table-cell>
          <table:table-cell office:value-type="float" office:value="4.00208" calcext:value-type="float">
            <text:p>4.00208</text:p>
          </table:table-cell>
          <table:table-cell office:value-type="string" calcext:value-type="string">
            <text:p>(1.00474,2.99948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5162" calcext:value-type="float">
            <text:p>5162</text:p>
          </table:table-cell>
          <table:table-cell office:value-type="float" office:value="180803" calcext:value-type="float">
            <text:p>180803</text:p>
          </table:table-cell>
          <table:table-cell office:value-type="float" office:value="4.00453" calcext:value-type="float">
            <text:p>4.00453</text:p>
          </table:table-cell>
          <table:table-cell office:value-type="string" calcext:value-type="string">
            <text:p>(1.00443,2.99887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3001" calcext:value-type="float">
            <text:p>3001</text:p>
          </table:table-cell>
          <table:table-cell office:value-type="float" office:value="135167" calcext:value-type="float">
            <text:p>135167</text:p>
          </table:table-cell>
          <table:table-cell office:value-type="float" office:value="3.99988" calcext:value-type="float">
            <text:p>3.99988</text:p>
          </table:table-cell>
          <table:table-cell office:value-type="string" calcext:value-type="string">
            <text:p>(1.00501,3.00003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719" calcext:value-type="float">
            <text:p>719</text:p>
          </table:table-cell>
          <table:table-cell office:value-type="float" office:value="177565" calcext:value-type="float">
            <text:p>177565</text:p>
          </table:table-cell>
          <table:table-cell office:value-type="float" office:value="4.00458" calcext:value-type="float">
            <text:p>4.00458</text:p>
          </table:table-cell>
          <table:table-cell office:value-type="string" calcext:value-type="string">
            <text:p>(1.00443,2.99886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288" calcext:value-type="float">
            <text:p>1288</text:p>
          </table:table-cell>
          <table:table-cell office:value-type="float" office:value="117097" calcext:value-type="float">
            <text:p>117097</text:p>
          </table:table-cell>
          <table:table-cell office:value-type="float" office:value="4.00212" calcext:value-type="float">
            <text:p>4.00212</text:p>
          </table:table-cell>
          <table:table-cell office:value-type="string" calcext:value-type="string">
            <text:p>(1.00473,2.99947)</text:p>
          </table:table-cell>
          <table:table-cell table:number-columns-repeated="7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271" calcext:value-type="float">
            <text:p>1271</text:p>
          </table:table-cell>
          <table:table-cell office:value-type="float" office:value="134828" calcext:value-type="float">
            <text:p>134828</text:p>
          </table:table-cell>
          <table:table-cell office:value-type="float" office:value="4.00531" calcext:value-type="float">
            <text:p>4.00531</text:p>
          </table:table-cell>
          <table:table-cell office:value-type="string" calcext:value-type="string">
            <text:p>(1.00434,2.99867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13" calcext:value-type="float">
            <text:p>1013</text:p>
          </table:table-cell>
          <table:table-cell office:value-type="float" office:value="239516" calcext:value-type="float">
            <text:p>239516</text:p>
          </table:table-cell>
          <table:table-cell office:value-type="float" office:value="4.00841" calcext:value-type="float">
            <text:p>4.00841</text:p>
          </table:table-cell>
          <table:table-cell office:value-type="string" calcext:value-type="string">
            <text:p>(1.00395,2.9979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897" calcext:value-type="float">
            <text:p>897</text:p>
          </table:table-cell>
          <table:table-cell office:value-type="float" office:value="152646" calcext:value-type="float">
            <text:p>152646</text:p>
          </table:table-cell>
          <table:table-cell office:value-type="float" office:value="4.00392" calcext:value-type="float">
            <text:p>4.00392</text:p>
          </table:table-cell>
          <table:table-cell office:value-type="string" calcext:value-type="string">
            <text:p>(1.00451,2.9990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1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21" calcext:value-type="float">
            <text:p>721</text:p>
          </table:table-cell>
          <table:table-cell office:value-type="float" office:value="5001033" calcext:value-type="float">
            <text:p>5001033</text:p>
          </table:table-cell>
          <table:table-cell table:style-name="ce1" office:value-type="float" office:value="0.00000000244473" calcext:value-type="float">
            <text:p>2.44E-009</text:p>
          </table:table-cell>
          <table:table-cell office:value-type="string" calcext:value-type="string">
            <text:p>(2.99988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783" calcext:value-type="float">
            <text:p>783</text:p>
          </table:table-cell>
          <table:table-cell office:value-type="float" office:value="3926102" calcext:value-type="float">
            <text:p>3926102</text:p>
          </table:table-cell>
          <table:table-cell table:style-name="ce1" office:value-type="float" office:value="0.00000000240067" calcext:value-type="float">
            <text:p>2.40E-009</text:p>
          </table:table-cell>
          <table:table-cell office:value-type="string" calcext:value-type="string">
            <text:p>(2.9997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810" calcext:value-type="float">
            <text:p>810</text:p>
          </table:table-cell>
          <table:table-cell office:value-type="float" office:value="5001300" calcext:value-type="float">
            <text:p>5001300</text:p>
          </table:table-cell>
          <table:table-cell table:style-name="ce1" office:value-type="float" office:value="0.00000000246969" calcext:value-type="float">
            <text:p>2.47E-009</text:p>
          </table:table-cell>
          <table:table-cell office:value-type="string" calcext:value-type="string">
            <text:p>(3.00173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57" calcext:value-type="float">
            <text:p>557</text:p>
          </table:table-cell>
          <table:table-cell office:value-type="float" office:value="4724253" calcext:value-type="float">
            <text:p>4724253</text:p>
          </table:table-cell>
          <table:table-cell table:style-name="ce1" office:value-type="float" office:value="0.0000000024271" calcext:value-type="float">
            <text:p>2.43E-009</text:p>
          </table:table-cell>
          <table:table-cell office:value-type="string" calcext:value-type="string">
            <text:p>(3.00103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85" calcext:value-type="float">
            <text:p>785</text:p>
          </table:table-cell>
          <table:table-cell office:value-type="float" office:value="4902149" calcext:value-type="float">
            <text:p>4902149</text:p>
          </table:table-cell>
          <table:table-cell table:style-name="ce1" office:value-type="float" office:value="0.0000000024726" calcext:value-type="float">
            <text:p>2.47E-009</text:p>
          </table:table-cell>
          <table:table-cell office:value-type="string" calcext:value-type="string">
            <text:p>(3.00094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070" calcext:value-type="float">
            <text:p>1070</text:p>
          </table:table-cell>
          <table:table-cell office:value-type="float" office:value="4048597" calcext:value-type="float">
            <text:p>4048597</text:p>
          </table:table-cell>
          <table:table-cell table:style-name="ce1" office:value-type="float" office:value="0.00000000249387" calcext:value-type="float">
            <text:p>2.49E-009</text:p>
          </table:table-cell>
          <table:table-cell office:value-type="string" calcext:value-type="string">
            <text:p>(3.00174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82" calcext:value-type="float">
            <text:p>782</text:p>
          </table:table-cell>
          <table:table-cell office:value-type="float" office:value="4893967" calcext:value-type="float">
            <text:p>4893967</text:p>
          </table:table-cell>
          <table:table-cell table:style-name="ce1" office:value-type="float" office:value="0.00000000246345" calcext:value-type="float">
            <text:p>2.46E-009</text:p>
          </table:table-cell>
          <table:table-cell office:value-type="string" calcext:value-type="string">
            <text:p>(3.00083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562" calcext:value-type="float">
            <text:p>1562</text:p>
          </table:table-cell>
          <table:table-cell office:value-type="float" office:value="5002167" calcext:value-type="float">
            <text:p>5002167</text:p>
          </table:table-cell>
          <table:table-cell table:style-name="ce1" office:value-type="float" office:value="0.00000000247085" calcext:value-type="float">
            <text:p>2.47E-009</text:p>
          </table:table-cell>
          <table:table-cell office:value-type="string" calcext:value-type="string">
            <text:p>(3.00217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85" calcext:value-type="float">
            <text:p>585</text:p>
          </table:table-cell>
          <table:table-cell office:value-type="float" office:value="4376496" calcext:value-type="float">
            <text:p>4376496</text:p>
          </table:table-cell>
          <table:table-cell table:style-name="ce1" office:value-type="float" office:value="0.00000000240629" calcext:value-type="float">
            <text:p>2.41E-009</text:p>
          </table:table-cell>
          <table:table-cell office:value-type="string" calcext:value-type="string">
            <text:p>(2.9991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626" calcext:value-type="float">
            <text:p>626</text:p>
          </table:table-cell>
          <table:table-cell office:value-type="float" office:value="5000928" calcext:value-type="float">
            <text:p>5000928</text:p>
          </table:table-cell>
          <table:table-cell table:style-name="ce1" office:value-type="float" office:value="0.00000000248732" calcext:value-type="float">
            <text:p>2.49E-009</text:p>
          </table:table-cell>
          <table:table-cell office:value-type="string" calcext:value-type="string">
            <text:p>(3.00122,4.9999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1224" calcext:value-type="float">
            <text:p>-85.1224</text:p>
          </table:table-cell>
          <table:table-cell office:value-type="float" office:value="580" calcext:value-type="float">
            <text:p>580</text:p>
          </table:table-cell>
          <table:table-cell office:value-type="float" office:value="380129" calcext:value-type="float">
            <text:p>380129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(17.4513,10.9114)</text:p>
          </table:table-cell>
          <table:table-cell table:number-columns-repeated="7"/>
        </table:table-row>
        <table:table-row table:style-name="ro1">
          <table:table-cell office:value-type="float" office:value="-85.1156" calcext:value-type="float">
            <text:p>-85.1156</text:p>
          </table:table-cell>
          <table:table-cell office:value-type="float" office:value="523" calcext:value-type="float">
            <text:p>523</text:p>
          </table:table-cell>
          <table:table-cell office:value-type="float" office:value="373790" calcext:value-type="float">
            <text:p>373790</text:p>
          </table:table-cell>
          <table:table-cell office:value-type="float" office:value="50.1839" calcext:value-type="float">
            <text:p>50.1839</text:p>
          </table:table-cell>
          <table:table-cell office:value-type="string" calcext:value-type="string">
            <text:p>(17.4515,10.9108)</text:p>
          </table:table-cell>
          <table:table-cell table:number-columns-repeated="7"/>
        </table:table-row>
        <table:table-row table:style-name="ro1">
          <table:table-cell office:value-type="float" office:value="-85.1243" calcext:value-type="float">
            <text:p>-85.1243</text:p>
          </table:table-cell>
          <table:table-cell office:value-type="float" office:value="635" calcext:value-type="float">
            <text:p>635</text:p>
          </table:table-cell>
          <table:table-cell office:value-type="float" office:value="399103" calcext:value-type="float">
            <text:p>399103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2,10.9115)</text:p>
          </table:table-cell>
          <table:table-cell table:number-columns-repeated="7"/>
        </table:table-row>
        <table:table-row table:style-name="ro1">
          <table:table-cell office:value-type="float" office:value="-85.1261" calcext:value-type="float">
            <text:p>-85.1261</text:p>
          </table:table-cell>
          <table:table-cell office:value-type="float" office:value="540" calcext:value-type="float">
            <text:p>540</text:p>
          </table:table-cell>
          <table:table-cell office:value-type="float" office:value="401194" calcext:value-type="float">
            <text:p>401194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09,10.9116)</text:p>
          </table:table-cell>
          <table:table-cell table:number-columns-repeated="7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579" calcext:value-type="float">
            <text:p>579</text:p>
          </table:table-cell>
          <table:table-cell office:value-type="float" office:value="396476" calcext:value-type="float">
            <text:p>396476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7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658" calcext:value-type="float">
            <text:p>658</text:p>
          </table:table-cell>
          <table:table-cell office:value-type="float" office:value="431335" calcext:value-type="float">
            <text:p>431335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8)</text:p>
          </table:table-cell>
          <table:table-cell table:number-columns-repeated="7"/>
        </table:table-row>
        <table:table-row table:style-name="ro1">
          <table:table-cell office:value-type="float" office:value="-85.1213" calcext:value-type="float">
            <text:p>-85.1213</text:p>
          </table:table-cell>
          <table:table-cell office:value-type="float" office:value="664" calcext:value-type="float">
            <text:p>664</text:p>
          </table:table-cell>
          <table:table-cell office:value-type="float" office:value="454036" calcext:value-type="float">
            <text:p>454036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15,10.9113)</text:p>
          </table:table-cell>
          <table:table-cell table:number-columns-repeated="7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53" calcext:value-type="float">
            <text:p>553</text:p>
          </table:table-cell>
          <table:table-cell office:value-type="float" office:value="402867" calcext:value-type="float">
            <text:p>402867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1,10.9118)</text:p>
          </table:table-cell>
          <table:table-cell table:number-columns-repeated="7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564" calcext:value-type="float">
            <text:p>564</text:p>
          </table:table-cell>
          <table:table-cell office:value-type="float" office:value="384217" calcext:value-type="float">
            <text:p>384217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7"/>
        </table:table-row>
        <table:table-row table:style-name="ro1">
          <table:table-cell office:value-type="float" office:value="-85.1258" calcext:value-type="float">
            <text:p>-85.1258</text:p>
          </table:table-cell>
          <table:table-cell office:value-type="float" office:value="607" calcext:value-type="float">
            <text:p>607</text:p>
          </table:table-cell>
          <table:table-cell office:value-type="float" office:value="364618" calcext:value-type="float">
            <text:p>364618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1,10.9116)</text:p>
          </table:table-cell>
          <table:table-cell table:number-columns-repeated="7"/>
        </table:table-row>
      </table:table>
      <table:table table:name="C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64" calcext:value-type="float">
            <text:p>-37.0064</text:p>
          </table:table-cell>
          <table:table-cell office:value-type="float" office:value="837" calcext:value-type="float">
            <text:p>837</text:p>
          </table:table-cell>
          <table:table-cell office:value-type="float" office:value="5021124" calcext:value-type="float">
            <text:p>5021124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9,14.0008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5" table:formula="of:=MAX(INDIRECT(CONCATENATE(&quot;A&quot;;(ROW()-2)*11+2)):INDIRECT(CONCATENATE(&quot;A&quot;;(ROW()-2)*11+11)))" office:value-type="float" office:value="-37.0044" calcext:value-type="float">
            <text:p>-37.00</text:p>
          </table:table-cell>
          <table:table-cell table:style-name="ce5" table:formula="of:=AVERAGE(INDIRECT(CONCATENATE(&quot;A&quot;;(ROW()-2)*11+2)):INDIRECT(CONCATENATE(&quot;A&quot;;(ROW()-2)*11+11)))" office:value-type="float" office:value="-37.00622" calcext:value-type="float">
            <text:p>-37.01</text:p>
          </table:table-cell>
          <table:table-cell table:style-name="ce5" table:formula="of:=MIN(INDIRECT(CONCATENATE(&quot;A&quot;;(ROW()-2)*11+2)):INDIRECT(CONCATENATE(&quot;A&quot;;(ROW()-2)*11+11)))" office:value-type="float" office:value="-37.0074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6" table:number-columns-repeated="2"/>
        </table:table-row>
        <table:table-row table:style-name="ro1">
          <table:table-cell office:value-type="float" office:value="-37.0065" calcext:value-type="float">
            <text:p>-37.0065</text:p>
          </table:table-cell>
          <table:table-cell office:value-type="float" office:value="883" calcext:value-type="float">
            <text:p>883</text:p>
          </table:table-cell>
          <table:table-cell office:value-type="float" office:value="5023566" calcext:value-type="float">
            <text:p>5023566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9,14.0008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5" table:formula="of:=MAX(INDIRECT(CONCATENATE(&quot;A&quot;;(ROW()-2)*11+2)):INDIRECT(CONCATENATE(&quot;A&quot;;(ROW()-2)*11+11)))" office:value-type="float" office:value="-49.0003" calcext:value-type="float">
            <text:p>-49.00</text:p>
          </table:table-cell>
          <table:table-cell table:style-name="ce5" table:formula="of:=AVERAGE(INDIRECT(CONCATENATE(&quot;A&quot;;(ROW()-2)*11+2)):INDIRECT(CONCATENATE(&quot;A&quot;;(ROW()-2)*11+11)))" office:value-type="float" office:value="-49.00129" calcext:value-type="float">
            <text:p>-49.00</text:p>
          </table:table-cell>
          <table:table-cell table:style-name="ce5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6" table:number-columns-repeated="2"/>
        </table:table-row>
        <table:table-row table:style-name="ro1">
          <table:table-cell office:value-type="float" office:value="-37.0051" calcext:value-type="float">
            <text:p>-37.0051</text:p>
          </table:table-cell>
          <table:table-cell office:value-type="float" office:value="845" calcext:value-type="float">
            <text:p>845</text:p>
          </table:table-cell>
          <table:table-cell office:value-type="float" office:value="5029375" calcext:value-type="float">
            <text:p>5029375</text:p>
          </table:table-cell>
          <table:table-cell office:value-type="float" office:value="14.0002" calcext:value-type="float">
            <text:p>14.0002</text:p>
          </table:table-cell>
          <table:table-cell office:value-type="string" calcext:value-type="string">
            <text:p>(18.9956,14.0002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5" table:formula="of:=MAX(INDIRECT(CONCATENATE(&quot;A&quot;;(ROW()-2)*11+2)):INDIRECT(CONCATENATE(&quot;A&quot;;(ROW()-2)*11+11)))" office:value-type="float" office:value="-85.1179" calcext:value-type="float">
            <text:p>-85.12</text:p>
          </table:table-cell>
          <table:table-cell table:style-name="ce5" table:formula="of:=AVERAGE(INDIRECT(CONCATENATE(&quot;A&quot;;(ROW()-2)*11+2)):INDIRECT(CONCATENATE(&quot;A&quot;;(ROW()-2)*11+11)))" office:value-type="float" office:value="-85.1244" calcext:value-type="float">
            <text:p>-85.12</text:p>
          </table:table-cell>
          <table:table-cell table:style-name="ce5" table:formula="of:=MIN(INDIRECT(CONCATENATE(&quot;A&quot;;(ROW()-2)*11+2)):INDIRECT(CONCATENATE(&quot;A&quot;;(ROW()-2)*11+11)))" office:value-type="float" office:value="-85.1281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6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939" calcext:value-type="float">
            <text:p>939</text:p>
          </table:table-cell>
          <table:table-cell office:value-type="float" office:value="5009625" calcext:value-type="float">
            <text:p>5009625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4,14.0009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5" table:formula="of:=MAX(INDIRECT(CONCATENATE(&quot;A&quot;;(ROW()-2)*11+2)):INDIRECT(CONCATENATE(&quot;A&quot;;(ROW()-2)*11+11)))" office:value-type="float" office:value="-26.0796" calcext:value-type="float">
            <text:p>-26.08</text:p>
          </table:table-cell>
          <table:table-cell table:style-name="ce5" table:formula="of:=AVERAGE(INDIRECT(CONCATENATE(&quot;A&quot;;(ROW()-2)*11+2)):INDIRECT(CONCATENATE(&quot;A&quot;;(ROW()-2)*11+11)))" office:value-type="float" office:value="-28.95128" calcext:value-type="float">
            <text:p>-28.95</text:p>
          </table:table-cell>
          <table:table-cell table:style-name="ce5" table:formula="of:=MIN(INDIRECT(CONCATENATE(&quot;A&quot;;(ROW()-2)*11+2)):INDIRECT(CONCATENATE(&quot;A&quot;;(ROW()-2)*11+11)))" office:value-type="float" office:value="-29.3485" calcext:value-type="float">
            <text:p>-29.35</text:p>
          </table:table-cell>
          <table:table-cell office:value-type="float" office:value="-29.2" calcext:value-type="float">
            <text:p>-29.2</text:p>
          </table:table-cell>
          <table:table-cell table:style-name="ce6" table:number-columns-repeated="2"/>
        </table:table-row>
        <table:table-row table:style-name="ro1">
          <table:table-cell office:value-type="float" office:value="-37.0067" calcext:value-type="float">
            <text:p>-37.0067</text:p>
          </table:table-cell>
          <table:table-cell office:value-type="float" office:value="903" calcext:value-type="float">
            <text:p>903</text:p>
          </table:table-cell>
          <table:table-cell office:value-type="float" office:value="5019695" calcext:value-type="float">
            <text:p>5019695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1,14.00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5" table:formula="of:=MAX(INDIRECT(CONCATENATE(&quot;A&quot;;(ROW()-2)*11+2)):INDIRECT(CONCATENATE(&quot;A&quot;;(ROW()-2)*11+11)))" office:value-type="float" office:value="-19.0161" calcext:value-type="float">
            <text:p>-19.02</text:p>
          </table:table-cell>
          <table:table-cell table:style-name="ce5" table:formula="of:=AVERAGE(INDIRECT(CONCATENATE(&quot;A&quot;;(ROW()-2)*11+2)):INDIRECT(CONCATENATE(&quot;A&quot;;(ROW()-2)*11+11)))" office:value-type="float" office:value="-19.01713" calcext:value-type="float">
            <text:p>-19.02</text:p>
          </table:table-cell>
          <table:table-cell table:style-name="ce5" table:formula="of:=MIN(INDIRECT(CONCATENATE(&quot;A&quot;;(ROW()-2)*11+2)):INDIRECT(CONCATENATE(&quot;A&quot;;(ROW()-2)*11+11)))" office:value-type="float" office:value="-19.0181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6" table:number-columns-repeated="2"/>
        </table:table-row>
        <table:table-row table:style-name="ro1">
          <table:table-cell office:value-type="float" office:value="-37.0044" calcext:value-type="float">
            <text:p>-37.0044</text:p>
          </table:table-cell>
          <table:table-cell office:value-type="float" office:value="897" calcext:value-type="float">
            <text:p>897</text:p>
          </table:table-cell>
          <table:table-cell office:value-type="float" office:value="5011837" calcext:value-type="float">
            <text:p>5011837</text:p>
          </table:table-cell>
          <table:table-cell office:value-type="float" office:value="14.0003" calcext:value-type="float">
            <text:p>14.0003</text:p>
          </table:table-cell>
          <table:table-cell office:value-type="string" calcext:value-type="string">
            <text:p>(18.9966,14.0003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5" table:formula="of:=MAX(INDIRECT(CONCATENATE(&quot;A&quot;;(ROW()-2)*11+2)):INDIRECT(CONCATENATE(&quot;A&quot;;(ROW()-2)*11+11)))" office:value-type="float" office:value="-3.25266" calcext:value-type="float">
            <text:p>-3.25</text:p>
          </table:table-cell>
          <table:table-cell table:style-name="ce5" table:formula="of:=AVERAGE(INDIRECT(CONCATENATE(&quot;A&quot;;(ROW()-2)*11+2)):INDIRECT(CONCATENATE(&quot;A&quot;;(ROW()-2)*11+11)))" office:value-type="float" office:value="-3.252958" calcext:value-type="float">
            <text:p>-3.25</text:p>
          </table:table-cell>
          <table:table-cell table:style-name="ce5" table:formula="of:=MIN(INDIRECT(CONCATENATE(&quot;A&quot;;(ROW()-2)*11+2)):INDIRECT(CONCATENATE(&quot;A&quot;;(ROW()-2)*11+11)))" office:value-type="float" office:value="-3.25334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6" table:number-columns-repeated="2"/>
        </table:table-row>
        <table:table-row table:style-name="ro1">
          <table:table-cell office:value-type="float" office:value="-37.0063" calcext:value-type="float">
            <text:p>-37.0063</text:p>
          </table:table-cell>
          <table:table-cell office:value-type="float" office:value="794" calcext:value-type="float">
            <text:p>794</text:p>
          </table:table-cell>
          <table:table-cell office:value-type="float" office:value="5014594" calcext:value-type="float">
            <text:p>5014594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9,14.000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5" table:formula="of:=MAX(INDIRECT(CONCATENATE(&quot;A&quot;;(ROW()-2)*11+2)):INDIRECT(CONCATENATE(&quot;A&quot;;(ROW()-2)*11+11)))" office:value-type="float" office:value="-16.0107" calcext:value-type="float">
            <text:p>-16.01</text:p>
          </table:table-cell>
          <table:table-cell table:style-name="ce5" table:formula="of:=AVERAGE(INDIRECT(CONCATENATE(&quot;A&quot;;(ROW()-2)*11+2)):INDIRECT(CONCATENATE(&quot;A&quot;;(ROW()-2)*11+11)))" office:value-type="float" office:value="-16.24324" calcext:value-type="float">
            <text:p>-16.24</text:p>
          </table:table-cell>
          <table:table-cell table:style-name="ce5" table:formula="of:=MIN(INDIRECT(CONCATENATE(&quot;A&quot;;(ROW()-2)*11+2)):INDIRECT(CONCATENATE(&quot;A&quot;;(ROW()-2)*11+11)))" office:value-type="float" office:value="-16.2734" calcext:value-type="float">
            <text:p>-16.27</text:p>
          </table:table-cell>
          <table:table-cell office:value-type="float" office:value="-18.4" calcext:value-type="float">
            <text:p>-18.4</text:p>
          </table:table-cell>
          <table:table-cell table:style-name="ce6" table:number-columns-repeated="2"/>
        </table:table-row>
        <table:table-row table:style-name="ro1">
          <table:table-cell office:value-type="float" office:value="-37.0054" calcext:value-type="float">
            <text:p>-37.0054</text:p>
          </table:table-cell>
          <table:table-cell office:value-type="float" office:value="913" calcext:value-type="float">
            <text:p>913</text:p>
          </table:table-cell>
          <table:table-cell office:value-type="float" office:value="5008245" calcext:value-type="float">
            <text:p>5008245</text:p>
          </table:table-cell>
          <table:table-cell office:value-type="float" office:value="14.0002" calcext:value-type="float">
            <text:p>14.0002</text:p>
          </table:table-cell>
          <table:table-cell office:value-type="string" calcext:value-type="string">
            <text:p>(18.9955,14.0002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5" table:formula="of:=MAX(INDIRECT(CONCATENATE(&quot;A&quot;;(ROW()-2)*11+2)):INDIRECT(CONCATENATE(&quot;A&quot;;(ROW()-2)*11+11)))" office:value-type="float" office:value="14.7502" calcext:value-type="float">
            <text:p>14.75</text:p>
          </table:table-cell>
          <table:table-cell table:style-name="ce5" table:formula="of:=AVERAGE(INDIRECT(CONCATENATE(&quot;A&quot;;(ROW()-2)*11+2)):INDIRECT(CONCATENATE(&quot;A&quot;;(ROW()-2)*11+11)))" office:value-type="float" office:value="14.74695" calcext:value-type="float">
            <text:p>14.75</text:p>
          </table:table-cell>
          <table:table-cell table:style-name="ce5" table:formula="of:=MIN(INDIRECT(CONCATENATE(&quot;A&quot;;(ROW()-2)*11+2)):INDIRECT(CONCATENATE(&quot;A&quot;;(ROW()-2)*11+11)))" office:value-type="float" office:value="14.7431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6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939" calcext:value-type="float">
            <text:p>939</text:p>
          </table:table-cell>
          <table:table-cell office:value-type="float" office:value="5016239" calcext:value-type="float">
            <text:p>5016239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1,14.0011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5" table:formula="of:=MAX(INDIRECT(CONCATENATE(&quot;A&quot;;(ROW()-2)*11+2)):INDIRECT(CONCATENATE(&quot;A&quot;;(ROW()-2)*11+11)))" office:value-type="float" office:value="-487.135" calcext:value-type="float">
            <text:p>-487.14</text:p>
          </table:table-cell>
          <table:table-cell table:style-name="ce5" table:formula="of:=AVERAGE(INDIRECT(CONCATENATE(&quot;A&quot;;(ROW()-2)*11+2)):INDIRECT(CONCATENATE(&quot;A&quot;;(ROW()-2)*11+11)))" office:value-type="float" office:value="-488.1554" calcext:value-type="float">
            <text:p>-488.16</text:p>
          </table:table-cell>
          <table:table-cell table:style-name="ce5" table:formula="of:=MIN(INDIRECT(CONCATENATE(&quot;A&quot;;(ROW()-2)*11+2)):INDIRECT(CONCATENATE(&quot;A&quot;;(ROW()-2)*11+11)))" office:value-type="float" office:value="-488.978" calcext:value-type="float">
            <text:p>-488.98</text:p>
          </table:table-cell>
          <table:table-cell office:value-type="float" office:value="-453.61" calcext:value-type="float">
            <text:p>-453.61</text:p>
          </table:table-cell>
          <table:table-cell table:style-name="ce6" table:number-columns-repeated="2"/>
        </table:table-row>
        <table:table-row table:style-name="ro1">
          <table:table-cell office:value-type="float" office:value="-37.0068" calcext:value-type="float">
            <text:p>-37.0068</text:p>
          </table:table-cell>
          <table:table-cell office:value-type="float" office:value="808" calcext:value-type="float">
            <text:p>808</text:p>
          </table:table-cell>
          <table:table-cell office:value-type="float" office:value="5017872" calcext:value-type="float">
            <text:p>5017872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5,14.0008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5" table:formula="of:=MAX(INDIRECT(CONCATENATE(&quot;A&quot;;(ROW()-2)*11+2)):INDIRECT(CONCATENATE(&quot;A&quot;;(ROW()-2)*11+11)))" office:value-type="float" office:value="-0.0230066" calcext:value-type="float">
            <text:p>-0.02</text:p>
          </table:table-cell>
          <table:table-cell table:style-name="ce5" table:formula="of:=AVERAGE(INDIRECT(CONCATENATE(&quot;A&quot;;(ROW()-2)*11+2)):INDIRECT(CONCATENATE(&quot;A&quot;;(ROW()-2)*11+11)))" office:value-type="float" office:value="-0.03254444" calcext:value-type="float">
            <text:p>-0.03</text:p>
          </table:table-cell>
          <table:table-cell table:style-name="ce5" table:formula="of:=MIN(INDIRECT(CONCATENATE(&quot;A&quot;;(ROW()-2)*11+2)):INDIRECT(CONCATENATE(&quot;A&quot;;(ROW()-2)*11+11)))" office:value-type="float" office:value="-0.0549659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5" table:formula="of:=MAX(INDIRECT(CONCATENATE(&quot;A&quot;;(ROW()-2)*11+2)):INDIRECT(CONCATENATE(&quot;A&quot;;(ROW()-2)*11+11)))" office:value-type="float" office:value="-12.6832" calcext:value-type="float">
            <text:p>-12.68</text:p>
          </table:table-cell>
          <table:table-cell table:style-name="ce5" table:formula="of:=AVERAGE(INDIRECT(CONCATENATE(&quot;A&quot;;(ROW()-2)*11+2)):INDIRECT(CONCATENATE(&quot;A&quot;;(ROW()-2)*11+11)))" office:value-type="float" office:value="-12.68347" calcext:value-type="float">
            <text:p>-12.68</text:p>
          </table:table-cell>
          <table:table-cell table:style-name="ce5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6" table:number-columns-repeated="2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1417" calcext:value-type="float">
            <text:p>1417</text:p>
          </table:table-cell>
          <table:table-cell office:value-type="float" office:value="2577438" calcext:value-type="float">
            <text:p>2577438</text:p>
          </table:table-cell>
          <table:table-cell office:value-type="float" office:value="17.0086" calcext:value-type="float">
            <text:p>17.0086</text:p>
          </table:table-cell>
          <table:table-cell office:value-type="string" calcext:value-type="string">
            <text:p>(15.9962,11.001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5" table:formula="of:=MAX(INDIRECT(CONCATENATE(&quot;A&quot;;(ROW()-2)*11+2)):INDIRECT(CONCATENATE(&quot;A&quot;;(ROW()-2)*11+11)))" office:value-type="float" office:value="-6508.73" calcext:value-type="float">
            <text:p>-6508.73</text:p>
          </table:table-cell>
          <table:table-cell table:style-name="ce5" table:formula="of:=AVERAGE(INDIRECT(CONCATENATE(&quot;A&quot;;(ROW()-2)*11+2)):INDIRECT(CONCATENATE(&quot;A&quot;;(ROW()-2)*11+11)))" office:value-type="float" office:value="-6567.741" calcext:value-type="float">
            <text:p>-6567.74</text:p>
          </table:table-cell>
          <table:table-cell table:style-name="ce5" table:formula="of:=MIN(INDIRECT(CONCATENATE(&quot;A&quot;;(ROW()-2)*11+2)):INDIRECT(CONCATENATE(&quot;A&quot;;(ROW()-2)*11+11)))" office:value-type="float" office:value="-6599.65" calcext:value-type="float">
            <text:p>-6599.65</text:p>
          </table:table-cell>
          <table:table-cell office:value-type="float" office:value="-6600" calcext:value-type="float">
            <text:p>-6600</text:p>
          </table:table-cell>
          <table:table-cell table:style-name="ce6" table:number-columns-repeated="2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1622" calcext:value-type="float">
            <text:p>1622</text:p>
          </table:table-cell>
          <table:table-cell office:value-type="float" office:value="5015018" calcext:value-type="float">
            <text:p>5015018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5" table:formula="of:=MAX(INDIRECT(CONCATENATE(&quot;A&quot;;(ROW()-2)*11+2)):INDIRECT(CONCATENATE(&quot;A&quot;;(ROW()-2)*11+11)))" office:value-type="float" office:value="-4.48153" calcext:value-type="float">
            <text:p>-4.48</text:p>
          </table:table-cell>
          <table:table-cell table:style-name="ce5" table:formula="of:=AVERAGE(INDIRECT(CONCATENATE(&quot;A&quot;;(ROW()-2)*11+2)):INDIRECT(CONCATENATE(&quot;A&quot;;(ROW()-2)*11+11)))" office:value-type="float" office:value="-7.822622" calcext:value-type="float">
            <text:p>-7.82</text:p>
          </table:table-cell>
          <table:table-cell table:style-name="ce5" table:formula="of:=MIN(INDIRECT(CONCATENATE(&quot;A&quot;;(ROW()-2)*11+2)):INDIRECT(CONCATENATE(&quot;A&quot;;(ROW()-2)*11+11)))" office:value-type="float" office:value="-11.8755" calcext:value-type="float">
            <text:p>-11.88</text:p>
          </table:table-cell>
          <table:table-cell office:value-type="float" office:value="-9.56" calcext:value-type="float">
            <text:p>-9.56</text:p>
          </table:table-cell>
          <table:table-cell table:style-name="ce6" table:number-columns-repeated="2"/>
        </table:table-row>
        <table:table-row table:style-name="ro1">
          <table:table-cell office:value-type="float" office:value="-49.0006" calcext:value-type="float">
            <text:p>-49.0006</text:p>
          </table:table-cell>
          <table:table-cell office:value-type="float" office:value="1431" calcext:value-type="float">
            <text:p>1431</text:p>
          </table:table-cell>
          <table:table-cell office:value-type="float" office:value="5031737" calcext:value-type="float">
            <text:p>5031737</text:p>
          </table:table-cell>
          <table:table-cell office:value-type="float" office:value="17.0031" calcext:value-type="float">
            <text:p>17.0031</text:p>
          </table:table-cell>
          <table:table-cell office:value-type="string" calcext:value-type="string">
            <text:p>(15.9987,11.0006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5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5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5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6" table:number-columns-repeated="2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1389" calcext:value-type="float">
            <text:p>1389</text:p>
          </table:table-cell>
          <table:table-cell office:value-type="float" office:value="5008364" calcext:value-type="float">
            <text:p>5008364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2,11.002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5" table:formula="of:=MAX(INDIRECT(CONCATENATE(&quot;A&quot;;(ROW()-2)*11+2)):INDIRECT(CONCATENATE(&quot;A&quot;;(ROW()-2)*11+11)))" office:value-type="float" office:value="0.00000000390933" calcext:value-type="float">
            <text:p>0.00</text:p>
          </table:table-cell>
          <table:table-cell table:style-name="ce5" table:formula="of:=AVERAGE(INDIRECT(CONCATENATE(&quot;A&quot;;(ROW()-2)*11+2)):INDIRECT(CONCATENATE(&quot;A&quot;;(ROW()-2)*11+11)))" office:value-type="float" office:value="0.000000001315097915" calcext:value-type="float">
            <text:p>0.00</text:p>
          </table:table-cell>
          <table:table-cell table:style-name="ce5" table:formula="of:=MIN(INDIRECT(CONCATENATE(&quot;A&quot;;(ROW()-2)*11+2)):INDIRECT(CONCATENATE(&quot;A&quot;;(ROW()-2)*11+11)))" office:value-type="float" office:value="0.0000000000010445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office:value-type="float" office:value="-49.001" calcext:value-type="float">
            <text:p>-49.001</text:p>
          </table:table-cell>
          <table:table-cell office:value-type="float" office:value="1026" calcext:value-type="float">
            <text:p>1026</text:p>
          </table:table-cell>
          <table:table-cell office:value-type="float" office:value="5014292" calcext:value-type="float">
            <text:p>5014292</text:p>
          </table:table-cell>
          <table:table-cell office:value-type="float" office:value="17.005" calcext:value-type="float">
            <text:p>17.005</text:p>
          </table:table-cell>
          <table:table-cell office:value-type="string" calcext:value-type="string">
            <text:p>(15.998,11.001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5" table:formula="of:=MAX(INDIRECT(CONCATENATE(&quot;A&quot;;(ROW()-2)*11+2)):INDIRECT(CONCATENATE(&quot;A&quot;;(ROW()-2)*11+11)))" office:value-type="float" office:value="80.411" calcext:value-type="float">
            <text:p>80.41</text:p>
          </table:table-cell>
          <table:table-cell table:style-name="ce5" table:formula="of:=AVERAGE(INDIRECT(CONCATENATE(&quot;A&quot;;(ROW()-2)*11+2)):INDIRECT(CONCATENATE(&quot;A&quot;;(ROW()-2)*11+11)))" office:value-type="float" office:value="23.944726889991" calcext:value-type="float">
            <text:p>23.94</text:p>
          </table:table-cell>
          <table:table-cell table:style-name="ce5" table:formula="of:=MIN(INDIRECT(CONCATENATE(&quot;A&quot;;(ROW()-2)*11+2)):INDIRECT(CONCATENATE(&quot;A&quot;;(ROW()-2)*11+11)))" office:value-type="float" office:value="0.0000072278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1449" calcext:value-type="float">
            <text:p>1449</text:p>
          </table:table-cell>
          <table:table-cell office:value-type="float" office:value="260272" calcext:value-type="float">
            <text:p>260272</text:p>
          </table:table-cell>
          <table:table-cell office:value-type="float" office:value="17.0088" calcext:value-type="float">
            <text:p>17.0088</text:p>
          </table:table-cell>
          <table:table-cell office:value-type="string" calcext:value-type="string">
            <text:p>(15.9963,11.0017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5" table:formula="of:=MAX(INDIRECT(CONCATENATE(&quot;A&quot;;(ROW()-2)*11+2)):INDIRECT(CONCATENATE(&quot;A&quot;;(ROW()-2)*11+11)))" office:value-type="float" office:value="0.000116068" calcext:value-type="float">
            <text:p>0.00</text:p>
          </table:table-cell>
          <table:table-cell table:style-name="ce5" table:formula="of:=AVERAGE(INDIRECT(CONCATENATE(&quot;A&quot;;(ROW()-2)*11+2)):INDIRECT(CONCATENATE(&quot;A&quot;;(ROW()-2)*11+11)))" office:value-type="float" office:value="0.00005473102" calcext:value-type="float">
            <text:p>0.00</text:p>
          </table:table-cell>
          <table:table-cell table:style-name="ce5" table:formula="of:=MIN(INDIRECT(CONCATENATE(&quot;A&quot;;(ROW()-2)*11+2)):INDIRECT(CONCATENATE(&quot;A&quot;;(ROW()-2)*11+11)))" office:value-type="float" office:value="0.000005935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1735" calcext:value-type="float">
            <text:p>1735</text:p>
          </table:table-cell>
          <table:table-cell office:value-type="float" office:value="5014917" calcext:value-type="float">
            <text:p>5014917</text:p>
          </table:table-cell>
          <table:table-cell office:value-type="float" office:value="17.0082" calcext:value-type="float">
            <text:p>17.0082</text:p>
          </table:table-cell>
          <table:table-cell office:value-type="string" calcext:value-type="string">
            <text:p>(15.9967,11.0016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5" table:formula="of:=MAX(INDIRECT(CONCATENATE(&quot;A&quot;;(ROW()-2)*11+2)):INDIRECT(CONCATENATE(&quot;A&quot;;(ROW()-2)*11+11)))" office:value-type="float" office:value="99.9375" calcext:value-type="float">
            <text:p>99.94</text:p>
          </table:table-cell>
          <table:table-cell table:style-name="ce5" table:formula="of:=AVERAGE(INDIRECT(CONCATENATE(&quot;A&quot;;(ROW()-2)*11+2)):INDIRECT(CONCATENATE(&quot;A&quot;;(ROW()-2)*11+11)))" office:value-type="float" office:value="99.91014" calcext:value-type="float">
            <text:p>99.91</text:p>
          </table:table-cell>
          <table:table-cell table:style-name="ce5" table:formula="of:=MIN(INDIRECT(CONCATENATE(&quot;A&quot;;(ROW()-2)*11+2)):INDIRECT(CONCATENATE(&quot;A&quot;;(ROW()-2)*11+11)))" office:value-type="float" office:value="99.8998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6" table:number-columns-repeated="2"/>
        </table:table-row>
        <table:table-row table:style-name="ro1">
          <table:table-cell office:value-type="float" office:value="-49.0003" calcext:value-type="float">
            <text:p>-49.0003</text:p>
          </table:table-cell>
          <table:table-cell office:value-type="float" office:value="1568" calcext:value-type="float">
            <text:p>1568</text:p>
          </table:table-cell>
          <table:table-cell office:value-type="float" office:value="5021345" calcext:value-type="float">
            <text:p>5021345</text:p>
          </table:table-cell>
          <table:table-cell office:value-type="float" office:value="17.0024" calcext:value-type="float">
            <text:p>17.0024</text:p>
          </table:table-cell>
          <table:table-cell office:value-type="string" calcext:value-type="string">
            <text:p>(15.9989,11.000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5" table:formula="of:=MAX(INDIRECT(CONCATENATE(&quot;A&quot;;(ROW()-2)*11+2)):INDIRECT(CONCATENATE(&quot;A&quot;;(ROW()-2)*11+11)))" office:value-type="float" office:value="225.007" calcext:value-type="float">
            <text:p>225.01</text:p>
          </table:table-cell>
          <table:table-cell table:style-name="ce5" table:formula="of:=AVERAGE(INDIRECT(CONCATENATE(&quot;A&quot;;(ROW()-2)*11+2)):INDIRECT(CONCATENATE(&quot;A&quot;;(ROW()-2)*11+11)))" office:value-type="float" office:value="225.0015" calcext:value-type="float">
            <text:p>225.00</text:p>
          </table:table-cell>
          <table:table-cell table:style-name="ce5" table:formula="of:=MIN(INDIRECT(CONCATENATE(&quot;A&quot;;(ROW()-2)*11+2)):INDIRECT(CONCATENATE(&quot;A&quot;;(ROW()-2)*11+11)))" office:value-type="float" office:value="224.995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3622" calcext:value-type="float">
            <text:p>3622</text:p>
          </table:table-cell>
          <table:table-cell office:value-type="float" office:value="5026021" calcext:value-type="float">
            <text:p>5026021</text:p>
          </table:table-cell>
          <table:table-cell office:value-type="float" office:value="17.0083" calcext:value-type="float">
            <text:p>17.0083</text:p>
          </table:table-cell>
          <table:table-cell office:value-type="string" calcext:value-type="string">
            <text:p>(15.9966,11.0016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5" table:formula="of:=MAX(INDIRECT(CONCATENATE(&quot;A&quot;;(ROW()-2)*11+2)):INDIRECT(CONCATENATE(&quot;A&quot;;(ROW()-2)*11+11)))" office:value-type="float" office:value="-28.4117" calcext:value-type="float">
            <text:p>-28.41</text:p>
          </table:table-cell>
          <table:table-cell table:style-name="ce5" table:formula="of:=AVERAGE(INDIRECT(CONCATENATE(&quot;A&quot;;(ROW()-2)*11+2)):INDIRECT(CONCATENATE(&quot;A&quot;;(ROW()-2)*11+11)))" office:value-type="float" office:value="-28.82278" calcext:value-type="float">
            <text:p>-28.82</text:p>
          </table:table-cell>
          <table:table-cell table:style-name="ce5" table:formula="of:=MIN(INDIRECT(CONCATENATE(&quot;A&quot;;(ROW()-2)*11+2)):INDIRECT(CONCATENATE(&quot;A&quot;;(ROW()-2)*11+11)))" office:value-type="float" office:value="-29.0252" calcext:value-type="float">
            <text:p>-29.03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1638" calcext:value-type="float">
            <text:p>1638</text:p>
          </table:table-cell>
          <table:table-cell office:value-type="float" office:value="5037594" calcext:value-type="float">
            <text:p>5037594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59,11.001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5" table:formula="of:=MAX(INDIRECT(CONCATENATE(&quot;A&quot;;(ROW()-2)*11+2)):INDIRECT(CONCATENATE(&quot;A&quot;;(ROW()-2)*11+11)))" office:value-type="float" office:value="-3.25266" calcext:value-type="float">
            <text:p>-3.25</text:p>
          </table:table-cell>
          <table:table-cell table:style-name="ce5" table:formula="of:=AVERAGE(INDIRECT(CONCATENATE(&quot;A&quot;;(ROW()-2)*11+2)):INDIRECT(CONCATENATE(&quot;A&quot;;(ROW()-2)*11+11)))" office:value-type="float" office:value="-3.252948" calcext:value-type="float">
            <text:p>-3.25</text:p>
          </table:table-cell>
          <table:table-cell table:style-name="ce5" table:formula="of:=MIN(INDIRECT(CONCATENATE(&quot;A&quot;;(ROW()-2)*11+2)):INDIRECT(CONCATENATE(&quot;A&quot;;(ROW()-2)*11+11)))" office:value-type="float" office:value="-3.25347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5" table:formula="of:=MAX(INDIRECT(CONCATENATE(&quot;A&quot;;(ROW()-2)*11+2)):INDIRECT(CONCATENATE(&quot;A&quot;;(ROW()-2)*11+11)))" office:value-type="float" office:value="-0.0230066" calcext:value-type="float">
            <text:p>-0.02</text:p>
          </table:table-cell>
          <table:table-cell table:style-name="ce5" table:formula="of:=AVERAGE(INDIRECT(CONCATENATE(&quot;A&quot;;(ROW()-2)*11+2)):INDIRECT(CONCATENATE(&quot;A&quot;;(ROW()-2)*11+11)))" office:value-type="float" office:value="-0.03254444" calcext:value-type="float">
            <text:p>-0.03</text:p>
          </table:table-cell>
          <table:table-cell table:style-name="ce5" table:formula="of:=MIN(INDIRECT(CONCATENATE(&quot;A&quot;;(ROW()-2)*11+2)):INDIRECT(CONCATENATE(&quot;A&quot;;(ROW()-2)*11+11)))" office:value-type="float" office:value="-0.0549659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58" calcext:value-type="float">
            <text:p>-85.1258</text:p>
          </table:table-cell>
          <table:table-cell office:value-type="float" office:value="1526" calcext:value-type="float">
            <text:p>1526</text:p>
          </table:table-cell>
          <table:table-cell office:value-type="float" office:value="1596822" calcext:value-type="float">
            <text:p>1596822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1,10.9116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5" table:formula="of:=MAX(INDIRECT(CONCATENATE(&quot;A&quot;;(ROW()-2)*11+2)):INDIRECT(CONCATENATE(&quot;A&quot;;(ROW()-2)*11+11)))" office:value-type="float" office:value="16.9803" calcext:value-type="float">
            <text:p>16.98</text:p>
          </table:table-cell>
          <table:table-cell table:style-name="ce5" table:formula="of:=AVERAGE(INDIRECT(CONCATENATE(&quot;A&quot;;(ROW()-2)*11+2)):INDIRECT(CONCATENATE(&quot;A&quot;;(ROW()-2)*11+11)))" office:value-type="float" office:value="16.97565" calcext:value-type="float">
            <text:p>16.98</text:p>
          </table:table-cell>
          <table:table-cell table:style-name="ce5" table:formula="of:=MIN(INDIRECT(CONCATENATE(&quot;A&quot;;(ROW()-2)*11+2)):INDIRECT(CONCATENATE(&quot;A&quot;;(ROW()-2)*11+11)))" office:value-type="float" office:value="16.9739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179" calcext:value-type="float">
            <text:p>-85.1179</text:p>
          </table:table-cell>
          <table:table-cell office:value-type="float" office:value="1610" calcext:value-type="float">
            <text:p>1610</text:p>
          </table:table-cell>
          <table:table-cell office:value-type="float" office:value="956484" calcext:value-type="float">
            <text:p>956484</text:p>
          </table:table-cell>
          <table:table-cell office:value-type="float" office:value="50.1851" calcext:value-type="float">
            <text:p>50.1851</text:p>
          </table:table-cell>
          <table:table-cell office:value-type="string" calcext:value-type="string">
            <text:p>(17.4519,10.911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5" table:formula="of:=MAX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table:style-name="ce5" table:formula="of:=AVERAGE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table:style-name="ce5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24" calcext:value-type="float">
            <text:p>-85.1224</text:p>
          </table:table-cell>
          <table:table-cell office:value-type="float" office:value="1799" calcext:value-type="float">
            <text:p>1799</text:p>
          </table:table-cell>
          <table:table-cell office:value-type="float" office:value="5017632" calcext:value-type="float">
            <text:p>5017632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13,10.9114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5" table:formula="of:=MAX(INDIRECT(CONCATENATE(&quot;A&quot;;(ROW()-2)*11+2)):INDIRECT(CONCATENATE(&quot;A&quot;;(ROW()-2)*11+11)))" office:value-type="float" office:value="-49.001" calcext:value-type="float">
            <text:p>-49.00</text:p>
          </table:table-cell>
          <table:table-cell table:style-name="ce5" table:formula="of:=AVERAGE(INDIRECT(CONCATENATE(&quot;A&quot;;(ROW()-2)*11+2)):INDIRECT(CONCATENATE(&quot;A&quot;;(ROW()-2)*11+11)))" office:value-type="float" office:value="-49.00154" calcext:value-type="float">
            <text:p>-49.00</text:p>
          </table:table-cell>
          <table:table-cell table:style-name="ce5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64" calcext:value-type="float">
            <text:p>-85.1264</text:p>
          </table:table-cell>
          <table:table-cell office:value-type="float" office:value="1859" calcext:value-type="float">
            <text:p>1859</text:p>
          </table:table-cell>
          <table:table-cell office:value-type="float" office:value="5007492" calcext:value-type="float">
            <text:p>5007492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5" table:formula="of:=MAX(INDIRECT(CONCATENATE(&quot;A&quot;;(ROW()-2)*11+2)):INDIRECT(CONCATENATE(&quot;A&quot;;(ROW()-2)*11+11)))" office:value-type="float" office:value="-1.21071" calcext:value-type="float">
            <text:p>-1.21</text:p>
          </table:table-cell>
          <table:table-cell table:style-name="ce5" table:formula="of:=AVERAGE(INDIRECT(CONCATENATE(&quot;A&quot;;(ROW()-2)*11+2)):INDIRECT(CONCATENATE(&quot;A&quot;;(ROW()-2)*11+11)))" office:value-type="float" office:value="-1.211071" calcext:value-type="float">
            <text:p>-1.21</text:p>
          </table:table-cell>
          <table:table-cell table:style-name="ce5" table:formula="of:=MIN(INDIRECT(CONCATENATE(&quot;A&quot;;(ROW()-2)*11+2)):INDIRECT(CONCATENATE(&quot;A&quot;;(ROW()-2)*11+11)))" office:value-type="float" office:value="-1.21166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16" calcext:value-type="float">
            <text:p>-85.1216</text:p>
          </table:table-cell>
          <table:table-cell office:value-type="float" office:value="1616" calcext:value-type="float">
            <text:p>1616</text:p>
          </table:table-cell>
          <table:table-cell office:value-type="float" office:value="826835" calcext:value-type="float">
            <text:p>826835</text:p>
          </table:table-cell>
          <table:table-cell office:value-type="float" office:value="50.185" calcext:value-type="float">
            <text:p>50.185</text:p>
          </table:table-cell>
          <table:table-cell office:value-type="string" calcext:value-type="string">
            <text:p>(17.4512,10.9113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5" table:formula="of:=MAX(INDIRECT(CONCATENATE(&quot;A&quot;;(ROW()-2)*11+2)):INDIRECT(CONCATENATE(&quot;A&quot;;(ROW()-2)*11+11)))" office:value-type="float" office:value="-1.00002" calcext:value-type="float">
            <text:p>-1.00</text:p>
          </table:table-cell>
          <table:table-cell table:style-name="ce5" table:formula="of:=AVERAGE(INDIRECT(CONCATENATE(&quot;A&quot;;(ROW()-2)*11+2)):INDIRECT(CONCATENATE(&quot;A&quot;;(ROW()-2)*11+11)))" office:value-type="float" office:value="-1.00003" calcext:value-type="float">
            <text:p>-1.00</text:p>
          </table:table-cell>
          <table:table-cell table:style-name="ce5" table:formula="of:=MIN(INDIRECT(CONCATENATE(&quot;A&quot;;(ROW()-2)*11+2)):INDIRECT(CONCATENATE(&quot;A&quot;;(ROW()-2)*11+11)))" office:value-type="float" office:value="-1.00004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273" calcext:value-type="float">
            <text:p>-85.1273</text:p>
          </table:table-cell>
          <table:table-cell office:value-type="float" office:value="2089" calcext:value-type="float">
            <text:p>2089</text:p>
          </table:table-cell>
          <table:table-cell office:value-type="float" office:value="759590" calcext:value-type="float">
            <text:p>759590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5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5" table:formula="of:=AVERAGE(INDIRECT(CONCATENATE(&quot;A&quot;;(ROW()-2)*11+2)):INDIRECT(CONCATENATE(&quot;A&quot;;(ROW()-2)*11+11)))" office:value-type="float" office:value="2286.029" calcext:value-type="float">
            <text:p>2286.03</text:p>
          </table:table-cell>
          <table:table-cell table:style-name="ce5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74" calcext:value-type="float">
            <text:p>-85.1274</text:p>
          </table:table-cell>
          <table:table-cell office:value-type="float" office:value="3377" calcext:value-type="float">
            <text:p>3377</text:p>
          </table:table-cell>
          <table:table-cell office:value-type="float" office:value="5016999" calcext:value-type="float">
            <text:p>5016999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5" table:formula="of:=MAX(INDIRECT(CONCATENATE(&quot;A&quot;;(ROW()-2)*11+2)):INDIRECT(CONCATENATE(&quot;A&quot;;(ROW()-2)*11+11)))" office:value-type="float" office:value="-7.02312" calcext:value-type="float">
            <text:p>-7.02</text:p>
          </table:table-cell>
          <table:table-cell table:style-name="ce5" table:formula="of:=AVERAGE(INDIRECT(CONCATENATE(&quot;A&quot;;(ROW()-2)*11+2)):INDIRECT(CONCATENATE(&quot;A&quot;;(ROW()-2)*11+11)))" office:value-type="float" office:value="-11.513242" calcext:value-type="float">
            <text:p>-11.51</text:p>
          </table:table-cell>
          <table:table-cell table:style-name="ce5" table:formula="of:=MIN(INDIRECT(CONCATENATE(&quot;A&quot;;(ROW()-2)*11+2)):INDIRECT(CONCATENATE(&quot;A&quot;;(ROW()-2)*11+11)))" office:value-type="float" office:value="-12.0128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34" calcext:value-type="float">
            <text:p>-85.1234</text:p>
          </table:table-cell>
          <table:table-cell office:value-type="float" office:value="1668" calcext:value-type="float">
            <text:p>1668</text:p>
          </table:table-cell>
          <table:table-cell office:value-type="float" office:value="5007691" calcext:value-type="float">
            <text:p>5007691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12,10.9114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5" table:formula="of:=MAX(INDIRECT(CONCATENATE(&quot;A&quot;;(ROW()-2)*11+2)):INDIRECT(CONCATENATE(&quot;A&quot;;(ROW()-2)*11+11)))" office:value-type="float" office:value="3.10796" calcext:value-type="float">
            <text:p>3.11</text:p>
          </table:table-cell>
          <table:table-cell table:style-name="ce5" table:formula="of:=AVERAGE(INDIRECT(CONCATENATE(&quot;A&quot;;(ROW()-2)*11+2)):INDIRECT(CONCATENATE(&quot;A&quot;;(ROW()-2)*11+11)))" office:value-type="float" office:value="3.106978" calcext:value-type="float">
            <text:p>3.11</text:p>
          </table:table-cell>
          <table:table-cell table:style-name="ce5" table:formula="of:=MIN(INDIRECT(CONCATENATE(&quot;A&quot;;(ROW()-2)*11+2)):INDIRECT(CONCATENATE(&quot;A&quot;;(ROW()-2)*11+11)))" office:value-type="float" office:value="3.10663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37" calcext:value-type="float">
            <text:p>-85.1237</text:p>
          </table:table-cell>
          <table:table-cell office:value-type="float" office:value="2022" calcext:value-type="float">
            <text:p>2022</text:p>
          </table:table-cell>
          <table:table-cell office:value-type="float" office:value="1145291" calcext:value-type="float">
            <text:p>1145291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1,10.9114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5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5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5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2357" calcext:value-type="float">
            <text:p>2357</text:p>
          </table:table-cell>
          <table:table-cell office:value-type="float" office:value="589202" calcext:value-type="float">
            <text:p>589202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5" table:formula="of:=MAX(INDIRECT(CONCATENATE(&quot;A&quot;;(ROW()-2)*11+2)):INDIRECT(CONCATENATE(&quot;A&quot;;(ROW()-2)*11+11)))" office:value-type="float" office:value="-999.709" calcext:value-type="float">
            <text:p>-999.71</text:p>
          </table:table-cell>
          <table:table-cell table:style-name="ce5" table:formula="of:=AVERAGE(INDIRECT(CONCATENATE(&quot;A&quot;;(ROW()-2)*11+2)):INDIRECT(CONCATENATE(&quot;A&quot;;(ROW()-2)*11+11)))" office:value-type="float" office:value="-999.9306" calcext:value-type="float">
            <text:p>-999.93</text:p>
          </table:table-cell>
          <table:table-cell table:style-name="ce5" table:formula="of:=MIN(INDIRECT(CONCATENATE(&quot;A&quot;;(ROW()-2)*11+2)):INDIRECT(CONCATENATE(&quot;A&quot;;(ROW()-2)*11+11)))" office:value-type="float" office:value="-1000.08" calcext:value-type="float">
            <text:p>-1000.08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5" table:formula="of:=MAX(INDIRECT(CONCATENATE(&quot;A&quot;;(ROW()-2)*11+2)):INDIRECT(CONCATENATE(&quot;A&quot;;(ROW()-2)*11+11)))" office:value-type="float" office:value="4.98004" calcext:value-type="float">
            <text:p>4.98</text:p>
          </table:table-cell>
          <table:table-cell table:style-name="ce5" table:formula="of:=AVERAGE(INDIRECT(CONCATENATE(&quot;A&quot;;(ROW()-2)*11+2)):INDIRECT(CONCATENATE(&quot;A&quot;;(ROW()-2)*11+11)))" office:value-type="float" office:value="4.980029" calcext:value-type="float">
            <text:p>4.98</text:p>
          </table:table-cell>
          <table:table-cell table:style-name="ce5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329" calcext:value-type="float">
            <text:p>-29.329</text:p>
          </table:table-cell>
          <table:table-cell office:value-type="float" office:value="3552" calcext:value-type="float">
            <text:p>3552</text:p>
          </table:table-cell>
          <table:table-cell office:value-type="float" office:value="5064892" calcext:value-type="float">
            <text:p>5064892</text:p>
          </table:table-cell>
          <table:table-cell office:value-type="float" office:value="3.20949" calcext:value-type="float">
            <text:p>3.20949</text:p>
          </table:table-cell>
          <table:table-cell office:value-type="string" calcext:value-type="string">
            <text:p>(0.00133674,0.892336,0.00925416,0.604145,0.405041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5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5" table:formula="of:=AVERAGE(INDIRECT(CONCATENATE(&quot;A&quot;;(ROW()-2)*11+2)):INDIRECT(CONCATENATE(&quot;A&quot;;(ROW()-2)*11+11)))" office:value-type="float" office:value="8.999706" calcext:value-type="float">
            <text:p>9.00</text:p>
          </table:table-cell>
          <table:table-cell table:style-name="ce5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8.8666" calcext:value-type="float">
            <text:p>-28.8666</text:p>
          </table:table-cell>
          <table:table-cell office:value-type="float" office:value="5886" calcext:value-type="float">
            <text:p>5886</text:p>
          </table:table-cell>
          <table:table-cell office:value-type="float" office:value="5028249" calcext:value-type="float">
            <text:p>5028249</text:p>
          </table:table-cell>
          <table:table-cell office:value-type="float" office:value="3.18645" calcext:value-type="float">
            <text:p>3.18645</text:p>
          </table:table-cell>
          <table:table-cell office:value-type="string" calcext:value-type="string">
            <text:p>(0.00870379,0.893026,0.0015709,0.590814,0.399656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5" table:formula="of:=MAX(INDIRECT(CONCATENATE(&quot;A&quot;;(ROW()-2)*11+2)):INDIRECT(CONCATENATE(&quot;A&quot;;(ROW()-2)*11+11)))" office:value-type="float" office:value="-85.1067" calcext:value-type="float">
            <text:p>-85.11</text:p>
          </table:table-cell>
          <table:table-cell table:style-name="ce5" table:formula="of:=AVERAGE(INDIRECT(CONCATENATE(&quot;A&quot;;(ROW()-2)*11+2)):INDIRECT(CONCATENATE(&quot;A&quot;;(ROW()-2)*11+11)))" office:value-type="float" office:value="-85.12242" calcext:value-type="float">
            <text:p>-85.12</text:p>
          </table:table-cell>
          <table:table-cell table:style-name="ce5" table:formula="of:=MIN(INDIRECT(CONCATENATE(&quot;A&quot;;(ROW()-2)*11+2)):INDIRECT(CONCATENATE(&quot;A&quot;;(ROW()-2)*11+11)))" office:value-type="float" office:value="-85.128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3485" calcext:value-type="float">
            <text:p>-29.3485</text:p>
          </table:table-cell>
          <table:table-cell office:value-type="float" office:value="3055" calcext:value-type="float">
            <text:p>3055</text:p>
          </table:table-cell>
          <table:table-cell office:value-type="float" office:value="5051458" calcext:value-type="float">
            <text:p>5051458</text:p>
          </table:table-cell>
          <table:table-cell office:value-type="float" office:value="3.20606" calcext:value-type="float">
            <text:p>3.20606</text:p>
          </table:table-cell>
          <table:table-cell office:value-type="string" calcext:value-type="string">
            <text:p>(0.000460957,0.891167,0.00979901,0.605063,0.4042)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-29.3335" calcext:value-type="float">
            <text:p>-29.3335</text:p>
          </table:table-cell>
          <table:table-cell office:value-type="float" office:value="1380" calcext:value-type="float">
            <text:p>1380</text:p>
          </table:table-cell>
          <table:table-cell office:value-type="float" office:value="5015299" calcext:value-type="float">
            <text:p>5015299</text:p>
          </table:table-cell>
          <table:table-cell office:value-type="float" office:value="3.19984" calcext:value-type="float">
            <text:p>3.19984</text:p>
          </table:table-cell>
          <table:table-cell office:value-type="string" calcext:value-type="string">
            <text:p>(6.46209e-05,0.890668,0.00957176,0.605022,0.401924)</text:p>
          </table:table-cell>
          <table:table-cell table:number-columns-repeated="8"/>
        </table:table-row>
        <table:table-row table:style-name="ro1">
          <table:table-cell office:value-type="float" office:value="-29.3115" calcext:value-type="float">
            <text:p>-29.3115</text:p>
          </table:table-cell>
          <table:table-cell office:value-type="float" office:value="4529" calcext:value-type="float">
            <text:p>4529</text:p>
          </table:table-cell>
          <table:table-cell office:value-type="float" office:value="5031829" calcext:value-type="float">
            <text:p>5031829</text:p>
          </table:table-cell>
          <table:table-cell office:value-type="float" office:value="3.2016" calcext:value-type="float">
            <text:p>3.2016</text:p>
          </table:table-cell>
          <table:table-cell office:value-type="string" calcext:value-type="string">
            <text:p>(-8.10862e-05,0.89321,0.00821928,0.60416,0.401443)</text:p>
          </table:table-cell>
          <table:table-cell table:number-columns-repeated="8"/>
        </table:table-row>
        <table:table-row table:style-name="ro1">
          <table:table-cell office:value-type="float" office:value="-29.3216" calcext:value-type="float">
            <text:p>-29.3216</text:p>
          </table:table-cell>
          <table:table-cell office:value-type="float" office:value="1984" calcext:value-type="float">
            <text:p>1984</text:p>
          </table:table-cell>
          <table:table-cell office:value-type="float" office:value="5054355" calcext:value-type="float">
            <text:p>5054355</text:p>
          </table:table-cell>
          <table:table-cell office:value-type="float" office:value="3.19948" calcext:value-type="float">
            <text:p>3.19948</text:p>
          </table:table-cell>
          <table:table-cell office:value-type="string" calcext:value-type="string">
            <text:p>(-6.63855e-05,0.889509,0.00871272,0.604613,0.403602)</text:p>
          </table:table-cell>
          <table:table-cell table:number-columns-repeated="8"/>
        </table:table-row>
        <table:table-row table:style-name="ro1">
          <table:table-cell office:value-type="float" office:value="-26.0796" calcext:value-type="float">
            <text:p>-26.0796</text:p>
          </table:table-cell>
          <table:table-cell office:value-type="float" office:value="5988" calcext:value-type="float">
            <text:p>5988</text:p>
          </table:table-cell>
          <table:table-cell office:value-type="float" office:value="5023771" calcext:value-type="float">
            <text:p>5023771</text:p>
          </table:table-cell>
          <table:table-cell office:value-type="float" office:value="2.64446" calcext:value-type="float">
            <text:p>2.64446</text:p>
          </table:table-cell>
          <table:table-cell office:value-type="string" calcext:value-type="string">
            <text:p>(0.0123469,0.818275,0.00928156,0.54664,0.219819)</text:p>
          </table:table-cell>
          <table:table-cell table:number-columns-repeated="8"/>
        </table:table-row>
        <table:table-row table:style-name="ro1">
          <table:table-cell office:value-type="float" office:value="-29.3186" calcext:value-type="float">
            <text:p>-29.3186</text:p>
          </table:table-cell>
          <table:table-cell office:value-type="float" office:value="2888" calcext:value-type="float">
            <text:p>2888</text:p>
          </table:table-cell>
          <table:table-cell office:value-type="float" office:value="5049174" calcext:value-type="float">
            <text:p>5049174</text:p>
          </table:table-cell>
          <table:table-cell office:value-type="float" office:value="3.20881" calcext:value-type="float">
            <text:p>3.20881</text:p>
          </table:table-cell>
          <table:table-cell office:value-type="string" calcext:value-type="string">
            <text:p>(0.00176746,0.892446,0.00903593,0.603804,0.404657)</text:p>
          </table:table-cell>
          <table:table-cell table:number-columns-repeated="8"/>
        </table:table-row>
        <table:table-row table:style-name="ro1">
          <table:table-cell office:value-type="float" office:value="-29.2971" calcext:value-type="float">
            <text:p>-29.2971</text:p>
          </table:table-cell>
          <table:table-cell office:value-type="float" office:value="5620" calcext:value-type="float">
            <text:p>5620</text:p>
          </table:table-cell>
          <table:table-cell office:value-type="float" office:value="5037528" calcext:value-type="float">
            <text:p>5037528</text:p>
          </table:table-cell>
          <table:table-cell office:value-type="float" office:value="3.21254" calcext:value-type="float">
            <text:p>3.21254</text:p>
          </table:table-cell>
          <table:table-cell office:value-type="string" calcext:value-type="string">
            <text:p>(0.000522475,0.893677,0.00945533,0.603306,0.405953)</text:p>
          </table:table-cell>
          <table:table-cell table:number-columns-repeated="8"/>
        </table:table-row>
        <table:table-row table:style-name="ro1">
          <table:table-cell office:value-type="float" office:value="-29.3068" calcext:value-type="float">
            <text:p>-29.3068</text:p>
          </table:table-cell>
          <table:table-cell office:value-type="float" office:value="5640" calcext:value-type="float">
            <text:p>5640</text:p>
          </table:table-cell>
          <table:table-cell office:value-type="float" office:value="5051409" calcext:value-type="float">
            <text:p>5051409</text:p>
          </table:table-cell>
          <table:table-cell office:value-type="float" office:value="3.21455" calcext:value-type="float">
            <text:p>3.21455</text:p>
          </table:table-cell>
          <table:table-cell office:value-type="string" calcext:value-type="string">
            <text:p>(0.00311939,0.893019,0.00962685,0.603071,0.40634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77" calcext:value-type="float">
            <text:p>-19.0177</text:p>
          </table:table-cell>
          <table:table-cell office:value-type="float" office:value="1243" calcext:value-type="float">
            <text:p>1243</text:p>
          </table:table-cell>
          <table:table-cell office:value-type="float" office:value="5012862" calcext:value-type="float">
            <text:p>5012862</text:p>
          </table:table-cell>
          <table:table-cell office:value-type="float" office:value="-8.98998" calcext:value-type="float">
            <text:p>-8.98998</text:p>
          </table:table-cell>
          <table:table-cell office:value-type="string" calcext:value-type="string">
            <text:p>(0.989366,8.99965,0.00967033)</text:p>
          </table:table-cell>
          <table:table-cell table:number-columns-repeated="8"/>
        </table:table-row>
        <table:table-row table:style-name="ro1">
          <table:table-cell office:value-type="float" office:value="-19.0178" calcext:value-type="float">
            <text:p>-19.0178</text:p>
          </table:table-cell>
          <table:table-cell office:value-type="float" office:value="623" calcext:value-type="float">
            <text:p>623</text:p>
          </table:table-cell>
          <table:table-cell office:value-type="float" office:value="5006231" calcext:value-type="float">
            <text:p>5006231</text:p>
          </table:table-cell>
          <table:table-cell office:value-type="float" office:value="-8.9888" calcext:value-type="float">
            <text:p>-8.9888</text:p>
          </table:table-cell>
          <table:table-cell office:value-type="string" calcext:value-type="string">
            <text:p>(0.991895,8.99847,0.00966787)</text:p>
          </table:table-cell>
          <table:table-cell table:number-columns-repeated="8"/>
        </table:table-row>
        <table:table-row table:style-name="ro1">
          <table:table-cell office:value-type="float" office:value="-19.0171" calcext:value-type="float">
            <text:p>-19.0171</text:p>
          </table:table-cell>
          <table:table-cell office:value-type="float" office:value="1681" calcext:value-type="float">
            <text:p>1681</text:p>
          </table:table-cell>
          <table:table-cell office:value-type="float" office:value="5017269" calcext:value-type="float">
            <text:p>5017269</text:p>
          </table:table-cell>
          <table:table-cell office:value-type="float" office:value="-8.99054" calcext:value-type="float">
            <text:p>-8.99054</text:p>
          </table:table-cell>
          <table:table-cell office:value-type="string" calcext:value-type="string">
            <text:p>(0.988281,9.00009,0.00955098)</text:p>
          </table:table-cell>
          <table:table-cell table:number-columns-repeated="8"/>
        </table:table-row>
        <table:table-row table:style-name="ro1">
          <table:table-cell office:value-type="float" office:value="-19.0161" calcext:value-type="float">
            <text:p>-19.0161</text:p>
          </table:table-cell>
          <table:table-cell office:value-type="float" office:value="2896" calcext:value-type="float">
            <text:p>2896</text:p>
          </table:table-cell>
          <table:table-cell office:value-type="float" office:value="5024808" calcext:value-type="float">
            <text:p>5024808</text:p>
          </table:table-cell>
          <table:table-cell office:value-type="float" office:value="-8.99005" calcext:value-type="float">
            <text:p>-8.99005</text:p>
          </table:table-cell>
          <table:table-cell office:value-type="string" calcext:value-type="string">
            <text:p>(0.986155,9.00002,0.00997297)</text:p>
          </table:table-cell>
          <table:table-cell table:number-columns-repeated="8"/>
        </table:table-row>
        <table:table-row table:style-name="ro1">
          <table:table-cell office:value-type="float" office:value="-19.0174" calcext:value-type="float">
            <text:p>-19.0174</text:p>
          </table:table-cell>
          <table:table-cell office:value-type="float" office:value="815" calcext:value-type="float">
            <text:p>815</text:p>
          </table:table-cell>
          <table:table-cell office:value-type="float" office:value="5018682" calcext:value-type="float">
            <text:p>5018682</text:p>
          </table:table-cell>
          <table:table-cell office:value-type="float" office:value="-8.98849" calcext:value-type="float">
            <text:p>-8.98849</text:p>
          </table:table-cell>
          <table:table-cell office:value-type="string" calcext:value-type="string">
            <text:p>(0.992289,8.99812,0.00962862)</text:p>
          </table:table-cell>
          <table:table-cell table:number-columns-repeated="8"/>
        </table:table-row>
        <table:table-row table:style-name="ro1">
          <table:table-cell office:value-type="float" office:value="-19.0173" calcext:value-type="float">
            <text:p>-19.0173</text:p>
          </table:table-cell>
          <table:table-cell office:value-type="float" office:value="1165" calcext:value-type="float">
            <text:p>1165</text:p>
          </table:table-cell>
          <table:table-cell office:value-type="float" office:value="5010587" calcext:value-type="float">
            <text:p>5010587</text:p>
          </table:table-cell>
          <table:table-cell office:value-type="float" office:value="-8.99093" calcext:value-type="float">
            <text:p>-8.99093</text:p>
          </table:table-cell>
          <table:table-cell office:value-type="string" calcext:value-type="string">
            <text:p>(0.991436,8.99973,0.00880254)</text:p>
          </table:table-cell>
          <table:table-cell table:number-columns-repeated="8"/>
        </table:table-row>
        <table:table-row table:style-name="ro1">
          <table:table-cell office:value-type="float" office:value="-19.0168" calcext:value-type="float">
            <text:p>-19.0168</text:p>
          </table:table-cell>
          <table:table-cell office:value-type="float" office:value="925" calcext:value-type="float">
            <text:p>925</text:p>
          </table:table-cell>
          <table:table-cell office:value-type="float" office:value="5017482" calcext:value-type="float">
            <text:p>5017482</text:p>
          </table:table-cell>
          <table:table-cell office:value-type="float" office:value="-8.98853" calcext:value-type="float">
            <text:p>-8.98853</text:p>
          </table:table-cell>
          <table:table-cell office:value-type="string" calcext:value-type="string">
            <text:p>(0.99224,8.99804,0.00950832)</text:p>
          </table:table-cell>
          <table:table-cell table:number-columns-repeated="8"/>
        </table:table-row>
        <table:table-row table:style-name="ro1">
          <table:table-cell office:value-type="float" office:value="-19.0181" calcext:value-type="float">
            <text:p>-19.0181</text:p>
          </table:table-cell>
          <table:table-cell office:value-type="float" office:value="860" calcext:value-type="float">
            <text:p>860</text:p>
          </table:table-cell>
          <table:table-cell office:value-type="float" office:value="5020998" calcext:value-type="float">
            <text:p>5020998</text:p>
          </table:table-cell>
          <table:table-cell office:value-type="float" office:value="-8.98987" calcext:value-type="float">
            <text:p>-8.98987</text:p>
          </table:table-cell>
          <table:table-cell office:value-type="string" calcext:value-type="string">
            <text:p>(0.988584,8.99983,0.00996686)</text:p>
          </table:table-cell>
          <table:table-cell table:number-columns-repeated="8"/>
        </table:table-row>
        <table:table-row table:style-name="ro1">
          <table:table-cell office:value-type="float" office:value="-19.0164" calcext:value-type="float">
            <text:p>-19.0164</text:p>
          </table:table-cell>
          <table:table-cell office:value-type="float" office:value="1428" calcext:value-type="float">
            <text:p>1428</text:p>
          </table:table-cell>
          <table:table-cell office:value-type="float" office:value="5016600" calcext:value-type="float">
            <text:p>5016600</text:p>
          </table:table-cell>
          <table:table-cell office:value-type="float" office:value="-8.98694" calcext:value-type="float">
            <text:p>-8.98694</text:p>
          </table:table-cell>
          <table:table-cell office:value-type="string" calcext:value-type="string">
            <text:p>(0.993337,8.99677,0.00982967)</text:p>
          </table:table-cell>
          <table:table-cell table:number-columns-repeated="8"/>
        </table:table-row>
        <table:table-row table:style-name="ro1">
          <table:table-cell office:value-type="float" office:value="-19.0166" calcext:value-type="float">
            <text:p>-19.0166</text:p>
          </table:table-cell>
          <table:table-cell office:value-type="float" office:value="1056" calcext:value-type="float">
            <text:p>1056</text:p>
          </table:table-cell>
          <table:table-cell office:value-type="float" office:value="5017909" calcext:value-type="float">
            <text:p>5017909</text:p>
          </table:table-cell>
          <table:table-cell office:value-type="float" office:value="-8.99132" calcext:value-type="float">
            <text:p>-8.99132</text:p>
          </table:table-cell>
          <table:table-cell office:value-type="string" calcext:value-type="string">
            <text:p>(0.991533,8.99981,0.0084908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277" calcext:value-type="float">
            <text:p>-3.25277</text:p>
          </table:table-cell>
          <table:table-cell office:value-type="float" office:value="4458" calcext:value-type="float">
            <text:p>4458</text:p>
          </table:table-cell>
          <table:table-cell office:value-type="float" office:value="5035480" calcext:value-type="float">
            <text:p>5035480</text:p>
          </table:table-cell>
          <table:table-cell office:value-type="float" office:value="-5.97809" calcext:value-type="float">
            <text:p>-5.97809</text:p>
          </table:table-cell>
          <table:table-cell office:value-type="string" calcext:value-type="string">
            <text:p>(2.00002,1.56102e-05,1.49452,-2.51445e-05)</text:p>
          </table:table-cell>
          <table:table-cell table:number-columns-repeated="8"/>
        </table:table-row>
        <table:table-row table:style-name="ro1">
          <table:table-cell office:value-type="float" office:value="-3.25287" calcext:value-type="float">
            <text:p>-3.25287</text:p>
          </table:table-cell>
          <table:table-cell office:value-type="float" office:value="2034" calcext:value-type="float">
            <text:p>2034</text:p>
          </table:table-cell>
          <table:table-cell office:value-type="float" office:value="5018339" calcext:value-type="float">
            <text:p>5018339</text:p>
          </table:table-cell>
          <table:table-cell office:value-type="float" office:value="-5.9763" calcext:value-type="float">
            <text:p>-5.9763</text:p>
          </table:table-cell>
          <table:table-cell office:value-type="string" calcext:value-type="string">
            <text:p>(1.99995,-1.15674e-05,1.49408,1.05863e-05)</text:p>
          </table:table-cell>
          <table:table-cell table:number-columns-repeated="8"/>
        </table:table-row>
        <table:table-row table:style-name="ro1">
          <table:table-cell office:value-type="float" office:value="-3.25266" calcext:value-type="float">
            <text:p>-3.25266</text:p>
          </table:table-cell>
          <table:table-cell office:value-type="float" office:value="3905" calcext:value-type="float">
            <text:p>3905</text:p>
          </table:table-cell>
          <table:table-cell office:value-type="float" office:value="5029569" calcext:value-type="float">
            <text:p>5029569</text:p>
          </table:table-cell>
          <table:table-cell office:value-type="float" office:value="-5.97788" calcext:value-type="float">
            <text:p>-5.97788</text:p>
          </table:table-cell>
          <table:table-cell office:value-type="string" calcext:value-type="string">
            <text:p>(1.99997,4.43143e-05,1.49447,-4.34436e-06)</text:p>
          </table:table-cell>
          <table:table-cell table:number-columns-repeated="8"/>
        </table:table-row>
        <table:table-row table:style-name="ro1">
          <table:table-cell office:value-type="float" office:value="-3.2532" calcext:value-type="float">
            <text:p>-3.2532</text:p>
          </table:table-cell>
          <table:table-cell office:value-type="float" office:value="2928" calcext:value-type="float">
            <text:p>2928</text:p>
          </table:table-cell>
          <table:table-cell office:value-type="float" office:value="5022818" calcext:value-type="float">
            <text:p>5022818</text:p>
          </table:table-cell>
          <table:table-cell office:value-type="float" office:value="-5.94607" calcext:value-type="float">
            <text:p>-5.94607</text:p>
          </table:table-cell>
          <table:table-cell office:value-type="string" calcext:value-type="string">
            <text:p>(1.99823,7.42326e-06,1.48652,-8.17441e-06)</text:p>
          </table:table-cell>
          <table:table-cell table:number-columns-repeated="8"/>
        </table:table-row>
        <table:table-row table:style-name="ro1">
          <table:table-cell office:value-type="float" office:value="-3.25334" calcext:value-type="float">
            <text:p>-3.25334</text:p>
          </table:table-cell>
          <table:table-cell office:value-type="float" office:value="4895" calcext:value-type="float">
            <text:p>4895</text:p>
          </table:table-cell>
          <table:table-cell office:value-type="float" office:value="5038256" calcext:value-type="float">
            <text:p>5038256</text:p>
          </table:table-cell>
          <table:table-cell office:value-type="float" office:value="-5.97049" calcext:value-type="float">
            <text:p>-5.97049</text:p>
          </table:table-cell>
          <table:table-cell office:value-type="string" calcext:value-type="string">
            <text:p>(1.9999,0.00012433,1.49266,0.000142387)</text:p>
          </table:table-cell>
          <table:table-cell table:number-columns-repeated="8"/>
        </table:table-row>
        <table:table-row table:style-name="ro1">
          <table:table-cell office:value-type="float" office:value="-3.25301" calcext:value-type="float">
            <text:p>-3.25301</text:p>
          </table:table-cell>
          <table:table-cell office:value-type="float" office:value="5977" calcext:value-type="float">
            <text:p>5977</text:p>
          </table:table-cell>
          <table:table-cell office:value-type="float" office:value="5053384" calcext:value-type="float">
            <text:p>5053384</text:p>
          </table:table-cell>
          <table:table-cell office:value-type="float" office:value="-5.9478" calcext:value-type="float">
            <text:p>-5.9478</text:p>
          </table:table-cell>
          <table:table-cell office:value-type="string" calcext:value-type="string">
            <text:p>(1.99819,-9.12222e-05,1.48693,-8.6402e-05)</text:p>
          </table:table-cell>
          <table:table-cell table:number-columns-repeated="8"/>
        </table:table-row>
        <table:table-row table:style-name="ro1">
          <table:table-cell office:value-type="float" office:value="-3.25284" calcext:value-type="float">
            <text:p>-3.25284</text:p>
          </table:table-cell>
          <table:table-cell office:value-type="float" office:value="3074" calcext:value-type="float">
            <text:p>3074</text:p>
          </table:table-cell>
          <table:table-cell office:value-type="float" office:value="5022149" calcext:value-type="float">
            <text:p>5022149</text:p>
          </table:table-cell>
          <table:table-cell office:value-type="float" office:value="-5.97681" calcext:value-type="float">
            <text:p>-5.97681</text:p>
          </table:table-cell>
          <table:table-cell office:value-type="string" calcext:value-type="string">
            <text:p>(1.99994,-4.98379e-05,1.4942,-2.4621e-05)</text:p>
          </table:table-cell>
          <table:table-cell table:number-columns-repeated="8"/>
        </table:table-row>
        <table:table-row table:style-name="ro1">
          <table:table-cell office:value-type="float" office:value="-3.25275" calcext:value-type="float">
            <text:p>-3.25275</text:p>
          </table:table-cell>
          <table:table-cell office:value-type="float" office:value="4085" calcext:value-type="float">
            <text:p>4085</text:p>
          </table:table-cell>
          <table:table-cell office:value-type="float" office:value="5030500" calcext:value-type="float">
            <text:p>5030500</text:p>
          </table:table-cell>
          <table:table-cell office:value-type="float" office:value="-5.97505" calcext:value-type="float">
            <text:p>-5.97505</text:p>
          </table:table-cell>
          <table:table-cell office:value-type="string" calcext:value-type="string">
            <text:p>(1.99985,4.36484e-05,1.4938,0.000163932)</text:p>
          </table:table-cell>
          <table:table-cell table:number-columns-repeated="8"/>
        </table:table-row>
        <table:table-row table:style-name="ro1">
          <table:table-cell office:value-type="float" office:value="-3.25331" calcext:value-type="float">
            <text:p>-3.25331</text:p>
          </table:table-cell>
          <table:table-cell office:value-type="float" office:value="2411" calcext:value-type="float">
            <text:p>2411</text:p>
          </table:table-cell>
          <table:table-cell office:value-type="float" office:value="5027731" calcext:value-type="float">
            <text:p>5027731</text:p>
          </table:table-cell>
          <table:table-cell office:value-type="float" office:value="-5.9736" calcext:value-type="float">
            <text:p>-5.9736</text:p>
          </table:table-cell>
          <table:table-cell office:value-type="string" calcext:value-type="string">
            <text:p>(2.00002,2.70495e-05,1.49341,4.40221e-05)</text:p>
          </table:table-cell>
          <table:table-cell table:number-columns-repeated="8"/>
        </table:table-row>
        <table:table-row table:style-name="ro1">
          <table:table-cell office:value-type="float" office:value="-3.25283" calcext:value-type="float">
            <text:p>-3.25283</text:p>
          </table:table-cell>
          <table:table-cell office:value-type="float" office:value="5807" calcext:value-type="float">
            <text:p>5807</text:p>
          </table:table-cell>
          <table:table-cell office:value-type="float" office:value="5050100" calcext:value-type="float">
            <text:p>5050100</text:p>
          </table:table-cell>
          <table:table-cell office:value-type="float" office:value="-5.97905" calcext:value-type="float">
            <text:p>-5.97905</text:p>
          </table:table-cell>
          <table:table-cell office:value-type="string" calcext:value-type="string">
            <text:p>(2.00009,-3.02803e-05,1.49474,-8.19539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16.0107" calcext:value-type="float">
            <text:p>-16.0107</text:p>
          </table:table-cell>
          <table:table-cell office:value-type="float" office:value="2493" calcext:value-type="float">
            <text:p>2493</text:p>
          </table:table-cell>
          <table:table-cell office:value-type="float" office:value="5036585" calcext:value-type="float">
            <text:p>5036585</text:p>
          </table:table-cell>
          <table:table-cell office:value-type="float" office:value="6.00037" calcext:value-type="float">
            <text:p>6.00037</text:p>
          </table:table-cell>
          <table:table-cell office:value-type="string" calcext:value-type="string">
            <text:p>(1.49943,-6.11151e-05,1.0002,0.000429735,1.99977)</text:p>
          </table:table-cell>
          <table:table-cell table:number-columns-repeated="8"/>
        </table:table-row>
        <table:table-row table:style-name="ro1">
          <table:table-cell office:value-type="float" office:value="-16.2734" calcext:value-type="float">
            <text:p>-16.2734</text:p>
          </table:table-cell>
          <table:table-cell office:value-type="float" office:value="3684" calcext:value-type="float">
            <text:p>3684</text:p>
          </table:table-cell>
          <table:table-cell office:value-type="float" office:value="5034937" calcext:value-type="float">
            <text:p>5034937</text:p>
          </table:table-cell>
          <table:table-cell office:value-type="float" office:value="6.0021" calcext:value-type="float">
            <text:p>6.0021</text:p>
          </table:table-cell>
          <table:table-cell office:value-type="string" calcext:value-type="string">
            <text:p>(1.48954,-4.27988e-05,1.00304,0.0099316,1.99304)</text:p>
          </table:table-cell>
          <table:table-cell table:number-columns-repeated="8"/>
        </table:table-row>
        <table:table-row table:style-name="ro1">
          <table:table-cell office:value-type="float" office:value="-16.2667" calcext:value-type="float">
            <text:p>-16.2667</text:p>
          </table:table-cell>
          <table:table-cell office:value-type="float" office:value="3342" calcext:value-type="float">
            <text:p>3342</text:p>
          </table:table-cell>
          <table:table-cell office:value-type="float" office:value="5033723" calcext:value-type="float">
            <text:p>5033723</text:p>
          </table:table-cell>
          <table:table-cell office:value-type="float" office:value="6.00031" calcext:value-type="float">
            <text:p>6.00031</text:p>
          </table:table-cell>
          <table:table-cell office:value-type="string" calcext:value-type="string">
            <text:p>(1.48909,0.000240973,1.00257,0.00981343,1.99268)</text:p>
          </table:table-cell>
          <table:table-cell table:number-columns-repeated="8"/>
        </table:table-row>
        <table:table-row table:style-name="ro1">
          <table:table-cell office:value-type="float" office:value="-16.2702" calcext:value-type="float">
            <text:p>-16.2702</text:p>
          </table:table-cell>
          <table:table-cell office:value-type="float" office:value="2745" calcext:value-type="float">
            <text:p>2745</text:p>
          </table:table-cell>
          <table:table-cell office:value-type="float" office:value="5029538" calcext:value-type="float">
            <text:p>5029538</text:p>
          </table:table-cell>
          <table:table-cell office:value-type="float" office:value="6.00086" calcext:value-type="float">
            <text:p>6.00086</text:p>
          </table:table-cell>
          <table:table-cell office:value-type="string" calcext:value-type="string">
            <text:p>(1.48965,0.00034965,1.00265,0.00976469,1.9929)</text:p>
          </table:table-cell>
          <table:table-cell table:number-columns-repeated="8"/>
        </table:table-row>
        <table:table-row table:style-name="ro1">
          <table:table-cell office:value-type="float" office:value="-16.2675" calcext:value-type="float">
            <text:p>-16.2675</text:p>
          </table:table-cell>
          <table:table-cell office:value-type="float" office:value="3392" calcext:value-type="float">
            <text:p>3392</text:p>
          </table:table-cell>
          <table:table-cell office:value-type="float" office:value="5040746" calcext:value-type="float">
            <text:p>5040746</text:p>
          </table:table-cell>
          <table:table-cell office:value-type="float" office:value="5.99972" calcext:value-type="float">
            <text:p>5.99972</text:p>
          </table:table-cell>
          <table:table-cell office:value-type="string" calcext:value-type="string">
            <text:p>(1.48877,5.47671e-05,1.00265,0.00997284,1.99222)</text:p>
          </table:table-cell>
          <table:table-cell table:number-columns-repeated="8"/>
        </table:table-row>
        <table:table-row table:style-name="ro1">
          <table:table-cell office:value-type="float" office:value="-16.2642" calcext:value-type="float">
            <text:p>-16.2642</text:p>
          </table:table-cell>
          <table:table-cell office:value-type="float" office:value="3190" calcext:value-type="float">
            <text:p>3190</text:p>
          </table:table-cell>
          <table:table-cell office:value-type="float" office:value="5043304" calcext:value-type="float">
            <text:p>5043304</text:p>
          </table:table-cell>
          <table:table-cell office:value-type="float" office:value="5.99296" calcext:value-type="float">
            <text:p>5.99296</text:p>
          </table:table-cell>
          <table:table-cell office:value-type="string" calcext:value-type="string">
            <text:p>(1.48805,0.000834335,1.00077,0.00991287,1.99075)</text:p>
          </table:table-cell>
          <table:table-cell table:number-columns-repeated="8"/>
        </table:table-row>
        <table:table-row table:style-name="ro1">
          <table:table-cell office:value-type="float" office:value="-16.2706" calcext:value-type="float">
            <text:p>-16.2706</text:p>
          </table:table-cell>
          <table:table-cell office:value-type="float" office:value="5865" calcext:value-type="float">
            <text:p>5865</text:p>
          </table:table-cell>
          <table:table-cell office:value-type="float" office:value="5047994" calcext:value-type="float">
            <text:p>5047994</text:p>
          </table:table-cell>
          <table:table-cell office:value-type="float" office:value="5.99934" calcext:value-type="float">
            <text:p>5.99934</text:p>
          </table:table-cell>
          <table:table-cell office:value-type="string" calcext:value-type="string">
            <text:p>(1.48896,0.000298694,1.00237,0.00994755,1.99233)</text:p>
          </table:table-cell>
          <table:table-cell table:number-columns-repeated="8"/>
        </table:table-row>
        <table:table-row table:style-name="ro1">
          <table:table-cell office:value-type="float" office:value="-16.2719" calcext:value-type="float">
            <text:p>-16.2719</text:p>
          </table:table-cell>
          <table:table-cell office:value-type="float" office:value="4959" calcext:value-type="float">
            <text:p>4959</text:p>
          </table:table-cell>
          <table:table-cell office:value-type="float" office:value="5038035" calcext:value-type="float">
            <text:p>5038035</text:p>
          </table:table-cell>
          <table:table-cell office:value-type="float" office:value="5.9972" calcext:value-type="float">
            <text:p>5.9972</text:p>
          </table:table-cell>
          <table:table-cell office:value-type="string" calcext:value-type="string">
            <text:p>(1.48881,0.000723963,1.00187,0.00997449,1.99175)</text:p>
          </table:table-cell>
          <table:table-cell table:number-columns-repeated="8"/>
        </table:table-row>
        <table:table-row table:style-name="ro1">
          <table:table-cell office:value-type="float" office:value="-16.2679" calcext:value-type="float">
            <text:p>-16.2679</text:p>
          </table:table-cell>
          <table:table-cell office:value-type="float" office:value="3094" calcext:value-type="float">
            <text:p>3094</text:p>
          </table:table-cell>
          <table:table-cell office:value-type="float" office:value="5046327" calcext:value-type="float">
            <text:p>5046327</text:p>
          </table:table-cell>
          <table:table-cell office:value-type="float" office:value="5.99985" calcext:value-type="float">
            <text:p>5.99985</text:p>
          </table:table-cell>
          <table:table-cell office:value-type="string" calcext:value-type="string">
            <text:p>(1.48965,9.12779e-05,1.00274,0.00980254,1.99229)</text:p>
          </table:table-cell>
          <table:table-cell table:number-columns-repeated="8"/>
        </table:table-row>
        <table:table-row table:style-name="ro1">
          <table:table-cell office:value-type="float" office:value="-16.2693" calcext:value-type="float">
            <text:p>-16.2693</text:p>
          </table:table-cell>
          <table:table-cell office:value-type="float" office:value="2895" calcext:value-type="float">
            <text:p>2895</text:p>
          </table:table-cell>
          <table:table-cell office:value-type="float" office:value="5036374" calcext:value-type="float">
            <text:p>5036374</text:p>
          </table:table-cell>
          <table:table-cell office:value-type="float" office:value="5.99921" calcext:value-type="float">
            <text:p>5.99921</text:p>
          </table:table-cell>
          <table:table-cell office:value-type="string" calcext:value-type="string">
            <text:p>(1.48937,-5.96973e-05,1.00252,0.00990426,1.992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444" calcext:value-type="float">
            <text:p>14.7444</text:p>
          </table:table-cell>
          <table:table-cell office:value-type="float" office:value="5154" calcext:value-type="float">
            <text:p>5154</text:p>
          </table:table-cell>
          <table:table-cell office:value-type="float" office:value="5106890" calcext:value-type="float">
            <text:p>5106890</text:p>
          </table:table-cell>
          <table:table-cell office:value-type="float" office:value="-16.7456" calcext:value-type="float">
            <text:p>-16.7456</text:p>
          </table:table-cell>
          <table:table-cell office:value-type="string" calcext:value-type="string">
            <text:p>(1.54427,0.776836,0.166932,2.20576,1.87061,0.00998309)</text:p>
          </table:table-cell>
          <table:table-cell table:number-columns-repeated="8"/>
        </table:table-row>
        <table:table-row table:style-name="ro1">
          <table:table-cell office:value-type="float" office:value="14.7485" calcext:value-type="float">
            <text:p>14.7485</text:p>
          </table:table-cell>
          <table:table-cell office:value-type="float" office:value="5957" calcext:value-type="float">
            <text:p>5957</text:p>
          </table:table-cell>
          <table:table-cell office:value-type="float" office:value="5110827" calcext:value-type="float">
            <text:p>5110827</text:p>
          </table:table-cell>
          <table:table-cell office:value-type="float" office:value="-16.7458" calcext:value-type="float">
            <text:p>-16.7458</text:p>
          </table:table-cell>
          <table:table-cell office:value-type="string" calcext:value-type="string">
            <text:p>(1.54482,0.777479,0.167369,2.20523,1.8706,0.00995504)</text:p>
          </table:table-cell>
          <table:table-cell table:number-columns-repeated="8"/>
        </table:table-row>
        <table:table-row table:style-name="ro1">
          <table:table-cell office:value-type="float" office:value="14.7502" calcext:value-type="float">
            <text:p>14.7502</text:p>
          </table:table-cell>
          <table:table-cell office:value-type="float" office:value="4191" calcext:value-type="float">
            <text:p>4191</text:p>
          </table:table-cell>
          <table:table-cell office:value-type="float" office:value="5077585" calcext:value-type="float">
            <text:p>5077585</text:p>
          </table:table-cell>
          <table:table-cell office:value-type="float" office:value="-16.7488" calcext:value-type="float">
            <text:p>-16.7488</text:p>
          </table:table-cell>
          <table:table-cell office:value-type="string" calcext:value-type="string">
            <text:p>(1.5446,0.777225,0.167305,2.20534,1.87083,0.00985316)</text:p>
          </table:table-cell>
          <table:table-cell table:number-columns-repeated="8"/>
        </table:table-row>
        <table:table-row table:style-name="ro1">
          <table:table-cell office:value-type="float" office:value="14.7457" calcext:value-type="float">
            <text:p>14.7457</text:p>
          </table:table-cell>
          <table:table-cell office:value-type="float" office:value="5008" calcext:value-type="float">
            <text:p>5008</text:p>
          </table:table-cell>
          <table:table-cell office:value-type="float" office:value="5095678" calcext:value-type="float">
            <text:p>5095678</text:p>
          </table:table-cell>
          <table:table-cell office:value-type="float" office:value="-16.7539" calcext:value-type="float">
            <text:p>-16.7539</text:p>
          </table:table-cell>
          <table:table-cell office:value-type="string" calcext:value-type="string">
            <text:p>(1.54365,0.775882,0.165791,2.20643,1.87147,0.00992246)</text:p>
          </table:table-cell>
          <table:table-cell table:number-columns-repeated="8"/>
        </table:table-row>
        <table:table-row table:style-name="ro1">
          <table:table-cell office:value-type="float" office:value="14.7431" calcext:value-type="float">
            <text:p>14.7431</text:p>
          </table:table-cell>
          <table:table-cell office:value-type="float" office:value="5516" calcext:value-type="float">
            <text:p>5516</text:p>
          </table:table-cell>
          <table:table-cell office:value-type="float" office:value="5105619" calcext:value-type="float">
            <text:p>5105619</text:p>
          </table:table-cell>
          <table:table-cell office:value-type="float" office:value="-16.7526" calcext:value-type="float">
            <text:p>-16.7526</text:p>
          </table:table-cell>
          <table:table-cell office:value-type="string" calcext:value-type="string">
            <text:p>(1.54387,0.775808,0.165876,2.20636,1.87123,0.00983423)</text:p>
          </table:table-cell>
          <table:table-cell table:number-columns-repeated="8"/>
        </table:table-row>
        <table:table-row table:style-name="ro1">
          <table:table-cell office:value-type="float" office:value="14.749" calcext:value-type="float">
            <text:p>14.749</text:p>
          </table:table-cell>
          <table:table-cell office:value-type="float" office:value="5561" calcext:value-type="float">
            <text:p>5561</text:p>
          </table:table-cell>
          <table:table-cell office:value-type="float" office:value="5107026" calcext:value-type="float">
            <text:p>5107026</text:p>
          </table:table-cell>
          <table:table-cell office:value-type="float" office:value="-16.7495" calcext:value-type="float">
            <text:p>-16.7495</text:p>
          </table:table-cell>
          <table:table-cell office:value-type="string" calcext:value-type="string">
            <text:p>(1.54448,0.777011,0.16701,2.20562,1.87095,0.00989858)</text:p>
          </table:table-cell>
          <table:table-cell table:number-columns-repeated="8"/>
        </table:table-row>
        <table:table-row table:style-name="ro1">
          <table:table-cell office:value-type="float" office:value="14.747" calcext:value-type="float">
            <text:p>14.747</text:p>
          </table:table-cell>
          <table:table-cell office:value-type="float" office:value="5951" calcext:value-type="float">
            <text:p>5951</text:p>
          </table:table-cell>
          <table:table-cell office:value-type="float" office:value="5099789" calcext:value-type="float">
            <text:p>5099789</text:p>
          </table:table-cell>
          <table:table-cell office:value-type="float" office:value="-16.7578" calcext:value-type="float">
            <text:p>-16.7578</text:p>
          </table:table-cell>
          <table:table-cell office:value-type="string" calcext:value-type="string">
            <text:p>(1.53951,0.774488,0.160937,2.20959,1.87195,0.00997)</text:p>
          </table:table-cell>
          <table:table-cell table:number-columns-repeated="8"/>
        </table:table-row>
        <table:table-row table:style-name="ro1">
          <table:table-cell office:value-type="float" office:value="14.7491" calcext:value-type="float">
            <text:p>14.7491</text:p>
          </table:table-cell>
          <table:table-cell office:value-type="float" office:value="5247" calcext:value-type="float">
            <text:p>5247</text:p>
          </table:table-cell>
          <table:table-cell office:value-type="float" office:value="5107361" calcext:value-type="float">
            <text:p>5107361</text:p>
          </table:table-cell>
          <table:table-cell office:value-type="float" office:value="-16.752" calcext:value-type="float">
            <text:p>-16.752</text:p>
          </table:table-cell>
          <table:table-cell office:value-type="string" calcext:value-type="string">
            <text:p>(1.54418,0.776646,0.166543,2.20594,1.87128,0.00994253)</text:p>
          </table:table-cell>
          <table:table-cell table:number-columns-repeated="8"/>
        </table:table-row>
        <table:table-row table:style-name="ro1">
          <table:table-cell office:value-type="float" office:value="14.7486" calcext:value-type="float">
            <text:p>14.7486</text:p>
          </table:table-cell>
          <table:table-cell office:value-type="float" office:value="5020" calcext:value-type="float">
            <text:p>5020</text:p>
          </table:table-cell>
          <table:table-cell office:value-type="float" office:value="5088561" calcext:value-type="float">
            <text:p>5088561</text:p>
          </table:table-cell>
          <table:table-cell office:value-type="float" office:value="-16.7467" calcext:value-type="float">
            <text:p>-16.7467</text:p>
          </table:table-cell>
          <table:table-cell office:value-type="string" calcext:value-type="string">
            <text:p>(1.54455,0.777318,0.167037,2.20543,1.87073,0.00998093)</text:p>
          </table:table-cell>
          <table:table-cell table:number-columns-repeated="8"/>
        </table:table-row>
        <table:table-row table:style-name="ro1">
          <table:table-cell office:value-type="float" office:value="14.7439" calcext:value-type="float">
            <text:p>14.7439</text:p>
          </table:table-cell>
          <table:table-cell office:value-type="float" office:value="4461" calcext:value-type="float">
            <text:p>4461</text:p>
          </table:table-cell>
          <table:table-cell office:value-type="float" office:value="5083255" calcext:value-type="float">
            <text:p>5083255</text:p>
          </table:table-cell>
          <table:table-cell office:value-type="float" office:value="-16.7451" calcext:value-type="float">
            <text:p>-16.7451</text:p>
          </table:table-cell>
          <table:table-cell office:value-type="string" calcext:value-type="string">
            <text:p>(1.5438,0.776698,0.166459,2.20607,1.87054,0.0099788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88.978" calcext:value-type="float">
            <text:p>-488.978</text:p>
          </table:table-cell>
          <table:table-cell office:value-type="float" office:value="5968" calcext:value-type="float">
            <text:p>5968</text:p>
          </table:table-cell>
          <table:table-cell office:value-type="float" office:value="182430" calcext:value-type="float">
            <text:p>182430</text:p>
          </table:table-cell>
          <table:table-cell office:value-type="float" office:value="9.80156" calcext:value-type="float">
            <text:p>9.80156</text:p>
          </table:table-cell>
          <table:table-cell office:value-type="string" calcext:value-type="string">
            <text:p>(0.0297553,0.090146,9.9941,0.0102517,8.41787,5.00946,0.240983,9.94826,0.00536955,9.99824,9.97797,9.99445,9.99401,9.99217,0.00375502,9.96856)</text:p>
          </table:table-cell>
          <table:table-cell table:number-columns-repeated="8"/>
        </table:table-row>
        <table:table-row table:style-name="ro1">
          <table:table-cell office:value-type="float" office:value="-487.729" calcext:value-type="float">
            <text:p>-487.729</text:p>
          </table:table-cell>
          <table:table-cell office:value-type="float" office:value="5869" calcext:value-type="float">
            <text:p>5869</text:p>
          </table:table-cell>
          <table:table-cell office:value-type="float" office:value="198147" calcext:value-type="float">
            <text:p>198147</text:p>
          </table:table-cell>
          <table:table-cell office:value-type="float" office:value="6.31334" calcext:value-type="float">
            <text:p>6.31334</text:p>
          </table:table-cell>
          <table:table-cell office:value-type="string" calcext:value-type="string">
            <text:p>(0.00426967,0.378443,9.99697,0.00933621,8.52507,5.20334,0.014628,9.95748,0.0652796,9.98255,9.88292,9.99664,9.99636,9.91185,0.00235145,9.39669)</text:p>
          </table:table-cell>
          <table:table-cell table:number-columns-repeated="8"/>
        </table:table-row>
        <table:table-row table:style-name="ro1">
          <table:table-cell table:style-name="ce4" office:value-type="float" office:value="-488.635" calcext:value-type="float">
            <text:p>-4.89E+002</text:p>
          </table:table-cell>
          <table:table-cell office:value-type="float" office:value="5662" calcext:value-type="float">
            <text:p>5662</text:p>
          </table:table-cell>
          <table:table-cell office:value-type="float" office:value="172862" calcext:value-type="float">
            <text:p>172862</text:p>
          </table:table-cell>
          <table:table-cell office:value-type="float" office:value="9.69106" calcext:value-type="float">
            <text:p>9.69106</text:p>
          </table:table-cell>
          <table:table-cell office:value-type="string" calcext:value-type="string">
            <text:p>(0.0262528,0.303684,9.9815,0.00250203,8.47766,5.00472,0.0824632,9.98581,0.0422722,9.96751,9.9396,9.99466,9.99762,9.99085,0.00108428,9.97098)</text:p>
          </table:table-cell>
          <table:table-cell table:number-columns-repeated="8"/>
        </table:table-row>
        <table:table-row table:style-name="ro1">
          <table:table-cell table:style-name="ce4" office:value-type="float" office:value="-488.414" calcext:value-type="float">
            <text:p>-4.88E+002</text:p>
          </table:table-cell>
          <table:table-cell office:value-type="float" office:value="5646" calcext:value-type="float">
            <text:p>5646</text:p>
          </table:table-cell>
          <table:table-cell office:value-type="float" office:value="190599" calcext:value-type="float">
            <text:p>190599</text:p>
          </table:table-cell>
          <table:table-cell office:value-type="float" office:value="7.79399" calcext:value-type="float">
            <text:p>7.79399</text:p>
          </table:table-cell>
          <table:table-cell office:value-type="string" calcext:value-type="string">
            <text:p>(0.0083553,0.664933,9.99844,0.00899496,8.17793,5.4741,0.00170519,9.92762,0.0420654,9.9769,9.9939,9.99931,9.99673,9.97853,0.00775546,9.62149)</text:p>
          </table:table-cell>
          <table:table-cell table:number-columns-repeated="8"/>
        </table:table-row>
        <table:table-row table:style-name="ro1">
          <table:table-cell table:style-name="ce4" office:value-type="float" office:value="-488.717" calcext:value-type="float">
            <text:p>-4.89E+002</text:p>
          </table:table-cell>
          <table:table-cell office:value-type="float" office:value="5781" calcext:value-type="float">
            <text:p>5781</text:p>
          </table:table-cell>
          <table:table-cell office:value-type="float" office:value="175271" calcext:value-type="float">
            <text:p>175271</text:p>
          </table:table-cell>
          <table:table-cell office:value-type="float" office:value="7.97576" calcext:value-type="float">
            <text:p>7.97576</text:p>
          </table:table-cell>
          <table:table-cell office:value-type="string" calcext:value-type="string">
            <text:p>(0.00232206,0.141982,9.98626,0.0136475,8.54574,5.10662,0.147059,9.98884,0.0609742,9.99711,9.99022,9.99393,9.97832,9.96913,0.0012842,9.639)</text:p>
          </table:table-cell>
          <table:table-cell table:number-columns-repeated="8"/>
        </table:table-row>
        <table:table-row table:style-name="ro1">
          <table:table-cell table:style-name="ce4" office:value-type="float" office:value="-487.135" calcext:value-type="float">
            <text:p>-4.87E+002</text:p>
          </table:table-cell>
          <table:table-cell office:value-type="float" office:value="5926" calcext:value-type="float">
            <text:p>5926</text:p>
          </table:table-cell>
          <table:table-cell office:value-type="float" office:value="221257" calcext:value-type="float">
            <text:p>221257</text:p>
          </table:table-cell>
          <table:table-cell office:value-type="float" office:value="9.55851" calcext:value-type="float">
            <text:p>9.55851</text:p>
          </table:table-cell>
          <table:table-cell office:value-type="string" calcext:value-type="string">
            <text:p>(0.0342152,0.880999,9.97033,0.0377558,7.90268,5.43865,0.185536,9.98021,0.0697656,9.94161,9.99762,9.99197,9.99355,9.94772,0.00852398,9.89415)</text:p>
          </table:table-cell>
          <table:table-cell table:number-columns-repeated="8"/>
        </table:table-row>
        <table:table-row table:style-name="ro1">
          <table:table-cell table:style-name="ce4" office:value-type="float" office:value="-488.418" calcext:value-type="float">
            <text:p>-4.88E+002</text:p>
          </table:table-cell>
          <table:table-cell office:value-type="float" office:value="5929" calcext:value-type="float">
            <text:p>5929</text:p>
          </table:table-cell>
          <table:table-cell office:value-type="float" office:value="187784" calcext:value-type="float">
            <text:p>187784</text:p>
          </table:table-cell>
          <table:table-cell office:value-type="float" office:value="8.61556" calcext:value-type="float">
            <text:p>8.61556</text:p>
          </table:table-cell>
          <table:table-cell office:value-type="string" calcext:value-type="string">
            <text:p>(0.00404998,0.258086,9.97857,0.0184175,8.80415,5.34171,0.0620887,9.96082,0.0334587,9.9974,9.97767,9.9953,9.99118,9.99837,0.00638009,9.77257)</text:p>
          </table:table-cell>
          <table:table-cell table:number-columns-repeated="8"/>
        </table:table-row>
        <table:table-row table:style-name="ro1">
          <table:table-cell office:value-type="float" office:value="-488.102" calcext:value-type="float">
            <text:p>-488.102</text:p>
          </table:table-cell>
          <table:table-cell office:value-type="float" office:value="5956" calcext:value-type="float">
            <text:p>5956</text:p>
          </table:table-cell>
          <table:table-cell office:value-type="float" office:value="176494" calcext:value-type="float">
            <text:p>176494</text:p>
          </table:table-cell>
          <table:table-cell office:value-type="float" office:value="9.33041" calcext:value-type="float">
            <text:p>9.33041</text:p>
          </table:table-cell>
          <table:table-cell office:value-type="string" calcext:value-type="string">
            <text:p>(0.00232396,1.97688,9.99032,0.0167771,7.79896,6.25371,0.201014,9.97919,0.0218219,9.98183,9.93875,9.99599,9.99274,9.96988,0.00411631,9.89831)</text:p>
          </table:table-cell>
          <table:table-cell table:number-columns-repeated="8"/>
        </table:table-row>
        <table:table-row table:style-name="ro1">
          <table:table-cell table:style-name="ce4" office:value-type="float" office:value="-488.001" calcext:value-type="float">
            <text:p>-4.88E+002</text:p>
          </table:table-cell>
          <table:table-cell office:value-type="float" office:value="5929" calcext:value-type="float">
            <text:p>5929</text:p>
          </table:table-cell>
          <table:table-cell office:value-type="float" office:value="191665" calcext:value-type="float">
            <text:p>191665</text:p>
          </table:table-cell>
          <table:table-cell office:value-type="float" office:value="9.10984" calcext:value-type="float">
            <text:p>9.10984</text:p>
          </table:table-cell>
          <table:table-cell office:value-type="string" calcext:value-type="string">
            <text:p>(0.00588934,1.8419,9.96368,0.0178811,7.79563,6.14323,0.0219055,9.97523,0.042592,9.9842,9.99117,9.99129,9.98784,9.98319,0.00758476,9.8374)</text:p>
          </table:table-cell>
          <table:table-cell table:number-columns-repeated="8"/>
        </table:table-row>
        <table:table-row table:style-name="ro1">
          <table:table-cell table:style-name="ce4" office:value-type="float" office:value="-487.425" calcext:value-type="float">
            <text:p>-4.87E+002</text:p>
          </table:table-cell>
          <table:table-cell office:value-type="float" office:value="5982" calcext:value-type="float">
            <text:p>5982</text:p>
          </table:table-cell>
          <table:table-cell office:value-type="float" office:value="247899" calcext:value-type="float">
            <text:p>247899</text:p>
          </table:table-cell>
          <table:table-cell office:value-type="float" office:value="7.42234" calcext:value-type="float">
            <text:p>7.42234</text:p>
          </table:table-cell>
          <table:table-cell office:value-type="string" calcext:value-type="string">
            <text:p>(0.0204643,0.678346,9.98524,0.0171113,9.18106,5.98431,0.0324589,9.97359,0.00935236,9.98424,9.99706,9.9991,9.99262,9.96739,0.0034077,9.55099)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4" office:value-type="float" office:value="-0.027647" calcext:value-type="float">
            <text:p>-2.76E-002</text:p>
          </table:table-cell>
          <table:table-cell office:value-type="float" office:value="5671" calcext:value-type="float">
            <text:p>5671</text:p>
          </table:table-cell>
          <table:table-cell office:value-type="float" office:value="162199" calcext:value-type="float">
            <text:p>162199</text:p>
          </table:table-cell>
          <table:table-cell office:value-type="float" office:value="100.199" calcext:value-type="float">
            <text:p>100.199</text:p>
          </table:table-cell>
          <table:table-cell office:value-type="string" calcext:value-type="string">
            <text:p>(-9.8631e-06,29.9979,-9.99009,9.99787)</text:p>
          </table:table-cell>
          <table:table-cell table:number-columns-repeated="8"/>
        </table:table-row>
        <table:table-row table:style-name="ro1">
          <table:table-cell table:style-name="ce4" office:value-type="float" office:value="-0.0279016" calcext:value-type="float">
            <text:p>-2.79E-002</text:p>
          </table:table-cell>
          <table:table-cell office:value-type="float" office:value="2462" calcext:value-type="float">
            <text:p>2462</text:p>
          </table:table-cell>
          <table:table-cell office:value-type="float" office:value="119877" calcext:value-type="float">
            <text:p>119877</text:p>
          </table:table-cell>
          <table:table-cell office:value-type="float" office:value="200.185" calcext:value-type="float">
            <text:p>200.185</text:p>
          </table:table-cell>
          <table:table-cell office:value-type="string" calcext:value-type="string">
            <text:p>(0.000238875,-9.95415e-05,-10.0001,-9.99055)</text:p>
          </table:table-cell>
          <table:table-cell table:number-columns-repeated="8"/>
        </table:table-row>
        <table:table-row table:style-name="ro1">
          <table:table-cell office:value-type="float" office:value="-0.0549659" calcext:value-type="float">
            <text:p>-0.0549659</text:p>
          </table:table-cell>
          <table:table-cell office:value-type="float" office:value="3108" calcext:value-type="float">
            <text:p>3108</text:p>
          </table:table-cell>
          <table:table-cell office:value-type="float" office:value="115275" calcext:value-type="float">
            <text:p>115275</text:p>
          </table:table-cell>
          <table:table-cell office:value-type="float" office:value="200.355" calcext:value-type="float">
            <text:p>200.355</text:p>
          </table:table-cell>
          <table:table-cell office:value-type="string" calcext:value-type="string">
            <text:p>(0.000807009,0.000868139,-9.99031,-9.99025)</text:p>
          </table:table-cell>
          <table:table-cell table:number-columns-repeated="8"/>
        </table:table-row>
        <table:table-row table:style-name="ro1">
          <table:table-cell office:value-type="float" office:value="-0.0274587" calcext:value-type="float">
            <text:p>-0.0274587</text:p>
          </table:table-cell>
          <table:table-cell office:value-type="float" office:value="5121" calcext:value-type="float">
            <text:p>5121</text:p>
          </table:table-cell>
          <table:table-cell office:value-type="float" office:value="130353" calcext:value-type="float">
            <text:p>130353</text:p>
          </table:table-cell>
          <table:table-cell office:value-type="float" office:value="100.201" calcext:value-type="float">
            <text:p>100.201</text:p>
          </table:table-cell>
          <table:table-cell office:value-type="string" calcext:value-type="string">
            <text:p>(-6.69605e-05,30.0055,-9.99002,10.0028)</text:p>
          </table:table-cell>
          <table:table-cell table:number-columns-repeated="8"/>
        </table:table-row>
        <table:table-row table:style-name="ro1">
          <table:table-cell office:value-type="float" office:value="-0.0276884" calcext:value-type="float">
            <text:p>-0.0276884</text:p>
          </table:table-cell>
          <table:table-cell office:value-type="float" office:value="3571" calcext:value-type="float">
            <text:p>3571</text:p>
          </table:table-cell>
          <table:table-cell office:value-type="float" office:value="171802" calcext:value-type="float">
            <text:p>171802</text:p>
          </table:table-cell>
          <table:table-cell office:value-type="float" office:value="100.196" calcext:value-type="float">
            <text:p>100.196</text:p>
          </table:table-cell>
          <table:table-cell office:value-type="string" calcext:value-type="string">
            <text:p>(-9.10104e-07,29.9986,-9.9902,9.99847)</text:p>
          </table:table-cell>
          <table:table-cell table:number-columns-repeated="8"/>
        </table:table-row>
        <table:table-row table:style-name="ro1">
          <table:table-cell table:style-name="ce4" office:value-type="float" office:value="-0.0280301" calcext:value-type="float">
            <text:p>-2.80E-002</text:p>
          </table:table-cell>
          <table:table-cell office:value-type="float" office:value="3679" calcext:value-type="float">
            <text:p>3679</text:p>
          </table:table-cell>
          <table:table-cell office:value-type="float" office:value="144122" calcext:value-type="float">
            <text:p>144122</text:p>
          </table:table-cell>
          <table:table-cell office:value-type="float" office:value="100.197" calcext:value-type="float">
            <text:p>100.197</text:p>
          </table:table-cell>
          <table:table-cell office:value-type="string" calcext:value-type="string">
            <text:p>(0.000100737,29.9983,-9.99005,9.9983)</text:p>
          </table:table-cell>
          <table:table-cell table:number-columns-repeated="8"/>
        </table:table-row>
        <table:table-row table:style-name="ro1">
          <table:table-cell office:value-type="float" office:value="-0.0283216" calcext:value-type="float">
            <text:p>-0.0283216</text:p>
          </table:table-cell>
          <table:table-cell office:value-type="float" office:value="3234" calcext:value-type="float">
            <text:p>3234</text:p>
          </table:table-cell>
          <table:table-cell office:value-type="float" office:value="122812" calcext:value-type="float">
            <text:p>122812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7.94261e-05,29.9996,-9.99,9.99914)</text:p>
          </table:table-cell>
          <table:table-cell table:number-columns-repeated="8"/>
        </table:table-row>
        <table:table-row table:style-name="ro1">
          <table:table-cell office:value-type="float" office:value="-0.0230066" calcext:value-type="float">
            <text:p>-0.0230066</text:p>
          </table:table-cell>
          <table:table-cell office:value-type="float" office:value="1965" calcext:value-type="float">
            <text:p>1965</text:p>
          </table:table-cell>
          <table:table-cell office:value-type="float" office:value="95315" calcext:value-type="float">
            <text:p>95315</text:p>
          </table:table-cell>
          <table:table-cell office:value-type="float" office:value="200.137" calcext:value-type="float">
            <text:p>200.137</text:p>
          </table:table-cell>
          <table:table-cell office:value-type="string" calcext:value-type="string">
            <text:p>(-2.20509e-05,0.00251959,-9.99067,-10)</text:p>
          </table:table-cell>
          <table:table-cell table:number-columns-repeated="8"/>
        </table:table-row>
        <table:table-row table:style-name="ro1">
          <table:table-cell table:style-name="ce4" office:value-type="float" office:value="-0.0524876" calcext:value-type="float">
            <text:p>-5.25E-002</text:p>
          </table:table-cell>
          <table:table-cell office:value-type="float" office:value="3539" calcext:value-type="float">
            <text:p>3539</text:p>
          </table:table-cell>
          <table:table-cell office:value-type="float" office:value="134656" calcext:value-type="float">
            <text:p>134656</text:p>
          </table:table-cell>
          <table:table-cell office:value-type="float" office:value="200.349" calcext:value-type="float">
            <text:p>200.349</text:p>
          </table:table-cell>
          <table:table-cell office:value-type="string" calcext:value-type="string">
            <text:p>(-8.08908e-05,0.00026118,-9.99172,-9.99066)</text:p>
          </table:table-cell>
          <table:table-cell table:number-columns-repeated="8"/>
        </table:table-row>
        <table:table-row table:style-name="ro1">
          <table:table-cell table:style-name="ce4" office:value-type="float" office:value="-0.0279369" calcext:value-type="float">
            <text:p>-2.79E-002</text:p>
          </table:table-cell>
          <table:table-cell office:value-type="float" office:value="4734" calcext:value-type="float">
            <text:p>4734</text:p>
          </table:table-cell>
          <table:table-cell office:value-type="float" office:value="133802" calcext:value-type="float">
            <text:p>133802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8.78185e-05,29.9978,-9.99001,9.9977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781" calcext:value-type="float">
            <text:p>3781</text:p>
          </table:table-cell>
          <table:table-cell office:value-type="float" office:value="5131443" calcext:value-type="float">
            <text:p>5131443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703424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822" calcext:value-type="float">
            <text:p>3822</text:p>
          </table:table-cell>
          <table:table-cell office:value-type="float" office:value="5264115" calcext:value-type="float">
            <text:p>5264115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0737756,2.00004,1.87505,0.90380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267" calcext:value-type="float">
            <text:p>3267</text:p>
          </table:table-cell>
          <table:table-cell office:value-type="float" office:value="5130266" calcext:value-type="float">
            <text:p>5130266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910403,2.00004,1.87505,0.90380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340" calcext:value-type="float">
            <text:p>5340</text:p>
          </table:table-cell>
          <table:table-cell office:value-type="float" office:value="5285954" calcext:value-type="float">
            <text:p>5285954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159078,2.00005,1.87504,0.90380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188" calcext:value-type="float">
            <text:p>5188</text:p>
          </table:table-cell>
          <table:table-cell office:value-type="float" office:value="5101738" calcext:value-type="float">
            <text:p>5101738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-7.49968e-05,2.00005,1.87505,0.90381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831" calcext:value-type="float">
            <text:p>2831</text:p>
          </table:table-cell>
          <table:table-cell office:value-type="float" office:value="5048981" calcext:value-type="float">
            <text:p>5048981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220886,2.00004,1.87505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865" calcext:value-type="float">
            <text:p>3865</text:p>
          </table:table-cell>
          <table:table-cell office:value-type="float" office:value="5208657" calcext:value-type="float">
            <text:p>5208657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8.27826e-05,2.00004,1.87505,0.90380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216" calcext:value-type="float">
            <text:p>4216</text:p>
          </table:table-cell>
          <table:table-cell office:value-type="float" office:value="5291898" calcext:value-type="float">
            <text:p>5291898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621695,2.00004,1.87505,0.90379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437" calcext:value-type="float">
            <text:p>5437</text:p>
          </table:table-cell>
          <table:table-cell office:value-type="float" office:value="5108455" calcext:value-type="float">
            <text:p>5108455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418924,2.00005,1.87505,0.9038)</text:p>
          </table:table-cell>
          <table:table-cell table:number-columns-repeated="8"/>
        </table:table-row>
        <table:table-row table:style-name="ro1">
          <table:table-cell office:value-type="float" office:value="-12.6832" calcext:value-type="float">
            <text:p>-12.6832</text:p>
          </table:table-cell>
          <table:table-cell office:value-type="float" office:value="5813" calcext:value-type="float">
            <text:p>5813</text:p>
          </table:table-cell>
          <table:table-cell office:value-type="float" office:value="5333282" calcext:value-type="float">
            <text:p>5333282</text:p>
          </table:table-cell>
          <table:table-cell office:value-type="float" office:value="-1.00112" calcext:value-type="float">
            <text:p>-1.00112</text:p>
          </table:table-cell>
          <table:table-cell office:value-type="string" calcext:value-type="string">
            <text:p>(0.0287797,1.99964,1.87504,0.9037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599.5" calcext:value-type="float">
            <text:p>-6599.5</text:p>
          </table:table-cell>
          <table:table-cell office:value-type="float" office:value="5562" calcext:value-type="float">
            <text:p>5562</text:p>
          </table:table-cell>
          <table:table-cell office:value-type="float" office:value="5412380" calcext:value-type="float">
            <text:p>5412380</text:p>
          </table:table-cell>
          <table:table-cell office:value-type="float" office:value="53.6971" calcext:value-type="float">
            <text:p>53.6971</text:p>
          </table:table-cell>
          <table:table-cell office:value-type="string" calcext:value-type="string">
            <text:p>(6.93179,2.9705,12.0406,18.0556,-8.32148e-05,9.90034,30.0891,0.00721987)</text:p>
          </table:table-cell>
          <table:table-cell table:number-columns-repeated="8"/>
        </table:table-row>
        <table:table-row table:style-name="ro1">
          <table:table-cell office:value-type="float" office:value="-6556.29" calcext:value-type="float">
            <text:p>-6556.29</text:p>
          </table:table-cell>
          <table:table-cell office:value-type="float" office:value="5926" calcext:value-type="float">
            <text:p>5926</text:p>
          </table:table-cell>
          <table:table-cell office:value-type="float" office:value="5930986" calcext:value-type="float">
            <text:p>5930986</text:p>
          </table:table-cell>
          <table:table-cell office:value-type="float" office:value="65.3176" calcext:value-type="float">
            <text:p>65.3176</text:p>
          </table:table-cell>
          <table:table-cell office:value-type="string" calcext:value-type="string">
            <text:p>(4.55036,1.94279,13.3929,19.9987,0.00676998,6.45566,33.2552,0.129475)</text:p>
          </table:table-cell>
          <table:table-cell table:number-columns-repeated="8"/>
        </table:table-row>
        <table:table-row table:style-name="ro1">
          <table:table-cell office:value-type="float" office:value="-6548.16" calcext:value-type="float">
            <text:p>-6548.16</text:p>
          </table:table-cell>
          <table:table-cell office:value-type="float" office:value="5930" calcext:value-type="float">
            <text:p>5930</text:p>
          </table:table-cell>
          <table:table-cell office:value-type="float" office:value="5117828" calcext:value-type="float">
            <text:p>5117828</text:p>
          </table:table-cell>
          <table:table-cell office:value-type="float" office:value="70.4227" calcext:value-type="float">
            <text:p>70.4227</text:p>
          </table:table-cell>
          <table:table-cell office:value-type="string" calcext:value-type="string">
            <text:p>(4.22161,1.93123,13.7487,19.9991,0.0095008,6.01638,32.9194,0.817334)</text:p>
          </table:table-cell>
          <table:table-cell table:number-columns-repeated="8"/>
        </table:table-row>
        <table:table-row table:style-name="ro1">
          <table:table-cell office:value-type="float" office:value="-6579.58" calcext:value-type="float">
            <text:p>-6579.58</text:p>
          </table:table-cell>
          <table:table-cell office:value-type="float" office:value="5878" calcext:value-type="float">
            <text:p>5878</text:p>
          </table:table-cell>
          <table:table-cell office:value-type="float" office:value="5134083" calcext:value-type="float">
            <text:p>5134083</text:p>
          </table:table-cell>
          <table:table-cell office:value-type="float" office:value="68.2982" calcext:value-type="float">
            <text:p>68.2982</text:p>
          </table:table-cell>
          <table:table-cell office:value-type="string" calcext:value-type="string">
            <text:p>(4.32393,1.86706,13.7974,19.9996,0.0262791,6.15879,32.869,0.920859)</text:p>
          </table:table-cell>
          <table:table-cell table:number-columns-repeated="8"/>
        </table:table-row>
        <table:table-row table:style-name="ro1">
          <table:table-cell office:value-type="float" office:value="-6599.37" calcext:value-type="float">
            <text:p>-6599.37</text:p>
          </table:table-cell>
          <table:table-cell office:value-type="float" office:value="5594" calcext:value-type="float">
            <text:p>5594</text:p>
          </table:table-cell>
          <table:table-cell office:value-type="float" office:value="5259404" calcext:value-type="float">
            <text:p>5259404</text:p>
          </table:table-cell>
          <table:table-cell office:value-type="float" office:value="53.6201" calcext:value-type="float">
            <text:p>53.6201</text:p>
          </table:table-cell>
          <table:table-cell office:value-type="string" calcext:value-type="string">
            <text:p>(6.91355,2.9683,12.0486,18.0684,0.01231,9.86873,30.1065,0.00812715)</text:p>
          </table:table-cell>
          <table:table-cell table:number-columns-repeated="8"/>
        </table:table-row>
        <table:table-row table:style-name="ro1">
          <table:table-cell office:value-type="float" office:value="-6508.73" calcext:value-type="float">
            <text:p>-6508.73</text:p>
          </table:table-cell>
          <table:table-cell office:value-type="float" office:value="6007" calcext:value-type="float">
            <text:p>6007</text:p>
          </table:table-cell>
          <table:table-cell office:value-type="float" office:value="5127396" calcext:value-type="float">
            <text:p>5127396</text:p>
          </table:table-cell>
          <table:table-cell office:value-type="float" office:value="70.8931" calcext:value-type="float">
            <text:p>70.8931</text:p>
          </table:table-cell>
          <table:table-cell office:value-type="string" calcext:value-type="string">
            <text:p>(4.21888,2.14354,13.503,19.9958,0.00918181,6.01572,33.1413,0.347258)</text:p>
          </table:table-cell>
          <table:table-cell table:number-columns-repeated="8"/>
        </table:table-row>
        <table:table-row table:style-name="ro1">
          <table:table-cell office:value-type="float" office:value="-6556.03" calcext:value-type="float">
            <text:p>-6556.03</text:p>
          </table:table-cell>
          <table:table-cell office:value-type="float" office:value="5579" calcext:value-type="float">
            <text:p>5579</text:p>
          </table:table-cell>
          <table:table-cell office:value-type="float" office:value="5235379" calcext:value-type="float">
            <text:p>5235379</text:p>
          </table:table-cell>
          <table:table-cell office:value-type="float" office:value="70.4513" calcext:value-type="float">
            <text:p>70.4513</text:p>
          </table:table-cell>
          <table:table-cell office:value-type="string" calcext:value-type="string">
            <text:p>(4.21873,1.88679,13.7988,19.9977,0.00999844,6.01354,32.8635,0.924855)</text:p>
          </table:table-cell>
          <table:table-cell table:number-columns-repeated="8"/>
        </table:table-row>
        <table:table-row table:style-name="ro1">
          <table:table-cell office:value-type="float" office:value="-6584.16" calcext:value-type="float">
            <text:p>-6584.16</text:p>
          </table:table-cell>
          <table:table-cell office:value-type="float" office:value="11" calcext:value-type="float">
            <text:p>11</text:p>
          </table:table-cell>
          <table:table-cell office:value-type="float" office:value="1797903" calcext:value-type="float">
            <text:p>1797903</text:p>
          </table:table-cell>
          <table:table-cell office:value-type="float" office:value="89.3689" calcext:value-type="float">
            <text:p>89.3689</text:p>
          </table:table-cell>
          <table:table-cell office:value-type="string" calcext:value-type="string">
            <text:p>(8.88771,4.99248,10.4261,15.6613,2.74575,11.1193,26.0413,1.35525e-20)</text:p>
          </table:table-cell>
          <table:table-cell table:number-columns-repeated="8"/>
        </table:table-row>
        <table:table-row table:style-name="ro1">
          <table:table-cell office:value-type="float" office:value="-6599.65" calcext:value-type="float">
            <text:p>-6599.65</text:p>
          </table:table-cell>
          <table:table-cell office:value-type="float" office:value="5525" calcext:value-type="float">
            <text:p>5525</text:p>
          </table:table-cell>
          <table:table-cell office:value-type="float" office:value="5213400" calcext:value-type="float">
            <text:p>5213400</text:p>
          </table:table-cell>
          <table:table-cell office:value-type="float" office:value="55.6785" calcext:value-type="float">
            <text:p>55.6785</text:p>
          </table:table-cell>
          <table:table-cell office:value-type="string" calcext:value-type="string">
            <text:p>(7.22105,3.28648,11.7988,17.6937,0.4459,10.0609,29.4827,0.00808467)</text:p>
          </table:table-cell>
          <table:table-cell table:number-columns-repeated="8"/>
        </table:table-row>
        <table:table-row table:style-name="ro1">
          <table:table-cell office:value-type="float" office:value="-6545.94" calcext:value-type="float">
            <text:p>-6545.94</text:p>
          </table:table-cell>
          <table:table-cell office:value-type="float" office:value="5991" calcext:value-type="float">
            <text:p>5991</text:p>
          </table:table-cell>
          <table:table-cell office:value-type="float" office:value="5138677" calcext:value-type="float">
            <text:p>5138677</text:p>
          </table:table-cell>
          <table:table-cell office:value-type="float" office:value="70.8562" calcext:value-type="float">
            <text:p>70.8562</text:p>
          </table:table-cell>
          <table:table-cell office:value-type="string" calcext:value-type="string">
            <text:p>(4.20348,1.94546,13.7661,19.9731,0.00523717,5.99967,32.8364,0.8989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9.90327" calcext:value-type="float">
            <text:p>-9.90327</text:p>
          </table:table-cell>
          <table:table-cell office:value-type="float" office:value="1" calcext:value-type="float">
            <text:p>1</text:p>
          </table:table-cell>
          <table:table-cell office:value-type="float" office:value="1534249" calcext:value-type="float">
            <text:p>1534249</text:p>
          </table:table-cell>
          <table:table-cell office:value-type="float" office:value="-7.00622" calcext:value-type="float">
            <text:p>-7.00622</text:p>
          </table:table-cell>
          <table:table-cell office:value-type="string" calcext:value-type="string">
            <text:p>(0.0128742,0.0103859,8.15476,1.73472e-18,0.00292225,0.00501232,0.00331929,1.57919,6.56589)</text:p>
          </table:table-cell>
          <table:table-cell table:number-columns-repeated="8"/>
        </table:table-row>
        <table:table-row table:style-name="ro1">
          <table:table-cell table:style-name="ce4" office:value-type="float" office:value="-5.45685" calcext:value-type="float">
            <text:p>-5.46E+000</text:p>
          </table:table-cell>
          <table:table-cell office:value-type="float" office:value="5818" calcext:value-type="float">
            <text:p>5818</text:p>
          </table:table-cell>
          <table:table-cell office:value-type="float" office:value="6151245" calcext:value-type="float">
            <text:p>6151245</text:p>
          </table:table-cell>
          <table:table-cell office:value-type="float" office:value="-2.88026" calcext:value-type="float">
            <text:p>-2.88026</text:p>
          </table:table-cell>
          <table:table-cell office:value-type="string" calcext:value-type="string">
            <text:p>(0.0237643,7.85496,0.354327,0.00953666,0.0080266,1.38989,3.9261,0.00126306,-2.60777e-05)</text:p>
          </table:table-cell>
          <table:table-cell table:number-columns-repeated="8"/>
        </table:table-row>
        <table:table-row table:style-name="ro1">
          <table:table-cell office:value-type="float" office:value="-4.48153" calcext:value-type="float">
            <text:p>-4.48153</text:p>
          </table:table-cell>
          <table:table-cell office:value-type="float" office:value="34" calcext:value-type="float">
            <text:p>34</text:p>
          </table:table-cell>
          <table:table-cell office:value-type="float" office:value="7350425" calcext:value-type="float">
            <text:p>7350425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0.0102812,8.46114,1.29923,0.00165279,0.000101146,3.92611,1.38988,0.41605,2.77733e-07)</text:p>
          </table:table-cell>
          <table:table-cell table:number-columns-repeated="8"/>
        </table:table-row>
        <table:table-row table:style-name="ro1">
          <table:table-cell office:value-type="float" office:value="-9.27904" calcext:value-type="float">
            <text:p>-9.27904</text:p>
          </table:table-cell>
          <table:table-cell office:value-type="float" office:value="5939" calcext:value-type="float">
            <text:p>5939</text:p>
          </table:table-cell>
          <table:table-cell office:value-type="float" office:value="5148899" calcext:value-type="float">
            <text:p>5148899</text:p>
          </table:table-cell>
          <table:table-cell office:value-type="float" office:value="-7.57225" calcext:value-type="float">
            <text:p>-7.57225</text:p>
          </table:table-cell>
          <table:table-cell office:value-type="string" calcext:value-type="string">
            <text:p>(0.0169026,0.630632,8.36261,0.00851656,0.00605728,-9.85639e-05,-6.07568e-05,1.56229,6.80019)</text:p>
          </table:table-cell>
          <table:table-cell table:number-columns-repeated="8"/>
        </table:table-row>
        <table:table-row table:style-name="ro1">
          <table:table-cell office:value-type="float" office:value="-8.69436" calcext:value-type="float">
            <text:p>-8.69436</text:p>
          </table:table-cell>
          <table:table-cell office:value-type="float" office:value="107" calcext:value-type="float">
            <text:p>107</text:p>
          </table:table-cell>
          <table:table-cell office:value-type="float" office:value="5117956" calcext:value-type="float">
            <text:p>5117956</text:p>
          </table:table-cell>
          <table:table-cell office:value-type="float" office:value="-7.2268" calcext:value-type="float">
            <text:p>-7.2268</text:p>
          </table:table-cell>
          <table:table-cell office:value-type="string" calcext:value-type="string">
            <text:p>(0.0175365,8.11513,1.62535,0.00837504,0.00352653,6.78814,1.32577,0.128734,1.0842e-19)</text:p>
          </table:table-cell>
          <table:table-cell table:number-columns-repeated="8"/>
        </table:table-row>
        <table:table-row table:style-name="ro1">
          <table:table-cell office:value-type="float" office:value="-11.8755" calcext:value-type="float">
            <text:p>-11.8755</text:p>
          </table:table-cell>
          <table:table-cell office:value-type="float" office:value="4205" calcext:value-type="float">
            <text:p>4205</text:p>
          </table:table-cell>
          <table:table-cell office:value-type="float" office:value="7048690" calcext:value-type="float">
            <text:p>7048690</text:p>
          </table:table-cell>
          <table:table-cell office:value-type="float" office:value="-5.03297" calcext:value-type="float">
            <text:p>-5.03297</text:p>
          </table:table-cell>
          <table:table-cell office:value-type="string" calcext:value-type="string">
            <text:p>(0.016624,0.564011,8.05452,0.00391142,0.00933506,-6.9863e-05,-4.2609e-05,6.05057,2.00284)</text:p>
          </table:table-cell>
          <table:table-cell table:number-columns-repeated="8"/>
        </table:table-row>
        <table:table-row table:style-name="ro1">
          <table:table-cell office:value-type="float" office:value="-4.52139" calcext:value-type="float">
            <text:p>-4.52139</text:p>
          </table:table-cell>
          <table:table-cell office:value-type="float" office:value="3" calcext:value-type="float">
            <text:p>3</text:p>
          </table:table-cell>
          <table:table-cell office:value-type="float" office:value="2748543" calcext:value-type="float">
            <text:p>2748543</text:p>
          </table:table-cell>
          <table:table-cell office:value-type="float" office:value="-9.18316" calcext:value-type="float">
            <text:p>-9.18316</text:p>
          </table:table-cell>
          <table:table-cell office:value-type="string" calcext:value-type="string">
            <text:p>(0.00178069,0.797227,9.00915,1.35525e-20,0.000288437,0.394651,0.39467,1.44527,7.55709)</text:p>
          </table:table-cell>
          <table:table-cell table:number-columns-repeated="8"/>
        </table:table-row>
        <table:table-row table:style-name="ro1">
          <table:table-cell office:value-type="float" office:value="-9.23469" calcext:value-type="float">
            <text:p>-9.23469</text:p>
          </table:table-cell>
          <table:table-cell office:value-type="float" office:value="5810" calcext:value-type="float">
            <text:p>5810</text:p>
          </table:table-cell>
          <table:table-cell office:value-type="float" office:value="5535452" calcext:value-type="float">
            <text:p>5535452</text:p>
          </table:table-cell>
          <table:table-cell office:value-type="float" office:value="-7.61157" calcext:value-type="float">
            <text:p>-7.61157</text:p>
          </table:table-cell>
          <table:table-cell office:value-type="string" calcext:value-type="string">
            <text:p>(0.0194334,0.892563,8.43807,0.00991222,0.00831375,-5.44771e-05,4.22742e-06,1.62611,6.80761)</text:p>
          </table:table-cell>
          <table:table-cell table:number-columns-repeated="8"/>
        </table:table-row>
        <table:table-row table:style-name="ro1">
          <table:table-cell table:style-name="ce4" office:value-type="float" office:value="-8.81093" calcext:value-type="float">
            <text:p>-8.81E+000</text:p>
          </table:table-cell>
          <table:table-cell office:value-type="float" office:value="4418" calcext:value-type="float">
            <text:p>4418</text:p>
          </table:table-cell>
          <table:table-cell office:value-type="float" office:value="6456288" calcext:value-type="float">
            <text:p>6456288</text:p>
          </table:table-cell>
          <table:table-cell office:value-type="float" office:value="-5.94217" calcext:value-type="float">
            <text:p>-5.94217</text:p>
          </table:table-cell>
          <table:table-cell office:value-type="string" calcext:value-type="string">
            <text:p>(0.0209569,1.00574,7.63108,0.00937476,0.00932237,-5.63598e-06,3.22162e-05,1.46708,6.15811)</text:p>
          </table:table-cell>
          <table:table-cell table:number-columns-repeated="8"/>
        </table:table-row>
        <table:table-row table:style-name="ro1">
          <table:table-cell office:value-type="float" office:value="-5.96866" calcext:value-type="float">
            <text:p>-5.96866</text:p>
          </table:table-cell>
          <table:table-cell office:value-type="float" office:value="415" calcext:value-type="float">
            <text:p>415</text:p>
          </table:table-cell>
          <table:table-cell office:value-type="float" office:value="5583892" calcext:value-type="float">
            <text:p>5583892</text:p>
          </table:table-cell>
          <table:table-cell office:value-type="float" office:value="-8.62157" calcext:value-type="float">
            <text:p>-8.62157</text:p>
          </table:table-cell>
          <table:table-cell office:value-type="string" calcext:value-type="string">
            <text:p>(0.0204515,8.83819,1.1386,0.00562922,0.00502198,7.36936,1.46324,0.933181,1.66949e-0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562" calcext:value-type="float">
            <text:p>5562</text:p>
          </table:table-cell>
          <table:table-cell office:value-type="float" office:value="5064221" calcext:value-type="float">
            <text:p>506422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5,7.10691,7.03483,0.0626062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838" calcext:value-type="float">
            <text:p>5838</text:p>
          </table:table-cell>
          <table:table-cell office:value-type="float" office:value="5093128" calcext:value-type="float">
            <text:p>509312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51,7.10685,7.03453,0.10868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906" calcext:value-type="float">
            <text:p>5906</text:p>
          </table:table-cell>
          <table:table-cell office:value-type="float" office:value="5091120" calcext:value-type="float">
            <text:p>509112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698,7.03496,0.348948,7.0347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932" calcext:value-type="float">
            <text:p>5932</text:p>
          </table:table-cell>
          <table:table-cell office:value-type="float" office:value="5109903" calcext:value-type="float">
            <text:p>510990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683,7.03504,0.310006,7.0344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944" calcext:value-type="float">
            <text:p>5944</text:p>
          </table:table-cell>
          <table:table-cell office:value-type="float" office:value="5064817" calcext:value-type="float">
            <text:p>506481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698,7.03495,0.177337,7.0349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6005" calcext:value-type="float">
            <text:p>6005</text:p>
          </table:table-cell>
          <table:table-cell office:value-type="float" office:value="5072204" calcext:value-type="float">
            <text:p>5072204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503,7.10692,7.03478,0.0559277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643" calcext:value-type="float">
            <text:p>5643</text:p>
          </table:table-cell>
          <table:table-cell office:value-type="float" office:value="5140916" calcext:value-type="float">
            <text:p>514091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502,7.10694,7.03477,0.144747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875" calcext:value-type="float">
            <text:p>5875</text:p>
          </table:table-cell>
          <table:table-cell office:value-type="float" office:value="5088048" calcext:value-type="float">
            <text:p>508804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2,7.10692,7.03489,0.0734227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717" calcext:value-type="float">
            <text:p>5717</text:p>
          </table:table-cell>
          <table:table-cell office:value-type="float" office:value="5058822" calcext:value-type="float">
            <text:p>505882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7,7.10682,7.03467,0.0154021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6000" calcext:value-type="float">
            <text:p>6000</text:p>
          </table:table-cell>
          <table:table-cell office:value-type="float" office:value="5097499" calcext:value-type="float">
            <text:p>509749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695,7.03493,0.0429011,7.0349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4" office:value-type="float" office:value="0.0000000000175149" calcext:value-type="float">
            <text:p>1.75E-011</text:p>
          </table:table-cell>
          <table:table-cell office:value-type="float" office:value="5960" calcext:value-type="float">
            <text:p>5960</text:p>
          </table:table-cell>
          <table:table-cell office:value-type="float" office:value="142328" calcext:value-type="float">
            <text:p>142328</text:p>
          </table:table-cell>
          <table:table-cell office:value-type="float" office:value="100.061" calcext:value-type="float">
            <text:p>100.061</text:p>
          </table:table-cell>
          <table:table-cell office:value-type="string" calcext:value-type="string">
            <text:p>(0.000944748,30.0097,-9.99601,10.0031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32382" calcext:value-type="float">
            <text:p>3.24E-009</text:p>
          </table:table-cell>
          <table:table-cell office:value-type="float" office:value="5479" calcext:value-type="float">
            <text:p>5479</text:p>
          </table:table-cell>
          <table:table-cell office:value-type="float" office:value="125542" calcext:value-type="float">
            <text:p>125542</text:p>
          </table:table-cell>
          <table:table-cell office:value-type="float" office:value="199.93" calcext:value-type="float">
            <text:p>199.93</text:p>
          </table:table-cell>
          <table:table-cell office:value-type="string" calcext:value-type="string">
            <text:p>(0.00801365,0.00251765,-9.99975,-9.99323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377769" calcext:value-type="float">
            <text:p>3.78E-009</text:p>
          </table:table-cell>
          <table:table-cell office:value-type="float" office:value="5676" calcext:value-type="float">
            <text:p>5676</text:p>
          </table:table-cell>
          <table:table-cell office:value-type="float" office:value="118460" calcext:value-type="float">
            <text:p>118460</text:p>
          </table:table-cell>
          <table:table-cell office:value-type="float" office:value="199.82" calcext:value-type="float">
            <text:p>199.82</text:p>
          </table:table-cell>
          <table:table-cell office:value-type="string" calcext:value-type="string">
            <text:p>(0.00128741,0.0257473,-9.99042,-9.99156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00010445" calcext:value-type="float">
            <text:p>1.04E-012</text:p>
          </table:table-cell>
          <table:table-cell office:value-type="float" office:value="5882" calcext:value-type="float">
            <text:p>5882</text:p>
          </table:table-cell>
          <table:table-cell office:value-type="float" office:value="123052" calcext:value-type="float">
            <text:p>123052</text:p>
          </table:table-cell>
          <table:table-cell office:value-type="float" office:value="100.048" calcext:value-type="float">
            <text:p>100.048</text:p>
          </table:table-cell>
          <table:table-cell office:value-type="string" calcext:value-type="string">
            <text:p>(0.00491709,30.0058,-9.99271,9.99984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0571049" calcext:value-type="float">
            <text:p>5.71E-010</text:p>
          </table:table-cell>
          <table:table-cell office:value-type="float" office:value="6004" calcext:value-type="float">
            <text:p>6004</text:p>
          </table:table-cell>
          <table:table-cell office:value-type="float" office:value="177518" calcext:value-type="float">
            <text:p>177518</text:p>
          </table:table-cell>
          <table:table-cell office:value-type="float" office:value="100.123" calcext:value-type="float">
            <text:p>100.123</text:p>
          </table:table-cell>
          <table:table-cell office:value-type="string" calcext:value-type="string">
            <text:p>(0.00270175,30.0316,-9.99117,10.0141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000451905" calcext:value-type="float">
            <text:p>4.52E-012</text:p>
          </table:table-cell>
          <table:table-cell office:value-type="float" office:value="5269" calcext:value-type="float">
            <text:p>5269</text:p>
          </table:table-cell>
          <table:table-cell office:value-type="float" office:value="140362" calcext:value-type="float">
            <text:p>140362</text:p>
          </table:table-cell>
          <table:table-cell office:value-type="float" office:value="100.169" calcext:value-type="float">
            <text:p>100.169</text:p>
          </table:table-cell>
          <table:table-cell office:value-type="string" calcext:value-type="string">
            <text:p>(0.000589128,30.0393,-9.99097,10.0176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00284217" calcext:value-type="float">
            <text:p>2.84E-011</text:p>
          </table:table-cell>
          <table:table-cell office:value-type="float" office:value="5782" calcext:value-type="float">
            <text:p>5782</text:p>
          </table:table-cell>
          <table:table-cell office:value-type="float" office:value="127560" calcext:value-type="float">
            <text:p>127560</text:p>
          </table:table-cell>
          <table:table-cell office:value-type="float" office:value="100.056" calcext:value-type="float">
            <text:p>100.056</text:p>
          </table:table-cell>
          <table:table-cell office:value-type="string" calcext:value-type="string">
            <text:p>(0.0048565,29.9968,-9.99232,9.99343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390933" calcext:value-type="float">
            <text:p>3.91E-009</text:p>
          </table:table-cell>
          <table:table-cell office:value-type="float" office:value="5989" calcext:value-type="float">
            <text:p>5989</text:p>
          </table:table-cell>
          <table:table-cell office:value-type="float" office:value="104606" calcext:value-type="float">
            <text:p>104606</text:p>
          </table:table-cell>
          <table:table-cell office:value-type="float" office:value="199.904" calcext:value-type="float">
            <text:p>199.904</text:p>
          </table:table-cell>
          <table:table-cell office:value-type="string" calcext:value-type="string">
            <text:p>(0.00130021,0.0131239,-9.99038,-10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14261" calcext:value-type="float">
            <text:p>1.43E-009</text:p>
          </table:table-cell>
          <table:table-cell office:value-type="float" office:value="5891" calcext:value-type="float">
            <text:p>5891</text:p>
          </table:table-cell>
          <table:table-cell office:value-type="float" office:value="130345" calcext:value-type="float">
            <text:p>130345</text:p>
          </table:table-cell>
          <table:table-cell office:value-type="float" office:value="199.921" calcext:value-type="float">
            <text:p>199.921</text:p>
          </table:table-cell>
          <table:table-cell office:value-type="string" calcext:value-type="string">
            <text:p>(0.00875126,0.00307994,-9.99965,-9.99246)</text:p>
          </table:table-cell>
          <table:table-cell table:number-columns-repeated="8"/>
        </table:table-row>
        <table:table-row table:style-name="ro1">
          <table:table-cell table:style-name="ce4" office:value-type="float" office:value="0.00000000017711" calcext:value-type="float">
            <text:p>1.77E-010</text:p>
          </table:table-cell>
          <table:table-cell office:value-type="float" office:value="5910" calcext:value-type="float">
            <text:p>5910</text:p>
          </table:table-cell>
          <table:table-cell office:value-type="float" office:value="124087" calcext:value-type="float">
            <text:p>124087</text:p>
          </table:table-cell>
          <table:table-cell office:value-type="float" office:value="100.028" calcext:value-type="float">
            <text:p>100.028</text:p>
          </table:table-cell>
          <table:table-cell office:value-type="string" calcext:value-type="string">
            <text:p>(0.00308249,30.0061,-9.99551,10.00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4" office:value-type="float" office:value="0.00943399" calcext:value-type="float">
            <text:p>9.43E-003</text:p>
          </table:table-cell>
          <table:table-cell office:value-type="float" office:value="4727" calcext:value-type="float">
            <text:p>4727</text:p>
          </table:table-cell>
          <table:table-cell office:value-type="float" office:value="71719" calcext:value-type="float">
            <text:p>71719</text:p>
          </table:table-cell>
          <table:table-cell office:value-type="float" office:value="100.008" calcext:value-type="float">
            <text:p>100.008</text:p>
          </table:table-cell>
          <table:table-cell office:value-type="string" calcext:value-type="string">
            <text:p>(19.9999,5.00004,9.99956,5.00004)</text:p>
          </table:table-cell>
          <table:table-cell table:number-columns-repeated="8"/>
        </table:table-row>
        <table:table-row table:style-name="ro1">
          <table:table-cell table:style-name="ce4" office:value-type="float" office:value="0.00162021" calcext:value-type="float">
            <text:p>1.62E-003</text:p>
          </table:table-cell>
          <table:table-cell office:value-type="float" office:value="5705" calcext:value-type="float">
            <text:p>5705</text:p>
          </table:table-cell>
          <table:table-cell office:value-type="float" office:value="86301" calcext:value-type="float">
            <text:p>86301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4.99998,10.0001,5)</text:p>
          </table:table-cell>
          <table:table-cell table:number-columns-repeated="8"/>
        </table:table-row>
        <table:table-row table:style-name="ro1">
          <table:table-cell table:style-name="ce4" office:value-type="float" office:value="0.00493451" calcext:value-type="float">
            <text:p>4.93E-003</text:p>
          </table:table-cell>
          <table:table-cell office:value-type="float" office:value="4999" calcext:value-type="float">
            <text:p>4999</text:p>
          </table:table-cell>
          <table:table-cell office:value-type="float" office:value="81923" calcext:value-type="float">
            <text:p>81923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19.9999,5.0001,9.99978,5.00011)</text:p>
          </table:table-cell>
          <table:table-cell table:number-columns-repeated="8"/>
        </table:table-row>
        <table:table-row table:style-name="ro1">
          <table:table-cell table:style-name="ce4" office:value-type="float" office:value="0.000294254" calcext:value-type="float">
            <text:p>2.94E-004</text:p>
          </table:table-cell>
          <table:table-cell office:value-type="float" office:value="4819" calcext:value-type="float">
            <text:p>4819</text:p>
          </table:table-cell>
          <table:table-cell office:value-type="float" office:value="76245" calcext:value-type="float">
            <text:p>76245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1,5.00001,9.99988,4.99998)</text:p>
          </table:table-cell>
          <table:table-cell table:number-columns-repeated="8"/>
        </table:table-row>
        <table:table-row table:style-name="ro1">
          <table:table-cell table:style-name="ce4" office:value-type="float" office:value="79.6033" calcext:value-type="float">
            <text:p>7.96E+001</text:p>
          </table:table-cell>
          <table:table-cell office:value-type="float" office:value="6011" calcext:value-type="float">
            <text:p>6011</text:p>
          </table:table-cell>
          <table:table-cell office:value-type="float" office:value="61206" calcext:value-type="float">
            <text:p>61206</text:p>
          </table:table-cell>
          <table:table-cell office:value-type="float" office:value="32.886" calcext:value-type="float">
            <text:p>32.886</text:p>
          </table:table-cell>
          <table:table-cell office:value-type="string" calcext:value-type="string">
            <text:p>(15.7335,8.97655,9.99887,8.97657)</text:p>
          </table:table-cell>
          <table:table-cell table:number-columns-repeated="8"/>
        </table:table-row>
        <table:table-row table:style-name="ro1">
          <table:table-cell table:style-name="ce4" office:value-type="float" office:value="80.411" calcext:value-type="float">
            <text:p>8.04E+001</text:p>
          </table:table-cell>
          <table:table-cell office:value-type="float" office:value="6006" calcext:value-type="float">
            <text:p>6006</text:p>
          </table:table-cell>
          <table:table-cell office:value-type="float" office:value="53552" calcext:value-type="float">
            <text:p>53552</text:p>
          </table:table-cell>
          <table:table-cell office:value-type="float" office:value="32.3823" calcext:value-type="float">
            <text:p>32.3823</text:p>
          </table:table-cell>
          <table:table-cell office:value-type="string" calcext:value-type="string">
            <text:p>(15.6883,9.26277,9.99779,9.26275)</text:p>
          </table:table-cell>
          <table:table-cell table:number-columns-repeated="8"/>
        </table:table-row>
        <table:table-row table:style-name="ro1">
          <table:table-cell table:style-name="ce4" office:value-type="float" office:value="0.0000148081" calcext:value-type="float">
            <text:p>1.48E-005</text:p>
          </table:table-cell>
          <table:table-cell office:value-type="float" office:value="4760" calcext:value-type="float">
            <text:p>4760</text:p>
          </table:table-cell>
          <table:table-cell office:value-type="float" office:value="72067" calcext:value-type="float">
            <text:p>72067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08,10,5.00007)</text:p>
          </table:table-cell>
          <table:table-cell table:number-columns-repeated="8"/>
        </table:table-row>
        <table:table-row table:style-name="ro1">
          <table:table-cell table:style-name="ce4" office:value-type="float" office:value="0.0015639" calcext:value-type="float">
            <text:p>1.56E-003</text:p>
          </table:table-cell>
          <table:table-cell office:value-type="float" office:value="4374" calcext:value-type="float">
            <text:p>4374</text:p>
          </table:table-cell>
          <table:table-cell office:value-type="float" office:value="92502" calcext:value-type="float">
            <text:p>92502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,5.00011,9.99986,5.00007)</text:p>
          </table:table-cell>
          <table:table-cell table:number-columns-repeated="8"/>
        </table:table-row>
        <table:table-row table:style-name="ro1">
          <table:table-cell table:style-name="ce4" office:value-type="float" office:value="79.4151" calcext:value-type="float">
            <text:p>7.94E+001</text:p>
          </table:table-cell>
          <table:table-cell office:value-type="float" office:value="5976" calcext:value-type="float">
            <text:p>5976</text:p>
          </table:table-cell>
          <table:table-cell office:value-type="float" office:value="59537" calcext:value-type="float">
            <text:p>59537</text:p>
          </table:table-cell>
          <table:table-cell office:value-type="float" office:value="32.8102" calcext:value-type="float">
            <text:p>32.8102</text:p>
          </table:table-cell>
          <table:table-cell office:value-type="string" calcext:value-type="string">
            <text:p>(15.7252,9.23385,9.99715,9.23387)</text:p>
          </table:table-cell>
          <table:table-cell table:number-columns-repeated="8"/>
        </table:table-row>
        <table:table-row table:style-name="ro1">
          <table:table-cell table:style-name="ce4" office:value-type="float" office:value="0.00000722781" calcext:value-type="float">
            <text:p>7.23E-006</text:p>
          </table:table-cell>
          <table:table-cell office:value-type="float" office:value="4433" calcext:value-type="float">
            <text:p>4433</text:p>
          </table:table-cell>
          <table:table-cell office:value-type="float" office:value="92550" calcext:value-type="float">
            <text:p>92550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1,4.99996,9.99989,4.9999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4" office:value-type="float" office:value="0.000116068" calcext:value-type="float">
            <text:p>1.16E-004</text:p>
          </table:table-cell>
          <table:table-cell office:value-type="float" office:value="4277" calcext:value-type="float">
            <text:p>4277</text:p>
          </table:table-cell>
          <table:table-cell office:value-type="float" office:value="5097731" calcext:value-type="float">
            <text:p>5097731</text:p>
          </table:table-cell>
          <table:table-cell office:value-type="float" office:value="7.61558" calcext:value-type="float">
            <text:p>7.61558</text:p>
          </table:table-cell>
          <table:table-cell office:value-type="string" calcext:value-type="string">
            <text:p>(1.88768,0.888784,0.00034049)</text:p>
          </table:table-cell>
          <table:table-cell table:number-columns-repeated="8"/>
        </table:table-row>
        <table:table-row table:style-name="ro1">
          <table:table-cell table:style-name="ce4" office:value-type="float" office:value="0.00010871" calcext:value-type="float">
            <text:p>1.09E-004</text:p>
          </table:table-cell>
          <table:table-cell office:value-type="float" office:value="693" calcext:value-type="float">
            <text:p>693</text:p>
          </table:table-cell>
          <table:table-cell office:value-type="float" office:value="5209485" calcext:value-type="float">
            <text:p>5209485</text:p>
          </table:table-cell>
          <table:table-cell office:value-type="float" office:value="7.61129" calcext:value-type="float">
            <text:p>7.61129</text:p>
          </table:table-cell>
          <table:table-cell office:value-type="string" calcext:value-type="string">
            <text:p>(1.88602,0.888708,0.00117795)</text:p>
          </table:table-cell>
          <table:table-cell table:number-columns-repeated="8"/>
        </table:table-row>
        <table:table-row table:style-name="ro1">
          <table:table-cell table:style-name="ce4" office:value-type="float" office:value="0.0000221891" calcext:value-type="float">
            <text:p>2.22E-005</text:p>
          </table:table-cell>
          <table:table-cell office:value-type="float" office:value="624" calcext:value-type="float">
            <text:p>624</text:p>
          </table:table-cell>
          <table:table-cell office:value-type="float" office:value="5040628" calcext:value-type="float">
            <text:p>5040628</text:p>
          </table:table-cell>
          <table:table-cell office:value-type="float" office:value="7.60927" calcext:value-type="float">
            <text:p>7.60927</text:p>
          </table:table-cell>
          <table:table-cell office:value-type="string" calcext:value-type="string">
            <text:p>(1.88598,0.88866,0.00175901)</text:p>
          </table:table-cell>
          <table:table-cell table:number-columns-repeated="8"/>
        </table:table-row>
        <table:table-row table:style-name="ro1">
          <table:table-cell table:style-name="ce4" office:value-type="float" office:value="0.0000059357" calcext:value-type="float">
            <text:p>5.94E-006</text:p>
          </table:table-cell>
          <table:table-cell office:value-type="float" office:value="1136" calcext:value-type="float">
            <text:p>1136</text:p>
          </table:table-cell>
          <table:table-cell office:value-type="float" office:value="5337228" calcext:value-type="float">
            <text:p>5337228</text:p>
          </table:table-cell>
          <table:table-cell office:value-type="float" office:value="7.61461" calcext:value-type="float">
            <text:p>7.61461</text:p>
          </table:table-cell>
          <table:table-cell office:value-type="string" calcext:value-type="string">
            <text:p>(1.88813,0.888896,0.000487514)</text:p>
          </table:table-cell>
          <table:table-cell table:number-columns-repeated="8"/>
        </table:table-row>
        <table:table-row table:style-name="ro1">
          <table:table-cell table:style-name="ce4" office:value-type="float" office:value="0.0000182206" calcext:value-type="float">
            <text:p>1.82E-005</text:p>
          </table:table-cell>
          <table:table-cell office:value-type="float" office:value="1707" calcext:value-type="float">
            <text:p>1707</text:p>
          </table:table-cell>
          <table:table-cell office:value-type="float" office:value="5626110" calcext:value-type="float">
            <text:p>5626110</text:p>
          </table:table-cell>
          <table:table-cell office:value-type="float" office:value="7.61329" calcext:value-type="float">
            <text:p>7.61329</text:p>
          </table:table-cell>
          <table:table-cell office:value-type="string" calcext:value-type="string">
            <text:p>(1.88766,0.888831,0.000828858)</text:p>
          </table:table-cell>
          <table:table-cell table:number-columns-repeated="8"/>
        </table:table-row>
        <table:table-row table:style-name="ro1">
          <table:table-cell table:style-name="ce4" office:value-type="float" office:value="0.0000934139" calcext:value-type="float">
            <text:p>9.34E-005</text:p>
          </table:table-cell>
          <table:table-cell office:value-type="float" office:value="1189" calcext:value-type="float">
            <text:p>1189</text:p>
          </table:table-cell>
          <table:table-cell office:value-type="float" office:value="5091878" calcext:value-type="float">
            <text:p>5091878</text:p>
          </table:table-cell>
          <table:table-cell office:value-type="float" office:value="7.61275" calcext:value-type="float">
            <text:p>7.61275</text:p>
          </table:table-cell>
          <table:table-cell office:value-type="string" calcext:value-type="string">
            <text:p>(1.88641,0.888745,0.000833839)</text:p>
          </table:table-cell>
          <table:table-cell table:number-columns-repeated="8"/>
        </table:table-row>
        <table:table-row table:style-name="ro1">
          <table:table-cell table:style-name="ce4" office:value-type="float" office:value="0.0000291673" calcext:value-type="float">
            <text:p>2.92E-005</text:p>
          </table:table-cell>
          <table:table-cell office:value-type="float" office:value="1129" calcext:value-type="float">
            <text:p>1129</text:p>
          </table:table-cell>
          <table:table-cell office:value-type="float" office:value="5197865" calcext:value-type="float">
            <text:p>5197865</text:p>
          </table:table-cell>
          <table:table-cell office:value-type="float" office:value="7.61663" calcext:value-type="float">
            <text:p>7.61663</text:p>
          </table:table-cell>
          <table:table-cell office:value-type="string" calcext:value-type="string">
            <text:p>(1.88684,0.888733,-1.8951e-05)</text:p>
          </table:table-cell>
          <table:table-cell table:number-columns-repeated="8"/>
        </table:table-row>
        <table:table-row table:style-name="ro1">
          <table:table-cell table:style-name="ce4" office:value-type="float" office:value="0.0000238651" calcext:value-type="float">
            <text:p>2.39E-005</text:p>
          </table:table-cell>
          <table:table-cell office:value-type="float" office:value="1600" calcext:value-type="float">
            <text:p>1600</text:p>
          </table:table-cell>
          <table:table-cell office:value-type="float" office:value="5031030" calcext:value-type="float">
            <text:p>5031030</text:p>
          </table:table-cell>
          <table:table-cell office:value-type="float" office:value="7.61162" calcext:value-type="float">
            <text:p>7.61162</text:p>
          </table:table-cell>
          <table:table-cell office:value-type="string" calcext:value-type="string">
            <text:p>(1.88577,0.888614,0.00120544)</text:p>
          </table:table-cell>
          <table:table-cell table:number-columns-repeated="8"/>
        </table:table-row>
        <table:table-row table:style-name="ro1">
          <table:table-cell table:style-name="ce4" office:value-type="float" office:value="0.0000339913" calcext:value-type="float">
            <text:p>3.40E-005</text:p>
          </table:table-cell>
          <table:table-cell office:value-type="float" office:value="635" calcext:value-type="float">
            <text:p>635</text:p>
          </table:table-cell>
          <table:table-cell office:value-type="float" office:value="5024041" calcext:value-type="float">
            <text:p>5024041</text:p>
          </table:table-cell>
          <table:table-cell office:value-type="float" office:value="7.61157" calcext:value-type="float">
            <text:p>7.61157</text:p>
          </table:table-cell>
          <table:table-cell office:value-type="string" calcext:value-type="string">
            <text:p>(1.88655,0.888698,0.00124631)</text:p>
          </table:table-cell>
          <table:table-cell table:number-columns-repeated="8"/>
        </table:table-row>
        <table:table-row table:style-name="ro1">
          <table:table-cell table:style-name="ce4" office:value-type="float" office:value="0.0000957492" calcext:value-type="float">
            <text:p>9.57E-005</text:p>
          </table:table-cell>
          <table:table-cell office:value-type="float" office:value="258" calcext:value-type="float">
            <text:p>258</text:p>
          </table:table-cell>
          <table:table-cell office:value-type="float" office:value="5147823" calcext:value-type="float">
            <text:p>5147823</text:p>
          </table:table-cell>
          <table:table-cell office:value-type="float" office:value="7.60684" calcext:value-type="float">
            <text:p>7.60684</text:p>
          </table:table-cell>
          <table:table-cell office:value-type="string" calcext:value-type="string">
            <text:p>(1.88477,0.888559,0.002278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03" calcext:value-type="float">
            <text:p>99.903</text:p>
          </table:table-cell>
          <table:table-cell office:value-type="float" office:value="551" calcext:value-type="float">
            <text:p>551</text:p>
          </table:table-cell>
          <table:table-cell office:value-type="float" office:value="101850" calcext:value-type="float">
            <text:p>101850</text:p>
          </table:table-cell>
          <table:table-cell office:value-type="float" office:value="0.000217744" calcext:value-type="float">
            <text:p>0.000217744</text:p>
          </table:table-cell>
          <table:table-cell office:value-type="string" calcext:value-type="string">
            <text:p>(9.99515,9.99505)</text:p>
          </table:table-cell>
          <table:table-cell table:number-columns-repeated="8"/>
        </table:table-row>
        <table:table-row table:style-name="ro1">
          <table:table-cell office:value-type="float" office:value="99.9081" calcext:value-type="float">
            <text:p>99.9081</text:p>
          </table:table-cell>
          <table:table-cell office:value-type="float" office:value="1281" calcext:value-type="float">
            <text:p>1281</text:p>
          </table:table-cell>
          <table:table-cell office:value-type="float" office:value="196883" calcext:value-type="float">
            <text:p>196883</text:p>
          </table:table-cell>
          <table:table-cell office:value-type="float" office:value="0.000191055" calcext:value-type="float">
            <text:p>0.000191055</text:p>
          </table:table-cell>
          <table:table-cell office:value-type="string" calcext:value-type="string">
            <text:p>(9.99541,9.99539)</text:p>
          </table:table-cell>
          <table:table-cell table:number-columns-repeated="8"/>
        </table:table-row>
        <table:table-row table:style-name="ro1">
          <table:table-cell office:value-type="float" office:value="99.9009" calcext:value-type="float">
            <text:p>99.9009</text:p>
          </table:table-cell>
          <table:table-cell office:value-type="float" office:value="2926" calcext:value-type="float">
            <text:p>2926</text:p>
          </table:table-cell>
          <table:table-cell office:value-type="float" office:value="154420" calcext:value-type="float">
            <text:p>154420</text:p>
          </table:table-cell>
          <table:table-cell office:value-type="float" office:value="0.000220469" calcext:value-type="float">
            <text:p>0.000220469</text:p>
          </table:table-cell>
          <table:table-cell office:value-type="string" calcext:value-type="string">
            <text:p>(9.99504,9.99505)</text:p>
          </table:table-cell>
          <table:table-cell table:number-columns-repeated="8"/>
        </table:table-row>
        <table:table-row table:style-name="ro1">
          <table:table-cell office:value-type="float" office:value="99.9016" calcext:value-type="float">
            <text:p>99.9016</text:p>
          </table:table-cell>
          <table:table-cell office:value-type="float" office:value="2632" calcext:value-type="float">
            <text:p>2632</text:p>
          </table:table-cell>
          <table:table-cell office:value-type="float" office:value="98543" calcext:value-type="float">
            <text:p>98543</text:p>
          </table:table-cell>
          <table:table-cell office:value-type="float" office:value="0.000223353" calcext:value-type="float">
            <text:p>0.000223353</text:p>
          </table:table-cell>
          <table:table-cell office:value-type="string" calcext:value-type="string">
            <text:p>(9.99508,9.99499)</text:p>
          </table:table-cell>
          <table:table-cell table:number-columns-repeated="8"/>
        </table:table-row>
        <table:table-row table:style-name="ro1">
          <table:table-cell office:value-type="float" office:value="99.8998" calcext:value-type="float">
            <text:p>99.8998</text:p>
          </table:table-cell>
          <table:table-cell office:value-type="float" office:value="2208" calcext:value-type="float">
            <text:p>2208</text:p>
          </table:table-cell>
          <table:table-cell office:value-type="float" office:value="117394" calcext:value-type="float">
            <text:p>117394</text:p>
          </table:table-cell>
          <table:table-cell office:value-type="float" office:value="0.000222319" calcext:value-type="float">
            <text:p>0.000222319</text:p>
          </table:table-cell>
          <table:table-cell office:value-type="string" calcext:value-type="string">
            <text:p>(9.99499,9.99505)</text:p>
          </table:table-cell>
          <table:table-cell table:number-columns-repeated="8"/>
        </table:table-row>
        <table:table-row table:style-name="ro1">
          <table:table-cell office:value-type="float" office:value="99.9339" calcext:value-type="float">
            <text:p>99.9339</text:p>
          </table:table-cell>
          <table:table-cell office:value-type="float" office:value="441" calcext:value-type="float">
            <text:p>441</text:p>
          </table:table-cell>
          <table:table-cell office:value-type="float" office:value="169094" calcext:value-type="float">
            <text:p>169094</text:p>
          </table:table-cell>
          <table:table-cell table:style-name="ce4" office:value-type="float" office:value="0.0000946" calcext:value-type="float">
            <text:p>9.46E-005</text:p>
          </table:table-cell>
          <table:table-cell office:value-type="string" calcext:value-type="string">
            <text:p>(9.9967,9.99679)</text:p>
          </table:table-cell>
          <table:table-cell table:number-columns-repeated="8"/>
        </table:table-row>
        <table:table-row table:style-name="ro1">
          <table:table-cell office:value-type="float" office:value="99.9022" calcext:value-type="float">
            <text:p>99.9022</text:p>
          </table:table-cell>
          <table:table-cell office:value-type="float" office:value="3935" calcext:value-type="float">
            <text:p>3935</text:p>
          </table:table-cell>
          <table:table-cell office:value-type="float" office:value="132644" calcext:value-type="float">
            <text:p>132644</text:p>
          </table:table-cell>
          <table:table-cell office:value-type="float" office:value="0.000216473" calcext:value-type="float">
            <text:p>0.000216473</text:p>
          </table:table-cell>
          <table:table-cell office:value-type="string" calcext:value-type="string">
            <text:p>(9.99511,9.99509)</text:p>
          </table:table-cell>
          <table:table-cell table:number-columns-repeated="8"/>
        </table:table-row>
        <table:table-row table:style-name="ro1">
          <table:table-cell office:value-type="float" office:value="99.9038" calcext:value-type="float">
            <text:p>99.9038</text:p>
          </table:table-cell>
          <table:table-cell office:value-type="float" office:value="489" calcext:value-type="float">
            <text:p>489</text:p>
          </table:table-cell>
          <table:table-cell office:value-type="float" office:value="145847" calcext:value-type="float">
            <text:p>145847</text:p>
          </table:table-cell>
          <table:table-cell office:value-type="float" office:value="0.000206949" calcext:value-type="float">
            <text:p>0.000206949</text:p>
          </table:table-cell>
          <table:table-cell office:value-type="string" calcext:value-type="string">
            <text:p>(9.99519,9.99521)</text:p>
          </table:table-cell>
          <table:table-cell table:number-columns-repeated="8"/>
        </table:table-row>
        <table:table-row table:style-name="ro1">
          <table:table-cell office:value-type="float" office:value="99.9375" calcext:value-type="float">
            <text:p>99.9375</text:p>
          </table:table-cell>
          <table:table-cell office:value-type="float" office:value="335" calcext:value-type="float">
            <text:p>335</text:p>
          </table:table-cell>
          <table:table-cell office:value-type="float" office:value="127245" calcext:value-type="float">
            <text:p>127245</text:p>
          </table:table-cell>
          <table:table-cell table:style-name="ce4" office:value-type="float" office:value="0.0000931885" calcext:value-type="float">
            <text:p>9.32E-005</text:p>
          </table:table-cell>
          <table:table-cell office:value-type="string" calcext:value-type="string">
            <text:p>(9.99688,9.99674)</text:p>
          </table:table-cell>
          <table:table-cell table:number-columns-repeated="8"/>
        </table:table-row>
        <table:table-row table:style-name="ro1">
          <table:table-cell office:value-type="float" office:value="99.9106" calcext:value-type="float">
            <text:p>99.9106</text:p>
          </table:table-cell>
          <table:table-cell office:value-type="float" office:value="436" calcext:value-type="float">
            <text:p>436</text:p>
          </table:table-cell>
          <table:table-cell office:value-type="float" office:value="98835" calcext:value-type="float">
            <text:p>98835</text:p>
          </table:table-cell>
          <table:table-cell office:value-type="float" office:value="0.000226344" calcext:value-type="float">
            <text:p>0.000226344</text:p>
          </table:table-cell>
          <table:table-cell office:value-type="string" calcext:value-type="string">
            <text:p>(9.99553,9.9947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41" calcext:value-type="float">
            <text:p>4541</text:p>
          </table:table-cell>
          <table:table-cell office:value-type="float" office:value="167477" calcext:value-type="float">
            <text:p>167477</text:p>
          </table:table-cell>
          <table:table-cell office:value-type="float" office:value="99.9982" calcext:value-type="float">
            <text:p>99.9982</text:p>
          </table:table-cell>
          <table:table-cell office:value-type="string" calcext:value-type="string">
            <text:p>(19.9999,5.00013,9.99999,5.0001)</text:p>
          </table:table-cell>
          <table:table-cell table:number-columns-repeated="8"/>
        </table:table-row>
        <table:table-row table:style-name="ro1">
          <table:table-cell office:value-type="float" office:value="224.995" calcext:value-type="float">
            <text:p>224.995</text:p>
          </table:table-cell>
          <table:table-cell office:value-type="float" office:value="4412" calcext:value-type="float">
            <text:p>4412</text:p>
          </table:table-cell>
          <table:table-cell office:value-type="float" office:value="138501" calcext:value-type="float">
            <text:p>138501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2,10,4.99979)</text:p>
          </table:table-cell>
          <table:table-cell table:number-columns-repeated="8"/>
        </table:table-row>
        <table:table-row table:style-name="ro1">
          <table:table-cell office:value-type="float" office:value="225.007" calcext:value-type="float">
            <text:p>225.007</text:p>
          </table:table-cell>
          <table:table-cell office:value-type="float" office:value="4673" calcext:value-type="float">
            <text:p>4673</text:p>
          </table:table-cell>
          <table:table-cell office:value-type="float" office:value="185057" calcext:value-type="float">
            <text:p>185057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19.9998,5.0002,9.99966,5.00015)</text:p>
          </table:table-cell>
          <table:table-cell table:number-columns-repeated="8"/>
        </table:table-row>
        <table:table-row table:style-name="ro1">
          <table:table-cell office:value-type="float" office:value="225.005" calcext:value-type="float">
            <text:p>225.005</text:p>
          </table:table-cell>
          <table:table-cell office:value-type="float" office:value="4370" calcext:value-type="float">
            <text:p>4370</text:p>
          </table:table-cell>
          <table:table-cell office:value-type="float" office:value="125769" calcext:value-type="float">
            <text:p>125769</text:p>
          </table:table-cell>
          <table:table-cell office:value-type="float" office:value="99.9964" calcext:value-type="float">
            <text:p>99.9964</text:p>
          </table:table-cell>
          <table:table-cell office:value-type="string" calcext:value-type="string">
            <text:p>(19.9997,5.00032,9.99987,5.00031)</text:p>
          </table:table-cell>
          <table:table-cell table:number-columns-repeated="8"/>
        </table:table-row>
        <table:table-row table:style-name="ro1">
          <table:table-cell office:value-type="float" office:value="225.006" calcext:value-type="float">
            <text:p>225.006</text:p>
          </table:table-cell>
          <table:table-cell office:value-type="float" office:value="4626" calcext:value-type="float">
            <text:p>4626</text:p>
          </table:table-cell>
          <table:table-cell office:value-type="float" office:value="117180" calcext:value-type="float">
            <text:p>117180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,5.00006,9.99963,5.00001)</text:p>
          </table:table-cell>
          <table:table-cell table:number-columns-repeated="8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5494" calcext:value-type="float">
            <text:p>5494</text:p>
          </table:table-cell>
          <table:table-cell office:value-type="float" office:value="147182" calcext:value-type="float">
            <text:p>147182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87,9.99996,4.99984)</text:p>
          </table:table-cell>
          <table:table-cell table:number-columns-repeated="8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4962" calcext:value-type="float">
            <text:p>4962</text:p>
          </table:table-cell>
          <table:table-cell office:value-type="float" office:value="194351" calcext:value-type="float">
            <text:p>194351</text:p>
          </table:table-cell>
          <table:table-cell office:value-type="float" office:value="99.9913" calcext:value-type="float">
            <text:p>99.9913</text:p>
          </table:table-cell>
          <table:table-cell office:value-type="string" calcext:value-type="string">
            <text:p>(19.9996,5.00035,10,5.00034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5131" calcext:value-type="float">
            <text:p>5131</text:p>
          </table:table-cell>
          <table:table-cell office:value-type="float" office:value="129507" calcext:value-type="float">
            <text:p>12950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2,4.99987,9.99992,4.99985)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838" calcext:value-type="float">
            <text:p>5838</text:p>
          </table:table-cell>
          <table:table-cell office:value-type="float" office:value="104703" calcext:value-type="float">
            <text:p>10470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2,4.99987,9.9999,4.99992)</text:p>
          </table:table-cell>
          <table:table-cell table:number-columns-repeated="8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5016" calcext:value-type="float">
            <text:p>5016</text:p>
          </table:table-cell>
          <table:table-cell office:value-type="float" office:value="143300" calcext:value-type="float">
            <text:p>143300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05,9.99992,5.000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9.0252" calcext:value-type="float">
            <text:p>-29.0252</text:p>
          </table:table-cell>
          <table:table-cell office:value-type="float" office:value="1643" calcext:value-type="float">
            <text:p>1643</text:p>
          </table:table-cell>
          <table:table-cell office:value-type="float" office:value="5013872" calcext:value-type="float">
            <text:p>5013872</text:p>
          </table:table-cell>
          <table:table-cell office:value-type="float" office:value="3.20759" calcext:value-type="float">
            <text:p>3.20759</text:p>
          </table:table-cell>
          <table:table-cell office:value-type="string" calcext:value-type="string">
            <text:p>(0.005073,0.89129,0.00621929,0.595182,0.409267)</text:p>
          </table:table-cell>
          <table:table-cell table:number-columns-repeated="8"/>
        </table:table-row>
        <table:table-row table:style-name="ro1">
          <table:table-cell office:value-type="float" office:value="-28.7656" calcext:value-type="float">
            <text:p>-28.7656</text:p>
          </table:table-cell>
          <table:table-cell office:value-type="float" office:value="734" calcext:value-type="float">
            <text:p>734</text:p>
          </table:table-cell>
          <table:table-cell office:value-type="float" office:value="5009454" calcext:value-type="float">
            <text:p>5009454</text:p>
          </table:table-cell>
          <table:table-cell office:value-type="float" office:value="3.15969" calcext:value-type="float">
            <text:p>3.15969</text:p>
          </table:table-cell>
          <table:table-cell office:value-type="string" calcext:value-type="string">
            <text:p>(0.00289244,0.883947,0.00582706,0.591152,0.395963)</text:p>
          </table:table-cell>
          <table:table-cell table:number-columns-repeated="8"/>
        </table:table-row>
        <table:table-row table:style-name="ro1">
          <table:table-cell office:value-type="float" office:value="-28.6314" calcext:value-type="float">
            <text:p>-28.6314</text:p>
          </table:table-cell>
          <table:table-cell office:value-type="float" office:value="903" calcext:value-type="float">
            <text:p>903</text:p>
          </table:table-cell>
          <table:table-cell office:value-type="float" office:value="5015351" calcext:value-type="float">
            <text:p>5015351</text:p>
          </table:table-cell>
          <table:table-cell office:value-type="float" office:value="3.20003" calcext:value-type="float">
            <text:p>3.20003</text:p>
          </table:table-cell>
          <table:table-cell office:value-type="string" calcext:value-type="string">
            <text:p>(0.000383679,0.88914,0.0029823,0.585446,0.416471)</text:p>
          </table:table-cell>
          <table:table-cell table:number-columns-repeated="8"/>
        </table:table-row>
        <table:table-row table:style-name="ro1">
          <table:table-cell office:value-type="float" office:value="-28.896" calcext:value-type="float">
            <text:p>-28.896</text:p>
          </table:table-cell>
          <table:table-cell office:value-type="float" office:value="1179" calcext:value-type="float">
            <text:p>1179</text:p>
          </table:table-cell>
          <table:table-cell office:value-type="float" office:value="5010394" calcext:value-type="float">
            <text:p>5010394</text:p>
          </table:table-cell>
          <table:table-cell office:value-type="float" office:value="3.20073" calcext:value-type="float">
            <text:p>3.20073</text:p>
          </table:table-cell>
          <table:table-cell office:value-type="string" calcext:value-type="string">
            <text:p>(0.011901,0.886585,0.00725747,0.591229,0.408586)</text:p>
          </table:table-cell>
          <table:table-cell table:number-columns-repeated="8"/>
        </table:table-row>
        <table:table-row table:style-name="ro1">
          <table:table-cell office:value-type="float" office:value="-28.9684" calcext:value-type="float">
            <text:p>-28.9684</text:p>
          </table:table-cell>
          <table:table-cell office:value-type="float" office:value="970" calcext:value-type="float">
            <text:p>970</text:p>
          </table:table-cell>
          <table:table-cell office:value-type="float" office:value="5009884" calcext:value-type="float">
            <text:p>5009884</text:p>
          </table:table-cell>
          <table:table-cell office:value-type="float" office:value="3.17629" calcext:value-type="float">
            <text:p>3.17629</text:p>
          </table:table-cell>
          <table:table-cell office:value-type="string" calcext:value-type="string">
            <text:p>(0.00702175,0.887024,0.00639031,0.595054,0.396887)</text:p>
          </table:table-cell>
          <table:table-cell table:number-columns-repeated="8"/>
        </table:table-row>
        <table:table-row table:style-name="ro1">
          <table:table-cell office:value-type="float" office:value="-28.9466" calcext:value-type="float">
            <text:p>-28.9466</text:p>
          </table:table-cell>
          <table:table-cell office:value-type="float" office:value="853" calcext:value-type="float">
            <text:p>853</text:p>
          </table:table-cell>
          <table:table-cell office:value-type="float" office:value="5018743" calcext:value-type="float">
            <text:p>5018743</text:p>
          </table:table-cell>
          <table:table-cell office:value-type="float" office:value="3.14299" calcext:value-type="float">
            <text:p>3.14299</text:p>
          </table:table-cell>
          <table:table-cell office:value-type="string" calcext:value-type="string">
            <text:p>(-1.41109e-05,0.887209,0.00442359,0.597032,0.383564)</text:p>
          </table:table-cell>
          <table:table-cell table:number-columns-repeated="8"/>
        </table:table-row>
        <table:table-row table:style-name="ro1">
          <table:table-cell office:value-type="float" office:value="-28.987" calcext:value-type="float">
            <text:p>-28.987</text:p>
          </table:table-cell>
          <table:table-cell office:value-type="float" office:value="1115" calcext:value-type="float">
            <text:p>1115</text:p>
          </table:table-cell>
          <table:table-cell office:value-type="float" office:value="5009696" calcext:value-type="float">
            <text:p>5009696</text:p>
          </table:table-cell>
          <table:table-cell office:value-type="float" office:value="3.18092" calcext:value-type="float">
            <text:p>3.18092</text:p>
          </table:table-cell>
          <table:table-cell office:value-type="string" calcext:value-type="string">
            <text:p>(0.0029858,0.891833,0.0015247,0.595168,0.398788)</text:p>
          </table:table-cell>
          <table:table-cell table:number-columns-repeated="8"/>
        </table:table-row>
        <table:table-row table:style-name="ro1">
          <table:table-cell office:value-type="float" office:value="-28.6018" calcext:value-type="float">
            <text:p>-28.6018</text:p>
          </table:table-cell>
          <table:table-cell office:value-type="float" office:value="975" calcext:value-type="float">
            <text:p>975</text:p>
          </table:table-cell>
          <table:table-cell office:value-type="float" office:value="5009702" calcext:value-type="float">
            <text:p>5009702</text:p>
          </table:table-cell>
          <table:table-cell office:value-type="float" office:value="3.19324" calcext:value-type="float">
            <text:p>3.19324</text:p>
          </table:table-cell>
          <table:table-cell office:value-type="string" calcext:value-type="string">
            <text:p>(0.00101385,0.891725,0.00311258,0.584946,0.410358)</text:p>
          </table:table-cell>
          <table:table-cell table:number-columns-repeated="8"/>
        </table:table-row>
        <table:table-row table:style-name="ro1">
          <table:table-cell office:value-type="float" office:value="-28.4117" calcext:value-type="float">
            <text:p>-28.4117</text:p>
          </table:table-cell>
          <table:table-cell office:value-type="float" office:value="1011" calcext:value-type="float">
            <text:p>1011</text:p>
          </table:table-cell>
          <table:table-cell office:value-type="float" office:value="5019710" calcext:value-type="float">
            <text:p>5019710</text:p>
          </table:table-cell>
          <table:table-cell office:value-type="float" office:value="3.22671" calcext:value-type="float">
            <text:p>3.22671</text:p>
          </table:table-cell>
          <table:table-cell office:value-type="string" calcext:value-type="string">
            <text:p>(0.0292244,0.883145,0.00801126,0.574501,0.424341)</text:p>
          </table:table-cell>
          <table:table-cell table:number-columns-repeated="8"/>
        </table:table-row>
        <table:table-row table:style-name="ro1">
          <table:table-cell office:value-type="float" office:value="-28.9941" calcext:value-type="float">
            <text:p>-28.9941</text:p>
          </table:table-cell>
          <table:table-cell office:value-type="float" office:value="1263" calcext:value-type="float">
            <text:p>1263</text:p>
          </table:table-cell>
          <table:table-cell office:value-type="float" office:value="5012725" calcext:value-type="float">
            <text:p>5012725</text:p>
          </table:table-cell>
          <table:table-cell office:value-type="float" office:value="3.21076" calcext:value-type="float">
            <text:p>3.21076</text:p>
          </table:table-cell>
          <table:table-cell office:value-type="string" calcext:value-type="string">
            <text:p>(0.0101221,0.893802,0.00333583,0.592943,0.40837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47" calcext:value-type="float">
            <text:p>-3.25347</text:p>
          </table:table-cell>
          <table:table-cell office:value-type="float" office:value="2394" calcext:value-type="float">
            <text:p>2394</text:p>
          </table:table-cell>
          <table:table-cell office:value-type="float" office:value="5017503" calcext:value-type="float">
            <text:p>5017503</text:p>
          </table:table-cell>
          <table:table-cell office:value-type="float" office:value="-3.97006" calcext:value-type="float">
            <text:p>-3.97006</text:p>
          </table:table-cell>
          <table:table-cell office:value-type="string" calcext:value-type="string">
            <text:p>(1.9999,7.65919e-05,1.49251,-6.45403e-06)</text:p>
          </table:table-cell>
          <table:table-cell table:number-columns-repeated="8"/>
        </table:table-row>
        <table:table-row table:style-name="ro1">
          <table:table-cell office:value-type="float" office:value="-3.25308" calcext:value-type="float">
            <text:p>-3.25308</text:p>
          </table:table-cell>
          <table:table-cell office:value-type="float" office:value="2383" calcext:value-type="float">
            <text:p>2383</text:p>
          </table:table-cell>
          <table:table-cell office:value-type="float" office:value="5018655" calcext:value-type="float">
            <text:p>5018655</text:p>
          </table:table-cell>
          <table:table-cell office:value-type="float" office:value="-3.96108" calcext:value-type="float">
            <text:p>-3.96108</text:p>
          </table:table-cell>
          <table:table-cell office:value-type="string" calcext:value-type="string">
            <text:p>(1.99911,7.77084e-05,1.49015,0.000311328)</text:p>
          </table:table-cell>
          <table:table-cell table:number-columns-repeated="8"/>
        </table:table-row>
        <table:table-row table:style-name="ro1">
          <table:table-cell office:value-type="float" office:value="-3.25294" calcext:value-type="float">
            <text:p>-3.25294</text:p>
          </table:table-cell>
          <table:table-cell office:value-type="float" office:value="4574" calcext:value-type="float">
            <text:p>4574</text:p>
          </table:table-cell>
          <table:table-cell office:value-type="float" office:value="5036351" calcext:value-type="float">
            <text:p>5036351</text:p>
          </table:table-cell>
          <table:table-cell office:value-type="float" office:value="-3.9707" calcext:value-type="float">
            <text:p>-3.9707</text:p>
          </table:table-cell>
          <table:table-cell office:value-type="string" calcext:value-type="string">
            <text:p>(1.99972,0.000162733,1.49266,5.10671e-05)</text:p>
          </table:table-cell>
          <table:table-cell table:number-columns-repeated="8"/>
        </table:table-row>
        <table:table-row table:style-name="ro1">
          <table:table-cell office:value-type="float" office:value="-3.25308" calcext:value-type="float">
            <text:p>-3.25308</text:p>
          </table:table-cell>
          <table:table-cell office:value-type="float" office:value="3298" calcext:value-type="float">
            <text:p>3298</text:p>
          </table:table-cell>
          <table:table-cell office:value-type="float" office:value="5022426" calcext:value-type="float">
            <text:p>5022426</text:p>
          </table:table-cell>
          <table:table-cell office:value-type="float" office:value="-3.9481" calcext:value-type="float">
            <text:p>-3.9481</text:p>
          </table:table-cell>
          <table:table-cell office:value-type="string" calcext:value-type="string">
            <text:p>(1.99815,-7.04594e-05,1.48659,0.000171027)</text:p>
          </table:table-cell>
          <table:table-cell table:number-columns-repeated="8"/>
        </table:table-row>
        <table:table-row table:style-name="ro1">
          <table:table-cell office:value-type="float" office:value="-3.25285" calcext:value-type="float">
            <text:p>-3.25285</text:p>
          </table:table-cell>
          <table:table-cell office:value-type="float" office:value="4624" calcext:value-type="float">
            <text:p>4624</text:p>
          </table:table-cell>
          <table:table-cell office:value-type="float" office:value="5036358" calcext:value-type="float">
            <text:p>5036358</text:p>
          </table:table-cell>
          <table:table-cell office:value-type="float" office:value="-3.97358" calcext:value-type="float">
            <text:p>-3.97358</text:p>
          </table:table-cell>
          <table:table-cell office:value-type="string" calcext:value-type="string">
            <text:p>(1.99983,0.000126919,1.49339,4.46017e-06)</text:p>
          </table:table-cell>
          <table:table-cell table:number-columns-repeated="8"/>
        </table:table-row>
        <table:table-row table:style-name="ro1">
          <table:table-cell office:value-type="float" office:value="-3.2529" calcext:value-type="float">
            <text:p>-3.2529</text:p>
          </table:table-cell>
          <table:table-cell office:value-type="float" office:value="3513" calcext:value-type="float">
            <text:p>3513</text:p>
          </table:table-cell>
          <table:table-cell office:value-type="float" office:value="5026251" calcext:value-type="float">
            <text:p>5026251</text:p>
          </table:table-cell>
          <table:table-cell office:value-type="float" office:value="-3.96741" calcext:value-type="float">
            <text:p>-3.96741</text:p>
          </table:table-cell>
          <table:table-cell office:value-type="string" calcext:value-type="string">
            <text:p>(1.99951,0.000191588,1.49185,0.00030397)</text:p>
          </table:table-cell>
          <table:table-cell table:number-columns-repeated="8"/>
        </table:table-row>
        <table:table-row table:style-name="ro1">
          <table:table-cell office:value-type="float" office:value="-3.25269" calcext:value-type="float">
            <text:p>-3.25269</text:p>
          </table:table-cell>
          <table:table-cell office:value-type="float" office:value="5069" calcext:value-type="float">
            <text:p>5069</text:p>
          </table:table-cell>
          <table:table-cell office:value-type="float" office:value="5049273" calcext:value-type="float">
            <text:p>5049273</text:p>
          </table:table-cell>
          <table:table-cell office:value-type="float" office:value="-3.97929" calcext:value-type="float">
            <text:p>-3.97929</text:p>
          </table:table-cell>
          <table:table-cell office:value-type="string" calcext:value-type="string">
            <text:p>(2.00005,-5.49776e-06,1.49482,-5.18252e-05)</text:p>
          </table:table-cell>
          <table:table-cell table:number-columns-repeated="8"/>
        </table:table-row>
        <table:table-row table:style-name="ro1">
          <table:table-cell office:value-type="float" office:value="-3.25266" calcext:value-type="float">
            <text:p>-3.25266</text:p>
          </table:table-cell>
          <table:table-cell office:value-type="float" office:value="2867" calcext:value-type="float">
            <text:p>2867</text:p>
          </table:table-cell>
          <table:table-cell office:value-type="float" office:value="5021062" calcext:value-type="float">
            <text:p>5021062</text:p>
          </table:table-cell>
          <table:table-cell office:value-type="float" office:value="-3.97703" calcext:value-type="float">
            <text:p>-3.97703</text:p>
          </table:table-cell>
          <table:table-cell office:value-type="string" calcext:value-type="string">
            <text:p>(1.99996,0.000103348,1.49429,7.92019e-05)</text:p>
          </table:table-cell>
          <table:table-cell table:number-columns-repeated="8"/>
        </table:table-row>
        <table:table-row table:style-name="ro1">
          <table:table-cell office:value-type="float" office:value="-3.25285" calcext:value-type="float">
            <text:p>-3.25285</text:p>
          </table:table-cell>
          <table:table-cell office:value-type="float" office:value="3050" calcext:value-type="float">
            <text:p>3050</text:p>
          </table:table-cell>
          <table:table-cell office:value-type="float" office:value="5020457" calcext:value-type="float">
            <text:p>5020457</text:p>
          </table:table-cell>
          <table:table-cell office:value-type="float" office:value="-3.97731" calcext:value-type="float">
            <text:p>-3.97731</text:p>
          </table:table-cell>
          <table:table-cell office:value-type="string" calcext:value-type="string">
            <text:p>(2.00001,8.12206e-06,1.49435,6.3326e-05)</text:p>
          </table:table-cell>
          <table:table-cell table:number-columns-repeated="8"/>
        </table:table-row>
        <table:table-row table:style-name="ro1">
          <table:table-cell office:value-type="float" office:value="-3.25296" calcext:value-type="float">
            <text:p>-3.25296</text:p>
          </table:table-cell>
          <table:table-cell office:value-type="float" office:value="5061" calcext:value-type="float">
            <text:p>5061</text:p>
          </table:table-cell>
          <table:table-cell office:value-type="float" office:value="5039416" calcext:value-type="float">
            <text:p>5039416</text:p>
          </table:table-cell>
          <table:table-cell office:value-type="float" office:value="-3.94752" calcext:value-type="float">
            <text:p>-3.94752</text:p>
          </table:table-cell>
          <table:table-cell office:value-type="string" calcext:value-type="string">
            <text:p>(1.99814,8.70787e-05,1.48648,0.00016494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27647" calcext:value-type="float">
            <text:p>-0.027647</text:p>
          </table:table-cell>
          <table:table-cell office:value-type="float" office:value="5671" calcext:value-type="float">
            <text:p>5671</text:p>
          </table:table-cell>
          <table:table-cell office:value-type="float" office:value="162199" calcext:value-type="float">
            <text:p>162199</text:p>
          </table:table-cell>
          <table:table-cell office:value-type="float" office:value="100.199" calcext:value-type="float">
            <text:p>100.199</text:p>
          </table:table-cell>
          <table:table-cell office:value-type="string" calcext:value-type="string">
            <text:p>(-9.8631e-06,29.9979,-9.99009,9.99787)</text:p>
          </table:table-cell>
          <table:table-cell table:number-columns-repeated="8"/>
        </table:table-row>
        <table:table-row table:style-name="ro1">
          <table:table-cell office:value-type="float" office:value="-0.0279016" calcext:value-type="float">
            <text:p>-0.0279016</text:p>
          </table:table-cell>
          <table:table-cell office:value-type="float" office:value="2462" calcext:value-type="float">
            <text:p>2462</text:p>
          </table:table-cell>
          <table:table-cell office:value-type="float" office:value="119877" calcext:value-type="float">
            <text:p>119877</text:p>
          </table:table-cell>
          <table:table-cell office:value-type="float" office:value="200.185" calcext:value-type="float">
            <text:p>200.185</text:p>
          </table:table-cell>
          <table:table-cell office:value-type="string" calcext:value-type="string">
            <text:p>(0.000238875,-9.95415e-05,-10.0001,-9.99055)</text:p>
          </table:table-cell>
          <table:table-cell table:number-columns-repeated="8"/>
        </table:table-row>
        <table:table-row table:style-name="ro1">
          <table:table-cell office:value-type="float" office:value="-0.0549659" calcext:value-type="float">
            <text:p>-0.0549659</text:p>
          </table:table-cell>
          <table:table-cell office:value-type="float" office:value="3108" calcext:value-type="float">
            <text:p>3108</text:p>
          </table:table-cell>
          <table:table-cell office:value-type="float" office:value="115275" calcext:value-type="float">
            <text:p>115275</text:p>
          </table:table-cell>
          <table:table-cell office:value-type="float" office:value="200.355" calcext:value-type="float">
            <text:p>200.355</text:p>
          </table:table-cell>
          <table:table-cell office:value-type="string" calcext:value-type="string">
            <text:p>(0.000807009,0.000868139,-9.99031,-9.99025)</text:p>
          </table:table-cell>
          <table:table-cell table:number-columns-repeated="8"/>
        </table:table-row>
        <table:table-row table:style-name="ro1">
          <table:table-cell office:value-type="float" office:value="-0.0274587" calcext:value-type="float">
            <text:p>-0.0274587</text:p>
          </table:table-cell>
          <table:table-cell office:value-type="float" office:value="5121" calcext:value-type="float">
            <text:p>5121</text:p>
          </table:table-cell>
          <table:table-cell office:value-type="float" office:value="130353" calcext:value-type="float">
            <text:p>130353</text:p>
          </table:table-cell>
          <table:table-cell office:value-type="float" office:value="100.201" calcext:value-type="float">
            <text:p>100.201</text:p>
          </table:table-cell>
          <table:table-cell office:value-type="string" calcext:value-type="string">
            <text:p>(-6.69605e-05,30.0055,-9.99002,10.0028)</text:p>
          </table:table-cell>
          <table:table-cell table:number-columns-repeated="8"/>
        </table:table-row>
        <table:table-row table:style-name="ro1">
          <table:table-cell office:value-type="float" office:value="-0.0276884" calcext:value-type="float">
            <text:p>-0.0276884</text:p>
          </table:table-cell>
          <table:table-cell office:value-type="float" office:value="3571" calcext:value-type="float">
            <text:p>3571</text:p>
          </table:table-cell>
          <table:table-cell office:value-type="float" office:value="171802" calcext:value-type="float">
            <text:p>171802</text:p>
          </table:table-cell>
          <table:table-cell office:value-type="float" office:value="100.196" calcext:value-type="float">
            <text:p>100.196</text:p>
          </table:table-cell>
          <table:table-cell office:value-type="string" calcext:value-type="string">
            <text:p>(-9.10104e-07,29.9986,-9.9902,9.99847)</text:p>
          </table:table-cell>
          <table:table-cell table:number-columns-repeated="8"/>
        </table:table-row>
        <table:table-row table:style-name="ro1">
          <table:table-cell office:value-type="float" office:value="-0.0280301" calcext:value-type="float">
            <text:p>-0.0280301</text:p>
          </table:table-cell>
          <table:table-cell office:value-type="float" office:value="3679" calcext:value-type="float">
            <text:p>3679</text:p>
          </table:table-cell>
          <table:table-cell office:value-type="float" office:value="144122" calcext:value-type="float">
            <text:p>144122</text:p>
          </table:table-cell>
          <table:table-cell office:value-type="float" office:value="100.197" calcext:value-type="float">
            <text:p>100.197</text:p>
          </table:table-cell>
          <table:table-cell office:value-type="string" calcext:value-type="string">
            <text:p>(0.000100737,29.9983,-9.99005,9.9983)</text:p>
          </table:table-cell>
          <table:table-cell table:number-columns-repeated="8"/>
        </table:table-row>
        <table:table-row table:style-name="ro1">
          <table:table-cell office:value-type="float" office:value="-0.0283216" calcext:value-type="float">
            <text:p>-0.0283216</text:p>
          </table:table-cell>
          <table:table-cell office:value-type="float" office:value="3234" calcext:value-type="float">
            <text:p>3234</text:p>
          </table:table-cell>
          <table:table-cell office:value-type="float" office:value="122812" calcext:value-type="float">
            <text:p>122812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7.94261e-05,29.9996,-9.99,9.99914)</text:p>
          </table:table-cell>
          <table:table-cell table:number-columns-repeated="8"/>
        </table:table-row>
        <table:table-row table:style-name="ro1">
          <table:table-cell office:value-type="float" office:value="-0.0230066" calcext:value-type="float">
            <text:p>-0.0230066</text:p>
          </table:table-cell>
          <table:table-cell office:value-type="float" office:value="1965" calcext:value-type="float">
            <text:p>1965</text:p>
          </table:table-cell>
          <table:table-cell office:value-type="float" office:value="95315" calcext:value-type="float">
            <text:p>95315</text:p>
          </table:table-cell>
          <table:table-cell office:value-type="float" office:value="200.137" calcext:value-type="float">
            <text:p>200.137</text:p>
          </table:table-cell>
          <table:table-cell office:value-type="string" calcext:value-type="string">
            <text:p>(-2.20509e-05,0.00251959,-9.99067,-10)</text:p>
          </table:table-cell>
          <table:table-cell table:number-columns-repeated="8"/>
        </table:table-row>
        <table:table-row table:style-name="ro1">
          <table:table-cell office:value-type="float" office:value="-0.0524876" calcext:value-type="float">
            <text:p>-0.0524876</text:p>
          </table:table-cell>
          <table:table-cell office:value-type="float" office:value="3539" calcext:value-type="float">
            <text:p>3539</text:p>
          </table:table-cell>
          <table:table-cell office:value-type="float" office:value="134656" calcext:value-type="float">
            <text:p>134656</text:p>
          </table:table-cell>
          <table:table-cell office:value-type="float" office:value="200.349" calcext:value-type="float">
            <text:p>200.349</text:p>
          </table:table-cell>
          <table:table-cell office:value-type="string" calcext:value-type="string">
            <text:p>(-8.08908e-05,0.00026118,-9.99172,-9.99066)</text:p>
          </table:table-cell>
          <table:table-cell table:number-columns-repeated="8"/>
        </table:table-row>
        <table:table-row table:style-name="ro1">
          <table:table-cell office:value-type="float" office:value="-0.0279369" calcext:value-type="float">
            <text:p>-0.0279369</text:p>
          </table:table-cell>
          <table:table-cell office:value-type="float" office:value="4734" calcext:value-type="float">
            <text:p>4734</text:p>
          </table:table-cell>
          <table:table-cell office:value-type="float" office:value="133802" calcext:value-type="float">
            <text:p>133802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8.78185e-05,29.9978,-9.99001,9.9977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2679" calcext:value-type="float">
            <text:p>2679</text:p>
          </table:table-cell>
          <table:table-cell office:value-type="float" office:value="272776" calcext:value-type="float">
            <text:p>272776</text:p>
          </table:table-cell>
          <table:table-cell office:value-type="float" office:value="0.999668" calcext:value-type="float">
            <text:p>0.999668</text:p>
          </table:table-cell>
          <table:table-cell office:value-type="string" calcext:value-type="string">
            <text:p>(1.00331,9.46753e-05)</text:p>
          </table:table-cell>
          <table:table-cell table:number-columns-repeated="8"/>
        </table:table-row>
        <table:table-row table:style-name="ro1">
          <table:table-cell office:value-type="float" office:value="16.9751" calcext:value-type="float">
            <text:p>16.9751</text:p>
          </table:table-cell>
          <table:table-cell office:value-type="float" office:value="730" calcext:value-type="float">
            <text:p>730</text:p>
          </table:table-cell>
          <table:table-cell office:value-type="float" office:value="185834" calcext:value-type="float">
            <text:p>185834</text:p>
          </table:table-cell>
          <table:table-cell office:value-type="float" office:value="0.999101" calcext:value-type="float">
            <text:p>0.999101</text:p>
          </table:table-cell>
          <table:table-cell office:value-type="string" calcext:value-type="string">
            <text:p>(1.00324,0.000256465)</text:p>
          </table:table-cell>
          <table:table-cell table:number-columns-repeated="8"/>
        </table:table-row>
        <table:table-row table:style-name="ro1">
          <table:table-cell office:value-type="float" office:value="16.9756" calcext:value-type="float">
            <text:p>16.9756</text:p>
          </table:table-cell>
          <table:table-cell office:value-type="float" office:value="1592" calcext:value-type="float">
            <text:p>1592</text:p>
          </table:table-cell>
          <table:table-cell office:value-type="float" office:value="1272192" calcext:value-type="float">
            <text:p>1272192</text:p>
          </table:table-cell>
          <table:table-cell office:value-type="float" office:value="0.999874" calcext:value-type="float">
            <text:p>0.999874</text:p>
          </table:table-cell>
          <table:table-cell office:value-type="string" calcext:value-type="string">
            <text:p>(1.00306,3.60748e-05)</text:p>
          </table:table-cell>
          <table:table-cell table:number-columns-repeated="8"/>
        </table:table-row>
        <table:table-row table:style-name="ro1">
          <table:table-cell office:value-type="float" office:value="16.9752" calcext:value-type="float">
            <text:p>16.9752</text:p>
          </table:table-cell>
          <table:table-cell office:value-type="float" office:value="5840" calcext:value-type="float">
            <text:p>5840</text:p>
          </table:table-cell>
          <table:table-cell office:value-type="float" office:value="3938372" calcext:value-type="float">
            <text:p>3938372</text:p>
          </table:table-cell>
          <table:table-cell office:value-type="float" office:value="1.00033" calcext:value-type="float">
            <text:p>1.00033</text:p>
          </table:table-cell>
          <table:table-cell office:value-type="string" calcext:value-type="string">
            <text:p>(1.00306,-9.47691e-05)</text:p>
          </table:table-cell>
          <table:table-cell table:number-columns-repeated="8"/>
        </table:table-row>
        <table:table-row table:style-name="ro1">
          <table:table-cell office:value-type="float" office:value="16.9745" calcext:value-type="float">
            <text:p>16.9745</text:p>
          </table:table-cell>
          <table:table-cell office:value-type="float" office:value="1124" calcext:value-type="float">
            <text:p>1124</text:p>
          </table:table-cell>
          <table:table-cell office:value-type="float" office:value="576547" calcext:value-type="float">
            <text:p>576547</text:p>
          </table:table-cell>
          <table:table-cell office:value-type="float" office:value="0.9976" calcext:value-type="float">
            <text:p>0.9976</text:p>
          </table:table-cell>
          <table:table-cell office:value-type="string" calcext:value-type="string">
            <text:p>(1.00353,0.000684857)</text:p>
          </table:table-cell>
          <table:table-cell table:number-columns-repeated="8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1015" calcext:value-type="float">
            <text:p>1015</text:p>
          </table:table-cell>
          <table:table-cell office:value-type="float" office:value="575229" calcext:value-type="float">
            <text:p>575229</text:p>
          </table:table-cell>
          <table:table-cell office:value-type="float" office:value="0.997996" calcext:value-type="float">
            <text:p>0.997996</text:p>
          </table:table-cell>
          <table:table-cell office:value-type="string" calcext:value-type="string">
            <text:p>(1.00346,0.000571835)</text:p>
          </table:table-cell>
          <table:table-cell table:number-columns-repeated="8"/>
        </table:table-row>
        <table:table-row table:style-name="ro1">
          <table:table-cell office:value-type="float" office:value="16.977" calcext:value-type="float">
            <text:p>16.977</text:p>
          </table:table-cell>
          <table:table-cell office:value-type="float" office:value="1188" calcext:value-type="float">
            <text:p>1188</text:p>
          </table:table-cell>
          <table:table-cell office:value-type="float" office:value="622191" calcext:value-type="float">
            <text:p>622191</text:p>
          </table:table-cell>
          <table:table-cell office:value-type="float" office:value="0.991136" calcext:value-type="float">
            <text:p>0.991136</text:p>
          </table:table-cell>
          <table:table-cell office:value-type="string" calcext:value-type="string">
            <text:p>(1.00415,0.00252999)</text:p>
          </table:table-cell>
          <table:table-cell table:number-columns-repeated="8"/>
        </table:table-row>
        <table:table-row table:style-name="ro1">
          <table:table-cell office:value-type="float" office:value="16.9745" calcext:value-type="float">
            <text:p>16.9745</text:p>
          </table:table-cell>
          <table:table-cell office:value-type="float" office:value="5125" calcext:value-type="float">
            <text:p>5125</text:p>
          </table:table-cell>
          <table:table-cell office:value-type="float" office:value="2192288" calcext:value-type="float">
            <text:p>2192288</text:p>
          </table:table-cell>
          <table:table-cell office:value-type="float" office:value="0.998966" calcext:value-type="float">
            <text:p>0.998966</text:p>
          </table:table-cell>
          <table:table-cell office:value-type="string" calcext:value-type="string">
            <text:p>(1.00333,0.000295096)</text:p>
          </table:table-cell>
          <table:table-cell table:number-columns-repeated="8"/>
        </table:table-row>
        <table:table-row table:style-name="ro1">
          <table:table-cell office:value-type="float" office:value="16.9758" calcext:value-type="float">
            <text:p>16.9758</text:p>
          </table:table-cell>
          <table:table-cell office:value-type="float" office:value="1254" calcext:value-type="float">
            <text:p>1254</text:p>
          </table:table-cell>
          <table:table-cell office:value-type="float" office:value="5007407" calcext:value-type="float">
            <text:p>5007407</text:p>
          </table:table-cell>
          <table:table-cell office:value-type="float" office:value="0.996578" calcext:value-type="float">
            <text:p>0.996578</text:p>
          </table:table-cell>
          <table:table-cell office:value-type="string" calcext:value-type="string">
            <text:p>(1.00352,0.000976648)</text:p>
          </table:table-cell>
          <table:table-cell table:number-columns-repeated="8"/>
        </table:table-row>
        <table:table-row table:style-name="ro1">
          <table:table-cell office:value-type="float" office:value="16.9803" calcext:value-type="float">
            <text:p>16.9803</text:p>
          </table:table-cell>
          <table:table-cell office:value-type="float" office:value="1472" calcext:value-type="float">
            <text:p>1472</text:p>
          </table:table-cell>
          <table:table-cell office:value-type="float" office:value="365688" calcext:value-type="float">
            <text:p>365688</text:p>
          </table:table-cell>
          <table:table-cell office:value-type="float" office:value="0.999495" calcext:value-type="float">
            <text:p>0.999495</text:p>
          </table:table-cell>
          <table:table-cell office:value-type="string" calcext:value-type="string">
            <text:p>(1.00253,0.0001441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515" calcext:value-type="float">
            <text:p>4515</text:p>
          </table:table-cell>
          <table:table-cell office:value-type="float" office:value="5309543" calcext:value-type="float">
            <text:p>5309543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16472,2.00004,1.87505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427" calcext:value-type="float">
            <text:p>5427</text:p>
          </table:table-cell>
          <table:table-cell office:value-type="float" office:value="5317279" calcext:value-type="float">
            <text:p>5317279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1.92589e-06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822" calcext:value-type="float">
            <text:p>3822</text:p>
          </table:table-cell>
          <table:table-cell office:value-type="float" office:value="5334172" calcext:value-type="float">
            <text:p>5334172</text:p>
          </table:table-cell>
          <table:table-cell office:value-type="float" office:value="-1.00303" calcext:value-type="float">
            <text:p>-1.00303</text:p>
          </table:table-cell>
          <table:table-cell office:value-type="string" calcext:value-type="string">
            <text:p>(0.00811887,2.00002,1.87505,0.903794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258" calcext:value-type="float">
            <text:p>3258</text:p>
          </table:table-cell>
          <table:table-cell office:value-type="float" office:value="5363853" calcext:value-type="float">
            <text:p>5363853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141283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924" calcext:value-type="float">
            <text:p>3924</text:p>
          </table:table-cell>
          <table:table-cell office:value-type="float" office:value="5317441" calcext:value-type="float">
            <text:p>5317441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865065,2.00005,1.87505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875" calcext:value-type="float">
            <text:p>5875</text:p>
          </table:table-cell>
          <table:table-cell office:value-type="float" office:value="5338197" calcext:value-type="float">
            <text:p>5338197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66374,2.00005,1.87505,0.90379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683" calcext:value-type="float">
            <text:p>4683</text:p>
          </table:table-cell>
          <table:table-cell office:value-type="float" office:value="5256932" calcext:value-type="float">
            <text:p>5256932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0.000512859,2.00005,1.87505,0.90381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301" calcext:value-type="float">
            <text:p>4301</text:p>
          </table:table-cell>
          <table:table-cell office:value-type="float" office:value="5404563" calcext:value-type="float">
            <text:p>5404563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9.99975e-05,2.00005,1.87504,0.90380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002" calcext:value-type="float">
            <text:p>4002</text:p>
          </table:table-cell>
          <table:table-cell office:value-type="float" office:value="5406453" calcext:value-type="float">
            <text:p>5406453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12188,2.00005,1.87504,0.90379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108" calcext:value-type="float">
            <text:p>4108</text:p>
          </table:table-cell>
          <table:table-cell office:value-type="float" office:value="5326633" calcext:value-type="float">
            <text:p>5326633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670704,2.00005,1.87504,0.90378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1863" calcext:value-type="float">
            <text:p>1863</text:p>
          </table:table-cell>
          <table:table-cell office:value-type="float" office:value="1015516" calcext:value-type="float">
            <text:p>1015516</text:p>
          </table:table-cell>
          <table:table-cell office:value-type="float" office:value="17.0062" calcext:value-type="float">
            <text:p>17.0062</text:p>
          </table:table-cell>
          <table:table-cell office:value-type="string" calcext:value-type="string">
            <text:p>(15.9976,11.0013)</text:p>
          </table:table-cell>
          <table:table-cell table:number-columns-repeated="8"/>
        </table:table-row>
        <table:table-row table:style-name="ro1">
          <table:table-cell office:value-type="float" office:value="-49.001" calcext:value-type="float">
            <text:p>-49.001</text:p>
          </table:table-cell>
          <table:table-cell office:value-type="float" office:value="2087" calcext:value-type="float">
            <text:p>2087</text:p>
          </table:table-cell>
          <table:table-cell office:value-type="float" office:value="392385" calcext:value-type="float">
            <text:p>392385</text:p>
          </table:table-cell>
          <table:table-cell office:value-type="float" office:value="17.006" calcext:value-type="float">
            <text:p>17.006</text:p>
          </table:table-cell>
          <table:table-cell office:value-type="string" calcext:value-type="string">
            <text:p>(15.9975,11.0012)</text:p>
          </table:table-cell>
          <table:table-cell table:number-columns-repeated="8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1665" calcext:value-type="float">
            <text:p>1665</text:p>
          </table:table-cell>
          <table:table-cell office:value-type="float" office:value="650420" calcext:value-type="float">
            <text:p>650420</text:p>
          </table:table-cell>
          <table:table-cell office:value-type="float" office:value="17.0073" calcext:value-type="float">
            <text:p>17.0073</text:p>
          </table:table-cell>
          <table:table-cell office:value-type="string" calcext:value-type="string">
            <text:p>(15.9971,11.0015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2829" calcext:value-type="float">
            <text:p>2829</text:p>
          </table:table-cell>
          <table:table-cell office:value-type="float" office:value="572476" calcext:value-type="float">
            <text:p>572476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1,11.002)</text:p>
          </table:table-cell>
          <table:table-cell table:number-columns-repeated="8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1664" calcext:value-type="float">
            <text:p>1664</text:p>
          </table:table-cell>
          <table:table-cell office:value-type="float" office:value="381386" calcext:value-type="float">
            <text:p>381386</text:p>
          </table:table-cell>
          <table:table-cell office:value-type="float" office:value="17.0086" calcext:value-type="float">
            <text:p>17.0086</text:p>
          </table:table-cell>
          <table:table-cell office:value-type="string" calcext:value-type="string">
            <text:p>(15.9965,11.0017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2701" calcext:value-type="float">
            <text:p>2701</text:p>
          </table:table-cell>
          <table:table-cell office:value-type="float" office:value="585705" calcext:value-type="float">
            <text:p>585705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1,11.0019)</text:p>
          </table:table-cell>
          <table:table-cell table:number-columns-repeated="8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1670" calcext:value-type="float">
            <text:p>1670</text:p>
          </table:table-cell>
          <table:table-cell office:value-type="float" office:value="488927" calcext:value-type="float">
            <text:p>488927</text:p>
          </table:table-cell>
          <table:table-cell office:value-type="float" office:value="17.0087" calcext:value-type="float">
            <text:p>17.0087</text:p>
          </table:table-cell>
          <table:table-cell office:value-type="string" calcext:value-type="string">
            <text:p>(15.9965,11.0017)</text:p>
          </table:table-cell>
          <table:table-cell table:number-columns-repeated="8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1906" calcext:value-type="float">
            <text:p>1906</text:p>
          </table:table-cell>
          <table:table-cell office:value-type="float" office:value="991947" calcext:value-type="float">
            <text:p>991947</text:p>
          </table:table-cell>
          <table:table-cell office:value-type="float" office:value="17.0076" calcext:value-type="float">
            <text:p>17.0076</text:p>
          </table:table-cell>
          <table:table-cell office:value-type="string" calcext:value-type="string">
            <text:p>(15.9969,11.0015)</text:p>
          </table:table-cell>
          <table:table-cell table:number-columns-repeated="8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2846" calcext:value-type="float">
            <text:p>2846</text:p>
          </table:table-cell>
          <table:table-cell office:value-type="float" office:value="499809" calcext:value-type="float">
            <text:p>499809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1,11.0019)</text:p>
          </table:table-cell>
          <table:table-cell table:number-columns-repeated="8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1645" calcext:value-type="float">
            <text:p>1645</text:p>
          </table:table-cell>
          <table:table-cell office:value-type="float" office:value="445874" calcext:value-type="float">
            <text:p>445874</text:p>
          </table:table-cell>
          <table:table-cell office:value-type="float" office:value="17.0072" calcext:value-type="float">
            <text:p>17.0072</text:p>
          </table:table-cell>
          <table:table-cell office:value-type="string" calcext:value-type="string">
            <text:p>(15.9971,11.00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084" calcext:value-type="float">
            <text:p>-1.21084</text:p>
          </table:table-cell>
          <table:table-cell office:value-type="float" office:value="581" calcext:value-type="float">
            <text:p>581</text:p>
          </table:table-cell>
          <table:table-cell office:value-type="float" office:value="5170862" calcext:value-type="float">
            <text:p>5170862</text:p>
          </table:table-cell>
          <table:table-cell office:value-type="float" office:value="7.62058" calcext:value-type="float">
            <text:p>7.62058</text:p>
          </table:table-cell>
          <table:table-cell office:value-type="string" calcext:value-type="string">
            <text:p>(1.88816,0.888326,5.16469e-08)</text:p>
          </table:table-cell>
          <table:table-cell table:number-columns-repeated="8"/>
        </table:table-row>
        <table:table-row table:style-name="ro1">
          <table:table-cell office:value-type="float" office:value="-1.21087" calcext:value-type="float">
            <text:p>-1.21087</text:p>
          </table:table-cell>
          <table:table-cell office:value-type="float" office:value="7" calcext:value-type="float">
            <text:p>7</text:p>
          </table:table-cell>
          <table:table-cell office:value-type="float" office:value="5027949" calcext:value-type="float">
            <text:p>5027949</text:p>
          </table:table-cell>
          <table:table-cell office:value-type="float" office:value="7.6198" calcext:value-type="float">
            <text:p>7.6198</text:p>
          </table:table-cell>
          <table:table-cell office:value-type="string" calcext:value-type="string">
            <text:p>(1.88739,0.888226,0.000198915)</text:p>
          </table:table-cell>
          <table:table-cell table:number-columns-repeated="8"/>
        </table:table-row>
        <table:table-row table:style-name="ro1">
          <table:table-cell office:value-type="float" office:value="-1.21071" calcext:value-type="float">
            <text:p>-1.21071</text:p>
          </table:table-cell>
          <table:table-cell office:value-type="float" office:value="952" calcext:value-type="float">
            <text:p>952</text:p>
          </table:table-cell>
          <table:table-cell office:value-type="float" office:value="5060159" calcext:value-type="float">
            <text:p>5060159</text:p>
          </table:table-cell>
          <table:table-cell office:value-type="float" office:value="7.61994" calcext:value-type="float">
            <text:p>7.61994</text:p>
          </table:table-cell>
          <table:table-cell office:value-type="string" calcext:value-type="string">
            <text:p>(1.88822,0.8884,4.1956e-05)</text:p>
          </table:table-cell>
          <table:table-cell table:number-columns-repeated="8"/>
        </table:table-row>
        <table:table-row table:style-name="ro1">
          <table:table-cell office:value-type="float" office:value="-1.21166" calcext:value-type="float">
            <text:p>-1.21166</text:p>
          </table:table-cell>
          <table:table-cell office:value-type="float" office:value="483" calcext:value-type="float">
            <text:p>483</text:p>
          </table:table-cell>
          <table:table-cell office:value-type="float" office:value="5009821" calcext:value-type="float">
            <text:p>5009821</text:p>
          </table:table-cell>
          <table:table-cell office:value-type="float" office:value="7.62348" calcext:value-type="float">
            <text:p>7.62348</text:p>
          </table:table-cell>
          <table:table-cell office:value-type="string" calcext:value-type="string">
            <text:p>(1.88785,0.887883,-1.90864e-05)</text:p>
          </table:table-cell>
          <table:table-cell table:number-columns-repeated="8"/>
        </table:table-row>
        <table:table-row table:style-name="ro1">
          <table:table-cell office:value-type="float" office:value="-1.21077" calcext:value-type="float">
            <text:p>-1.21077</text:p>
          </table:table-cell>
          <table:table-cell office:value-type="float" office:value="578" calcext:value-type="float">
            <text:p>578</text:p>
          </table:table-cell>
          <table:table-cell office:value-type="float" office:value="5044195" calcext:value-type="float">
            <text:p>5044195</text:p>
          </table:table-cell>
          <table:table-cell office:value-type="float" office:value="7.61413" calcext:value-type="float">
            <text:p>7.61413</text:p>
          </table:table-cell>
          <table:table-cell office:value-type="string" calcext:value-type="string">
            <text:p>(1.88596,0.888112,0.00149948)</text:p>
          </table:table-cell>
          <table:table-cell table:number-columns-repeated="8"/>
        </table:table-row>
        <table:table-row table:style-name="ro1">
          <table:table-cell office:value-type="float" office:value="-1.21116" calcext:value-type="float">
            <text:p>-1.21116</text:p>
          </table:table-cell>
          <table:table-cell office:value-type="float" office:value="577" calcext:value-type="float">
            <text:p>577</text:p>
          </table:table-cell>
          <table:table-cell office:value-type="float" office:value="5074270" calcext:value-type="float">
            <text:p>5074270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(1.88749,0.888093,0.000403457)</text:p>
          </table:table-cell>
          <table:table-cell table:number-columns-repeated="8"/>
        </table:table-row>
        <table:table-row table:style-name="ro1">
          <table:table-cell office:value-type="float" office:value="-1.21111" calcext:value-type="float">
            <text:p>-1.21111</text:p>
          </table:table-cell>
          <table:table-cell office:value-type="float" office:value="679" calcext:value-type="float">
            <text:p>679</text:p>
          </table:table-cell>
          <table:table-cell office:value-type="float" office:value="5138481" calcext:value-type="float">
            <text:p>5138481</text:p>
          </table:table-cell>
          <table:table-cell office:value-type="float" office:value="7.62191" calcext:value-type="float">
            <text:p>7.62191</text:p>
          </table:table-cell>
          <table:table-cell office:value-type="string" calcext:value-type="string">
            <text:p>(1.88828,0.888204,-9.25503e-05)</text:p>
          </table:table-cell>
          <table:table-cell table:number-columns-repeated="8"/>
        </table:table-row>
        <table:table-row table:style-name="ro1">
          <table:table-cell office:value-type="float" office:value="-1.21103" calcext:value-type="float">
            <text:p>-1.21103</text:p>
          </table:table-cell>
          <table:table-cell office:value-type="float" office:value="1080" calcext:value-type="float">
            <text:p>1080</text:p>
          </table:table-cell>
          <table:table-cell office:value-type="float" office:value="5055729" calcext:value-type="float">
            <text:p>5055729</text:p>
          </table:table-cell>
          <table:table-cell office:value-type="float" office:value="7.62006" calcext:value-type="float">
            <text:p>7.62006</text:p>
          </table:table-cell>
          <table:table-cell office:value-type="string" calcext:value-type="string">
            <text:p>(1.88776,0.888186,0.000284132)</text:p>
          </table:table-cell>
          <table:table-cell table:number-columns-repeated="8"/>
        </table:table-row>
        <table:table-row table:style-name="ro1">
          <table:table-cell office:value-type="float" office:value="-1.21146" calcext:value-type="float">
            <text:p>-1.21146</text:p>
          </table:table-cell>
          <table:table-cell office:value-type="float" office:value="824" calcext:value-type="float">
            <text:p>824</text:p>
          </table:table-cell>
          <table:table-cell office:value-type="float" office:value="5074736" calcext:value-type="float">
            <text:p>5074736</text:p>
          </table:table-cell>
          <table:table-cell office:value-type="float" office:value="7.62296" calcext:value-type="float">
            <text:p>7.62296</text:p>
          </table:table-cell>
          <table:table-cell office:value-type="string" calcext:value-type="string">
            <text:p>(1.88804,0.888001,-5.19266e-05)</text:p>
          </table:table-cell>
          <table:table-cell table:number-columns-repeated="8"/>
        </table:table-row>
        <table:table-row table:style-name="ro1">
          <table:table-cell office:value-type="float" office:value="-1.2111" calcext:value-type="float">
            <text:p>-1.2111</text:p>
          </table:table-cell>
          <table:table-cell office:value-type="float" office:value="607" calcext:value-type="float">
            <text:p>607</text:p>
          </table:table-cell>
          <table:table-cell office:value-type="float" office:value="5096026" calcext:value-type="float">
            <text:p>5096026</text:p>
          </table:table-cell>
          <table:table-cell office:value-type="float" office:value="7.62123" calcext:value-type="float">
            <text:p>7.62123</text:p>
          </table:table-cell>
          <table:table-cell office:value-type="string" calcext:value-type="string">
            <text:p>(1.88773,0.888148,5.29603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4794" calcext:value-type="float">
            <text:p>4794</text:p>
          </table:table-cell>
          <table:table-cell office:value-type="float" office:value="62513" calcext:value-type="float">
            <text:p>62513</text:p>
          </table:table-cell>
          <table:table-cell table:style-name="ce4" office:value-type="float" office:value="0.00000000119264" calcext:value-type="float">
            <text:p>1.19E-009</text:p>
          </table:table-cell>
          <table:table-cell office:value-type="string" calcext:value-type="string">
            <text:p>(0.500105,0.500476,0.500091,0.500444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4308" calcext:value-type="float">
            <text:p>4308</text:p>
          </table:table-cell>
          <table:table-cell office:value-type="float" office:value="58943" calcext:value-type="float">
            <text:p>58943</text:p>
          </table:table-cell>
          <table:table-cell table:style-name="ce4" office:value-type="float" office:value="0.00000000109054" calcext:value-type="float">
            <text:p>1.09E-009</text:p>
          </table:table-cell>
          <table:table-cell office:value-type="string" calcext:value-type="string">
            <text:p>(0.500447,0.50053,0.500441,0.500498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5100" calcext:value-type="float">
            <text:p>5100</text:p>
          </table:table-cell>
          <table:table-cell office:value-type="float" office:value="73493" calcext:value-type="float">
            <text:p>73493</text:p>
          </table:table-cell>
          <table:table-cell table:style-name="ce4" office:value-type="float" office:value="0.00000000187002" calcext:value-type="float">
            <text:p>1.87E-009</text:p>
          </table:table-cell>
          <table:table-cell office:value-type="string" calcext:value-type="string">
            <text:p>(0.500061,0.500602,0.500023,0.500623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3823" calcext:value-type="float">
            <text:p>3823</text:p>
          </table:table-cell>
          <table:table-cell office:value-type="float" office:value="64201" calcext:value-type="float">
            <text:p>64201</text:p>
          </table:table-cell>
          <table:table-cell table:style-name="ce4" office:value-type="float" office:value="0.000000000241789" calcext:value-type="float">
            <text:p>2.42E-010</text:p>
          </table:table-cell>
          <table:table-cell office:value-type="string" calcext:value-type="string">
            <text:p>(0.500373,0.500108,0.500371,0.500093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4925" calcext:value-type="float">
            <text:p>4925</text:p>
          </table:table-cell>
          <table:table-cell office:value-type="float" office:value="62223" calcext:value-type="float">
            <text:p>62223</text:p>
          </table:table-cell>
          <table:table-cell table:style-name="ce4" office:value-type="float" office:value="0.00000000247904" calcext:value-type="float">
            <text:p>2.48E-009</text:p>
          </table:table-cell>
          <table:table-cell office:value-type="string" calcext:value-type="string">
            <text:p>(0.500001,0.501244,0.50002,0.501199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5531" calcext:value-type="float">
            <text:p>5531</text:p>
          </table:table-cell>
          <table:table-cell office:value-type="float" office:value="66228" calcext:value-type="float">
            <text:p>66228</text:p>
          </table:table-cell>
          <table:table-cell table:style-name="ce4" office:value-type="float" office:value="0.000000000788049" calcext:value-type="float">
            <text:p>7.88E-010</text:p>
          </table:table-cell>
          <table:table-cell office:value-type="string" calcext:value-type="string">
            <text:p>(0.500182,0.501305,0.500154,0.501303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4820" calcext:value-type="float">
            <text:p>4820</text:p>
          </table:table-cell>
          <table:table-cell office:value-type="float" office:value="61423" calcext:value-type="float">
            <text:p>61423</text:p>
          </table:table-cell>
          <table:table-cell table:style-name="ce4" office:value-type="float" office:value="0.00000000275434" calcext:value-type="float">
            <text:p>2.75E-009</text:p>
          </table:table-cell>
          <table:table-cell office:value-type="string" calcext:value-type="string">
            <text:p>(0.501003,0.499966,0.500955,0.499987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4084" calcext:value-type="float">
            <text:p>4084</text:p>
          </table:table-cell>
          <table:table-cell office:value-type="float" office:value="60466" calcext:value-type="float">
            <text:p>60466</text:p>
          </table:table-cell>
          <table:table-cell table:style-name="ce4" office:value-type="float" office:value="0.00000000112404" calcext:value-type="float">
            <text:p>1.12E-009</text:p>
          </table:table-cell>
          <table:table-cell office:value-type="string" calcext:value-type="string">
            <text:p>(0.500269,0.501666,0.50027,0.501632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4609" calcext:value-type="float">
            <text:p>4609</text:p>
          </table:table-cell>
          <table:table-cell office:value-type="float" office:value="76043" calcext:value-type="float">
            <text:p>76043</text:p>
          </table:table-cell>
          <table:table-cell table:style-name="ce4" office:value-type="float" office:value="0.000000000984832" calcext:value-type="float">
            <text:p>9.85E-010</text:p>
          </table:table-cell>
          <table:table-cell office:value-type="string" calcext:value-type="string">
            <text:p>(0.500259,0.500277,0.500249,0.500247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5053" calcext:value-type="float">
            <text:p>5053</text:p>
          </table:table-cell>
          <table:table-cell office:value-type="float" office:value="61662" calcext:value-type="float">
            <text:p>61662</text:p>
          </table:table-cell>
          <table:table-cell table:style-name="ce4" office:value-type="float" office:value="0.00000000234738" calcext:value-type="float">
            <text:p>2.35E-009</text:p>
          </table:table-cell>
          <table:table-cell office:value-type="string" calcext:value-type="string">
            <text:p>(0.500027,0.500491,0.499982,0.50050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57.9" calcext:value-type="float">
            <text:p>2257.9</text:p>
          </table:table-cell>
          <table:table-cell office:value-type="float" office:value="1953" calcext:value-type="float">
            <text:p>1953</text:p>
          </table:table-cell>
          <table:table-cell office:value-type="float" office:value="67961" calcext:value-type="float">
            <text:p>67961</text:p>
          </table:table-cell>
          <table:table-cell table:style-name="ce4" office:value-type="float" office:value="86.5294" calcext:value-type="float">
            <text:p>8.65E+001</text:p>
          </table:table-cell>
          <table:table-cell office:value-type="string" calcext:value-type="string">
            <text:p>(11.0133,5.9367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121" calcext:value-type="float">
            <text:p>2121</text:p>
          </table:table-cell>
          <table:table-cell office:value-type="float" office:value="58672" calcext:value-type="float">
            <text:p>58672</text:p>
          </table:table-cell>
          <table:table-cell table:style-name="ce4" office:value-type="float" office:value="0.000000730991" calcext:value-type="float">
            <text:p>7.31E-007</text:p>
          </table:table-cell>
          <table:table-cell office:value-type="string" calcext:value-type="string">
            <text:p>(7.19073,12.7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639" calcext:value-type="float">
            <text:p>2639</text:p>
          </table:table-cell>
          <table:table-cell office:value-type="float" office:value="52831" calcext:value-type="float">
            <text:p>52831</text:p>
          </table:table-cell>
          <table:table-cell table:style-name="ce4" office:value-type="float" office:value="0.00000073097" calcext:value-type="float">
            <text:p>7.31E-007</text:p>
          </table:table-cell>
          <table:table-cell office:value-type="string" calcext:value-type="string">
            <text:p>(7.18852,12.7822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5582" calcext:value-type="float">
            <text:p>5582</text:p>
          </table:table-cell>
          <table:table-cell office:value-type="float" office:value="70536" calcext:value-type="float">
            <text:p>70536</text:p>
          </table:table-cell>
          <table:table-cell table:style-name="ce4" office:value-type="float" office:value="198.752" calcext:value-type="float">
            <text:p>1.99E+002</text:p>
          </table:table-cell>
          <table:table-cell office:value-type="string" calcext:value-type="string">
            <text:p>(11.2482,4.9970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285" calcext:value-type="float">
            <text:p>2285</text:p>
          </table:table-cell>
          <table:table-cell office:value-type="float" office:value="48594" calcext:value-type="float">
            <text:p>48594</text:p>
          </table:table-cell>
          <table:table-cell table:style-name="ce4" office:value-type="float" office:value="0.000000731" calcext:value-type="float">
            <text:p>7.31E-007</text:p>
          </table:table-cell>
          <table:table-cell office:value-type="string" calcext:value-type="string">
            <text:p>(7.18988,12.7809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242" calcext:value-type="float">
            <text:p>3242</text:p>
          </table:table-cell>
          <table:table-cell office:value-type="float" office:value="67753" calcext:value-type="float">
            <text:p>67753</text:p>
          </table:table-cell>
          <table:table-cell table:style-name="ce4" office:value-type="float" office:value="0.000000730976" calcext:value-type="float">
            <text:p>7.31E-007</text:p>
          </table:table-cell>
          <table:table-cell office:value-type="string" calcext:value-type="string">
            <text:p>(7.19148,12.779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795" calcext:value-type="float">
            <text:p>2795</text:p>
          </table:table-cell>
          <table:table-cell office:value-type="float" office:value="53355" calcext:value-type="float">
            <text:p>53355</text:p>
          </table:table-cell>
          <table:table-cell table:style-name="ce4" office:value-type="float" office:value="0.000000730986" calcext:value-type="float">
            <text:p>7.31E-007</text:p>
          </table:table-cell>
          <table:table-cell office:value-type="string" calcext:value-type="string">
            <text:p>(7.18716,12.7836)</text:p>
          </table:table-cell>
          <table:table-cell table:number-columns-repeated="8"/>
        </table:table-row>
        <table:table-row table:style-name="ro1">
          <table:table-cell office:value-type="float" office:value="2272.4" calcext:value-type="float">
            <text:p>2272.4</text:p>
          </table:table-cell>
          <table:table-cell office:value-type="float" office:value="1729" calcext:value-type="float">
            <text:p>1729</text:p>
          </table:table-cell>
          <table:table-cell office:value-type="float" office:value="55920" calcext:value-type="float">
            <text:p>55920</text:p>
          </table:table-cell>
          <table:table-cell table:style-name="ce4" office:value-type="float" office:value="46.3071" calcext:value-type="float">
            <text:p>4.63E+001</text:p>
          </table:table-cell>
          <table:table-cell office:value-type="string" calcext:value-type="string">
            <text:p>(10.8662,6.5251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925" calcext:value-type="float">
            <text:p>1925</text:p>
          </table:table-cell>
          <table:table-cell office:value-type="float" office:value="48608" calcext:value-type="float">
            <text:p>48608</text:p>
          </table:table-cell>
          <table:table-cell table:style-name="ce4" office:value-type="float" office:value="0.000000730977" calcext:value-type="float">
            <text:p>7.31E-007</text:p>
          </table:table-cell>
          <table:table-cell office:value-type="string" calcext:value-type="string">
            <text:p>(7.18996,12.780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987" calcext:value-type="float">
            <text:p>2987</text:p>
          </table:table-cell>
          <table:table-cell office:value-type="float" office:value="67247" calcext:value-type="float">
            <text:p>67247</text:p>
          </table:table-cell>
          <table:table-cell table:style-name="ce4" office:value-type="float" office:value="0.000000730986" calcext:value-type="float">
            <text:p>7.31E-007</text:p>
          </table:table-cell>
          <table:table-cell office:value-type="string" calcext:value-type="string">
            <text:p>(7.18998,12.780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5" calcext:value-type="float">
            <text:p>-12.0125</text:p>
          </table:table-cell>
          <table:table-cell office:value-type="float" office:value="1711" calcext:value-type="float">
            <text:p>1711</text:p>
          </table:table-cell>
          <table:table-cell office:value-type="float" office:value="194827" calcext:value-type="float">
            <text:p>194827</text:p>
          </table:table-cell>
          <table:table-cell office:value-type="float" office:value="4.00276" calcext:value-type="float">
            <text:p>4.00276</text:p>
          </table:table-cell>
          <table:table-cell office:value-type="string" calcext:value-type="string">
            <text:p>(3.99851,4.00276)</text:p>
          </table:table-cell>
          <table:table-cell table:number-columns-repeated="8"/>
        </table:table-row>
        <table:table-row table:style-name="ro1">
          <table:table-cell office:value-type="float" office:value="-7.02312" calcext:value-type="float">
            <text:p>-7.02312</text:p>
          </table:table-cell>
          <table:table-cell office:value-type="float" office:value="4323" calcext:value-type="float">
            <text:p>4323</text:p>
          </table:table-cell>
          <table:table-cell office:value-type="float" office:value="152878" calcext:value-type="float">
            <text:p>152878</text:p>
          </table:table-cell>
          <table:table-cell office:value-type="float" office:value="2.0066" calcext:value-type="float">
            <text:p>2.0066</text:p>
          </table:table-cell>
          <table:table-cell office:value-type="string" calcext:value-type="string">
            <text:p>(1.00327,2.0066)</text:p>
          </table:table-cell>
          <table:table-cell table:number-columns-repeated="8"/>
        </table:table-row>
        <table:table-row table:style-name="ro1">
          <table:table-cell office:value-type="float" office:value="-12.0105" calcext:value-type="float">
            <text:p>-12.0105</text:p>
          </table:table-cell>
          <table:table-cell office:value-type="float" office:value="776" calcext:value-type="float">
            <text:p>776</text:p>
          </table:table-cell>
          <table:table-cell office:value-type="float" office:value="506444" calcext:value-type="float">
            <text:p>506444</text:p>
          </table:table-cell>
          <table:table-cell office:value-type="float" office:value="4.00226" calcext:value-type="float">
            <text:p>4.00226</text:p>
          </table:table-cell>
          <table:table-cell office:value-type="string" calcext:value-type="string">
            <text:p>(3.99856,4.00226)</text:p>
          </table:table-cell>
          <table:table-cell table:number-columns-repeated="8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3715" calcext:value-type="float">
            <text:p>3715</text:p>
          </table:table-cell>
          <table:table-cell office:value-type="float" office:value="162246" calcext:value-type="float">
            <text:p>162246</text:p>
          </table:table-cell>
          <table:table-cell office:value-type="float" office:value="4.00272" calcext:value-type="float">
            <text:p>4.00272</text:p>
          </table:table-cell>
          <table:table-cell office:value-type="string" calcext:value-type="string">
            <text:p>(3.99867,4.00272)</text:p>
          </table:table-cell>
          <table:table-cell table:number-columns-repeated="8"/>
        </table:table-row>
        <table:table-row table:style-name="ro1">
          <table:table-cell office:value-type="float" office:value="-12.0123" calcext:value-type="float">
            <text:p>-12.0123</text:p>
          </table:table-cell>
          <table:table-cell office:value-type="float" office:value="5606" calcext:value-type="float">
            <text:p>5606</text:p>
          </table:table-cell>
          <table:table-cell office:value-type="float" office:value="103731" calcext:value-type="float">
            <text:p>103731</text:p>
          </table:table-cell>
          <table:table-cell office:value-type="float" office:value="4.00274" calcext:value-type="float">
            <text:p>4.00274</text:p>
          </table:table-cell>
          <table:table-cell office:value-type="string" calcext:value-type="string">
            <text:p>(3.99863,4.00274)</text:p>
          </table:table-cell>
          <table:table-cell table:number-columns-repeated="8"/>
        </table:table-row>
        <table:table-row table:style-name="ro1">
          <table:table-cell office:value-type="float" office:value="-12.012" calcext:value-type="float">
            <text:p>-12.012</text:p>
          </table:table-cell>
          <table:table-cell office:value-type="float" office:value="3974" calcext:value-type="float">
            <text:p>3974</text:p>
          </table:table-cell>
          <table:table-cell office:value-type="float" office:value="83599" calcext:value-type="float">
            <text:p>83599</text:p>
          </table:table-cell>
          <table:table-cell office:value-type="float" office:value="4.00264" calcext:value-type="float">
            <text:p>4.00264</text:p>
          </table:table-cell>
          <table:table-cell office:value-type="string" calcext:value-type="string">
            <text:p>(3.99858,4.00264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4257" calcext:value-type="float">
            <text:p>4257</text:p>
          </table:table-cell>
          <table:table-cell office:value-type="float" office:value="172341" calcext:value-type="float">
            <text:p>172341</text:p>
          </table:table-cell>
          <table:table-cell office:value-type="float" office:value="4.00284" calcext:value-type="float">
            <text:p>4.00284</text:p>
          </table:table-cell>
          <table:table-cell office:value-type="string" calcext:value-type="string">
            <text:p>(3.99862,4.00284)</text:p>
          </table:table-cell>
          <table:table-cell table:number-columns-repeated="8"/>
        </table:table-row>
        <table:table-row table:style-name="ro1">
          <table:table-cell office:value-type="float" office:value="-12.0123" calcext:value-type="float">
            <text:p>-12.0123</text:p>
          </table:table-cell>
          <table:table-cell office:value-type="float" office:value="4146" calcext:value-type="float">
            <text:p>4146</text:p>
          </table:table-cell>
          <table:table-cell office:value-type="float" office:value="100250" calcext:value-type="float">
            <text:p>100250</text:p>
          </table:table-cell>
          <table:table-cell office:value-type="float" office:value="4.00275" calcext:value-type="float">
            <text:p>4.00275</text:p>
          </table:table-cell>
          <table:table-cell office:value-type="string" calcext:value-type="string">
            <text:p>(3.99866,4.00275)</text:p>
          </table:table-cell>
          <table:table-cell table:number-columns-repeated="8"/>
        </table:table-row>
        <table:table-row table:style-name="ro1">
          <table:table-cell office:value-type="float" office:value="-12.0121" calcext:value-type="float">
            <text:p>-12.0121</text:p>
          </table:table-cell>
          <table:table-cell office:value-type="float" office:value="1097" calcext:value-type="float">
            <text:p>1097</text:p>
          </table:table-cell>
          <table:table-cell office:value-type="float" office:value="189504" calcext:value-type="float">
            <text:p>189504</text:p>
          </table:table-cell>
          <table:table-cell office:value-type="float" office:value="4.00268" calcext:value-type="float">
            <text:p>4.00268</text:p>
          </table:table-cell>
          <table:table-cell office:value-type="string" calcext:value-type="string">
            <text:p>(3.99862,4.00268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628" calcext:value-type="float">
            <text:p>628</text:p>
          </table:table-cell>
          <table:table-cell office:value-type="float" office:value="5002665" calcext:value-type="float">
            <text:p>5002665</text:p>
          </table:table-cell>
          <table:table-cell office:value-type="float" office:value="4.00279" calcext:value-type="float">
            <text:p>4.00279</text:p>
          </table:table-cell>
          <table:table-cell office:value-type="string" calcext:value-type="string">
            <text:p>(3.99853,4.0027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66" calcext:value-type="float">
            <text:p>3.10666</text:p>
          </table:table-cell>
          <table:table-cell office:value-type="float" office:value="974" calcext:value-type="float">
            <text:p>974</text:p>
          </table:table-cell>
          <table:table-cell office:value-type="float" office:value="292186" calcext:value-type="float">
            <text:p>292186</text:p>
          </table:table-cell>
          <table:table-cell office:value-type="float" office:value="-6.6797" calcext:value-type="float">
            <text:p>-6.6797</text:p>
          </table:table-cell>
          <table:table-cell office:value-type="string" calcext:value-type="string">
            <text:p>(0.89326,2.2134)</text:p>
          </table:table-cell>
          <table:table-cell table:number-columns-repeated="8"/>
        </table:table-row>
        <table:table-row table:style-name="ro1">
          <table:table-cell office:value-type="float" office:value="3.10708" calcext:value-type="float">
            <text:p>3.10708</text:p>
          </table:table-cell>
          <table:table-cell office:value-type="float" office:value="1193" calcext:value-type="float">
            <text:p>1193</text:p>
          </table:table-cell>
          <table:table-cell office:value-type="float" office:value="382173" calcext:value-type="float">
            <text:p>382173</text:p>
          </table:table-cell>
          <table:table-cell office:value-type="float" office:value="-6.6817" calcext:value-type="float">
            <text:p>-6.6817</text:p>
          </table:table-cell>
          <table:table-cell office:value-type="string" calcext:value-type="string">
            <text:p>(0.893656,2.21342)</text:p>
          </table:table-cell>
          <table:table-cell table:number-columns-repeated="8"/>
        </table:table-row>
        <table:table-row table:style-name="ro1">
          <table:table-cell office:value-type="float" office:value="3.1072" calcext:value-type="float">
            <text:p>3.1072</text:p>
          </table:table-cell>
          <table:table-cell office:value-type="float" office:value="993" calcext:value-type="float">
            <text:p>993</text:p>
          </table:table-cell>
          <table:table-cell office:value-type="float" office:value="1090240" calcext:value-type="float">
            <text:p>1090240</text:p>
          </table:table-cell>
          <table:table-cell office:value-type="float" office:value="-6.68074" calcext:value-type="float">
            <text:p>-6.68074</text:p>
          </table:table-cell>
          <table:table-cell office:value-type="string" calcext:value-type="string">
            <text:p>(0.893386,2.21381)</text:p>
          </table:table-cell>
          <table:table-cell table:number-columns-repeated="8"/>
        </table:table-row>
        <table:table-row table:style-name="ro1">
          <table:table-cell office:value-type="float" office:value="3.10796" calcext:value-type="float">
            <text:p>3.10796</text:p>
          </table:table-cell>
          <table:table-cell office:value-type="float" office:value="949" calcext:value-type="float">
            <text:p>949</text:p>
          </table:table-cell>
          <table:table-cell office:value-type="float" office:value="648669" calcext:value-type="float">
            <text:p>648669</text:p>
          </table:table-cell>
          <table:table-cell office:value-type="float" office:value="-6.67557" calcext:value-type="float">
            <text:p>-6.67557</text:p>
          </table:table-cell>
          <table:table-cell office:value-type="string" calcext:value-type="string">
            <text:p>(0.891903,2.21605)</text:p>
          </table:table-cell>
          <table:table-cell table:number-columns-repeated="8"/>
        </table:table-row>
        <table:table-row table:style-name="ro1">
          <table:table-cell office:value-type="float" office:value="3.10719" calcext:value-type="float">
            <text:p>3.10719</text:p>
          </table:table-cell>
          <table:table-cell office:value-type="float" office:value="3245" calcext:value-type="float">
            <text:p>3245</text:p>
          </table:table-cell>
          <table:table-cell office:value-type="float" office:value="5012344" calcext:value-type="float">
            <text:p>5012344</text:p>
          </table:table-cell>
          <table:table-cell office:value-type="float" office:value="-6.6815" calcext:value-type="float">
            <text:p>-6.6815</text:p>
          </table:table-cell>
          <table:table-cell office:value-type="string" calcext:value-type="string">
            <text:p>(0.893577,2.21362)</text:p>
          </table:table-cell>
          <table:table-cell table:number-columns-repeated="8"/>
        </table:table-row>
        <table:table-row table:style-name="ro1">
          <table:table-cell office:value-type="float" office:value="3.10668" calcext:value-type="float">
            <text:p>3.10668</text:p>
          </table:table-cell>
          <table:table-cell office:value-type="float" office:value="1379" calcext:value-type="float">
            <text:p>1379</text:p>
          </table:table-cell>
          <table:table-cell office:value-type="float" office:value="804032" calcext:value-type="float">
            <text:p>804032</text:p>
          </table:table-cell>
          <table:table-cell office:value-type="float" office:value="-6.68" calcext:value-type="float">
            <text:p>-6.68</text:p>
          </table:table-cell>
          <table:table-cell office:value-type="string" calcext:value-type="string">
            <text:p>(0.89333,2.21335)</text:p>
          </table:table-cell>
          <table:table-cell table:number-columns-repeated="8"/>
        </table:table-row>
        <table:table-row table:style-name="ro1">
          <table:table-cell office:value-type="float" office:value="3.10679" calcext:value-type="float">
            <text:p>3.10679</text:p>
          </table:table-cell>
          <table:table-cell office:value-type="float" office:value="962" calcext:value-type="float">
            <text:p>962</text:p>
          </table:table-cell>
          <table:table-cell office:value-type="float" office:value="261814" calcext:value-type="float">
            <text:p>261814</text:p>
          </table:table-cell>
          <table:table-cell office:value-type="float" office:value="-6.67902" calcext:value-type="float">
            <text:p>-6.67902</text:p>
          </table:table-cell>
          <table:table-cell office:value-type="string" calcext:value-type="string">
            <text:p>(0.893057,2.21373)</text:p>
          </table:table-cell>
          <table:table-cell table:number-columns-repeated="8"/>
        </table:table-row>
        <table:table-row table:style-name="ro1">
          <table:table-cell office:value-type="float" office:value="3.10675" calcext:value-type="float">
            <text:p>3.10675</text:p>
          </table:table-cell>
          <table:table-cell office:value-type="float" office:value="1487" calcext:value-type="float">
            <text:p>1487</text:p>
          </table:table-cell>
          <table:table-cell office:value-type="float" office:value="216680" calcext:value-type="float">
            <text:p>216680</text:p>
          </table:table-cell>
          <table:table-cell office:value-type="float" office:value="-6.67933" calcext:value-type="float">
            <text:p>-6.67933</text:p>
          </table:table-cell>
          <table:table-cell office:value-type="string" calcext:value-type="string">
            <text:p>(0.893147,2.2136)</text:p>
          </table:table-cell>
          <table:table-cell table:number-columns-repeated="8"/>
        </table:table-row>
        <table:table-row table:style-name="ro1">
          <table:table-cell office:value-type="float" office:value="3.10663" calcext:value-type="float">
            <text:p>3.10663</text:p>
          </table:table-cell>
          <table:table-cell office:value-type="float" office:value="4127" calcext:value-type="float">
            <text:p>4127</text:p>
          </table:table-cell>
          <table:table-cell office:value-type="float" office:value="2243147" calcext:value-type="float">
            <text:p>2243147</text:p>
          </table:table-cell>
          <table:table-cell office:value-type="float" office:value="-6.67958" calcext:value-type="float">
            <text:p>-6.67958</text:p>
          </table:table-cell>
          <table:table-cell office:value-type="string" calcext:value-type="string">
            <text:p>(0.893237,2.21339)</text:p>
          </table:table-cell>
          <table:table-cell table:number-columns-repeated="8"/>
        </table:table-row>
        <table:table-row table:style-name="ro1">
          <table:table-cell office:value-type="float" office:value="3.10684" calcext:value-type="float">
            <text:p>3.10684</text:p>
          </table:table-cell>
          <table:table-cell office:value-type="float" office:value="926" calcext:value-type="float">
            <text:p>926</text:p>
          </table:table-cell>
          <table:table-cell office:value-type="float" office:value="2348269" calcext:value-type="float">
            <text:p>2348269</text:p>
          </table:table-cell>
          <table:table-cell office:value-type="float" office:value="-6.67993" calcext:value-type="float">
            <text:p>-6.67993</text:p>
          </table:table-cell>
          <table:table-cell office:value-type="string" calcext:value-type="string">
            <text:p>(0.893272,2.2135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20480" calcext:value-type="float">
            <text:p>20480</text:p>
          </table:table-cell>
          <table:table-cell table:style-name="ce4" office:value-type="float" office:value="0.0000000000140788" calcext:value-type="float">
            <text:p>1.41E-011</text:p>
          </table:table-cell>
          <table:table-cell office:value-type="string" calcext:value-type="string">
            <text:p>(1.00009,3.12864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18425" calcext:value-type="float">
            <text:p>18425</text:p>
          </table:table-cell>
          <table:table-cell table:style-name="ce4" office:value-type="float" office:value="0.0000000000442382" calcext:value-type="float">
            <text:p>4.42E-011</text:p>
          </table:table-cell>
          <table:table-cell office:value-type="string" calcext:value-type="string">
            <text:p>(0.999991,9.83069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19628" calcext:value-type="float">
            <text:p>19628</text:p>
          </table:table-cell>
          <table:table-cell table:style-name="ce4" office:value-type="float" office:value="-0.0000000000153791" calcext:value-type="float">
            <text:p>-1.54E-011</text:p>
          </table:table-cell>
          <table:table-cell office:value-type="string" calcext:value-type="string">
            <text:p>(1.00004,-3.4176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18378" calcext:value-type="float">
            <text:p>18378</text:p>
          </table:table-cell>
          <table:table-cell table:style-name="ce4" office:value-type="float" office:value="-0.0000000000113536" calcext:value-type="float">
            <text:p>-1.14E-011</text:p>
          </table:table-cell>
          <table:table-cell office:value-type="string" calcext:value-type="string">
            <text:p>(1.00066,-2.52321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19789" calcext:value-type="float">
            <text:p>19789</text:p>
          </table:table-cell>
          <table:table-cell table:style-name="ce4" office:value-type="float" office:value="-0.00000000000807268" calcext:value-type="float">
            <text:p>-8.07E-012</text:p>
          </table:table-cell>
          <table:table-cell office:value-type="string" calcext:value-type="string">
            <text:p>(0.999762,-1.79388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14505" calcext:value-type="float">
            <text:p>14505</text:p>
          </table:table-cell>
          <table:table-cell table:style-name="ce4" office:value-type="float" office:value="0.000000000018615" calcext:value-type="float">
            <text:p>1.86E-011</text:p>
          </table:table-cell>
          <table:table-cell office:value-type="string" calcext:value-type="string">
            <text:p>(0.999898,4.13662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5803" calcext:value-type="float">
            <text:p>15803</text:p>
          </table:table-cell>
          <table:table-cell table:style-name="ce4" office:value-type="float" office:value="0.0000000000103647" calcext:value-type="float">
            <text:p>1.04E-011</text:p>
          </table:table-cell>
          <table:table-cell office:value-type="string" calcext:value-type="string">
            <text:p>(0.999875,2.30323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16643" calcext:value-type="float">
            <text:p>16643</text:p>
          </table:table-cell>
          <table:table-cell table:style-name="ce4" office:value-type="float" office:value="0.0000000000345065" calcext:value-type="float">
            <text:p>3.45E-011</text:p>
          </table:table-cell>
          <table:table-cell office:value-type="string" calcext:value-type="string">
            <text:p>(0.999865,7.668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15172" calcext:value-type="float">
            <text:p>15172</text:p>
          </table:table-cell>
          <table:table-cell table:style-name="ce4" office:value-type="float" office:value="0.0000000000154086" calcext:value-type="float">
            <text:p>1.54E-011</text:p>
          </table:table-cell>
          <table:table-cell office:value-type="string" calcext:value-type="string">
            <text:p>(1.00022,3.42421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5608" calcext:value-type="float">
            <text:p>15608</text:p>
          </table:table-cell>
          <table:table-cell table:style-name="ce4" office:value-type="float" office:value="-0.0000000000157262" calcext:value-type="float">
            <text:p>-1.57E-011</text:p>
          </table:table-cell>
          <table:table-cell office:value-type="string" calcext:value-type="string">
            <text:p>(1.00032,-3.49484e-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999.95" calcext:value-type="float">
            <text:p>-999.95</text:p>
          </table:table-cell>
          <table:table-cell office:value-type="float" office:value="3553" calcext:value-type="float">
            <text:p>3553</text:p>
          </table:table-cell>
          <table:table-cell office:value-type="float" office:value="5010657" calcext:value-type="float">
            <text:p>5010657</text:p>
          </table:table-cell>
          <table:table-cell office:value-type="float" office:value="-0.999916" calcext:value-type="float">
            <text:p>-0.999916</text:p>
          </table:table-cell>
          <table:table-cell office:value-type="string" calcext:value-type="string">
            <text:p>(-5.92433e-05,0.999956,-4.02035e-05)</text:p>
          </table:table-cell>
          <table:table-cell table:number-columns-repeated="8"/>
        </table:table-row>
        <table:table-row table:style-name="ro1">
          <table:table-cell office:value-type="float" office:value="-999.709" calcext:value-type="float">
            <text:p>-999.709</text:p>
          </table:table-cell>
          <table:table-cell office:value-type="float" office:value="1700" calcext:value-type="float">
            <text:p>1700</text:p>
          </table:table-cell>
          <table:table-cell office:value-type="float" office:value="5005174" calcext:value-type="float">
            <text:p>5005174</text:p>
          </table:table-cell>
          <table:table-cell office:value-type="float" office:value="-0.999969" calcext:value-type="float">
            <text:p>-0.999969</text:p>
          </table:table-cell>
          <table:table-cell office:value-type="string" calcext:value-type="string">
            <text:p>(9.45958e-05,0.999699,0.000269851)</text:p>
          </table:table-cell>
          <table:table-cell table:number-columns-repeated="8"/>
        </table:table-row>
        <table:table-row table:style-name="ro1">
          <table:table-cell office:value-type="float" office:value="-1000.05" calcext:value-type="float">
            <text:p>-1000.05</text:p>
          </table:table-cell>
          <table:table-cell office:value-type="float" office:value="4121" calcext:value-type="float">
            <text:p>4121</text:p>
          </table:table-cell>
          <table:table-cell office:value-type="float" office:value="5011098" calcext:value-type="float">
            <text:p>5011098</text:p>
          </table:table-cell>
          <table:table-cell office:value-type="float" office:value="-1.00001" calcext:value-type="float">
            <text:p>-1.00001</text:p>
          </table:table-cell>
          <table:table-cell office:value-type="string" calcext:value-type="string">
            <text:p>(-8.5118e-05,1.00006,-5.1604e-05)</text:p>
          </table:table-cell>
          <table:table-cell table:number-columns-repeated="8"/>
        </table:table-row>
        <table:table-row table:style-name="ro1">
          <table:table-cell office:value-type="float" office:value="-999.772" calcext:value-type="float">
            <text:p>-999.772</text:p>
          </table:table-cell>
          <table:table-cell office:value-type="float" office:value="4639" calcext:value-type="float">
            <text:p>4639</text:p>
          </table:table-cell>
          <table:table-cell office:value-type="float" office:value="5013667" calcext:value-type="float">
            <text:p>5013667</text:p>
          </table:table-cell>
          <table:table-cell office:value-type="float" office:value="-0.999834" calcext:value-type="float">
            <text:p>-0.999834</text:p>
          </table:table-cell>
          <table:table-cell office:value-type="string" calcext:value-type="string">
            <text:p>(-4.24756e-05,0.999777,5.74534e-05)</text:p>
          </table:table-cell>
          <table:table-cell table:number-columns-repeated="8"/>
        </table:table-row>
        <table:table-row table:style-name="ro1">
          <table:table-cell office:value-type="float" office:value="-999.971" calcext:value-type="float">
            <text:p>-999.971</text:p>
          </table:table-cell>
          <table:table-cell office:value-type="float" office:value="56" calcext:value-type="float">
            <text:p>56</text:p>
          </table:table-cell>
          <table:table-cell office:value-type="float" office:value="8012" calcext:value-type="float">
            <text:p>8012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1.38778e-17,0.999971,0.000109247)</text:p>
          </table:table-cell>
          <table:table-cell table:number-columns-repeated="8"/>
        </table:table-row>
        <table:table-row table:style-name="ro1">
          <table:table-cell office:value-type="float" office:value="-999.934" calcext:value-type="float">
            <text:p>-999.934</text:p>
          </table:table-cell>
          <table:table-cell office:value-type="float" office:value="49" calcext:value-type="float">
            <text:p>49</text:p>
          </table:table-cell>
          <table:table-cell office:value-type="float" office:value="8944" calcext:value-type="float">
            <text:p>8944</text:p>
          </table:table-cell>
          <table:table-cell office:value-type="float" office:value="-0.999989" calcext:value-type="float">
            <text:p>-0.999989</text:p>
          </table:table-cell>
          <table:table-cell office:value-type="string" calcext:value-type="string">
            <text:p>(1.38778e-17,0.999934,5.48167e-05)</text:p>
          </table:table-cell>
          <table:table-cell table:number-columns-repeated="8"/>
        </table:table-row>
        <table:table-row table:style-name="ro1">
          <table:table-cell office:value-type="float" office:value="-999.916" calcext:value-type="float">
            <text:p>-999.916</text:p>
          </table:table-cell>
          <table:table-cell office:value-type="float" office:value="2164" calcext:value-type="float">
            <text:p>2164</text:p>
          </table:table-cell>
          <table:table-cell office:value-type="float" office:value="5006580" calcext:value-type="float">
            <text:p>5006580</text:p>
          </table:table-cell>
          <table:table-cell office:value-type="float" office:value="-0.99988" calcext:value-type="float">
            <text:p>-0.99988</text:p>
          </table:table-cell>
          <table:table-cell office:value-type="string" calcext:value-type="string">
            <text:p>(-1.13735e-05,0.999917,-3.6595e-05)</text:p>
          </table:table-cell>
          <table:table-cell table:number-columns-repeated="8"/>
        </table:table-row>
        <table:table-row table:style-name="ro1">
          <table:table-cell office:value-type="float" office:value="-999.924" calcext:value-type="float">
            <text:p>-999.924</text:p>
          </table:table-cell>
          <table:table-cell office:value-type="float" office:value="38" calcext:value-type="float">
            <text:p>38</text:p>
          </table:table-cell>
          <table:table-cell office:value-type="float" office:value="10192" calcext:value-type="float">
            <text:p>10192</text:p>
          </table:table-cell>
          <table:table-cell office:value-type="float" office:value="-0.999927" calcext:value-type="float">
            <text:p>-0.999927</text:p>
          </table:table-cell>
          <table:table-cell office:value-type="string" calcext:value-type="string">
            <text:p>(1.38778e-17,0.999924,2.94204e-06)</text:p>
          </table:table-cell>
          <table:table-cell table:number-columns-repeated="8"/>
        </table:table-row>
        <table:table-row table:style-name="ro1">
          <table:table-cell office:value-type="float" office:value="-1000.08" calcext:value-type="float">
            <text:p>-1000.08</text:p>
          </table:table-cell>
          <table:table-cell office:value-type="float" office:value="2000" calcext:value-type="float">
            <text:p>2000</text:p>
          </table:table-cell>
          <table:table-cell office:value-type="float" office:value="16249" calcext:value-type="float">
            <text:p>16249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4.08082e-06,1.00008,8.67362e-19)</text:p>
          </table:table-cell>
          <table:table-cell table:number-columns-repeated="8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41" calcext:value-type="float">
            <text:p>41</text:p>
          </table:table-cell>
          <table:table-cell office:value-type="float" office:value="5100" calcext:value-type="float">
            <text:p>5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2.77556e-17,1,1.38778e-1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2084" calcext:value-type="float">
            <text:p>2084</text:p>
          </table:table-cell>
          <table:table-cell office:value-type="float" office:value="367087" calcext:value-type="float">
            <text:p>367087</text:p>
          </table:table-cell>
          <table:table-cell office:value-type="float" office:value="4.00419" calcext:value-type="float">
            <text:p>4.00419</text:p>
          </table:table-cell>
          <table:table-cell office:value-type="string" calcext:value-type="string">
            <text:p>(1.00448,2.9989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424" calcext:value-type="float">
            <text:p>1424</text:p>
          </table:table-cell>
          <table:table-cell office:value-type="float" office:value="389840" calcext:value-type="float">
            <text:p>389840</text:p>
          </table:table-cell>
          <table:table-cell office:value-type="float" office:value="4.00957" calcext:value-type="float">
            <text:p>4.00957</text:p>
          </table:table-cell>
          <table:table-cell office:value-type="string" calcext:value-type="string">
            <text:p>(1.0038,2.99761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685" calcext:value-type="float">
            <text:p>685</text:p>
          </table:table-cell>
          <table:table-cell office:value-type="float" office:value="446824" calcext:value-type="float">
            <text:p>446824</text:p>
          </table:table-cell>
          <table:table-cell office:value-type="float" office:value="4.01031" calcext:value-type="float">
            <text:p>4.01031</text:p>
          </table:table-cell>
          <table:table-cell office:value-type="string" calcext:value-type="string">
            <text:p>(1.00371,2.99743)</text:p>
          </table:table-cell>
          <table:table-cell table:number-columns-repeated="8"/>
        </table:table-row>
        <table:table-row table:style-name="ro1">
          <table:table-cell office:value-type="float" office:value="4.98004" calcext:value-type="float">
            <text:p>4.98004</text:p>
          </table:table-cell>
          <table:table-cell office:value-type="float" office:value="1728" calcext:value-type="float">
            <text:p>1728</text:p>
          </table:table-cell>
          <table:table-cell office:value-type="float" office:value="480441" calcext:value-type="float">
            <text:p>480441</text:p>
          </table:table-cell>
          <table:table-cell office:value-type="float" office:value="4.02194" calcext:value-type="float">
            <text:p>4.02194</text:p>
          </table:table-cell>
          <table:table-cell office:value-type="string" calcext:value-type="string">
            <text:p>(1.00226,2.9945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970" calcext:value-type="float">
            <text:p>970</text:p>
          </table:table-cell>
          <table:table-cell office:value-type="float" office:value="450037" calcext:value-type="float">
            <text:p>450037</text:p>
          </table:table-cell>
          <table:table-cell office:value-type="float" office:value="4.0159" calcext:value-type="float">
            <text:p>4.0159</text:p>
          </table:table-cell>
          <table:table-cell office:value-type="string" calcext:value-type="string">
            <text:p>(1.00301,2.99603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986" calcext:value-type="float">
            <text:p>986</text:p>
          </table:table-cell>
          <table:table-cell office:value-type="float" office:value="416725" calcext:value-type="float">
            <text:p>416725</text:p>
          </table:table-cell>
          <table:table-cell office:value-type="float" office:value="4.00203" calcext:value-type="float">
            <text:p>4.00203</text:p>
          </table:table-cell>
          <table:table-cell office:value-type="string" calcext:value-type="string">
            <text:p>(1.00474,2.99949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211" calcext:value-type="float">
            <text:p>1211</text:p>
          </table:table-cell>
          <table:table-cell office:value-type="float" office:value="452025" calcext:value-type="float">
            <text:p>452025</text:p>
          </table:table-cell>
          <table:table-cell office:value-type="float" office:value="4.0112" calcext:value-type="float">
            <text:p>4.0112</text:p>
          </table:table-cell>
          <table:table-cell office:value-type="string" calcext:value-type="string">
            <text:p>(1.0036,2.997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2210" calcext:value-type="float">
            <text:p>2210</text:p>
          </table:table-cell>
          <table:table-cell office:value-type="float" office:value="804608" calcext:value-type="float">
            <text:p>804608</text:p>
          </table:table-cell>
          <table:table-cell office:value-type="float" office:value="3.99835" calcext:value-type="float">
            <text:p>3.99835</text:p>
          </table:table-cell>
          <table:table-cell office:value-type="string" calcext:value-type="string">
            <text:p>(1.00521,3.00041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194" calcext:value-type="float">
            <text:p>1194</text:p>
          </table:table-cell>
          <table:table-cell office:value-type="float" office:value="344028" calcext:value-type="float">
            <text:p>344028</text:p>
          </table:table-cell>
          <table:table-cell office:value-type="float" office:value="4.01047" calcext:value-type="float">
            <text:p>4.01047</text:p>
          </table:table-cell>
          <table:table-cell office:value-type="string" calcext:value-type="string">
            <text:p>(1.00369,2.99738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2735" calcext:value-type="float">
            <text:p>2735</text:p>
          </table:table-cell>
          <table:table-cell office:value-type="float" office:value="524266" calcext:value-type="float">
            <text:p>524266</text:p>
          </table:table-cell>
          <table:table-cell office:value-type="float" office:value="4.0018" calcext:value-type="float">
            <text:p>4.0018</text:p>
          </table:table-cell>
          <table:table-cell office:value-type="string" calcext:value-type="string">
            <text:p>(1.00477,2.9995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742" calcext:value-type="float">
            <text:p>742</text:p>
          </table:table-cell>
          <table:table-cell office:value-type="float" office:value="373767" calcext:value-type="float">
            <text:p>373767</text:p>
          </table:table-cell>
          <table:table-cell table:style-name="ce4" office:value-type="float" office:value="0.00000000235163" calcext:value-type="float">
            <text:p>2.35E-009</text:p>
          </table:table-cell>
          <table:table-cell office:value-type="string" calcext:value-type="string">
            <text:p>(2.99929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19" calcext:value-type="float">
            <text:p>719</text:p>
          </table:table-cell>
          <table:table-cell office:value-type="float" office:value="540534" calcext:value-type="float">
            <text:p>540534</text:p>
          </table:table-cell>
          <table:table-cell table:style-name="ce4" office:value-type="float" office:value="0.00000000247099" calcext:value-type="float">
            <text:p>2.47E-009</text:p>
          </table:table-cell>
          <table:table-cell office:value-type="string" calcext:value-type="string">
            <text:p>(3.00072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101" calcext:value-type="float">
            <text:p>1101</text:p>
          </table:table-cell>
          <table:table-cell office:value-type="float" office:value="480272" calcext:value-type="float">
            <text:p>480272</text:p>
          </table:table-cell>
          <table:table-cell table:style-name="ce4" office:value-type="float" office:value="0.00000000231888" calcext:value-type="float">
            <text:p>2.32E-009</text:p>
          </table:table-cell>
          <table:table-cell office:value-type="string" calcext:value-type="string">
            <text:p>(2.99876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905" calcext:value-type="float">
            <text:p>905</text:p>
          </table:table-cell>
          <table:table-cell office:value-type="float" office:value="337061" calcext:value-type="float">
            <text:p>337061</text:p>
          </table:table-cell>
          <table:table-cell table:style-name="ce4" office:value-type="float" office:value="0.00000000247657" calcext:value-type="float">
            <text:p>2.48E-009</text:p>
          </table:table-cell>
          <table:table-cell office:value-type="string" calcext:value-type="string">
            <text:p>(2.99838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020" calcext:value-type="float">
            <text:p>1020</text:p>
          </table:table-cell>
          <table:table-cell office:value-type="float" office:value="560957" calcext:value-type="float">
            <text:p>560957</text:p>
          </table:table-cell>
          <table:table-cell table:style-name="ce4" office:value-type="float" office:value="0.00000000248102" calcext:value-type="float">
            <text:p>2.48E-009</text:p>
          </table:table-cell>
          <table:table-cell office:value-type="string" calcext:value-type="string">
            <text:p>(3.00022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858" calcext:value-type="float">
            <text:p>858</text:p>
          </table:table-cell>
          <table:table-cell office:value-type="float" office:value="469839" calcext:value-type="float">
            <text:p>469839</text:p>
          </table:table-cell>
          <table:table-cell table:style-name="ce4" office:value-type="float" office:value="0.00000000243628" calcext:value-type="float">
            <text:p>2.44E-009</text:p>
          </table:table-cell>
          <table:table-cell office:value-type="string" calcext:value-type="string">
            <text:p>(3.00167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3930" calcext:value-type="float">
            <text:p>3930</text:p>
          </table:table-cell>
          <table:table-cell office:value-type="float" office:value="365782" calcext:value-type="float">
            <text:p>365782</text:p>
          </table:table-cell>
          <table:table-cell table:style-name="ce4" office:value-type="float" office:value="0.00000000245632" calcext:value-type="float">
            <text:p>2.46E-009</text:p>
          </table:table-cell>
          <table:table-cell office:value-type="string" calcext:value-type="string">
            <text:p>(3.00193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58" calcext:value-type="float">
            <text:p>658</text:p>
          </table:table-cell>
          <table:table-cell office:value-type="float" office:value="632170" calcext:value-type="float">
            <text:p>632170</text:p>
          </table:table-cell>
          <table:table-cell table:style-name="ce4" office:value-type="float" office:value="0.00000000241005" calcext:value-type="float">
            <text:p>2.41E-009</text:p>
          </table:table-cell>
          <table:table-cell office:value-type="string" calcext:value-type="string">
            <text:p>(3.00103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3034" calcext:value-type="float">
            <text:p>3034</text:p>
          </table:table-cell>
          <table:table-cell office:value-type="float" office:value="710951" calcext:value-type="float">
            <text:p>710951</text:p>
          </table:table-cell>
          <table:table-cell table:style-name="ce4" office:value-type="float" office:value="0.0000000024459" calcext:value-type="float">
            <text:p>2.45E-009</text:p>
          </table:table-cell>
          <table:table-cell office:value-type="string" calcext:value-type="string">
            <text:p>(2.9976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965" calcext:value-type="float">
            <text:p>965</text:p>
          </table:table-cell>
          <table:table-cell office:value-type="float" office:value="436429" calcext:value-type="float">
            <text:p>436429</text:p>
          </table:table-cell>
          <table:table-cell table:style-name="ce4" office:value-type="float" office:value="0.00000000244786" calcext:value-type="float">
            <text:p>2.45E-009</text:p>
          </table:table-cell>
          <table:table-cell office:value-type="string" calcext:value-type="string">
            <text:p>(3.00006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68" calcext:value-type="float">
            <text:p>-85.1268</text:p>
          </table:table-cell>
          <table:table-cell office:value-type="float" office:value="5403" calcext:value-type="float">
            <text:p>5403</text:p>
          </table:table-cell>
          <table:table-cell office:value-type="float" office:value="5023936" calcext:value-type="float">
            <text:p>5023936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  <table:table-row table:style-name="ro1">
          <table:table-cell office:value-type="float" office:value="-85.1255" calcext:value-type="float">
            <text:p>-85.1255</text:p>
          </table:table-cell>
          <table:table-cell office:value-type="float" office:value="1272" calcext:value-type="float">
            <text:p>1272</text:p>
          </table:table-cell>
          <table:table-cell office:value-type="float" office:value="5012579" calcext:value-type="float">
            <text:p>5012579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09,10.9116)</text:p>
          </table:table-cell>
          <table:table-cell table:number-columns-repeated="8"/>
        </table:table-row>
        <table:table-row table:style-name="ro1">
          <table:table-cell office:value-type="float" office:value="-85.1246" calcext:value-type="float">
            <text:p>-85.1246</text:p>
          </table:table-cell>
          <table:table-cell office:value-type="float" office:value="2194" calcext:value-type="float">
            <text:p>2194</text:p>
          </table:table-cell>
          <table:table-cell office:value-type="float" office:value="1024585" calcext:value-type="float">
            <text:p>1024585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11,10.9115)</text:p>
          </table:table-cell>
          <table:table-cell table:number-columns-repeated="8"/>
        </table:table-row>
        <table:table-row table:style-name="ro1">
          <table:table-cell office:value-type="float" office:value="-85.1245" calcext:value-type="float">
            <text:p>-85.1245</text:p>
          </table:table-cell>
          <table:table-cell office:value-type="float" office:value="2296" calcext:value-type="float">
            <text:p>2296</text:p>
          </table:table-cell>
          <table:table-cell office:value-type="float" office:value="1087022" calcext:value-type="float">
            <text:p>1087022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11,10.9115)</text:p>
          </table:table-cell>
          <table:table-cell table:number-columns-repeated="8"/>
        </table:table-row>
        <table:table-row table:style-name="ro1">
          <table:table-cell office:value-type="float" office:value="-85.1263" calcext:value-type="float">
            <text:p>-85.1263</text:p>
          </table:table-cell>
          <table:table-cell office:value-type="float" office:value="3288" calcext:value-type="float">
            <text:p>3288</text:p>
          </table:table-cell>
          <table:table-cell office:value-type="float" office:value="5010773" calcext:value-type="float">
            <text:p>5010773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  <table:table-row table:style-name="ro1">
          <table:table-cell office:value-type="float" office:value="-85.1207" calcext:value-type="float">
            <text:p>-85.1207</text:p>
          </table:table-cell>
          <table:table-cell office:value-type="float" office:value="2222" calcext:value-type="float">
            <text:p>2222</text:p>
          </table:table-cell>
          <table:table-cell office:value-type="float" office:value="5018522" calcext:value-type="float">
            <text:p>5018522</text:p>
          </table:table-cell>
          <table:table-cell office:value-type="float" office:value="50.1846" calcext:value-type="float">
            <text:p>50.1846</text:p>
          </table:table-cell>
          <table:table-cell office:value-type="string" calcext:value-type="string">
            <text:p>(17.4511,10.9112)</text:p>
          </table:table-cell>
          <table:table-cell table:number-columns-repeated="8"/>
        </table:table-row>
        <table:table-row table:style-name="ro1">
          <table:table-cell office:value-type="float" office:value="-85.1067" calcext:value-type="float">
            <text:p>-85.1067</text:p>
          </table:table-cell>
          <table:table-cell office:value-type="float" office:value="1581" calcext:value-type="float">
            <text:p>1581</text:p>
          </table:table-cell>
          <table:table-cell office:value-type="float" office:value="2892051" calcext:value-type="float">
            <text:p>2892051</text:p>
          </table:table-cell>
          <table:table-cell office:value-type="float" office:value="50.1827" calcext:value-type="float">
            <text:p>50.1827</text:p>
          </table:table-cell>
          <table:table-cell office:value-type="string" calcext:value-type="string">
            <text:p>(17.4523,10.9101)</text:p>
          </table:table-cell>
          <table:table-cell table:number-columns-repeated="8"/>
        </table:table-row>
        <table:table-row table:style-name="ro1">
          <table:table-cell office:value-type="float" office:value="-85.1196" calcext:value-type="float">
            <text:p>-85.1196</text:p>
          </table:table-cell>
          <table:table-cell office:value-type="float" office:value="2909" calcext:value-type="float">
            <text:p>2909</text:p>
          </table:table-cell>
          <table:table-cell office:value-type="float" office:value="5012342" calcext:value-type="float">
            <text:p>5012342</text:p>
          </table:table-cell>
          <table:table-cell office:value-type="float" office:value="50.1845" calcext:value-type="float">
            <text:p>50.1845</text:p>
          </table:table-cell>
          <table:table-cell office:value-type="string" calcext:value-type="string">
            <text:p>(17.4512,10.9111)</text:p>
          </table:table-cell>
          <table:table-cell table:number-columns-repeated="8"/>
        </table:table-row>
        <table:table-row table:style-name="ro1">
          <table:table-cell office:value-type="float" office:value="-85.1215" calcext:value-type="float">
            <text:p>-85.1215</text:p>
          </table:table-cell>
          <table:table-cell office:value-type="float" office:value="1492" calcext:value-type="float">
            <text:p>1492</text:p>
          </table:table-cell>
          <table:table-cell office:value-type="float" office:value="5008025" calcext:value-type="float">
            <text:p>5008025</text:p>
          </table:table-cell>
          <table:table-cell office:value-type="float" office:value="50.185" calcext:value-type="float">
            <text:p>50.185</text:p>
          </table:table-cell>
          <table:table-cell office:value-type="string" calcext:value-type="string">
            <text:p>(17.4512,10.9113)</text:p>
          </table:table-cell>
          <table:table-cell table:number-columns-repeated="8"/>
        </table:table-row>
        <table:table-row table:style-name="ro1">
          <table:table-cell office:value-type="float" office:value="-85.128" calcext:value-type="float">
            <text:p>-85.128</text:p>
          </table:table-cell>
          <table:table-cell office:value-type="float" office:value="4002" calcext:value-type="float">
            <text:p>4002</text:p>
          </table:table-cell>
          <table:table-cell office:value-type="float" office:value="1279919" calcext:value-type="float">
            <text:p>1279919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</table:table>
      <table:table table:name="C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77" calcext:value-type="float">
            <text:p>-37.0077</text:p>
          </table:table-cell>
          <table:table-cell office:value-type="float" office:value="555" calcext:value-type="float">
            <text:p>555</text:p>
          </table:table-cell>
          <table:table-cell office:value-type="float" office:value="1590503" calcext:value-type="float">
            <text:p>1590503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9,14.0012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8" table:formula="of:=MAX(INDIRECT(CONCATENATE(&quot;A&quot;;(ROW()-2)*11+2)):INDIRECT(CONCATENATE(&quot;A&quot;;(ROW()-2)*11+11)))" office:value-type="float" office:value="-37.0069" calcext:value-type="float">
            <text:p>-37.01</text:p>
          </table:table-cell>
          <table:table-cell table:style-name="ce8" table:formula="of:=AVERAGE(INDIRECT(CONCATENATE(&quot;A&quot;;(ROW()-2)*11+2)):INDIRECT(CONCATENATE(&quot;A&quot;;(ROW()-2)*11+11)))" office:value-type="float" office:value="-37.00743" calcext:value-type="float">
            <text:p>-37.01</text:p>
          </table:table-cell>
          <table:table-cell table:style-name="ce8" table:formula="of:=MIN(INDIRECT(CONCATENATE(&quot;A&quot;;(ROW()-2)*11+2)):INDIRECT(CONCATENATE(&quot;A&quot;;(ROW()-2)*11+11)))" office:value-type="float" office:value="-37.0079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9" table:number-columns-repeated="2"/>
        </table:table-row>
        <table:table-row table:style-name="ro1">
          <table:table-cell office:value-type="float" office:value="-37.0069" calcext:value-type="float">
            <text:p>-37.0069</text:p>
          </table:table-cell>
          <table:table-cell office:value-type="float" office:value="544" calcext:value-type="float">
            <text:p>544</text:p>
          </table:table-cell>
          <table:table-cell office:value-type="float" office:value="5006406" calcext:value-type="float">
            <text:p>5006406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7,14.0009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8" table:formula="of:=MAX(INDIRECT(CONCATENATE(&quot;A&quot;;(ROW()-2)*11+2)):INDIRECT(CONCATENATE(&quot;A&quot;;(ROW()-2)*11+11)))" office:value-type="float" office:value="-49.0002" calcext:value-type="float">
            <text:p>-49.00</text:p>
          </table:table-cell>
          <table:table-cell table:style-name="ce8" table:formula="of:=AVERAGE(INDIRECT(CONCATENATE(&quot;A&quot;;(ROW()-2)*11+2)):INDIRECT(CONCATENATE(&quot;A&quot;;(ROW()-2)*11+11)))" office:value-type="float" office:value="-49.00138" calcext:value-type="float">
            <text:p>-49.00</text:p>
          </table:table-cell>
          <table:table-cell table:style-name="ce8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9" table:number-columns-repeated="2"/>
        </table:table-row>
        <table:table-row table:style-name="ro1">
          <table:table-cell office:value-type="float" office:value="-37.0069" calcext:value-type="float">
            <text:p>-37.0069</text:p>
          </table:table-cell>
          <table:table-cell office:value-type="float" office:value="571" calcext:value-type="float">
            <text:p>571</text:p>
          </table:table-cell>
          <table:table-cell office:value-type="float" office:value="1108320" calcext:value-type="float">
            <text:p>1108320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6,14.0009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8" table:formula="of:=MAX(INDIRECT(CONCATENATE(&quot;A&quot;;(ROW()-2)*11+2)):INDIRECT(CONCATENATE(&quot;A&quot;;(ROW()-2)*11+11)))" office:value-type="float" office:value="-85.1182" calcext:value-type="float">
            <text:p>-85.12</text:p>
          </table:table-cell>
          <table:table-cell table:style-name="ce8" table:formula="of:=AVERAGE(INDIRECT(CONCATENATE(&quot;A&quot;;(ROW()-2)*11+2)):INDIRECT(CONCATENATE(&quot;A&quot;;(ROW()-2)*11+11)))" office:value-type="float" office:value="-85.12562" calcext:value-type="float">
            <text:p>-85.13</text:p>
          </table:table-cell>
          <table:table-cell table:style-name="ce8" table:formula="of:=MIN(INDIRECT(CONCATENATE(&quot;A&quot;;(ROW()-2)*11+2)):INDIRECT(CONCATENATE(&quot;A&quot;;(ROW()-2)*11+11)))" office:value-type="float" office:value="-85.1282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9" table:number-columns-repeated="2"/>
        </table:table-row>
        <table:table-row table:style-name="ro1">
          <table:table-cell office:value-type="float" office:value="-37.0079" calcext:value-type="float">
            <text:p>-37.0079</text:p>
          </table:table-cell>
          <table:table-cell office:value-type="float" office:value="565" calcext:value-type="float">
            <text:p>565</text:p>
          </table:table-cell>
          <table:table-cell office:value-type="float" office:value="1815090" calcext:value-type="float">
            <text:p>1815090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8,14.0012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8" table:formula="of:=MAX(INDIRECT(CONCATENATE(&quot;A&quot;;(ROW()-2)*11+2)):INDIRECT(CONCATENATE(&quot;A&quot;;(ROW()-2)*11+11)))" office:value-type="float" office:value="-29.3106" calcext:value-type="float">
            <text:p>-29.31</text:p>
          </table:table-cell>
          <table:table-cell table:style-name="ce8" table:formula="of:=AVERAGE(INDIRECT(CONCATENATE(&quot;A&quot;;(ROW()-2)*11+2)):INDIRECT(CONCATENATE(&quot;A&quot;;(ROW()-2)*11+11)))" office:value-type="float" office:value="-29.35589" calcext:value-type="float">
            <text:p>-29.36</text:p>
          </table:table-cell>
          <table:table-cell table:style-name="ce8" table:formula="of:=MIN(INDIRECT(CONCATENATE(&quot;A&quot;;(ROW()-2)*11+2)):INDIRECT(CONCATENATE(&quot;A&quot;;(ROW()-2)*11+11)))" office:value-type="float" office:value="-29.3812" calcext:value-type="float">
            <text:p>-29.38</text:p>
          </table:table-cell>
          <table:table-cell office:value-type="float" office:value="-29.2" calcext:value-type="float">
            <text:p>-29.2</text:p>
          </table:table-cell>
          <table:table-cell table:style-name="ce9" table:number-columns-repeated="2"/>
        </table:table-row>
        <table:table-row table:style-name="ro1">
          <table:table-cell office:value-type="float" office:value="-37.007" calcext:value-type="float">
            <text:p>-37.007</text:p>
          </table:table-cell>
          <table:table-cell office:value-type="float" office:value="657" calcext:value-type="float">
            <text:p>657</text:p>
          </table:table-cell>
          <table:table-cell office:value-type="float" office:value="1485965" calcext:value-type="float">
            <text:p>1485965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8,14.0009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8" table:formula="of:=MAX(INDIRECT(CONCATENATE(&quot;A&quot;;(ROW()-2)*11+2)):INDIRECT(CONCATENATE(&quot;A&quot;;(ROW()-2)*11+11)))" office:value-type="float" office:value="-19.0164" calcext:value-type="float">
            <text:p>-19.02</text:p>
          </table:table-cell>
          <table:table-cell table:style-name="ce8" table:formula="of:=AVERAGE(INDIRECT(CONCATENATE(&quot;A&quot;;(ROW()-2)*11+2)):INDIRECT(CONCATENATE(&quot;A&quot;;(ROW()-2)*11+11)))" office:value-type="float" office:value="-19.01759" calcext:value-type="float">
            <text:p>-19.02</text:p>
          </table:table-cell>
          <table:table-cell table:style-name="ce8" table:formula="of:=MIN(INDIRECT(CONCATENATE(&quot;A&quot;;(ROW()-2)*11+2)):INDIRECT(CONCATENATE(&quot;A&quot;;(ROW()-2)*11+11)))" office:value-type="float" office:value="-19.0193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9" table:number-columns-repeated="2"/>
        </table:table-row>
        <table:table-row table:style-name="ro1">
          <table:table-cell office:value-type="float" office:value="-37.0079" calcext:value-type="float">
            <text:p>-37.0079</text:p>
          </table:table-cell>
          <table:table-cell office:value-type="float" office:value="661" calcext:value-type="float">
            <text:p>661</text:p>
          </table:table-cell>
          <table:table-cell office:value-type="float" office:value="1824177" calcext:value-type="float">
            <text:p>1824177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9,14.0012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8" table:formula="of:=MAX(INDIRECT(CONCATENATE(&quot;A&quot;;(ROW()-2)*11+2)):INDIRECT(CONCATENATE(&quot;A&quot;;(ROW()-2)*11+11)))" office:value-type="float" office:value="-3.25039" calcext:value-type="float">
            <text:p>-3.25</text:p>
          </table:table-cell>
          <table:table-cell table:style-name="ce8" table:formula="of:=AVERAGE(INDIRECT(CONCATENATE(&quot;A&quot;;(ROW()-2)*11+2)):INDIRECT(CONCATENATE(&quot;A&quot;;(ROW()-2)*11+11)))" office:value-type="float" office:value="-3.252893" calcext:value-type="float">
            <text:p>-3.25</text:p>
          </table:table-cell>
          <table:table-cell table:style-name="ce8" table:formula="of:=MIN(INDIRECT(CONCATENATE(&quot;A&quot;;(ROW()-2)*11+2)):INDIRECT(CONCATENATE(&quot;A&quot;;(ROW()-2)*11+11)))" office:value-type="float" office:value="-3.25396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9" table:number-columns-repeated="2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30" calcext:value-type="float">
            <text:p>630</text:p>
          </table:table-cell>
          <table:table-cell office:value-type="float" office:value="1471628" calcext:value-type="float">
            <text:p>1471628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9,14.00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8" table:formula="of:=MAX(INDIRECT(CONCATENATE(&quot;A&quot;;(ROW()-2)*11+2)):INDIRECT(CONCATENATE(&quot;A&quot;;(ROW()-2)*11+11)))" office:value-type="float" office:value="-16.2624" calcext:value-type="float">
            <text:p>-16.26</text:p>
          </table:table-cell>
          <table:table-cell table:style-name="ce8" table:formula="of:=AVERAGE(INDIRECT(CONCATENATE(&quot;A&quot;;(ROW()-2)*11+2)):INDIRECT(CONCATENATE(&quot;A&quot;;(ROW()-2)*11+11)))" office:value-type="float" office:value="-16.75127" calcext:value-type="float">
            <text:p>-16.75</text:p>
          </table:table-cell>
          <table:table-cell table:style-name="ce8" table:formula="of:=MIN(INDIRECT(CONCATENATE(&quot;A&quot;;(ROW()-2)*11+2)):INDIRECT(CONCATENATE(&quot;A&quot;;(ROW()-2)*11+11)))" office:value-type="float" office:value="-21.1038" calcext:value-type="float">
            <text:p>-21.10</text:p>
          </table:table-cell>
          <table:table-cell office:value-type="float" office:value="-18.4" calcext:value-type="float">
            <text:p>-18.4</text:p>
          </table:table-cell>
          <table:table-cell table:style-name="ce9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588" calcext:value-type="float">
            <text:p>588</text:p>
          </table:table-cell>
          <table:table-cell office:value-type="float" office:value="903835" calcext:value-type="float">
            <text:p>903835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1,14.0011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8" table:formula="of:=MAX(INDIRECT(CONCATENATE(&quot;A&quot;;(ROW()-2)*11+2)):INDIRECT(CONCATENATE(&quot;A&quot;;(ROW()-2)*11+11)))" office:value-type="float" office:value="14.7545" calcext:value-type="float">
            <text:p>14.75</text:p>
          </table:table-cell>
          <table:table-cell table:style-name="ce8" table:formula="of:=AVERAGE(INDIRECT(CONCATENATE(&quot;A&quot;;(ROW()-2)*11+2)):INDIRECT(CONCATENATE(&quot;A&quot;;(ROW()-2)*11+11)))" office:value-type="float" office:value="14.74219" calcext:value-type="float">
            <text:p>14.74</text:p>
          </table:table-cell>
          <table:table-cell table:style-name="ce8" table:formula="of:=MIN(INDIRECT(CONCATENATE(&quot;A&quot;;(ROW()-2)*11+2)):INDIRECT(CONCATENATE(&quot;A&quot;;(ROW()-2)*11+11)))" office:value-type="float" office:value="14.7353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9" table:number-columns-repeated="2"/>
        </table:table-row>
        <table:table-row table:style-name="ro1">
          <table:table-cell office:value-type="float" office:value="-37.0077" calcext:value-type="float">
            <text:p>-37.0077</text:p>
          </table:table-cell>
          <table:table-cell office:value-type="float" office:value="649" calcext:value-type="float">
            <text:p>649</text:p>
          </table:table-cell>
          <table:table-cell office:value-type="float" office:value="1345821" calcext:value-type="float">
            <text:p>1345821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8,14.0011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8" table:formula="of:=MAX(INDIRECT(CONCATENATE(&quot;A&quot;;(ROW()-2)*11+2)):INDIRECT(CONCATENATE(&quot;A&quot;;(ROW()-2)*11+11)))" office:value-type="float" office:value="-482.896" calcext:value-type="float">
            <text:p>-482.90</text:p>
          </table:table-cell>
          <table:table-cell table:style-name="ce8" table:formula="of:=AVERAGE(INDIRECT(CONCATENATE(&quot;A&quot;;(ROW()-2)*11+2)):INDIRECT(CONCATENATE(&quot;A&quot;;(ROW()-2)*11+11)))" office:value-type="float" office:value="-487.3528" calcext:value-type="float">
            <text:p>-487.35</text:p>
          </table:table-cell>
          <table:table-cell table:style-name="ce8" table:formula="of:=MIN(INDIRECT(CONCATENATE(&quot;A&quot;;(ROW()-2)*11+2)):INDIRECT(CONCATENATE(&quot;A&quot;;(ROW()-2)*11+11)))" office:value-type="float" office:value="-488.942" calcext:value-type="float">
            <text:p>-488.94</text:p>
          </table:table-cell>
          <table:table-cell office:value-type="float" office:value="-453.61" calcext:value-type="float">
            <text:p>-453.61</text:p>
          </table:table-cell>
          <table:table-cell table:style-name="ce9" table:number-columns-repeated="2"/>
        </table:table-row>
        <table:table-row table:style-name="ro1">
          <table:table-cell office:value-type="float" office:value="-37.0078" calcext:value-type="float">
            <text:p>-37.0078</text:p>
          </table:table-cell>
          <table:table-cell office:value-type="float" office:value="498" calcext:value-type="float">
            <text:p>498</text:p>
          </table:table-cell>
          <table:table-cell office:value-type="float" office:value="1494651" calcext:value-type="float">
            <text:p>1494651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7,14.0012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8" table:formula="of:=MAX(INDIRECT(CONCATENATE(&quot;A&quot;;(ROW()-2)*11+2)):INDIRECT(CONCATENATE(&quot;A&quot;;(ROW()-2)*11+11)))" office:value-type="float" office:value="0.000352077" calcext:value-type="float">
            <text:p>0.00</text:p>
          </table:table-cell>
          <table:table-cell table:style-name="ce8" table:formula="of:=AVERAGE(INDIRECT(CONCATENATE(&quot;A&quot;;(ROW()-2)*11+2)):INDIRECT(CONCATENATE(&quot;A&quot;;(ROW()-2)*11+11)))" office:value-type="float" office:value="-0.0292272763" calcext:value-type="float">
            <text:p>-0.03</text:p>
          </table:table-cell>
          <table:table-cell table:style-name="ce8" table:formula="of:=MIN(INDIRECT(CONCATENATE(&quot;A&quot;;(ROW()-2)*11+2)):INDIRECT(CONCATENATE(&quot;A&quot;;(ROW()-2)*11+11)))" office:value-type="float" office:value="-0.0556431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8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8" table:formula="of:=AVERAGE(INDIRECT(CONCATENATE(&quot;A&quot;;(ROW()-2)*11+2)):INDIRECT(CONCATENATE(&quot;A&quot;;(ROW()-2)*11+11)))" office:value-type="float" office:value="-12.68346" calcext:value-type="float">
            <text:p>-12.68</text:p>
          </table:table-cell>
          <table:table-cell table:style-name="ce8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9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587" calcext:value-type="float">
            <text:p>587</text:p>
          </table:table-cell>
          <table:table-cell office:value-type="float" office:value="186672" calcext:value-type="float">
            <text:p>186672</text:p>
          </table:table-cell>
          <table:table-cell office:value-type="float" office:value="17.0078" calcext:value-type="float">
            <text:p>17.0078</text:p>
          </table:table-cell>
          <table:table-cell office:value-type="string" calcext:value-type="string">
            <text:p>(15.9969,11.0015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8" table:formula="of:=MAX(INDIRECT(CONCATENATE(&quot;A&quot;;(ROW()-2)*11+2)):INDIRECT(CONCATENATE(&quot;A&quot;;(ROW()-2)*11+11)))" office:value-type="float" office:value="-6089.71" calcext:value-type="float">
            <text:p>-6089.71</text:p>
          </table:table-cell>
          <table:table-cell table:style-name="ce8" table:formula="of:=AVERAGE(INDIRECT(CONCATENATE(&quot;A&quot;;(ROW()-2)*11+2)):INDIRECT(CONCATENATE(&quot;A&quot;;(ROW()-2)*11+11)))" office:value-type="float" office:value="-6510.768" calcext:value-type="float">
            <text:p>-6510.77</text:p>
          </table:table-cell>
          <table:table-cell table:style-name="ce8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9" table:number-columns-repeated="2"/>
        </table:table-row>
        <table:table-row table:style-name="ro1">
          <table:table-cell office:value-type="float" office:value="-49.0005" calcext:value-type="float">
            <text:p>-49.0005</text:p>
          </table:table-cell>
          <table:table-cell office:value-type="float" office:value="523" calcext:value-type="float">
            <text:p>523</text:p>
          </table:table-cell>
          <table:table-cell office:value-type="float" office:value="148885" calcext:value-type="float">
            <text:p>148885</text:p>
          </table:table-cell>
          <table:table-cell office:value-type="float" office:value="17.0023" calcext:value-type="float">
            <text:p>17.0023</text:p>
          </table:table-cell>
          <table:table-cell office:value-type="string" calcext:value-type="string">
            <text:p>(15.9991,11.0005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8" table:formula="of:=MAX(INDIRECT(CONCATENATE(&quot;A&quot;;(ROW()-2)*11+2)):INDIRECT(CONCATENATE(&quot;A&quot;;(ROW()-2)*11+11)))" office:value-type="float" office:value="-5.08848" calcext:value-type="float">
            <text:p>-5.09</text:p>
          </table:table-cell>
          <table:table-cell table:style-name="ce8" table:formula="of:=AVERAGE(INDIRECT(CONCATENATE(&quot;A&quot;;(ROW()-2)*11+2)):INDIRECT(CONCATENATE(&quot;A&quot;;(ROW()-2)*11+11)))" office:value-type="float" office:value="-6.701208" calcext:value-type="float">
            <text:p>-6.70</text:p>
          </table:table-cell>
          <table:table-cell table:style-name="ce8" table:formula="of:=MIN(INDIRECT(CONCATENATE(&quot;A&quot;;(ROW()-2)*11+2)):INDIRECT(CONCATENATE(&quot;A&quot;;(ROW()-2)*11+11)))" office:value-type="float" office:value="-10.5416" calcext:value-type="float">
            <text:p>-10.54</text:p>
          </table:table-cell>
          <table:table-cell office:value-type="float" office:value="-9.56" calcext:value-type="float">
            <text:p>-9.56</text:p>
          </table:table-cell>
          <table:table-cell table:style-name="ce9" table:number-columns-repeated="2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20" calcext:value-type="float">
            <text:p>520</text:p>
          </table:table-cell>
          <table:table-cell office:value-type="float" office:value="180079" calcext:value-type="float">
            <text:p>180079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2,11.0019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8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8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8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9" table:number-columns-repeated="2"/>
        </table:table-row>
        <table:table-row table:style-name="ro1">
          <table:table-cell office:value-type="float" office:value="-49.0002" calcext:value-type="float">
            <text:p>-49.0002</text:p>
          </table:table-cell>
          <table:table-cell office:value-type="float" office:value="502" calcext:value-type="float">
            <text:p>502</text:p>
          </table:table-cell>
          <table:table-cell office:value-type="float" office:value="276548" calcext:value-type="float">
            <text:p>276548</text:p>
          </table:table-cell>
          <table:table-cell office:value-type="float" office:value="17.0003" calcext:value-type="float">
            <text:p>17.0003</text:p>
          </table:table-cell>
          <table:table-cell office:value-type="string" calcext:value-type="string">
            <text:p>(15.9999,11.0001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8" table:formula="of:=MAX(INDIRECT(CONCATENATE(&quot;A&quot;;(ROW()-2)*11+2)):INDIRECT(CONCATENATE(&quot;A&quot;;(ROW()-2)*11+11)))" office:value-type="float" office:value="0.000352077" calcext:value-type="float">
            <text:p>0.00</text:p>
          </table:table-cell>
          <table:table-cell table:style-name="ce8" table:formula="of:=AVERAGE(INDIRECT(CONCATENATE(&quot;A&quot;;(ROW()-2)*11+2)):INDIRECT(CONCATENATE(&quot;A&quot;;(ROW()-2)*11+11)))" office:value-type="float" office:value="0.000092677849641604" calcext:value-type="float">
            <text:p>0.00</text:p>
          </table:table-cell>
          <table:table-cell table:style-name="ce8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359" calcext:value-type="float">
            <text:p>359</text:p>
          </table:table-cell>
          <table:table-cell office:value-type="float" office:value="132547" calcext:value-type="float">
            <text:p>132547</text:p>
          </table:table-cell>
          <table:table-cell office:value-type="float" office:value="17.0088" calcext:value-type="float">
            <text:p>17.0088</text:p>
          </table:table-cell>
          <table:table-cell office:value-type="string" calcext:value-type="string">
            <text:p>(15.9965,11.001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8" table:formula="of:=MAX(INDIRECT(CONCATENATE(&quot;A&quot;;(ROW()-2)*11+2)):INDIRECT(CONCATENATE(&quot;A&quot;;(ROW()-2)*11+11)))" office:value-type="float" office:value="100.014" calcext:value-type="float">
            <text:p>100.01</text:p>
          </table:table-cell>
          <table:table-cell table:style-name="ce8" table:formula="of:=AVERAGE(INDIRECT(CONCATENATE(&quot;A&quot;;(ROW()-2)*11+2)):INDIRECT(CONCATENATE(&quot;A&quot;;(ROW()-2)*11+11)))" office:value-type="float" office:value="30.00042724939" calcext:value-type="float">
            <text:p>30.00</text:p>
          </table:table-cell>
          <table:table-cell table:style-name="ce8" table:formula="of:=MIN(INDIRECT(CONCATENATE(&quot;A&quot;;(ROW()-2)*11+2)):INDIRECT(CONCATENATE(&quot;A&quot;;(ROW()-2)*11+11)))" office:value-type="float" office:value="0.0000622729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476" calcext:value-type="float">
            <text:p>476</text:p>
          </table:table-cell>
          <table:table-cell office:value-type="float" office:value="195257" calcext:value-type="float">
            <text:p>195257</text:p>
          </table:table-cell>
          <table:table-cell office:value-type="float" office:value="17.0074" calcext:value-type="float">
            <text:p>17.0074</text:p>
          </table:table-cell>
          <table:table-cell office:value-type="string" calcext:value-type="string">
            <text:p>(15.9971,11.0015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8" table:formula="of:=MAX(INDIRECT(CONCATENATE(&quot;A&quot;;(ROW()-2)*11+2)):INDIRECT(CONCATENATE(&quot;A&quot;;(ROW()-2)*11+11)))" office:value-type="float" office:value="0.000674433" calcext:value-type="float">
            <text:p>0.00</text:p>
          </table:table-cell>
          <table:table-cell table:style-name="ce8" table:formula="of:=AVERAGE(INDIRECT(CONCATENATE(&quot;A&quot;;(ROW()-2)*11+2)):INDIRECT(CONCATENATE(&quot;A&quot;;(ROW()-2)*11+11)))" office:value-type="float" office:value="0.00009955471" calcext:value-type="float">
            <text:p>0.00</text:p>
          </table:table-cell>
          <table:table-cell table:style-name="ce8" table:formula="of:=MIN(INDIRECT(CONCATENATE(&quot;A&quot;;(ROW()-2)*11+2)):INDIRECT(CONCATENATE(&quot;A&quot;;(ROW()-2)*11+11)))" office:value-type="float" office:value="0.00000118008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390" calcext:value-type="float">
            <text:p>390</text:p>
          </table:table-cell>
          <table:table-cell office:value-type="float" office:value="181890" calcext:value-type="float">
            <text:p>181890</text:p>
          </table:table-cell>
          <table:table-cell office:value-type="float" office:value="17.0086" calcext:value-type="float">
            <text:p>17.0086</text:p>
          </table:table-cell>
          <table:table-cell office:value-type="string" calcext:value-type="string">
            <text:p>(15.9964,11.0017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8" table:formula="of:=MAX(INDIRECT(CONCATENATE(&quot;A&quot;;(ROW()-2)*11+2)):INDIRECT(CONCATENATE(&quot;A&quot;;(ROW()-2)*11+11)))" office:value-type="float" office:value="99.9132" calcext:value-type="float">
            <text:p>99.91</text:p>
          </table:table-cell>
          <table:table-cell table:style-name="ce8" table:formula="of:=AVERAGE(INDIRECT(CONCATENATE(&quot;A&quot;;(ROW()-2)*11+2)):INDIRECT(CONCATENATE(&quot;A&quot;;(ROW()-2)*11+11)))" office:value-type="float" office:value="99.9049" calcext:value-type="float">
            <text:p>99.90</text:p>
          </table:table-cell>
          <table:table-cell table:style-name="ce8" table:formula="of:=MIN(INDIRECT(CONCATENATE(&quot;A&quot;;(ROW()-2)*11+2)):INDIRECT(CONCATENATE(&quot;A&quot;;(ROW()-2)*11+11)))" office:value-type="float" office:value="99.8998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2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512" calcext:value-type="float">
            <text:p>512</text:p>
          </table:table-cell>
          <table:table-cell office:value-type="float" office:value="209766" calcext:value-type="float">
            <text:p>209766</text:p>
          </table:table-cell>
          <table:table-cell office:value-type="float" office:value="17.006" calcext:value-type="float">
            <text:p>17.006</text:p>
          </table:table-cell>
          <table:table-cell office:value-type="string" calcext:value-type="string">
            <text:p>(15.9977,11.0012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8" table:formula="of:=MAX(INDIRECT(CONCATENATE(&quot;A&quot;;(ROW()-2)*11+2)):INDIRECT(CONCATENATE(&quot;A&quot;;(ROW()-2)*11+11)))" office:value-type="float" office:value="325.008" calcext:value-type="float">
            <text:p>325.01</text:p>
          </table:table-cell>
          <table:table-cell table:style-name="ce8" table:formula="of:=AVERAGE(INDIRECT(CONCATENATE(&quot;A&quot;;(ROW()-2)*11+2)):INDIRECT(CONCATENATE(&quot;A&quot;;(ROW()-2)*11+11)))" office:value-type="float" office:value="264.9989" calcext:value-type="float">
            <text:p>265.00</text:p>
          </table:table-cell>
          <table:table-cell table:style-name="ce8" table:formula="of:=MIN(INDIRECT(CONCATENATE(&quot;A&quot;;(ROW()-2)*11+2)):INDIRECT(CONCATENATE(&quot;A&quot;;(ROW()-2)*11+11)))" office:value-type="float" office:value="224.997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499" calcext:value-type="float">
            <text:p>499</text:p>
          </table:table-cell>
          <table:table-cell office:value-type="float" office:value="218035" calcext:value-type="float">
            <text:p>218035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3,11.0019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8" table:formula="of:=MAX(INDIRECT(CONCATENATE(&quot;A&quot;;(ROW()-2)*11+2)):INDIRECT(CONCATENATE(&quot;A&quot;;(ROW()-2)*11+11)))" office:value-type="float" office:value="-12.731" calcext:value-type="float">
            <text:p>-12.73</text:p>
          </table:table-cell>
          <table:table-cell table:style-name="ce8" table:formula="of:=AVERAGE(INDIRECT(CONCATENATE(&quot;A&quot;;(ROW()-2)*11+2)):INDIRECT(CONCATENATE(&quot;A&quot;;(ROW()-2)*11+11)))" office:value-type="float" office:value="-27.1034" calcext:value-type="float">
            <text:p>-27.10</text:p>
          </table:table-cell>
          <table:table-cell table:style-name="ce8" table:formula="of:=MIN(INDIRECT(CONCATENATE(&quot;A&quot;;(ROW()-2)*11+2)):INDIRECT(CONCATENATE(&quot;A&quot;;(ROW()-2)*11+11)))" office:value-type="float" office:value="-29.0768" calcext:value-type="float">
            <text:p>-29.08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41" calcext:value-type="float">
            <text:p>541</text:p>
          </table:table-cell>
          <table:table-cell office:value-type="float" office:value="188950" calcext:value-type="float">
            <text:p>188950</text:p>
          </table:table-cell>
          <table:table-cell office:value-type="float" office:value="17.0086" calcext:value-type="float">
            <text:p>17.0086</text:p>
          </table:table-cell>
          <table:table-cell office:value-type="string" calcext:value-type="string">
            <text:p>(15.9966,11.0017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8" table:formula="of:=MAX(INDIRECT(CONCATENATE(&quot;A&quot;;(ROW()-2)*11+2)):INDIRECT(CONCATENATE(&quot;A&quot;;(ROW()-2)*11+11)))" office:value-type="float" office:value="-3.25221" calcext:value-type="float">
            <text:p>-3.25</text:p>
          </table:table-cell>
          <table:table-cell table:style-name="ce8" table:formula="of:=AVERAGE(INDIRECT(CONCATENATE(&quot;A&quot;;(ROW()-2)*11+2)):INDIRECT(CONCATENATE(&quot;A&quot;;(ROW()-2)*11+11)))" office:value-type="float" office:value="-3.253059" calcext:value-type="float">
            <text:p>-3.25</text:p>
          </table:table-cell>
          <table:table-cell table:style-name="ce8" table:formula="of:=MIN(INDIRECT(CONCATENATE(&quot;A&quot;;(ROW()-2)*11+2)):INDIRECT(CONCATENATE(&quot;A&quot;;(ROW()-2)*11+11)))" office:value-type="float" office:value="-3.25378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8" table:formula="of:=MAX(INDIRECT(CONCATENATE(&quot;A&quot;;(ROW()-2)*11+2)):INDIRECT(CONCATENATE(&quot;A&quot;;(ROW()-2)*11+11)))" office:value-type="float" office:value="0.000352077" calcext:value-type="float">
            <text:p>0.00</text:p>
          </table:table-cell>
          <table:table-cell table:style-name="ce8" table:formula="of:=AVERAGE(INDIRECT(CONCATENATE(&quot;A&quot;;(ROW()-2)*11+2)):INDIRECT(CONCATENATE(&quot;A&quot;;(ROW()-2)*11+11)))" office:value-type="float" office:value="-0.0292272763" calcext:value-type="float">
            <text:p>-0.03</text:p>
          </table:table-cell>
          <table:table-cell table:style-name="ce8" table:formula="of:=MIN(INDIRECT(CONCATENATE(&quot;A&quot;;(ROW()-2)*11+2)):INDIRECT(CONCATENATE(&quot;A&quot;;(ROW()-2)*11+11)))" office:value-type="float" office:value="-0.0556431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53" calcext:value-type="float">
            <text:p>-85.1253</text:p>
          </table:table-cell>
          <table:table-cell office:value-type="float" office:value="506" calcext:value-type="float">
            <text:p>506</text:p>
          </table:table-cell>
          <table:table-cell office:value-type="float" office:value="270027" calcext:value-type="float">
            <text:p>270027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1,10.9116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8" table:formula="of:=MAX(INDIRECT(CONCATENATE(&quot;A&quot;;(ROW()-2)*11+2)):INDIRECT(CONCATENATE(&quot;A&quot;;(ROW()-2)*11+11)))" office:value-type="float" office:value="16.9763" calcext:value-type="float">
            <text:p>16.98</text:p>
          </table:table-cell>
          <table:table-cell table:style-name="ce8" table:formula="of:=AVERAGE(INDIRECT(CONCATENATE(&quot;A&quot;;(ROW()-2)*11+2)):INDIRECT(CONCATENATE(&quot;A&quot;;(ROW()-2)*11+11)))" office:value-type="float" office:value="16.9747" calcext:value-type="float">
            <text:p>16.97</text:p>
          </table:table-cell>
          <table:table-cell table:style-name="ce8" table:formula="of:=MIN(INDIRECT(CONCATENATE(&quot;A&quot;;(ROW()-2)*11+2)):INDIRECT(CONCATENATE(&quot;A&quot;;(ROW()-2)*11+11)))" office:value-type="float" office:value="16.9734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65" calcext:value-type="float">
            <text:p>-85.1265</text:p>
          </table:table-cell>
          <table:table-cell office:value-type="float" office:value="509" calcext:value-type="float">
            <text:p>509</text:p>
          </table:table-cell>
          <table:table-cell office:value-type="float" office:value="299018" calcext:value-type="float">
            <text:p>299018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8" table:formula="of:=MAX(INDIRECT(CONCATENATE(&quot;A&quot;;(ROW()-2)*11+2)):INDIRECT(CONCATENATE(&quot;A&quot;;(ROW()-2)*11+11)))" office:value-type="float" office:value="-12.6833" calcext:value-type="float">
            <text:p>-12.68</text:p>
          </table:table-cell>
          <table:table-cell table:style-name="ce8" table:formula="of:=AVERAGE(INDIRECT(CONCATENATE(&quot;A&quot;;(ROW()-2)*11+2)):INDIRECT(CONCATENATE(&quot;A&quot;;(ROW()-2)*11+11)))" office:value-type="float" office:value="-12.68342" calcext:value-type="float">
            <text:p>-12.68</text:p>
          </table:table-cell>
          <table:table-cell table:style-name="ce8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63" calcext:value-type="float">
            <text:p>-85.1263</text:p>
          </table:table-cell>
          <table:table-cell office:value-type="float" office:value="451" calcext:value-type="float">
            <text:p>451</text:p>
          </table:table-cell>
          <table:table-cell office:value-type="float" office:value="295011" calcext:value-type="float">
            <text:p>295011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8" table:formula="of:=MAX(INDIRECT(CONCATENATE(&quot;A&quot;;(ROW()-2)*11+2)):INDIRECT(CONCATENATE(&quot;A&quot;;(ROW()-2)*11+11)))" office:value-type="float" office:value="-49.0011" calcext:value-type="float">
            <text:p>-49.00</text:p>
          </table:table-cell>
          <table:table-cell table:style-name="ce8" table:formula="of:=AVERAGE(INDIRECT(CONCATENATE(&quot;A&quot;;(ROW()-2)*11+2)):INDIRECT(CONCATENATE(&quot;A&quot;;(ROW()-2)*11+11)))" office:value-type="float" office:value="-49.00166" calcext:value-type="float">
            <text:p>-49.00</text:p>
          </table:table-cell>
          <table:table-cell table:style-name="ce8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543" calcext:value-type="float">
            <text:p>543</text:p>
          </table:table-cell>
          <table:table-cell office:value-type="float" office:value="472299" calcext:value-type="float">
            <text:p>472299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8" table:formula="of:=MAX(INDIRECT(CONCATENATE(&quot;A&quot;;(ROW()-2)*11+2)):INDIRECT(CONCATENATE(&quot;A&quot;;(ROW()-2)*11+11)))" office:value-type="float" office:value="-1.20991" calcext:value-type="float">
            <text:p>-1.21</text:p>
          </table:table-cell>
          <table:table-cell table:style-name="ce8" table:formula="of:=AVERAGE(INDIRECT(CONCATENATE(&quot;A&quot;;(ROW()-2)*11+2)):INDIRECT(CONCATENATE(&quot;A&quot;;(ROW()-2)*11+11)))" office:value-type="float" office:value="-1.211066" calcext:value-type="float">
            <text:p>-1.21</text:p>
          </table:table-cell>
          <table:table-cell table:style-name="ce8" table:formula="of:=MIN(INDIRECT(CONCATENATE(&quot;A&quot;;(ROW()-2)*11+2)):INDIRECT(CONCATENATE(&quot;A&quot;;(ROW()-2)*11+11)))" office:value-type="float" office:value="-1.21167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71" calcext:value-type="float">
            <text:p>-85.1271</text:p>
          </table:table-cell>
          <table:table-cell office:value-type="float" office:value="515" calcext:value-type="float">
            <text:p>515</text:p>
          </table:table-cell>
          <table:table-cell office:value-type="float" office:value="238597" calcext:value-type="float">
            <text:p>238597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8" table:formula="of:=MAX(INDIRECT(CONCATENATE(&quot;A&quot;;(ROW()-2)*11+2)):INDIRECT(CONCATENATE(&quot;A&quot;;(ROW()-2)*11+11)))" office:value-type="float" office:value="-0.999866" calcext:value-type="float">
            <text:p>-1.00</text:p>
          </table:table-cell>
          <table:table-cell table:style-name="ce8" table:formula="of:=AVERAGE(INDIRECT(CONCATENATE(&quot;A&quot;;(ROW()-2)*11+2)):INDIRECT(CONCATENATE(&quot;A&quot;;(ROW()-2)*11+11)))" office:value-type="float" office:value="-1.0000186" calcext:value-type="float">
            <text:p>-1.00</text:p>
          </table:table-cell>
          <table:table-cell table:style-name="ce8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182" calcext:value-type="float">
            <text:p>-85.1182</text:p>
          </table:table-cell>
          <table:table-cell office:value-type="float" office:value="470" calcext:value-type="float">
            <text:p>470</text:p>
          </table:table-cell>
          <table:table-cell office:value-type="float" office:value="276963" calcext:value-type="float">
            <text:p>276963</text:p>
          </table:table-cell>
          <table:table-cell office:value-type="float" office:value="50.1849" calcext:value-type="float">
            <text:p>50.1849</text:p>
          </table:table-cell>
          <table:table-cell office:value-type="string" calcext:value-type="string">
            <text:p>(17.4517,10.9111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8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8" table:formula="of:=AVERAGE(INDIRECT(CONCATENATE(&quot;A&quot;;(ROW()-2)*11+2)):INDIRECT(CONCATENATE(&quot;A&quot;;(ROW()-2)*11+11)))" office:value-type="float" office:value="2282.819" calcext:value-type="float">
            <text:p>2282.82</text:p>
          </table:table-cell>
          <table:table-cell table:style-name="ce8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65" calcext:value-type="float">
            <text:p>-85.1265</text:p>
          </table:table-cell>
          <table:table-cell office:value-type="float" office:value="530" calcext:value-type="float">
            <text:p>530</text:p>
          </table:table-cell>
          <table:table-cell office:value-type="float" office:value="342584" calcext:value-type="float">
            <text:p>342584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8" table:formula="of:=MAX(INDIRECT(CONCATENATE(&quot;A&quot;;(ROW()-2)*11+2)):INDIRECT(CONCATENATE(&quot;A&quot;;(ROW()-2)*11+11)))" office:value-type="float" office:value="-7.02282" calcext:value-type="float">
            <text:p>-7.02</text:p>
          </table:table-cell>
          <table:table-cell table:style-name="ce8" table:formula="of:=AVERAGE(INDIRECT(CONCATENATE(&quot;A&quot;;(ROW()-2)*11+2)):INDIRECT(CONCATENATE(&quot;A&quot;;(ROW()-2)*11+11)))" office:value-type="float" office:value="-11.014416" calcext:value-type="float">
            <text:p>-11.01</text:p>
          </table:table-cell>
          <table:table-cell table:style-name="ce8" table:formula="of:=MIN(INDIRECT(CONCATENATE(&quot;A&quot;;(ROW()-2)*11+2)):INDIRECT(CONCATENATE(&quot;A&quot;;(ROW()-2)*11+11)))" office:value-type="float" office:value="-12.013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62" calcext:value-type="float">
            <text:p>-85.1262</text:p>
          </table:table-cell>
          <table:table-cell office:value-type="float" office:value="452" calcext:value-type="float">
            <text:p>452</text:p>
          </table:table-cell>
          <table:table-cell office:value-type="float" office:value="281352" calcext:value-type="float">
            <text:p>281352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09,10.9116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8" table:formula="of:=MAX(INDIRECT(CONCATENATE(&quot;A&quot;;(ROW()-2)*11+2)):INDIRECT(CONCATENATE(&quot;A&quot;;(ROW()-2)*11+11)))" office:value-type="float" office:value="3.10779" calcext:value-type="float">
            <text:p>3.11</text:p>
          </table:table-cell>
          <table:table-cell table:style-name="ce8" table:formula="of:=AVERAGE(INDIRECT(CONCATENATE(&quot;A&quot;;(ROW()-2)*11+2)):INDIRECT(CONCATENATE(&quot;A&quot;;(ROW()-2)*11+11)))" office:value-type="float" office:value="3.106949" calcext:value-type="float">
            <text:p>3.11</text:p>
          </table:table-cell>
          <table:table-cell table:style-name="ce8" table:formula="of:=MIN(INDIRECT(CONCATENATE(&quot;A&quot;;(ROW()-2)*11+2)):INDIRECT(CONCATENATE(&quot;A&quot;;(ROW()-2)*11+11)))" office:value-type="float" office:value="3.10658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450" calcext:value-type="float">
            <text:p>450</text:p>
          </table:table-cell>
          <table:table-cell office:value-type="float" office:value="314638" calcext:value-type="float">
            <text:p>314638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8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8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8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4" calcext:value-type="float">
            <text:p>-85.124</text:p>
          </table:table-cell>
          <table:table-cell office:value-type="float" office:value="440" calcext:value-type="float">
            <text:p>440</text:p>
          </table:table-cell>
          <table:table-cell office:value-type="float" office:value="272550" calcext:value-type="float">
            <text:p>272550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12,10.9115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8" table:formula="of:=MAX(INDIRECT(CONCATENATE(&quot;A&quot;;(ROW()-2)*11+2)):INDIRECT(CONCATENATE(&quot;A&quot;;(ROW()-2)*11+11)))" office:value-type="float" office:value="-999.746" calcext:value-type="float">
            <text:p>-999.75</text:p>
          </table:table-cell>
          <table:table-cell table:style-name="ce8" table:formula="of:=AVERAGE(INDIRECT(CONCATENATE(&quot;A&quot;;(ROW()-2)*11+2)):INDIRECT(CONCATENATE(&quot;A&quot;;(ROW()-2)*11+11)))" office:value-type="float" office:value="-999.953" calcext:value-type="float">
            <text:p>-999.95</text:p>
          </table:table-cell>
          <table:table-cell table:style-name="ce8" table:formula="of:=MIN(INDIRECT(CONCATENATE(&quot;A&quot;;(ROW()-2)*11+2)):INDIRECT(CONCATENATE(&quot;A&quot;;(ROW()-2)*11+11)))" office:value-type="float" office:value="-1000.07" calcext:value-type="float">
            <text:p>-1000.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8" table:formula="of:=MAX(INDIRECT(CONCATENATE(&quot;A&quot;;(ROW()-2)*11+2)):INDIRECT(CONCATENATE(&quot;A&quot;;(ROW()-2)*11+11)))" office:value-type="float" office:value="4.98003" calcext:value-type="float">
            <text:p>4.98</text:p>
          </table:table-cell>
          <table:table-cell table:style-name="ce8" table:formula="of:=AVERAGE(INDIRECT(CONCATENATE(&quot;A&quot;;(ROW()-2)*11+2)):INDIRECT(CONCATENATE(&quot;A&quot;;(ROW()-2)*11+11)))" office:value-type="float" office:value="4.980026" calcext:value-type="float">
            <text:p>4.98</text:p>
          </table:table-cell>
          <table:table-cell table:style-name="ce8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3812" calcext:value-type="float">
            <text:p>-29.3812</text:p>
          </table:table-cell>
          <table:table-cell office:value-type="float" office:value="2141" calcext:value-type="float">
            <text:p>2141</text:p>
          </table:table-cell>
          <table:table-cell office:value-type="float" office:value="5297052" calcext:value-type="float">
            <text:p>5297052</text:p>
          </table:table-cell>
          <table:table-cell office:value-type="float" office:value="3.2122" calcext:value-type="float">
            <text:p>3.2122</text:p>
          </table:table-cell>
          <table:table-cell office:value-type="string" calcext:value-type="string">
            <text:p>(-2.44418e-05,0.894065,0.00986953,0.605689,0.404267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8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8" table:formula="of:=AVERAGE(INDIRECT(CONCATENATE(&quot;A&quot;;(ROW()-2)*11+2)):INDIRECT(CONCATENATE(&quot;A&quot;;(ROW()-2)*11+11)))" office:value-type="float" office:value="8.999704" calcext:value-type="float">
            <text:p>9.00</text:p>
          </table:table-cell>
          <table:table-cell table:style-name="ce8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3348" calcext:value-type="float">
            <text:p>-29.3348</text:p>
          </table:table-cell>
          <table:table-cell office:value-type="float" office:value="510" calcext:value-type="float">
            <text:p>510</text:p>
          </table:table-cell>
          <table:table-cell office:value-type="float" office:value="5005247" calcext:value-type="float">
            <text:p>5005247</text:p>
          </table:table-cell>
          <table:table-cell office:value-type="float" office:value="3.19954" calcext:value-type="float">
            <text:p>3.19954</text:p>
          </table:table-cell>
          <table:table-cell office:value-type="string" calcext:value-type="string">
            <text:p>(0.000275799,0.889332,0.00933566,0.605002,0.403133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8" table:formula="of:=MAX(INDIRECT(CONCATENATE(&quot;A&quot;;(ROW()-2)*11+2)):INDIRECT(CONCATENATE(&quot;A&quot;;(ROW()-2)*11+11)))" office:value-type="float" office:value="-85.0996" calcext:value-type="float">
            <text:p>-85.10</text:p>
          </table:table-cell>
          <table:table-cell table:style-name="ce8" table:formula="of:=AVERAGE(INDIRECT(CONCATENATE(&quot;A&quot;;(ROW()-2)*11+2)):INDIRECT(CONCATENATE(&quot;A&quot;;(ROW()-2)*11+11)))" office:value-type="float" office:value="-85.12328" calcext:value-type="float">
            <text:p>-85.12</text:p>
          </table:table-cell>
          <table:table-cell table:style-name="ce8" table:formula="of:=MIN(INDIRECT(CONCATENATE(&quot;A&quot;;(ROW()-2)*11+2)):INDIRECT(CONCATENATE(&quot;A&quot;;(ROW()-2)*11+11)))" office:value-type="float" office:value="-85.1281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3713" calcext:value-type="float">
            <text:p>-29.3713</text:p>
          </table:table-cell>
          <table:table-cell office:value-type="float" office:value="819" calcext:value-type="float">
            <text:p>819</text:p>
          </table:table-cell>
          <table:table-cell office:value-type="float" office:value="5008290" calcext:value-type="float">
            <text:p>5008290</text:p>
          </table:table-cell>
          <table:table-cell office:value-type="float" office:value="3.21019" calcext:value-type="float">
            <text:p>3.21019</text:p>
          </table:table-cell>
          <table:table-cell office:value-type="string" calcext:value-type="string">
            <text:p>(7.1988e-05,0.893548,0.00968149,0.605488,0.403924)</text:p>
          </table:table-cell>
          <table:table-cell/>
          <table:table-cell table:style-name="ce8" table:number-columns-repeated="3"/>
          <table:table-cell table:number-columns-repeated="4"/>
        </table:table-row>
        <table:table-row table:style-name="ro1">
          <table:table-cell office:value-type="float" office:value="-29.3285" calcext:value-type="float">
            <text:p>-29.3285</text:p>
          </table:table-cell>
          <table:table-cell office:value-type="float" office:value="455" calcext:value-type="float">
            <text:p>455</text:p>
          </table:table-cell>
          <table:table-cell office:value-type="float" office:value="5003528" calcext:value-type="float">
            <text:p>5003528</text:p>
          </table:table-cell>
          <table:table-cell office:value-type="float" office:value="3.20443" calcext:value-type="float">
            <text:p>3.20443</text:p>
          </table:table-cell>
          <table:table-cell office:value-type="string" calcext:value-type="string">
            <text:p>(-2.21379e-05,0.890808,0.00925669,0.604614,0.404483)</text:p>
          </table:table-cell>
          <table:table-cell table:number-columns-repeated="8"/>
        </table:table-row>
        <table:table-row table:style-name="ro1">
          <table:table-cell office:value-type="float" office:value="-29.3636" calcext:value-type="float">
            <text:p>-29.3636</text:p>
          </table:table-cell>
          <table:table-cell office:value-type="float" office:value="544" calcext:value-type="float">
            <text:p>544</text:p>
          </table:table-cell>
          <table:table-cell office:value-type="float" office:value="5007261" calcext:value-type="float">
            <text:p>5007261</text:p>
          </table:table-cell>
          <table:table-cell office:value-type="float" office:value="3.20784" calcext:value-type="float">
            <text:p>3.20784</text:p>
          </table:table-cell>
          <table:table-cell office:value-type="string" calcext:value-type="string">
            <text:p>(0.000149578,0.893099,0.00936504,0.605347,0.403387)</text:p>
          </table:table-cell>
          <table:table-cell table:number-columns-repeated="8"/>
        </table:table-row>
        <table:table-row table:style-name="ro1">
          <table:table-cell office:value-type="float" office:value="-29.3738" calcext:value-type="float">
            <text:p>-29.3738</text:p>
          </table:table-cell>
          <table:table-cell office:value-type="float" office:value="558" calcext:value-type="float">
            <text:p>558</text:p>
          </table:table-cell>
          <table:table-cell office:value-type="float" office:value="5023553" calcext:value-type="float">
            <text:p>5023553</text:p>
          </table:table-cell>
          <table:table-cell office:value-type="float" office:value="3.20427" calcext:value-type="float">
            <text:p>3.20427</text:p>
          </table:table-cell>
          <table:table-cell office:value-type="string" calcext:value-type="string">
            <text:p>(-4.99257e-05,0.890642,0.00977422,0.605899,0.403679)</text:p>
          </table:table-cell>
          <table:table-cell table:number-columns-repeated="8"/>
        </table:table-row>
        <table:table-row table:style-name="ro1">
          <table:table-cell office:value-type="float" office:value="-29.3747" calcext:value-type="float">
            <text:p>-29.3747</text:p>
          </table:table-cell>
          <table:table-cell office:value-type="float" office:value="594" calcext:value-type="float">
            <text:p>594</text:p>
          </table:table-cell>
          <table:table-cell office:value-type="float" office:value="5020818" calcext:value-type="float">
            <text:p>5020818</text:p>
          </table:table-cell>
          <table:table-cell office:value-type="float" office:value="3.20373" calcext:value-type="float">
            <text:p>3.20373</text:p>
          </table:table-cell>
          <table:table-cell office:value-type="string" calcext:value-type="string">
            <text:p>(-9.76061e-05,0.890045,0.00990214,0.605979,0.403931)</text:p>
          </table:table-cell>
          <table:table-cell table:number-columns-repeated="8"/>
        </table:table-row>
        <table:table-row table:style-name="ro1">
          <table:table-cell office:value-type="float" office:value="-29.3106" calcext:value-type="float">
            <text:p>-29.3106</text:p>
          </table:table-cell>
          <table:table-cell office:value-type="float" office:value="811" calcext:value-type="float">
            <text:p>811</text:p>
          </table:table-cell>
          <table:table-cell office:value-type="float" office:value="5006376" calcext:value-type="float">
            <text:p>5006376</text:p>
          </table:table-cell>
          <table:table-cell office:value-type="float" office:value="3.20569" calcext:value-type="float">
            <text:p>3.20569</text:p>
          </table:table-cell>
          <table:table-cell office:value-type="string" calcext:value-type="string">
            <text:p>(0.000469582,0.890191,0.00998372,0.604113,0.405369)</text:p>
          </table:table-cell>
          <table:table-cell table:number-columns-repeated="8"/>
        </table:table-row>
        <table:table-row table:style-name="ro1">
          <table:table-cell office:value-type="float" office:value="-29.3414" calcext:value-type="float">
            <text:p>-29.3414</text:p>
          </table:table-cell>
          <table:table-cell office:value-type="float" office:value="1120" calcext:value-type="float">
            <text:p>1120</text:p>
          </table:table-cell>
          <table:table-cell office:value-type="float" office:value="5010513" calcext:value-type="float">
            <text:p>5010513</text:p>
          </table:table-cell>
          <table:table-cell office:value-type="float" office:value="3.20045" calcext:value-type="float">
            <text:p>3.20045</text:p>
          </table:table-cell>
          <table:table-cell office:value-type="string" calcext:value-type="string">
            <text:p>(-7.01161e-06,0.889841,0.00928276,0.605164,0.403165)</text:p>
          </table:table-cell>
          <table:table-cell table:number-columns-repeated="8"/>
        </table:table-row>
        <table:table-row table:style-name="ro1">
          <table:table-cell office:value-type="float" office:value="-29.379" calcext:value-type="float">
            <text:p>-29.379</text:p>
          </table:table-cell>
          <table:table-cell office:value-type="float" office:value="773" calcext:value-type="float">
            <text:p>773</text:p>
          </table:table-cell>
          <table:table-cell office:value-type="float" office:value="5134026" calcext:value-type="float">
            <text:p>5134026</text:p>
          </table:table-cell>
          <table:table-cell office:value-type="float" office:value="3.21073" calcext:value-type="float">
            <text:p>3.21073</text:p>
          </table:table-cell>
          <table:table-cell office:value-type="string" calcext:value-type="string">
            <text:p>(0.000246992,0.893565,0.00988879,0.605669,0.40389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93" calcext:value-type="float">
            <text:p>-19.0193</text:p>
          </table:table-cell>
          <table:table-cell office:value-type="float" office:value="356" calcext:value-type="float">
            <text:p>356</text:p>
          </table:table-cell>
          <table:table-cell office:value-type="float" office:value="105048" calcext:value-type="float">
            <text:p>105048</text:p>
          </table:table-cell>
          <table:table-cell office:value-type="float" office:value="-8.99043" calcext:value-type="float">
            <text:p>-8.99043</text:p>
          </table:table-cell>
          <table:table-cell office:value-type="string" calcext:value-type="string">
            <text:p>(0.990142,9.00009,0.00965594)</text:p>
          </table:table-cell>
          <table:table-cell table:number-columns-repeated="8"/>
        </table:table-row>
        <table:table-row table:style-name="ro1">
          <table:table-cell office:value-type="float" office:value="-19.0184" calcext:value-type="float">
            <text:p>-19.0184</text:p>
          </table:table-cell>
          <table:table-cell office:value-type="float" office:value="993" calcext:value-type="float">
            <text:p>993</text:p>
          </table:table-cell>
          <table:table-cell office:value-type="float" office:value="138784" calcext:value-type="float">
            <text:p>138784</text:p>
          </table:table-cell>
          <table:table-cell office:value-type="float" office:value="-8.99034" calcext:value-type="float">
            <text:p>-8.99034</text:p>
          </table:table-cell>
          <table:table-cell office:value-type="string" calcext:value-type="string">
            <text:p>(0.989941,8.99989,0.00955607)</text:p>
          </table:table-cell>
          <table:table-cell table:number-columns-repeated="8"/>
        </table:table-row>
        <table:table-row table:style-name="ro1">
          <table:table-cell office:value-type="float" office:value="-19.0171" calcext:value-type="float">
            <text:p>-19.0171</text:p>
          </table:table-cell>
          <table:table-cell office:value-type="float" office:value="253" calcext:value-type="float">
            <text:p>253</text:p>
          </table:table-cell>
          <table:table-cell office:value-type="float" office:value="69369" calcext:value-type="float">
            <text:p>69369</text:p>
          </table:table-cell>
          <table:table-cell office:value-type="float" office:value="-8.99083" calcext:value-type="float">
            <text:p>-8.99083</text:p>
          </table:table-cell>
          <table:table-cell office:value-type="string" calcext:value-type="string">
            <text:p>(0.991357,8.99966,0.00882552)</text:p>
          </table:table-cell>
          <table:table-cell table:number-columns-repeated="8"/>
        </table:table-row>
        <table:table-row table:style-name="ro1">
          <table:table-cell office:value-type="float" office:value="-19.0173" calcext:value-type="float">
            <text:p>-19.0173</text:p>
          </table:table-cell>
          <table:table-cell office:value-type="float" office:value="386" calcext:value-type="float">
            <text:p>386</text:p>
          </table:table-cell>
          <table:table-cell office:value-type="float" office:value="63142" calcext:value-type="float">
            <text:p>63142</text:p>
          </table:table-cell>
          <table:table-cell office:value-type="float" office:value="-8.98881" calcext:value-type="float">
            <text:p>-8.98881</text:p>
          </table:table-cell>
          <table:table-cell office:value-type="string" calcext:value-type="string">
            <text:p>(0.991272,8.99849,0.00967399)</text:p>
          </table:table-cell>
          <table:table-cell table:number-columns-repeated="8"/>
        </table:table-row>
        <table:table-row table:style-name="ro1">
          <table:table-cell office:value-type="float" office:value="-19.0187" calcext:value-type="float">
            <text:p>-19.0187</text:p>
          </table:table-cell>
          <table:table-cell office:value-type="float" office:value="357" calcext:value-type="float">
            <text:p>357</text:p>
          </table:table-cell>
          <table:table-cell office:value-type="float" office:value="87927" calcext:value-type="float">
            <text:p>87927</text:p>
          </table:table-cell>
          <table:table-cell office:value-type="float" office:value="-8.99023" calcext:value-type="float">
            <text:p>-8.99023</text:p>
          </table:table-cell>
          <table:table-cell office:value-type="string" calcext:value-type="string">
            <text:p>(0.989724,8.99994,0.00971092)</text:p>
          </table:table-cell>
          <table:table-cell table:number-columns-repeated="8"/>
        </table:table-row>
        <table:table-row table:style-name="ro1">
          <table:table-cell office:value-type="float" office:value="-19.0173" calcext:value-type="float">
            <text:p>-19.0173</text:p>
          </table:table-cell>
          <table:table-cell office:value-type="float" office:value="216" calcext:value-type="float">
            <text:p>216</text:p>
          </table:table-cell>
          <table:table-cell office:value-type="float" office:value="71383" calcext:value-type="float">
            <text:p>71383</text:p>
          </table:table-cell>
          <table:table-cell office:value-type="float" office:value="-8.99061" calcext:value-type="float">
            <text:p>-8.99061</text:p>
          </table:table-cell>
          <table:table-cell office:value-type="string" calcext:value-type="string">
            <text:p>(0.989421,8.99993,0.00932367)</text:p>
          </table:table-cell>
          <table:table-cell table:number-columns-repeated="8"/>
        </table:table-row>
        <table:table-row table:style-name="ro1">
          <table:table-cell office:value-type="float" office:value="-19.0164" calcext:value-type="float">
            <text:p>-19.0164</text:p>
          </table:table-cell>
          <table:table-cell office:value-type="float" office:value="1082" calcext:value-type="float">
            <text:p>1082</text:p>
          </table:table-cell>
          <table:table-cell office:value-type="float" office:value="171787" calcext:value-type="float">
            <text:p>171787</text:p>
          </table:table-cell>
          <table:table-cell office:value-type="float" office:value="-8.9875" calcext:value-type="float">
            <text:p>-8.9875</text:p>
          </table:table-cell>
          <table:table-cell office:value-type="string" calcext:value-type="string">
            <text:p>(0.992662,8.99726,0.00975361)</text:p>
          </table:table-cell>
          <table:table-cell table:number-columns-repeated="8"/>
        </table:table-row>
        <table:table-row table:style-name="ro1">
          <table:table-cell office:value-type="float" office:value="-19.0168" calcext:value-type="float">
            <text:p>-19.0168</text:p>
          </table:table-cell>
          <table:table-cell office:value-type="float" office:value="2888" calcext:value-type="float">
            <text:p>2888</text:p>
          </table:table-cell>
          <table:table-cell office:value-type="float" office:value="55345" calcext:value-type="float">
            <text:p>55345</text:p>
          </table:table-cell>
          <table:table-cell office:value-type="float" office:value="-8.98957" calcext:value-type="float">
            <text:p>-8.98957</text:p>
          </table:table-cell>
          <table:table-cell office:value-type="string" calcext:value-type="string">
            <text:p>(0.990432,8.99903,0.00945245)</text:p>
          </table:table-cell>
          <table:table-cell table:number-columns-repeated="8"/>
        </table:table-row>
        <table:table-row table:style-name="ro1">
          <table:table-cell office:value-type="float" office:value="-19.0173" calcext:value-type="float">
            <text:p>-19.0173</text:p>
          </table:table-cell>
          <table:table-cell office:value-type="float" office:value="562" calcext:value-type="float">
            <text:p>562</text:p>
          </table:table-cell>
          <table:table-cell office:value-type="float" office:value="28963" calcext:value-type="float">
            <text:p>28963</text:p>
          </table:table-cell>
          <table:table-cell office:value-type="float" office:value="-8.99042" calcext:value-type="float">
            <text:p>-8.99042</text:p>
          </table:table-cell>
          <table:table-cell office:value-type="string" calcext:value-type="string">
            <text:p>(0.989993,8.99972,0.00929947)</text:p>
          </table:table-cell>
          <table:table-cell table:number-columns-repeated="8"/>
        </table:table-row>
        <table:table-row table:style-name="ro1">
          <table:table-cell office:value-type="float" office:value="-19.0173" calcext:value-type="float">
            <text:p>-19.0173</text:p>
          </table:table-cell>
          <table:table-cell office:value-type="float" office:value="393" calcext:value-type="float">
            <text:p>393</text:p>
          </table:table-cell>
          <table:table-cell office:value-type="float" office:value="26017" calcext:value-type="float">
            <text:p>26017</text:p>
          </table:table-cell>
          <table:table-cell office:value-type="float" office:value="-8.98875" calcext:value-type="float">
            <text:p>-8.98875</text:p>
          </table:table-cell>
          <table:table-cell office:value-type="string" calcext:value-type="string">
            <text:p>(0.990676,8.99858,0.0098349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298" calcext:value-type="float">
            <text:p>-3.25298</text:p>
          </table:table-cell>
          <table:table-cell office:value-type="float" office:value="635" calcext:value-type="float">
            <text:p>635</text:p>
          </table:table-cell>
          <table:table-cell office:value-type="float" office:value="5003087" calcext:value-type="float">
            <text:p>5003087</text:p>
          </table:table-cell>
          <table:table-cell office:value-type="float" office:value="-5.96664" calcext:value-type="float">
            <text:p>-5.96664</text:p>
          </table:table-cell>
          <table:table-cell office:value-type="string" calcext:value-type="string">
            <text:p>(1.99961,0.000253623,1.49197,0.00122813)</text:p>
          </table:table-cell>
          <table:table-cell table:number-columns-repeated="8"/>
        </table:table-row>
        <table:table-row table:style-name="ro1">
          <table:table-cell office:value-type="float" office:value="-3.25276" calcext:value-type="float">
            <text:p>-3.25276</text:p>
          </table:table-cell>
          <table:table-cell office:value-type="float" office:value="703" calcext:value-type="float">
            <text:p>703</text:p>
          </table:table-cell>
          <table:table-cell office:value-type="float" office:value="5004049" calcext:value-type="float">
            <text:p>5004049</text:p>
          </table:table-cell>
          <table:table-cell office:value-type="float" office:value="-5.95373" calcext:value-type="float">
            <text:p>-5.95373</text:p>
          </table:table-cell>
          <table:table-cell office:value-type="string" calcext:value-type="string">
            <text:p>(1.99859,0.000165383,1.48852,0.000358371)</text:p>
          </table:table-cell>
          <table:table-cell table:number-columns-repeated="8"/>
        </table:table-row>
        <table:table-row table:style-name="ro1">
          <table:table-cell office:value-type="float" office:value="-3.25039" calcext:value-type="float">
            <text:p>-3.25039</text:p>
          </table:table-cell>
          <table:table-cell office:value-type="float" office:value="727" calcext:value-type="float">
            <text:p>727</text:p>
          </table:table-cell>
          <table:table-cell office:value-type="float" office:value="5005516" calcext:value-type="float">
            <text:p>5005516</text:p>
          </table:table-cell>
          <table:table-cell office:value-type="float" office:value="-5.99239" calcext:value-type="float">
            <text:p>-5.99239</text:p>
          </table:table-cell>
          <table:table-cell office:value-type="string" calcext:value-type="string">
            <text:p>(1.99983,0.000143302,1.49826,0.00062911)</text:p>
          </table:table-cell>
          <table:table-cell table:number-columns-repeated="8"/>
        </table:table-row>
        <table:table-row table:style-name="ro1">
          <table:table-cell office:value-type="float" office:value="-3.25333" calcext:value-type="float">
            <text:p>-3.25333</text:p>
          </table:table-cell>
          <table:table-cell office:value-type="float" office:value="605" calcext:value-type="float">
            <text:p>605</text:p>
          </table:table-cell>
          <table:table-cell office:value-type="float" office:value="5002305" calcext:value-type="float">
            <text:p>5002305</text:p>
          </table:table-cell>
          <table:table-cell office:value-type="float" office:value="-5.95874" calcext:value-type="float">
            <text:p>-5.95874</text:p>
          </table:table-cell>
          <table:table-cell office:value-type="string" calcext:value-type="string">
            <text:p>(1.99938,0.000443158,1.48999,0.00120351)</text:p>
          </table:table-cell>
          <table:table-cell table:number-columns-repeated="8"/>
        </table:table-row>
        <table:table-row table:style-name="ro1">
          <table:table-cell office:value-type="float" office:value="-3.25327" calcext:value-type="float">
            <text:p>-3.25327</text:p>
          </table:table-cell>
          <table:table-cell office:value-type="float" office:value="1372" calcext:value-type="float">
            <text:p>1372</text:p>
          </table:table-cell>
          <table:table-cell office:value-type="float" office:value="5010768" calcext:value-type="float">
            <text:p>5010768</text:p>
          </table:table-cell>
          <table:table-cell office:value-type="float" office:value="-5.97243" calcext:value-type="float">
            <text:p>-5.97243</text:p>
          </table:table-cell>
          <table:table-cell office:value-type="string" calcext:value-type="string">
            <text:p>(1.99993,4.36052e-05,1.49311,2.42346e-05)</text:p>
          </table:table-cell>
          <table:table-cell table:number-columns-repeated="8"/>
        </table:table-row>
        <table:table-row table:style-name="ro1">
          <table:table-cell office:value-type="float" office:value="-3.25281" calcext:value-type="float">
            <text:p>-3.25281</text:p>
          </table:table-cell>
          <table:table-cell office:value-type="float" office:value="860" calcext:value-type="float">
            <text:p>860</text:p>
          </table:table-cell>
          <table:table-cell office:value-type="float" office:value="5005223" calcext:value-type="float">
            <text:p>5005223</text:p>
          </table:table-cell>
          <table:table-cell office:value-type="float" office:value="-5.94685" calcext:value-type="float">
            <text:p>-5.94685</text:p>
          </table:table-cell>
          <table:table-cell office:value-type="string" calcext:value-type="string">
            <text:p>(1.99809,-8.36318e-05,1.48689,0.000714865)</text:p>
          </table:table-cell>
          <table:table-cell table:number-columns-repeated="8"/>
        </table:table-row>
        <table:table-row table:style-name="ro1">
          <table:table-cell office:value-type="float" office:value="-3.25357" calcext:value-type="float">
            <text:p>-3.25357</text:p>
          </table:table-cell>
          <table:table-cell office:value-type="float" office:value="3647" calcext:value-type="float">
            <text:p>3647</text:p>
          </table:table-cell>
          <table:table-cell office:value-type="float" office:value="5082632" calcext:value-type="float">
            <text:p>5082632</text:p>
          </table:table-cell>
          <table:table-cell office:value-type="float" office:value="-5.95754" calcext:value-type="float">
            <text:p>-5.95754</text:p>
          </table:table-cell>
          <table:table-cell office:value-type="string" calcext:value-type="string">
            <text:p>(1.99929,0.000302647,1.48942,0.000125963)</text:p>
          </table:table-cell>
          <table:table-cell table:number-columns-repeated="8"/>
        </table:table-row>
        <table:table-row table:style-name="ro1">
          <table:table-cell office:value-type="float" office:value="-3.2528" calcext:value-type="float">
            <text:p>-3.2528</text:p>
          </table:table-cell>
          <table:table-cell office:value-type="float" office:value="2236" calcext:value-type="float">
            <text:p>2236</text:p>
          </table:table-cell>
          <table:table-cell office:value-type="float" office:value="5069610" calcext:value-type="float">
            <text:p>5069610</text:p>
          </table:table-cell>
          <table:table-cell office:value-type="float" office:value="-5.97794" calcext:value-type="float">
            <text:p>-5.97794</text:p>
          </table:table-cell>
          <table:table-cell office:value-type="string" calcext:value-type="string">
            <text:p>(2.00003,2.47729e-05,1.49447,-7.34845e-05)</text:p>
          </table:table-cell>
          <table:table-cell table:number-columns-repeated="8"/>
        </table:table-row>
        <table:table-row table:style-name="ro1">
          <table:table-cell office:value-type="float" office:value="-3.25306" calcext:value-type="float">
            <text:p>-3.25306</text:p>
          </table:table-cell>
          <table:table-cell office:value-type="float" office:value="925" calcext:value-type="float">
            <text:p>925</text:p>
          </table:table-cell>
          <table:table-cell office:value-type="float" office:value="5004018" calcext:value-type="float">
            <text:p>5004018</text:p>
          </table:table-cell>
          <table:table-cell office:value-type="float" office:value="-5.96812" calcext:value-type="float">
            <text:p>-5.96812</text:p>
          </table:table-cell>
          <table:table-cell office:value-type="string" calcext:value-type="string">
            <text:p>(1.99966,0.000151563,1.49223,0.00078615)</text:p>
          </table:table-cell>
          <table:table-cell table:number-columns-repeated="8"/>
        </table:table-row>
        <table:table-row table:style-name="ro1">
          <table:table-cell office:value-type="float" office:value="-3.25396" calcext:value-type="float">
            <text:p>-3.25396</text:p>
          </table:table-cell>
          <table:table-cell office:value-type="float" office:value="656" calcext:value-type="float">
            <text:p>656</text:p>
          </table:table-cell>
          <table:table-cell office:value-type="float" office:value="5002890" calcext:value-type="float">
            <text:p>5002890</text:p>
          </table:table-cell>
          <table:table-cell office:value-type="float" office:value="-5.95956" calcext:value-type="float">
            <text:p>-5.95956</text:p>
          </table:table-cell>
          <table:table-cell office:value-type="string" calcext:value-type="string">
            <text:p>(1.99962,0.000238663,1.49006,0.00067639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16.275" calcext:value-type="float">
            <text:p>-16.275</text:p>
          </table:table-cell>
          <table:table-cell office:value-type="float" office:value="568" calcext:value-type="float">
            <text:p>568</text:p>
          </table:table-cell>
          <table:table-cell office:value-type="float" office:value="5007212" calcext:value-type="float">
            <text:p>5007212</text:p>
          </table:table-cell>
          <table:table-cell office:value-type="float" office:value="6.00241" calcext:value-type="float">
            <text:p>6.00241</text:p>
          </table:table-cell>
          <table:table-cell office:value-type="string" calcext:value-type="string">
            <text:p>(1.48973,-9.60436e-05,1.00315,0.00994494,1.99308)</text:p>
          </table:table-cell>
          <table:table-cell table:number-columns-repeated="8"/>
        </table:table-row>
        <table:table-row table:style-name="ro1">
          <table:table-cell office:value-type="float" office:value="-16.2624" calcext:value-type="float">
            <text:p>-16.2624</text:p>
          </table:table-cell>
          <table:table-cell office:value-type="float" office:value="597" calcext:value-type="float">
            <text:p>597</text:p>
          </table:table-cell>
          <table:table-cell office:value-type="float" office:value="5004302" calcext:value-type="float">
            <text:p>5004302</text:p>
          </table:table-cell>
          <table:table-cell office:value-type="float" office:value="6.00181" calcext:value-type="float">
            <text:p>6.00181</text:p>
          </table:table-cell>
          <table:table-cell office:value-type="string" calcext:value-type="string">
            <text:p>(1.48869,0.000102049,1.00287,0.00978612,1.99314)</text:p>
          </table:table-cell>
          <table:table-cell table:number-columns-repeated="8"/>
        </table:table-row>
        <table:table-row table:style-name="ro1">
          <table:table-cell office:value-type="float" office:value="-16.2636" calcext:value-type="float">
            <text:p>-16.2636</text:p>
          </table:table-cell>
          <table:table-cell office:value-type="float" office:value="262" calcext:value-type="float">
            <text:p>262</text:p>
          </table:table-cell>
          <table:table-cell office:value-type="float" office:value="5002854" calcext:value-type="float">
            <text:p>5002854</text:p>
          </table:table-cell>
          <table:table-cell office:value-type="float" office:value="6.00209" calcext:value-type="float">
            <text:p>6.00209</text:p>
          </table:table-cell>
          <table:table-cell office:value-type="string" calcext:value-type="string">
            <text:p>(1.48963,8.03225e-05,1.00301,0.00963681,1.99322)</text:p>
          </table:table-cell>
          <table:table-cell table:number-columns-repeated="8"/>
        </table:table-row>
        <table:table-row table:style-name="ro1">
          <table:table-cell office:value-type="float" office:value="-16.2704" calcext:value-type="float">
            <text:p>-16.2704</text:p>
          </table:table-cell>
          <table:table-cell office:value-type="float" office:value="502" calcext:value-type="float">
            <text:p>502</text:p>
          </table:table-cell>
          <table:table-cell office:value-type="float" office:value="5005944" calcext:value-type="float">
            <text:p>5005944</text:p>
          </table:table-cell>
          <table:table-cell office:value-type="float" office:value="5.99993" calcext:value-type="float">
            <text:p>5.99993</text:p>
          </table:table-cell>
          <table:table-cell office:value-type="string" calcext:value-type="string">
            <text:p>(1.48883,0.000469055,1.00249,0.00994582,1.9925)</text:p>
          </table:table-cell>
          <table:table-cell table:number-columns-repeated="8"/>
        </table:table-row>
        <table:table-row table:style-name="ro1">
          <table:table-cell office:value-type="float" office:value="-16.2632" calcext:value-type="float">
            <text:p>-16.2632</text:p>
          </table:table-cell>
          <table:table-cell office:value-type="float" office:value="315" calcext:value-type="float">
            <text:p>315</text:p>
          </table:table-cell>
          <table:table-cell office:value-type="float" office:value="5004660" calcext:value-type="float">
            <text:p>5004660</text:p>
          </table:table-cell>
          <table:table-cell office:value-type="float" office:value="5.99861" calcext:value-type="float">
            <text:p>5.99861</text:p>
          </table:table-cell>
          <table:table-cell office:value-type="string" calcext:value-type="string">
            <text:p>(1.48805,0.000491009,1.00232,0.00995107,1.99201)</text:p>
          </table:table-cell>
          <table:table-cell table:number-columns-repeated="8"/>
        </table:table-row>
        <table:table-row table:style-name="ro1">
          <table:table-cell office:value-type="float" office:value="-16.2696" calcext:value-type="float">
            <text:p>-16.2696</text:p>
          </table:table-cell>
          <table:table-cell office:value-type="float" office:value="468" calcext:value-type="float">
            <text:p>468</text:p>
          </table:table-cell>
          <table:table-cell office:value-type="float" office:value="5004894" calcext:value-type="float">
            <text:p>5004894</text:p>
          </table:table-cell>
          <table:table-cell office:value-type="float" office:value="6.00083" calcext:value-type="float">
            <text:p>6.00083</text:p>
          </table:table-cell>
          <table:table-cell office:value-type="string" calcext:value-type="string">
            <text:p>(1.48912,1.33961e-05,1.00301,0.0099747,1.99242)</text:p>
          </table:table-cell>
          <table:table-cell table:number-columns-repeated="8"/>
        </table:table-row>
        <table:table-row table:style-name="ro1">
          <table:table-cell office:value-type="float" office:value="-21.1038" calcext:value-type="float">
            <text:p>-21.1038</text:p>
          </table:table-cell>
          <table:table-cell office:value-type="float" office:value="711" calcext:value-type="float">
            <text:p>711</text:p>
          </table:table-cell>
          <table:table-cell office:value-type="float" office:value="5021443" calcext:value-type="float">
            <text:p>5021443</text:p>
          </table:table-cell>
          <table:table-cell office:value-type="float" office:value="1.73979" calcext:value-type="float">
            <text:p>1.73979</text:p>
          </table:table-cell>
          <table:table-cell office:value-type="string" calcext:value-type="string">
            <text:p>(0.379817,0.815043,0.0099918,0.300145,0.709831)</text:p>
          </table:table-cell>
          <table:table-cell table:number-columns-repeated="8"/>
        </table:table-row>
        <table:table-row table:style-name="ro1">
          <table:table-cell office:value-type="float" office:value="-16.2657" calcext:value-type="float">
            <text:p>-16.2657</text:p>
          </table:table-cell>
          <table:table-cell office:value-type="float" office:value="353" calcext:value-type="float">
            <text:p>353</text:p>
          </table:table-cell>
          <table:table-cell office:value-type="float" office:value="5011225" calcext:value-type="float">
            <text:p>5011225</text:p>
          </table:table-cell>
          <table:table-cell office:value-type="float" office:value="6.00143" calcext:value-type="float">
            <text:p>6.00143</text:p>
          </table:table-cell>
          <table:table-cell office:value-type="string" calcext:value-type="string">
            <text:p>(1.49001,1.15742e-05,1.00295,0.00964011,1.99295)</text:p>
          </table:table-cell>
          <table:table-cell table:number-columns-repeated="8"/>
        </table:table-row>
        <table:table-row table:style-name="ro1">
          <table:table-cell office:value-type="float" office:value="-16.2708" calcext:value-type="float">
            <text:p>-16.2708</text:p>
          </table:table-cell>
          <table:table-cell office:value-type="float" office:value="630" calcext:value-type="float">
            <text:p>630</text:p>
          </table:table-cell>
          <table:table-cell office:value-type="float" office:value="5027138" calcext:value-type="float">
            <text:p>5027138</text:p>
          </table:table-cell>
          <table:table-cell office:value-type="float" office:value="6.00353" calcext:value-type="float">
            <text:p>6.00353</text:p>
          </table:table-cell>
          <table:table-cell office:value-type="string" calcext:value-type="string">
            <text:p>(1.49001,-8.18039e-05,1.0033,0.00974689,1.99359)</text:p>
          </table:table-cell>
          <table:table-cell table:number-columns-repeated="8"/>
        </table:table-row>
        <table:table-row table:style-name="ro1">
          <table:table-cell office:value-type="float" office:value="-16.2682" calcext:value-type="float">
            <text:p>-16.2682</text:p>
          </table:table-cell>
          <table:table-cell office:value-type="float" office:value="138" calcext:value-type="float">
            <text:p>138</text:p>
          </table:table-cell>
          <table:table-cell office:value-type="float" office:value="5003789" calcext:value-type="float">
            <text:p>5003789</text:p>
          </table:table-cell>
          <table:table-cell office:value-type="float" office:value="5.99937" calcext:value-type="float">
            <text:p>5.99937</text:p>
          </table:table-cell>
          <table:table-cell office:value-type="string" calcext:value-type="string">
            <text:p>(1.489,0.000151438,1.00246,0.00990856,1.9922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488" calcext:value-type="float">
            <text:p>14.7488</text:p>
          </table:table-cell>
          <table:table-cell office:value-type="float" office:value="1506" calcext:value-type="float">
            <text:p>1506</text:p>
          </table:table-cell>
          <table:table-cell office:value-type="float" office:value="643027" calcext:value-type="float">
            <text:p>643027</text:p>
          </table:table-cell>
          <table:table-cell office:value-type="float" office:value="-16.7499" calcext:value-type="float">
            <text:p>-16.7499</text:p>
          </table:table-cell>
          <table:table-cell office:value-type="string" calcext:value-type="string">
            <text:p>(1.54369,0.776671,0.166382,2.20612,1.87106,0.00995643)</text:p>
          </table:table-cell>
          <table:table-cell table:number-columns-repeated="8"/>
        </table:table-row>
        <table:table-row table:style-name="ro1">
          <table:table-cell office:value-type="float" office:value="14.7545" calcext:value-type="float">
            <text:p>14.7545</text:p>
          </table:table-cell>
          <table:table-cell office:value-type="float" office:value="1993" calcext:value-type="float">
            <text:p>1993</text:p>
          </table:table-cell>
          <table:table-cell office:value-type="float" office:value="812249" calcext:value-type="float">
            <text:p>812249</text:p>
          </table:table-cell>
          <table:table-cell office:value-type="float" office:value="-16.7496" calcext:value-type="float">
            <text:p>-16.7496</text:p>
          </table:table-cell>
          <table:table-cell office:value-type="string" calcext:value-type="string">
            <text:p>(1.54502,0.777831,0.167466,2.20514,1.87087,0.00980408)</text:p>
          </table:table-cell>
          <table:table-cell table:number-columns-repeated="8"/>
        </table:table-row>
        <table:table-row table:style-name="ro1">
          <table:table-cell office:value-type="float" office:value="14.7353" calcext:value-type="float">
            <text:p>14.7353</text:p>
          </table:table-cell>
          <table:table-cell office:value-type="float" office:value="1375" calcext:value-type="float">
            <text:p>1375</text:p>
          </table:table-cell>
          <table:table-cell office:value-type="float" office:value="442643" calcext:value-type="float">
            <text:p>442643</text:p>
          </table:table-cell>
          <table:table-cell office:value-type="float" office:value="-16.7477" calcext:value-type="float">
            <text:p>-16.7477</text:p>
          </table:table-cell>
          <table:table-cell office:value-type="string" calcext:value-type="string">
            <text:p>(1.54349,0.775286,0.166078,2.20685,1.87055,0.00969434)</text:p>
          </table:table-cell>
          <table:table-cell table:number-columns-repeated="8"/>
        </table:table-row>
        <table:table-row table:style-name="ro1">
          <table:table-cell office:value-type="float" office:value="14.738" calcext:value-type="float">
            <text:p>14.738</text:p>
          </table:table-cell>
          <table:table-cell office:value-type="float" office:value="1300" calcext:value-type="float">
            <text:p>1300</text:p>
          </table:table-cell>
          <table:table-cell office:value-type="float" office:value="1393461" calcext:value-type="float">
            <text:p>1393461</text:p>
          </table:table-cell>
          <table:table-cell office:value-type="float" office:value="-16.7505" calcext:value-type="float">
            <text:p>-16.7505</text:p>
          </table:table-cell>
          <table:table-cell office:value-type="string" calcext:value-type="string">
            <text:p>(1.54296,0.775192,0.165192,2.20732,1.87096,0.00979624)</text:p>
          </table:table-cell>
          <table:table-cell table:number-columns-repeated="8"/>
        </table:table-row>
        <table:table-row table:style-name="ro1">
          <table:table-cell office:value-type="float" office:value="14.7375" calcext:value-type="float">
            <text:p>14.7375</text:p>
          </table:table-cell>
          <table:table-cell office:value-type="float" office:value="1199" calcext:value-type="float">
            <text:p>1199</text:p>
          </table:table-cell>
          <table:table-cell office:value-type="float" office:value="598771" calcext:value-type="float">
            <text:p>598771</text:p>
          </table:table-cell>
          <table:table-cell office:value-type="float" office:value="-16.7523" calcext:value-type="float">
            <text:p>-16.7523</text:p>
          </table:table-cell>
          <table:table-cell office:value-type="string" calcext:value-type="string">
            <text:p>(1.54324,0.774999,0.165303,2.20718,1.87098,0.00961737)</text:p>
          </table:table-cell>
          <table:table-cell table:number-columns-repeated="8"/>
        </table:table-row>
        <table:table-row table:style-name="ro1">
          <table:table-cell office:value-type="float" office:value="14.7489" calcext:value-type="float">
            <text:p>14.7489</text:p>
          </table:table-cell>
          <table:table-cell office:value-type="float" office:value="3364" calcext:value-type="float">
            <text:p>3364</text:p>
          </table:table-cell>
          <table:table-cell office:value-type="float" office:value="756111" calcext:value-type="float">
            <text:p>756111</text:p>
          </table:table-cell>
          <table:table-cell office:value-type="float" office:value="-16.7586" calcext:value-type="float">
            <text:p>-16.7586</text:p>
          </table:table-cell>
          <table:table-cell office:value-type="string" calcext:value-type="string">
            <text:p>(1.54424,0.775965,0.165712,2.20621,1.87172,0.00965612)</text:p>
          </table:table-cell>
          <table:table-cell table:number-columns-repeated="8"/>
        </table:table-row>
        <table:table-row table:style-name="ro1">
          <table:table-cell office:value-type="float" office:value="14.7367" calcext:value-type="float">
            <text:p>14.7367</text:p>
          </table:table-cell>
          <table:table-cell office:value-type="float" office:value="1375" calcext:value-type="float">
            <text:p>1375</text:p>
          </table:table-cell>
          <table:table-cell office:value-type="float" office:value="538926" calcext:value-type="float">
            <text:p>538926</text:p>
          </table:table-cell>
          <table:table-cell office:value-type="float" office:value="-16.7502" calcext:value-type="float">
            <text:p>-16.7502</text:p>
          </table:table-cell>
          <table:table-cell office:value-type="string" calcext:value-type="string">
            <text:p>(1.54364,0.77526,0.165776,2.20683,1.87092,0.00978058)</text:p>
          </table:table-cell>
          <table:table-cell table:number-columns-repeated="8"/>
        </table:table-row>
        <table:table-row table:style-name="ro1">
          <table:table-cell office:value-type="float" office:value="14.7412" calcext:value-type="float">
            <text:p>14.7412</text:p>
          </table:table-cell>
          <table:table-cell office:value-type="float" office:value="1362" calcext:value-type="float">
            <text:p>1362</text:p>
          </table:table-cell>
          <table:table-cell office:value-type="float" office:value="622108" calcext:value-type="float">
            <text:p>622108</text:p>
          </table:table-cell>
          <table:table-cell office:value-type="float" office:value="-16.7448" calcext:value-type="float">
            <text:p>-16.7448</text:p>
          </table:table-cell>
          <table:table-cell office:value-type="string" calcext:value-type="string">
            <text:p>(1.5442,0.776506,0.166996,2.20582,1.8705,0.00996649)</text:p>
          </table:table-cell>
          <table:table-cell table:number-columns-repeated="8"/>
        </table:table-row>
        <table:table-row table:style-name="ro1">
          <table:table-cell office:value-type="float" office:value="14.7405" calcext:value-type="float">
            <text:p>14.7405</text:p>
          </table:table-cell>
          <table:table-cell office:value-type="float" office:value="1171" calcext:value-type="float">
            <text:p>1171</text:p>
          </table:table-cell>
          <table:table-cell office:value-type="float" office:value="432652" calcext:value-type="float">
            <text:p>432652</text:p>
          </table:table-cell>
          <table:table-cell office:value-type="float" office:value="-16.7526" calcext:value-type="float">
            <text:p>-16.7526</text:p>
          </table:table-cell>
          <table:table-cell office:value-type="string" calcext:value-type="string">
            <text:p>(1.54337,0.775349,0.165498,2.20699,1.87103,0.00962601)</text:p>
          </table:table-cell>
          <table:table-cell table:number-columns-repeated="8"/>
        </table:table-row>
        <table:table-row table:style-name="ro1">
          <table:table-cell office:value-type="float" office:value="14.7405" calcext:value-type="float">
            <text:p>14.7405</text:p>
          </table:table-cell>
          <table:table-cell office:value-type="float" office:value="1845" calcext:value-type="float">
            <text:p>1845</text:p>
          </table:table-cell>
          <table:table-cell office:value-type="float" office:value="562389" calcext:value-type="float">
            <text:p>562389</text:p>
          </table:table-cell>
          <table:table-cell office:value-type="float" office:value="-16.7454" calcext:value-type="float">
            <text:p>-16.7454</text:p>
          </table:table-cell>
          <table:table-cell office:value-type="string" calcext:value-type="string">
            <text:p>(1.54421,0.77637,0.166893,2.20589,1.87059,0.0099883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88.942" calcext:value-type="float">
            <text:p>-488.942</text:p>
          </table:table-cell>
          <table:table-cell office:value-type="float" office:value="6009" calcext:value-type="float">
            <text:p>6009</text:p>
          </table:table-cell>
          <table:table-cell office:value-type="float" office:value="256249" calcext:value-type="float">
            <text:p>256249</text:p>
          </table:table-cell>
          <table:table-cell office:value-type="float" office:value="9.50773" calcext:value-type="float">
            <text:p>9.50773</text:p>
          </table:table-cell>
          <table:table-cell office:value-type="string" calcext:value-type="string">
            <text:p>(0.00763466,0.651406,9.99579,0.0176808,8.41706,5.24925,0.108229,9.97999,0.0364693,9.98431,9.94134,9.99727,9.99606,9.99686,0.00363357,9.94223)</text:p>
          </table:table-cell>
          <table:table-cell table:number-columns-repeated="8"/>
        </table:table-row>
        <table:table-row table:style-name="ro1">
          <table:table-cell office:value-type="float" office:value="-488.821" calcext:value-type="float">
            <text:p>-488.821</text:p>
          </table:table-cell>
          <table:table-cell office:value-type="float" office:value="5864" calcext:value-type="float">
            <text:p>5864</text:p>
          </table:table-cell>
          <table:table-cell office:value-type="float" office:value="330730" calcext:value-type="float">
            <text:p>330730</text:p>
          </table:table-cell>
          <table:table-cell office:value-type="float" office:value="8.19258" calcext:value-type="float">
            <text:p>8.19258</text:p>
          </table:table-cell>
          <table:table-cell office:value-type="string" calcext:value-type="string">
            <text:p>(0.0091024,0.734895,9.97831,0.0077292,8.4811,5.40754,0.0321431,9.96612,0.00395514,9.99108,9.95712,9.99535,9.99488,9.98927,0.00589191,9.70974)</text:p>
          </table:table-cell>
          <table:table-cell table:number-columns-repeated="8"/>
        </table:table-row>
        <table:table-row table:style-name="ro1">
          <table:table-cell table:style-name="ce7" office:value-type="float" office:value="-482.896" calcext:value-type="float">
            <text:p>-4.83E+002</text:p>
          </table:table-cell>
          <table:table-cell office:value-type="float" office:value="5900" calcext:value-type="float">
            <text:p>5900</text:p>
          </table:table-cell>
          <table:table-cell office:value-type="float" office:value="361173" calcext:value-type="float">
            <text:p>361173</text:p>
          </table:table-cell>
          <table:table-cell office:value-type="float" office:value="3.8739" calcext:value-type="float">
            <text:p>3.8739</text:p>
          </table:table-cell>
          <table:table-cell office:value-type="string" calcext:value-type="string">
            <text:p>(0.00792566,0.91407,9.94782,0.000720977,9.37868,4.97815,0.173317,9.98477,0.177132,9.97606,8.96129,9.99585,9.99892,9.89913,0.00956473,9.44438)</text:p>
          </table:table-cell>
          <table:table-cell table:number-columns-repeated="8"/>
        </table:table-row>
        <table:table-row table:style-name="ro1">
          <table:table-cell table:style-name="ce7" office:value-type="float" office:value="-488.256" calcext:value-type="float">
            <text:p>-4.88E+002</text:p>
          </table:table-cell>
          <table:table-cell office:value-type="float" office:value="5851" calcext:value-type="float">
            <text:p>5851</text:p>
          </table:table-cell>
          <table:table-cell office:value-type="float" office:value="264868" calcext:value-type="float">
            <text:p>264868</text:p>
          </table:table-cell>
          <table:table-cell office:value-type="float" office:value="7.58041" calcext:value-type="float">
            <text:p>7.58041</text:p>
          </table:table-cell>
          <table:table-cell office:value-type="string" calcext:value-type="string">
            <text:p>(0.0085152,0.302364,9.99543,0.0453576,8.43426,5.06737,0.125614,9.98817,0.00689848,9.96353,9.88963,9.99742,9.99543,9.98891,0.00256473,9.6428)</text:p>
          </table:table-cell>
          <table:table-cell table:number-columns-repeated="8"/>
        </table:table-row>
        <table:table-row table:style-name="ro1">
          <table:table-cell table:style-name="ce7" office:value-type="float" office:value="-488.014" calcext:value-type="float">
            <text:p>-4.88E+002</text:p>
          </table:table-cell>
          <table:table-cell office:value-type="float" office:value="5958" calcext:value-type="float">
            <text:p>5958</text:p>
          </table:table-cell>
          <table:table-cell office:value-type="float" office:value="381218" calcext:value-type="float">
            <text:p>381218</text:p>
          </table:table-cell>
          <table:table-cell office:value-type="float" office:value="5.36027" calcext:value-type="float">
            <text:p>5.36027</text:p>
          </table:table-cell>
          <table:table-cell office:value-type="string" calcext:value-type="string">
            <text:p>(0.00601141,0.516293,9.99628,0.00420591,8.45506,5.30644,0.0881514,9.97801,0.0279694,9.91957,9.89888,9.99388,9.99693,9.99983,0.000704325,9.27349)</text:p>
          </table:table-cell>
          <table:table-cell table:number-columns-repeated="8"/>
        </table:table-row>
        <table:table-row table:style-name="ro1">
          <table:table-cell table:style-name="ce7" office:value-type="float" office:value="-487.752" calcext:value-type="float">
            <text:p>-4.88E+002</text:p>
          </table:table-cell>
          <table:table-cell office:value-type="float" office:value="5983" calcext:value-type="float">
            <text:p>5983</text:p>
          </table:table-cell>
          <table:table-cell office:value-type="float" office:value="285419" calcext:value-type="float">
            <text:p>285419</text:p>
          </table:table-cell>
          <table:table-cell office:value-type="float" office:value="9.54823" calcext:value-type="float">
            <text:p>9.54823</text:p>
          </table:table-cell>
          <table:table-cell office:value-type="string" calcext:value-type="string">
            <text:p>(0.00834262,1.00438,9.97629,0.026358,8.57122,5.84521,0.299257,9.98289,0.0161607,9.98895,9.91441,9.99111,9.99304,9.9969,0.00734732,9.95828)</text:p>
          </table:table-cell>
          <table:table-cell table:number-columns-repeated="8"/>
        </table:table-row>
        <table:table-row table:style-name="ro1">
          <table:table-cell table:style-name="ce7" office:value-type="float" office:value="-485.343" calcext:value-type="float">
            <text:p>-4.85E+002</text:p>
          </table:table-cell>
          <table:table-cell office:value-type="float" office:value="5941" calcext:value-type="float">
            <text:p>5941</text:p>
          </table:table-cell>
          <table:table-cell office:value-type="float" office:value="254889" calcext:value-type="float">
            <text:p>254889</text:p>
          </table:table-cell>
          <table:table-cell office:value-type="float" office:value="6.16861" calcext:value-type="float">
            <text:p>6.16861</text:p>
          </table:table-cell>
          <table:table-cell office:value-type="string" calcext:value-type="string">
            <text:p>(0.0131788,1.10828,9.9517,0.0753388,8.06709,6.2117,0.7099,9.95136,0.0280943,9.96377,9.85719,9.99411,9.99585,9.99315,0.000859307,9.42524)</text:p>
          </table:table-cell>
          <table:table-cell table:number-columns-repeated="8"/>
        </table:table-row>
        <table:table-row table:style-name="ro1">
          <table:table-cell office:value-type="float" office:value="-487.875" calcext:value-type="float">
            <text:p>-487.875</text:p>
          </table:table-cell>
          <table:table-cell office:value-type="float" office:value="5794" calcext:value-type="float">
            <text:p>5794</text:p>
          </table:table-cell>
          <table:table-cell office:value-type="float" office:value="301644" calcext:value-type="float">
            <text:p>301644</text:p>
          </table:table-cell>
          <table:table-cell office:value-type="float" office:value="7.36321" calcext:value-type="float">
            <text:p>7.36321</text:p>
          </table:table-cell>
          <table:table-cell office:value-type="string" calcext:value-type="string">
            <text:p>(0.00173295,0.757921,9.99953,0.0171561,8.39549,5.18735,0.148556,9.96746,0.0327883,9.96787,9.71992,9.99285,9.9936,9.98895,0.00742941,9.68823)</text:p>
          </table:table-cell>
          <table:table-cell table:number-columns-repeated="8"/>
        </table:table-row>
        <table:table-row table:style-name="ro1">
          <table:table-cell table:style-name="ce7" office:value-type="float" office:value="-487.301" calcext:value-type="float">
            <text:p>-4.87E+002</text:p>
          </table:table-cell>
          <table:table-cell office:value-type="float" office:value="5785" calcext:value-type="float">
            <text:p>5785</text:p>
          </table:table-cell>
          <table:table-cell office:value-type="float" office:value="276754" calcext:value-type="float">
            <text:p>276754</text:p>
          </table:table-cell>
          <table:table-cell office:value-type="float" office:value="6.79732" calcext:value-type="float">
            <text:p>6.79732</text:p>
          </table:table-cell>
          <table:table-cell office:value-type="string" calcext:value-type="string">
            <text:p>(0.00880972,1.76792,9.97659,0.012769,8.1703,6.53588,0.436924,9.99508,0.00398272,9.95879,9.9923,9.9998,9.9972,9.95858,0.00483316,9.44709)</text:p>
          </table:table-cell>
          <table:table-cell table:number-columns-repeated="8"/>
        </table:table-row>
        <table:table-row table:style-name="ro1">
          <table:table-cell table:style-name="ce7" office:value-type="float" office:value="-488.328" calcext:value-type="float">
            <text:p>-4.88E+002</text:p>
          </table:table-cell>
          <table:table-cell office:value-type="float" office:value="5930" calcext:value-type="float">
            <text:p>5930</text:p>
          </table:table-cell>
          <table:table-cell office:value-type="float" office:value="281999" calcext:value-type="float">
            <text:p>281999</text:p>
          </table:table-cell>
          <table:table-cell office:value-type="float" office:value="8.59084" calcext:value-type="float">
            <text:p>8.59084</text:p>
          </table:table-cell>
          <table:table-cell office:value-type="string" calcext:value-type="string">
            <text:p>(0.0245651,0.278682,9.99937,0.0232544,8.23066,5.19945,0.101831,9.97203,0.0283161,9.95641,9.97527,10,9.99843,9.99602,0.00341254,9.77416)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7" office:value-type="float" office:value="-0.0295904" calcext:value-type="float">
            <text:p>-2.96E-002</text:p>
          </table:table-cell>
          <table:table-cell office:value-type="float" office:value="931" calcext:value-type="float">
            <text:p>931</text:p>
          </table:table-cell>
          <table:table-cell office:value-type="float" office:value="20005" calcext:value-type="float">
            <text:p>20005</text:p>
          </table:table-cell>
          <table:table-cell office:value-type="float" office:value="200.197" calcext:value-type="float">
            <text:p>200.197</text:p>
          </table:table-cell>
          <table:table-cell office:value-type="string" calcext:value-type="string">
            <text:p>(-9.03411e-05,0.000123216,-9.99977,-9.99034)</text:p>
          </table:table-cell>
          <table:table-cell table:number-columns-repeated="8"/>
        </table:table-row>
        <table:table-row table:style-name="ro1">
          <table:table-cell table:style-name="ce7" office:value-type="float" office:value="-0.0342057" calcext:value-type="float">
            <text:p>-3.42E-002</text:p>
          </table:table-cell>
          <table:table-cell office:value-type="float" office:value="1093" calcext:value-type="float">
            <text:p>1093</text:p>
          </table:table-cell>
          <table:table-cell office:value-type="float" office:value="101064" calcext:value-type="float">
            <text:p>101064</text:p>
          </table:table-cell>
          <table:table-cell office:value-type="float" office:value="200.228" calcext:value-type="float">
            <text:p>200.228</text:p>
          </table:table-cell>
          <table:table-cell office:value-type="string" calcext:value-type="string">
            <text:p>(-1.09774e-06,6.94755e-05,-9.99853,-9.99002)</text:p>
          </table:table-cell>
          <table:table-cell table:number-columns-repeated="8"/>
        </table:table-row>
        <table:table-row table:style-name="ro1">
          <table:table-cell office:value-type="float" office:value="-0.00570204" calcext:value-type="float">
            <text:p>-0.00570204</text:p>
          </table:table-cell>
          <table:table-cell office:value-type="float" office:value="989" calcext:value-type="float">
            <text:p>989</text:p>
          </table:table-cell>
          <table:table-cell office:value-type="float" office:value="26040" calcext:value-type="float">
            <text:p>26040</text:p>
          </table:table-cell>
          <table:table-cell office:value-type="float" office:value="200.037" calcext:value-type="float">
            <text:p>200.037</text:p>
          </table:table-cell>
          <table:table-cell office:value-type="string" calcext:value-type="string">
            <text:p>(0.000118426,4.83961e-06,-9.99911,-9.99891)</text:p>
          </table:table-cell>
          <table:table-cell table:number-columns-repeated="8"/>
        </table:table-row>
        <table:table-row table:style-name="ro1">
          <table:table-cell office:value-type="float" office:value="-0.0283391" calcext:value-type="float">
            <text:p>-0.0283391</text:p>
          </table:table-cell>
          <table:table-cell office:value-type="float" office:value="910" calcext:value-type="float">
            <text:p>910</text:p>
          </table:table-cell>
          <table:table-cell office:value-type="float" office:value="22030" calcext:value-type="float">
            <text:p>22030</text:p>
          </table:table-cell>
          <table:table-cell office:value-type="float" office:value="200.186" calcext:value-type="float">
            <text:p>200.186</text:p>
          </table:table-cell>
          <table:table-cell office:value-type="string" calcext:value-type="string">
            <text:p>(0.000604269,-9.09013e-05,-9.99021,-10)</text:p>
          </table:table-cell>
          <table:table-cell table:number-columns-repeated="8"/>
        </table:table-row>
        <table:table-row table:style-name="ro1">
          <table:table-cell office:value-type="float" office:value="-0.0304706" calcext:value-type="float">
            <text:p>-0.0304706</text:p>
          </table:table-cell>
          <table:table-cell office:value-type="float" office:value="1022" calcext:value-type="float">
            <text:p>1022</text:p>
          </table:table-cell>
          <table:table-cell office:value-type="float" office:value="26609" calcext:value-type="float">
            <text:p>26609</text:p>
          </table:table-cell>
          <table:table-cell office:value-type="float" office:value="200.197" calcext:value-type="float">
            <text:p>200.197</text:p>
          </table:table-cell>
          <table:table-cell office:value-type="string" calcext:value-type="string">
            <text:p>(0.00104128,-5.97113e-05,-9.99005,-9.99914)</text:p>
          </table:table-cell>
          <table:table-cell table:number-columns-repeated="8"/>
        </table:table-row>
        <table:table-row table:style-name="ro1">
          <table:table-cell table:style-name="ce7" office:value-type="float" office:value="0.000352077" calcext:value-type="float">
            <text:p>3.52E-004</text:p>
          </table:table-cell>
          <table:table-cell office:value-type="float" office:value="891" calcext:value-type="float">
            <text:p>891</text:p>
          </table:table-cell>
          <table:table-cell office:value-type="float" office:value="23109" calcext:value-type="float">
            <text:p>23109</text:p>
          </table:table-cell>
          <table:table-cell office:value-type="float" office:value="199.987" calcext:value-type="float">
            <text:p>199.987</text:p>
          </table:table-cell>
          <table:table-cell office:value-type="string" calcext:value-type="string">
            <text:p>(0.00162685,-7.68397e-05,-9.99908,-10)</text:p>
          </table:table-cell>
          <table:table-cell table:number-columns-repeated="8"/>
        </table:table-row>
        <table:table-row table:style-name="ro1">
          <table:table-cell office:value-type="float" office:value="-0.0298832" calcext:value-type="float">
            <text:p>-0.0298832</text:p>
          </table:table-cell>
          <table:table-cell office:value-type="float" office:value="962" calcext:value-type="float">
            <text:p>962</text:p>
          </table:table-cell>
          <table:table-cell office:value-type="float" office:value="34206" calcext:value-type="float">
            <text:p>34206</text:p>
          </table:table-cell>
          <table:table-cell office:value-type="float" office:value="200.199" calcext:value-type="float">
            <text:p>200.199</text:p>
          </table:table-cell>
          <table:table-cell office:value-type="string" calcext:value-type="string">
            <text:p>(9.02401e-05,1.58651e-05,-9.99017,-9.9998)</text:p>
          </table:table-cell>
          <table:table-cell table:number-columns-repeated="8"/>
        </table:table-row>
        <table:table-row table:style-name="ro1">
          <table:table-cell table:style-name="ce7" office:value-type="float" office:value="-0.0519318" calcext:value-type="float">
            <text:p>-5.19E-002</text:p>
          </table:table-cell>
          <table:table-cell office:value-type="float" office:value="929" calcext:value-type="float">
            <text:p>929</text:p>
          </table:table-cell>
          <table:table-cell office:value-type="float" office:value="24446" calcext:value-type="float">
            <text:p>24446</text:p>
          </table:table-cell>
          <table:table-cell office:value-type="float" office:value="200.338" calcext:value-type="float">
            <text:p>200.338</text:p>
          </table:table-cell>
          <table:table-cell office:value-type="string" calcext:value-type="string">
            <text:p>(0.00134714,-6.94865e-05,-9.99122,-9.99062)</text:p>
          </table:table-cell>
          <table:table-cell table:number-columns-repeated="8"/>
        </table:table-row>
        <table:table-row table:style-name="ro1">
          <table:table-cell table:style-name="ce7" office:value-type="float" office:value="-0.0556431" calcext:value-type="float">
            <text:p>-5.56E-002</text:p>
          </table:table-cell>
          <table:table-cell office:value-type="float" office:value="1116" calcext:value-type="float">
            <text:p>1116</text:p>
          </table:table-cell>
          <table:table-cell office:value-type="float" office:value="33309" calcext:value-type="float">
            <text:p>33309</text:p>
          </table:table-cell>
          <table:table-cell office:value-type="float" office:value="200.371" calcext:value-type="float">
            <text:p>200.371</text:p>
          </table:table-cell>
          <table:table-cell office:value-type="string" calcext:value-type="string">
            <text:p>(2.2329e-05,7.28638e-06,-9.99052,-9.99091)</text:p>
          </table:table-cell>
          <table:table-cell table:number-columns-repeated="8"/>
        </table:table-row>
        <table:table-row table:style-name="ro1">
          <table:table-cell table:style-name="ce7" office:value-type="float" office:value="-0.0268589" calcext:value-type="float">
            <text:p>-2.69E-002</text:p>
          </table:table-cell>
          <table:table-cell office:value-type="float" office:value="928" calcext:value-type="float">
            <text:p>928</text:p>
          </table:table-cell>
          <table:table-cell office:value-type="float" office:value="18626" calcext:value-type="float">
            <text:p>18626</text:p>
          </table:table-cell>
          <table:table-cell office:value-type="float" office:value="200.173" calcext:value-type="float">
            <text:p>200.173</text:p>
          </table:table-cell>
          <table:table-cell office:value-type="string" calcext:value-type="string">
            <text:p>(0.000598213,0.000253231,-9.99048,-1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257" calcext:value-type="float">
            <text:p>1257</text:p>
          </table:table-cell>
          <table:table-cell office:value-type="float" office:value="5040062" calcext:value-type="float">
            <text:p>5040062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175103,2.00004,1.87505,0.903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051" calcext:value-type="float">
            <text:p>1051</text:p>
          </table:table-cell>
          <table:table-cell office:value-type="float" office:value="5050786" calcext:value-type="float">
            <text:p>505078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427335,2.00005,1.87503,0.90378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022" calcext:value-type="float">
            <text:p>1022</text:p>
          </table:table-cell>
          <table:table-cell office:value-type="float" office:value="5040737" calcext:value-type="float">
            <text:p>5040737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726588,2.00004,1.87504,0.903794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88" calcext:value-type="float">
            <text:p>1288</text:p>
          </table:table-cell>
          <table:table-cell office:value-type="float" office:value="5083851" calcext:value-type="float">
            <text:p>5083851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855907,2.00005,1.87503,0.90378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56" calcext:value-type="float">
            <text:p>1556</text:p>
          </table:table-cell>
          <table:table-cell office:value-type="float" office:value="5148718" calcext:value-type="float">
            <text:p>5148718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858052,2.00004,1.87505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001" calcext:value-type="float">
            <text:p>1001</text:p>
          </table:table-cell>
          <table:table-cell office:value-type="float" office:value="5010953" calcext:value-type="float">
            <text:p>5010953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0.00155576,2.00005,1.87504,0.90380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2476" calcext:value-type="float">
            <text:p>2476</text:p>
          </table:table-cell>
          <table:table-cell office:value-type="float" office:value="5063382" calcext:value-type="float">
            <text:p>5063382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866954,2.00003,1.87504,0.90379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47" calcext:value-type="float">
            <text:p>1147</text:p>
          </table:table-cell>
          <table:table-cell office:value-type="float" office:value="5094176" calcext:value-type="float">
            <text:p>5094176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0.000670063,2.00004,1.87501,0.90378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30" calcext:value-type="float">
            <text:p>1430</text:p>
          </table:table-cell>
          <table:table-cell office:value-type="float" office:value="5075248" calcext:value-type="float">
            <text:p>5075248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8.4447e-05,2.00005,1.87505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301" calcext:value-type="float">
            <text:p>3301</text:p>
          </table:table-cell>
          <table:table-cell office:value-type="float" office:value="5079674" calcext:value-type="float">
            <text:p>5079674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41084,2.00005,1.87505,0.9038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089.71" calcext:value-type="float">
            <text:p>-6089.71</text:p>
          </table:table-cell>
          <table:table-cell office:value-type="float" office:value="701" calcext:value-type="float">
            <text:p>701</text:p>
          </table:table-cell>
          <table:table-cell office:value-type="float" office:value="5101059" calcext:value-type="float">
            <text:p>5101059</text:p>
          </table:table-cell>
          <table:table-cell office:value-type="float" office:value="96.7063" calcext:value-type="float">
            <text:p>96.7063</text:p>
          </table:table-cell>
          <table:table-cell office:value-type="string" calcext:value-type="string">
            <text:p>(9.30022,2.82154,11.1036,16.2181,0.00231246,9.39409,27.0149,0.0098694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703" calcext:value-type="float">
            <text:p>5703</text:p>
          </table:table-cell>
          <table:table-cell office:value-type="float" office:value="5036980" calcext:value-type="float">
            <text:p>5036980</text:p>
          </table:table-cell>
          <table:table-cell office:value-type="float" office:value="54.0062" calcext:value-type="float">
            <text:p>54.0062</text:p>
          </table:table-cell>
          <table:table-cell office:value-type="string" calcext:value-type="string">
            <text:p>(7.00177,3.00068,11.9991,17.9986,-4.2605e-05,10.0027,29.9978,7.22709e-05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62" calcext:value-type="float">
            <text:p>5962</text:p>
          </table:table-cell>
          <table:table-cell office:value-type="float" office:value="5045638" calcext:value-type="float">
            <text:p>5045638</text:p>
          </table:table-cell>
          <table:table-cell office:value-type="float" office:value="56.1666" calcext:value-type="float">
            <text:p>56.1666</text:p>
          </table:table-cell>
          <table:table-cell office:value-type="string" calcext:value-type="string">
            <text:p>(7.26236,3.39337,11.7377,17.6067,0.655632,10.0003,29.3446,-4.51745e-05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87" calcext:value-type="float">
            <text:p>5987</text:p>
          </table:table-cell>
          <table:table-cell office:value-type="float" office:value="5076213" calcext:value-type="float">
            <text:p>5076213</text:p>
          </table:table-cell>
          <table:table-cell office:value-type="float" office:value="65.3831" calcext:value-type="float">
            <text:p>65.3831</text:p>
          </table:table-cell>
          <table:table-cell office:value-type="string" calcext:value-type="string">
            <text:p>(7.76807,4.15889,11.232,16.8411,1.93614,9.99102,28.0641,0.00922359)</text:p>
          </table:table-cell>
          <table:table-cell table:number-columns-repeated="8"/>
        </table:table-row>
        <table:table-row table:style-name="ro1">
          <table:table-cell office:value-type="float" office:value="-6235.33" calcext:value-type="float">
            <text:p>-6235.33</text:p>
          </table:table-cell>
          <table:table-cell office:value-type="float" office:value="2357" calcext:value-type="float">
            <text:p>2357</text:p>
          </table:table-cell>
          <table:table-cell office:value-type="float" office:value="5126987" calcext:value-type="float">
            <text:p>5126987</text:p>
          </table:table-cell>
          <table:table-cell office:value-type="float" office:value="104.465" calcext:value-type="float">
            <text:p>104.465</text:p>
          </table:table-cell>
          <table:table-cell office:value-type="string" calcext:value-type="string">
            <text:p>(2.78707,1.17763,14.1481,19.9655,0.0016347,3.91582,32.8172,0.90862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768" calcext:value-type="float">
            <text:p>5768</text:p>
          </table:table-cell>
          <table:table-cell office:value-type="float" office:value="5029100" calcext:value-type="float">
            <text:p>5029100</text:p>
          </table:table-cell>
          <table:table-cell office:value-type="float" office:value="53.9996" calcext:value-type="float">
            <text:p>53.9996</text:p>
          </table:table-cell>
          <table:table-cell office:value-type="string" calcext:value-type="string">
            <text:p>(6.99239,2.99678,12.0067,18.0042,0.000237899,9.98913,30.0032,0.00789652)</text:p>
          </table:table-cell>
          <table:table-cell table:number-columns-repeated="8"/>
        </table:table-row>
        <table:table-row table:style-name="ro1">
          <table:table-cell office:value-type="float" office:value="-6584.17" calcext:value-type="float">
            <text:p>-6584.17</text:p>
          </table:table-cell>
          <table:table-cell office:value-type="float" office:value="4416" calcext:value-type="float">
            <text:p>4416</text:p>
          </table:table-cell>
          <table:table-cell office:value-type="float" office:value="5349566" calcext:value-type="float">
            <text:p>5349566</text:p>
          </table:table-cell>
          <table:table-cell office:value-type="float" office:value="67.2044" calcext:value-type="float">
            <text:p>67.2044</text:p>
          </table:table-cell>
          <table:table-cell office:value-type="string" calcext:value-type="string">
            <text:p>(4.39096,1.88174,13.7637,19.9637,-9.46135e-06,6.27281,32.8185,0.90910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325" calcext:value-type="float">
            <text:p>5325</text:p>
          </table:table-cell>
          <table:table-cell office:value-type="float" office:value="5038640" calcext:value-type="float">
            <text:p>5038640</text:p>
          </table:table-cell>
          <table:table-cell office:value-type="float" office:value="68.9598" calcext:value-type="float">
            <text:p>68.9598</text:p>
          </table:table-cell>
          <table:table-cell office:value-type="string" calcext:value-type="string">
            <text:p>(7.90577,4.36534,11.094,16.635,2.28015,9.99116,27.7212,0.007961)</text:p>
          </table:table-cell>
          <table:table-cell table:number-columns-repeated="8"/>
        </table:table-row>
        <table:table-row table:style-name="ro1">
          <table:table-cell office:value-type="float" office:value="-6598.05" calcext:value-type="float">
            <text:p>-6598.05</text:p>
          </table:table-cell>
          <table:table-cell office:value-type="float" office:value="2811" calcext:value-type="float">
            <text:p>2811</text:p>
          </table:table-cell>
          <table:table-cell office:value-type="float" office:value="5034863" calcext:value-type="float">
            <text:p>5034863</text:p>
          </table:table-cell>
          <table:table-cell office:value-type="float" office:value="59.9989" calcext:value-type="float">
            <text:p>59.9989</text:p>
          </table:table-cell>
          <table:table-cell office:value-type="string" calcext:value-type="string">
            <text:p>(7.69986,3.29985,11.6003,17.4,-8.96741e-05,11,29,0.000437217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87" calcext:value-type="float">
            <text:p>5887</text:p>
          </table:table-cell>
          <table:table-cell office:value-type="float" office:value="5036899" calcext:value-type="float">
            <text:p>5036899</text:p>
          </table:table-cell>
          <table:table-cell office:value-type="float" office:value="69.0031" calcext:value-type="float">
            <text:p>69.0031</text:p>
          </table:table-cell>
          <table:table-cell office:value-type="string" calcext:value-type="string">
            <text:p>(7.90759,4.36674,11.093,16.6328,2.28161,9.99292,27.7169,0.0091109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6.42816" calcext:value-type="float">
            <text:p>-6.42816</text:p>
          </table:table-cell>
          <table:table-cell office:value-type="float" office:value="5957" calcext:value-type="float">
            <text:p>5957</text:p>
          </table:table-cell>
          <table:table-cell office:value-type="float" office:value="5044110" calcext:value-type="float">
            <text:p>5044110</text:p>
          </table:table-cell>
          <table:table-cell office:value-type="float" office:value="-4.81775" calcext:value-type="float">
            <text:p>-4.81775</text:p>
          </table:table-cell>
          <table:table-cell office:value-type="string" calcext:value-type="string">
            <text:p>(-7.10074e-05,7.81654,2.18336,-4.40185e-05,5.83304e-05,3.92613,1.38988,1.08921,1.09425)</text:p>
          </table:table-cell>
          <table:table-cell table:number-columns-repeated="8"/>
        </table:table-row>
        <table:table-row table:style-name="ro1">
          <table:table-cell table:style-name="ce7" office:value-type="float" office:value="-5.45665" calcext:value-type="float">
            <text:p>-5.46E+000</text:p>
          </table:table-cell>
          <table:table-cell office:value-type="float" office:value="5386" calcext:value-type="float">
            <text:p>5386</text:p>
          </table:table-cell>
          <table:table-cell office:value-type="float" office:value="5305485" calcext:value-type="float">
            <text:p>5305485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7.85185,0.0102188,0.0101103,3.926,1.38988,1.09896e-10,0.00265591,4.79727e-07,0.00224898)</text:p>
          </table:table-cell>
          <table:table-cell table:number-columns-repeated="8"/>
        </table:table-row>
        <table:table-row table:style-name="ro1">
          <table:table-cell office:value-type="float" office:value="-10.5416" calcext:value-type="float">
            <text:p>-10.5416</text:p>
          </table:table-cell>
          <table:table-cell office:value-type="float" office:value="1665" calcext:value-type="float">
            <text:p>1665</text:p>
          </table:table-cell>
          <table:table-cell office:value-type="float" office:value="5090147" calcext:value-type="float">
            <text:p>5090147</text:p>
          </table:table-cell>
          <table:table-cell office:value-type="float" office:value="-6.69234" calcext:value-type="float">
            <text:p>-6.69234</text:p>
          </table:table-cell>
          <table:table-cell office:value-type="string" calcext:value-type="string">
            <text:p>(0.00622351,0.0146209,8.20329,0.00140499,0.00190919,0.00357205,0.0052833,6.4653,1.73528)</text:p>
          </table:table-cell>
          <table:table-cell table:number-columns-repeated="8"/>
        </table:table-row>
        <table:table-row table:style-name="ro1">
          <table:table-cell office:value-type="float" office:value="-6.42823" calcext:value-type="float">
            <text:p>-6.42823</text:p>
          </table:table-cell>
          <table:table-cell office:value-type="float" office:value="5794" calcext:value-type="float">
            <text:p>5794</text:p>
          </table:table-cell>
          <table:table-cell office:value-type="float" office:value="5045138" calcext:value-type="float">
            <text:p>5045138</text:p>
          </table:table-cell>
          <table:table-cell office:value-type="float" office:value="-4.81901" calcext:value-type="float">
            <text:p>-4.81901</text:p>
          </table:table-cell>
          <table:table-cell office:value-type="string" calcext:value-type="string">
            <text:p>(-5.28211e-05,7.81586,2.18426,-1.41592e-05,-1.85759e-05,3.9261,1.38989,1.094,1.09036)</text:p>
          </table:table-cell>
          <table:table-cell table:number-columns-repeated="8"/>
        </table:table-row>
        <table:table-row table:style-name="ro1">
          <table:table-cell office:value-type="float" office:value="-5.08848" calcext:value-type="float">
            <text:p>-5.08848</text:p>
          </table:table-cell>
          <table:table-cell office:value-type="float" office:value="5771" calcext:value-type="float">
            <text:p>5771</text:p>
          </table:table-cell>
          <table:table-cell office:value-type="float" office:value="5042483" calcext:value-type="float">
            <text:p>5042483</text:p>
          </table:table-cell>
          <table:table-cell office:value-type="float" office:value="-5.58994" calcext:value-type="float">
            <text:p>-5.58994</text:p>
          </table:table-cell>
          <table:table-cell office:value-type="string" calcext:value-type="string">
            <text:p>(1.73998e-05,7.80746,2.19262,6.74616e-05,-6.99694e-05,2.02876,2.02879,1.09484,1.09788)</text:p>
          </table:table-cell>
          <table:table-cell table:number-columns-repeated="8"/>
        </table:table-row>
        <table:table-row table:style-name="ro1">
          <table:table-cell office:value-type="float" office:value="-6.42825" calcext:value-type="float">
            <text:p>-6.42825</text:p>
          </table:table-cell>
          <table:table-cell office:value-type="float" office:value="5971" calcext:value-type="float">
            <text:p>5971</text:p>
          </table:table-cell>
          <table:table-cell office:value-type="float" office:value="5046022" calcext:value-type="float">
            <text:p>5046022</text:p>
          </table:table-cell>
          <table:table-cell office:value-type="float" office:value="-4.81727" calcext:value-type="float">
            <text:p>-4.81727</text:p>
          </table:table-cell>
          <table:table-cell office:value-type="string" calcext:value-type="string">
            <text:p>(-9.01566e-05,7.81717,2.18301,1.82201e-05,-4.79959e-05,3.9261,1.38989,1.09024,1.09288)</text:p>
          </table:table-cell>
          <table:table-cell table:number-columns-repeated="8"/>
        </table:table-row>
        <table:table-row table:style-name="ro1">
          <table:table-cell office:value-type="float" office:value="-5.60978" calcext:value-type="float">
            <text:p>-5.60978</text:p>
          </table:table-cell>
          <table:table-cell office:value-type="float" office:value="4840" calcext:value-type="float">
            <text:p>4840</text:p>
          </table:table-cell>
          <table:table-cell office:value-type="float" office:value="5108744" calcext:value-type="float">
            <text:p>5108744</text:p>
          </table:table-cell>
          <table:table-cell office:value-type="float" office:value="-2.89532" calcext:value-type="float">
            <text:p>-2.89532</text:p>
          </table:table-cell>
          <table:table-cell office:value-type="string" calcext:value-type="string">
            <text:p>(0.0138386,1.6435,7.85395,0.00272074,0.00176223,1.51142e-05,2.71051e-20,1.37049,4.09326)</text:p>
          </table:table-cell>
          <table:table-cell table:number-columns-repeated="8"/>
        </table:table-row>
        <table:table-row table:style-name="ro1">
          <table:table-cell office:value-type="float" office:value="-5.45686" calcext:value-type="float">
            <text:p>-5.45686</text:p>
          </table:table-cell>
          <table:table-cell office:value-type="float" office:value="5964" calcext:value-type="float">
            <text:p>5964</text:p>
          </table:table-cell>
          <table:table-cell office:value-type="float" office:value="4451187" calcext:value-type="float">
            <text:p>4451187</text:p>
          </table:table-cell>
          <table:table-cell office:value-type="float" office:value="-2.88031" calcext:value-type="float">
            <text:p>-2.88031</text:p>
          </table:table-cell>
          <table:table-cell office:value-type="string" calcext:value-type="string">
            <text:p>(0.0299996,7.85398,1.8328,0.00999993,0.0099999,3.9261,1.38989,-8.92814e-05,-3.43125e-06)</text:p>
          </table:table-cell>
          <table:table-cell table:number-columns-repeated="8"/>
        </table:table-row>
        <table:table-row table:style-name="ro1">
          <table:table-cell table:style-name="ce7" office:value-type="float" office:value="-10.1097" calcext:value-type="float">
            <text:p>-1.01E+001</text:p>
          </table:table-cell>
          <table:table-cell office:value-type="float" office:value="6008" calcext:value-type="float">
            <text:p>6008</text:p>
          </table:table-cell>
          <table:table-cell office:value-type="float" office:value="5080866" calcext:value-type="float">
            <text:p>5080866</text:p>
          </table:table-cell>
          <table:table-cell office:value-type="float" office:value="-6.75685" calcext:value-type="float">
            <text:p>-6.75685</text:p>
          </table:table-cell>
          <table:table-cell office:value-type="string" calcext:value-type="string">
            <text:p>(0.0294926,1.23784,8.06596,0.00976366,0.00973939,-1.11473e-05,-4.7995e-05,1.59908,6.46698)</text:p>
          </table:table-cell>
          <table:table-cell table:number-columns-repeated="8"/>
        </table:table-row>
        <table:table-row table:style-name="ro1">
          <table:table-cell office:value-type="float" office:value="-5.46437" calcext:value-type="float">
            <text:p>-5.46437</text:p>
          </table:table-cell>
          <table:table-cell office:value-type="float" office:value="5043" calcext:value-type="float">
            <text:p>5043</text:p>
          </table:table-cell>
          <table:table-cell office:value-type="float" office:value="5084858" calcext:value-type="float">
            <text:p>5084858</text:p>
          </table:table-cell>
          <table:table-cell office:value-type="float" office:value="-2.88019" calcext:value-type="float">
            <text:p>-2.88019</text:p>
          </table:table-cell>
          <table:table-cell office:value-type="string" calcext:value-type="string">
            <text:p>(0.0116726,0.0322082,7.85381,0.00523943,0.0044227,-3.61902e-06,7.34288e-06,1.38868,3.9349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51" calcext:value-type="float">
            <text:p>3251</text:p>
          </table:table-cell>
          <table:table-cell office:value-type="float" office:value="350312" calcext:value-type="float">
            <text:p>35031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210448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415" calcext:value-type="float">
            <text:p>2415</text:p>
          </table:table-cell>
          <table:table-cell office:value-type="float" office:value="207836" calcext:value-type="float">
            <text:p>20783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670933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29" calcext:value-type="float">
            <text:p>3229</text:p>
          </table:table-cell>
          <table:table-cell office:value-type="float" office:value="286535" calcext:value-type="float">
            <text:p>28653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345941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417" calcext:value-type="float">
            <text:p>2417</text:p>
          </table:table-cell>
          <table:table-cell office:value-type="float" office:value="254351" calcext:value-type="float">
            <text:p>25435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236962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484" calcext:value-type="float">
            <text:p>2484</text:p>
          </table:table-cell>
          <table:table-cell office:value-type="float" office:value="218052" calcext:value-type="float">
            <text:p>21805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36519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496" calcext:value-type="float">
            <text:p>2496</text:p>
          </table:table-cell>
          <table:table-cell office:value-type="float" office:value="284882" calcext:value-type="float">
            <text:p>28488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628893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426" calcext:value-type="float">
            <text:p>2426</text:p>
          </table:table-cell>
          <table:table-cell office:value-type="float" office:value="171750" calcext:value-type="float">
            <text:p>17175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911444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746" calcext:value-type="float">
            <text:p>3746</text:p>
          </table:table-cell>
          <table:table-cell office:value-type="float" office:value="292548" calcext:value-type="float">
            <text:p>29254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286699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607" calcext:value-type="float">
            <text:p>2607</text:p>
          </table:table-cell>
          <table:table-cell office:value-type="float" office:value="418220" calcext:value-type="float">
            <text:p>41822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665773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390" calcext:value-type="float">
            <text:p>2390</text:p>
          </table:table-cell>
          <table:table-cell office:value-type="float" office:value="376398" calcext:value-type="float">
            <text:p>37639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5,7.1069,7.03484,0.0016937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7" office:value-type="float" office:value="0.00000041479" calcext:value-type="float">
            <text:p>4.15E-007</text:p>
          </table:table-cell>
          <table:table-cell office:value-type="float" office:value="1721" calcext:value-type="float">
            <text:p>1721</text:p>
          </table:table-cell>
          <table:table-cell office:value-type="float" office:value="21177" calcext:value-type="float">
            <text:p>21177</text:p>
          </table:table-cell>
          <table:table-cell office:value-type="float" office:value="199.908" calcext:value-type="float">
            <text:p>199.908</text:p>
          </table:table-cell>
          <table:table-cell office:value-type="string" calcext:value-type="string">
            <text:p>(-1.08648e-05,0.013883,-9.99998,-9.99077)</text:p>
          </table:table-cell>
          <table:table-cell table:number-columns-repeated="8"/>
        </table:table-row>
        <table:table-row table:style-name="ro1">
          <table:table-cell table:style-name="ce7" office:value-type="float" office:value="0.000270538" calcext:value-type="float">
            <text:p>2.71E-004</text:p>
          </table:table-cell>
          <table:table-cell office:value-type="float" office:value="960" calcext:value-type="float">
            <text:p>960</text:p>
          </table:table-cell>
          <table:table-cell office:value-type="float" office:value="18582" calcext:value-type="float">
            <text:p>18582</text:p>
          </table:table-cell>
          <table:table-cell office:value-type="float" office:value="199.989" calcext:value-type="float">
            <text:p>199.989</text:p>
          </table:table-cell>
          <table:table-cell office:value-type="string" calcext:value-type="string">
            <text:p>(0.0011752,0.000700545,-9.99999,-9.99867)</text:p>
          </table:table-cell>
          <table:table-cell table:number-columns-repeated="8"/>
        </table:table-row>
        <table:table-row table:style-name="ro1">
          <table:table-cell table:style-name="ce7" office:value-type="float" office:value="0.000160851" calcext:value-type="float">
            <text:p>1.61E-004</text:p>
          </table:table-cell>
          <table:table-cell office:value-type="float" office:value="957" calcext:value-type="float">
            <text:p>957</text:p>
          </table:table-cell>
          <table:table-cell office:value-type="float" office:value="21125" calcext:value-type="float">
            <text:p>21125</text:p>
          </table:table-cell>
          <table:table-cell office:value-type="float" office:value="199.99" calcext:value-type="float">
            <text:p>199.99</text:p>
          </table:table-cell>
          <table:table-cell office:value-type="string" calcext:value-type="string">
            <text:p>(0.00126809,0.000106791,-9.99978,-9.99936)</text:p>
          </table:table-cell>
          <table:table-cell table:number-columns-repeated="8"/>
        </table:table-row>
        <table:table-row table:style-name="ro1">
          <table:table-cell table:style-name="ce7" office:value-type="float" office:value="0.000000000103846" calcext:value-type="float">
            <text:p>1.04E-010</text:p>
          </table:table-cell>
          <table:table-cell office:value-type="float" office:value="3036" calcext:value-type="float">
            <text:p>3036</text:p>
          </table:table-cell>
          <table:table-cell office:value-type="float" office:value="37294" calcext:value-type="float">
            <text:p>37294</text:p>
          </table:table-cell>
          <table:table-cell office:value-type="float" office:value="199.992" calcext:value-type="float">
            <text:p>199.992</text:p>
          </table:table-cell>
          <table:table-cell office:value-type="string" calcext:value-type="string">
            <text:p>(0.000450228,0.000740702,-9.99921,-10)</text:p>
          </table:table-cell>
          <table:table-cell table:number-columns-repeated="8"/>
        </table:table-row>
        <table:table-row table:style-name="ro1">
          <table:table-cell table:style-name="ce7" office:value-type="float" office:value="0.00000000260095" calcext:value-type="float">
            <text:p>2.60E-009</text:p>
          </table:table-cell>
          <table:table-cell office:value-type="float" office:value="2300" calcext:value-type="float">
            <text:p>2300</text:p>
          </table:table-cell>
          <table:table-cell office:value-type="float" office:value="22348" calcext:value-type="float">
            <text:p>22348</text:p>
          </table:table-cell>
          <table:table-cell office:value-type="float" office:value="199.901" calcext:value-type="float">
            <text:p>199.901</text:p>
          </table:table-cell>
          <table:table-cell office:value-type="string" calcext:value-type="string">
            <text:p>(0.0146435,0.000259275,-9.99027,-9.9998)</text:p>
          </table:table-cell>
          <table:table-cell table:number-columns-repeated="8"/>
        </table:table-row>
        <table:table-row table:style-name="ro1">
          <table:table-cell table:style-name="ce7" office:value-type="float" office:value="0.000352077" calcext:value-type="float">
            <text:p>3.52E-004</text:p>
          </table:table-cell>
          <table:table-cell office:value-type="float" office:value="891" calcext:value-type="float">
            <text:p>891</text:p>
          </table:table-cell>
          <table:table-cell office:value-type="float" office:value="23109" calcext:value-type="float">
            <text:p>23109</text:p>
          </table:table-cell>
          <table:table-cell office:value-type="float" office:value="199.987" calcext:value-type="float">
            <text:p>199.987</text:p>
          </table:table-cell>
          <table:table-cell office:value-type="string" calcext:value-type="string">
            <text:p>(0.00162685,-7.68397e-05,-9.99908,-10)</text:p>
          </table:table-cell>
          <table:table-cell table:number-columns-repeated="8"/>
        </table:table-row>
        <table:table-row table:style-name="ro1">
          <table:table-cell table:style-name="ce7" office:value-type="float" office:value="0" calcext:value-type="float">
            <text:p>0.00E+000</text:p>
          </table:table-cell>
          <table:table-cell office:value-type="float" office:value="4870" calcext:value-type="float">
            <text:p>4870</text:p>
          </table:table-cell>
          <table:table-cell office:value-type="float" office:value="204726" calcext:value-type="float">
            <text:p>204726</text:p>
          </table:table-cell>
          <table:table-cell office:value-type="float" office:value="199.904" calcext:value-type="float">
            <text:p>199.904</text:p>
          </table:table-cell>
          <table:table-cell office:value-type="string" calcext:value-type="string">
            <text:p>(0.0129033,0.00143298,-9.99055,-9.99989)</text:p>
          </table:table-cell>
          <table:table-cell table:number-columns-repeated="8"/>
        </table:table-row>
        <table:table-row table:style-name="ro1">
          <table:table-cell table:style-name="ce7" office:value-type="float" office:value="0" calcext:value-type="float">
            <text:p>0.00E+000</text:p>
          </table:table-cell>
          <table:table-cell office:value-type="float" office:value="3975" calcext:value-type="float">
            <text:p>3975</text:p>
          </table:table-cell>
          <table:table-cell office:value-type="float" office:value="31481" calcext:value-type="float">
            <text:p>31481</text:p>
          </table:table-cell>
          <table:table-cell office:value-type="float" office:value="199.891" calcext:value-type="float">
            <text:p>199.891</text:p>
          </table:table-cell>
          <table:table-cell office:value-type="string" calcext:value-type="string">
            <text:p>(0.0113133,0.0050282,-9.9988,-9.99031)</text:p>
          </table:table-cell>
          <table:table-cell table:number-columns-repeated="8"/>
        </table:table-row>
        <table:table-row table:style-name="ro1">
          <table:table-cell table:style-name="ce7" office:value-type="float" office:value="0.000142895" calcext:value-type="float">
            <text:p>1.43E-004</text:p>
          </table:table-cell>
          <table:table-cell office:value-type="float" office:value="872" calcext:value-type="float">
            <text:p>872</text:p>
          </table:table-cell>
          <table:table-cell office:value-type="float" office:value="17886" calcext:value-type="float">
            <text:p>17886</text:p>
          </table:table-cell>
          <table:table-cell office:value-type="float" office:value="199.993" calcext:value-type="float">
            <text:p>199.993</text:p>
          </table:table-cell>
          <table:table-cell office:value-type="string" calcext:value-type="string">
            <text:p>(0.000421514,0.000776916,-9.99974,-9.99941)</text:p>
          </table:table-cell>
          <table:table-cell table:number-columns-repeated="8"/>
        </table:table-row>
        <table:table-row table:style-name="ro1">
          <table:table-cell table:style-name="ce7" office:value-type="float" office:value="0.00000000000162004" calcext:value-type="float">
            <text:p>1.62E-012</text:p>
          </table:table-cell>
          <table:table-cell office:value-type="float" office:value="3926" calcext:value-type="float">
            <text:p>3926</text:p>
          </table:table-cell>
          <table:table-cell office:value-type="float" office:value="26146" calcext:value-type="float">
            <text:p>26146</text:p>
          </table:table-cell>
          <table:table-cell office:value-type="float" office:value="199.948" calcext:value-type="float">
            <text:p>199.948</text:p>
          </table:table-cell>
          <table:table-cell office:value-type="string" calcext:value-type="string">
            <text:p>(0.00617554,0.0016831,-9.99476,-1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7" office:value-type="float" office:value="100.014" calcext:value-type="float">
            <text:p>1.00E+002</text:p>
          </table:table-cell>
          <table:table-cell office:value-type="float" office:value="818" calcext:value-type="float">
            <text:p>818</text:p>
          </table:table-cell>
          <table:table-cell office:value-type="float" office:value="16726" calcext:value-type="float">
            <text:p>16726</text:p>
          </table:table-cell>
          <table:table-cell office:value-type="float" office:value="25.0091" calcext:value-type="float">
            <text:p>25.0091</text:p>
          </table:table-cell>
          <table:table-cell office:value-type="string" calcext:value-type="string">
            <text:p>(15.0001,9.99997,9.99919,10)</text:p>
          </table:table-cell>
          <table:table-cell table:number-columns-repeated="8"/>
        </table:table-row>
        <table:table-row table:style-name="ro1">
          <table:table-cell table:style-name="ce7" office:value-type="float" office:value="99.9921" calcext:value-type="float">
            <text:p>1.00E+002</text:p>
          </table:table-cell>
          <table:table-cell office:value-type="float" office:value="759" calcext:value-type="float">
            <text:p>759</text:p>
          </table:table-cell>
          <table:table-cell office:value-type="float" office:value="129245" calcext:value-type="float">
            <text:p>129245</text:p>
          </table:table-cell>
          <table:table-cell office:value-type="float" office:value="25.0014" calcext:value-type="float">
            <text:p>25.0014</text:p>
          </table:table-cell>
          <table:table-cell office:value-type="string" calcext:value-type="string">
            <text:p>(15.0002,9.99977,10.0001,9.99979)</text:p>
          </table:table-cell>
          <table:table-cell table:number-columns-repeated="8"/>
        </table:table-row>
        <table:table-row table:style-name="ro1">
          <table:table-cell table:style-name="ce7" office:value-type="float" office:value="99.9854" calcext:value-type="float">
            <text:p>1.00E+002</text:p>
          </table:table-cell>
          <table:table-cell office:value-type="float" office:value="835" calcext:value-type="float">
            <text:p>835</text:p>
          </table:table-cell>
          <table:table-cell office:value-type="float" office:value="77726" calcext:value-type="float">
            <text:p>77726</text:p>
          </table:table-cell>
          <table:table-cell office:value-type="float" office:value="25.005" calcext:value-type="float">
            <text:p>25.005</text:p>
          </table:table-cell>
          <table:table-cell office:value-type="string" calcext:value-type="string">
            <text:p>(15.0005,9.99961,9.99999,9.9996)</text:p>
          </table:table-cell>
          <table:table-cell table:number-columns-repeated="8"/>
        </table:table-row>
        <table:table-row table:style-name="ro1">
          <table:table-cell table:style-name="ce7" office:value-type="float" office:value="0.000540831" calcext:value-type="float">
            <text:p>5.41E-004</text:p>
          </table:table-cell>
          <table:table-cell office:value-type="float" office:value="1960" calcext:value-type="float">
            <text:p>1960</text:p>
          </table:table-cell>
          <table:table-cell office:value-type="float" office:value="23418" calcext:value-type="float">
            <text:p>23418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,5.00005,9.99993,5.00003)</text:p>
          </table:table-cell>
          <table:table-cell table:number-columns-repeated="8"/>
        </table:table-row>
        <table:table-row table:style-name="ro1">
          <table:table-cell table:style-name="ce7" office:value-type="float" office:value="0.00629647" calcext:value-type="float">
            <text:p>6.30E-003</text:p>
          </table:table-cell>
          <table:table-cell office:value-type="float" office:value="2115" calcext:value-type="float">
            <text:p>2115</text:p>
          </table:table-cell>
          <table:table-cell office:value-type="float" office:value="46565" calcext:value-type="float">
            <text:p>4656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,4.99998,9.99973,5.00003)</text:p>
          </table:table-cell>
          <table:table-cell table:number-columns-repeated="8"/>
        </table:table-row>
        <table:table-row table:style-name="ro1">
          <table:table-cell table:style-name="ce7" office:value-type="float" office:value="0.00109946" calcext:value-type="float">
            <text:p>1.10E-003</text:p>
          </table:table-cell>
          <table:table-cell office:value-type="float" office:value="1920" calcext:value-type="float">
            <text:p>1920</text:p>
          </table:table-cell>
          <table:table-cell office:value-type="float" office:value="62297" calcext:value-type="float">
            <text:p>62297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91,9.99993,4.99989)</text:p>
          </table:table-cell>
          <table:table-cell table:number-columns-repeated="8"/>
        </table:table-row>
        <table:table-row table:style-name="ro1">
          <table:table-cell table:style-name="ce7" office:value-type="float" office:value="0.00196559" calcext:value-type="float">
            <text:p>1.97E-003</text:p>
          </table:table-cell>
          <table:table-cell office:value-type="float" office:value="1863" calcext:value-type="float">
            <text:p>1863</text:p>
          </table:table-cell>
          <table:table-cell office:value-type="float" office:value="24120" calcext:value-type="float">
            <text:p>24120</text:p>
          </table:table-cell>
          <table:table-cell office:value-type="float" office:value="99.9956" calcext:value-type="float">
            <text:p>99.9956</text:p>
          </table:table-cell>
          <table:table-cell office:value-type="string" calcext:value-type="string">
            <text:p>(19.9998,5.00021,9.99999,5.00018)</text:p>
          </table:table-cell>
          <table:table-cell table:number-columns-repeated="8"/>
        </table:table-row>
        <table:table-row table:style-name="ro1">
          <table:table-cell table:style-name="ce7" office:value-type="float" office:value="0.0000622729" calcext:value-type="float">
            <text:p>6.23E-005</text:p>
          </table:table-cell>
          <table:table-cell office:value-type="float" office:value="2315" calcext:value-type="float">
            <text:p>2315</text:p>
          </table:table-cell>
          <table:table-cell office:value-type="float" office:value="22798" calcext:value-type="float">
            <text:p>22798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19.9999,5.00014,9.99997,5.00012)</text:p>
          </table:table-cell>
          <table:table-cell table:number-columns-repeated="8"/>
        </table:table-row>
        <table:table-row table:style-name="ro1">
          <table:table-cell table:style-name="ce7" office:value-type="float" office:value="0.00152341" calcext:value-type="float">
            <text:p>1.52E-003</text:p>
          </table:table-cell>
          <table:table-cell office:value-type="float" office:value="1897" calcext:value-type="float">
            <text:p>1897</text:p>
          </table:table-cell>
          <table:table-cell office:value-type="float" office:value="22381" calcext:value-type="float">
            <text:p>223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9.9999,5.00019,9.99989,5.00015)</text:p>
          </table:table-cell>
          <table:table-cell table:number-columns-repeated="8"/>
        </table:table-row>
        <table:table-row table:style-name="ro1">
          <table:table-cell table:style-name="ce7" office:value-type="float" office:value="0.00128446" calcext:value-type="float">
            <text:p>1.28E-003</text:p>
          </table:table-cell>
          <table:table-cell office:value-type="float" office:value="2218" calcext:value-type="float">
            <text:p>2218</text:p>
          </table:table-cell>
          <table:table-cell office:value-type="float" office:value="38808" calcext:value-type="float">
            <text:p>38808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20.0002,4.99984,9.99978,4.9998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7" office:value-type="float" office:value="0.000028017" calcext:value-type="float">
            <text:p>2.80E-005</text:p>
          </table:table-cell>
          <table:table-cell office:value-type="float" office:value="291" calcext:value-type="float">
            <text:p>291</text:p>
          </table:table-cell>
          <table:table-cell office:value-type="float" office:value="5014217" calcext:value-type="float">
            <text:p>5014217</text:p>
          </table:table-cell>
          <table:table-cell office:value-type="float" office:value="7.611" calcext:value-type="float">
            <text:p>7.611</text:p>
          </table:table-cell>
          <table:table-cell office:value-type="string" calcext:value-type="string">
            <text:p>(1.88694,0.888745,0.00139346)</text:p>
          </table:table-cell>
          <table:table-cell table:number-columns-repeated="8"/>
        </table:table-row>
        <table:table-row table:style-name="ro1">
          <table:table-cell table:style-name="ce7" office:value-type="float" office:value="0.0000180275" calcext:value-type="float">
            <text:p>1.80E-005</text:p>
          </table:table-cell>
          <table:table-cell office:value-type="float" office:value="283" calcext:value-type="float">
            <text:p>283</text:p>
          </table:table-cell>
          <table:table-cell office:value-type="float" office:value="5047709" calcext:value-type="float">
            <text:p>5047709</text:p>
          </table:table-cell>
          <table:table-cell office:value-type="float" office:value="7.6159" calcext:value-type="float">
            <text:p>7.6159</text:p>
          </table:table-cell>
          <table:table-cell office:value-type="string" calcext:value-type="string">
            <text:p>(1.88739,0.8888,0.000168725)</text:p>
          </table:table-cell>
          <table:table-cell table:number-columns-repeated="8"/>
        </table:table-row>
        <table:table-row table:style-name="ro1">
          <table:table-cell table:style-name="ce7" office:value-type="float" office:value="0.0000924378" calcext:value-type="float">
            <text:p>9.24E-005</text:p>
          </table:table-cell>
          <table:table-cell office:value-type="float" office:value="469" calcext:value-type="float">
            <text:p>469</text:p>
          </table:table-cell>
          <table:table-cell office:value-type="float" office:value="5047177" calcext:value-type="float">
            <text:p>5047177</text:p>
          </table:table-cell>
          <table:table-cell office:value-type="float" office:value="7.61678" calcext:value-type="float">
            <text:p>7.61678</text:p>
          </table:table-cell>
          <table:table-cell office:value-type="string" calcext:value-type="string">
            <text:p>(1.8888,0.888921,5.07355e-05)</text:p>
          </table:table-cell>
          <table:table-cell table:number-columns-repeated="8"/>
        </table:table-row>
        <table:table-row table:style-name="ro1">
          <table:table-cell table:style-name="ce7" office:value-type="float" office:value="0.00000118008" calcext:value-type="float">
            <text:p>1.18E-006</text:p>
          </table:table-cell>
          <table:table-cell office:value-type="float" office:value="223" calcext:value-type="float">
            <text:p>223</text:p>
          </table:table-cell>
          <table:table-cell office:value-type="float" office:value="5014919" calcext:value-type="float">
            <text:p>5014919</text:p>
          </table:table-cell>
          <table:table-cell office:value-type="float" office:value="7.60559" calcext:value-type="float">
            <text:p>7.60559</text:p>
          </table:table-cell>
          <table:table-cell office:value-type="string" calcext:value-type="string">
            <text:p>(1.88494,0.88853,0.00268081)</text:p>
          </table:table-cell>
          <table:table-cell table:number-columns-repeated="8"/>
        </table:table-row>
        <table:table-row table:style-name="ro1">
          <table:table-cell table:style-name="ce7" office:value-type="float" office:value="0.00000350162" calcext:value-type="float">
            <text:p>3.50E-006</text:p>
          </table:table-cell>
          <table:table-cell office:value-type="float" office:value="343" calcext:value-type="float">
            <text:p>343</text:p>
          </table:table-cell>
          <table:table-cell office:value-type="float" office:value="5056893" calcext:value-type="float">
            <text:p>5056893</text:p>
          </table:table-cell>
          <table:table-cell office:value-type="float" office:value="7.60541" calcext:value-type="float">
            <text:p>7.60541</text:p>
          </table:table-cell>
          <table:table-cell office:value-type="string" calcext:value-type="string">
            <text:p>(1.88464,0.888497,0.0027155)</text:p>
          </table:table-cell>
          <table:table-cell table:number-columns-repeated="8"/>
        </table:table-row>
        <table:table-row table:style-name="ro1">
          <table:table-cell table:style-name="ce7" office:value-type="float" office:value="0.000674433" calcext:value-type="float">
            <text:p>6.74E-004</text:p>
          </table:table-cell>
          <table:table-cell office:value-type="float" office:value="594" calcext:value-type="float">
            <text:p>594</text:p>
          </table:table-cell>
          <table:table-cell office:value-type="float" office:value="5025021" calcext:value-type="float">
            <text:p>5025021</text:p>
          </table:table-cell>
          <table:table-cell office:value-type="float" office:value="7.61424" calcext:value-type="float">
            <text:p>7.61424</text:p>
          </table:table-cell>
          <table:table-cell office:value-type="string" calcext:value-type="string">
            <text:p>(1.88686,0.889087,-3.66953e-05)</text:p>
          </table:table-cell>
          <table:table-cell table:number-columns-repeated="8"/>
        </table:table-row>
        <table:table-row table:style-name="ro1">
          <table:table-cell table:style-name="ce7" office:value-type="float" office:value="0.0000359572" calcext:value-type="float">
            <text:p>3.60E-005</text:p>
          </table:table-cell>
          <table:table-cell office:value-type="float" office:value="164" calcext:value-type="float">
            <text:p>164</text:p>
          </table:table-cell>
          <table:table-cell office:value-type="float" office:value="5035762" calcext:value-type="float">
            <text:p>5035762</text:p>
          </table:table-cell>
          <table:table-cell office:value-type="float" office:value="7.61338" calcext:value-type="float">
            <text:p>7.61338</text:p>
          </table:table-cell>
          <table:table-cell office:value-type="string" calcext:value-type="string">
            <text:p>(1.88604,0.888674,0.000717496)</text:p>
          </table:table-cell>
          <table:table-cell table:number-columns-repeated="8"/>
        </table:table-row>
        <table:table-row table:style-name="ro1">
          <table:table-cell table:style-name="ce7" office:value-type="float" office:value="0.0000456814" calcext:value-type="float">
            <text:p>4.57E-005</text:p>
          </table:table-cell>
          <table:table-cell office:value-type="float" office:value="233" calcext:value-type="float">
            <text:p>233</text:p>
          </table:table-cell>
          <table:table-cell office:value-type="float" office:value="5016694" calcext:value-type="float">
            <text:p>5016694</text:p>
          </table:table-cell>
          <table:table-cell office:value-type="float" office:value="7.6087" calcext:value-type="float">
            <text:p>7.6087</text:p>
          </table:table-cell>
          <table:table-cell office:value-type="string" calcext:value-type="string">
            <text:p>(1.88566,0.88859,0.00195461)</text:p>
          </table:table-cell>
          <table:table-cell table:number-columns-repeated="8"/>
        </table:table-row>
        <table:table-row table:style-name="ro1">
          <table:table-cell table:style-name="ce7" office:value-type="float" office:value="0.0000643229" calcext:value-type="float">
            <text:p>6.43E-005</text:p>
          </table:table-cell>
          <table:table-cell office:value-type="float" office:value="278" calcext:value-type="float">
            <text:p>278</text:p>
          </table:table-cell>
          <table:table-cell office:value-type="float" office:value="5023482" calcext:value-type="float">
            <text:p>5023482</text:p>
          </table:table-cell>
          <table:table-cell office:value-type="float" office:value="7.61319" calcext:value-type="float">
            <text:p>7.61319</text:p>
          </table:table-cell>
          <table:table-cell office:value-type="string" calcext:value-type="string">
            <text:p>(1.88719,0.888819,0.000767737)</text:p>
          </table:table-cell>
          <table:table-cell table:number-columns-repeated="8"/>
        </table:table-row>
        <table:table-row table:style-name="ro1">
          <table:table-cell table:style-name="ce7" office:value-type="float" office:value="0.0000319886" calcext:value-type="float">
            <text:p>3.20E-005</text:p>
          </table:table-cell>
          <table:table-cell office:value-type="float" office:value="883" calcext:value-type="float">
            <text:p>883</text:p>
          </table:table-cell>
          <table:table-cell office:value-type="float" office:value="5035838" calcext:value-type="float">
            <text:p>5035838</text:p>
          </table:table-cell>
          <table:table-cell office:value-type="float" office:value="7.60258" calcext:value-type="float">
            <text:p>7.60258</text:p>
          </table:table-cell>
          <table:table-cell office:value-type="string" calcext:value-type="string">
            <text:p>(1.88408,0.888447,0.003391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046" calcext:value-type="float">
            <text:p>99.9046</text:p>
          </table:table-cell>
          <table:table-cell office:value-type="float" office:value="221" calcext:value-type="float">
            <text:p>221</text:p>
          </table:table-cell>
          <table:table-cell office:value-type="float" office:value="176881" calcext:value-type="float">
            <text:p>176881</text:p>
          </table:table-cell>
          <table:table-cell office:value-type="float" office:value="0.000202192" calcext:value-type="float">
            <text:p>0.000202192</text:p>
          </table:table-cell>
          <table:table-cell office:value-type="string" calcext:value-type="string">
            <text:p>(9.99523,9.99528)</text:p>
          </table:table-cell>
          <table:table-cell table:number-columns-repeated="8"/>
        </table:table-row>
        <table:table-row table:style-name="ro1">
          <table:table-cell office:value-type="float" office:value="99.8998" calcext:value-type="float">
            <text:p>99.8998</text:p>
          </table:table-cell>
          <table:table-cell office:value-type="float" office:value="211" calcext:value-type="float">
            <text:p>211</text:p>
          </table:table-cell>
          <table:table-cell office:value-type="float" office:value="43964" calcext:value-type="float">
            <text:p>43964</text:p>
          </table:table-cell>
          <table:table-cell office:value-type="float" office:value="0.000221189" calcext:value-type="float">
            <text:p>0.000221189</text:p>
          </table:table-cell>
          <table:table-cell office:value-type="string" calcext:value-type="string">
            <text:p>(9.99499,9.99507)</text:p>
          </table:table-cell>
          <table:table-cell table:number-columns-repeated="8"/>
        </table:table-row>
        <table:table-row table:style-name="ro1">
          <table:table-cell office:value-type="float" office:value="99.9081" calcext:value-type="float">
            <text:p>99.9081</text:p>
          </table:table-cell>
          <table:table-cell office:value-type="float" office:value="225" calcext:value-type="float">
            <text:p>225</text:p>
          </table:table-cell>
          <table:table-cell office:value-type="float" office:value="40067" calcext:value-type="float">
            <text:p>40067</text:p>
          </table:table-cell>
          <table:table-cell office:value-type="float" office:value="0.00023715" calcext:value-type="float">
            <text:p>0.00023715</text:p>
          </table:table-cell>
          <table:table-cell office:value-type="string" calcext:value-type="string">
            <text:p>(9.9954,9.9946)</text:p>
          </table:table-cell>
          <table:table-cell table:number-columns-repeated="8"/>
        </table:table-row>
        <table:table-row table:style-name="ro1">
          <table:table-cell office:value-type="float" office:value="99.9119" calcext:value-type="float">
            <text:p>99.9119</text:p>
          </table:table-cell>
          <table:table-cell office:value-type="float" office:value="305" calcext:value-type="float">
            <text:p>305</text:p>
          </table:table-cell>
          <table:table-cell office:value-type="float" office:value="5000933" calcext:value-type="float">
            <text:p>5000933</text:p>
          </table:table-cell>
          <table:table-cell office:value-type="float" office:value="0.000201777" calcext:value-type="float">
            <text:p>0.000201777</text:p>
          </table:table-cell>
          <table:table-cell office:value-type="string" calcext:value-type="string">
            <text:p>(9.99559,9.9951)</text:p>
          </table:table-cell>
          <table:table-cell table:number-columns-repeated="8"/>
        </table:table-row>
        <table:table-row table:style-name="ro1">
          <table:table-cell office:value-type="float" office:value="99.9036" calcext:value-type="float">
            <text:p>99.9036</text:p>
          </table:table-cell>
          <table:table-cell office:value-type="float" office:value="138" calcext:value-type="float">
            <text:p>138</text:p>
          </table:table-cell>
          <table:table-cell office:value-type="float" office:value="47237" calcext:value-type="float">
            <text:p>47237</text:p>
          </table:table-cell>
          <table:table-cell office:value-type="float" office:value="0.000213603" calcext:value-type="float">
            <text:p>0.000213603</text:p>
          </table:table-cell>
          <table:table-cell office:value-type="string" calcext:value-type="string">
            <text:p>(9.99518,9.9951)</text:p>
          </table:table-cell>
          <table:table-cell table:number-columns-repeated="8"/>
        </table:table-row>
        <table:table-row table:style-name="ro1">
          <table:table-cell office:value-type="float" office:value="99.9132" calcext:value-type="float">
            <text:p>99.9132</text:p>
          </table:table-cell>
          <table:table-cell office:value-type="float" office:value="170" calcext:value-type="float">
            <text:p>170</text:p>
          </table:table-cell>
          <table:table-cell office:value-type="float" office:value="32363" calcext:value-type="float">
            <text:p>32363</text:p>
          </table:table-cell>
          <table:table-cell office:value-type="float" office:value="0.000194822" calcext:value-type="float">
            <text:p>0.000194822</text:p>
          </table:table-cell>
          <table:table-cell office:value-type="string" calcext:value-type="string">
            <text:p>(9.99566,9.99519)</text:p>
          </table:table-cell>
          <table:table-cell table:number-columns-repeated="8"/>
        </table:table-row>
        <table:table-row table:style-name="ro1">
          <table:table-cell office:value-type="float" office:value="99.9017" calcext:value-type="float">
            <text:p>99.9017</text:p>
          </table:table-cell>
          <table:table-cell office:value-type="float" office:value="202" calcext:value-type="float">
            <text:p>202</text:p>
          </table:table-cell>
          <table:table-cell office:value-type="float" office:value="44031" calcext:value-type="float">
            <text:p>44031</text:p>
          </table:table-cell>
          <table:table-cell office:value-type="float" office:value="0.000218371" calcext:value-type="float">
            <text:p>0.000218371</text:p>
          </table:table-cell>
          <table:table-cell office:value-type="string" calcext:value-type="string">
            <text:p>(9.99508,9.99507)</text:p>
          </table:table-cell>
          <table:table-cell table:number-columns-repeated="8"/>
        </table:table-row>
        <table:table-row table:style-name="ro1">
          <table:table-cell office:value-type="float" office:value="99.9007" calcext:value-type="float">
            <text:p>99.9007</text:p>
          </table:table-cell>
          <table:table-cell office:value-type="float" office:value="203" calcext:value-type="float">
            <text:p>203</text:p>
          </table:table-cell>
          <table:table-cell office:value-type="float" office:value="3655074" calcext:value-type="float">
            <text:p>3655074</text:p>
          </table:table-cell>
          <table:table-cell office:value-type="float" office:value="0.000220673" calcext:value-type="float">
            <text:p>0.000220673</text:p>
          </table:table-cell>
          <table:table-cell office:value-type="string" calcext:value-type="string">
            <text:p>(9.99503,9.99506)</text:p>
          </table:table-cell>
          <table:table-cell table:number-columns-repeated="8"/>
        </table:table-row>
        <table:table-row table:style-name="ro1">
          <table:table-cell office:value-type="float" office:value="99.9049" calcext:value-type="float">
            <text:p>99.9049</text:p>
          </table:table-cell>
          <table:table-cell office:value-type="float" office:value="92" calcext:value-type="float">
            <text:p>92</text:p>
          </table:table-cell>
          <table:table-cell office:value-type="float" office:value="45262" calcext:value-type="float">
            <text:p>45262</text:p>
          </table:table-cell>
          <table:table-cell office:value-type="float" office:value="0.000211386" calcext:value-type="float">
            <text:p>0.000211386</text:p>
          </table:table-cell>
          <table:table-cell office:value-type="string" calcext:value-type="string">
            <text:p>(9.99524,9.99511)</text:p>
          </table:table-cell>
          <table:table-cell table:number-columns-repeated="8"/>
        </table:table-row>
        <table:table-row table:style-name="ro1">
          <table:table-cell office:value-type="float" office:value="99.9005" calcext:value-type="float">
            <text:p>99.9005</text:p>
          </table:table-cell>
          <table:table-cell office:value-type="float" office:value="366" calcext:value-type="float">
            <text:p>366</text:p>
          </table:table-cell>
          <table:table-cell office:value-type="float" office:value="5001264" calcext:value-type="float">
            <text:p>5001264</text:p>
          </table:table-cell>
          <table:table-cell office:value-type="float" office:value="0.00022314" calcext:value-type="float">
            <text:p>0.00022314</text:p>
          </table:table-cell>
          <table:table-cell office:value-type="string" calcext:value-type="string">
            <text:p>(9.99502,9.995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325.003" calcext:value-type="float">
            <text:p>325.003</text:p>
          </table:table-cell>
          <table:table-cell office:value-type="float" office:value="856" calcext:value-type="float">
            <text:p>856</text:p>
          </table:table-cell>
          <table:table-cell office:value-type="float" office:value="46213" calcext:value-type="float">
            <text:p>46213</text:p>
          </table:table-cell>
          <table:table-cell office:value-type="float" office:value="25.0001" calcext:value-type="float">
            <text:p>25.0001</text:p>
          </table:table-cell>
          <table:table-cell office:value-type="string" calcext:value-type="string">
            <text:p>(14.9999,10.0002,9.99984,9.99995)</text:p>
          </table:table-cell>
          <table:table-cell table:number-columns-repeated="8"/>
        </table:table-row>
        <table:table-row table:style-name="ro1">
          <table:table-cell office:value-type="float" office:value="325.008" calcext:value-type="float">
            <text:p>325.008</text:p>
          </table:table-cell>
          <table:table-cell office:value-type="float" office:value="834" calcext:value-type="float">
            <text:p>834</text:p>
          </table:table-cell>
          <table:table-cell office:value-type="float" office:value="121790" calcext:value-type="float">
            <text:p>121790</text:p>
          </table:table-cell>
          <table:table-cell office:value-type="float" office:value="25.0095" calcext:value-type="float">
            <text:p>25.0095</text:p>
          </table:table-cell>
          <table:table-cell office:value-type="string" calcext:value-type="string">
            <text:p>(15.0002,9.99981,9.99926,9.99982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116" calcext:value-type="float">
            <text:p>2116</text:p>
          </table:table-cell>
          <table:table-cell office:value-type="float" office:value="60572" calcext:value-type="float">
            <text:p>60572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.0001,4.99994,10.0001,4.99994)</text:p>
          </table:table-cell>
          <table:table-cell table:number-columns-repeated="8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1952" calcext:value-type="float">
            <text:p>1952</text:p>
          </table:table-cell>
          <table:table-cell office:value-type="float" office:value="87889" calcext:value-type="float">
            <text:p>87889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5,10.0001,5)</text:p>
          </table:table-cell>
          <table:table-cell table:number-columns-repeated="8"/>
        </table:table-row>
        <table:table-row table:style-name="ro1">
          <table:table-cell office:value-type="float" office:value="324.974" calcext:value-type="float">
            <text:p>324.974</text:p>
          </table:table-cell>
          <table:table-cell office:value-type="float" office:value="837" calcext:value-type="float">
            <text:p>837</text:p>
          </table:table-cell>
          <table:table-cell office:value-type="float" office:value="59223" calcext:value-type="float">
            <text:p>59223</text:p>
          </table:table-cell>
          <table:table-cell office:value-type="float" office:value="25.0066" calcext:value-type="float">
            <text:p>25.0066</text:p>
          </table:table-cell>
          <table:table-cell office:value-type="string" calcext:value-type="string">
            <text:p>(15.0008,9.99927,10.0001,9.99921)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80" calcext:value-type="float">
            <text:p>780</text:p>
          </table:table-cell>
          <table:table-cell office:value-type="float" office:value="45193" calcext:value-type="float">
            <text:p>45193</text:p>
          </table:table-cell>
          <table:table-cell office:value-type="float" office:value="25.0019" calcext:value-type="float">
            <text:p>25.0019</text:p>
          </table:table-cell>
          <table:table-cell office:value-type="string" calcext:value-type="string">
            <text:p>(15.0001,9.99983,9.9999,9.99988)</text:p>
          </table:table-cell>
          <table:table-cell table:number-columns-repeated="8"/>
        </table:table-row>
        <table:table-row table:style-name="ro1">
          <table:table-cell office:value-type="float" office:value="225.005" calcext:value-type="float">
            <text:p>225.005</text:p>
          </table:table-cell>
          <table:table-cell office:value-type="float" office:value="1775" calcext:value-type="float">
            <text:p>1775</text:p>
          </table:table-cell>
          <table:table-cell office:value-type="float" office:value="59222" calcext:value-type="float">
            <text:p>59222</text:p>
          </table:table-cell>
          <table:table-cell office:value-type="float" office:value="100.012" calcext:value-type="float">
            <text:p>100.012</text:p>
          </table:table-cell>
          <table:table-cell office:value-type="string" calcext:value-type="string">
            <text:p>(20.0002,4.99986,9.9996,4.99983)</text:p>
          </table:table-cell>
          <table:table-cell table:number-columns-repeated="8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2026" calcext:value-type="float">
            <text:p>2026</text:p>
          </table:table-cell>
          <table:table-cell office:value-type="float" office:value="58563" calcext:value-type="float">
            <text:p>5856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,4.99998,9.99982,4.99993)</text:p>
          </table:table-cell>
          <table:table-cell table:number-columns-repeated="8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2027" calcext:value-type="float">
            <text:p>2027</text:p>
          </table:table-cell>
          <table:table-cell office:value-type="float" office:value="64711" calcext:value-type="float">
            <text:p>64711</text:p>
          </table:table-cell>
          <table:table-cell office:value-type="float" office:value="99.9888" calcext:value-type="float">
            <text:p>99.9888</text:p>
          </table:table-cell>
          <table:table-cell office:value-type="string" calcext:value-type="string">
            <text:p>(19.9995,5.00055,10,5.00055)</text:p>
          </table:table-cell>
          <table:table-cell table:number-columns-repeated="8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1922" calcext:value-type="float">
            <text:p>1922</text:p>
          </table:table-cell>
          <table:table-cell office:value-type="float" office:value="54781" calcext:value-type="float">
            <text:p>54781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7,10,4.9998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8.6318" calcext:value-type="float">
            <text:p>-28.6318</text:p>
          </table:table-cell>
          <table:table-cell office:value-type="float" office:value="305" calcext:value-type="float">
            <text:p>305</text:p>
          </table:table-cell>
          <table:table-cell office:value-type="float" office:value="5002133" calcext:value-type="float">
            <text:p>5002133</text:p>
          </table:table-cell>
          <table:table-cell office:value-type="float" office:value="3.19593" calcext:value-type="float">
            <text:p>3.19593</text:p>
          </table:table-cell>
          <table:table-cell office:value-type="string" calcext:value-type="string">
            <text:p>(0.0132278,0.889493,0.00145361,0.583402,0.409431)</text:p>
          </table:table-cell>
          <table:table-cell table:number-columns-repeated="8"/>
        </table:table-row>
        <table:table-row table:style-name="ro1">
          <table:table-cell office:value-type="float" office:value="-28.775" calcext:value-type="float">
            <text:p>-28.775</text:p>
          </table:table-cell>
          <table:table-cell office:value-type="float" office:value="482" calcext:value-type="float">
            <text:p>482</text:p>
          </table:table-cell>
          <table:table-cell office:value-type="float" office:value="5002798" calcext:value-type="float">
            <text:p>5002798</text:p>
          </table:table-cell>
          <table:table-cell office:value-type="float" office:value="3.16701" calcext:value-type="float">
            <text:p>3.16701</text:p>
          </table:table-cell>
          <table:table-cell office:value-type="string" calcext:value-type="string">
            <text:p>(0.00640334,0.886786,0.00434719,0.590227,0.396231)</text:p>
          </table:table-cell>
          <table:table-cell table:number-columns-repeated="8"/>
        </table:table-row>
        <table:table-row table:style-name="ro1">
          <table:table-cell office:value-type="float" office:value="-28.8184" calcext:value-type="float">
            <text:p>-28.8184</text:p>
          </table:table-cell>
          <table:table-cell office:value-type="float" office:value="438" calcext:value-type="float">
            <text:p>438</text:p>
          </table:table-cell>
          <table:table-cell office:value-type="float" office:value="5002303" calcext:value-type="float">
            <text:p>5002303</text:p>
          </table:table-cell>
          <table:table-cell office:value-type="float" office:value="3.19611" calcext:value-type="float">
            <text:p>3.19611</text:p>
          </table:table-cell>
          <table:table-cell office:value-type="string" calcext:value-type="string">
            <text:p>(0.0153096,0.887237,0.0052101,0.588569,0.406273)</text:p>
          </table:table-cell>
          <table:table-cell table:number-columns-repeated="8"/>
        </table:table-row>
        <table:table-row table:style-name="ro1">
          <table:table-cell office:value-type="float" office:value="-12.731" calcext:value-type="float">
            <text:p>-12.731</text:p>
          </table:table-cell>
          <table:table-cell office:value-type="float" office:value="205" calcext:value-type="float">
            <text:p>205</text:p>
          </table:table-cell>
          <table:table-cell office:value-type="float" office:value="5000851" calcext:value-type="float">
            <text:p>5000851</text:p>
          </table:table-cell>
          <table:table-cell office:value-type="float" office:value="4.18913" calcext:value-type="float">
            <text:p>4.18913</text:p>
          </table:table-cell>
          <table:table-cell office:value-type="string" calcext:value-type="string">
            <text:p>(0.712075,0.74437,0.00406319,0.00275585,0.990746)</text:p>
          </table:table-cell>
          <table:table-cell table:number-columns-repeated="8"/>
        </table:table-row>
        <table:table-row table:style-name="ro1">
          <table:table-cell office:value-type="float" office:value="-28.5694" calcext:value-type="float">
            <text:p>-28.5694</text:p>
          </table:table-cell>
          <table:table-cell office:value-type="float" office:value="361" calcext:value-type="float">
            <text:p>361</text:p>
          </table:table-cell>
          <table:table-cell office:value-type="float" office:value="5002691" calcext:value-type="float">
            <text:p>5002691</text:p>
          </table:table-cell>
          <table:table-cell office:value-type="float" office:value="3.21142" calcext:value-type="float">
            <text:p>3.21142</text:p>
          </table:table-cell>
          <table:table-cell office:value-type="string" calcext:value-type="string">
            <text:p>(0.0167978,0.885829,0.00876284,0.581535,0.416333)</text:p>
          </table:table-cell>
          <table:table-cell table:number-columns-repeated="8"/>
        </table:table-row>
        <table:table-row table:style-name="ro1">
          <table:table-cell office:value-type="float" office:value="-28.7509" calcext:value-type="float">
            <text:p>-28.7509</text:p>
          </table:table-cell>
          <table:table-cell office:value-type="float" office:value="291" calcext:value-type="float">
            <text:p>291</text:p>
          </table:table-cell>
          <table:table-cell office:value-type="float" office:value="5001995" calcext:value-type="float">
            <text:p>5001995</text:p>
          </table:table-cell>
          <table:table-cell office:value-type="float" office:value="3.18129" calcext:value-type="float">
            <text:p>3.18129</text:p>
          </table:table-cell>
          <table:table-cell office:value-type="string" calcext:value-type="string">
            <text:p>(0.00399553,0.889638,0.00301771,0.589011,0.402997)</text:p>
          </table:table-cell>
          <table:table-cell table:number-columns-repeated="8"/>
        </table:table-row>
        <table:table-row table:style-name="ro1">
          <table:table-cell office:value-type="float" office:value="-28.8843" calcext:value-type="float">
            <text:p>-28.8843</text:p>
          </table:table-cell>
          <table:table-cell office:value-type="float" office:value="275" calcext:value-type="float">
            <text:p>275</text:p>
          </table:table-cell>
          <table:table-cell office:value-type="float" office:value="5002943" calcext:value-type="float">
            <text:p>5002943</text:p>
          </table:table-cell>
          <table:table-cell office:value-type="float" office:value="3.22457" calcext:value-type="float">
            <text:p>3.22457</text:p>
          </table:table-cell>
          <table:table-cell office:value-type="string" calcext:value-type="string">
            <text:p>(0.0128206,0.891459,0.00641473,0.589387,0.416516)</text:p>
          </table:table-cell>
          <table:table-cell table:number-columns-repeated="8"/>
        </table:table-row>
        <table:table-row table:style-name="ro1">
          <table:table-cell office:value-type="float" office:value="-28.1817" calcext:value-type="float">
            <text:p>-28.1817</text:p>
          </table:table-cell>
          <table:table-cell office:value-type="float" office:value="220" calcext:value-type="float">
            <text:p>220</text:p>
          </table:table-cell>
          <table:table-cell office:value-type="float" office:value="5001796" calcext:value-type="float">
            <text:p>5001796</text:p>
          </table:table-cell>
          <table:table-cell office:value-type="float" office:value="3.19784" calcext:value-type="float">
            <text:p>3.19784</text:p>
          </table:table-cell>
          <table:table-cell office:value-type="string" calcext:value-type="string">
            <text:p>(0.0240555,0.878647,0.00931308,0.57099,0.418092)</text:p>
          </table:table-cell>
          <table:table-cell table:number-columns-repeated="8"/>
        </table:table-row>
        <table:table-row table:style-name="ro1">
          <table:table-cell office:value-type="float" office:value="-29.0768" calcext:value-type="float">
            <text:p>-29.0768</text:p>
          </table:table-cell>
          <table:table-cell office:value-type="float" office:value="401" calcext:value-type="float">
            <text:p>401</text:p>
          </table:table-cell>
          <table:table-cell office:value-type="float" office:value="5002391" calcext:value-type="float">
            <text:p>5002391</text:p>
          </table:table-cell>
          <table:table-cell office:value-type="float" office:value="3.18324" calcext:value-type="float">
            <text:p>3.18324</text:p>
          </table:table-cell>
          <table:table-cell office:value-type="string" calcext:value-type="string">
            <text:p>(4.95863e-05,0.891699,0.00391291,0.598251,0.398814)</text:p>
          </table:table-cell>
          <table:table-cell table:number-columns-repeated="8"/>
        </table:table-row>
        <table:table-row table:style-name="ro1">
          <table:table-cell office:value-type="float" office:value="-28.6147" calcext:value-type="float">
            <text:p>-28.6147</text:p>
          </table:table-cell>
          <table:table-cell office:value-type="float" office:value="264" calcext:value-type="float">
            <text:p>264</text:p>
          </table:table-cell>
          <table:table-cell office:value-type="float" office:value="5001945" calcext:value-type="float">
            <text:p>5001945</text:p>
          </table:table-cell>
          <table:table-cell office:value-type="float" office:value="3.21329" calcext:value-type="float">
            <text:p>3.21329</text:p>
          </table:table-cell>
          <table:table-cell office:value-type="string" calcext:value-type="string">
            <text:p>(0.0210488,0.886861,0.00333359,0.581101,0.41704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16" calcext:value-type="float">
            <text:p>-3.25316</text:p>
          </table:table-cell>
          <table:table-cell office:value-type="float" office:value="999" calcext:value-type="float">
            <text:p>999</text:p>
          </table:table-cell>
          <table:table-cell office:value-type="float" office:value="5011711" calcext:value-type="float">
            <text:p>5011711</text:p>
          </table:table-cell>
          <table:table-cell office:value-type="float" office:value="-3.9724" calcext:value-type="float">
            <text:p>-3.9724</text:p>
          </table:table-cell>
          <table:table-cell office:value-type="string" calcext:value-type="string">
            <text:p>(1.99979,-7.55693e-05,1.49301,-7.14457e-05)</text:p>
          </table:table-cell>
          <table:table-cell table:number-columns-repeated="8"/>
        </table:table-row>
        <table:table-row table:style-name="ro1">
          <table:table-cell office:value-type="float" office:value="-3.25221" calcext:value-type="float">
            <text:p>-3.25221</text:p>
          </table:table-cell>
          <table:table-cell office:value-type="float" office:value="1341" calcext:value-type="float">
            <text:p>1341</text:p>
          </table:table-cell>
          <table:table-cell office:value-type="float" office:value="5011583" calcext:value-type="float">
            <text:p>5011583</text:p>
          </table:table-cell>
          <table:table-cell office:value-type="float" office:value="-3.97686" calcext:value-type="float">
            <text:p>-3.97686</text:p>
          </table:table-cell>
          <table:table-cell office:value-type="string" calcext:value-type="string">
            <text:p>(1.99984,0.000252954,1.49442,0.000744493)</text:p>
          </table:table-cell>
          <table:table-cell table:number-columns-repeated="8"/>
        </table:table-row>
        <table:table-row table:style-name="ro1">
          <table:table-cell office:value-type="float" office:value="-3.25252" calcext:value-type="float">
            <text:p>-3.25252</text:p>
          </table:table-cell>
          <table:table-cell office:value-type="float" office:value="675" calcext:value-type="float">
            <text:p>675</text:p>
          </table:table-cell>
          <table:table-cell office:value-type="float" office:value="5003265" calcext:value-type="float">
            <text:p>5003265</text:p>
          </table:table-cell>
          <table:table-cell office:value-type="float" office:value="-3.95161" calcext:value-type="float">
            <text:p>-3.95161</text:p>
          </table:table-cell>
          <table:table-cell office:value-type="string" calcext:value-type="string">
            <text:p>(1.99831,0.000314707,1.48757,5.17465e-05)</text:p>
          </table:table-cell>
          <table:table-cell table:number-columns-repeated="8"/>
        </table:table-row>
        <table:table-row table:style-name="ro1">
          <table:table-cell office:value-type="float" office:value="-3.25348" calcext:value-type="float">
            <text:p>-3.25348</text:p>
          </table:table-cell>
          <table:table-cell office:value-type="float" office:value="818" calcext:value-type="float">
            <text:p>818</text:p>
          </table:table-cell>
          <table:table-cell office:value-type="float" office:value="5003801" calcext:value-type="float">
            <text:p>5003801</text:p>
          </table:table-cell>
          <table:table-cell office:value-type="float" office:value="-3.96729" calcext:value-type="float">
            <text:p>-3.96729</text:p>
          </table:table-cell>
          <table:table-cell office:value-type="string" calcext:value-type="string">
            <text:p>(1.9998,0.000166121,1.4919,0.000331706)</text:p>
          </table:table-cell>
          <table:table-cell table:number-columns-repeated="8"/>
        </table:table-row>
        <table:table-row table:style-name="ro1">
          <table:table-cell office:value-type="float" office:value="-3.25281" calcext:value-type="float">
            <text:p>-3.25281</text:p>
          </table:table-cell>
          <table:table-cell office:value-type="float" office:value="1154" calcext:value-type="float">
            <text:p>1154</text:p>
          </table:table-cell>
          <table:table-cell office:value-type="float" office:value="5024031" calcext:value-type="float">
            <text:p>5024031</text:p>
          </table:table-cell>
          <table:table-cell office:value-type="float" office:value="-3.97284" calcext:value-type="float">
            <text:p>-3.97284</text:p>
          </table:table-cell>
          <table:table-cell office:value-type="string" calcext:value-type="string">
            <text:p>(1.99983,0.000163626,1.49335,0.000590818)</text:p>
          </table:table-cell>
          <table:table-cell table:number-columns-repeated="8"/>
        </table:table-row>
        <table:table-row table:style-name="ro1">
          <table:table-cell office:value-type="float" office:value="-3.25339" calcext:value-type="float">
            <text:p>-3.25339</text:p>
          </table:table-cell>
          <table:table-cell office:value-type="float" office:value="683" calcext:value-type="float">
            <text:p>683</text:p>
          </table:table-cell>
          <table:table-cell office:value-type="float" office:value="5003581" calcext:value-type="float">
            <text:p>5003581</text:p>
          </table:table-cell>
          <table:table-cell office:value-type="float" office:value="-3.97179" calcext:value-type="float">
            <text:p>-3.97179</text:p>
          </table:table-cell>
          <table:table-cell office:value-type="string" calcext:value-type="string">
            <text:p>(1.99996,4.40002e-05,1.49299,0.000162828)</text:p>
          </table:table-cell>
          <table:table-cell table:number-columns-repeated="8"/>
        </table:table-row>
        <table:table-row table:style-name="ro1">
          <table:table-cell office:value-type="float" office:value="-3.25298" calcext:value-type="float">
            <text:p>-3.25298</text:p>
          </table:table-cell>
          <table:table-cell office:value-type="float" office:value="1145" calcext:value-type="float">
            <text:p>1145</text:p>
          </table:table-cell>
          <table:table-cell office:value-type="float" office:value="5007133" calcext:value-type="float">
            <text:p>5007133</text:p>
          </table:table-cell>
          <table:table-cell office:value-type="float" office:value="-3.94721" calcext:value-type="float">
            <text:p>-3.94721</text:p>
          </table:table-cell>
          <table:table-cell office:value-type="string" calcext:value-type="string">
            <text:p>(1.9982,0.000225315,1.48641,-5.27633e-06)</text:p>
          </table:table-cell>
          <table:table-cell table:number-columns-repeated="8"/>
        </table:table-row>
        <table:table-row table:style-name="ro1">
          <table:table-cell office:value-type="float" office:value="-3.25274" calcext:value-type="float">
            <text:p>-3.25274</text:p>
          </table:table-cell>
          <table:table-cell office:value-type="float" office:value="3505" calcext:value-type="float">
            <text:p>3505</text:p>
          </table:table-cell>
          <table:table-cell office:value-type="float" office:value="5091656" calcext:value-type="float">
            <text:p>5091656</text:p>
          </table:table-cell>
          <table:table-cell office:value-type="float" office:value="-3.94533" calcext:value-type="float">
            <text:p>-3.94533</text:p>
          </table:table-cell>
          <table:table-cell office:value-type="string" calcext:value-type="string">
            <text:p>(1.99784,3.24483e-05,1.48583,0.000107489)</text:p>
          </table:table-cell>
          <table:table-cell table:number-columns-repeated="8"/>
        </table:table-row>
        <table:table-row table:style-name="ro1">
          <table:table-cell office:value-type="float" office:value="-3.25352" calcext:value-type="float">
            <text:p>-3.25352</text:p>
          </table:table-cell>
          <table:table-cell office:value-type="float" office:value="668" calcext:value-type="float">
            <text:p>668</text:p>
          </table:table-cell>
          <table:table-cell office:value-type="float" office:value="5002698" calcext:value-type="float">
            <text:p>5002698</text:p>
          </table:table-cell>
          <table:table-cell office:value-type="float" office:value="-3.96591" calcext:value-type="float">
            <text:p>-3.96591</text:p>
          </table:table-cell>
          <table:table-cell office:value-type="string" calcext:value-type="string">
            <text:p>(1.99957,-6.27125e-05,1.49138,9.45465e-05)</text:p>
          </table:table-cell>
          <table:table-cell table:number-columns-repeated="8"/>
        </table:table-row>
        <table:table-row table:style-name="ro1">
          <table:table-cell office:value-type="float" office:value="-3.25378" calcext:value-type="float">
            <text:p>-3.25378</text:p>
          </table:table-cell>
          <table:table-cell office:value-type="float" office:value="2958" calcext:value-type="float">
            <text:p>2958</text:p>
          </table:table-cell>
          <table:table-cell office:value-type="float" office:value="5017911" calcext:value-type="float">
            <text:p>5017911</text:p>
          </table:table-cell>
          <table:table-cell office:value-type="float" office:value="-3.95855" calcext:value-type="float">
            <text:p>-3.95855</text:p>
          </table:table-cell>
          <table:table-cell office:value-type="string" calcext:value-type="string">
            <text:p>(1.99933,4.87435e-05,1.48965,0.0006740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295904" calcext:value-type="float">
            <text:p>-0.0295904</text:p>
          </table:table-cell>
          <table:table-cell office:value-type="float" office:value="931" calcext:value-type="float">
            <text:p>931</text:p>
          </table:table-cell>
          <table:table-cell office:value-type="float" office:value="20005" calcext:value-type="float">
            <text:p>20005</text:p>
          </table:table-cell>
          <table:table-cell office:value-type="float" office:value="200.197" calcext:value-type="float">
            <text:p>200.197</text:p>
          </table:table-cell>
          <table:table-cell office:value-type="string" calcext:value-type="string">
            <text:p>(-9.03411e-05,0.000123216,-9.99977,-9.99034)</text:p>
          </table:table-cell>
          <table:table-cell table:number-columns-repeated="8"/>
        </table:table-row>
        <table:table-row table:style-name="ro1">
          <table:table-cell office:value-type="float" office:value="-0.0342057" calcext:value-type="float">
            <text:p>-0.0342057</text:p>
          </table:table-cell>
          <table:table-cell office:value-type="float" office:value="1093" calcext:value-type="float">
            <text:p>1093</text:p>
          </table:table-cell>
          <table:table-cell office:value-type="float" office:value="101064" calcext:value-type="float">
            <text:p>101064</text:p>
          </table:table-cell>
          <table:table-cell office:value-type="float" office:value="200.228" calcext:value-type="float">
            <text:p>200.228</text:p>
          </table:table-cell>
          <table:table-cell office:value-type="string" calcext:value-type="string">
            <text:p>(-1.09774e-06,6.94755e-05,-9.99853,-9.99002)</text:p>
          </table:table-cell>
          <table:table-cell table:number-columns-repeated="8"/>
        </table:table-row>
        <table:table-row table:style-name="ro1">
          <table:table-cell office:value-type="float" office:value="-0.00570204" calcext:value-type="float">
            <text:p>-0.00570204</text:p>
          </table:table-cell>
          <table:table-cell office:value-type="float" office:value="989" calcext:value-type="float">
            <text:p>989</text:p>
          </table:table-cell>
          <table:table-cell office:value-type="float" office:value="26040" calcext:value-type="float">
            <text:p>26040</text:p>
          </table:table-cell>
          <table:table-cell office:value-type="float" office:value="200.037" calcext:value-type="float">
            <text:p>200.037</text:p>
          </table:table-cell>
          <table:table-cell office:value-type="string" calcext:value-type="string">
            <text:p>(0.000118426,4.83961e-06,-9.99911,-9.99891)</text:p>
          </table:table-cell>
          <table:table-cell table:number-columns-repeated="8"/>
        </table:table-row>
        <table:table-row table:style-name="ro1">
          <table:table-cell office:value-type="float" office:value="-0.0283391" calcext:value-type="float">
            <text:p>-0.0283391</text:p>
          </table:table-cell>
          <table:table-cell office:value-type="float" office:value="910" calcext:value-type="float">
            <text:p>910</text:p>
          </table:table-cell>
          <table:table-cell office:value-type="float" office:value="22030" calcext:value-type="float">
            <text:p>22030</text:p>
          </table:table-cell>
          <table:table-cell office:value-type="float" office:value="200.186" calcext:value-type="float">
            <text:p>200.186</text:p>
          </table:table-cell>
          <table:table-cell office:value-type="string" calcext:value-type="string">
            <text:p>(0.000604269,-9.09013e-05,-9.99021,-10)</text:p>
          </table:table-cell>
          <table:table-cell table:number-columns-repeated="8"/>
        </table:table-row>
        <table:table-row table:style-name="ro1">
          <table:table-cell office:value-type="float" office:value="-0.0304706" calcext:value-type="float">
            <text:p>-0.0304706</text:p>
          </table:table-cell>
          <table:table-cell office:value-type="float" office:value="1022" calcext:value-type="float">
            <text:p>1022</text:p>
          </table:table-cell>
          <table:table-cell office:value-type="float" office:value="26609" calcext:value-type="float">
            <text:p>26609</text:p>
          </table:table-cell>
          <table:table-cell office:value-type="float" office:value="200.197" calcext:value-type="float">
            <text:p>200.197</text:p>
          </table:table-cell>
          <table:table-cell office:value-type="string" calcext:value-type="string">
            <text:p>(0.00104128,-5.97113e-05,-9.99005,-9.99914)</text:p>
          </table:table-cell>
          <table:table-cell table:number-columns-repeated="8"/>
        </table:table-row>
        <table:table-row table:style-name="ro1">
          <table:table-cell office:value-type="float" office:value="0.000352077" calcext:value-type="float">
            <text:p>0.000352077</text:p>
          </table:table-cell>
          <table:table-cell office:value-type="float" office:value="891" calcext:value-type="float">
            <text:p>891</text:p>
          </table:table-cell>
          <table:table-cell office:value-type="float" office:value="23109" calcext:value-type="float">
            <text:p>23109</text:p>
          </table:table-cell>
          <table:table-cell office:value-type="float" office:value="199.987" calcext:value-type="float">
            <text:p>199.987</text:p>
          </table:table-cell>
          <table:table-cell office:value-type="string" calcext:value-type="string">
            <text:p>(0.00162685,-7.68397e-05,-9.99908,-10)</text:p>
          </table:table-cell>
          <table:table-cell table:number-columns-repeated="8"/>
        </table:table-row>
        <table:table-row table:style-name="ro1">
          <table:table-cell office:value-type="float" office:value="-0.0298832" calcext:value-type="float">
            <text:p>-0.0298832</text:p>
          </table:table-cell>
          <table:table-cell office:value-type="float" office:value="962" calcext:value-type="float">
            <text:p>962</text:p>
          </table:table-cell>
          <table:table-cell office:value-type="float" office:value="34206" calcext:value-type="float">
            <text:p>34206</text:p>
          </table:table-cell>
          <table:table-cell office:value-type="float" office:value="200.199" calcext:value-type="float">
            <text:p>200.199</text:p>
          </table:table-cell>
          <table:table-cell office:value-type="string" calcext:value-type="string">
            <text:p>(9.02401e-05,1.58651e-05,-9.99017,-9.9998)</text:p>
          </table:table-cell>
          <table:table-cell table:number-columns-repeated="8"/>
        </table:table-row>
        <table:table-row table:style-name="ro1">
          <table:table-cell table:style-name="ce7" office:value-type="float" office:value="-0.0519318" calcext:value-type="float">
            <text:p>-5.19E-002</text:p>
          </table:table-cell>
          <table:table-cell office:value-type="float" office:value="929" calcext:value-type="float">
            <text:p>929</text:p>
          </table:table-cell>
          <table:table-cell office:value-type="float" office:value="24446" calcext:value-type="float">
            <text:p>24446</text:p>
          </table:table-cell>
          <table:table-cell office:value-type="float" office:value="200.338" calcext:value-type="float">
            <text:p>200.338</text:p>
          </table:table-cell>
          <table:table-cell office:value-type="string" calcext:value-type="string">
            <text:p>(0.00134714,-6.94865e-05,-9.99122,-9.99062)</text:p>
          </table:table-cell>
          <table:table-cell table:number-columns-repeated="8"/>
        </table:table-row>
        <table:table-row table:style-name="ro1">
          <table:table-cell office:value-type="float" office:value="-0.0556431" calcext:value-type="float">
            <text:p>-0.0556431</text:p>
          </table:table-cell>
          <table:table-cell office:value-type="float" office:value="1116" calcext:value-type="float">
            <text:p>1116</text:p>
          </table:table-cell>
          <table:table-cell office:value-type="float" office:value="33309" calcext:value-type="float">
            <text:p>33309</text:p>
          </table:table-cell>
          <table:table-cell office:value-type="float" office:value="200.371" calcext:value-type="float">
            <text:p>200.371</text:p>
          </table:table-cell>
          <table:table-cell office:value-type="string" calcext:value-type="string">
            <text:p>(2.2329e-05,7.28638e-06,-9.99052,-9.99091)</text:p>
          </table:table-cell>
          <table:table-cell table:number-columns-repeated="8"/>
        </table:table-row>
        <table:table-row table:style-name="ro1">
          <table:table-cell office:value-type="float" office:value="-0.0268589" calcext:value-type="float">
            <text:p>-0.0268589</text:p>
          </table:table-cell>
          <table:table-cell office:value-type="float" office:value="928" calcext:value-type="float">
            <text:p>928</text:p>
          </table:table-cell>
          <table:table-cell office:value-type="float" office:value="18626" calcext:value-type="float">
            <text:p>18626</text:p>
          </table:table-cell>
          <table:table-cell office:value-type="float" office:value="200.173" calcext:value-type="float">
            <text:p>200.173</text:p>
          </table:table-cell>
          <table:table-cell office:value-type="string" calcext:value-type="string">
            <text:p>(0.000598213,0.000253231,-9.99048,-1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7" calcext:value-type="float">
            <text:p>7</text:p>
          </table:table-cell>
          <table:table-cell office:value-type="float" office:value="17678" calcext:value-type="float">
            <text:p>17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27,2.22045e-16)</text:p>
          </table:table-cell>
          <table:table-cell table:number-columns-repeated="8"/>
        </table:table-row>
        <table:table-row table:style-name="ro1">
          <table:table-cell office:value-type="float" office:value="16.9741" calcext:value-type="float">
            <text:p>16.9741</text:p>
          </table:table-cell>
          <table:table-cell office:value-type="float" office:value="311" calcext:value-type="float">
            <text:p>311</text:p>
          </table:table-cell>
          <table:table-cell office:value-type="float" office:value="110760" calcext:value-type="float">
            <text:p>110760</text:p>
          </table:table-cell>
          <table:table-cell office:value-type="float" office:value="0.998747" calcext:value-type="float">
            <text:p>0.998747</text:p>
          </table:table-cell>
          <table:table-cell office:value-type="string" calcext:value-type="string">
            <text:p>(1.00342,0.000357417)</text:p>
          </table:table-cell>
          <table:table-cell table:number-columns-repeated="8"/>
        </table:table-row>
        <table:table-row table:style-name="ro1">
          <table:table-cell office:value-type="float" office:value="16.974" calcext:value-type="float">
            <text:p>16.974</text:p>
          </table:table-cell>
          <table:table-cell office:value-type="float" office:value="456" calcext:value-type="float">
            <text:p>456</text:p>
          </table:table-cell>
          <table:table-cell office:value-type="float" office:value="351900" calcext:value-type="float">
            <text:p>351900</text:p>
          </table:table-cell>
          <table:table-cell office:value-type="float" office:value="0.998848" calcext:value-type="float">
            <text:p>0.998848</text:p>
          </table:table-cell>
          <table:table-cell office:value-type="string" calcext:value-type="string">
            <text:p>(1.00342,0.000328606)</text:p>
          </table:table-cell>
          <table:table-cell table:number-columns-repeated="8"/>
        </table:table-row>
        <table:table-row table:style-name="ro1">
          <table:table-cell office:value-type="float" office:value="16.9763" calcext:value-type="float">
            <text:p>16.9763</text:p>
          </table:table-cell>
          <table:table-cell office:value-type="float" office:value="374" calcext:value-type="float">
            <text:p>374</text:p>
          </table:table-cell>
          <table:table-cell office:value-type="float" office:value="5005492" calcext:value-type="float">
            <text:p>5005492</text:p>
          </table:table-cell>
          <table:table-cell office:value-type="float" office:value="0.999605" calcext:value-type="float">
            <text:p>0.999605</text:p>
          </table:table-cell>
          <table:table-cell office:value-type="string" calcext:value-type="string">
            <text:p>(1.00302,0.000112856)</text:p>
          </table:table-cell>
          <table:table-cell table:number-columns-repeated="8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505" calcext:value-type="float">
            <text:p>505</text:p>
          </table:table-cell>
          <table:table-cell office:value-type="float" office:value="160365" calcext:value-type="float">
            <text:p>160365</text:p>
          </table:table-cell>
          <table:table-cell office:value-type="float" office:value="0.997859" calcext:value-type="float">
            <text:p>0.997859</text:p>
          </table:table-cell>
          <table:table-cell office:value-type="string" calcext:value-type="string">
            <text:p>(1.00348,0.000610997)</text:p>
          </table:table-cell>
          <table:table-cell table:number-columns-repeated="8"/>
        </table:table-row>
        <table:table-row table:style-name="ro1">
          <table:table-cell office:value-type="float" office:value="16.975" calcext:value-type="float">
            <text:p>16.975</text:p>
          </table:table-cell>
          <table:table-cell office:value-type="float" office:value="43" calcext:value-type="float">
            <text:p>43</text:p>
          </table:table-cell>
          <table:table-cell office:value-type="float" office:value="231443" calcext:value-type="float">
            <text:p>231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13,2.22045e-16)</text:p>
          </table:table-cell>
          <table:table-cell table:number-columns-repeated="8"/>
        </table:table-row>
        <table:table-row table:style-name="ro1">
          <table:table-cell office:value-type="float" office:value="16.9762" calcext:value-type="float">
            <text:p>16.9762</text:p>
          </table:table-cell>
          <table:table-cell office:value-type="float" office:value="467" calcext:value-type="float">
            <text:p>467</text:p>
          </table:table-cell>
          <table:table-cell office:value-type="float" office:value="196234" calcext:value-type="float">
            <text:p>196234</text:p>
          </table:table-cell>
          <table:table-cell office:value-type="float" office:value="0.99577" calcext:value-type="float">
            <text:p>0.99577</text:p>
          </table:table-cell>
          <table:table-cell office:value-type="string" calcext:value-type="string">
            <text:p>(1.00358,0.00120714)</text:p>
          </table:table-cell>
          <table:table-cell table:number-columns-repeated="8"/>
        </table:table-row>
        <table:table-row table:style-name="ro1">
          <table:table-cell office:value-type="float" office:value="16.9736" calcext:value-type="float">
            <text:p>16.9736</text:p>
          </table:table-cell>
          <table:table-cell office:value-type="float" office:value="406" calcext:value-type="float">
            <text:p>406</text:p>
          </table:table-cell>
          <table:table-cell office:value-type="float" office:value="111107" calcext:value-type="float">
            <text:p>111107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(1.0033,-1.28736e-05)</text:p>
          </table:table-cell>
          <table:table-cell table:number-columns-repeated="8"/>
        </table:table-row>
        <table:table-row table:style-name="ro1">
          <table:table-cell office:value-type="float" office:value="16.9734" calcext:value-type="float">
            <text:p>16.9734</text:p>
          </table:table-cell>
          <table:table-cell office:value-type="float" office:value="410" calcext:value-type="float">
            <text:p>410</text:p>
          </table:table-cell>
          <table:table-cell office:value-type="float" office:value="161330" calcext:value-type="float">
            <text:p>161330</text:p>
          </table:table-cell>
          <table:table-cell office:value-type="float" office:value="1.00032" calcext:value-type="float">
            <text:p>1.00032</text:p>
          </table:table-cell>
          <table:table-cell office:value-type="string" calcext:value-type="string">
            <text:p>(1.00329,-9.25253e-05)</text:p>
          </table:table-cell>
          <table:table-cell table:number-columns-repeated="8"/>
        </table:table-row>
        <table:table-row table:style-name="ro1">
          <table:table-cell office:value-type="float" office:value="16.9759" calcext:value-type="float">
            <text:p>16.9759</text:p>
          </table:table-cell>
          <table:table-cell office:value-type="float" office:value="439" calcext:value-type="float">
            <text:p>439</text:p>
          </table:table-cell>
          <table:table-cell office:value-type="float" office:value="93396" calcext:value-type="float">
            <text:p>93396</text:p>
          </table:table-cell>
          <table:table-cell office:value-type="float" office:value="1.00032" calcext:value-type="float">
            <text:p>1.00032</text:p>
          </table:table-cell>
          <table:table-cell office:value-type="string" calcext:value-type="string">
            <text:p>(1.00297,-9.1793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459" calcext:value-type="float">
            <text:p>2459</text:p>
          </table:table-cell>
          <table:table-cell office:value-type="float" office:value="5069341" calcext:value-type="float">
            <text:p>5069341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239997,2.00004,1.87505,0.90379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093" calcext:value-type="float">
            <text:p>2093</text:p>
          </table:table-cell>
          <table:table-cell office:value-type="float" office:value="5065435" calcext:value-type="float">
            <text:p>5065435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790855,2.00005,1.87505,0.90379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011" calcext:value-type="float">
            <text:p>1011</text:p>
          </table:table-cell>
          <table:table-cell office:value-type="float" office:value="5008395" calcext:value-type="float">
            <text:p>5008395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0.000799695,2.00004,1.87505,0.903811)</text:p>
          </table:table-cell>
          <table:table-cell table:number-columns-repeated="8"/>
        </table:table-row>
        <table:table-row table:style-name="ro1">
          <table:table-cell office:value-type="float" office:value="-12.6833" calcext:value-type="float">
            <text:p>-12.6833</text:p>
          </table:table-cell>
          <table:table-cell office:value-type="float" office:value="1103" calcext:value-type="float">
            <text:p>1103</text:p>
          </table:table-cell>
          <table:table-cell office:value-type="float" office:value="5007643" calcext:value-type="float">
            <text:p>5007643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-3.94774e-05,2.00003,1.87501,0.903772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257" calcext:value-type="float">
            <text:p>1257</text:p>
          </table:table-cell>
          <table:table-cell office:value-type="float" office:value="5059779" calcext:value-type="float">
            <text:p>5059779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0.000358955,2.00005,1.87505,0.90381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77" calcext:value-type="float">
            <text:p>1177</text:p>
          </table:table-cell>
          <table:table-cell office:value-type="float" office:value="5024409" calcext:value-type="float">
            <text:p>5024409</text:p>
          </table:table-cell>
          <table:table-cell office:value-type="float" office:value="-1.00328" calcext:value-type="float">
            <text:p>-1.00328</text:p>
          </table:table-cell>
          <table:table-cell office:value-type="string" calcext:value-type="string">
            <text:p>(0.000158635,2.00003,1.87505,0.903816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027" calcext:value-type="float">
            <text:p>1027</text:p>
          </table:table-cell>
          <table:table-cell office:value-type="float" office:value="5015686" calcext:value-type="float">
            <text:p>5015686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858114,2.00004,1.87504,0.90379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5815" calcext:value-type="float">
            <text:p>5815</text:p>
          </table:table-cell>
          <table:table-cell office:value-type="float" office:value="5023197" calcext:value-type="float">
            <text:p>5023197</text:p>
          </table:table-cell>
          <table:table-cell office:value-type="float" office:value="-1.00278" calcext:value-type="float">
            <text:p>-1.00278</text:p>
          </table:table-cell>
          <table:table-cell office:value-type="string" calcext:value-type="string">
            <text:p>(0.012641,1.99997,1.87505,0.90377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4760" calcext:value-type="float">
            <text:p>4760</text:p>
          </table:table-cell>
          <table:table-cell office:value-type="float" office:value="5020849" calcext:value-type="float">
            <text:p>5020849</text:p>
          </table:table-cell>
          <table:table-cell office:value-type="float" office:value="-1.00297" calcext:value-type="float">
            <text:p>-1.00297</text:p>
          </table:table-cell>
          <table:table-cell office:value-type="string" calcext:value-type="string">
            <text:p>(0.00988917,2,1.87504,0.90378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42" calcext:value-type="float">
            <text:p>1242</text:p>
          </table:table-cell>
          <table:table-cell office:value-type="float" office:value="5030693" calcext:value-type="float">
            <text:p>503069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31098,2.00005,1.87503,0.90378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497" calcext:value-type="float">
            <text:p>497</text:p>
          </table:table-cell>
          <table:table-cell office:value-type="float" office:value="198071" calcext:value-type="float">
            <text:p>198071</text:p>
          </table:table-cell>
          <table:table-cell office:value-type="float" office:value="17.0065" calcext:value-type="float">
            <text:p>17.0065</text:p>
          </table:table-cell>
          <table:table-cell office:value-type="string" calcext:value-type="string">
            <text:p>(15.9973,11.0013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45" calcext:value-type="float">
            <text:p>545</text:p>
          </table:table-cell>
          <table:table-cell office:value-type="float" office:value="201891" calcext:value-type="float">
            <text:p>201891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2,11.0019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33" calcext:value-type="float">
            <text:p>533</text:p>
          </table:table-cell>
          <table:table-cell office:value-type="float" office:value="211092" calcext:value-type="float">
            <text:p>211092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9)</text:p>
          </table:table-cell>
          <table:table-cell table:number-columns-repeated="8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450" calcext:value-type="float">
            <text:p>450</text:p>
          </table:table-cell>
          <table:table-cell office:value-type="float" office:value="218075" calcext:value-type="float">
            <text:p>218075</text:p>
          </table:table-cell>
          <table:table-cell office:value-type="float" office:value="17.0076" calcext:value-type="float">
            <text:p>17.0076</text:p>
          </table:table-cell>
          <table:table-cell office:value-type="string" calcext:value-type="string">
            <text:p>(15.997,11.0015)</text:p>
          </table:table-cell>
          <table:table-cell table:number-columns-repeated="8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541" calcext:value-type="float">
            <text:p>541</text:p>
          </table:table-cell>
          <table:table-cell office:value-type="float" office:value="211660" calcext:value-type="float">
            <text:p>211660</text:p>
          </table:table-cell>
          <table:table-cell office:value-type="float" office:value="17.0077" calcext:value-type="float">
            <text:p>17.0077</text:p>
          </table:table-cell>
          <table:table-cell office:value-type="string" calcext:value-type="string">
            <text:p>(15.9968,11.0015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54" calcext:value-type="float">
            <text:p>554</text:p>
          </table:table-cell>
          <table:table-cell office:value-type="float" office:value="199492" calcext:value-type="float">
            <text:p>199492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2,11.002)</text:p>
          </table:table-cell>
          <table:table-cell table:number-columns-repeated="8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535" calcext:value-type="float">
            <text:p>535</text:p>
          </table:table-cell>
          <table:table-cell office:value-type="float" office:value="263785" calcext:value-type="float">
            <text:p>263785</text:p>
          </table:table-cell>
          <table:table-cell office:value-type="float" office:value="17.0073" calcext:value-type="float">
            <text:p>17.0073</text:p>
          </table:table-cell>
          <table:table-cell office:value-type="string" calcext:value-type="string">
            <text:p>(15.997,11.0015)</text:p>
          </table:table-cell>
          <table:table-cell table:number-columns-repeated="8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517" calcext:value-type="float">
            <text:p>517</text:p>
          </table:table-cell>
          <table:table-cell office:value-type="float" office:value="232960" calcext:value-type="float">
            <text:p>232960</text:p>
          </table:table-cell>
          <table:table-cell office:value-type="float" office:value="17.0076" calcext:value-type="float">
            <text:p>17.0076</text:p>
          </table:table-cell>
          <table:table-cell office:value-type="string" calcext:value-type="string">
            <text:p>(15.9968,11.0015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31" calcext:value-type="float">
            <text:p>531</text:p>
          </table:table-cell>
          <table:table-cell office:value-type="float" office:value="183088" calcext:value-type="float">
            <text:p>183088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2,11.0019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493" calcext:value-type="float">
            <text:p>493</text:p>
          </table:table-cell>
          <table:table-cell office:value-type="float" office:value="172307" calcext:value-type="float">
            <text:p>172307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1,11.0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0991" calcext:value-type="float">
            <text:p>-1.20991</text:p>
          </table:table-cell>
          <table:table-cell office:value-type="float" office:value="293" calcext:value-type="float">
            <text:p>293</text:p>
          </table:table-cell>
          <table:table-cell office:value-type="float" office:value="5001245" calcext:value-type="float">
            <text:p>5001245</text:p>
          </table:table-cell>
          <table:table-cell office:value-type="float" office:value="7.61444" calcext:value-type="float">
            <text:p>7.61444</text:p>
          </table:table-cell>
          <table:table-cell office:value-type="string" calcext:value-type="string">
            <text:p>(1.88789,0.888763,0.000712154)</text:p>
          </table:table-cell>
          <table:table-cell table:number-columns-repeated="8"/>
        </table:table-row>
        <table:table-row table:style-name="ro1">
          <table:table-cell office:value-type="float" office:value="-1.21116" calcext:value-type="float">
            <text:p>-1.21116</text:p>
          </table:table-cell>
          <table:table-cell office:value-type="float" office:value="295" calcext:value-type="float">
            <text:p>295</text:p>
          </table:table-cell>
          <table:table-cell office:value-type="float" office:value="5002015" calcext:value-type="float">
            <text:p>5002015</text:p>
          </table:table-cell>
          <table:table-cell office:value-type="float" office:value="7.61812" calcext:value-type="float">
            <text:p>7.61812</text:p>
          </table:table-cell>
          <table:table-cell office:value-type="string" calcext:value-type="string">
            <text:p>(1.88673,0.888005,0.000859701)</text:p>
          </table:table-cell>
          <table:table-cell table:number-columns-repeated="8"/>
        </table:table-row>
        <table:table-row table:style-name="ro1">
          <table:table-cell office:value-type="float" office:value="-1.21132" calcext:value-type="float">
            <text:p>-1.21132</text:p>
          </table:table-cell>
          <table:table-cell office:value-type="float" office:value="226" calcext:value-type="float">
            <text:p>226</text:p>
          </table:table-cell>
          <table:table-cell office:value-type="float" office:value="5002438" calcext:value-type="float">
            <text:p>5002438</text:p>
          </table:table-cell>
          <table:table-cell office:value-type="float" office:value="7.6225" calcext:value-type="float">
            <text:p>7.6225</text:p>
          </table:table-cell>
          <table:table-cell office:value-type="string" calcext:value-type="string">
            <text:p>(1.88818,0.888086,-5.66588e-05)</text:p>
          </table:table-cell>
          <table:table-cell table:number-columns-repeated="8"/>
        </table:table-row>
        <table:table-row table:style-name="ro1">
          <table:table-cell office:value-type="float" office:value="-1.21167" calcext:value-type="float">
            <text:p>-1.21167</text:p>
          </table:table-cell>
          <table:table-cell office:value-type="float" office:value="299" calcext:value-type="float">
            <text:p>299</text:p>
          </table:table-cell>
          <table:table-cell office:value-type="float" office:value="5006079" calcext:value-type="float">
            <text:p>5006079</text:p>
          </table:table-cell>
          <table:table-cell office:value-type="float" office:value="7.62344" calcext:value-type="float">
            <text:p>7.62344</text:p>
          </table:table-cell>
          <table:table-cell office:value-type="string" calcext:value-type="string">
            <text:p>(1.88782,0.887871,5.42272e-06)</text:p>
          </table:table-cell>
          <table:table-cell table:number-columns-repeated="8"/>
        </table:table-row>
        <table:table-row table:style-name="ro1">
          <table:table-cell office:value-type="float" office:value="-1.2107" calcext:value-type="float">
            <text:p>-1.2107</text:p>
          </table:table-cell>
          <table:table-cell office:value-type="float" office:value="279" calcext:value-type="float">
            <text:p>279</text:p>
          </table:table-cell>
          <table:table-cell office:value-type="float" office:value="5003342" calcext:value-type="float">
            <text:p>5003342</text:p>
          </table:table-cell>
          <table:table-cell office:value-type="float" office:value="7.61805" calcext:value-type="float">
            <text:p>7.61805</text:p>
          </table:table-cell>
          <table:table-cell office:value-type="string" calcext:value-type="string">
            <text:p>(1.88767,0.888342,0.000495365)</text:p>
          </table:table-cell>
          <table:table-cell table:number-columns-repeated="8"/>
        </table:table-row>
        <table:table-row table:style-name="ro1">
          <table:table-cell office:value-type="float" office:value="-1.21112" calcext:value-type="float">
            <text:p>-1.21112</text:p>
          </table:table-cell>
          <table:table-cell office:value-type="float" office:value="304" calcext:value-type="float">
            <text:p>304</text:p>
          </table:table-cell>
          <table:table-cell office:value-type="float" office:value="5002192" calcext:value-type="float">
            <text:p>5002192</text:p>
          </table:table-cell>
          <table:table-cell office:value-type="float" office:value="7.61963" calcext:value-type="float">
            <text:p>7.61963</text:p>
          </table:table-cell>
          <table:table-cell office:value-type="string" calcext:value-type="string">
            <text:p>(1.88704,0.88806,0.000455057)</text:p>
          </table:table-cell>
          <table:table-cell table:number-columns-repeated="8"/>
        </table:table-row>
        <table:table-row table:style-name="ro1">
          <table:table-cell office:value-type="float" office:value="-1.21115" calcext:value-type="float">
            <text:p>-1.21115</text:p>
          </table:table-cell>
          <table:table-cell office:value-type="float" office:value="316" calcext:value-type="float">
            <text:p>316</text:p>
          </table:table-cell>
          <table:table-cell office:value-type="float" office:value="5004293" calcext:value-type="float">
            <text:p>5004293</text:p>
          </table:table-cell>
          <table:table-cell office:value-type="float" office:value="7.61983" calcext:value-type="float">
            <text:p>7.61983</text:p>
          </table:table-cell>
          <table:table-cell office:value-type="string" calcext:value-type="string">
            <text:p>(1.88721,0.888065,0.000435555)</text:p>
          </table:table-cell>
          <table:table-cell table:number-columns-repeated="8"/>
        </table:table-row>
        <table:table-row table:style-name="ro1">
          <table:table-cell office:value-type="float" office:value="-1.21114" calcext:value-type="float">
            <text:p>-1.21114</text:p>
          </table:table-cell>
          <table:table-cell office:value-type="float" office:value="286" calcext:value-type="float">
            <text:p>286</text:p>
          </table:table-cell>
          <table:table-cell office:value-type="float" office:value="5004274" calcext:value-type="float">
            <text:p>5004274</text:p>
          </table:table-cell>
          <table:table-cell office:value-type="float" office:value="7.62081" calcext:value-type="float">
            <text:p>7.62081</text:p>
          </table:table-cell>
          <table:table-cell office:value-type="string" calcext:value-type="string">
            <text:p>(1.88758,0.888111,0.000189657)</text:p>
          </table:table-cell>
          <table:table-cell table:number-columns-repeated="8"/>
        </table:table-row>
        <table:table-row table:style-name="ro1">
          <table:table-cell office:value-type="float" office:value="-1.21158" calcext:value-type="float">
            <text:p>-1.21158</text:p>
          </table:table-cell>
          <table:table-cell office:value-type="float" office:value="282" calcext:value-type="float">
            <text:p>282</text:p>
          </table:table-cell>
          <table:table-cell office:value-type="float" office:value="5003757" calcext:value-type="float">
            <text:p>5003757</text:p>
          </table:table-cell>
          <table:table-cell office:value-type="float" office:value="7.62282" calcext:value-type="float">
            <text:p>7.62282</text:p>
          </table:table-cell>
          <table:table-cell office:value-type="string" calcext:value-type="string">
            <text:p>(1.88771,0.887905,7.75951e-05)</text:p>
          </table:table-cell>
          <table:table-cell table:number-columns-repeated="8"/>
        </table:table-row>
        <table:table-row table:style-name="ro1">
          <table:table-cell office:value-type="float" office:value="-1.21091" calcext:value-type="float">
            <text:p>-1.21091</text:p>
          </table:table-cell>
          <table:table-cell office:value-type="float" office:value="302" calcext:value-type="float">
            <text:p>302</text:p>
          </table:table-cell>
          <table:table-cell office:value-type="float" office:value="5004281" calcext:value-type="float">
            <text:p>5004281</text:p>
          </table:table-cell>
          <table:table-cell office:value-type="float" office:value="7.61972" calcext:value-type="float">
            <text:p>7.61972</text:p>
          </table:table-cell>
          <table:table-cell office:value-type="string" calcext:value-type="string">
            <text:p>(1.88788,0.888257,0.00027288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1816" calcext:value-type="float">
            <text:p>1816</text:p>
          </table:table-cell>
          <table:table-cell office:value-type="float" office:value="36135" calcext:value-type="float">
            <text:p>36135</text:p>
          </table:table-cell>
          <table:table-cell table:style-name="ce7" office:value-type="float" office:value="0.00000000119395" calcext:value-type="float">
            <text:p>1.19E-009</text:p>
          </table:table-cell>
          <table:table-cell office:value-type="string" calcext:value-type="string">
            <text:p>(0.502292,0.500317,0.502273,0.500288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2661" calcext:value-type="float">
            <text:p>2661</text:p>
          </table:table-cell>
          <table:table-cell office:value-type="float" office:value="30394" calcext:value-type="float">
            <text:p>30394</text:p>
          </table:table-cell>
          <table:table-cell table:style-name="ce7" office:value-type="float" office:value="0.00000000205839" calcext:value-type="float">
            <text:p>2.06E-009</text:p>
          </table:table-cell>
          <table:table-cell office:value-type="string" calcext:value-type="string">
            <text:p>(0.500619,0.500252,0.500637,0.500211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156" calcext:value-type="float">
            <text:p>3156</text:p>
          </table:table-cell>
          <table:table-cell office:value-type="float" office:value="37251" calcext:value-type="float">
            <text:p>37251</text:p>
          </table:table-cell>
          <table:table-cell table:style-name="ce7" office:value-type="float" office:value="0.00000000106785" calcext:value-type="float">
            <text:p>1.07E-009</text:p>
          </table:table-cell>
          <table:table-cell office:value-type="string" calcext:value-type="string">
            <text:p>(0.500442,0.500645,0.500413,0.500631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622" calcext:value-type="float">
            <text:p>2622</text:p>
          </table:table-cell>
          <table:table-cell office:value-type="float" office:value="65645" calcext:value-type="float">
            <text:p>65645</text:p>
          </table:table-cell>
          <table:table-cell table:style-name="ce7" office:value-type="float" office:value="0.00000000238453" calcext:value-type="float">
            <text:p>2.38E-009</text:p>
          </table:table-cell>
          <table:table-cell office:value-type="string" calcext:value-type="string">
            <text:p>(0.500468,0.500611,0.500486,0.500566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4851" calcext:value-type="float">
            <text:p>4851</text:p>
          </table:table-cell>
          <table:table-cell office:value-type="float" office:value="125223" calcext:value-type="float">
            <text:p>125223</text:p>
          </table:table-cell>
          <table:table-cell table:style-name="ce7" office:value-type="float" office:value="0.00000000196098" calcext:value-type="float">
            <text:p>1.96E-009</text:p>
          </table:table-cell>
          <table:table-cell office:value-type="string" calcext:value-type="string">
            <text:p>(0.499992,0.502198,0.499948,0.502199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704" calcext:value-type="float">
            <text:p>3704</text:p>
          </table:table-cell>
          <table:table-cell office:value-type="float" office:value="31328" calcext:value-type="float">
            <text:p>31328</text:p>
          </table:table-cell>
          <table:table-cell table:style-name="ce7" office:value-type="float" office:value="0.00000000171262" calcext:value-type="float">
            <text:p>1.71E-009</text:p>
          </table:table-cell>
          <table:table-cell office:value-type="string" calcext:value-type="string">
            <text:p>(0.500226,0.501032,0.50022,0.500991)</text:p>
          </table:table-cell>
          <table:table-cell table:number-columns-repeated="8"/>
        </table:table-row>
        <table:table-row table:style-name="ro1">
          <table:table-cell office:value-type="float" office:value="-0.999866" calcext:value-type="float">
            <text:p>-0.999866</text:p>
          </table:table-cell>
          <table:table-cell office:value-type="float" office:value="2512" calcext:value-type="float">
            <text:p>2512</text:p>
          </table:table-cell>
          <table:table-cell office:value-type="float" office:value="29569" calcext:value-type="float">
            <text:p>29569</text:p>
          </table:table-cell>
          <table:table-cell table:style-name="ce7" office:value-type="float" office:value="0.00000000113034" calcext:value-type="float">
            <text:p>1.13E-009</text:p>
          </table:table-cell>
          <table:table-cell office:value-type="string" calcext:value-type="string">
            <text:p>(0.509525,0.50064,0.509498,0.500619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354" calcext:value-type="float">
            <text:p>3354</text:p>
          </table:table-cell>
          <table:table-cell office:value-type="float" office:value="27104" calcext:value-type="float">
            <text:p>27104</text:p>
          </table:table-cell>
          <table:table-cell table:style-name="ce7" office:value-type="float" office:value="0.00000000120611" calcext:value-type="float">
            <text:p>1.21E-009</text:p>
          </table:table-cell>
          <table:table-cell office:value-type="string" calcext:value-type="string">
            <text:p>(0.500427,0.500028,0.500419,0.499994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1989" calcext:value-type="float">
            <text:p>1989</text:p>
          </table:table-cell>
          <table:table-cell office:value-type="float" office:value="40623" calcext:value-type="float">
            <text:p>40623</text:p>
          </table:table-cell>
          <table:table-cell table:style-name="ce7" office:value-type="float" office:value="0.00000000318277" calcext:value-type="float">
            <text:p>3.18E-009</text:p>
          </table:table-cell>
          <table:table-cell office:value-type="string" calcext:value-type="string">
            <text:p>(0.500891,0.500062,0.500842,0.500091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2425" calcext:value-type="float">
            <text:p>2425</text:p>
          </table:table-cell>
          <table:table-cell office:value-type="float" office:value="27996" calcext:value-type="float">
            <text:p>27996</text:p>
          </table:table-cell>
          <table:table-cell table:style-name="ce7" office:value-type="float" office:value="0.00000000148574" calcext:value-type="float">
            <text:p>1.49E-009</text:p>
          </table:table-cell>
          <table:table-cell office:value-type="string" calcext:value-type="string">
            <text:p>(0.500251,0.500132,0.500213,0.5001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75" calcext:value-type="float">
            <text:p>1275</text:p>
          </table:table-cell>
          <table:table-cell office:value-type="float" office:value="30636" calcext:value-type="float">
            <text:p>30636</text:p>
          </table:table-cell>
          <table:table-cell table:style-name="ce7" office:value-type="float" office:value="0.000000730999" calcext:value-type="float">
            <text:p>7.31E-007</text:p>
          </table:table-cell>
          <table:table-cell office:value-type="string" calcext:value-type="string">
            <text:p>(7.18944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90" calcext:value-type="float">
            <text:p>1690</text:p>
          </table:table-cell>
          <table:table-cell office:value-type="float" office:value="70348" calcext:value-type="float">
            <text:p>70348</text:p>
          </table:table-cell>
          <table:table-cell table:style-name="ce7" office:value-type="float" office:value="0.000000730965" calcext:value-type="float">
            <text:p>7.31E-007</text:p>
          </table:table-cell>
          <table:table-cell office:value-type="string" calcext:value-type="string">
            <text:p>(7.18951,12.7812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256" calcext:value-type="float">
            <text:p>1256</text:p>
          </table:table-cell>
          <table:table-cell office:value-type="float" office:value="41555" calcext:value-type="float">
            <text:p>41555</text:p>
          </table:table-cell>
          <table:table-cell table:style-name="ce7" office:value-type="float" office:value="198.616" calcext:value-type="float">
            <text:p>1.99E+002</text:p>
          </table:table-cell>
          <table:table-cell office:value-type="string" calcext:value-type="string">
            <text:p>(11.248,4.99789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358" calcext:value-type="float">
            <text:p>2358</text:p>
          </table:table-cell>
          <table:table-cell office:value-type="float" office:value="308572" calcext:value-type="float">
            <text:p>308572</text:p>
          </table:table-cell>
          <table:table-cell table:style-name="ce7" office:value-type="float" office:value="0.000000730995" calcext:value-type="float">
            <text:p>7.31E-007</text:p>
          </table:table-cell>
          <table:table-cell office:value-type="string" calcext:value-type="string">
            <text:p>(7.19137,12.7794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979" calcext:value-type="float">
            <text:p>979</text:p>
          </table:table-cell>
          <table:table-cell office:value-type="float" office:value="52620" calcext:value-type="float">
            <text:p>52620</text:p>
          </table:table-cell>
          <table:table-cell table:style-name="ce7" office:value-type="float" office:value="198.727" calcext:value-type="float">
            <text:p>1.99E+002</text:p>
          </table:table-cell>
          <table:table-cell office:value-type="string" calcext:value-type="string">
            <text:p>(11.2482,4.99719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33" calcext:value-type="float">
            <text:p>1433</text:p>
          </table:table-cell>
          <table:table-cell office:value-type="float" office:value="29829" calcext:value-type="float">
            <text:p>29829</text:p>
          </table:table-cell>
          <table:table-cell table:style-name="ce7" office:value-type="float" office:value="0.00000073098" calcext:value-type="float">
            <text:p>7.31E-007</text:p>
          </table:table-cell>
          <table:table-cell office:value-type="string" calcext:value-type="string">
            <text:p>(7.18982,12.7809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63" calcext:value-type="float">
            <text:p>1263</text:p>
          </table:table-cell>
          <table:table-cell office:value-type="float" office:value="37398" calcext:value-type="float">
            <text:p>37398</text:p>
          </table:table-cell>
          <table:table-cell table:style-name="ce7" office:value-type="float" office:value="0.000000730968" calcext:value-type="float">
            <text:p>7.31E-007</text:p>
          </table:table-cell>
          <table:table-cell office:value-type="string" calcext:value-type="string">
            <text:p>(7.19113,12.7796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02" calcext:value-type="float">
            <text:p>1202</text:p>
          </table:table-cell>
          <table:table-cell office:value-type="float" office:value="29805" calcext:value-type="float">
            <text:p>29805</text:p>
          </table:table-cell>
          <table:table-cell table:style-name="ce7" office:value-type="float" office:value="0.000000731" calcext:value-type="float">
            <text:p>7.31E-007</text:p>
          </table:table-cell>
          <table:table-cell office:value-type="string" calcext:value-type="string">
            <text:p>(7.18954,12.781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114" calcext:value-type="float">
            <text:p>2114</text:p>
          </table:table-cell>
          <table:table-cell office:value-type="float" office:value="32554" calcext:value-type="float">
            <text:p>32554</text:p>
          </table:table-cell>
          <table:table-cell table:style-name="ce7" office:value-type="float" office:value="0.000000730973" calcext:value-type="float">
            <text:p>7.31E-007</text:p>
          </table:table-cell>
          <table:table-cell office:value-type="string" calcext:value-type="string">
            <text:p>(7.18886,12.7819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359" calcext:value-type="float">
            <text:p>1359</text:p>
          </table:table-cell>
          <table:table-cell office:value-type="float" office:value="83904" calcext:value-type="float">
            <text:p>83904</text:p>
          </table:table-cell>
          <table:table-cell table:style-name="ce7" office:value-type="float" office:value="198.603" calcext:value-type="float">
            <text:p>1.99E+002</text:p>
          </table:table-cell>
          <table:table-cell office:value-type="string" calcext:value-type="string">
            <text:p>(11.248,4.9979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471" calcext:value-type="float">
            <text:p>471</text:p>
          </table:table-cell>
          <table:table-cell office:value-type="float" office:value="95325" calcext:value-type="float">
            <text:p>95325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61,4.00286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388" calcext:value-type="float">
            <text:p>388</text:p>
          </table:table-cell>
          <table:table-cell office:value-type="float" office:value="80403" calcext:value-type="float">
            <text:p>80403</text:p>
          </table:table-cell>
          <table:table-cell office:value-type="float" office:value="4.00281" calcext:value-type="float">
            <text:p>4.00281</text:p>
          </table:table-cell>
          <table:table-cell office:value-type="string" calcext:value-type="string">
            <text:p>(3.99858,4.00281)</text:p>
          </table:table-cell>
          <table:table-cell table:number-columns-repeated="8"/>
        </table:table-row>
        <table:table-row table:style-name="ro1">
          <table:table-cell office:value-type="float" office:value="-12.0108" calcext:value-type="float">
            <text:p>-12.0108</text:p>
          </table:table-cell>
          <table:table-cell office:value-type="float" office:value="371" calcext:value-type="float">
            <text:p>371</text:p>
          </table:table-cell>
          <table:table-cell office:value-type="float" office:value="90441" calcext:value-type="float">
            <text:p>90441</text:p>
          </table:table-cell>
          <table:table-cell office:value-type="float" office:value="4.0023" calcext:value-type="float">
            <text:p>4.0023</text:p>
          </table:table-cell>
          <table:table-cell office:value-type="string" calcext:value-type="string">
            <text:p>(3.99836,4.0023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330" calcext:value-type="float">
            <text:p>330</text:p>
          </table:table-cell>
          <table:table-cell office:value-type="float" office:value="195272" calcext:value-type="float">
            <text:p>195272</text:p>
          </table:table-cell>
          <table:table-cell office:value-type="float" office:value="4.00289" calcext:value-type="float">
            <text:p>4.00289</text:p>
          </table:table-cell>
          <table:table-cell office:value-type="string" calcext:value-type="string">
            <text:p>(3.9986,4.00289)</text:p>
          </table:table-cell>
          <table:table-cell table:number-columns-repeated="8"/>
        </table:table-row>
        <table:table-row table:style-name="ro1">
          <table:table-cell office:value-type="float" office:value="-7.02284" calcext:value-type="float">
            <text:p>-7.02284</text:p>
          </table:table-cell>
          <table:table-cell office:value-type="float" office:value="120" calcext:value-type="float">
            <text:p>120</text:p>
          </table:table-cell>
          <table:table-cell office:value-type="float" office:value="88237" calcext:value-type="float">
            <text:p>88237</text:p>
          </table:table-cell>
          <table:table-cell office:value-type="float" office:value="2.00653" calcext:value-type="float">
            <text:p>2.00653</text:p>
          </table:table-cell>
          <table:table-cell office:value-type="string" calcext:value-type="string">
            <text:p>(1.00328,2.00653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391" calcext:value-type="float">
            <text:p>391</text:p>
          </table:table-cell>
          <table:table-cell office:value-type="float" office:value="89990" calcext:value-type="float">
            <text:p>89990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62,4.00285)</text:p>
          </table:table-cell>
          <table:table-cell table:number-columns-repeated="8"/>
        </table:table-row>
        <table:table-row table:style-name="ro1">
          <table:table-cell office:value-type="float" office:value="-7.02282" calcext:value-type="float">
            <text:p>-7.02282</text:p>
          </table:table-cell>
          <table:table-cell office:value-type="float" office:value="144" calcext:value-type="float">
            <text:p>144</text:p>
          </table:table-cell>
          <table:table-cell office:value-type="float" office:value="102679" calcext:value-type="float">
            <text:p>102679</text:p>
          </table:table-cell>
          <table:table-cell office:value-type="float" office:value="2.00652" calcext:value-type="float">
            <text:p>2.00652</text:p>
          </table:table-cell>
          <table:table-cell office:value-type="string" calcext:value-type="string">
            <text:p>(1.00324,2.00652)</text:p>
          </table:table-cell>
          <table:table-cell table:number-columns-repeated="8"/>
        </table:table-row>
        <table:table-row table:style-name="ro1">
          <table:table-cell office:value-type="float" office:value="-12.0124" calcext:value-type="float">
            <text:p>-12.0124</text:p>
          </table:table-cell>
          <table:table-cell office:value-type="float" office:value="378" calcext:value-type="float">
            <text:p>378</text:p>
          </table:table-cell>
          <table:table-cell office:value-type="float" office:value="83305" calcext:value-type="float">
            <text:p>83305</text:p>
          </table:table-cell>
          <table:table-cell office:value-type="float" office:value="4.00274" calcext:value-type="float">
            <text:p>4.00274</text:p>
          </table:table-cell>
          <table:table-cell office:value-type="string" calcext:value-type="string">
            <text:p>(3.99854,4.00274)</text:p>
          </table:table-cell>
          <table:table-cell table:number-columns-repeated="8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84" calcext:value-type="float">
            <text:p>484</text:p>
          </table:table-cell>
          <table:table-cell office:value-type="float" office:value="101399" calcext:value-type="float">
            <text:p>101399</text:p>
          </table:table-cell>
          <table:table-cell office:value-type="float" office:value="4.00288" calcext:value-type="float">
            <text:p>4.00288</text:p>
          </table:table-cell>
          <table:table-cell office:value-type="string" calcext:value-type="string">
            <text:p>(3.99859,4.00288)</text:p>
          </table:table-cell>
          <table:table-cell table:number-columns-repeated="8"/>
        </table:table-row>
        <table:table-row table:style-name="ro1">
          <table:table-cell office:value-type="float" office:value="-12.0111" calcext:value-type="float">
            <text:p>-12.0111</text:p>
          </table:table-cell>
          <table:table-cell office:value-type="float" office:value="438" calcext:value-type="float">
            <text:p>438</text:p>
          </table:table-cell>
          <table:table-cell office:value-type="float" office:value="79084" calcext:value-type="float">
            <text:p>79084</text:p>
          </table:table-cell>
          <table:table-cell office:value-type="float" office:value="4.00244" calcext:value-type="float">
            <text:p>4.00244</text:p>
          </table:table-cell>
          <table:table-cell office:value-type="string" calcext:value-type="string">
            <text:p>(3.99861,4.0024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723" calcext:value-type="float">
            <text:p>3.10723</text:p>
          </table:table-cell>
          <table:table-cell office:value-type="float" office:value="505" calcext:value-type="float">
            <text:p>505</text:p>
          </table:table-cell>
          <table:table-cell office:value-type="float" office:value="89519" calcext:value-type="float">
            <text:p>89519</text:p>
          </table:table-cell>
          <table:table-cell office:value-type="float" office:value="-6.68026" calcext:value-type="float">
            <text:p>-6.68026</text:p>
          </table:table-cell>
          <table:table-cell office:value-type="string" calcext:value-type="string">
            <text:p>(0.89326,2.21397)</text:p>
          </table:table-cell>
          <table:table-cell table:number-columns-repeated="8"/>
        </table:table-row>
        <table:table-row table:style-name="ro1">
          <table:table-cell office:value-type="float" office:value="3.10665" calcext:value-type="float">
            <text:p>3.10665</text:p>
          </table:table-cell>
          <table:table-cell office:value-type="float" office:value="787" calcext:value-type="float">
            <text:p>787</text:p>
          </table:table-cell>
          <table:table-cell office:value-type="float" office:value="146698" calcext:value-type="float">
            <text:p>146698</text:p>
          </table:table-cell>
          <table:table-cell office:value-type="float" office:value="-6.67946" calcext:value-type="float">
            <text:p>-6.67946</text:p>
          </table:table-cell>
          <table:table-cell office:value-type="string" calcext:value-type="string">
            <text:p>(0.893204,2.21344)</text:p>
          </table:table-cell>
          <table:table-cell table:number-columns-repeated="8"/>
        </table:table-row>
        <table:table-row table:style-name="ro1">
          <table:table-cell office:value-type="float" office:value="3.107" calcext:value-type="float">
            <text:p>3.107</text:p>
          </table:table-cell>
          <table:table-cell office:value-type="float" office:value="393" calcext:value-type="float">
            <text:p>393</text:p>
          </table:table-cell>
          <table:table-cell office:value-type="float" office:value="110510" calcext:value-type="float">
            <text:p>110510</text:p>
          </table:table-cell>
          <table:table-cell office:value-type="float" office:value="-6.67897" calcext:value-type="float">
            <text:p>-6.67897</text:p>
          </table:table-cell>
          <table:table-cell office:value-type="string" calcext:value-type="string">
            <text:p>(0.892992,2.21401)</text:p>
          </table:table-cell>
          <table:table-cell table:number-columns-repeated="8"/>
        </table:table-row>
        <table:table-row table:style-name="ro1">
          <table:table-cell office:value-type="float" office:value="3.10681" calcext:value-type="float">
            <text:p>3.10681</text:p>
          </table:table-cell>
          <table:table-cell office:value-type="float" office:value="525" calcext:value-type="float">
            <text:p>525</text:p>
          </table:table-cell>
          <table:table-cell office:value-type="float" office:value="240566" calcext:value-type="float">
            <text:p>240566</text:p>
          </table:table-cell>
          <table:table-cell office:value-type="float" office:value="-6.67947" calcext:value-type="float">
            <text:p>-6.67947</text:p>
          </table:table-cell>
          <table:table-cell office:value-type="string" calcext:value-type="string">
            <text:p>(0.893164,2.21365)</text:p>
          </table:table-cell>
          <table:table-cell table:number-columns-repeated="8"/>
        </table:table-row>
        <table:table-row table:style-name="ro1">
          <table:table-cell office:value-type="float" office:value="3.10703" calcext:value-type="float">
            <text:p>3.10703</text:p>
          </table:table-cell>
          <table:table-cell office:value-type="float" office:value="490" calcext:value-type="float">
            <text:p>490</text:p>
          </table:table-cell>
          <table:table-cell office:value-type="float" office:value="139520" calcext:value-type="float">
            <text:p>139520</text:p>
          </table:table-cell>
          <table:table-cell office:value-type="float" office:value="-6.6791" calcext:value-type="float">
            <text:p>-6.6791</text:p>
          </table:table-cell>
          <table:table-cell office:value-type="string" calcext:value-type="string">
            <text:p>(0.893017,2.21401)</text:p>
          </table:table-cell>
          <table:table-cell table:number-columns-repeated="8"/>
        </table:table-row>
        <table:table-row table:style-name="ro1">
          <table:table-cell office:value-type="float" office:value="3.10779" calcext:value-type="float">
            <text:p>3.10779</text:p>
          </table:table-cell>
          <table:table-cell office:value-type="float" office:value="525" calcext:value-type="float">
            <text:p>525</text:p>
          </table:table-cell>
          <table:table-cell office:value-type="float" office:value="63549" calcext:value-type="float">
            <text:p>63549</text:p>
          </table:table-cell>
          <table:table-cell office:value-type="float" office:value="-6.67832" calcext:value-type="float">
            <text:p>-6.67832</text:p>
          </table:table-cell>
          <table:table-cell office:value-type="string" calcext:value-type="string">
            <text:p>(0.892631,2.21516)</text:p>
          </table:table-cell>
          <table:table-cell table:number-columns-repeated="8"/>
        </table:table-row>
        <table:table-row table:style-name="ro1">
          <table:table-cell office:value-type="float" office:value="3.10659" calcext:value-type="float">
            <text:p>3.10659</text:p>
          </table:table-cell>
          <table:table-cell office:value-type="float" office:value="429" calcext:value-type="float">
            <text:p>429</text:p>
          </table:table-cell>
          <table:table-cell office:value-type="float" office:value="58201" calcext:value-type="float">
            <text:p>58201</text:p>
          </table:table-cell>
          <table:table-cell office:value-type="float" office:value="-6.67959" calcext:value-type="float">
            <text:p>-6.67959</text:p>
          </table:table-cell>
          <table:table-cell office:value-type="string" calcext:value-type="string">
            <text:p>(0.89325,2.21334)</text:p>
          </table:table-cell>
          <table:table-cell table:number-columns-repeated="8"/>
        </table:table-row>
        <table:table-row table:style-name="ro1">
          <table:table-cell office:value-type="float" office:value="3.10658" calcext:value-type="float">
            <text:p>3.10658</text:p>
          </table:table-cell>
          <table:table-cell office:value-type="float" office:value="475" calcext:value-type="float">
            <text:p>475</text:p>
          </table:table-cell>
          <table:table-cell office:value-type="float" office:value="5004340" calcext:value-type="float">
            <text:p>5004340</text:p>
          </table:table-cell>
          <table:table-cell office:value-type="float" office:value="-6.67963" calcext:value-type="float">
            <text:p>-6.67963</text:p>
          </table:table-cell>
          <table:table-cell office:value-type="string" calcext:value-type="string">
            <text:p>(0.893263,2.21332)</text:p>
          </table:table-cell>
          <table:table-cell table:number-columns-repeated="8"/>
        </table:table-row>
        <table:table-row table:style-name="ro1">
          <table:table-cell office:value-type="float" office:value="3.10718" calcext:value-type="float">
            <text:p>3.10718</text:p>
          </table:table-cell>
          <table:table-cell office:value-type="float" office:value="478" calcext:value-type="float">
            <text:p>478</text:p>
          </table:table-cell>
          <table:table-cell office:value-type="float" office:value="74906" calcext:value-type="float">
            <text:p>74906</text:p>
          </table:table-cell>
          <table:table-cell office:value-type="float" office:value="-6.6797" calcext:value-type="float">
            <text:p>-6.6797</text:p>
          </table:table-cell>
          <table:table-cell office:value-type="string" calcext:value-type="string">
            <text:p>(0.893131,2.21405)</text:p>
          </table:table-cell>
          <table:table-cell table:number-columns-repeated="8"/>
        </table:table-row>
        <table:table-row table:style-name="ro1">
          <table:table-cell office:value-type="float" office:value="3.10663" calcext:value-type="float">
            <text:p>3.10663</text:p>
          </table:table-cell>
          <table:table-cell office:value-type="float" office:value="1672" calcext:value-type="float">
            <text:p>1672</text:p>
          </table:table-cell>
          <table:table-cell office:value-type="float" office:value="160777" calcext:value-type="float">
            <text:p>160777</text:p>
          </table:table-cell>
          <table:table-cell office:value-type="float" office:value="-6.67984" calcext:value-type="float">
            <text:p>-6.67984</text:p>
          </table:table-cell>
          <table:table-cell office:value-type="string" calcext:value-type="string">
            <text:p>(0.893302,2.2133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4265" calcext:value-type="float">
            <text:p>4265</text:p>
          </table:table-cell>
          <table:table-cell table:style-name="ce7" office:value-type="float" office:value="0.0000000000155609" calcext:value-type="float">
            <text:p>1.56E-011</text:p>
          </table:table-cell>
          <table:table-cell office:value-type="string" calcext:value-type="string">
            <text:p>(1.00009,3.45802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4314" calcext:value-type="float">
            <text:p>4314</text:p>
          </table:table-cell>
          <table:table-cell table:style-name="ce7" office:value-type="float" office:value="0.0000000000197076" calcext:value-type="float">
            <text:p>1.97E-011</text:p>
          </table:table-cell>
          <table:table-cell office:value-type="string" calcext:value-type="string">
            <text:p>(0.999825,4.37937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3758" calcext:value-type="float">
            <text:p>3758</text:p>
          </table:table-cell>
          <table:table-cell table:style-name="ce7" office:value-type="float" office:value="-0.0000000000277675" calcext:value-type="float">
            <text:p>-2.78E-011</text:p>
          </table:table-cell>
          <table:table-cell office:value-type="string" calcext:value-type="string">
            <text:p>(1.00022,-6.1707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03" calcext:value-type="float">
            <text:p>3703</text:p>
          </table:table-cell>
          <table:table-cell table:style-name="ce7" office:value-type="float" office:value="-0.0000000000158157" calcext:value-type="float">
            <text:p>-1.58E-011</text:p>
          </table:table-cell>
          <table:table-cell office:value-type="string" calcext:value-type="string">
            <text:p>(1.00011,-3.51464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0.0000000000900835" calcext:value-type="float">
            <text:p>9.01E-011</text:p>
          </table:table-cell>
          <table:table-cell office:value-type="string" calcext:value-type="string">
            <text:p>(0.999712,2.00179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4304" calcext:value-type="float">
            <text:p>4304</text:p>
          </table:table-cell>
          <table:table-cell table:style-name="ce7" office:value-type="float" office:value="0.00000000000103813" calcext:value-type="float">
            <text:p>1.04E-012</text:p>
          </table:table-cell>
          <table:table-cell office:value-type="string" calcext:value-type="string">
            <text:p>(1.00009,2.30697e-15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4404" calcext:value-type="float">
            <text:p>4404</text:p>
          </table:table-cell>
          <table:table-cell table:style-name="ce7" office:value-type="float" office:value="-0.0000000000263179" calcext:value-type="float">
            <text:p>-2.63E-011</text:p>
          </table:table-cell>
          <table:table-cell office:value-type="string" calcext:value-type="string">
            <text:p>(1.00041,-5.84869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4172" calcext:value-type="float">
            <text:p>4172</text:p>
          </table:table-cell>
          <table:table-cell table:style-name="ce7" office:value-type="float" office:value="0.0000000000412538" calcext:value-type="float">
            <text:p>4.13E-011</text:p>
          </table:table-cell>
          <table:table-cell office:value-type="string" calcext:value-type="string">
            <text:p>(0.999932,9.16744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4432" calcext:value-type="float">
            <text:p>4432</text:p>
          </table:table-cell>
          <table:table-cell table:style-name="ce7" office:value-type="float" office:value="0.0000000000320732" calcext:value-type="float">
            <text:p>3.21E-011</text:p>
          </table:table-cell>
          <table:table-cell office:value-type="string" calcext:value-type="string">
            <text:p>(0.999959,7.12735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4275" calcext:value-type="float">
            <text:p>4275</text:p>
          </table:table-cell>
          <table:table-cell table:style-name="ce7" office:value-type="float" office:value="-0.000000000131037" calcext:value-type="float">
            <text:p>-1.31E-010</text:p>
          </table:table-cell>
          <table:table-cell office:value-type="string" calcext:value-type="string">
            <text:p>(1.00017,-2.91198e-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999.993" calcext:value-type="float">
            <text:p>-999.993</text:p>
          </table:table-cell>
          <table:table-cell office:value-type="float" office:value="726" calcext:value-type="float">
            <text:p>726</text:p>
          </table:table-cell>
          <table:table-cell office:value-type="float" office:value="55240" calcext:value-type="float">
            <text:p>55240</text:p>
          </table:table-cell>
          <table:table-cell office:value-type="float" office:value="-0.999951" calcext:value-type="float">
            <text:p>-0.999951</text:p>
          </table:table-cell>
          <table:table-cell office:value-type="string" calcext:value-type="string">
            <text:p>(-8.44247e-05,1,-5.00635e-05)</text:p>
          </table:table-cell>
          <table:table-cell table:number-columns-repeated="8"/>
        </table:table-row>
        <table:table-row table:style-name="ro1">
          <table:table-cell office:value-type="float" office:value="-999.955" calcext:value-type="float">
            <text:p>-999.955</text:p>
          </table:table-cell>
          <table:table-cell office:value-type="float" office:value="611" calcext:value-type="float">
            <text:p>611</text:p>
          </table:table-cell>
          <table:table-cell office:value-type="float" office:value="45150" calcext:value-type="float">
            <text:p>45150</text:p>
          </table:table-cell>
          <table:table-cell office:value-type="float" office:value="-1.00003" calcext:value-type="float">
            <text:p>-1.00003</text:p>
          </table:table-cell>
          <table:table-cell office:value-type="string" calcext:value-type="string">
            <text:p>(1.39566e-05,0.999954,7.45055e-05)</text:p>
          </table:table-cell>
          <table:table-cell table:number-columns-repeated="8"/>
        </table:table-row>
        <table:table-row table:style-name="ro1">
          <table:table-cell office:value-type="float" office:value="-1000.04" calcext:value-type="float">
            <text:p>-1000.04</text:p>
          </table:table-cell>
          <table:table-cell office:value-type="float" office:value="569" calcext:value-type="float">
            <text:p>569</text:p>
          </table:table-cell>
          <table:table-cell office:value-type="float" office:value="106587" calcext:value-type="float">
            <text:p>106587</text:p>
          </table:table-cell>
          <table:table-cell office:value-type="float" office:value="-1.00002" calcext:value-type="float">
            <text:p>-1.00002</text:p>
          </table:table-cell>
          <table:table-cell office:value-type="string" calcext:value-type="string">
            <text:p>(-9.98166e-05,1.00005,-3.25728e-05)</text:p>
          </table:table-cell>
          <table:table-cell table:number-columns-repeated="8"/>
        </table:table-row>
        <table:table-row table:style-name="ro1">
          <table:table-cell office:value-type="float" office:value="-999.986" calcext:value-type="float">
            <text:p>-999.986</text:p>
          </table:table-cell>
          <table:table-cell office:value-type="float" office:value="496" calcext:value-type="float">
            <text:p>496</text:p>
          </table:table-cell>
          <table:table-cell office:value-type="float" office:value="30917" calcext:value-type="float">
            <text:p>30917</text:p>
          </table:table-cell>
          <table:table-cell office:value-type="float" office:value="-1.00003" calcext:value-type="float">
            <text:p>-1.00003</text:p>
          </table:table-cell>
          <table:table-cell office:value-type="string" calcext:value-type="string">
            <text:p>(5.49178e-05,0.999981,4.46062e-05)</text:p>
          </table:table-cell>
          <table:table-cell table:number-columns-repeated="8"/>
        </table:table-row>
        <table:table-row table:style-name="ro1">
          <table:table-cell office:value-type="float" office:value="-999.937" calcext:value-type="float">
            <text:p>-999.937</text:p>
          </table:table-cell>
          <table:table-cell office:value-type="float" office:value="484" calcext:value-type="float">
            <text:p>484</text:p>
          </table:table-cell>
          <table:table-cell office:value-type="float" office:value="56612" calcext:value-type="float">
            <text:p>56612</text:p>
          </table:table-cell>
          <table:table-cell office:value-type="float" office:value="-0.999905" calcext:value-type="float">
            <text:p>-0.999905</text:p>
          </table:table-cell>
          <table:table-cell office:value-type="string" calcext:value-type="string">
            <text:p>(-3.18799e-05,0.99994,-3.50113e-05)</text:p>
          </table:table-cell>
          <table:table-cell table:number-columns-repeated="8"/>
        </table:table-row>
        <table:table-row table:style-name="ro1">
          <table:table-cell office:value-type="float" office:value="-1000.07" calcext:value-type="float">
            <text:p>-1000.07</text:p>
          </table:table-cell>
          <table:table-cell office:value-type="float" office:value="580" calcext:value-type="float">
            <text:p>580</text:p>
          </table:table-cell>
          <table:table-cell office:value-type="float" office:value="22758" calcext:value-type="float">
            <text:p>22758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4.57024e-05,1.00007,2.11907e-05)</text:p>
          </table:table-cell>
          <table:table-cell table:number-columns-repeated="8"/>
        </table:table-row>
        <table:table-row table:style-name="ro1">
          <table:table-cell office:value-type="float" office:value="-999.746" calcext:value-type="float">
            <text:p>-999.746</text:p>
          </table:table-cell>
          <table:table-cell office:value-type="float" office:value="595" calcext:value-type="float">
            <text:p>595</text:p>
          </table:table-cell>
          <table:table-cell office:value-type="float" office:value="12574" calcext:value-type="float">
            <text:p>12574</text:p>
          </table:table-cell>
          <table:table-cell office:value-type="float" office:value="-0.999896" calcext:value-type="float">
            <text:p>-0.999896</text:p>
          </table:table-cell>
          <table:table-cell office:value-type="string" calcext:value-type="string">
            <text:p>(0.000604066,0.999685,0.000211313)</text:p>
          </table:table-cell>
          <table:table-cell table:number-columns-repeated="8"/>
        </table:table-row>
        <table:table-row table:style-name="ro1">
          <table:table-cell office:value-type="float" office:value="-1000.02" calcext:value-type="float">
            <text:p>-1000.02</text:p>
          </table:table-cell>
          <table:table-cell office:value-type="float" office:value="564" calcext:value-type="float">
            <text:p>564</text:p>
          </table:table-cell>
          <table:table-cell office:value-type="float" office:value="20466" calcext:value-type="float">
            <text:p>20466</text:p>
          </table:table-cell>
          <table:table-cell office:value-type="float" office:value="-1.00001" calcext:value-type="float">
            <text:p>-1.00001</text:p>
          </table:table-cell>
          <table:table-cell office:value-type="string" calcext:value-type="string">
            <text:p>(1.86695e-05,1.00002,-1.38812e-05)</text:p>
          </table:table-cell>
          <table:table-cell table:number-columns-repeated="8"/>
        </table:table-row>
        <table:table-row table:style-name="ro1">
          <table:table-cell office:value-type="float" office:value="-999.763" calcext:value-type="float">
            <text:p>-999.763</text:p>
          </table:table-cell>
          <table:table-cell office:value-type="float" office:value="27" calcext:value-type="float">
            <text:p>27</text:p>
          </table:table-cell>
          <table:table-cell office:value-type="float" office:value="5388" calcext:value-type="float">
            <text:p>5388</text:p>
          </table:table-cell>
          <table:table-cell office:value-type="float" office:value="-0.999988" calcext:value-type="float">
            <text:p>-0.999988</text:p>
          </table:table-cell>
          <table:table-cell office:value-type="string" calcext:value-type="string">
            <text:p>(2.77556e-17,0.999763,0.000225424)</text:p>
          </table:table-cell>
          <table:table-cell table:number-columns-repeated="8"/>
        </table:table-row>
        <table:table-row table:style-name="ro1">
          <table:table-cell office:value-type="float" office:value="-1000.02" calcext:value-type="float">
            <text:p>-1000.02</text:p>
          </table:table-cell>
          <table:table-cell office:value-type="float" office:value="388" calcext:value-type="float">
            <text:p>388</text:p>
          </table:table-cell>
          <table:table-cell office:value-type="float" office:value="14650" calcext:value-type="float">
            <text:p>14650</text:p>
          </table:table-cell>
          <table:table-cell office:value-type="float" office:value="-0.999999" calcext:value-type="float">
            <text:p>-0.999999</text:p>
          </table:table-cell>
          <table:table-cell office:value-type="string" calcext:value-type="string">
            <text:p>(2.73589e-05,1.00002,-2.20473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52" calcext:value-type="float">
            <text:p>852</text:p>
          </table:table-cell>
          <table:table-cell office:value-type="float" office:value="337179" calcext:value-type="float">
            <text:p>337179</text:p>
          </table:table-cell>
          <table:table-cell office:value-type="float" office:value="4.0102" calcext:value-type="float">
            <text:p>4.0102</text:p>
          </table:table-cell>
          <table:table-cell office:value-type="string" calcext:value-type="string">
            <text:p>(1.00373,2.99745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788" calcext:value-type="float">
            <text:p>788</text:p>
          </table:table-cell>
          <table:table-cell office:value-type="float" office:value="422864" calcext:value-type="float">
            <text:p>422864</text:p>
          </table:table-cell>
          <table:table-cell office:value-type="float" office:value="4.0068" calcext:value-type="float">
            <text:p>4.0068</text:p>
          </table:table-cell>
          <table:table-cell office:value-type="string" calcext:value-type="string">
            <text:p>(1.00415,2.9983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410" calcext:value-type="float">
            <text:p>1410</text:p>
          </table:table-cell>
          <table:table-cell office:value-type="float" office:value="265701" calcext:value-type="float">
            <text:p>265701</text:p>
          </table:table-cell>
          <table:table-cell office:value-type="float" office:value="4.00056" calcext:value-type="float">
            <text:p>4.00056</text:p>
          </table:table-cell>
          <table:table-cell office:value-type="string" calcext:value-type="string">
            <text:p>(1.00493,2.99986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37" calcext:value-type="float">
            <text:p>837</text:p>
          </table:table-cell>
          <table:table-cell office:value-type="float" office:value="995834" calcext:value-type="float">
            <text:p>995834</text:p>
          </table:table-cell>
          <table:table-cell office:value-type="float" office:value="4.00738" calcext:value-type="float">
            <text:p>4.00738</text:p>
          </table:table-cell>
          <table:table-cell office:value-type="string" calcext:value-type="string">
            <text:p>(1.00408,2.99816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2541" calcext:value-type="float">
            <text:p>2541</text:p>
          </table:table-cell>
          <table:table-cell office:value-type="float" office:value="188833" calcext:value-type="float">
            <text:p>188833</text:p>
          </table:table-cell>
          <table:table-cell office:value-type="float" office:value="4.01079" calcext:value-type="float">
            <text:p>4.01079</text:p>
          </table:table-cell>
          <table:table-cell office:value-type="string" calcext:value-type="string">
            <text:p>(1.00365,2.9973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738" calcext:value-type="float">
            <text:p>738</text:p>
          </table:table-cell>
          <table:table-cell office:value-type="float" office:value="171396" calcext:value-type="float">
            <text:p>171396</text:p>
          </table:table-cell>
          <table:table-cell office:value-type="float" office:value="4.0159" calcext:value-type="float">
            <text:p>4.0159</text:p>
          </table:table-cell>
          <table:table-cell office:value-type="string" calcext:value-type="string">
            <text:p>(1.00301,2.99603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12" calcext:value-type="float">
            <text:p>812</text:p>
          </table:table-cell>
          <table:table-cell office:value-type="float" office:value="787838" calcext:value-type="float">
            <text:p>787838</text:p>
          </table:table-cell>
          <table:table-cell office:value-type="float" office:value="4.01154" calcext:value-type="float">
            <text:p>4.01154</text:p>
          </table:table-cell>
          <table:table-cell office:value-type="string" calcext:value-type="string">
            <text:p>(1.00356,2.9971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902" calcext:value-type="float">
            <text:p>902</text:p>
          </table:table-cell>
          <table:table-cell office:value-type="float" office:value="469368" calcext:value-type="float">
            <text:p>469368</text:p>
          </table:table-cell>
          <table:table-cell office:value-type="float" office:value="4.00935" calcext:value-type="float">
            <text:p>4.00935</text:p>
          </table:table-cell>
          <table:table-cell office:value-type="string" calcext:value-type="string">
            <text:p>(1.00383,2.99766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768" calcext:value-type="float">
            <text:p>768</text:p>
          </table:table-cell>
          <table:table-cell office:value-type="float" office:value="323563" calcext:value-type="float">
            <text:p>323563</text:p>
          </table:table-cell>
          <table:table-cell office:value-type="float" office:value="4.01654" calcext:value-type="float">
            <text:p>4.01654</text:p>
          </table:table-cell>
          <table:table-cell office:value-type="string" calcext:value-type="string">
            <text:p>(1.00293,2.99587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721" calcext:value-type="float">
            <text:p>721</text:p>
          </table:table-cell>
          <table:table-cell office:value-type="float" office:value="459584" calcext:value-type="float">
            <text:p>459584</text:p>
          </table:table-cell>
          <table:table-cell office:value-type="float" office:value="4.0155" calcext:value-type="float">
            <text:p>4.0155</text:p>
          </table:table-cell>
          <table:table-cell office:value-type="string" calcext:value-type="string">
            <text:p>(1.00306,2.996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72" calcext:value-type="float">
            <text:p>572</text:p>
          </table:table-cell>
          <table:table-cell office:value-type="float" office:value="3903762" calcext:value-type="float">
            <text:p>3903762</text:p>
          </table:table-cell>
          <table:table-cell table:style-name="ce7" office:value-type="float" office:value="0.00000000248394" calcext:value-type="float">
            <text:p>2.48E-009</text:p>
          </table:table-cell>
          <table:table-cell office:value-type="string" calcext:value-type="string">
            <text:p>(3.00104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27" calcext:value-type="float">
            <text:p>527</text:p>
          </table:table-cell>
          <table:table-cell office:value-type="float" office:value="5000867" calcext:value-type="float">
            <text:p>5000867</text:p>
          </table:table-cell>
          <table:table-cell table:style-name="ce7" office:value-type="float" office:value="0.00000000244366" calcext:value-type="float">
            <text:p>2.44E-009</text:p>
          </table:table-cell>
          <table:table-cell office:value-type="string" calcext:value-type="string">
            <text:p>(2.99898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337" calcext:value-type="float">
            <text:p>337</text:p>
          </table:table-cell>
          <table:table-cell office:value-type="float" office:value="3975224" calcext:value-type="float">
            <text:p>3975224</text:p>
          </table:table-cell>
          <table:table-cell table:style-name="ce7" office:value-type="float" office:value="0.00000000239531" calcext:value-type="float">
            <text:p>2.40E-009</text:p>
          </table:table-cell>
          <table:table-cell office:value-type="string" calcext:value-type="string">
            <text:p>(2.99983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52" calcext:value-type="float">
            <text:p>552</text:p>
          </table:table-cell>
          <table:table-cell office:value-type="float" office:value="5001011" calcext:value-type="float">
            <text:p>5001011</text:p>
          </table:table-cell>
          <table:table-cell table:style-name="ce7" office:value-type="float" office:value="0.0000000023877" calcext:value-type="float">
            <text:p>2.39E-009</text:p>
          </table:table-cell>
          <table:table-cell office:value-type="string" calcext:value-type="string">
            <text:p>(3.00038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50" calcext:value-type="float">
            <text:p>550</text:p>
          </table:table-cell>
          <table:table-cell office:value-type="float" office:value="3658469" calcext:value-type="float">
            <text:p>3658469</text:p>
          </table:table-cell>
          <table:table-cell table:style-name="ce7" office:value-type="float" office:value="0.00000000235475" calcext:value-type="float">
            <text:p>2.35E-009</text:p>
          </table:table-cell>
          <table:table-cell office:value-type="string" calcext:value-type="string">
            <text:p>(2.99786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24" calcext:value-type="float">
            <text:p>624</text:p>
          </table:table-cell>
          <table:table-cell office:value-type="float" office:value="4316840" calcext:value-type="float">
            <text:p>4316840</text:p>
          </table:table-cell>
          <table:table-cell table:style-name="ce7" office:value-type="float" office:value="0.00000000248951" calcext:value-type="float">
            <text:p>2.49E-009</text:p>
          </table:table-cell>
          <table:table-cell office:value-type="string" calcext:value-type="string">
            <text:p>(2.99708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58" calcext:value-type="float">
            <text:p>558</text:p>
          </table:table-cell>
          <table:table-cell office:value-type="float" office:value="5001003" calcext:value-type="float">
            <text:p>5001003</text:p>
          </table:table-cell>
          <table:table-cell table:style-name="ce7" office:value-type="float" office:value="0.00000000244809" calcext:value-type="float">
            <text:p>2.45E-009</text:p>
          </table:table-cell>
          <table:table-cell office:value-type="string" calcext:value-type="string">
            <text:p>(3.00001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77" calcext:value-type="float">
            <text:p>777</text:p>
          </table:table-cell>
          <table:table-cell office:value-type="float" office:value="4597118" calcext:value-type="float">
            <text:p>4597118</text:p>
          </table:table-cell>
          <table:table-cell table:style-name="ce7" office:value-type="float" office:value="0.00000000247449" calcext:value-type="float">
            <text:p>2.47E-009</text:p>
          </table:table-cell>
          <table:table-cell office:value-type="string" calcext:value-type="string">
            <text:p>(2.99909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646" calcext:value-type="float">
            <text:p>646</text:p>
          </table:table-cell>
          <table:table-cell office:value-type="float" office:value="5001031" calcext:value-type="float">
            <text:p>5001031</text:p>
          </table:table-cell>
          <table:table-cell table:style-name="ce7" office:value-type="float" office:value="0.00000000249521" calcext:value-type="float">
            <text:p>2.50E-009</text:p>
          </table:table-cell>
          <table:table-cell office:value-type="string" calcext:value-type="string">
            <text:p>(3.00123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483" calcext:value-type="float">
            <text:p>483</text:p>
          </table:table-cell>
          <table:table-cell office:value-type="float" office:value="5000605" calcext:value-type="float">
            <text:p>5000605</text:p>
          </table:table-cell>
          <table:table-cell table:style-name="ce7" office:value-type="float" office:value="0.00000000249359" calcext:value-type="float">
            <text:p>2.49E-009</text:p>
          </table:table-cell>
          <table:table-cell office:value-type="string" calcext:value-type="string">
            <text:p>(3.00062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5" calcext:value-type="float">
            <text:p>-85.125</text:p>
          </table:table-cell>
          <table:table-cell office:value-type="float" office:value="473" calcext:value-type="float">
            <text:p>473</text:p>
          </table:table-cell>
          <table:table-cell office:value-type="float" office:value="335606" calcext:value-type="float">
            <text:p>335606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08,10.9115)</text:p>
          </table:table-cell>
          <table:table-cell table:number-columns-repeated="8"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417" calcext:value-type="float">
            <text:p>417</text:p>
          </table:table-cell>
          <table:table-cell office:value-type="float" office:value="335388" calcext:value-type="float">
            <text:p>335388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0996" calcext:value-type="float">
            <text:p>-85.0996</text:p>
          </table:table-cell>
          <table:table-cell office:value-type="float" office:value="585" calcext:value-type="float">
            <text:p>585</text:p>
          </table:table-cell>
          <table:table-cell office:value-type="float" office:value="408757" calcext:value-type="float">
            <text:p>408757</text:p>
          </table:table-cell>
          <table:table-cell office:value-type="float" office:value="50.1828" calcext:value-type="float">
            <text:p>50.1828</text:p>
          </table:table-cell>
          <table:table-cell office:value-type="string" calcext:value-type="string">
            <text:p>(17.4536,10.9097)</text:p>
          </table:table-cell>
          <table:table-cell table:number-columns-repeated="8"/>
        </table:table-row>
        <table:table-row table:style-name="ro1">
          <table:table-cell office:value-type="float" office:value="-85.1237" calcext:value-type="float">
            <text:p>-85.1237</text:p>
          </table:table-cell>
          <table:table-cell office:value-type="float" office:value="430" calcext:value-type="float">
            <text:p>430</text:p>
          </table:table-cell>
          <table:table-cell office:value-type="float" office:value="313771" calcext:value-type="float">
            <text:p>313771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4,10.9115)</text:p>
          </table:table-cell>
          <table:table-cell table:number-columns-repeated="8"/>
        </table:table-row>
        <table:table-row table:style-name="ro1">
          <table:table-cell office:value-type="float" office:value="-85.1223" calcext:value-type="float">
            <text:p>-85.1223</text:p>
          </table:table-cell>
          <table:table-cell office:value-type="float" office:value="527" calcext:value-type="float">
            <text:p>527</text:p>
          </table:table-cell>
          <table:table-cell office:value-type="float" office:value="345363" calcext:value-type="float">
            <text:p>345363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13,10.9113)</text:p>
          </table:table-cell>
          <table:table-cell table:number-columns-repeated="8"/>
        </table:table-row>
        <table:table-row table:style-name="ro1">
          <table:table-cell office:value-type="float" office:value="-85.1278" calcext:value-type="float">
            <text:p>-85.1278</text:p>
          </table:table-cell>
          <table:table-cell office:value-type="float" office:value="556" calcext:value-type="float">
            <text:p>556</text:p>
          </table:table-cell>
          <table:table-cell office:value-type="float" office:value="402775" calcext:value-type="float">
            <text:p>402775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02" calcext:value-type="float">
            <text:p>502</text:p>
          </table:table-cell>
          <table:table-cell office:value-type="float" office:value="245912" calcext:value-type="float">
            <text:p>245912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55" calcext:value-type="float">
            <text:p>-85.1255</text:p>
          </table:table-cell>
          <table:table-cell office:value-type="float" office:value="446" calcext:value-type="float">
            <text:p>446</text:p>
          </table:table-cell>
          <table:table-cell office:value-type="float" office:value="405097" calcext:value-type="float">
            <text:p>405097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09,10.9116)</text:p>
          </table:table-cell>
          <table:table-cell table:number-columns-repeated="8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72" calcext:value-type="float">
            <text:p>572</text:p>
          </table:table-cell>
          <table:table-cell office:value-type="float" office:value="402490" calcext:value-type="float">
            <text:p>402490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5" calcext:value-type="float">
            <text:p>-85.125</text:p>
          </table:table-cell>
          <table:table-cell office:value-type="float" office:value="550" calcext:value-type="float">
            <text:p>550</text:p>
          </table:table-cell>
          <table:table-cell office:value-type="float" office:value="308580" calcext:value-type="float">
            <text:p>308580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2,10.9116)</text:p>
          </table:table-cell>
          <table:table-cell table:number-columns-repeated="8"/>
        </table:table-row>
      </table:table>
      <table:table table:name="C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76" calcext:value-type="float">
            <text:p>-37.0076</text:p>
          </table:table-cell>
          <table:table-cell office:value-type="float" office:value="606" calcext:value-type="float">
            <text:p>606</text:p>
          </table:table-cell>
          <table:table-cell office:value-type="float" office:value="1549877" calcext:value-type="float">
            <text:p>1549877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71,14.0012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11" table:formula="of:=MAX(INDIRECT(CONCATENATE(&quot;A&quot;;(ROW()-2)*11+2)):INDIRECT(CONCATENATE(&quot;A&quot;;(ROW()-2)*11+11)))" office:value-type="float" office:value="-37.0039" calcext:value-type="float">
            <text:p>-37.00</text:p>
          </table:table-cell>
          <table:table-cell table:style-name="ce11" table:formula="of:=AVERAGE(INDIRECT(CONCATENATE(&quot;A&quot;;(ROW()-2)*11+2)):INDIRECT(CONCATENATE(&quot;A&quot;;(ROW()-2)*11+11)))" office:value-type="float" office:value="-37.00649" calcext:value-type="float">
            <text:p>-37.01</text:p>
          </table:table-cell>
          <table:table-cell table:style-name="ce11" table:formula="of:=MIN(INDIRECT(CONCATENATE(&quot;A&quot;;(ROW()-2)*11+2)):INDIRECT(CONCATENATE(&quot;A&quot;;(ROW()-2)*11+11)))" office:value-type="float" office:value="-37.008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12" table:number-columns-repeated="2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38" calcext:value-type="float">
            <text:p>638</text:p>
          </table:table-cell>
          <table:table-cell office:value-type="float" office:value="1691314" calcext:value-type="float">
            <text:p>1691314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8,14.001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11" table:formula="of:=MAX(INDIRECT(CONCATENATE(&quot;A&quot;;(ROW()-2)*11+2)):INDIRECT(CONCATENATE(&quot;A&quot;;(ROW()-2)*11+11)))" office:value-type="float" office:value="-49.0002" calcext:value-type="float">
            <text:p>-49.00</text:p>
          </table:table-cell>
          <table:table-cell table:style-name="ce11" table:formula="of:=AVERAGE(INDIRECT(CONCATENATE(&quot;A&quot;;(ROW()-2)*11+2)):INDIRECT(CONCATENATE(&quot;A&quot;;(ROW()-2)*11+11)))" office:value-type="float" office:value="-49.00111" calcext:value-type="float">
            <text:p>-49.00</text:p>
          </table:table-cell>
          <table:table-cell table:style-name="ce11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12" table:number-columns-repeated="2"/>
        </table:table-row>
        <table:table-row table:style-name="ro1">
          <table:table-cell office:value-type="float" office:value="-37.008" calcext:value-type="float">
            <text:p>-37.008</text:p>
          </table:table-cell>
          <table:table-cell office:value-type="float" office:value="516" calcext:value-type="float">
            <text:p>516</text:p>
          </table:table-cell>
          <table:table-cell office:value-type="float" office:value="1508426" calcext:value-type="float">
            <text:p>1508426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9,14.0012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11" table:formula="of:=MAX(INDIRECT(CONCATENATE(&quot;A&quot;;(ROW()-2)*11+2)):INDIRECT(CONCATENATE(&quot;A&quot;;(ROW()-2)*11+11)))" office:value-type="float" office:value="-85.1252" calcext:value-type="float">
            <text:p>-85.13</text:p>
          </table:table-cell>
          <table:table-cell table:style-name="ce11" table:formula="of:=AVERAGE(INDIRECT(CONCATENATE(&quot;A&quot;;(ROW()-2)*11+2)):INDIRECT(CONCATENATE(&quot;A&quot;;(ROW()-2)*11+11)))" office:value-type="float" office:value="-85.12671" calcext:value-type="float">
            <text:p>-85.13</text:p>
          </table:table-cell>
          <table:table-cell table:style-name="ce11" table:formula="of:=MIN(INDIRECT(CONCATENATE(&quot;A&quot;;(ROW()-2)*11+2)):INDIRECT(CONCATENATE(&quot;A&quot;;(ROW()-2)*11+11)))" office:value-type="float" office:value="-85.1279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12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624" calcext:value-type="float">
            <text:p>624</text:p>
          </table:table-cell>
          <table:table-cell office:value-type="float" office:value="1503670" calcext:value-type="float">
            <text:p>1503670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8,14.0011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11" table:formula="of:=MAX(INDIRECT(CONCATENATE(&quot;A&quot;;(ROW()-2)*11+2)):INDIRECT(CONCATENATE(&quot;A&quot;;(ROW()-2)*11+11)))" office:value-type="float" office:value="-29.3057" calcext:value-type="float">
            <text:p>-29.31</text:p>
          </table:table-cell>
          <table:table-cell table:style-name="ce11" table:formula="of:=AVERAGE(INDIRECT(CONCATENATE(&quot;A&quot;;(ROW()-2)*11+2)):INDIRECT(CONCATENATE(&quot;A&quot;;(ROW()-2)*11+11)))" office:value-type="float" office:value="-29.35292" calcext:value-type="float">
            <text:p>-29.35</text:p>
          </table:table-cell>
          <table:table-cell table:style-name="ce11" table:formula="of:=MIN(INDIRECT(CONCATENATE(&quot;A&quot;;(ROW()-2)*11+2)):INDIRECT(CONCATENATE(&quot;A&quot;;(ROW()-2)*11+11)))" office:value-type="float" office:value="-29.3754" calcext:value-type="float">
            <text:p>-29.38</text:p>
          </table:table-cell>
          <table:table-cell office:value-type="float" office:value="-29.2" calcext:value-type="float">
            <text:p>-29.2</text:p>
          </table:table-cell>
          <table:table-cell table:style-name="ce12" table:number-columns-repeated="2"/>
        </table:table-row>
        <table:table-row table:style-name="ro1">
          <table:table-cell office:value-type="float" office:value="-37.004" calcext:value-type="float">
            <text:p>-37.004</text:p>
          </table:table-cell>
          <table:table-cell office:value-type="float" office:value="603" calcext:value-type="float">
            <text:p>603</text:p>
          </table:table-cell>
          <table:table-cell office:value-type="float" office:value="1489792" calcext:value-type="float">
            <text:p>1489792</text:p>
          </table:table-cell>
          <table:table-cell office:value-type="float" office:value="14.0005" calcext:value-type="float">
            <text:p>14.0005</text:p>
          </table:table-cell>
          <table:table-cell office:value-type="string" calcext:value-type="string">
            <text:p>(18.9982,14.0005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11" table:formula="of:=MAX(INDIRECT(CONCATENATE(&quot;A&quot;;(ROW()-2)*11+2)):INDIRECT(CONCATENATE(&quot;A&quot;;(ROW()-2)*11+11)))" office:value-type="float" office:value="-19.0168" calcext:value-type="float">
            <text:p>-19.02</text:p>
          </table:table-cell>
          <table:table-cell table:style-name="ce11" table:formula="of:=AVERAGE(INDIRECT(CONCATENATE(&quot;A&quot;;(ROW()-2)*11+2)):INDIRECT(CONCATENATE(&quot;A&quot;;(ROW()-2)*11+11)))" office:value-type="float" office:value="-19.0178" calcext:value-type="float">
            <text:p>-19.02</text:p>
          </table:table-cell>
          <table:table-cell table:style-name="ce11" table:formula="of:=MIN(INDIRECT(CONCATENATE(&quot;A&quot;;(ROW()-2)*11+2)):INDIRECT(CONCATENATE(&quot;A&quot;;(ROW()-2)*11+11)))" office:value-type="float" office:value="-19.0194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12" table:number-columns-repeated="2"/>
        </table:table-row>
        <table:table-row table:style-name="ro1">
          <table:table-cell office:value-type="float" office:value="-37.006" calcext:value-type="float">
            <text:p>-37.006</text:p>
          </table:table-cell>
          <table:table-cell office:value-type="float" office:value="495" calcext:value-type="float">
            <text:p>495</text:p>
          </table:table-cell>
          <table:table-cell office:value-type="float" office:value="5003881" calcext:value-type="float">
            <text:p>5003881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74,14.0009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11" table:formula="of:=MAX(INDIRECT(CONCATENATE(&quot;A&quot;;(ROW()-2)*11+2)):INDIRECT(CONCATENATE(&quot;A&quot;;(ROW()-2)*11+11)))" office:value-type="float" office:value="-3.25254" calcext:value-type="float">
            <text:p>-3.25</text:p>
          </table:table-cell>
          <table:table-cell table:style-name="ce11" table:formula="of:=AVERAGE(INDIRECT(CONCATENATE(&quot;A&quot;;(ROW()-2)*11+2)):INDIRECT(CONCATENATE(&quot;A&quot;;(ROW()-2)*11+11)))" office:value-type="float" office:value="-3.253305" calcext:value-type="float">
            <text:p>-3.25</text:p>
          </table:table-cell>
          <table:table-cell table:style-name="ce11" table:formula="of:=MIN(INDIRECT(CONCATENATE(&quot;A&quot;;(ROW()-2)*11+2)):INDIRECT(CONCATENATE(&quot;A&quot;;(ROW()-2)*11+11)))" office:value-type="float" office:value="-3.25427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12" table:number-columns-repeated="2"/>
        </table:table-row>
        <table:table-row table:style-name="ro1">
          <table:table-cell office:value-type="float" office:value="-37.0067" calcext:value-type="float">
            <text:p>-37.0067</text:p>
          </table:table-cell>
          <table:table-cell office:value-type="float" office:value="588" calcext:value-type="float">
            <text:p>588</text:p>
          </table:table-cell>
          <table:table-cell office:value-type="float" office:value="1482732" calcext:value-type="float">
            <text:p>1482732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4,14.000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11" table:formula="of:=MAX(INDIRECT(CONCATENATE(&quot;A&quot;;(ROW()-2)*11+2)):INDIRECT(CONCATENATE(&quot;A&quot;;(ROW()-2)*11+11)))" office:value-type="float" office:value="-16.2602" calcext:value-type="float">
            <text:p>-16.26</text:p>
          </table:table-cell>
          <table:table-cell table:style-name="ce11" table:formula="of:=AVERAGE(INDIRECT(CONCATENATE(&quot;A&quot;;(ROW()-2)*11+2)):INDIRECT(CONCATENATE(&quot;A&quot;;(ROW()-2)*11+11)))" office:value-type="float" office:value="-17.23602" calcext:value-type="float">
            <text:p>-17.24</text:p>
          </table:table-cell>
          <table:table-cell table:style-name="ce11" table:formula="of:=MIN(INDIRECT(CONCATENATE(&quot;A&quot;;(ROW()-2)*11+2)):INDIRECT(CONCATENATE(&quot;A&quot;;(ROW()-2)*11+11)))" office:value-type="float" office:value="-21.1092" calcext:value-type="float">
            <text:p>-21.11</text:p>
          </table:table-cell>
          <table:table-cell office:value-type="float" office:value="-18.4" calcext:value-type="float">
            <text:p>-18.4</text:p>
          </table:table-cell>
          <table:table-cell table:style-name="ce12" table:number-columns-repeated="2"/>
        </table:table-row>
        <table:table-row table:style-name="ro1">
          <table:table-cell office:value-type="float" office:value="-37.0067" calcext:value-type="float">
            <text:p>-37.0067</text:p>
          </table:table-cell>
          <table:table-cell office:value-type="float" office:value="627" calcext:value-type="float">
            <text:p>627</text:p>
          </table:table-cell>
          <table:table-cell office:value-type="float" office:value="1755321" calcext:value-type="float">
            <text:p>1755321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3,14.001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11" table:formula="of:=MAX(INDIRECT(CONCATENATE(&quot;A&quot;;(ROW()-2)*11+2)):INDIRECT(CONCATENATE(&quot;A&quot;;(ROW()-2)*11+11)))" office:value-type="float" office:value="14.7765" calcext:value-type="float">
            <text:p>14.78</text:p>
          </table:table-cell>
          <table:table-cell table:style-name="ce11" table:formula="of:=AVERAGE(INDIRECT(CONCATENATE(&quot;A&quot;;(ROW()-2)*11+2)):INDIRECT(CONCATENATE(&quot;A&quot;;(ROW()-2)*11+11)))" office:value-type="float" office:value="14.74661" calcext:value-type="float">
            <text:p>14.75</text:p>
          </table:table-cell>
          <table:table-cell table:style-name="ce11" table:formula="of:=MIN(INDIRECT(CONCATENATE(&quot;A&quot;;(ROW()-2)*11+2)):INDIRECT(CONCATENATE(&quot;A&quot;;(ROW()-2)*11+11)))" office:value-type="float" office:value="14.7355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12" table:number-columns-repeated="2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506" calcext:value-type="float">
            <text:p>506</text:p>
          </table:table-cell>
          <table:table-cell office:value-type="float" office:value="1783144" calcext:value-type="float">
            <text:p>1783144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5,14.0009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11" table:formula="of:=MAX(INDIRECT(CONCATENATE(&quot;A&quot;;(ROW()-2)*11+2)):INDIRECT(CONCATENATE(&quot;A&quot;;(ROW()-2)*11+11)))" office:value-type="float" office:value="-469.338" calcext:value-type="float">
            <text:p>-469.34</text:p>
          </table:table-cell>
          <table:table-cell table:style-name="ce11" table:formula="of:=AVERAGE(INDIRECT(CONCATENATE(&quot;A&quot;;(ROW()-2)*11+2)):INDIRECT(CONCATENATE(&quot;A&quot;;(ROW()-2)*11+11)))" office:value-type="float" office:value="-484.0498" calcext:value-type="float">
            <text:p>-484.05</text:p>
          </table:table-cell>
          <table:table-cell table:style-name="ce11" table:formula="of:=MIN(INDIRECT(CONCATENATE(&quot;A&quot;;(ROW()-2)*11+2)):INDIRECT(CONCATENATE(&quot;A&quot;;(ROW()-2)*11+11)))" office:value-type="float" office:value="-487.411" calcext:value-type="float">
            <text:p>-487.41</text:p>
          </table:table-cell>
          <table:table-cell office:value-type="float" office:value="-453.61" calcext:value-type="float">
            <text:p>-453.61</text:p>
          </table:table-cell>
          <table:table-cell table:style-name="ce12" table:number-columns-repeated="2"/>
        </table:table-row>
        <table:table-row table:style-name="ro1">
          <table:table-cell office:value-type="float" office:value="-37.0039" calcext:value-type="float">
            <text:p>-37.0039</text:p>
          </table:table-cell>
          <table:table-cell office:value-type="float" office:value="612" calcext:value-type="float">
            <text:p>612</text:p>
          </table:table-cell>
          <table:table-cell office:value-type="float" office:value="1279945" calcext:value-type="float">
            <text:p>1279945</text:p>
          </table:table-cell>
          <table:table-cell office:value-type="float" office:value="14.0006" calcext:value-type="float">
            <text:p>14.0006</text:p>
          </table:table-cell>
          <table:table-cell office:value-type="string" calcext:value-type="string">
            <text:p>(18.9985,14.0006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11" table:formula="of:=MAX(INDIRECT(CONCATENATE(&quot;A&quot;;(ROW()-2)*11+2)):INDIRECT(CONCATENATE(&quot;A&quot;;(ROW()-2)*11+11)))" office:value-type="float" office:value="-0.00119602" calcext:value-type="float">
            <text:p>0.00</text:p>
          </table:table-cell>
          <table:table-cell table:style-name="ce11" table:formula="of:=AVERAGE(INDIRECT(CONCATENATE(&quot;A&quot;;(ROW()-2)*11+2)):INDIRECT(CONCATENATE(&quot;A&quot;;(ROW()-2)*11+11)))" office:value-type="float" office:value="-0.03722861" calcext:value-type="float">
            <text:p>-0.04</text:p>
          </table:table-cell>
          <table:table-cell table:style-name="ce11" table:formula="of:=MIN(INDIRECT(CONCATENATE(&quot;A&quot;;(ROW()-2)*11+2)):INDIRECT(CONCATENATE(&quot;A&quot;;(ROW()-2)*11+11)))" office:value-type="float" office:value="-0.0588219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11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11" table:formula="of:=AVERAGE(INDIRECT(CONCATENATE(&quot;A&quot;;(ROW()-2)*11+2)):INDIRECT(CONCATENATE(&quot;A&quot;;(ROW()-2)*11+11)))" office:value-type="float" office:value="-12.68346" calcext:value-type="float">
            <text:p>-12.68</text:p>
          </table:table-cell>
          <table:table-cell table:style-name="ce11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12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44" calcext:value-type="float">
            <text:p>544</text:p>
          </table:table-cell>
          <table:table-cell office:value-type="float" office:value="179175" calcext:value-type="float">
            <text:p>179175</text:p>
          </table:table-cell>
          <table:table-cell office:value-type="float" office:value="17.0089" calcext:value-type="float">
            <text:p>17.0089</text:p>
          </table:table-cell>
          <table:table-cell office:value-type="string" calcext:value-type="string">
            <text:p>(15.9964,11.0018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11" table:formula="of:=MAX(INDIRECT(CONCATENATE(&quot;A&quot;;(ROW()-2)*11+2)):INDIRECT(CONCATENATE(&quot;A&quot;;(ROW()-2)*11+11)))" office:value-type="float" office:value="-6598.04" calcext:value-type="float">
            <text:p>-6598.04</text:p>
          </table:table-cell>
          <table:table-cell table:style-name="ce11" table:formula="of:=AVERAGE(INDIRECT(CONCATENATE(&quot;A&quot;;(ROW()-2)*11+2)):INDIRECT(CONCATENATE(&quot;A&quot;;(ROW()-2)*11+11)))" office:value-type="float" office:value="-6599.867" calcext:value-type="float">
            <text:p>-6599.87</text:p>
          </table:table-cell>
          <table:table-cell table:style-name="ce11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12"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482" calcext:value-type="float">
            <text:p>482</text:p>
          </table:table-cell>
          <table:table-cell office:value-type="float" office:value="207767" calcext:value-type="float">
            <text:p>207767</text:p>
          </table:table-cell>
          <table:table-cell office:value-type="float" office:value="17.0086" calcext:value-type="float">
            <text:p>17.0086</text:p>
          </table:table-cell>
          <table:table-cell office:value-type="string" calcext:value-type="string">
            <text:p>(15.9966,11.0017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11" table:formula="of:=MAX(INDIRECT(CONCATENATE(&quot;A&quot;;(ROW()-2)*11+2)):INDIRECT(CONCATENATE(&quot;A&quot;;(ROW()-2)*11+11)))" office:value-type="float" office:value="-5.46215" calcext:value-type="float">
            <text:p>-5.46</text:p>
          </table:table-cell>
          <table:table-cell table:style-name="ce11" table:formula="of:=AVERAGE(INDIRECT(CONCATENATE(&quot;A&quot;;(ROW()-2)*11+2)):INDIRECT(CONCATENATE(&quot;A&quot;;(ROW()-2)*11+11)))" office:value-type="float" office:value="-8.279307" calcext:value-type="float">
            <text:p>-8.28</text:p>
          </table:table-cell>
          <table:table-cell table:style-name="ce11" table:formula="of:=MIN(INDIRECT(CONCATENATE(&quot;A&quot;;(ROW()-2)*11+2)):INDIRECT(CONCATENATE(&quot;A&quot;;(ROW()-2)*11+11)))" office:value-type="float" office:value="-11.9425" calcext:value-type="float">
            <text:p>-11.94</text:p>
          </table:table-cell>
          <table:table-cell office:value-type="float" office:value="-9.56" calcext:value-type="float">
            <text:p>-9.56</text:p>
          </table:table-cell>
          <table:table-cell table:style-name="ce12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521" calcext:value-type="float">
            <text:p>521</text:p>
          </table:table-cell>
          <table:table-cell office:value-type="float" office:value="182393" calcext:value-type="float">
            <text:p>182393</text:p>
          </table:table-cell>
          <table:table-cell office:value-type="float" office:value="17.0076" calcext:value-type="float">
            <text:p>17.0076</text:p>
          </table:table-cell>
          <table:table-cell office:value-type="string" calcext:value-type="string">
            <text:p>(15.9969,11.0015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11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11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11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12" table:number-columns-repeated="2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559" calcext:value-type="float">
            <text:p>559</text:p>
          </table:table-cell>
          <table:table-cell office:value-type="float" office:value="185550" calcext:value-type="float">
            <text:p>185550</text:p>
          </table:table-cell>
          <table:table-cell office:value-type="float" office:value="17.0058" calcext:value-type="float">
            <text:p>17.0058</text:p>
          </table:table-cell>
          <table:table-cell office:value-type="string" calcext:value-type="string">
            <text:p>(15.9977,11.0011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11" table:formula="of:=MAX(INDIRECT(CONCATENATE(&quot;A&quot;;(ROW()-2)*11+2)):INDIRECT(CONCATENATE(&quot;A&quot;;(ROW()-2)*11+11)))" office:value-type="float" office:value="0.000248632" calcext:value-type="float">
            <text:p>0.00</text:p>
          </table:table-cell>
          <table:table-cell table:style-name="ce11" table:formula="of:=AVERAGE(INDIRECT(CONCATENATE(&quot;A&quot;;(ROW()-2)*11+2)):INDIRECT(CONCATENATE(&quot;A&quot;;(ROW()-2)*11+11)))" office:value-type="float" office:value="0.00003851769" calcext:value-type="float">
            <text:p>0.00</text:p>
          </table:table-cell>
          <table:table-cell table:style-name="ce11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39" calcext:value-type="float">
            <text:p>539</text:p>
          </table:table-cell>
          <table:table-cell office:value-type="float" office:value="157121" calcext:value-type="float">
            <text:p>157121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1,11.0019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11" table:formula="of:=MAX(INDIRECT(CONCATENATE(&quot;A&quot;;(ROW()-2)*11+2)):INDIRECT(CONCATENATE(&quot;A&quot;;(ROW()-2)*11+11)))" office:value-type="float" office:value="0.00862462" calcext:value-type="float">
            <text:p>0.01</text:p>
          </table:table-cell>
          <table:table-cell table:style-name="ce11" table:formula="of:=AVERAGE(INDIRECT(CONCATENATE(&quot;A&quot;;(ROW()-2)*11+2)):INDIRECT(CONCATENATE(&quot;A&quot;;(ROW()-2)*11+11)))" office:value-type="float" office:value="0.0041608997" calcext:value-type="float">
            <text:p>0.00</text:p>
          </table:table-cell>
          <table:table-cell table:style-name="ce11" table:formula="of:=MIN(INDIRECT(CONCATENATE(&quot;A&quot;;(ROW()-2)*11+2)):INDIRECT(CONCATENATE(&quot;A&quot;;(ROW()-2)*11+11)))" office:value-type="float" office:value="0.00077192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office:value-type="float" office:value="-49.0003" calcext:value-type="float">
            <text:p>-49.0003</text:p>
          </table:table-cell>
          <table:table-cell office:value-type="float" office:value="563" calcext:value-type="float">
            <text:p>563</text:p>
          </table:table-cell>
          <table:table-cell office:value-type="float" office:value="198629" calcext:value-type="float">
            <text:p>198629</text:p>
          </table:table-cell>
          <table:table-cell office:value-type="float" office:value="17.0029" calcext:value-type="float">
            <text:p>17.0029</text:p>
          </table:table-cell>
          <table:table-cell office:value-type="string" calcext:value-type="string">
            <text:p>(15.9987,11.0005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11" table:formula="of:=MAX(INDIRECT(CONCATENATE(&quot;A&quot;;(ROW()-2)*11+2)):INDIRECT(CONCATENATE(&quot;A&quot;;(ROW()-2)*11+11)))" office:value-type="float" office:value="0.000160251" calcext:value-type="float">
            <text:p>0.00</text:p>
          </table:table-cell>
          <table:table-cell table:style-name="ce11" table:formula="of:=AVERAGE(INDIRECT(CONCATENATE(&quot;A&quot;;(ROW()-2)*11+2)):INDIRECT(CONCATENATE(&quot;A&quot;;(ROW()-2)*11+11)))" office:value-type="float" office:value="0.000037731933" calcext:value-type="float">
            <text:p>0.00</text:p>
          </table:table-cell>
          <table:table-cell table:style-name="ce11" table:formula="of:=MIN(INDIRECT(CONCATENATE(&quot;A&quot;;(ROW()-2)*11+2)):INDIRECT(CONCATENATE(&quot;A&quot;;(ROW()-2)*11+11)))" office:value-type="float" office:value="0.00000396435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office:value-type="float" office:value="-49.0002" calcext:value-type="float">
            <text:p>-49.0002</text:p>
          </table:table-cell>
          <table:table-cell office:value-type="float" office:value="641" calcext:value-type="float">
            <text:p>641</text:p>
          </table:table-cell>
          <table:table-cell office:value-type="float" office:value="178339" calcext:value-type="float">
            <text:p>178339</text:p>
          </table:table-cell>
          <table:table-cell office:value-type="float" office:value="17.0011" calcext:value-type="float">
            <text:p>17.0011</text:p>
          </table:table-cell>
          <table:table-cell office:value-type="string" calcext:value-type="string">
            <text:p>(15.9995,11.0002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11" table:formula="of:=MAX(INDIRECT(CONCATENATE(&quot;A&quot;;(ROW()-2)*11+2)):INDIRECT(CONCATENATE(&quot;A&quot;;(ROW()-2)*11+11)))" office:value-type="float" office:value="99.9189" calcext:value-type="float">
            <text:p>99.92</text:p>
          </table:table-cell>
          <table:table-cell table:style-name="ce11" table:formula="of:=AVERAGE(INDIRECT(CONCATENATE(&quot;A&quot;;(ROW()-2)*11+2)):INDIRECT(CONCATENATE(&quot;A&quot;;(ROW()-2)*11+11)))" office:value-type="float" office:value="99.90437" calcext:value-type="float">
            <text:p>99.90</text:p>
          </table:table-cell>
          <table:table-cell table:style-name="ce11" table:formula="of:=MIN(INDIRECT(CONCATENATE(&quot;A&quot;;(ROW()-2)*11+2)):INDIRECT(CONCATENATE(&quot;A&quot;;(ROW()-2)*11+11)))" office:value-type="float" office:value="99.8992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12" table:number-columns-repeated="2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504" calcext:value-type="float">
            <text:p>504</text:p>
          </table:table-cell>
          <table:table-cell office:value-type="float" office:value="189274" calcext:value-type="float">
            <text:p>189274</text:p>
          </table:table-cell>
          <table:table-cell office:value-type="float" office:value="17.0077" calcext:value-type="float">
            <text:p>17.0077</text:p>
          </table:table-cell>
          <table:table-cell office:value-type="string" calcext:value-type="string">
            <text:p>(15.9967,11.001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11" table:formula="of:=MAX(INDIRECT(CONCATENATE(&quot;A&quot;;(ROW()-2)*11+2)):INDIRECT(CONCATENATE(&quot;A&quot;;(ROW()-2)*11+11)))" office:value-type="float" office:value="325.006" calcext:value-type="float">
            <text:p>325.01</text:p>
          </table:table-cell>
          <table:table-cell table:style-name="ce11" table:formula="of:=AVERAGE(INDIRECT(CONCATENATE(&quot;A&quot;;(ROW()-2)*11+2)):INDIRECT(CONCATENATE(&quot;A&quot;;(ROW()-2)*11+11)))" office:value-type="float" office:value="255.0019" calcext:value-type="float">
            <text:p>255.00</text:p>
          </table:table-cell>
          <table:table-cell table:style-name="ce11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05" calcext:value-type="float">
            <text:p>-49.0005</text:p>
          </table:table-cell>
          <table:table-cell office:value-type="float" office:value="532" calcext:value-type="float">
            <text:p>532</text:p>
          </table:table-cell>
          <table:table-cell office:value-type="float" office:value="178814" calcext:value-type="float">
            <text:p>178814</text:p>
          </table:table-cell>
          <table:table-cell office:value-type="float" office:value="17.0023" calcext:value-type="float">
            <text:p>17.0023</text:p>
          </table:table-cell>
          <table:table-cell office:value-type="string" calcext:value-type="string">
            <text:p>(15.9991,11.0005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11" table:formula="of:=MAX(INDIRECT(CONCATENATE(&quot;A&quot;;(ROW()-2)*11+2)):INDIRECT(CONCATENATE(&quot;A&quot;;(ROW()-2)*11+11)))" office:value-type="float" office:value="-12.8803" calcext:value-type="float">
            <text:p>-12.88</text:p>
          </table:table-cell>
          <table:table-cell table:style-name="ce11" table:formula="of:=AVERAGE(INDIRECT(CONCATENATE(&quot;A&quot;;(ROW()-2)*11+2)):INDIRECT(CONCATENATE(&quot;A&quot;;(ROW()-2)*11+11)))" office:value-type="float" office:value="-23.95085" calcext:value-type="float">
            <text:p>-23.95</text:p>
          </table:table-cell>
          <table:table-cell table:style-name="ce11" table:formula="of:=MIN(INDIRECT(CONCATENATE(&quot;A&quot;;(ROW()-2)*11+2)):INDIRECT(CONCATENATE(&quot;A&quot;;(ROW()-2)*11+11)))" office:value-type="float" office:value="-29.0089" calcext:value-type="float">
            <text:p>-29.01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1" calcext:value-type="float">
            <text:p>-49.001</text:p>
          </table:table-cell>
          <table:table-cell office:value-type="float" office:value="534" calcext:value-type="float">
            <text:p>534</text:p>
          </table:table-cell>
          <table:table-cell office:value-type="float" office:value="213143" calcext:value-type="float">
            <text:p>213143</text:p>
          </table:table-cell>
          <table:table-cell office:value-type="float" office:value="17.0072" calcext:value-type="float">
            <text:p>17.0072</text:p>
          </table:table-cell>
          <table:table-cell office:value-type="string" calcext:value-type="string">
            <text:p>(15.9969,11.0014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11" table:formula="of:=MAX(INDIRECT(CONCATENATE(&quot;A&quot;;(ROW()-2)*11+2)):INDIRECT(CONCATENATE(&quot;A&quot;;(ROW()-2)*11+11)))" office:value-type="float" office:value="-3.2525" calcext:value-type="float">
            <text:p>-3.25</text:p>
          </table:table-cell>
          <table:table-cell table:style-name="ce11" table:formula="of:=AVERAGE(INDIRECT(CONCATENATE(&quot;A&quot;;(ROW()-2)*11+2)):INDIRECT(CONCATENATE(&quot;A&quot;;(ROW()-2)*11+11)))" office:value-type="float" office:value="-3.253121" calcext:value-type="float">
            <text:p>-3.25</text:p>
          </table:table-cell>
          <table:table-cell table:style-name="ce11" table:formula="of:=MIN(INDIRECT(CONCATENATE(&quot;A&quot;;(ROW()-2)*11+2)):INDIRECT(CONCATENATE(&quot;A&quot;;(ROW()-2)*11+11)))" office:value-type="float" office:value="-3.25417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11" table:formula="of:=MAX(INDIRECT(CONCATENATE(&quot;A&quot;;(ROW()-2)*11+2)):INDIRECT(CONCATENATE(&quot;A&quot;;(ROW()-2)*11+11)))" office:value-type="float" office:value="-0.00119602" calcext:value-type="float">
            <text:p>0.00</text:p>
          </table:table-cell>
          <table:table-cell table:style-name="ce11" table:formula="of:=AVERAGE(INDIRECT(CONCATENATE(&quot;A&quot;;(ROW()-2)*11+2)):INDIRECT(CONCATENATE(&quot;A&quot;;(ROW()-2)*11+11)))" office:value-type="float" office:value="-0.03722861" calcext:value-type="float">
            <text:p>-0.04</text:p>
          </table:table-cell>
          <table:table-cell table:style-name="ce11" table:formula="of:=MIN(INDIRECT(CONCATENATE(&quot;A&quot;;(ROW()-2)*11+2)):INDIRECT(CONCATENATE(&quot;A&quot;;(ROW()-2)*11+11)))" office:value-type="float" office:value="-0.0588219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55" calcext:value-type="float">
            <text:p>-85.1255</text:p>
          </table:table-cell>
          <table:table-cell office:value-type="float" office:value="498" calcext:value-type="float">
            <text:p>498</text:p>
          </table:table-cell>
          <table:table-cell office:value-type="float" office:value="305116" calcext:value-type="float">
            <text:p>305116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(17.4508,10.9116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11" table:formula="of:=MAX(INDIRECT(CONCATENATE(&quot;A&quot;;(ROW()-2)*11+2)):INDIRECT(CONCATENATE(&quot;A&quot;;(ROW()-2)*11+11)))" office:value-type="float" office:value="16.9772" calcext:value-type="float">
            <text:p>16.98</text:p>
          </table:table-cell>
          <table:table-cell table:style-name="ce11" table:formula="of:=AVERAGE(INDIRECT(CONCATENATE(&quot;A&quot;;(ROW()-2)*11+2)):INDIRECT(CONCATENATE(&quot;A&quot;;(ROW()-2)*11+11)))" office:value-type="float" office:value="16.97451" calcext:value-type="float">
            <text:p>16.97</text:p>
          </table:table-cell>
          <table:table-cell table:style-name="ce11" table:formula="of:=MIN(INDIRECT(CONCATENATE(&quot;A&quot;;(ROW()-2)*11+2)):INDIRECT(CONCATENATE(&quot;A&quot;;(ROW()-2)*11+11)))" office:value-type="float" office:value="16.9734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68" calcext:value-type="float">
            <text:p>-85.1268</text:p>
          </table:table-cell>
          <table:table-cell office:value-type="float" office:value="504" calcext:value-type="float">
            <text:p>504</text:p>
          </table:table-cell>
          <table:table-cell office:value-type="float" office:value="243135" calcext:value-type="float">
            <text:p>243135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11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11" table:formula="of:=AVERAGE(INDIRECT(CONCATENATE(&quot;A&quot;;(ROW()-2)*11+2)):INDIRECT(CONCATENATE(&quot;A&quot;;(ROW()-2)*11+11)))" office:value-type="float" office:value="-12.68344" calcext:value-type="float">
            <text:p>-12.68</text:p>
          </table:table-cell>
          <table:table-cell table:style-name="ce11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492" calcext:value-type="float">
            <text:p>492</text:p>
          </table:table-cell>
          <table:table-cell office:value-type="float" office:value="326021" calcext:value-type="float">
            <text:p>326021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11" table:formula="of:=MAX(INDIRECT(CONCATENATE(&quot;A&quot;;(ROW()-2)*11+2)):INDIRECT(CONCATENATE(&quot;A&quot;;(ROW()-2)*11+11)))" office:value-type="float" office:value="-49.001" calcext:value-type="float">
            <text:p>-49.00</text:p>
          </table:table-cell>
          <table:table-cell table:style-name="ce11" table:formula="of:=AVERAGE(INDIRECT(CONCATENATE(&quot;A&quot;;(ROW()-2)*11+2)):INDIRECT(CONCATENATE(&quot;A&quot;;(ROW()-2)*11+11)))" office:value-type="float" office:value="-49.0016" calcext:value-type="float">
            <text:p>-49.00</text:p>
          </table:table-cell>
          <table:table-cell table:style-name="ce11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483" calcext:value-type="float">
            <text:p>483</text:p>
          </table:table-cell>
          <table:table-cell office:value-type="float" office:value="276749" calcext:value-type="float">
            <text:p>276749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11" table:formula="of:=MAX(INDIRECT(CONCATENATE(&quot;A&quot;;(ROW()-2)*11+2)):INDIRECT(CONCATENATE(&quot;A&quot;;(ROW()-2)*11+11)))" office:value-type="float" office:value="-1.2102" calcext:value-type="float">
            <text:p>-1.21</text:p>
          </table:table-cell>
          <table:table-cell table:style-name="ce11" table:formula="of:=AVERAGE(INDIRECT(CONCATENATE(&quot;A&quot;;(ROW()-2)*11+2)):INDIRECT(CONCATENATE(&quot;A&quot;;(ROW()-2)*11+11)))" office:value-type="float" office:value="-1.21116" calcext:value-type="float">
            <text:p>-1.21</text:p>
          </table:table-cell>
          <table:table-cell table:style-name="ce11" table:formula="of:=MIN(INDIRECT(CONCATENATE(&quot;A&quot;;(ROW()-2)*11+2)):INDIRECT(CONCATENATE(&quot;A&quot;;(ROW()-2)*11+11)))" office:value-type="float" office:value="-1.21151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22" calcext:value-type="float">
            <text:p>522</text:p>
          </table:table-cell>
          <table:table-cell office:value-type="float" office:value="298415" calcext:value-type="float">
            <text:p>298415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11" table:formula="of:=MAX(INDIRECT(CONCATENATE(&quot;A&quot;;(ROW()-2)*11+2)):INDIRECT(CONCATENATE(&quot;A&quot;;(ROW()-2)*11+11)))" office:value-type="float" office:value="-1.00002" calcext:value-type="float">
            <text:p>-1.00</text:p>
          </table:table-cell>
          <table:table-cell table:style-name="ce11" table:formula="of:=AVERAGE(INDIRECT(CONCATENATE(&quot;A&quot;;(ROW()-2)*11+2)):INDIRECT(CONCATENATE(&quot;A&quot;;(ROW()-2)*11+11)))" office:value-type="float" office:value="-1.000036" calcext:value-type="float">
            <text:p>-1.00</text:p>
          </table:table-cell>
          <table:table-cell table:style-name="ce11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271" calcext:value-type="float">
            <text:p>-85.1271</text:p>
          </table:table-cell>
          <table:table-cell office:value-type="float" office:value="512" calcext:value-type="float">
            <text:p>512</text:p>
          </table:table-cell>
          <table:table-cell office:value-type="float" office:value="377340" calcext:value-type="float">
            <text:p>377340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11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11" table:formula="of:=AVERAGE(INDIRECT(CONCATENATE(&quot;A&quot;;(ROW()-2)*11+2)):INDIRECT(CONCATENATE(&quot;A&quot;;(ROW()-2)*11+11)))" office:value-type="float" office:value="2292.453" calcext:value-type="float">
            <text:p>2292.45</text:p>
          </table:table-cell>
          <table:table-cell table:style-name="ce11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481" calcext:value-type="float">
            <text:p>481</text:p>
          </table:table-cell>
          <table:table-cell office:value-type="float" office:value="311516" calcext:value-type="float">
            <text:p>311516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11" table:formula="of:=MAX(INDIRECT(CONCATENATE(&quot;A&quot;;(ROW()-2)*11+2)):INDIRECT(CONCATENATE(&quot;A&quot;;(ROW()-2)*11+11)))" office:value-type="float" office:value="-12.0123" calcext:value-type="float">
            <text:p>-12.01</text:p>
          </table:table-cell>
          <table:table-cell table:style-name="ce11" table:formula="of:=AVERAGE(INDIRECT(CONCATENATE(&quot;A&quot;;(ROW()-2)*11+2)):INDIRECT(CONCATENATE(&quot;A&quot;;(ROW()-2)*11+11)))" office:value-type="float" office:value="-12.01263" calcext:value-type="float">
            <text:p>-12.01</text:p>
          </table:table-cell>
          <table:table-cell table:style-name="ce11" table:formula="of:=MIN(INDIRECT(CONCATENATE(&quot;A&quot;;(ROW()-2)*11+2)):INDIRECT(CONCATENATE(&quot;A&quot;;(ROW()-2)*11+11)))" office:value-type="float" office:value="-12.0129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6" calcext:value-type="float">
            <text:p>-85.126</text:p>
          </table:table-cell>
          <table:table-cell office:value-type="float" office:value="585" calcext:value-type="float">
            <text:p>585</text:p>
          </table:table-cell>
          <table:table-cell office:value-type="float" office:value="341809" calcext:value-type="float">
            <text:p>341809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09,10.9116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11" table:formula="of:=MAX(INDIRECT(CONCATENATE(&quot;A&quot;;(ROW()-2)*11+2)):INDIRECT(CONCATENATE(&quot;A&quot;;(ROW()-2)*11+11)))" office:value-type="float" office:value="3.10747" calcext:value-type="float">
            <text:p>3.11</text:p>
          </table:table-cell>
          <table:table-cell table:style-name="ce11" table:formula="of:=AVERAGE(INDIRECT(CONCATENATE(&quot;A&quot;;(ROW()-2)*11+2)):INDIRECT(CONCATENATE(&quot;A&quot;;(ROW()-2)*11+11)))" office:value-type="float" office:value="3.106961" calcext:value-type="float">
            <text:p>3.11</text:p>
          </table:table-cell>
          <table:table-cell table:style-name="ce11" table:formula="of:=MIN(INDIRECT(CONCATENATE(&quot;A&quot;;(ROW()-2)*11+2)):INDIRECT(CONCATENATE(&quot;A&quot;;(ROW()-2)*11+11)))" office:value-type="float" office:value="3.10659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52" calcext:value-type="float">
            <text:p>-85.1252</text:p>
          </table:table-cell>
          <table:table-cell office:value-type="float" office:value="464" calcext:value-type="float">
            <text:p>464</text:p>
          </table:table-cell>
          <table:table-cell office:value-type="float" office:value="318227" calcext:value-type="float">
            <text:p>318227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2,10.9116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11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11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11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65" calcext:value-type="float">
            <text:p>-85.1265</text:p>
          </table:table-cell>
          <table:table-cell office:value-type="float" office:value="426" calcext:value-type="float">
            <text:p>426</text:p>
          </table:table-cell>
          <table:table-cell office:value-type="float" office:value="366819" calcext:value-type="float">
            <text:p>366819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11" table:formula="of:=MAX(INDIRECT(CONCATENATE(&quot;A&quot;;(ROW()-2)*11+2)):INDIRECT(CONCATENATE(&quot;A&quot;;(ROW()-2)*11+11)))" office:value-type="float" office:value="-999.774" calcext:value-type="float">
            <text:p>-999.77</text:p>
          </table:table-cell>
          <table:table-cell table:style-name="ce11" table:formula="of:=AVERAGE(INDIRECT(CONCATENATE(&quot;A&quot;;(ROW()-2)*11+2)):INDIRECT(CONCATENATE(&quot;A&quot;;(ROW()-2)*11+11)))" office:value-type="float" office:value="-1000.0179" calcext:value-type="float">
            <text:p>-1000.02</text:p>
          </table:table-cell>
          <table:table-cell table:style-name="ce11" table:formula="of:=MIN(INDIRECT(CONCATENATE(&quot;A&quot;;(ROW()-2)*11+2)):INDIRECT(CONCATENATE(&quot;A&quot;;(ROW()-2)*11+11)))" office:value-type="float" office:value="-1000.09" calcext:value-type="float">
            <text:p>-1000.09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11" table:formula="of:=MAX(INDIRECT(CONCATENATE(&quot;A&quot;;(ROW()-2)*11+2)):INDIRECT(CONCATENATE(&quot;A&quot;;(ROW()-2)*11+11)))" office:value-type="float" office:value="4.98003" calcext:value-type="float">
            <text:p>4.98</text:p>
          </table:table-cell>
          <table:table-cell table:style-name="ce11" table:formula="of:=AVERAGE(INDIRECT(CONCATENATE(&quot;A&quot;;(ROW()-2)*11+2)):INDIRECT(CONCATENATE(&quot;A&quot;;(ROW()-2)*11+11)))" office:value-type="float" office:value="4.980023" calcext:value-type="float">
            <text:p>4.98</text:p>
          </table:table-cell>
          <table:table-cell table:style-name="ce11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3392" calcext:value-type="float">
            <text:p>-29.3392</text:p>
          </table:table-cell>
          <table:table-cell office:value-type="float" office:value="462" calcext:value-type="float">
            <text:p>462</text:p>
          </table:table-cell>
          <table:table-cell office:value-type="float" office:value="5005535" calcext:value-type="float">
            <text:p>5005535</text:p>
          </table:table-cell>
          <table:table-cell office:value-type="float" office:value="3.20183" calcext:value-type="float">
            <text:p>3.20183</text:p>
          </table:table-cell>
          <table:table-cell office:value-type="string" calcext:value-type="string">
            <text:p>(3.74643e-05,0.889396,0.0098923,0.605123,0.40399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11" table:formula="of:=MAX(INDIRECT(CONCATENATE(&quot;A&quot;;(ROW()-2)*11+2)):INDIRECT(CONCATENATE(&quot;A&quot;;(ROW()-2)*11+11)))" office:value-type="float" office:value="8.99972" calcext:value-type="float">
            <text:p>9.00</text:p>
          </table:table-cell>
          <table:table-cell table:style-name="ce11" table:formula="of:=AVERAGE(INDIRECT(CONCATENATE(&quot;A&quot;;(ROW()-2)*11+2)):INDIRECT(CONCATENATE(&quot;A&quot;;(ROW()-2)*11+11)))" office:value-type="float" office:value="8.999703" calcext:value-type="float">
            <text:p>9.00</text:p>
          </table:table-cell>
          <table:table-cell table:style-name="ce11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3588" calcext:value-type="float">
            <text:p>-29.3588</text:p>
          </table:table-cell>
          <table:table-cell office:value-type="float" office:value="473" calcext:value-type="float">
            <text:p>473</text:p>
          </table:table-cell>
          <table:table-cell office:value-type="float" office:value="5006667" calcext:value-type="float">
            <text:p>5006667</text:p>
          </table:table-cell>
          <table:table-cell office:value-type="float" office:value="3.2094" calcext:value-type="float">
            <text:p>3.2094</text:p>
          </table:table-cell>
          <table:table-cell office:value-type="string" calcext:value-type="string">
            <text:p>(0.000309036,0.893753,0.00886495,0.605036,0.403842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11" table:formula="of:=MAX(INDIRECT(CONCATENATE(&quot;A&quot;;(ROW()-2)*11+2)):INDIRECT(CONCATENATE(&quot;A&quot;;(ROW()-2)*11+11)))" office:value-type="float" office:value="-85.1214" calcext:value-type="float">
            <text:p>-85.12</text:p>
          </table:table-cell>
          <table:table-cell table:style-name="ce11" table:formula="of:=AVERAGE(INDIRECT(CONCATENATE(&quot;A&quot;;(ROW()-2)*11+2)):INDIRECT(CONCATENATE(&quot;A&quot;;(ROW()-2)*11+11)))" office:value-type="float" office:value="-85.12504" calcext:value-type="float">
            <text:p>-85.13</text:p>
          </table:table-cell>
          <table:table-cell table:style-name="ce11" table:formula="of:=MIN(INDIRECT(CONCATENATE(&quot;A&quot;;(ROW()-2)*11+2)):INDIRECT(CONCATENATE(&quot;A&quot;;(ROW()-2)*11+11)))" office:value-type="float" office:value="-85.128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3057" calcext:value-type="float">
            <text:p>-29.3057</text:p>
          </table:table-cell>
          <table:table-cell office:value-type="float" office:value="1683" calcext:value-type="float">
            <text:p>1683</text:p>
          </table:table-cell>
          <table:table-cell office:value-type="float" office:value="5110089" calcext:value-type="float">
            <text:p>5110089</text:p>
          </table:table-cell>
          <table:table-cell office:value-type="float" office:value="3.2154" calcext:value-type="float">
            <text:p>3.2154</text:p>
          </table:table-cell>
          <table:table-cell office:value-type="string" calcext:value-type="string">
            <text:p>(0.00330143,0.892823,0.00989255,0.603011,0.406772)</text:p>
          </table:table-cell>
          <table:table-cell/>
          <table:table-cell table:style-name="ce11" table:number-columns-repeated="3"/>
          <table:table-cell table:number-columns-repeated="4"/>
        </table:table-row>
        <table:table-row table:style-name="ro1">
          <table:table-cell office:value-type="float" office:value="-29.3515" calcext:value-type="float">
            <text:p>-29.3515</text:p>
          </table:table-cell>
          <table:table-cell office:value-type="float" office:value="477" calcext:value-type="float">
            <text:p>477</text:p>
          </table:table-cell>
          <table:table-cell office:value-type="float" office:value="5038173" calcext:value-type="float">
            <text:p>5038173</text:p>
          </table:table-cell>
          <table:table-cell office:value-type="float" office:value="3.21205" calcext:value-type="float">
            <text:p>3.21205</text:p>
          </table:table-cell>
          <table:table-cell office:value-type="string" calcext:value-type="string">
            <text:p>(0.000506482,0.89326,0.00989133,0.604834,0.405149)</text:p>
          </table:table-cell>
          <table:table-cell table:number-columns-repeated="8"/>
        </table:table-row>
        <table:table-row table:style-name="ro1">
          <table:table-cell office:value-type="float" office:value="-29.3379" calcext:value-type="float">
            <text:p>-29.3379</text:p>
          </table:table-cell>
          <table:table-cell office:value-type="float" office:value="530" calcext:value-type="float">
            <text:p>530</text:p>
          </table:table-cell>
          <table:table-cell office:value-type="float" office:value="5009832" calcext:value-type="float">
            <text:p>5009832</text:p>
          </table:table-cell>
          <table:table-cell office:value-type="float" office:value="3.21113" calcext:value-type="float">
            <text:p>3.21113</text:p>
          </table:table-cell>
          <table:table-cell office:value-type="string" calcext:value-type="string">
            <text:p>(0.000495972,0.893628,0.00932823,0.604438,0.404806)</text:p>
          </table:table-cell>
          <table:table-cell table:number-columns-repeated="8"/>
        </table:table-row>
        <table:table-row table:style-name="ro1">
          <table:table-cell office:value-type="float" office:value="-29.3677" calcext:value-type="float">
            <text:p>-29.3677</text:p>
          </table:table-cell>
          <table:table-cell office:value-type="float" office:value="591" calcext:value-type="float">
            <text:p>591</text:p>
          </table:table-cell>
          <table:table-cell office:value-type="float" office:value="5010429" calcext:value-type="float">
            <text:p>5010429</text:p>
          </table:table-cell>
          <table:table-cell office:value-type="float" office:value="3.20518" calcext:value-type="float">
            <text:p>3.20518</text:p>
          </table:table-cell>
          <table:table-cell office:value-type="string" calcext:value-type="string">
            <text:p>(-9.68888e-05,0.892217,0.00996804,0.605729,0.402572)</text:p>
          </table:table-cell>
          <table:table-cell table:number-columns-repeated="8"/>
        </table:table-row>
        <table:table-row table:style-name="ro1">
          <table:table-cell office:value-type="float" office:value="-29.3693" calcext:value-type="float">
            <text:p>-29.3693</text:p>
          </table:table-cell>
          <table:table-cell office:value-type="float" office:value="1032" calcext:value-type="float">
            <text:p>1032</text:p>
          </table:table-cell>
          <table:table-cell office:value-type="float" office:value="5273388" calcext:value-type="float">
            <text:p>5273388</text:p>
          </table:table-cell>
          <table:table-cell office:value-type="float" office:value="3.21048" calcext:value-type="float">
            <text:p>3.21048</text:p>
          </table:table-cell>
          <table:table-cell office:value-type="string" calcext:value-type="string">
            <text:p>(0.000309097,0.893841,0.00961123,0.605373,0.403753)</text:p>
          </table:table-cell>
          <table:table-cell table:number-columns-repeated="8"/>
        </table:table-row>
        <table:table-row table:style-name="ro1">
          <table:table-cell office:value-type="float" office:value="-29.3754" calcext:value-type="float">
            <text:p>-29.3754</text:p>
          </table:table-cell>
          <table:table-cell office:value-type="float" office:value="664" calcext:value-type="float">
            <text:p>664</text:p>
          </table:table-cell>
          <table:table-cell office:value-type="float" office:value="5030827" calcext:value-type="float">
            <text:p>5030827</text:p>
          </table:table-cell>
          <table:table-cell office:value-type="float" office:value="3.21021" calcext:value-type="float">
            <text:p>3.21021</text:p>
          </table:table-cell>
          <table:table-cell office:value-type="string" calcext:value-type="string">
            <text:p>(9.92915e-05,0.893535,0.0097232,0.605599,0.403859)</text:p>
          </table:table-cell>
          <table:table-cell table:number-columns-repeated="8"/>
        </table:table-row>
        <table:table-row table:style-name="ro1">
          <table:table-cell office:value-type="float" office:value="-29.3708" calcext:value-type="float">
            <text:p>-29.3708</text:p>
          </table:table-cell>
          <table:table-cell office:value-type="float" office:value="859" calcext:value-type="float">
            <text:p>859</text:p>
          </table:table-cell>
          <table:table-cell office:value-type="float" office:value="5026027" calcext:value-type="float">
            <text:p>5026027</text:p>
          </table:table-cell>
          <table:table-cell office:value-type="float" office:value="3.20273" calcext:value-type="float">
            <text:p>3.20273</text:p>
          </table:table-cell>
          <table:table-cell office:value-type="string" calcext:value-type="string">
            <text:p>(-9.66564e-05,0.889579,0.00997577,0.60594,0.403877)</text:p>
          </table:table-cell>
          <table:table-cell table:number-columns-repeated="8"/>
        </table:table-row>
        <table:table-row table:style-name="ro1">
          <table:table-cell office:value-type="float" office:value="-29.3529" calcext:value-type="float">
            <text:p>-29.3529</text:p>
          </table:table-cell>
          <table:table-cell office:value-type="float" office:value="4668" calcext:value-type="float">
            <text:p>4668</text:p>
          </table:table-cell>
          <table:table-cell office:value-type="float" office:value="5206036" calcext:value-type="float">
            <text:p>5206036</text:p>
          </table:table-cell>
          <table:table-cell office:value-type="float" office:value="3.21185" calcext:value-type="float">
            <text:p>3.21185</text:p>
          </table:table-cell>
          <table:table-cell office:value-type="string" calcext:value-type="string">
            <text:p>(7.00889e-05,0.893355,0.00996674,0.604963,0.40507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68" calcext:value-type="float">
            <text:p>-19.0168</text:p>
          </table:table-cell>
          <table:table-cell office:value-type="float" office:value="2009" calcext:value-type="float">
            <text:p>2009</text:p>
          </table:table-cell>
          <table:table-cell office:value-type="float" office:value="114685" calcext:value-type="float">
            <text:p>114685</text:p>
          </table:table-cell>
          <table:table-cell office:value-type="float" office:value="-8.98919" calcext:value-type="float">
            <text:p>-8.98919</text:p>
          </table:table-cell>
          <table:table-cell office:value-type="string" calcext:value-type="string">
            <text:p>(0.989457,8.99898,0.00979135)</text:p>
          </table:table-cell>
          <table:table-cell table:number-columns-repeated="8"/>
        </table:table-row>
        <table:table-row table:style-name="ro1">
          <table:table-cell office:value-type="float" office:value="-19.0194" calcext:value-type="float">
            <text:p>-19.0194</text:p>
          </table:table-cell>
          <table:table-cell office:value-type="float" office:value="320" calcext:value-type="float">
            <text:p>320</text:p>
          </table:table-cell>
          <table:table-cell office:value-type="float" office:value="75303" calcext:value-type="float">
            <text:p>75303</text:p>
          </table:table-cell>
          <table:table-cell office:value-type="float" office:value="-8.99023" calcext:value-type="float">
            <text:p>-8.99023</text:p>
          </table:table-cell>
          <table:table-cell office:value-type="string" calcext:value-type="string">
            <text:p>(0.990115,9,0.00976667)</text:p>
          </table:table-cell>
          <table:table-cell table:number-columns-repeated="8"/>
        </table:table-row>
        <table:table-row table:style-name="ro1">
          <table:table-cell office:value-type="float" office:value="-19.019" calcext:value-type="float">
            <text:p>-19.019</text:p>
          </table:table-cell>
          <table:table-cell office:value-type="float" office:value="437" calcext:value-type="float">
            <text:p>437</text:p>
          </table:table-cell>
          <table:table-cell office:value-type="float" office:value="40891" calcext:value-type="float">
            <text:p>40891</text:p>
          </table:table-cell>
          <table:table-cell office:value-type="float" office:value="-8.99027" calcext:value-type="float">
            <text:p>-8.99027</text:p>
          </table:table-cell>
          <table:table-cell office:value-type="string" calcext:value-type="string">
            <text:p>(0.99064,8.99984,0.00956551)</text:p>
          </table:table-cell>
          <table:table-cell table:number-columns-repeated="8"/>
        </table:table-row>
        <table:table-row table:style-name="ro1">
          <table:table-cell office:value-type="float" office:value="-19.0174" calcext:value-type="float">
            <text:p>-19.0174</text:p>
          </table:table-cell>
          <table:table-cell office:value-type="float" office:value="535" calcext:value-type="float">
            <text:p>535</text:p>
          </table:table-cell>
          <table:table-cell office:value-type="float" office:value="24277" calcext:value-type="float">
            <text:p>24277</text:p>
          </table:table-cell>
          <table:table-cell office:value-type="float" office:value="-8.99026" calcext:value-type="float">
            <text:p>-8.99026</text:p>
          </table:table-cell>
          <table:table-cell office:value-type="string" calcext:value-type="string">
            <text:p>(0.988444,8.99994,0.00968284)</text:p>
          </table:table-cell>
          <table:table-cell table:number-columns-repeated="8"/>
        </table:table-row>
        <table:table-row table:style-name="ro1">
          <table:table-cell office:value-type="float" office:value="-19.0175" calcext:value-type="float">
            <text:p>-19.0175</text:p>
          </table:table-cell>
          <table:table-cell office:value-type="float" office:value="495" calcext:value-type="float">
            <text:p>495</text:p>
          </table:table-cell>
          <table:table-cell office:value-type="float" office:value="24598" calcext:value-type="float">
            <text:p>24598</text:p>
          </table:table-cell>
          <table:table-cell office:value-type="float" office:value="-8.98907" calcext:value-type="float">
            <text:p>-8.98907</text:p>
          </table:table-cell>
          <table:table-cell office:value-type="string" calcext:value-type="string">
            <text:p>(0.991647,8.99861,0.00954361)</text:p>
          </table:table-cell>
          <table:table-cell table:number-columns-repeated="8"/>
        </table:table-row>
        <table:table-row table:style-name="ro1">
          <table:table-cell office:value-type="float" office:value="-19.0183" calcext:value-type="float">
            <text:p>-19.0183</text:p>
          </table:table-cell>
          <table:table-cell office:value-type="float" office:value="361" calcext:value-type="float">
            <text:p>361</text:p>
          </table:table-cell>
          <table:table-cell office:value-type="float" office:value="199657" calcext:value-type="float">
            <text:p>199657</text:p>
          </table:table-cell>
          <table:table-cell office:value-type="float" office:value="-8.98918" calcext:value-type="float">
            <text:p>-8.98918</text:p>
          </table:table-cell>
          <table:table-cell office:value-type="string" calcext:value-type="string">
            <text:p>(0.990516,8.99906,0.00988029)</text:p>
          </table:table-cell>
          <table:table-cell table:number-columns-repeated="8"/>
        </table:table-row>
        <table:table-row table:style-name="ro1">
          <table:table-cell office:value-type="float" office:value="-19.0178" calcext:value-type="float">
            <text:p>-19.0178</text:p>
          </table:table-cell>
          <table:table-cell office:value-type="float" office:value="514" calcext:value-type="float">
            <text:p>514</text:p>
          </table:table-cell>
          <table:table-cell office:value-type="float" office:value="73117" calcext:value-type="float">
            <text:p>73117</text:p>
          </table:table-cell>
          <table:table-cell office:value-type="float" office:value="-8.99015" calcext:value-type="float">
            <text:p>-8.99015</text:p>
          </table:table-cell>
          <table:table-cell office:value-type="string" calcext:value-type="string">
            <text:p>(0.987904,9.00007,0.00991277)</text:p>
          </table:table-cell>
          <table:table-cell table:number-columns-repeated="8"/>
        </table:table-row>
        <table:table-row table:style-name="ro1">
          <table:table-cell office:value-type="float" office:value="-19.0171" calcext:value-type="float">
            <text:p>-19.0171</text:p>
          </table:table-cell>
          <table:table-cell office:value-type="float" office:value="337" calcext:value-type="float">
            <text:p>337</text:p>
          </table:table-cell>
          <table:table-cell office:value-type="float" office:value="84566" calcext:value-type="float">
            <text:p>84566</text:p>
          </table:table-cell>
          <table:table-cell office:value-type="float" office:value="-8.9911" calcext:value-type="float">
            <text:p>-8.9911</text:p>
          </table:table-cell>
          <table:table-cell office:value-type="string" calcext:value-type="string">
            <text:p>(0.990362,9,0.00890191)</text:p>
          </table:table-cell>
          <table:table-cell table:number-columns-repeated="8"/>
        </table:table-row>
        <table:table-row table:style-name="ro1">
          <table:table-cell office:value-type="float" office:value="-19.0171" calcext:value-type="float">
            <text:p>-19.0171</text:p>
          </table:table-cell>
          <table:table-cell office:value-type="float" office:value="348" calcext:value-type="float">
            <text:p>348</text:p>
          </table:table-cell>
          <table:table-cell office:value-type="float" office:value="81379" calcext:value-type="float">
            <text:p>81379</text:p>
          </table:table-cell>
          <table:table-cell office:value-type="float" office:value="-8.98918" calcext:value-type="float">
            <text:p>-8.98918</text:p>
          </table:table-cell>
          <table:table-cell office:value-type="string" calcext:value-type="string">
            <text:p>(0.989813,8.99897,0.00978642)</text:p>
          </table:table-cell>
          <table:table-cell table:number-columns-repeated="8"/>
        </table:table-row>
        <table:table-row table:style-name="ro1">
          <table:table-cell office:value-type="float" office:value="-19.0176" calcext:value-type="float">
            <text:p>-19.0176</text:p>
          </table:table-cell>
          <table:table-cell office:value-type="float" office:value="322" calcext:value-type="float">
            <text:p>322</text:p>
          </table:table-cell>
          <table:table-cell office:value-type="float" office:value="97541" calcext:value-type="float">
            <text:p>97541</text:p>
          </table:table-cell>
          <table:table-cell office:value-type="float" office:value="-8.98949" calcext:value-type="float">
            <text:p>-8.98949</text:p>
          </table:table-cell>
          <table:table-cell office:value-type="string" calcext:value-type="string">
            <text:p>(0.990729,8.99907,0.009576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284" calcext:value-type="float">
            <text:p>-3.25284</text:p>
          </table:table-cell>
          <table:table-cell office:value-type="float" office:value="1155" calcext:value-type="float">
            <text:p>1155</text:p>
          </table:table-cell>
          <table:table-cell office:value-type="float" office:value="5009241" calcext:value-type="float">
            <text:p>5009241</text:p>
          </table:table-cell>
          <table:table-cell office:value-type="float" office:value="-5.94835" calcext:value-type="float">
            <text:p>-5.94835</text:p>
          </table:table-cell>
          <table:table-cell office:value-type="string" calcext:value-type="string">
            <text:p>(1.99835,0.000291996,1.48714,0.000200071)</text:p>
          </table:table-cell>
          <table:table-cell table:number-columns-repeated="8"/>
        </table:table-row>
        <table:table-row table:style-name="ro1">
          <table:table-cell office:value-type="float" office:value="-3.25325" calcext:value-type="float">
            <text:p>-3.25325</text:p>
          </table:table-cell>
          <table:table-cell office:value-type="float" office:value="4298" calcext:value-type="float">
            <text:p>4298</text:p>
          </table:table-cell>
          <table:table-cell office:value-type="float" office:value="5060174" calcext:value-type="float">
            <text:p>5060174</text:p>
          </table:table-cell>
          <table:table-cell office:value-type="float" office:value="-5.96955" calcext:value-type="float">
            <text:p>-5.96955</text:p>
          </table:table-cell>
          <table:table-cell office:value-type="string" calcext:value-type="string">
            <text:p>(1.99976,8.64464e-05,1.49237,-5.49945e-05)</text:p>
          </table:table-cell>
          <table:table-cell table:number-columns-repeated="8"/>
        </table:table-row>
        <table:table-row table:style-name="ro1">
          <table:table-cell office:value-type="float" office:value="-3.25283" calcext:value-type="float">
            <text:p>-3.25283</text:p>
          </table:table-cell>
          <table:table-cell office:value-type="float" office:value="722" calcext:value-type="float">
            <text:p>722</text:p>
          </table:table-cell>
          <table:table-cell office:value-type="float" office:value="5004109" calcext:value-type="float">
            <text:p>5004109</text:p>
          </table:table-cell>
          <table:table-cell office:value-type="float" office:value="-5.95766" calcext:value-type="float">
            <text:p>-5.95766</text:p>
          </table:table-cell>
          <table:table-cell office:value-type="string" calcext:value-type="string">
            <text:p>(1.99893,0.000231574,1.48959,0.00070147)</text:p>
          </table:table-cell>
          <table:table-cell table:number-columns-repeated="8"/>
        </table:table-row>
        <table:table-row table:style-name="ro1">
          <table:table-cell office:value-type="float" office:value="-3.25348" calcext:value-type="float">
            <text:p>-3.25348</text:p>
          </table:table-cell>
          <table:table-cell office:value-type="float" office:value="1686" calcext:value-type="float">
            <text:p>1686</text:p>
          </table:table-cell>
          <table:table-cell office:value-type="float" office:value="5042043" calcext:value-type="float">
            <text:p>5042043</text:p>
          </table:table-cell>
          <table:table-cell office:value-type="float" office:value="-5.95182" calcext:value-type="float">
            <text:p>-5.95182</text:p>
          </table:table-cell>
          <table:table-cell office:value-type="string" calcext:value-type="string">
            <text:p>(1.99887,0.000286,1.48794,-6.62688e-05)</text:p>
          </table:table-cell>
          <table:table-cell table:number-columns-repeated="8"/>
        </table:table-row>
        <table:table-row table:style-name="ro1">
          <table:table-cell office:value-type="float" office:value="-3.25293" calcext:value-type="float">
            <text:p>-3.25293</text:p>
          </table:table-cell>
          <table:table-cell office:value-type="float" office:value="2139" calcext:value-type="float">
            <text:p>2139</text:p>
          </table:table-cell>
          <table:table-cell office:value-type="float" office:value="5037255" calcext:value-type="float">
            <text:p>5037255</text:p>
          </table:table-cell>
          <table:table-cell office:value-type="float" office:value="-5.97696" calcext:value-type="float">
            <text:p>-5.97696</text:p>
          </table:table-cell>
          <table:table-cell office:value-type="string" calcext:value-type="string">
            <text:p>(2.00002,1.15499e-05,1.49422,-8.38497e-05)</text:p>
          </table:table-cell>
          <table:table-cell table:number-columns-repeated="8"/>
        </table:table-row>
        <table:table-row table:style-name="ro1">
          <table:table-cell office:value-type="float" office:value="-3.25254" calcext:value-type="float">
            <text:p>-3.25254</text:p>
          </table:table-cell>
          <table:table-cell office:value-type="float" office:value="636" calcext:value-type="float">
            <text:p>636</text:p>
          </table:table-cell>
          <table:table-cell office:value-type="float" office:value="5004010" calcext:value-type="float">
            <text:p>5004010</text:p>
          </table:table-cell>
          <table:table-cell office:value-type="float" office:value="-5.95058" calcext:value-type="float">
            <text:p>-5.95058</text:p>
          </table:table-cell>
          <table:table-cell office:value-type="string" calcext:value-type="string">
            <text:p>(1.99833,0.000137725,1.48797,0.00129979)</text:p>
          </table:table-cell>
          <table:table-cell table:number-columns-repeated="8"/>
        </table:table-row>
        <table:table-row table:style-name="ro1">
          <table:table-cell office:value-type="float" office:value="-3.25297" calcext:value-type="float">
            <text:p>-3.25297</text:p>
          </table:table-cell>
          <table:table-cell office:value-type="float" office:value="970" calcext:value-type="float">
            <text:p>970</text:p>
          </table:table-cell>
          <table:table-cell office:value-type="float" office:value="5018616" calcext:value-type="float">
            <text:p>5018616</text:p>
          </table:table-cell>
          <table:table-cell office:value-type="float" office:value="-5.94716" calcext:value-type="float">
            <text:p>-5.94716</text:p>
          </table:table-cell>
          <table:table-cell office:value-type="string" calcext:value-type="string">
            <text:p>(1.99819,1.97185e-05,1.4868,4.65057e-05)</text:p>
          </table:table-cell>
          <table:table-cell table:number-columns-repeated="8"/>
        </table:table-row>
        <table:table-row table:style-name="ro1">
          <table:table-cell office:value-type="float" office:value="-3.25379" calcext:value-type="float">
            <text:p>-3.25379</text:p>
          </table:table-cell>
          <table:table-cell office:value-type="float" office:value="685" calcext:value-type="float">
            <text:p>685</text:p>
          </table:table-cell>
          <table:table-cell office:value-type="float" office:value="5003522" calcext:value-type="float">
            <text:p>5003522</text:p>
          </table:table-cell>
          <table:table-cell office:value-type="float" office:value="-5.95824" calcext:value-type="float">
            <text:p>-5.95824</text:p>
          </table:table-cell>
          <table:table-cell office:value-type="string" calcext:value-type="string">
            <text:p>(1.99932,2.34485e-05,1.48964,0.0003405)</text:p>
          </table:table-cell>
          <table:table-cell table:number-columns-repeated="8"/>
        </table:table-row>
        <table:table-row table:style-name="ro1">
          <table:table-cell office:value-type="float" office:value="-3.25427" calcext:value-type="float">
            <text:p>-3.25427</text:p>
          </table:table-cell>
          <table:table-cell office:value-type="float" office:value="1" calcext:value-type="float">
            <text:p>1</text:p>
          </table:table-cell>
          <table:table-cell office:value-type="float" office:value="13451" calcext:value-type="float">
            <text:p>13451</text:p>
          </table:table-cell>
          <table:table-cell office:value-type="float" office:value="-5.95954" calcext:value-type="float">
            <text:p>-5.95954</text:p>
          </table:table-cell>
          <table:table-cell office:value-type="string" calcext:value-type="string">
            <text:p>(1.99963,3.46945e-18,1.48997,0.000337097)</text:p>
          </table:table-cell>
          <table:table-cell table:number-columns-repeated="8"/>
        </table:table-row>
        <table:table-row table:style-name="ro1">
          <table:table-cell office:value-type="float" office:value="-3.25415" calcext:value-type="float">
            <text:p>-3.25415</text:p>
          </table:table-cell>
          <table:table-cell office:value-type="float" office:value="752" calcext:value-type="float">
            <text:p>752</text:p>
          </table:table-cell>
          <table:table-cell office:value-type="float" office:value="5003814" calcext:value-type="float">
            <text:p>5003814</text:p>
          </table:table-cell>
          <table:table-cell office:value-type="float" office:value="-5.95723" calcext:value-type="float">
            <text:p>-5.95723</text:p>
          </table:table-cell>
          <table:table-cell office:value-type="string" calcext:value-type="string">
            <text:p>(1.99957,0.000346053,1.48929,-6.2546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16.2715" calcext:value-type="float">
            <text:p>-16.2715</text:p>
          </table:table-cell>
          <table:table-cell office:value-type="float" office:value="427" calcext:value-type="float">
            <text:p>427</text:p>
          </table:table-cell>
          <table:table-cell office:value-type="float" office:value="5012606" calcext:value-type="float">
            <text:p>5012606</text:p>
          </table:table-cell>
          <table:table-cell office:value-type="float" office:value="6.00133" calcext:value-type="float">
            <text:p>6.00133</text:p>
          </table:table-cell>
          <table:table-cell office:value-type="string" calcext:value-type="string">
            <text:p>(1.48968,-9.66909e-05,1.00284,0.00985513,1.9929)</text:p>
          </table:table-cell>
          <table:table-cell table:number-columns-repeated="8"/>
        </table:table-row>
        <table:table-row table:style-name="ro1">
          <table:table-cell office:value-type="float" office:value="-16.2703" calcext:value-type="float">
            <text:p>-16.2703</text:p>
          </table:table-cell>
          <table:table-cell office:value-type="float" office:value="669" calcext:value-type="float">
            <text:p>669</text:p>
          </table:table-cell>
          <table:table-cell office:value-type="float" office:value="5057331" calcext:value-type="float">
            <text:p>5057331</text:p>
          </table:table-cell>
          <table:table-cell office:value-type="float" office:value="6.00155" calcext:value-type="float">
            <text:p>6.00155</text:p>
          </table:table-cell>
          <table:table-cell office:value-type="string" calcext:value-type="string">
            <text:p>(1.4892,0.000222924,1.00281,0.00987286,1.99303)</text:p>
          </table:table-cell>
          <table:table-cell table:number-columns-repeated="8"/>
        </table:table-row>
        <table:table-row table:style-name="ro1">
          <table:table-cell office:value-type="float" office:value="-16.2602" calcext:value-type="float">
            <text:p>-16.2602</text:p>
          </table:table-cell>
          <table:table-cell office:value-type="float" office:value="428" calcext:value-type="float">
            <text:p>428</text:p>
          </table:table-cell>
          <table:table-cell office:value-type="float" office:value="5006497" calcext:value-type="float">
            <text:p>5006497</text:p>
          </table:table-cell>
          <table:table-cell office:value-type="float" office:value="5.99611" calcext:value-type="float">
            <text:p>5.99611</text:p>
          </table:table-cell>
          <table:table-cell office:value-type="string" calcext:value-type="string">
            <text:p>(1.48812,2.52147e-05,1.00157,0.00988006,1.99154)</text:p>
          </table:table-cell>
          <table:table-cell table:number-columns-repeated="8"/>
        </table:table-row>
        <table:table-row table:style-name="ro1">
          <table:table-cell office:value-type="float" office:value="-16.2761" calcext:value-type="float">
            <text:p>-16.2761</text:p>
          </table:table-cell>
          <table:table-cell office:value-type="float" office:value="621" calcext:value-type="float">
            <text:p>621</text:p>
          </table:table-cell>
          <table:table-cell office:value-type="float" office:value="5494769" calcext:value-type="float">
            <text:p>5494769</text:p>
          </table:table-cell>
          <table:table-cell office:value-type="float" office:value="6.00385" calcext:value-type="float">
            <text:p>6.00385</text:p>
          </table:table-cell>
          <table:table-cell office:value-type="string" calcext:value-type="string">
            <text:p>(1.49018,-9.31619e-05,1.00339,0.00985348,1.9936)</text:p>
          </table:table-cell>
          <table:table-cell table:number-columns-repeated="8"/>
        </table:table-row>
        <table:table-row table:style-name="ro1">
          <table:table-cell office:value-type="float" office:value="-21.1046" calcext:value-type="float">
            <text:p>-21.1046</text:p>
          </table:table-cell>
          <table:table-cell office:value-type="float" office:value="392" calcext:value-type="float">
            <text:p>392</text:p>
          </table:table-cell>
          <table:table-cell office:value-type="float" office:value="5040456" calcext:value-type="float">
            <text:p>5040456</text:p>
          </table:table-cell>
          <table:table-cell office:value-type="float" office:value="1.73971" calcext:value-type="float">
            <text:p>1.73971</text:p>
          </table:table-cell>
          <table:table-cell office:value-type="string" calcext:value-type="string">
            <text:p>(0.379773,0.815041,0.00999181,0.300178,0.709773)</text:p>
          </table:table-cell>
          <table:table-cell table:number-columns-repeated="8"/>
        </table:table-row>
        <table:table-row table:style-name="ro1">
          <table:table-cell office:value-type="float" office:value="-21.1092" calcext:value-type="float">
            <text:p>-21.1092</text:p>
          </table:table-cell>
          <table:table-cell office:value-type="float" office:value="539" calcext:value-type="float">
            <text:p>539</text:p>
          </table:table-cell>
          <table:table-cell office:value-type="float" office:value="5089316" calcext:value-type="float">
            <text:p>5089316</text:p>
          </table:table-cell>
          <table:table-cell office:value-type="float" office:value="1.73978" calcext:value-type="float">
            <text:p>1.73978</text:p>
          </table:table-cell>
          <table:table-cell office:value-type="string" calcext:value-type="string">
            <text:p>(0.379619,0.8151,0.00999808,0.300324,0.709728)</text:p>
          </table:table-cell>
          <table:table-cell table:number-columns-repeated="8"/>
        </table:table-row>
        <table:table-row table:style-name="ro1">
          <table:table-cell office:value-type="float" office:value="-16.2678" calcext:value-type="float">
            <text:p>-16.2678</text:p>
          </table:table-cell>
          <table:table-cell office:value-type="float" office:value="286" calcext:value-type="float">
            <text:p>286</text:p>
          </table:table-cell>
          <table:table-cell office:value-type="float" office:value="5016735" calcext:value-type="float">
            <text:p>5016735</text:p>
          </table:table-cell>
          <table:table-cell office:value-type="float" office:value="6.0038" calcext:value-type="float">
            <text:p>6.0038</text:p>
          </table:table-cell>
          <table:table-cell office:value-type="string" calcext:value-type="string">
            <text:p>(1.48978,-5.02241e-05,1.00334,0.00970768,1.99371)</text:p>
          </table:table-cell>
          <table:table-cell table:number-columns-repeated="8"/>
        </table:table-row>
        <table:table-row table:style-name="ro1">
          <table:table-cell office:value-type="float" office:value="-16.2657" calcext:value-type="float">
            <text:p>-16.2657</text:p>
          </table:table-cell>
          <table:table-cell office:value-type="float" office:value="592" calcext:value-type="float">
            <text:p>592</text:p>
          </table:table-cell>
          <table:table-cell office:value-type="float" office:value="5009991" calcext:value-type="float">
            <text:p>5009991</text:p>
          </table:table-cell>
          <table:table-cell office:value-type="float" office:value="6.00149" calcext:value-type="float">
            <text:p>6.00149</text:p>
          </table:table-cell>
          <table:table-cell office:value-type="string" calcext:value-type="string">
            <text:p>(1.48896,3.82432e-05,1.00283,0.00982751,1.993)</text:p>
          </table:table-cell>
          <table:table-cell table:number-columns-repeated="8"/>
        </table:table-row>
        <table:table-row table:style-name="ro1">
          <table:table-cell office:value-type="float" office:value="-16.2655" calcext:value-type="float">
            <text:p>-16.2655</text:p>
          </table:table-cell>
          <table:table-cell office:value-type="float" office:value="371" calcext:value-type="float">
            <text:p>371</text:p>
          </table:table-cell>
          <table:table-cell office:value-type="float" office:value="5005264" calcext:value-type="float">
            <text:p>5005264</text:p>
          </table:table-cell>
          <table:table-cell office:value-type="float" office:value="5.99704" calcext:value-type="float">
            <text:p>5.99704</text:p>
          </table:table-cell>
          <table:table-cell office:value-type="string" calcext:value-type="string">
            <text:p>(1.48861,0.000976446,1.00173,0.0098024,1.99189)</text:p>
          </table:table-cell>
          <table:table-cell table:number-columns-repeated="8"/>
        </table:table-row>
        <table:table-row table:style-name="ro1">
          <table:table-cell office:value-type="float" office:value="-16.2693" calcext:value-type="float">
            <text:p>-16.2693</text:p>
          </table:table-cell>
          <table:table-cell office:value-type="float" office:value="540" calcext:value-type="float">
            <text:p>540</text:p>
          </table:table-cell>
          <table:table-cell office:value-type="float" office:value="5005708" calcext:value-type="float">
            <text:p>5005708</text:p>
          </table:table-cell>
          <table:table-cell office:value-type="float" office:value="6.00241" calcext:value-type="float">
            <text:p>6.00241</text:p>
          </table:table-cell>
          <table:table-cell office:value-type="string" calcext:value-type="string">
            <text:p>(1.48911,-3.50683e-06,1.00316,0.00991921,1.9930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355" calcext:value-type="float">
            <text:p>14.7355</text:p>
          </table:table-cell>
          <table:table-cell office:value-type="float" office:value="1478" calcext:value-type="float">
            <text:p>1478</text:p>
          </table:table-cell>
          <table:table-cell office:value-type="float" office:value="761359" calcext:value-type="float">
            <text:p>761359</text:p>
          </table:table-cell>
          <table:table-cell office:value-type="float" office:value="-16.7483" calcext:value-type="float">
            <text:p>-16.7483</text:p>
          </table:table-cell>
          <table:table-cell office:value-type="string" calcext:value-type="string">
            <text:p>(1.54332,0.775212,0.165687,2.20696,1.87068,0.00976058)</text:p>
          </table:table-cell>
          <table:table-cell table:number-columns-repeated="8"/>
        </table:table-row>
        <table:table-row table:style-name="ro1">
          <table:table-cell office:value-type="float" office:value="14.7452" calcext:value-type="float">
            <text:p>14.7452</text:p>
          </table:table-cell>
          <table:table-cell office:value-type="float" office:value="3089" calcext:value-type="float">
            <text:p>3089</text:p>
          </table:table-cell>
          <table:table-cell office:value-type="float" office:value="469257" calcext:value-type="float">
            <text:p>469257</text:p>
          </table:table-cell>
          <table:table-cell office:value-type="float" office:value="-16.7533" calcext:value-type="float">
            <text:p>-16.7533</text:p>
          </table:table-cell>
          <table:table-cell office:value-type="string" calcext:value-type="string">
            <text:p>(1.54419,0.776111,0.16604,2.20628,1.87136,0.00987591)</text:p>
          </table:table-cell>
          <table:table-cell table:number-columns-repeated="8"/>
        </table:table-row>
        <table:table-row table:style-name="ro1">
          <table:table-cell office:value-type="float" office:value="14.7396" calcext:value-type="float">
            <text:p>14.7396</text:p>
          </table:table-cell>
          <table:table-cell office:value-type="float" office:value="1892" calcext:value-type="float">
            <text:p>1892</text:p>
          </table:table-cell>
          <table:table-cell office:value-type="float" office:value="1036290" calcext:value-type="float">
            <text:p>1036290</text:p>
          </table:table-cell>
          <table:table-cell office:value-type="float" office:value="-16.752" calcext:value-type="float">
            <text:p>-16.752</text:p>
          </table:table-cell>
          <table:table-cell office:value-type="string" calcext:value-type="string">
            <text:p>(1.54294,0.775181,0.165227,2.20732,1.87101,0.0096742)</text:p>
          </table:table-cell>
          <table:table-cell table:number-columns-repeated="8"/>
        </table:table-row>
        <table:table-row table:style-name="ro1">
          <table:table-cell office:value-type="float" office:value="14.7452" calcext:value-type="float">
            <text:p>14.7452</text:p>
          </table:table-cell>
          <table:table-cell office:value-type="float" office:value="1334" calcext:value-type="float">
            <text:p>1334</text:p>
          </table:table-cell>
          <table:table-cell office:value-type="float" office:value="536763" calcext:value-type="float">
            <text:p>536763</text:p>
          </table:table-cell>
          <table:table-cell office:value-type="float" office:value="-16.7545" calcext:value-type="float">
            <text:p>-16.7545</text:p>
          </table:table-cell>
          <table:table-cell office:value-type="string" calcext:value-type="string">
            <text:p>(1.54406,0.775946,0.165655,2.20632,1.87146,0.0098475)</text:p>
          </table:table-cell>
          <table:table-cell table:number-columns-repeated="8"/>
        </table:table-row>
        <table:table-row table:style-name="ro1">
          <table:table-cell office:value-type="float" office:value="14.742" calcext:value-type="float">
            <text:p>14.742</text:p>
          </table:table-cell>
          <table:table-cell office:value-type="float" office:value="1831" calcext:value-type="float">
            <text:p>1831</text:p>
          </table:table-cell>
          <table:table-cell office:value-type="float" office:value="773078" calcext:value-type="float">
            <text:p>773078</text:p>
          </table:table-cell>
          <table:table-cell office:value-type="float" office:value="-16.7486" calcext:value-type="float">
            <text:p>-16.7486</text:p>
          </table:table-cell>
          <table:table-cell office:value-type="string" calcext:value-type="string">
            <text:p>(1.54355,0.776024,0.165938,2.20655,1.87083,0.00986892)</text:p>
          </table:table-cell>
          <table:table-cell table:number-columns-repeated="8"/>
        </table:table-row>
        <table:table-row table:style-name="ro1">
          <table:table-cell office:value-type="float" office:value="14.7765" calcext:value-type="float">
            <text:p>14.7765</text:p>
          </table:table-cell>
          <table:table-cell office:value-type="float" office:value="1220" calcext:value-type="float">
            <text:p>1220</text:p>
          </table:table-cell>
          <table:table-cell office:value-type="float" office:value="419292" calcext:value-type="float">
            <text:p>419292</text:p>
          </table:table-cell>
          <table:table-cell office:value-type="float" office:value="-16.7691" calcext:value-type="float">
            <text:p>-16.7691</text:p>
          </table:table-cell>
          <table:table-cell office:value-type="string" calcext:value-type="string">
            <text:p>(1.54609,0.778719,0.166806,2.2048,1.8732,0.00995892)</text:p>
          </table:table-cell>
          <table:table-cell table:number-columns-repeated="8"/>
        </table:table-row>
        <table:table-row table:style-name="ro1">
          <table:table-cell office:value-type="float" office:value="14.7501" calcext:value-type="float">
            <text:p>14.7501</text:p>
          </table:table-cell>
          <table:table-cell office:value-type="float" office:value="1228" calcext:value-type="float">
            <text:p>1228</text:p>
          </table:table-cell>
          <table:table-cell office:value-type="float" office:value="502228" calcext:value-type="float">
            <text:p>502228</text:p>
          </table:table-cell>
          <table:table-cell office:value-type="float" office:value="-16.7553" calcext:value-type="float">
            <text:p>-16.7553</text:p>
          </table:table-cell>
          <table:table-cell office:value-type="string" calcext:value-type="string">
            <text:p>(1.54409,0.776278,0.166935,2.20603,1.87161,0.00990812)</text:p>
          </table:table-cell>
          <table:table-cell table:number-columns-repeated="8"/>
        </table:table-row>
        <table:table-row table:style-name="ro1">
          <table:table-cell office:value-type="float" office:value="14.7425" calcext:value-type="float">
            <text:p>14.7425</text:p>
          </table:table-cell>
          <table:table-cell office:value-type="float" office:value="3521" calcext:value-type="float">
            <text:p>3521</text:p>
          </table:table-cell>
          <table:table-cell office:value-type="float" office:value="594230" calcext:value-type="float">
            <text:p>594230</text:p>
          </table:table-cell>
          <table:table-cell office:value-type="float" office:value="-16.7425" calcext:value-type="float">
            <text:p>-16.7425</text:p>
          </table:table-cell>
          <table:table-cell office:value-type="string" calcext:value-type="string">
            <text:p>(1.54451,0.777036,0.167286,2.20549,1.87025,0.00996879)</text:p>
          </table:table-cell>
          <table:table-cell table:number-columns-repeated="8"/>
        </table:table-row>
        <table:table-row table:style-name="ro1">
          <table:table-cell office:value-type="float" office:value="14.7362" calcext:value-type="float">
            <text:p>14.7362</text:p>
          </table:table-cell>
          <table:table-cell office:value-type="float" office:value="1419" calcext:value-type="float">
            <text:p>1419</text:p>
          </table:table-cell>
          <table:table-cell office:value-type="float" office:value="533578" calcext:value-type="float">
            <text:p>533578</text:p>
          </table:table-cell>
          <table:table-cell office:value-type="float" office:value="-16.7481" calcext:value-type="float">
            <text:p>-16.7481</text:p>
          </table:table-cell>
          <table:table-cell office:value-type="string" calcext:value-type="string">
            <text:p>(1.54377,0.775423,0.16628,2.20649,1.87089,0.00999119)</text:p>
          </table:table-cell>
          <table:table-cell table:number-columns-repeated="8"/>
        </table:table-row>
        <table:table-row table:style-name="ro1">
          <table:table-cell office:value-type="float" office:value="14.7533" calcext:value-type="float">
            <text:p>14.7533</text:p>
          </table:table-cell>
          <table:table-cell office:value-type="float" office:value="1327" calcext:value-type="float">
            <text:p>1327</text:p>
          </table:table-cell>
          <table:table-cell office:value-type="float" office:value="784023" calcext:value-type="float">
            <text:p>784023</text:p>
          </table:table-cell>
          <table:table-cell office:value-type="float" office:value="-16.7633" calcext:value-type="float">
            <text:p>-16.7633</text:p>
          </table:table-cell>
          <table:table-cell office:value-type="string" calcext:value-type="string">
            <text:p>(1.54359,0.77574,0.165364,2.20699,1.87195,0.00935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87.411" calcext:value-type="float">
            <text:p>-487.411</text:p>
          </table:table-cell>
          <table:table-cell office:value-type="float" office:value="5888" calcext:value-type="float">
            <text:p>5888</text:p>
          </table:table-cell>
          <table:table-cell office:value-type="float" office:value="312127" calcext:value-type="float">
            <text:p>312127</text:p>
          </table:table-cell>
          <table:table-cell office:value-type="float" office:value="9.49465" calcext:value-type="float">
            <text:p>9.49465</text:p>
          </table:table-cell>
          <table:table-cell office:value-type="string" calcext:value-type="string">
            <text:p>(0.066723,0.419533,9.98504,0.0319744,8.97218,5.2362,0.0266289,10.0001,0.0462905,9.9395,9.99975,9.99983,9.99644,9.97423,0.00694005,9.90002)</text:p>
          </table:table-cell>
          <table:table-cell table:number-columns-repeated="8"/>
        </table:table-row>
        <table:table-row table:style-name="ro1">
          <table:table-cell office:value-type="float" office:value="-485.692" calcext:value-type="float">
            <text:p>-485.692</text:p>
          </table:table-cell>
          <table:table-cell office:value-type="float" office:value="5981" calcext:value-type="float">
            <text:p>5981</text:p>
          </table:table-cell>
          <table:table-cell office:value-type="float" office:value="257896" calcext:value-type="float">
            <text:p>257896</text:p>
          </table:table-cell>
          <table:table-cell office:value-type="float" office:value="5.89189" calcext:value-type="float">
            <text:p>5.89189</text:p>
          </table:table-cell>
          <table:table-cell office:value-type="string" calcext:value-type="string">
            <text:p>(0.010751,2.97709,9.98464,0.0105607,9.03957,7.58869,0.0525267,9.97382,0.0143046,9.93792,9.89298,9.99703,9.9972,9.97236,0.00536656,9.35172)</text:p>
          </table:table-cell>
          <table:table-cell table:number-columns-repeated="8"/>
        </table:table-row>
        <table:table-row table:style-name="ro1">
          <table:table-cell table:style-name="ce10" office:value-type="float" office:value="-486.59" calcext:value-type="float">
            <text:p>-4.87E+002</text:p>
          </table:table-cell>
          <table:table-cell office:value-type="float" office:value="5900" calcext:value-type="float">
            <text:p>5900</text:p>
          </table:table-cell>
          <table:table-cell office:value-type="float" office:value="372298" calcext:value-type="float">
            <text:p>372298</text:p>
          </table:table-cell>
          <table:table-cell office:value-type="float" office:value="9.96135" calcext:value-type="float">
            <text:p>9.96135</text:p>
          </table:table-cell>
          <table:table-cell office:value-type="string" calcext:value-type="string">
            <text:p>(0.0113114,1.7151,9.9418,0.0617305,7.85074,6.24925,0.162009,9.96699,0.0147806,9.9514,9.98755,9.99033,9.99397,9.99186,0.00219837,9.98911)</text:p>
          </table:table-cell>
          <table:table-cell table:number-columns-repeated="8"/>
        </table:table-row>
        <table:table-row table:style-name="ro1">
          <table:table-cell table:style-name="ce10" office:value-type="float" office:value="-486.411" calcext:value-type="float">
            <text:p>-4.86E+002</text:p>
          </table:table-cell>
          <table:table-cell office:value-type="float" office:value="5887" calcext:value-type="float">
            <text:p>5887</text:p>
          </table:table-cell>
          <table:table-cell office:value-type="float" office:value="300573" calcext:value-type="float">
            <text:p>300573</text:p>
          </table:table-cell>
          <table:table-cell office:value-type="float" office:value="7.30571" calcext:value-type="float">
            <text:p>7.30571</text:p>
          </table:table-cell>
          <table:table-cell office:value-type="string" calcext:value-type="string">
            <text:p>(0.0391012,0.467138,9.96772,0.0364092,8.65798,5.15608,0.115522,9.88739,0.0347237,9.93297,9.91111,9.99944,9.99783,9.93585,0.000527541,9.56196)</text:p>
          </table:table-cell>
          <table:table-cell table:number-columns-repeated="8"/>
        </table:table-row>
        <table:table-row table:style-name="ro1">
          <table:table-cell table:style-name="ce10" office:value-type="float" office:value="-482.526" calcext:value-type="float">
            <text:p>-4.83E+002</text:p>
          </table:table-cell>
          <table:table-cell office:value-type="float" office:value="5883" calcext:value-type="float">
            <text:p>5883</text:p>
          </table:table-cell>
          <table:table-cell office:value-type="float" office:value="274770" calcext:value-type="float">
            <text:p>274770</text:p>
          </table:table-cell>
          <table:table-cell office:value-type="float" office:value="7.26978" calcext:value-type="float">
            <text:p>7.26978</text:p>
          </table:table-cell>
          <table:table-cell office:value-type="string" calcext:value-type="string">
            <text:p>(0.0328532,1.09787,9.95874,0.0162482,9.09377,5.39266,0.609341,9.95985,0.00618419,9.83203,9.28305,9.99166,9.99083,9.86734,0.0070807,9.82856)</text:p>
          </table:table-cell>
          <table:table-cell table:number-columns-repeated="8"/>
        </table:table-row>
        <table:table-row table:style-name="ro1">
          <table:table-cell table:style-name="ce10" office:value-type="float" office:value="-486.065" calcext:value-type="float">
            <text:p>-4.86E+002</text:p>
          </table:table-cell>
          <table:table-cell office:value-type="float" office:value="5859" calcext:value-type="float">
            <text:p>5859</text:p>
          </table:table-cell>
          <table:table-cell office:value-type="float" office:value="324545" calcext:value-type="float">
            <text:p>324545</text:p>
          </table:table-cell>
          <table:table-cell office:value-type="float" office:value="6.73672" calcext:value-type="float">
            <text:p>6.73672</text:p>
          </table:table-cell>
          <table:table-cell office:value-type="string" calcext:value-type="string">
            <text:p>(0.021164,3.08399,9.97398,0.0180419,7.35581,6.47736,0.0687471,9.8884,0.0572711,9.98882,9.56877,9.99726,9.9935,9.99422,0.00431973,9.66396)</text:p>
          </table:table-cell>
          <table:table-cell table:number-columns-repeated="8"/>
        </table:table-row>
        <table:table-row table:style-name="ro1">
          <table:table-cell table:style-name="ce10" office:value-type="float" office:value="-483.642" calcext:value-type="float">
            <text:p>-4.84E+002</text:p>
          </table:table-cell>
          <table:table-cell office:value-type="float" office:value="5822" calcext:value-type="float">
            <text:p>5822</text:p>
          </table:table-cell>
          <table:table-cell office:value-type="float" office:value="290725" calcext:value-type="float">
            <text:p>290725</text:p>
          </table:table-cell>
          <table:table-cell office:value-type="float" office:value="8.93192" calcext:value-type="float">
            <text:p>8.93192</text:p>
          </table:table-cell>
          <table:table-cell office:value-type="string" calcext:value-type="string">
            <text:p>(0.0640262,3.04521,9.9882,0.0460015,8.6896,8.10639,0.787385,9.93652,0.0808666,9.97835,9.90872,9.99256,9.999,9.98047,0.00100236,9.85472)</text:p>
          </table:table-cell>
          <table:table-cell table:number-columns-repeated="8"/>
        </table:table-row>
        <table:table-row table:style-name="ro1">
          <table:table-cell office:value-type="float" office:value="-485.767" calcext:value-type="float">
            <text:p>-485.767</text:p>
          </table:table-cell>
          <table:table-cell office:value-type="float" office:value="5902" calcext:value-type="float">
            <text:p>5902</text:p>
          </table:table-cell>
          <table:table-cell office:value-type="float" office:value="316913" calcext:value-type="float">
            <text:p>316913</text:p>
          </table:table-cell>
          <table:table-cell office:value-type="float" office:value="2.62314" calcext:value-type="float">
            <text:p>2.62314</text:p>
          </table:table-cell>
          <table:table-cell office:value-type="string" calcext:value-type="string">
            <text:p>(0.0132766,0.602354,9.96647,0.0120318,9.03391,5.38158,0.0926431,9.99051,0.0124185,9.83614,9.78226,9.99821,9.99186,9.95754,0.000175438,8.85346)</text:p>
          </table:table-cell>
          <table:table-cell table:number-columns-repeated="8"/>
        </table:table-row>
        <table:table-row table:style-name="ro1">
          <table:table-cell table:style-name="ce10" office:value-type="float" office:value="-469.338" calcext:value-type="float">
            <text:p>-4.69E+002</text:p>
          </table:table-cell>
          <table:table-cell office:value-type="float" office:value="5923" calcext:value-type="float">
            <text:p>5923</text:p>
          </table:table-cell>
          <table:table-cell office:value-type="float" office:value="298151" calcext:value-type="float">
            <text:p>298151</text:p>
          </table:table-cell>
          <table:table-cell office:value-type="float" office:value="-51.4075" calcext:value-type="float">
            <text:p>-51.4075</text:p>
          </table:table-cell>
          <table:table-cell office:value-type="string" calcext:value-type="string">
            <text:p>(0.0321424,2.25431,9.32177,0.0157069,9.97468,9.9422,0.651414,9.94576,0.0236278,9.97033,9.42739,9.98342,9.99559,9.91664,0.00443236,0.00156929)</text:p>
          </table:table-cell>
          <table:table-cell table:number-columns-repeated="8"/>
        </table:table-row>
        <table:table-row table:style-name="ro1">
          <table:table-cell table:style-name="ce10" office:value-type="float" office:value="-487.056" calcext:value-type="float">
            <text:p>-4.87E+002</text:p>
          </table:table-cell>
          <table:table-cell office:value-type="float" office:value="5948" calcext:value-type="float">
            <text:p>5948</text:p>
          </table:table-cell>
          <table:table-cell office:value-type="float" office:value="263906" calcext:value-type="float">
            <text:p>263906</text:p>
          </table:table-cell>
          <table:table-cell office:value-type="float" office:value="9.36413" calcext:value-type="float">
            <text:p>9.36413</text:p>
          </table:table-cell>
          <table:table-cell office:value-type="string" calcext:value-type="string">
            <text:p>(0.0233569,0.36244,9.96125,0.00420811,9.04729,5.22957,0.15715,9.99399,0.0324658,9.9721,9.76579,9.99624,9.99662,9.95592,0.00916638,9.98462)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10" office:value-type="float" office:value="-0.0325276" calcext:value-type="float">
            <text:p>-3.25E-002</text:p>
          </table:table-cell>
          <table:table-cell office:value-type="float" office:value="940" calcext:value-type="float">
            <text:p>940</text:p>
          </table:table-cell>
          <table:table-cell office:value-type="float" office:value="23134" calcext:value-type="float">
            <text:p>23134</text:p>
          </table:table-cell>
          <table:table-cell office:value-type="float" office:value="200.213" calcext:value-type="float">
            <text:p>200.213</text:p>
          </table:table-cell>
          <table:table-cell office:value-type="string" calcext:value-type="string">
            <text:p>(0.000469593,5.93512e-05,-9.99772,-9.99109)</text:p>
          </table:table-cell>
          <table:table-cell table:number-columns-repeated="8"/>
        </table:table-row>
        <table:table-row table:style-name="ro1">
          <table:table-cell table:style-name="ce10" office:value-type="float" office:value="-0.0513292" calcext:value-type="float">
            <text:p>-5.13E-002</text:p>
          </table:table-cell>
          <table:table-cell office:value-type="float" office:value="993" calcext:value-type="float">
            <text:p>993</text:p>
          </table:table-cell>
          <table:table-cell office:value-type="float" office:value="24715" calcext:value-type="float">
            <text:p>24715</text:p>
          </table:table-cell>
          <table:table-cell office:value-type="float" office:value="200.34" calcext:value-type="float">
            <text:p>200.34</text:p>
          </table:table-cell>
          <table:table-cell office:value-type="string" calcext:value-type="string">
            <text:p>(0.000190975,9.10173e-05,-9.99204,-9.99066)</text:p>
          </table:table-cell>
          <table:table-cell table:number-columns-repeated="8"/>
        </table:table-row>
        <table:table-row table:style-name="ro1">
          <table:table-cell office:value-type="float" office:value="-0.0533168" calcext:value-type="float">
            <text:p>-0.0533168</text:p>
          </table:table-cell>
          <table:table-cell office:value-type="float" office:value="1051" calcext:value-type="float">
            <text:p>1051</text:p>
          </table:table-cell>
          <table:table-cell office:value-type="float" office:value="27918" calcext:value-type="float">
            <text:p>27918</text:p>
          </table:table-cell>
          <table:table-cell office:value-type="float" office:value="200.337" calcext:value-type="float">
            <text:p>200.337</text:p>
          </table:table-cell>
          <table:table-cell office:value-type="string" calcext:value-type="string">
            <text:p>(0.000534839,0.00224074,-9.99004,-9.99034)</text:p>
          </table:table-cell>
          <table:table-cell table:number-columns-repeated="8"/>
        </table:table-row>
        <table:table-row table:style-name="ro1">
          <table:table-cell office:value-type="float" office:value="-0.00119602" calcext:value-type="float">
            <text:p>-0.00119602</text:p>
          </table:table-cell>
          <table:table-cell office:value-type="float" office:value="946" calcext:value-type="float">
            <text:p>946</text:p>
          </table:table-cell>
          <table:table-cell office:value-type="float" office:value="21047" calcext:value-type="float">
            <text:p>21047</text:p>
          </table:table-cell>
          <table:table-cell office:value-type="float" office:value="200.009" calcext:value-type="float">
            <text:p>200.009</text:p>
          </table:table-cell>
          <table:table-cell office:value-type="string" calcext:value-type="string">
            <text:p>(-6.49361e-05,-7.89519e-05,-9.99981,-9.99989)</text:p>
          </table:table-cell>
          <table:table-cell table:number-columns-repeated="8"/>
        </table:table-row>
        <table:table-row table:style-name="ro1">
          <table:table-cell office:value-type="float" office:value="-0.00412368" calcext:value-type="float">
            <text:p>-0.00412368</text:p>
          </table:table-cell>
          <table:table-cell office:value-type="float" office:value="893" calcext:value-type="float">
            <text:p>893</text:p>
          </table:table-cell>
          <table:table-cell office:value-type="float" office:value="86064" calcext:value-type="float">
            <text:p>86064</text:p>
          </table:table-cell>
          <table:table-cell office:value-type="float" office:value="200.029" calcext:value-type="float">
            <text:p>200.029</text:p>
          </table:table-cell>
          <table:table-cell office:value-type="string" calcext:value-type="string">
            <text:p>(-8.32533e-05,-9.3512e-05,-9.99944,-9.9993)</text:p>
          </table:table-cell>
          <table:table-cell table:number-columns-repeated="8"/>
        </table:table-row>
        <table:table-row table:style-name="ro1">
          <table:table-cell table:style-name="ce10" office:value-type="float" office:value="-0.0304712" calcext:value-type="float">
            <text:p>-3.05E-002</text:p>
          </table:table-cell>
          <table:table-cell office:value-type="float" office:value="739" calcext:value-type="float">
            <text:p>739</text:p>
          </table:table-cell>
          <table:table-cell office:value-type="float" office:value="22782" calcext:value-type="float">
            <text:p>22782</text:p>
          </table:table-cell>
          <table:table-cell office:value-type="float" office:value="200.198" calcext:value-type="float">
            <text:p>200.198</text:p>
          </table:table-cell>
          <table:table-cell office:value-type="string" calcext:value-type="string">
            <text:p>(-1.46328e-05,0.000847398,-9.99004,-9.99925)</text:p>
          </table:table-cell>
          <table:table-cell table:number-columns-repeated="8"/>
        </table:table-row>
        <table:table-row table:style-name="ro1">
          <table:table-cell office:value-type="float" office:value="-0.0573525" calcext:value-type="float">
            <text:p>-0.0573525</text:p>
          </table:table-cell>
          <table:table-cell office:value-type="float" office:value="1561" calcext:value-type="float">
            <text:p>1561</text:p>
          </table:table-cell>
          <table:table-cell office:value-type="float" office:value="549825" calcext:value-type="float">
            <text:p>549825</text:p>
          </table:table-cell>
          <table:table-cell office:value-type="float" office:value="200.383" calcext:value-type="float">
            <text:p>200.383</text:p>
          </table:table-cell>
          <table:table-cell office:value-type="string" calcext:value-type="string">
            <text:p>(-9.35534e-05,9.72445e-05,-9.99064,-9.99024)</text:p>
          </table:table-cell>
          <table:table-cell table:number-columns-repeated="8"/>
        </table:table-row>
        <table:table-row table:style-name="ro1">
          <table:table-cell table:style-name="ce10" office:value-type="float" office:value="-0.0588219" calcext:value-type="float">
            <text:p>-5.88E-002</text:p>
          </table:table-cell>
          <table:table-cell office:value-type="float" office:value="1019" calcext:value-type="float">
            <text:p>1019</text:p>
          </table:table-cell>
          <table:table-cell office:value-type="float" office:value="204205" calcext:value-type="float">
            <text:p>204205</text:p>
          </table:table-cell>
          <table:table-cell office:value-type="float" office:value="200.393" calcext:value-type="float">
            <text:p>200.393</text:p>
          </table:table-cell>
          <table:table-cell office:value-type="string" calcext:value-type="string">
            <text:p>(-5.19903e-05,2.1454e-05,-9.99019,-9.99022)</text:p>
          </table:table-cell>
          <table:table-cell table:number-columns-repeated="8"/>
        </table:table-row>
        <table:table-row table:style-name="ro1">
          <table:table-cell table:style-name="ce10" office:value-type="float" office:value="-0.0316846" calcext:value-type="float">
            <text:p>-3.17E-002</text:p>
          </table:table-cell>
          <table:table-cell office:value-type="float" office:value="1033" calcext:value-type="float">
            <text:p>1033</text:p>
          </table:table-cell>
          <table:table-cell office:value-type="float" office:value="24424" calcext:value-type="float">
            <text:p>24424</text:p>
          </table:table-cell>
          <table:table-cell office:value-type="float" office:value="200.21" calcext:value-type="float">
            <text:p>200.21</text:p>
          </table:table-cell>
          <table:table-cell office:value-type="string" calcext:value-type="string">
            <text:p>(0.000240311,-8.83178e-05,-9.99025,-9.99909)</text:p>
          </table:table-cell>
          <table:table-cell table:number-columns-repeated="8"/>
        </table:table-row>
        <table:table-row table:style-name="ro1">
          <table:table-cell table:style-name="ce10" office:value-type="float" office:value="-0.0514626" calcext:value-type="float">
            <text:p>-5.15E-002</text:p>
          </table:table-cell>
          <table:table-cell office:value-type="float" office:value="950" calcext:value-type="float">
            <text:p>950</text:p>
          </table:table-cell>
          <table:table-cell office:value-type="float" office:value="24784" calcext:value-type="float">
            <text:p>24784</text:p>
          </table:table-cell>
          <table:table-cell office:value-type="float" office:value="200.333" calcext:value-type="float">
            <text:p>200.333</text:p>
          </table:table-cell>
          <table:table-cell office:value-type="string" calcext:value-type="string">
            <text:p>(0.000900509,0.000706883,-9.99054,-9.9912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197" calcext:value-type="float">
            <text:p>1197</text:p>
          </table:table-cell>
          <table:table-cell office:value-type="float" office:value="5063023" calcext:value-type="float">
            <text:p>5063023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-2.61772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326" calcext:value-type="float">
            <text:p>1326</text:p>
          </table:table-cell>
          <table:table-cell office:value-type="float" office:value="5046677" calcext:value-type="float">
            <text:p>5046677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-1.0094e-06,2.00005,1.87504,0.90379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278" calcext:value-type="float">
            <text:p>1278</text:p>
          </table:table-cell>
          <table:table-cell office:value-type="float" office:value="5057325" calcext:value-type="float">
            <text:p>5057325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0.000433612,2.00005,1.87504,0.90380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98" calcext:value-type="float">
            <text:p>1198</text:p>
          </table:table-cell>
          <table:table-cell office:value-type="float" office:value="5072159" calcext:value-type="float">
            <text:p>5072159</text:p>
          </table:table-cell>
          <table:table-cell office:value-type="float" office:value="-1.00341" calcext:value-type="float">
            <text:p>-1.00341</text:p>
          </table:table-cell>
          <table:table-cell office:value-type="string" calcext:value-type="string">
            <text:p>(-2.98196e-05,2.00004,1.87505,0.903842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01" calcext:value-type="float">
            <text:p>1401</text:p>
          </table:table-cell>
          <table:table-cell office:value-type="float" office:value="5040700" calcext:value-type="float">
            <text:p>5040700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501015,2.00004,1.87505,0.903801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75" calcext:value-type="float">
            <text:p>1275</text:p>
          </table:table-cell>
          <table:table-cell office:value-type="float" office:value="5009079" calcext:value-type="float">
            <text:p>5009079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135177,2.00004,1.87504,0.903791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04" calcext:value-type="float">
            <text:p>1104</text:p>
          </table:table-cell>
          <table:table-cell office:value-type="float" office:value="5006387" calcext:value-type="float">
            <text:p>5006387</text:p>
          </table:table-cell>
          <table:table-cell office:value-type="float" office:value="-1.00316" calcext:value-type="float">
            <text:p>-1.00316</text:p>
          </table:table-cell>
          <table:table-cell office:value-type="string" calcext:value-type="string">
            <text:p>(0.000718316,2.00003,1.87504,0.903786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73" calcext:value-type="float">
            <text:p>1273</text:p>
          </table:table-cell>
          <table:table-cell office:value-type="float" office:value="5034491" calcext:value-type="float">
            <text:p>5034491</text:p>
          </table:table-cell>
          <table:table-cell office:value-type="float" office:value="-1.00328" calcext:value-type="float">
            <text:p>-1.00328</text:p>
          </table:table-cell>
          <table:table-cell office:value-type="string" calcext:value-type="string">
            <text:p>(0.00136994,2.00005,1.87504,0.90381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342" calcext:value-type="float">
            <text:p>1342</text:p>
          </table:table-cell>
          <table:table-cell office:value-type="float" office:value="5141037" calcext:value-type="float">
            <text:p>5141037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-8.73192e-05,2.00004,1.87504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59" calcext:value-type="float">
            <text:p>1659</text:p>
          </table:table-cell>
          <table:table-cell office:value-type="float" office:value="5062772" calcext:value-type="float">
            <text:p>5062772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-7.90792e-07,2.00005,1.87505,0.9038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390" calcext:value-type="float">
            <text:p>5390</text:p>
          </table:table-cell>
          <table:table-cell office:value-type="float" office:value="5043983" calcext:value-type="float">
            <text:p>5043983</text:p>
          </table:table-cell>
          <table:table-cell office:value-type="float" office:value="68.9959" calcext:value-type="float">
            <text:p>68.9959</text:p>
          </table:table-cell>
          <table:table-cell office:value-type="string" calcext:value-type="string">
            <text:p>(7.91283,4.37034,11.0869,16.63,2.28475,9.99861,27.7166,0.000507023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4698" calcext:value-type="float">
            <text:p>4698</text:p>
          </table:table-cell>
          <table:table-cell office:value-type="float" office:value="5046244" calcext:value-type="float">
            <text:p>5046244</text:p>
          </table:table-cell>
          <table:table-cell office:value-type="float" office:value="68.9768" calcext:value-type="float">
            <text:p>68.9768</text:p>
          </table:table-cell>
          <table:table-cell office:value-type="string" calcext:value-type="string">
            <text:p>(7.9059,4.36533,11.0944,16.6345,2.28,9.99142,27.7196,0.00951911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515" calcext:value-type="float">
            <text:p>5515</text:p>
          </table:table-cell>
          <table:table-cell office:value-type="float" office:value="4282284" calcext:value-type="float">
            <text:p>4282284</text:p>
          </table:table-cell>
          <table:table-cell office:value-type="float" office:value="68.9865" calcext:value-type="float">
            <text:p>68.9865</text:p>
          </table:table-cell>
          <table:table-cell office:value-type="string" calcext:value-type="string">
            <text:p>(7.91267,4.37019,11.0868,16.6304,2.28457,9.99849,27.7175,-9.10676e-05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322" calcext:value-type="float">
            <text:p>5322</text:p>
          </table:table-cell>
          <table:table-cell office:value-type="float" office:value="3973221" calcext:value-type="float">
            <text:p>3973221</text:p>
          </table:table-cell>
          <table:table-cell office:value-type="float" office:value="54.0172" calcext:value-type="float">
            <text:p>54.0172</text:p>
          </table:table-cell>
          <table:table-cell office:value-type="string" calcext:value-type="string">
            <text:p>(6.99643,2.99842,12.0042,18.0011,1.302e-05,9.99504,29.9985,0.00699412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7" calcext:value-type="float">
            <text:p>5977</text:p>
          </table:table-cell>
          <table:table-cell office:value-type="float" office:value="4263799" calcext:value-type="float">
            <text:p>4263799</text:p>
          </table:table-cell>
          <table:table-cell office:value-type="float" office:value="53.9975" calcext:value-type="float">
            <text:p>53.9975</text:p>
          </table:table-cell>
          <table:table-cell office:value-type="string" calcext:value-type="string">
            <text:p>(6.99743,2.99968,12.002,18.001,0.00196314,9.99536,30.0003,0.00284866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539" calcext:value-type="float">
            <text:p>5539</text:p>
          </table:table-cell>
          <table:table-cell office:value-type="float" office:value="5083211" calcext:value-type="float">
            <text:p>5083211</text:p>
          </table:table-cell>
          <table:table-cell office:value-type="float" office:value="54.0117" calcext:value-type="float">
            <text:p>54.0117</text:p>
          </table:table-cell>
          <table:table-cell office:value-type="string" calcext:value-type="string">
            <text:p>(7.00143,3.00103,11.9994,17.9982,0.00112245,10.0015,29.9965,0.0013792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14" calcext:value-type="float">
            <text:p>5914</text:p>
          </table:table-cell>
          <table:table-cell office:value-type="float" office:value="5066463" calcext:value-type="float">
            <text:p>5066463</text:p>
          </table:table-cell>
          <table:table-cell office:value-type="float" office:value="54.0161" calcext:value-type="float">
            <text:p>54.0161</text:p>
          </table:table-cell>
          <table:table-cell office:value-type="string" calcext:value-type="string">
            <text:p>(6.99554,2.99805,12.0049,18.0016,5.61565e-05,9.99374,29.9991,0.00765648)</text:p>
          </table:table-cell>
          <table:table-cell table:number-columns-repeated="8"/>
        </table:table-row>
        <table:table-row table:style-name="ro1">
          <table:table-cell office:value-type="float" office:value="-6598.04" calcext:value-type="float">
            <text:p>-6598.04</text:p>
          </table:table-cell>
          <table:table-cell office:value-type="float" office:value="2747" calcext:value-type="float">
            <text:p>2747</text:p>
          </table:table-cell>
          <table:table-cell office:value-type="float" office:value="5036456" calcext:value-type="float">
            <text:p>5036456</text:p>
          </table:table-cell>
          <table:table-cell office:value-type="float" office:value="59.9939" calcext:value-type="float">
            <text:p>59.9939</text:p>
          </table:table-cell>
          <table:table-cell office:value-type="string" calcext:value-type="string">
            <text:p>(7.69958,3.2998,11.6004,17.4004,9.62763e-07,10.9995,29.0006,9.32227e-05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4778" calcext:value-type="float">
            <text:p>4778</text:p>
          </table:table-cell>
          <table:table-cell office:value-type="float" office:value="5038904" calcext:value-type="float">
            <text:p>5038904</text:p>
          </table:table-cell>
          <table:table-cell office:value-type="float" office:value="69.0113" calcext:value-type="float">
            <text:p>69.0113</text:p>
          </table:table-cell>
          <table:table-cell office:value-type="string" calcext:value-type="string">
            <text:p>(7.91133,4.36936,11.089,16.6304,2.28399,9.9969,27.7155,0.00415807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776" calcext:value-type="float">
            <text:p>5776</text:p>
          </table:table-cell>
          <table:table-cell office:value-type="float" office:value="4673080" calcext:value-type="float">
            <text:p>4673080</text:p>
          </table:table-cell>
          <table:table-cell office:value-type="float" office:value="69.0048" calcext:value-type="float">
            <text:p>69.0048</text:p>
          </table:table-cell>
          <table:table-cell office:value-type="string" calcext:value-type="string">
            <text:p>(7.91373,4.371,11.0861,16.6293,2.2854,9.99953,27.7156,-7.08443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10.1097" calcext:value-type="float">
            <text:p>-10.1097</text:p>
          </table:table-cell>
          <table:table-cell office:value-type="float" office:value="5987" calcext:value-type="float">
            <text:p>5987</text:p>
          </table:table-cell>
          <table:table-cell office:value-type="float" office:value="5071430" calcext:value-type="float">
            <text:p>5071430</text:p>
          </table:table-cell>
          <table:table-cell office:value-type="float" office:value="-6.75693" calcext:value-type="float">
            <text:p>-6.75693</text:p>
          </table:table-cell>
          <table:table-cell office:value-type="string" calcext:value-type="string">
            <text:p>(0.0115605,1.38999,8.06608,0.00483162,0.0015856,-5.31497e-06,-5.66086e-05,1.59909,6.46708)</text:p>
          </table:table-cell>
          <table:table-cell table:number-columns-repeated="8"/>
        </table:table-row>
        <table:table-row table:style-name="ro1">
          <table:table-cell table:style-name="ce10" office:value-type="float" office:value="-10.1095" calcext:value-type="float">
            <text:p>-1.01E+001</text:p>
          </table:table-cell>
          <table:table-cell office:value-type="float" office:value="5904" calcext:value-type="float">
            <text:p>5904</text:p>
          </table:table-cell>
          <table:table-cell office:value-type="float" office:value="4323322" calcext:value-type="float">
            <text:p>4323322</text:p>
          </table:table-cell>
          <table:table-cell office:value-type="float" office:value="-6.76337" calcext:value-type="float">
            <text:p>-6.76337</text:p>
          </table:table-cell>
          <table:table-cell office:value-type="string" calcext:value-type="string">
            <text:p>(0.0196413,1.38196,8.06899,0.00866864,0.00268862,-4.40652e-05,-7.98535e-05,1.59945,6.46958)</text:p>
          </table:table-cell>
          <table:table-cell table:number-columns-repeated="8"/>
        </table:table-row>
        <table:table-row table:style-name="ro1">
          <table:table-cell office:value-type="float" office:value="-5.90399" calcext:value-type="float">
            <text:p>-5.90399</text:p>
          </table:table-cell>
          <table:table-cell office:value-type="float" office:value="5989" calcext:value-type="float">
            <text:p>5989</text:p>
          </table:table-cell>
          <table:table-cell office:value-type="float" office:value="5151956" calcext:value-type="float">
            <text:p>5151956</text:p>
          </table:table-cell>
          <table:table-cell office:value-type="float" office:value="-2.98788" calcext:value-type="float">
            <text:p>-2.98788</text:p>
          </table:table-cell>
          <table:table-cell office:value-type="string" calcext:value-type="string">
            <text:p>(0.00601416,0.304421,7.8422,0.000251501,0.00136184,-3.6433e-05,7.19387e-06,1.35377,4.36145)</text:p>
          </table:table-cell>
          <table:table-cell table:number-columns-repeated="8"/>
        </table:table-row>
        <table:table-row table:style-name="ro1">
          <table:table-cell office:value-type="float" office:value="-10.1097" calcext:value-type="float">
            <text:p>-10.1097</text:p>
          </table:table-cell>
          <table:table-cell office:value-type="float" office:value="5909" calcext:value-type="float">
            <text:p>5909</text:p>
          </table:table-cell>
          <table:table-cell office:value-type="float" office:value="5092184" calcext:value-type="float">
            <text:p>5092184</text:p>
          </table:table-cell>
          <table:table-cell office:value-type="float" office:value="-6.75987" calcext:value-type="float">
            <text:p>-6.75987</text:p>
          </table:table-cell>
          <table:table-cell office:value-type="string" calcext:value-type="string">
            <text:p>(0.0172882,0.02118,8.06736,0.0072376,0.00199743,0.00999097,0.00446471,1.59925,6.46819)</text:p>
          </table:table-cell>
          <table:table-cell table:number-columns-repeated="8"/>
        </table:table-row>
        <table:table-row table:style-name="ro1">
          <table:table-cell office:value-type="float" office:value="-6.89937" calcext:value-type="float">
            <text:p>-6.89937</text:p>
          </table:table-cell>
          <table:table-cell office:value-type="float" office:value="4676" calcext:value-type="float">
            <text:p>4676</text:p>
          </table:table-cell>
          <table:table-cell office:value-type="float" office:value="4351689" calcext:value-type="float">
            <text:p>4351689</text:p>
          </table:table-cell>
          <table:table-cell office:value-type="float" office:value="-3.59458" calcext:value-type="float">
            <text:p>-3.59458</text:p>
          </table:table-cell>
          <table:table-cell office:value-type="string" calcext:value-type="string">
            <text:p>(0.0207737,2.06733,7.83522,0.00610417,0.00696628,4.23516e-22,2.71435e-06,1.37841,5.0062)</text:p>
          </table:table-cell>
          <table:table-cell table:number-columns-repeated="8"/>
        </table:table-row>
        <table:table-row table:style-name="ro1">
          <table:table-cell office:value-type="float" office:value="-10.1097" calcext:value-type="float">
            <text:p>-10.1097</text:p>
          </table:table-cell>
          <table:table-cell office:value-type="float" office:value="5881" calcext:value-type="float">
            <text:p>5881</text:p>
          </table:table-cell>
          <table:table-cell office:value-type="float" office:value="5063297" calcext:value-type="float">
            <text:p>5063297</text:p>
          </table:table-cell>
          <table:table-cell office:value-type="float" office:value="-6.75658" calcext:value-type="float">
            <text:p>-6.75658</text:p>
          </table:table-cell>
          <table:table-cell office:value-type="string" calcext:value-type="string">
            <text:p>(0.00812831,0.228413,8.06593,4.46566e-05,0.000539181,-1.14235e-05,-9.45228e-05,1.59907,6.46696)</text:p>
          </table:table-cell>
          <table:table-cell table:number-columns-repeated="8"/>
        </table:table-row>
        <table:table-row table:style-name="ro1">
          <table:table-cell office:value-type="float" office:value="-5.46215" calcext:value-type="float">
            <text:p>-5.46215</text:p>
          </table:table-cell>
          <table:table-cell office:value-type="float" office:value="1126" calcext:value-type="float">
            <text:p>1126</text:p>
          </table:table-cell>
          <table:table-cell office:value-type="float" office:value="5134166" calcext:value-type="float">
            <text:p>5134166</text:p>
          </table:table-cell>
          <table:table-cell office:value-type="float" office:value="-2.88017" calcext:value-type="float">
            <text:p>-2.88017</text:p>
          </table:table-cell>
          <table:table-cell office:value-type="string" calcext:value-type="string">
            <text:p>(0.0129511,0.0125376,7.85181,0.00238019,0.00889291,0.00584638,8.67362e-19,1.38899,3.93247)</text:p>
          </table:table-cell>
          <table:table-cell table:number-columns-repeated="8"/>
        </table:table-row>
        <table:table-row table:style-name="ro1">
          <table:table-cell office:value-type="float" office:value="-5.71822" calcext:value-type="float">
            <text:p>-5.71822</text:p>
          </table:table-cell>
          <table:table-cell office:value-type="float" office:value="5918" calcext:value-type="float">
            <text:p>5918</text:p>
          </table:table-cell>
          <table:table-cell office:value-type="float" office:value="5169562" calcext:value-type="float">
            <text:p>5169562</text:p>
          </table:table-cell>
          <table:table-cell office:value-type="float" office:value="-3.12378" calcext:value-type="float">
            <text:p>-3.12378</text:p>
          </table:table-cell>
          <table:table-cell office:value-type="string" calcext:value-type="string">
            <text:p>(0.00384459,0.679155,7.85481,0.000745062,0.00176429,0.335263,0.335283,1.36708,4.13117)</text:p>
          </table:table-cell>
          <table:table-cell table:number-columns-repeated="8"/>
        </table:table-row>
        <table:table-row table:style-name="ro1">
          <table:table-cell table:style-name="ce10" office:value-type="float" office:value="-6.42824" calcext:value-type="float">
            <text:p>-6.43E+000</text:p>
          </table:table-cell>
          <table:table-cell office:value-type="float" office:value="4209" calcext:value-type="float">
            <text:p>4209</text:p>
          </table:table-cell>
          <table:table-cell office:value-type="float" office:value="5091297" calcext:value-type="float">
            <text:p>5091297</text:p>
          </table:table-cell>
          <table:table-cell office:value-type="float" office:value="-4.81878" calcext:value-type="float">
            <text:p>-4.81878</text:p>
          </table:table-cell>
          <table:table-cell office:value-type="string" calcext:value-type="string">
            <text:p>(-9.57067e-05,7.8161,2.18409,-7.44686e-05,-9.23039e-06,3.92611,1.38988,1.09044,1.09375)</text:p>
          </table:table-cell>
          <table:table-cell table:number-columns-repeated="8"/>
        </table:table-row>
        <table:table-row table:style-name="ro1">
          <table:table-cell office:value-type="float" office:value="-11.9425" calcext:value-type="float">
            <text:p>-11.9425</text:p>
          </table:table-cell>
          <table:table-cell office:value-type="float" office:value="5431" calcext:value-type="float">
            <text:p>5431</text:p>
          </table:table-cell>
          <table:table-cell office:value-type="float" office:value="5371098" calcext:value-type="float">
            <text:p>5371098</text:p>
          </table:table-cell>
          <table:table-cell office:value-type="float" office:value="-4.97937" calcext:value-type="float">
            <text:p>-4.97937</text:p>
          </table:table-cell>
          <table:table-cell office:value-type="string" calcext:value-type="string">
            <text:p>(0.0291633,0.00912074,8.07193,0.009823,0.00997611,3.20882e-05,8.9307e-05,6.05034,2.0216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141" calcext:value-type="float">
            <text:p>3141</text:p>
          </table:table-cell>
          <table:table-cell office:value-type="float" office:value="248453" calcext:value-type="float">
            <text:p>24845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356823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342" calcext:value-type="float">
            <text:p>2342</text:p>
          </table:table-cell>
          <table:table-cell office:value-type="float" office:value="237849" calcext:value-type="float">
            <text:p>23784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505334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713" calcext:value-type="float">
            <text:p>2713</text:p>
          </table:table-cell>
          <table:table-cell office:value-type="float" office:value="214200" calcext:value-type="float">
            <text:p>21420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117341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583" calcext:value-type="float">
            <text:p>2583</text:p>
          </table:table-cell>
          <table:table-cell office:value-type="float" office:value="357528" calcext:value-type="float">
            <text:p>35752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7.4906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495" calcext:value-type="float">
            <text:p>2495</text:p>
          </table:table-cell>
          <table:table-cell office:value-type="float" office:value="292346" calcext:value-type="float">
            <text:p>29234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661949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705" calcext:value-type="float">
            <text:p>2705</text:p>
          </table:table-cell>
          <table:table-cell office:value-type="float" office:value="276473" calcext:value-type="float">
            <text:p>27647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4.72359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556" calcext:value-type="float">
            <text:p>3556</text:p>
          </table:table-cell>
          <table:table-cell office:value-type="float" office:value="281972" calcext:value-type="float">
            <text:p>28197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218338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609" calcext:value-type="float">
            <text:p>2609</text:p>
          </table:table-cell>
          <table:table-cell office:value-type="float" office:value="301944" calcext:value-type="float">
            <text:p>301944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28133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658" calcext:value-type="float">
            <text:p>2658</text:p>
          </table:table-cell>
          <table:table-cell office:value-type="float" office:value="299435" calcext:value-type="float">
            <text:p>29943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44221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277" calcext:value-type="float">
            <text:p>2277</text:p>
          </table:table-cell>
          <table:table-cell office:value-type="float" office:value="208089" calcext:value-type="float">
            <text:p>20808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651823,7.035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10" office:value-type="float" office:value="0" calcext:value-type="float">
            <text:p>0.00E+000</text:p>
          </table:table-cell>
          <table:table-cell office:value-type="float" office:value="4335" calcext:value-type="float">
            <text:p>4335</text:p>
          </table:table-cell>
          <table:table-cell office:value-type="float" office:value="33339" calcext:value-type="float">
            <text:p>33339</text:p>
          </table:table-cell>
          <table:table-cell office:value-type="float" office:value="199.91" calcext:value-type="float">
            <text:p>199.91</text:p>
          </table:table-cell>
          <table:table-cell office:value-type="string" calcext:value-type="string">
            <text:p>(0.0108575,0.00260511,-9.99972,-9.9913)</text:p>
          </table:table-cell>
          <table:table-cell table:number-columns-repeated="8"/>
        </table:table-row>
        <table:table-row table:style-name="ro1">
          <table:table-cell table:style-name="ce10" office:value-type="float" office:value="0" calcext:value-type="float">
            <text:p>0.00E+000</text:p>
          </table:table-cell>
          <table:table-cell office:value-type="float" office:value="4207" calcext:value-type="float">
            <text:p>4207</text:p>
          </table:table-cell>
          <table:table-cell office:value-type="float" office:value="30832" calcext:value-type="float">
            <text:p>30832</text:p>
          </table:table-cell>
          <table:table-cell office:value-type="float" office:value="199.837" calcext:value-type="float">
            <text:p>199.837</text:p>
          </table:table-cell>
          <table:table-cell office:value-type="string" calcext:value-type="string">
            <text:p>(0.0102684,0.0141905,-9.99197,-9.99172)</text:p>
          </table:table-cell>
          <table:table-cell table:number-columns-repeated="8"/>
        </table:table-row>
        <table:table-row table:style-name="ro1">
          <table:table-cell table:style-name="ce10" office:value-type="float" office:value="0" calcext:value-type="float">
            <text:p>0.00E+000</text:p>
          </table:table-cell>
          <table:table-cell office:value-type="float" office:value="3961" calcext:value-type="float">
            <text:p>3961</text:p>
          </table:table-cell>
          <table:table-cell office:value-type="float" office:value="32989" calcext:value-type="float">
            <text:p>32989</text:p>
          </table:table-cell>
          <table:table-cell office:value-type="float" office:value="199.902" calcext:value-type="float">
            <text:p>199.902</text:p>
          </table:table-cell>
          <table:table-cell office:value-type="string" calcext:value-type="string">
            <text:p>(0.00949285,0.0052612,-9.99054,-9.99962)</text:p>
          </table:table-cell>
          <table:table-cell table:number-columns-repeated="8"/>
        </table:table-row>
        <table:table-row table:style-name="ro1">
          <table:table-cell table:style-name="ce10" office:value-type="float" office:value="0.0000562485" calcext:value-type="float">
            <text:p>5.62E-005</text:p>
          </table:table-cell>
          <table:table-cell office:value-type="float" office:value="940" calcext:value-type="float">
            <text:p>940</text:p>
          </table:table-cell>
          <table:table-cell office:value-type="float" office:value="20043" calcext:value-type="float">
            <text:p>20043</text:p>
          </table:table-cell>
          <table:table-cell office:value-type="float" office:value="199.996" calcext:value-type="float">
            <text:p>199.996</text:p>
          </table:table-cell>
          <table:table-cell office:value-type="string" calcext:value-type="string">
            <text:p>(-2.58135e-06,0.000528528,-9.99982,-9.99984)</text:p>
          </table:table-cell>
          <table:table-cell table:number-columns-repeated="8"/>
        </table:table-row>
        <table:table-row table:style-name="ro1">
          <table:table-cell table:style-name="ce10" office:value-type="float" office:value="0.0000802964" calcext:value-type="float">
            <text:p>8.03E-005</text:p>
          </table:table-cell>
          <table:table-cell office:value-type="float" office:value="872" calcext:value-type="float">
            <text:p>872</text:p>
          </table:table-cell>
          <table:table-cell office:value-type="float" office:value="21736" calcext:value-type="float">
            <text:p>21736</text:p>
          </table:table-cell>
          <table:table-cell office:value-type="float" office:value="199.992" calcext:value-type="float">
            <text:p>199.992</text:p>
          </table:table-cell>
          <table:table-cell office:value-type="string" calcext:value-type="string">
            <text:p>(0.000421091,0.000844197,-9.9996,-9.99953)</text:p>
          </table:table-cell>
          <table:table-cell table:number-columns-repeated="8"/>
        </table:table-row>
        <table:table-row table:style-name="ro1">
          <table:table-cell table:style-name="ce10" office:value-type="float" office:value="0" calcext:value-type="float">
            <text:p>0.00E+000</text:p>
          </table:table-cell>
          <table:table-cell office:value-type="float" office:value="4581" calcext:value-type="float">
            <text:p>4581</text:p>
          </table:table-cell>
          <table:table-cell office:value-type="float" office:value="35181" calcext:value-type="float">
            <text:p>35181</text:p>
          </table:table-cell>
          <table:table-cell office:value-type="float" office:value="199.872" calcext:value-type="float">
            <text:p>199.872</text:p>
          </table:table-cell>
          <table:table-cell office:value-type="string" calcext:value-type="string">
            <text:p>(0.00284442,0.0163159,-9.99417,-9.99305)</text:p>
          </table:table-cell>
          <table:table-cell table:number-columns-repeated="8"/>
        </table:table-row>
        <table:table-row table:style-name="ro1">
          <table:table-cell table:style-name="ce10" office:value-type="float" office:value="0" calcext:value-type="float">
            <text:p>0.00E+000</text:p>
          </table:table-cell>
          <table:table-cell office:value-type="float" office:value="4111" calcext:value-type="float">
            <text:p>4111</text:p>
          </table:table-cell>
          <table:table-cell office:value-type="float" office:value="33236" calcext:value-type="float">
            <text:p>33236</text:p>
          </table:table-cell>
          <table:table-cell office:value-type="float" office:value="199.981" calcext:value-type="float">
            <text:p>199.981</text:p>
          </table:table-cell>
          <table:table-cell office:value-type="string" calcext:value-type="string">
            <text:p>(0.000458924,0.00238843,-9.99885,-9.99925)</text:p>
          </table:table-cell>
          <table:table-cell table:number-columns-repeated="8"/>
        </table:table-row>
        <table:table-row table:style-name="ro1">
          <table:table-cell table:style-name="ce10" office:value-type="float" office:value="0" calcext:value-type="float">
            <text:p>0.00E+000</text:p>
          </table:table-cell>
          <table:table-cell office:value-type="float" office:value="3877" calcext:value-type="float">
            <text:p>3877</text:p>
          </table:table-cell>
          <table:table-cell office:value-type="float" office:value="32298" calcext:value-type="float">
            <text:p>32298</text:p>
          </table:table-cell>
          <table:table-cell office:value-type="float" office:value="199.876" calcext:value-type="float">
            <text:p>199.876</text:p>
          </table:table-cell>
          <table:table-cell office:value-type="string" calcext:value-type="string">
            <text:p>(0.00423931,0.0143205,-9.99098,-9.99665)</text:p>
          </table:table-cell>
          <table:table-cell table:number-columns-repeated="8"/>
        </table:table-row>
        <table:table-row table:style-name="ro1">
          <table:table-cell table:style-name="ce10" office:value-type="float" office:value="0.000248632" calcext:value-type="float">
            <text:p>2.49E-004</text:p>
          </table:table-cell>
          <table:table-cell office:value-type="float" office:value="904" calcext:value-type="float">
            <text:p>904</text:p>
          </table:table-cell>
          <table:table-cell office:value-type="float" office:value="21427" calcext:value-type="float">
            <text:p>21427</text:p>
          </table:table-cell>
          <table:table-cell office:value-type="float" office:value="199.995" calcext:value-type="float">
            <text:p>199.995</text:p>
          </table:table-cell>
          <table:table-cell office:value-type="string" calcext:value-type="string">
            <text:p>(0.000115143,0.000869809,-9.99917,-10.0001)</text:p>
          </table:table-cell>
          <table:table-cell table:number-columns-repeated="8"/>
        </table:table-row>
        <table:table-row table:style-name="ro1">
          <table:table-cell table:style-name="ce10" office:value-type="float" office:value="0" calcext:value-type="float">
            <text:p>0.00E+000</text:p>
          </table:table-cell>
          <table:table-cell office:value-type="float" office:value="4183" calcext:value-type="float">
            <text:p>4183</text:p>
          </table:table-cell>
          <table:table-cell office:value-type="float" office:value="35649" calcext:value-type="float">
            <text:p>35649</text:p>
          </table:table-cell>
          <table:table-cell office:value-type="float" office:value="199.904" calcext:value-type="float">
            <text:p>199.904</text:p>
          </table:table-cell>
          <table:table-cell office:value-type="string" calcext:value-type="string">
            <text:p>(0.0126712,0.00180189,-9.99972,-9.9906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10" office:value-type="float" office:value="0.00862462" calcext:value-type="float">
            <text:p>8.62E-003</text:p>
          </table:table-cell>
          <table:table-cell office:value-type="float" office:value="1913" calcext:value-type="float">
            <text:p>1913</text:p>
          </table:table-cell>
          <table:table-cell office:value-type="float" office:value="26383" calcext:value-type="float">
            <text:p>26383</text:p>
          </table:table-cell>
          <table:table-cell office:value-type="float" office:value="99.9849" calcext:value-type="float">
            <text:p>99.9849</text:p>
          </table:table-cell>
          <table:table-cell office:value-type="string" calcext:value-type="string">
            <text:p>(19.9993,5.00056,10,5.0006)</text:p>
          </table:table-cell>
          <table:table-cell table:number-columns-repeated="8"/>
        </table:table-row>
        <table:table-row table:style-name="ro1">
          <table:table-cell table:style-name="ce10" office:value-type="float" office:value="0.0018638" calcext:value-type="float">
            <text:p>1.86E-003</text:p>
          </table:table-cell>
          <table:table-cell office:value-type="float" office:value="1728" calcext:value-type="float">
            <text:p>1728</text:p>
          </table:table-cell>
          <table:table-cell office:value-type="float" office:value="25553" calcext:value-type="float">
            <text:p>25553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1,10.0001,4.99994)</text:p>
          </table:table-cell>
          <table:table-cell table:number-columns-repeated="8"/>
        </table:table-row>
        <table:table-row table:style-name="ro1">
          <table:table-cell table:style-name="ce10" office:value-type="float" office:value="0.000771927" calcext:value-type="float">
            <text:p>7.72E-004</text:p>
          </table:table-cell>
          <table:table-cell office:value-type="float" office:value="1971" calcext:value-type="float">
            <text:p>1971</text:p>
          </table:table-cell>
          <table:table-cell office:value-type="float" office:value="48188" calcext:value-type="float">
            <text:p>48188</text:p>
          </table:table-cell>
          <table:table-cell office:value-type="float" office:value="99.9986" calcext:value-type="float">
            <text:p>99.9986</text:p>
          </table:table-cell>
          <table:table-cell office:value-type="string" calcext:value-type="string">
            <text:p>(20,5.00004,10.0001,5.00007)</text:p>
          </table:table-cell>
          <table:table-cell table:number-columns-repeated="8"/>
        </table:table-row>
        <table:table-row table:style-name="ro1">
          <table:table-cell table:style-name="ce10" office:value-type="float" office:value="0.00118985" calcext:value-type="float">
            <text:p>1.19E-003</text:p>
          </table:table-cell>
          <table:table-cell office:value-type="float" office:value="2031" calcext:value-type="float">
            <text:p>2031</text:p>
          </table:table-cell>
          <table:table-cell office:value-type="float" office:value="26939" calcext:value-type="float">
            <text:p>26939</text:p>
          </table:table-cell>
          <table:table-cell office:value-type="float" office:value="99.9942" calcext:value-type="float">
            <text:p>99.9942</text:p>
          </table:table-cell>
          <table:table-cell office:value-type="string" calcext:value-type="string">
            <text:p>(19.9997,5.00033,10,5.00032)</text:p>
          </table:table-cell>
          <table:table-cell table:number-columns-repeated="8"/>
        </table:table-row>
        <table:table-row table:style-name="ro1">
          <table:table-cell table:style-name="ce10" office:value-type="float" office:value="0.00664544" calcext:value-type="float">
            <text:p>6.65E-003</text:p>
          </table:table-cell>
          <table:table-cell office:value-type="float" office:value="1955" calcext:value-type="float">
            <text:p>1955</text:p>
          </table:table-cell>
          <table:table-cell office:value-type="float" office:value="23887" calcext:value-type="float">
            <text:p>23887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20,4.99999,9.9996,4.99996)</text:p>
          </table:table-cell>
          <table:table-cell table:number-columns-repeated="8"/>
        </table:table-row>
        <table:table-row table:style-name="ro1">
          <table:table-cell table:style-name="ce10" office:value-type="float" office:value="0.00352807" calcext:value-type="float">
            <text:p>3.53E-003</text:p>
          </table:table-cell>
          <table:table-cell office:value-type="float" office:value="1980" calcext:value-type="float">
            <text:p>1980</text:p>
          </table:table-cell>
          <table:table-cell office:value-type="float" office:value="24864" calcext:value-type="float">
            <text:p>24864</text:p>
          </table:table-cell>
          <table:table-cell office:value-type="float" office:value="100.011" calcext:value-type="float">
            <text:p>100.011</text:p>
          </table:table-cell>
          <table:table-cell office:value-type="string" calcext:value-type="string">
            <text:p>(20.0002,4.99984,9.9997,4.99987)</text:p>
          </table:table-cell>
          <table:table-cell table:number-columns-repeated="8"/>
        </table:table-row>
        <table:table-row table:style-name="ro1">
          <table:table-cell table:style-name="ce10" office:value-type="float" office:value="0.00850845" calcext:value-type="float">
            <text:p>8.51E-003</text:p>
          </table:table-cell>
          <table:table-cell office:value-type="float" office:value="1763" calcext:value-type="float">
            <text:p>1763</text:p>
          </table:table-cell>
          <table:table-cell office:value-type="float" office:value="52461" calcext:value-type="float">
            <text:p>5246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19.9999,5.00005,9.99964,5.00009)</text:p>
          </table:table-cell>
          <table:table-cell table:number-columns-repeated="8"/>
        </table:table-row>
        <table:table-row table:style-name="ro1">
          <table:table-cell table:style-name="ce10" office:value-type="float" office:value="0.00144978" calcext:value-type="float">
            <text:p>1.45E-003</text:p>
          </table:table-cell>
          <table:table-cell office:value-type="float" office:value="1921" calcext:value-type="float">
            <text:p>1921</text:p>
          </table:table-cell>
          <table:table-cell office:value-type="float" office:value="29888" calcext:value-type="float">
            <text:p>29888</text:p>
          </table:table-cell>
          <table:table-cell office:value-type="float" office:value="99.9926" calcext:value-type="float">
            <text:p>99.9926</text:p>
          </table:table-cell>
          <table:table-cell office:value-type="string" calcext:value-type="string">
            <text:p>(19.9997,5.00032,10.0001,5.0003)</text:p>
          </table:table-cell>
          <table:table-cell table:number-columns-repeated="8"/>
        </table:table-row>
        <table:table-row table:style-name="ro1">
          <table:table-cell table:style-name="ce10" office:value-type="float" office:value="0.00221275" calcext:value-type="float">
            <text:p>2.21E-003</text:p>
          </table:table-cell>
          <table:table-cell office:value-type="float" office:value="2013" calcext:value-type="float">
            <text:p>2013</text:p>
          </table:table-cell>
          <table:table-cell office:value-type="float" office:value="37651" calcext:value-type="float">
            <text:p>37651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,5.00004,9.99987,5.00007)</text:p>
          </table:table-cell>
          <table:table-cell table:number-columns-repeated="8"/>
        </table:table-row>
        <table:table-row table:style-name="ro1">
          <table:table-cell table:style-name="ce10" office:value-type="float" office:value="0.00681431" calcext:value-type="float">
            <text:p>6.81E-003</text:p>
          </table:table-cell>
          <table:table-cell office:value-type="float" office:value="1767" calcext:value-type="float">
            <text:p>1767</text:p>
          </table:table-cell>
          <table:table-cell office:value-type="float" office:value="21571" calcext:value-type="float">
            <text:p>21571</text:p>
          </table:table-cell>
          <table:table-cell office:value-type="float" office:value="99.9904" calcext:value-type="float">
            <text:p>99.9904</text:p>
          </table:table-cell>
          <table:table-cell office:value-type="string" calcext:value-type="string">
            <text:p>(19.9995,5.00033,9.99997,5.0002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10" office:value-type="float" office:value="0.000160251" calcext:value-type="float">
            <text:p>1.60E-004</text:p>
          </table:table-cell>
          <table:table-cell office:value-type="float" office:value="132" calcext:value-type="float">
            <text:p>132</text:p>
          </table:table-cell>
          <table:table-cell office:value-type="float" office:value="5022578" calcext:value-type="float">
            <text:p>5022578</text:p>
          </table:table-cell>
          <table:table-cell office:value-type="float" office:value="7.60694" calcext:value-type="float">
            <text:p>7.60694</text:p>
          </table:table-cell>
          <table:table-cell office:value-type="string" calcext:value-type="string">
            <text:p>(1.88529,0.888651,0.00220703)</text:p>
          </table:table-cell>
          <table:table-cell table:number-columns-repeated="8"/>
        </table:table-row>
        <table:table-row table:style-name="ro1">
          <table:table-cell table:style-name="ce10" office:value-type="float" office:value="0.00000796077" calcext:value-type="float">
            <text:p>7.96E-006</text:p>
          </table:table-cell>
          <table:table-cell office:value-type="float" office:value="274" calcext:value-type="float">
            <text:p>274</text:p>
          </table:table-cell>
          <table:table-cell office:value-type="float" office:value="5040105" calcext:value-type="float">
            <text:p>5040105</text:p>
          </table:table-cell>
          <table:table-cell office:value-type="float" office:value="7.61155" calcext:value-type="float">
            <text:p>7.61155</text:p>
          </table:table-cell>
          <table:table-cell office:value-type="string" calcext:value-type="string">
            <text:p>(1.88643,0.888697,0.00122444)</text:p>
          </table:table-cell>
          <table:table-cell table:number-columns-repeated="8"/>
        </table:table-row>
        <table:table-row table:style-name="ro1">
          <table:table-cell table:style-name="ce10" office:value-type="float" office:value="0.0000336244" calcext:value-type="float">
            <text:p>3.36E-005</text:p>
          </table:table-cell>
          <table:table-cell office:value-type="float" office:value="278" calcext:value-type="float">
            <text:p>278</text:p>
          </table:table-cell>
          <table:table-cell office:value-type="float" office:value="5069947" calcext:value-type="float">
            <text:p>5069947</text:p>
          </table:table-cell>
          <table:table-cell office:value-type="float" office:value="7.60962" calcext:value-type="float">
            <text:p>7.60962</text:p>
          </table:table-cell>
          <table:table-cell office:value-type="string" calcext:value-type="string">
            <text:p>(1.886,0.888636,0.00172167)</text:p>
          </table:table-cell>
          <table:table-cell table:number-columns-repeated="8"/>
        </table:table-row>
        <table:table-row table:style-name="ro1">
          <table:table-cell table:style-name="ce10" office:value-type="float" office:value="0.0000495722" calcext:value-type="float">
            <text:p>4.96E-005</text:p>
          </table:table-cell>
          <table:table-cell office:value-type="float" office:value="141" calcext:value-type="float">
            <text:p>141</text:p>
          </table:table-cell>
          <table:table-cell office:value-type="float" office:value="5011823" calcext:value-type="float">
            <text:p>5011823</text:p>
          </table:table-cell>
          <table:table-cell office:value-type="float" office:value="7.61265" calcext:value-type="float">
            <text:p>7.61265</text:p>
          </table:table-cell>
          <table:table-cell office:value-type="string" calcext:value-type="string">
            <text:p>(1.88615,0.888694,0.000893242)</text:p>
          </table:table-cell>
          <table:table-cell table:number-columns-repeated="8"/>
        </table:table-row>
        <table:table-row table:style-name="ro1">
          <table:table-cell table:style-name="ce10" office:value-type="float" office:value="0.00000396435" calcext:value-type="float">
            <text:p>3.96E-006</text:p>
          </table:table-cell>
          <table:table-cell office:value-type="float" office:value="241" calcext:value-type="float">
            <text:p>241</text:p>
          </table:table-cell>
          <table:table-cell office:value-type="float" office:value="5051456" calcext:value-type="float">
            <text:p>5051456</text:p>
          </table:table-cell>
          <table:table-cell office:value-type="float" office:value="7.61159" calcext:value-type="float">
            <text:p>7.61159</text:p>
          </table:table-cell>
          <table:table-cell office:value-type="string" calcext:value-type="string">
            <text:p>(1.88616,0.888672,0.00119863)</text:p>
          </table:table-cell>
          <table:table-cell table:number-columns-repeated="8"/>
        </table:table-row>
        <table:table-row table:style-name="ro1">
          <table:table-cell table:style-name="ce10" office:value-type="float" office:value="0.0000249797" calcext:value-type="float">
            <text:p>2.50E-005</text:p>
          </table:table-cell>
          <table:table-cell office:value-type="float" office:value="1408" calcext:value-type="float">
            <text:p>1408</text:p>
          </table:table-cell>
          <table:table-cell office:value-type="float" office:value="5020049" calcext:value-type="float">
            <text:p>5020049</text:p>
          </table:table-cell>
          <table:table-cell office:value-type="float" office:value="7.61619" calcext:value-type="float">
            <text:p>7.61619</text:p>
          </table:table-cell>
          <table:table-cell office:value-type="string" calcext:value-type="string">
            <text:p>(1.88855,0.888952,8.86215e-05)</text:p>
          </table:table-cell>
          <table:table-cell table:number-columns-repeated="8"/>
        </table:table-row>
        <table:table-row table:style-name="ro1">
          <table:table-cell table:style-name="ce10" office:value-type="float" office:value="0.0000414691" calcext:value-type="float">
            <text:p>4.15E-005</text:p>
          </table:table-cell>
          <table:table-cell office:value-type="float" office:value="298" calcext:value-type="float">
            <text:p>298</text:p>
          </table:table-cell>
          <table:table-cell office:value-type="float" office:value="5007315" calcext:value-type="float">
            <text:p>5007315</text:p>
          </table:table-cell>
          <table:table-cell office:value-type="float" office:value="7.61634" calcext:value-type="float">
            <text:p>7.61634</text:p>
          </table:table-cell>
          <table:table-cell office:value-type="string" calcext:value-type="string">
            <text:p>(1.8874,0.888831,6.28531e-06)</text:p>
          </table:table-cell>
          <table:table-cell table:number-columns-repeated="8"/>
        </table:table-row>
        <table:table-row table:style-name="ro1">
          <table:table-cell table:style-name="ce10" office:value-type="float" office:value="0.00000968141" calcext:value-type="float">
            <text:p>9.68E-006</text:p>
          </table:table-cell>
          <table:table-cell office:value-type="float" office:value="271" calcext:value-type="float">
            <text:p>271</text:p>
          </table:table-cell>
          <table:table-cell office:value-type="float" office:value="5026471" calcext:value-type="float">
            <text:p>5026471</text:p>
          </table:table-cell>
          <table:table-cell office:value-type="float" office:value="7.61098" calcext:value-type="float">
            <text:p>7.61098</text:p>
          </table:table-cell>
          <table:table-cell office:value-type="string" calcext:value-type="string">
            <text:p>(1.88679,0.888737,0.00137807)</text:p>
          </table:table-cell>
          <table:table-cell table:number-columns-repeated="8"/>
        </table:table-row>
        <table:table-row table:style-name="ro1">
          <table:table-cell table:style-name="ce10" office:value-type="float" office:value="0.0000234616" calcext:value-type="float">
            <text:p>2.35E-005</text:p>
          </table:table-cell>
          <table:table-cell office:value-type="float" office:value="200" calcext:value-type="float">
            <text:p>200</text:p>
          </table:table-cell>
          <table:table-cell office:value-type="float" office:value="5015152" calcext:value-type="float">
            <text:p>5015152</text:p>
          </table:table-cell>
          <table:table-cell office:value-type="float" office:value="7.61302" calcext:value-type="float">
            <text:p>7.61302</text:p>
          </table:table-cell>
          <table:table-cell office:value-type="string" calcext:value-type="string">
            <text:p>(1.88677,0.888752,0.000836644)</text:p>
          </table:table-cell>
          <table:table-cell table:number-columns-repeated="8"/>
        </table:table-row>
        <table:table-row table:style-name="ro1">
          <table:table-cell table:style-name="ce10" office:value-type="float" office:value="0.0000223548" calcext:value-type="float">
            <text:p>2.24E-005</text:p>
          </table:table-cell>
          <table:table-cell office:value-type="float" office:value="264" calcext:value-type="float">
            <text:p>264</text:p>
          </table:table-cell>
          <table:table-cell office:value-type="float" office:value="5043174" calcext:value-type="float">
            <text:p>5043174</text:p>
          </table:table-cell>
          <table:table-cell office:value-type="float" office:value="7.61222" calcext:value-type="float">
            <text:p>7.61222</text:p>
          </table:table-cell>
          <table:table-cell office:value-type="string" calcext:value-type="string">
            <text:p>(1.8872,0.888777,0.001087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058" calcext:value-type="float">
            <text:p>99.9058</text:p>
          </table:table-cell>
          <table:table-cell office:value-type="float" office:value="235" calcext:value-type="float">
            <text:p>235</text:p>
          </table:table-cell>
          <table:table-cell office:value-type="float" office:value="68073" calcext:value-type="float">
            <text:p>68073</text:p>
          </table:table-cell>
          <table:table-cell office:value-type="float" office:value="0.000222873" calcext:value-type="float">
            <text:p>0.000222873</text:p>
          </table:table-cell>
          <table:table-cell office:value-type="string" calcext:value-type="string">
            <text:p>(9.99529,9.99489)</text:p>
          </table:table-cell>
          <table:table-cell table:number-columns-repeated="8"/>
        </table:table-row>
        <table:table-row table:style-name="ro1">
          <table:table-cell office:value-type="float" office:value="99.9083" calcext:value-type="float">
            <text:p>99.9083</text:p>
          </table:table-cell>
          <table:table-cell office:value-type="float" office:value="154" calcext:value-type="float">
            <text:p>154</text:p>
          </table:table-cell>
          <table:table-cell office:value-type="float" office:value="115707" calcext:value-type="float">
            <text:p>115707</text:p>
          </table:table-cell>
          <table:table-cell office:value-type="float" office:value="0.000204583" calcext:value-type="float">
            <text:p>0.000204583</text:p>
          </table:table-cell>
          <table:table-cell office:value-type="string" calcext:value-type="string">
            <text:p>(9.99541,9.99514)</text:p>
          </table:table-cell>
          <table:table-cell table:number-columns-repeated="8"/>
        </table:table-row>
        <table:table-row table:style-name="ro1">
          <table:table-cell office:value-type="float" office:value="99.9189" calcext:value-type="float">
            <text:p>99.9189</text:p>
          </table:table-cell>
          <table:table-cell office:value-type="float" office:value="120" calcext:value-type="float">
            <text:p>120</text:p>
          </table:table-cell>
          <table:table-cell office:value-type="float" office:value="58496" calcext:value-type="float">
            <text:p>58496</text:p>
          </table:table-cell>
          <table:table-cell office:value-type="float" office:value="0.000152948" calcext:value-type="float">
            <text:p>0.000152948</text:p>
          </table:table-cell>
          <table:table-cell office:value-type="string" calcext:value-type="string">
            <text:p>(9.99594,9.99584)</text:p>
          </table:table-cell>
          <table:table-cell table:number-columns-repeated="8"/>
        </table:table-row>
        <table:table-row table:style-name="ro1">
          <table:table-cell office:value-type="float" office:value="99.9026" calcext:value-type="float">
            <text:p>99.9026</text:p>
          </table:table-cell>
          <table:table-cell office:value-type="float" office:value="232" calcext:value-type="float">
            <text:p>232</text:p>
          </table:table-cell>
          <table:table-cell office:value-type="float" office:value="60368" calcext:value-type="float">
            <text:p>60368</text:p>
          </table:table-cell>
          <table:table-cell office:value-type="float" office:value="0.000208853" calcext:value-type="float">
            <text:p>0.000208853</text:p>
          </table:table-cell>
          <table:table-cell office:value-type="string" calcext:value-type="string">
            <text:p>(9.99513,9.99521)</text:p>
          </table:table-cell>
          <table:table-cell table:number-columns-repeated="8"/>
        </table:table-row>
        <table:table-row table:style-name="ro1">
          <table:table-cell office:value-type="float" office:value="99.9008" calcext:value-type="float">
            <text:p>99.9008</text:p>
          </table:table-cell>
          <table:table-cell office:value-type="float" office:value="204" calcext:value-type="float">
            <text:p>204</text:p>
          </table:table-cell>
          <table:table-cell office:value-type="float" office:value="68538" calcext:value-type="float">
            <text:p>68538</text:p>
          </table:table-cell>
          <table:table-cell office:value-type="float" office:value="0.000223338" calcext:value-type="float">
            <text:p>0.000223338</text:p>
          </table:table-cell>
          <table:table-cell office:value-type="string" calcext:value-type="string">
            <text:p>(9.99504,9.99501)</text:p>
          </table:table-cell>
          <table:table-cell table:number-columns-repeated="8"/>
        </table:table-row>
        <table:table-row table:style-name="ro1">
          <table:table-cell office:value-type="float" office:value="99.9015" calcext:value-type="float">
            <text:p>99.9015</text:p>
          </table:table-cell>
          <table:table-cell office:value-type="float" office:value="249" calcext:value-type="float">
            <text:p>249</text:p>
          </table:table-cell>
          <table:table-cell office:value-type="float" office:value="80341" calcext:value-type="float">
            <text:p>80341</text:p>
          </table:table-cell>
          <table:table-cell office:value-type="float" office:value="0.000212947" calcext:value-type="float">
            <text:p>0.000212947</text:p>
          </table:table-cell>
          <table:table-cell office:value-type="string" calcext:value-type="string">
            <text:p>(9.99507,9.99517)</text:p>
          </table:table-cell>
          <table:table-cell table:number-columns-repeated="8"/>
        </table:table-row>
        <table:table-row table:style-name="ro1">
          <table:table-cell office:value-type="float" office:value="99.8992" calcext:value-type="float">
            <text:p>99.8992</text:p>
          </table:table-cell>
          <table:table-cell office:value-type="float" office:value="240" calcext:value-type="float">
            <text:p>240</text:p>
          </table:table-cell>
          <table:table-cell office:value-type="float" office:value="121414" calcext:value-type="float">
            <text:p>121414</text:p>
          </table:table-cell>
          <table:table-cell office:value-type="float" office:value="0.000223435" calcext:value-type="float">
            <text:p>0.000223435</text:p>
          </table:table-cell>
          <table:table-cell office:value-type="string" calcext:value-type="string">
            <text:p>(9.99496,9.99505)</text:p>
          </table:table-cell>
          <table:table-cell table:number-columns-repeated="8"/>
        </table:table-row>
        <table:table-row table:style-name="ro1">
          <table:table-cell office:value-type="float" office:value="99.8998" calcext:value-type="float">
            <text:p>99.8998</text:p>
          </table:table-cell>
          <table:table-cell office:value-type="float" office:value="212" calcext:value-type="float">
            <text:p>212</text:p>
          </table:table-cell>
          <table:table-cell office:value-type="float" office:value="160652" calcext:value-type="float">
            <text:p>160652</text:p>
          </table:table-cell>
          <table:table-cell office:value-type="float" office:value="0.00022086" calcext:value-type="float">
            <text:p>0.00022086</text:p>
          </table:table-cell>
          <table:table-cell office:value-type="string" calcext:value-type="string">
            <text:p>(9.99499,9.99508)</text:p>
          </table:table-cell>
          <table:table-cell table:number-columns-repeated="8"/>
        </table:table-row>
        <table:table-row table:style-name="ro1">
          <table:table-cell office:value-type="float" office:value="99.9036" calcext:value-type="float">
            <text:p>99.9036</text:p>
          </table:table-cell>
          <table:table-cell office:value-type="float" office:value="192" calcext:value-type="float">
            <text:p>192</text:p>
          </table:table-cell>
          <table:table-cell office:value-type="float" office:value="73065" calcext:value-type="float">
            <text:p>73065</text:p>
          </table:table-cell>
          <table:table-cell office:value-type="float" office:value="0.000204635" calcext:value-type="float">
            <text:p>0.000204635</text:p>
          </table:table-cell>
          <table:table-cell office:value-type="string" calcext:value-type="string">
            <text:p>(9.99518,9.99526)</text:p>
          </table:table-cell>
          <table:table-cell table:number-columns-repeated="8"/>
        </table:table-row>
        <table:table-row table:style-name="ro1">
          <table:table-cell office:value-type="float" office:value="99.9032" calcext:value-type="float">
            <text:p>99.9032</text:p>
          </table:table-cell>
          <table:table-cell office:value-type="float" office:value="291" calcext:value-type="float">
            <text:p>291</text:p>
          </table:table-cell>
          <table:table-cell office:value-type="float" office:value="59271" calcext:value-type="float">
            <text:p>59271</text:p>
          </table:table-cell>
          <table:table-cell office:value-type="float" office:value="0.000210664" calcext:value-type="float">
            <text:p>0.000210664</text:p>
          </table:table-cell>
          <table:table-cell office:value-type="string" calcext:value-type="string">
            <text:p>(9.99516,9.995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1953" calcext:value-type="float">
            <text:p>1953</text:p>
          </table:table-cell>
          <table:table-cell office:value-type="float" office:value="90253" calcext:value-type="float">
            <text:p>90253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85,9.99998,4.99988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47" calcext:value-type="float">
            <text:p>2047</text:p>
          </table:table-cell>
          <table:table-cell office:value-type="float" office:value="138029" calcext:value-type="float">
            <text:p>138029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3,10,4.99982)</text:p>
          </table:table-cell>
          <table:table-cell table:number-columns-repeated="8"/>
        </table:table-row>
        <table:table-row table:style-name="ro1">
          <table:table-cell office:value-type="float" office:value="325.006" calcext:value-type="float">
            <text:p>325.006</text:p>
          </table:table-cell>
          <table:table-cell office:value-type="float" office:value="882" calcext:value-type="float">
            <text:p>882</text:p>
          </table:table-cell>
          <table:table-cell office:value-type="float" office:value="50529" calcext:value-type="float">
            <text:p>50529</text:p>
          </table:table-cell>
          <table:table-cell office:value-type="float" office:value="25.0037" calcext:value-type="float">
            <text:p>25.0037</text:p>
          </table:table-cell>
          <table:table-cell office:value-type="string" calcext:value-type="string">
            <text:p>(15,9.99986,9.99968,9.9999)</text:p>
          </table:table-cell>
          <table:table-cell table:number-columns-repeated="8"/>
        </table:table-row>
        <table:table-row table:style-name="ro1">
          <table:table-cell office:value-type="float" office:value="325.005" calcext:value-type="float">
            <text:p>325.005</text:p>
          </table:table-cell>
          <table:table-cell office:value-type="float" office:value="911" calcext:value-type="float">
            <text:p>911</text:p>
          </table:table-cell>
          <table:table-cell office:value-type="float" office:value="49753" calcext:value-type="float">
            <text:p>49753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(15.0003,9.99977,9.9993,9.99981)</text:p>
          </table:table-cell>
          <table:table-cell table:number-columns-repeated="8"/>
        </table:table-row>
        <table:table-row table:style-name="ro1">
          <table:table-cell office:value-type="float" office:value="324.997" calcext:value-type="float">
            <text:p>324.997</text:p>
          </table:table-cell>
          <table:table-cell office:value-type="float" office:value="855" calcext:value-type="float">
            <text:p>855</text:p>
          </table:table-cell>
          <table:table-cell office:value-type="float" office:value="73481" calcext:value-type="float">
            <text:p>73481</text:p>
          </table:table-cell>
          <table:table-cell office:value-type="float" office:value="25.0001" calcext:value-type="float">
            <text:p>25.0001</text:p>
          </table:table-cell>
          <table:table-cell office:value-type="string" calcext:value-type="string">
            <text:p>(15.0001,9.99987,10.0001,9.99989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8" calcext:value-type="float">
            <text:p>1988</text:p>
          </table:table-cell>
          <table:table-cell office:value-type="float" office:value="461116" calcext:value-type="float">
            <text:p>461116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2,10.0001,4.99984)</text:p>
          </table:table-cell>
          <table:table-cell table:number-columns-repeated="8"/>
        </table:table-row>
        <table:table-row table:style-name="ro1">
          <table:table-cell office:value-type="float" office:value="224.999" calcext:value-type="float">
            <text:p>224.999</text:p>
          </table:table-cell>
          <table:table-cell office:value-type="float" office:value="1824" calcext:value-type="float">
            <text:p>1824</text:p>
          </table:table-cell>
          <table:table-cell office:value-type="float" office:value="65446" calcext:value-type="float">
            <text:p>65446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85,9.99996,4.99987)</text:p>
          </table:table-cell>
          <table:table-cell table:number-columns-repeated="8"/>
        </table:table-row>
        <table:table-row table:style-name="ro1">
          <table:table-cell office:value-type="float" office:value="225.005" calcext:value-type="float">
            <text:p>225.005</text:p>
          </table:table-cell>
          <table:table-cell office:value-type="float" office:value="2018" calcext:value-type="float">
            <text:p>2018</text:p>
          </table:table-cell>
          <table:table-cell office:value-type="float" office:value="64684" calcext:value-type="float">
            <text:p>64684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20.0001,4.99991,9.99968,4.99989)</text:p>
          </table:table-cell>
          <table:table-cell table:number-columns-repeated="8"/>
        </table:table-row>
        <table:table-row table:style-name="ro1">
          <table:table-cell office:value-type="float" office:value="225.005" calcext:value-type="float">
            <text:p>225.005</text:p>
          </table:table-cell>
          <table:table-cell office:value-type="float" office:value="1903" calcext:value-type="float">
            <text:p>1903</text:p>
          </table:table-cell>
          <table:table-cell office:value-type="float" office:value="189916" calcext:value-type="float">
            <text:p>189916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(20.0002,4.99986,9.99968,4.99991)</text:p>
          </table:table-cell>
          <table:table-cell table:number-columns-repeated="8"/>
        </table:table-row>
        <table:table-row table:style-name="ro1">
          <table:table-cell office:value-type="float" office:value="225.012" calcext:value-type="float">
            <text:p>225.012</text:p>
          </table:table-cell>
          <table:table-cell office:value-type="float" office:value="1738" calcext:value-type="float">
            <text:p>1738</text:p>
          </table:table-cell>
          <table:table-cell office:value-type="float" office:value="56562" calcext:value-type="float">
            <text:p>56562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19.9998,5.00018,9.99952,5.0001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8.7291" calcext:value-type="float">
            <text:p>-28.7291</text:p>
          </table:table-cell>
          <table:table-cell office:value-type="float" office:value="222" calcext:value-type="float">
            <text:p>222</text:p>
          </table:table-cell>
          <table:table-cell office:value-type="float" office:value="5002782" calcext:value-type="float">
            <text:p>5002782</text:p>
          </table:table-cell>
          <table:table-cell office:value-type="float" office:value="3.14813" calcext:value-type="float">
            <text:p>3.14813</text:p>
          </table:table-cell>
          <table:table-cell office:value-type="string" calcext:value-type="string">
            <text:p>(0.00301696,0.888593,0.00119902,0.590051,0.388339)</text:p>
          </table:table-cell>
          <table:table-cell table:number-columns-repeated="8"/>
        </table:table-row>
        <table:table-row table:style-name="ro1">
          <table:table-cell office:value-type="float" office:value="-12.9083" calcext:value-type="float">
            <text:p>-12.9083</text:p>
          </table:table-cell>
          <table:table-cell office:value-type="float" office:value="165" calcext:value-type="float">
            <text:p>165</text:p>
          </table:table-cell>
          <table:table-cell office:value-type="float" office:value="5001345" calcext:value-type="float">
            <text:p>5001345</text:p>
          </table:table-cell>
          <table:table-cell office:value-type="float" office:value="4.16179" calcext:value-type="float">
            <text:p>4.16179</text:p>
          </table:table-cell>
          <table:table-cell office:value-type="string" calcext:value-type="string">
            <text:p>(0.738409,0.732112,0.00943959,0.00554888,0.972084)</text:p>
          </table:table-cell>
          <table:table-cell table:number-columns-repeated="8"/>
        </table:table-row>
        <table:table-row table:style-name="ro1">
          <table:table-cell office:value-type="float" office:value="-28.7279" calcext:value-type="float">
            <text:p>-28.7279</text:p>
          </table:table-cell>
          <table:table-cell office:value-type="float" office:value="405" calcext:value-type="float">
            <text:p>405</text:p>
          </table:table-cell>
          <table:table-cell office:value-type="float" office:value="5003211" calcext:value-type="float">
            <text:p>5003211</text:p>
          </table:table-cell>
          <table:table-cell office:value-type="float" office:value="3.17311" calcext:value-type="float">
            <text:p>3.17311</text:p>
          </table:table-cell>
          <table:table-cell office:value-type="string" calcext:value-type="string">
            <text:p>(0.00704098,0.88273,0.00789406,0.589126,0.401794)</text:p>
          </table:table-cell>
          <table:table-cell table:number-columns-repeated="8"/>
        </table:table-row>
        <table:table-row table:style-name="ro1">
          <table:table-cell office:value-type="float" office:value="-29.0089" calcext:value-type="float">
            <text:p>-29.0089</text:p>
          </table:table-cell>
          <table:table-cell office:value-type="float" office:value="344" calcext:value-type="float">
            <text:p>344</text:p>
          </table:table-cell>
          <table:table-cell office:value-type="float" office:value="5003355" calcext:value-type="float">
            <text:p>5003355</text:p>
          </table:table-cell>
          <table:table-cell office:value-type="float" office:value="3.20092" calcext:value-type="float">
            <text:p>3.20092</text:p>
          </table:table-cell>
          <table:table-cell office:value-type="string" calcext:value-type="string">
            <text:p>(0.00283794,0.889136,0.00917455,0.595923,0.407355)</text:p>
          </table:table-cell>
          <table:table-cell table:number-columns-repeated="8"/>
        </table:table-row>
        <table:table-row table:style-name="ro1">
          <table:table-cell office:value-type="float" office:value="-12.8803" calcext:value-type="float">
            <text:p>-12.8803</text:p>
          </table:table-cell>
          <table:table-cell office:value-type="float" office:value="197" calcext:value-type="float">
            <text:p>197</text:p>
          </table:table-cell>
          <table:table-cell office:value-type="float" office:value="5001340" calcext:value-type="float">
            <text:p>5001340</text:p>
          </table:table-cell>
          <table:table-cell office:value-type="float" office:value="4.19304" calcext:value-type="float">
            <text:p>4.19304</text:p>
          </table:table-cell>
          <table:table-cell office:value-type="string" calcext:value-type="string">
            <text:p>(0.743672,0.74145,0.00286321,0.00129805,0.981154)</text:p>
          </table:table-cell>
          <table:table-cell table:number-columns-repeated="8"/>
        </table:table-row>
        <table:table-row table:style-name="ro1">
          <table:table-cell office:value-type="float" office:value="-28.6868" calcext:value-type="float">
            <text:p>-28.6868</text:p>
          </table:table-cell>
          <table:table-cell office:value-type="float" office:value="331" calcext:value-type="float">
            <text:p>331</text:p>
          </table:table-cell>
          <table:table-cell office:value-type="float" office:value="5003091" calcext:value-type="float">
            <text:p>5003091</text:p>
          </table:table-cell>
          <table:table-cell office:value-type="float" office:value="3.21909" calcext:value-type="float">
            <text:p>3.21909</text:p>
          </table:table-cell>
          <table:table-cell office:value-type="string" calcext:value-type="string">
            <text:p>(0.0186903,0.891224,0.000636357,0.582641,0.417336)</text:p>
          </table:table-cell>
          <table:table-cell table:number-columns-repeated="8"/>
        </table:table-row>
        <table:table-row table:style-name="ro1">
          <table:table-cell office:value-type="float" office:value="-28.3266" calcext:value-type="float">
            <text:p>-28.3266</text:p>
          </table:table-cell>
          <table:table-cell office:value-type="float" office:value="313" calcext:value-type="float">
            <text:p>313</text:p>
          </table:table-cell>
          <table:table-cell office:value-type="float" office:value="5002938" calcext:value-type="float">
            <text:p>5002938</text:p>
          </table:table-cell>
          <table:table-cell office:value-type="float" office:value="3.07412" calcext:value-type="float">
            <text:p>3.07412</text:p>
          </table:table-cell>
          <table:table-cell office:value-type="string" calcext:value-type="string">
            <text:p>(0.00357424,0.875039,0.00369606,0.58366,0.366556)</text:p>
          </table:table-cell>
          <table:table-cell table:number-columns-repeated="8"/>
        </table:table-row>
        <table:table-row table:style-name="ro1">
          <table:table-cell office:value-type="float" office:value="-12.9208" calcext:value-type="float">
            <text:p>-12.9208</text:p>
          </table:table-cell>
          <table:table-cell office:value-type="float" office:value="89" calcext:value-type="float">
            <text:p>89</text:p>
          </table:table-cell>
          <table:table-cell office:value-type="float" office:value="5001015" calcext:value-type="float">
            <text:p>5001015</text:p>
          </table:table-cell>
          <table:table-cell office:value-type="float" office:value="4.23543" calcext:value-type="float">
            <text:p>4.23543</text:p>
          </table:table-cell>
          <table:table-cell office:value-type="string" calcext:value-type="string">
            <text:p>(0.727278,0.744061,0.00784732,0.00350892,1.00433)</text:p>
          </table:table-cell>
          <table:table-cell table:number-columns-repeated="8"/>
        </table:table-row>
        <table:table-row table:style-name="ro1">
          <table:table-cell office:value-type="float" office:value="-28.8125" calcext:value-type="float">
            <text:p>-28.8125</text:p>
          </table:table-cell>
          <table:table-cell office:value-type="float" office:value="439" calcext:value-type="float">
            <text:p>439</text:p>
          </table:table-cell>
          <table:table-cell office:value-type="float" office:value="5003252" calcext:value-type="float">
            <text:p>5003252</text:p>
          </table:table-cell>
          <table:table-cell office:value-type="float" office:value="3.20246" calcext:value-type="float">
            <text:p>3.20246</text:p>
          </table:table-cell>
          <table:table-cell office:value-type="string" calcext:value-type="string">
            <text:p>(3.42839e-05,0.890232,0.00558785,0.59055,0.412914)</text:p>
          </table:table-cell>
          <table:table-cell table:number-columns-repeated="8"/>
        </table:table-row>
        <table:table-row table:style-name="ro1">
          <table:table-cell office:value-type="float" office:value="-28.5073" calcext:value-type="float">
            <text:p>-28.5073</text:p>
          </table:table-cell>
          <table:table-cell office:value-type="float" office:value="261" calcext:value-type="float">
            <text:p>261</text:p>
          </table:table-cell>
          <table:table-cell office:value-type="float" office:value="5003142" calcext:value-type="float">
            <text:p>5003142</text:p>
          </table:table-cell>
          <table:table-cell office:value-type="float" office:value="3.16967" calcext:value-type="float">
            <text:p>3.16967</text:p>
          </table:table-cell>
          <table:table-cell office:value-type="string" calcext:value-type="string">
            <text:p>(0.00647543,0.889959,0.00127365,0.582545,0.3997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417" calcext:value-type="float">
            <text:p>-3.25417</text:p>
          </table:table-cell>
          <table:table-cell office:value-type="float" office:value="834" calcext:value-type="float">
            <text:p>834</text:p>
          </table:table-cell>
          <table:table-cell office:value-type="float" office:value="5006194" calcext:value-type="float">
            <text:p>5006194</text:p>
          </table:table-cell>
          <table:table-cell office:value-type="float" office:value="-3.96157" calcext:value-type="float">
            <text:p>-3.96157</text:p>
          </table:table-cell>
          <table:table-cell office:value-type="string" calcext:value-type="string">
            <text:p>(1.99984,0.000251376,1.49051,0.000380416)</text:p>
          </table:table-cell>
          <table:table-cell table:number-columns-repeated="8"/>
        </table:table-row>
        <table:table-row table:style-name="ro1">
          <table:table-cell office:value-type="float" office:value="-3.2525" calcext:value-type="float">
            <text:p>-3.2525</text:p>
          </table:table-cell>
          <table:table-cell office:value-type="float" office:value="3276" calcext:value-type="float">
            <text:p>3276</text:p>
          </table:table-cell>
          <table:table-cell office:value-type="float" office:value="5052867" calcext:value-type="float">
            <text:p>5052867</text:p>
          </table:table-cell>
          <table:table-cell office:value-type="float" office:value="-3.96868" calcext:value-type="float">
            <text:p>-3.96868</text:p>
          </table:table-cell>
          <table:table-cell office:value-type="string" calcext:value-type="string">
            <text:p>(1.99936,0.00013077,1.49218,0.00054536)</text:p>
          </table:table-cell>
          <table:table-cell table:number-columns-repeated="8"/>
        </table:table-row>
        <table:table-row table:style-name="ro1">
          <table:table-cell office:value-type="float" office:value="-3.25282" calcext:value-type="float">
            <text:p>-3.25282</text:p>
          </table:table-cell>
          <table:table-cell office:value-type="float" office:value="782" calcext:value-type="float">
            <text:p>782</text:p>
          </table:table-cell>
          <table:table-cell office:value-type="float" office:value="5004581" calcext:value-type="float">
            <text:p>5004581</text:p>
          </table:table-cell>
          <table:table-cell office:value-type="float" office:value="-3.96744" calcext:value-type="float">
            <text:p>-3.96744</text:p>
          </table:table-cell>
          <table:table-cell office:value-type="string" calcext:value-type="string">
            <text:p>(1.99952,0.00019632,1.49204,0.0010022)</text:p>
          </table:table-cell>
          <table:table-cell table:number-columns-repeated="8"/>
        </table:table-row>
        <table:table-row table:style-name="ro1">
          <table:table-cell office:value-type="float" office:value="-3.25307" calcext:value-type="float">
            <text:p>-3.25307</text:p>
          </table:table-cell>
          <table:table-cell office:value-type="float" office:value="2399" calcext:value-type="float">
            <text:p>2399</text:p>
          </table:table-cell>
          <table:table-cell office:value-type="float" office:value="5083267" calcext:value-type="float">
            <text:p>5083267</text:p>
          </table:table-cell>
          <table:table-cell office:value-type="float" office:value="-3.97155" calcext:value-type="float">
            <text:p>-3.97155</text:p>
          </table:table-cell>
          <table:table-cell office:value-type="string" calcext:value-type="string">
            <text:p>(1.99978,2.1177e-05,1.49292,0.000321496)</text:p>
          </table:table-cell>
          <table:table-cell table:number-columns-repeated="8"/>
        </table:table-row>
        <table:table-row table:style-name="ro1">
          <table:table-cell office:value-type="float" office:value="-3.25272" calcext:value-type="float">
            <text:p>-3.25272</text:p>
          </table:table-cell>
          <table:table-cell office:value-type="float" office:value="720" calcext:value-type="float">
            <text:p>720</text:p>
          </table:table-cell>
          <table:table-cell office:value-type="float" office:value="5004285" calcext:value-type="float">
            <text:p>5004285</text:p>
          </table:table-cell>
          <table:table-cell office:value-type="float" office:value="-3.97055" calcext:value-type="float">
            <text:p>-3.97055</text:p>
          </table:table-cell>
          <table:table-cell office:value-type="string" calcext:value-type="string">
            <text:p>(1.99972,0.000260204,1.49291,0.00112668)</text:p>
          </table:table-cell>
          <table:table-cell table:number-columns-repeated="8"/>
        </table:table-row>
        <table:table-row table:style-name="ro1">
          <table:table-cell office:value-type="float" office:value="-3.25342" calcext:value-type="float">
            <text:p>-3.25342</text:p>
          </table:table-cell>
          <table:table-cell office:value-type="float" office:value="761" calcext:value-type="float">
            <text:p>761</text:p>
          </table:table-cell>
          <table:table-cell office:value-type="float" office:value="5006986" calcext:value-type="float">
            <text:p>5006986</text:p>
          </table:table-cell>
          <table:table-cell office:value-type="float" office:value="-3.9703" calcext:value-type="float">
            <text:p>-3.9703</text:p>
          </table:table-cell>
          <table:table-cell office:value-type="string" calcext:value-type="string">
            <text:p>(1.99992,0.000132884,1.49258,-2.23209e-05)</text:p>
          </table:table-cell>
          <table:table-cell table:number-columns-repeated="8"/>
        </table:table-row>
        <table:table-row table:style-name="ro1">
          <table:table-cell office:value-type="float" office:value="-3.25338" calcext:value-type="float">
            <text:p>-3.25338</text:p>
          </table:table-cell>
          <table:table-cell office:value-type="float" office:value="1486" calcext:value-type="float">
            <text:p>1486</text:p>
          </table:table-cell>
          <table:table-cell office:value-type="float" office:value="5033008" calcext:value-type="float">
            <text:p>5033008</text:p>
          </table:table-cell>
          <table:table-cell office:value-type="float" office:value="-3.96492" calcext:value-type="float">
            <text:p>-3.96492</text:p>
          </table:table-cell>
          <table:table-cell office:value-type="string" calcext:value-type="string">
            <text:p>(1.99963,0.00024797,1.49126,0.000234694)</text:p>
          </table:table-cell>
          <table:table-cell table:number-columns-repeated="8"/>
        </table:table-row>
        <table:table-row table:style-name="ro1">
          <table:table-cell office:value-type="float" office:value="-3.25281" calcext:value-type="float">
            <text:p>-3.25281</text:p>
          </table:table-cell>
          <table:table-cell office:value-type="float" office:value="1163" calcext:value-type="float">
            <text:p>1163</text:p>
          </table:table-cell>
          <table:table-cell office:value-type="float" office:value="5009746" calcext:value-type="float">
            <text:p>5009746</text:p>
          </table:table-cell>
          <table:table-cell office:value-type="float" office:value="-3.97484" calcext:value-type="float">
            <text:p>-3.97484</text:p>
          </table:table-cell>
          <table:table-cell office:value-type="string" calcext:value-type="string">
            <text:p>(1.99988,9.833e-05,1.4937,-1.49782e-05)</text:p>
          </table:table-cell>
          <table:table-cell table:number-columns-repeated="8"/>
        </table:table-row>
        <table:table-row table:style-name="ro1">
          <table:table-cell office:value-type="float" office:value="-3.25301" calcext:value-type="float">
            <text:p>-3.25301</text:p>
          </table:table-cell>
          <table:table-cell office:value-type="float" office:value="784" calcext:value-type="float">
            <text:p>784</text:p>
          </table:table-cell>
          <table:table-cell office:value-type="float" office:value="5004750" calcext:value-type="float">
            <text:p>5004750</text:p>
          </table:table-cell>
          <table:table-cell office:value-type="float" office:value="-3.96598" calcext:value-type="float">
            <text:p>-3.96598</text:p>
          </table:table-cell>
          <table:table-cell office:value-type="string" calcext:value-type="string">
            <text:p>(1.99952,0.000208846,1.49167,0.000968762)</text:p>
          </table:table-cell>
          <table:table-cell table:number-columns-repeated="8"/>
        </table:table-row>
        <table:table-row table:style-name="ro1">
          <table:table-cell office:value-type="float" office:value="-3.25331" calcext:value-type="float">
            <text:p>-3.25331</text:p>
          </table:table-cell>
          <table:table-cell office:value-type="float" office:value="1" calcext:value-type="float">
            <text:p>1</text:p>
          </table:table-cell>
          <table:table-cell office:value-type="float" office:value="53267" calcext:value-type="float">
            <text:p>53267</text:p>
          </table:table-cell>
          <table:table-cell office:value-type="float" office:value="-3.95777" calcext:value-type="float">
            <text:p>-3.95777</text:p>
          </table:table-cell>
          <table:table-cell office:value-type="string" calcext:value-type="string">
            <text:p>(1.99897,1.73472e-18,1.48927,0.00034818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325276" calcext:value-type="float">
            <text:p>-0.0325276</text:p>
          </table:table-cell>
          <table:table-cell office:value-type="float" office:value="940" calcext:value-type="float">
            <text:p>940</text:p>
          </table:table-cell>
          <table:table-cell office:value-type="float" office:value="23134" calcext:value-type="float">
            <text:p>23134</text:p>
          </table:table-cell>
          <table:table-cell office:value-type="float" office:value="200.213" calcext:value-type="float">
            <text:p>200.213</text:p>
          </table:table-cell>
          <table:table-cell office:value-type="string" calcext:value-type="string">
            <text:p>(0.000469593,5.93512e-05,-9.99772,-9.99109)</text:p>
          </table:table-cell>
          <table:table-cell table:number-columns-repeated="8"/>
        </table:table-row>
        <table:table-row table:style-name="ro1">
          <table:table-cell table:style-name="ce10" office:value-type="float" office:value="-0.0513292" calcext:value-type="float">
            <text:p>-5.13E-002</text:p>
          </table:table-cell>
          <table:table-cell office:value-type="float" office:value="993" calcext:value-type="float">
            <text:p>993</text:p>
          </table:table-cell>
          <table:table-cell office:value-type="float" office:value="24715" calcext:value-type="float">
            <text:p>24715</text:p>
          </table:table-cell>
          <table:table-cell office:value-type="float" office:value="200.34" calcext:value-type="float">
            <text:p>200.34</text:p>
          </table:table-cell>
          <table:table-cell office:value-type="string" calcext:value-type="string">
            <text:p>(0.000190975,9.10173e-05,-9.99204,-9.99066)</text:p>
          </table:table-cell>
          <table:table-cell table:number-columns-repeated="8"/>
        </table:table-row>
        <table:table-row table:style-name="ro1">
          <table:table-cell office:value-type="float" office:value="-0.0533168" calcext:value-type="float">
            <text:p>-0.0533168</text:p>
          </table:table-cell>
          <table:table-cell office:value-type="float" office:value="1051" calcext:value-type="float">
            <text:p>1051</text:p>
          </table:table-cell>
          <table:table-cell office:value-type="float" office:value="27918" calcext:value-type="float">
            <text:p>27918</text:p>
          </table:table-cell>
          <table:table-cell office:value-type="float" office:value="200.337" calcext:value-type="float">
            <text:p>200.337</text:p>
          </table:table-cell>
          <table:table-cell office:value-type="string" calcext:value-type="string">
            <text:p>(0.000534839,0.00224074,-9.99004,-9.99034)</text:p>
          </table:table-cell>
          <table:table-cell table:number-columns-repeated="8"/>
        </table:table-row>
        <table:table-row table:style-name="ro1">
          <table:table-cell office:value-type="float" office:value="-0.00119602" calcext:value-type="float">
            <text:p>-0.00119602</text:p>
          </table:table-cell>
          <table:table-cell office:value-type="float" office:value="946" calcext:value-type="float">
            <text:p>946</text:p>
          </table:table-cell>
          <table:table-cell office:value-type="float" office:value="21047" calcext:value-type="float">
            <text:p>21047</text:p>
          </table:table-cell>
          <table:table-cell office:value-type="float" office:value="200.009" calcext:value-type="float">
            <text:p>200.009</text:p>
          </table:table-cell>
          <table:table-cell office:value-type="string" calcext:value-type="string">
            <text:p>(-6.49361e-05,-7.89519e-05,-9.99981,-9.99989)</text:p>
          </table:table-cell>
          <table:table-cell table:number-columns-repeated="8"/>
        </table:table-row>
        <table:table-row table:style-name="ro1">
          <table:table-cell office:value-type="float" office:value="-0.00412368" calcext:value-type="float">
            <text:p>-0.00412368</text:p>
          </table:table-cell>
          <table:table-cell office:value-type="float" office:value="893" calcext:value-type="float">
            <text:p>893</text:p>
          </table:table-cell>
          <table:table-cell office:value-type="float" office:value="86064" calcext:value-type="float">
            <text:p>86064</text:p>
          </table:table-cell>
          <table:table-cell office:value-type="float" office:value="200.029" calcext:value-type="float">
            <text:p>200.029</text:p>
          </table:table-cell>
          <table:table-cell office:value-type="string" calcext:value-type="string">
            <text:p>(-8.32533e-05,-9.3512e-05,-9.99944,-9.9993)</text:p>
          </table:table-cell>
          <table:table-cell table:number-columns-repeated="8"/>
        </table:table-row>
        <table:table-row table:style-name="ro1">
          <table:table-cell office:value-type="float" office:value="-0.0304712" calcext:value-type="float">
            <text:p>-0.0304712</text:p>
          </table:table-cell>
          <table:table-cell office:value-type="float" office:value="739" calcext:value-type="float">
            <text:p>739</text:p>
          </table:table-cell>
          <table:table-cell office:value-type="float" office:value="22782" calcext:value-type="float">
            <text:p>22782</text:p>
          </table:table-cell>
          <table:table-cell office:value-type="float" office:value="200.198" calcext:value-type="float">
            <text:p>200.198</text:p>
          </table:table-cell>
          <table:table-cell office:value-type="string" calcext:value-type="string">
            <text:p>(-1.46328e-05,0.000847398,-9.99004,-9.99925)</text:p>
          </table:table-cell>
          <table:table-cell table:number-columns-repeated="8"/>
        </table:table-row>
        <table:table-row table:style-name="ro1">
          <table:table-cell office:value-type="float" office:value="-0.0573525" calcext:value-type="float">
            <text:p>-0.0573525</text:p>
          </table:table-cell>
          <table:table-cell office:value-type="float" office:value="1561" calcext:value-type="float">
            <text:p>1561</text:p>
          </table:table-cell>
          <table:table-cell office:value-type="float" office:value="549825" calcext:value-type="float">
            <text:p>549825</text:p>
          </table:table-cell>
          <table:table-cell office:value-type="float" office:value="200.383" calcext:value-type="float">
            <text:p>200.383</text:p>
          </table:table-cell>
          <table:table-cell office:value-type="string" calcext:value-type="string">
            <text:p>(-9.35534e-05,9.72445e-05,-9.99064,-9.99024)</text:p>
          </table:table-cell>
          <table:table-cell table:number-columns-repeated="8"/>
        </table:table-row>
        <table:table-row table:style-name="ro1">
          <table:table-cell table:style-name="ce10" office:value-type="float" office:value="-0.0588219" calcext:value-type="float">
            <text:p>-5.88E-002</text:p>
          </table:table-cell>
          <table:table-cell office:value-type="float" office:value="1019" calcext:value-type="float">
            <text:p>1019</text:p>
          </table:table-cell>
          <table:table-cell office:value-type="float" office:value="204205" calcext:value-type="float">
            <text:p>204205</text:p>
          </table:table-cell>
          <table:table-cell office:value-type="float" office:value="200.393" calcext:value-type="float">
            <text:p>200.393</text:p>
          </table:table-cell>
          <table:table-cell office:value-type="string" calcext:value-type="string">
            <text:p>(-5.19903e-05,2.1454e-05,-9.99019,-9.99022)</text:p>
          </table:table-cell>
          <table:table-cell table:number-columns-repeated="8"/>
        </table:table-row>
        <table:table-row table:style-name="ro1">
          <table:table-cell office:value-type="float" office:value="-0.0316846" calcext:value-type="float">
            <text:p>-0.0316846</text:p>
          </table:table-cell>
          <table:table-cell office:value-type="float" office:value="1033" calcext:value-type="float">
            <text:p>1033</text:p>
          </table:table-cell>
          <table:table-cell office:value-type="float" office:value="24424" calcext:value-type="float">
            <text:p>24424</text:p>
          </table:table-cell>
          <table:table-cell office:value-type="float" office:value="200.21" calcext:value-type="float">
            <text:p>200.21</text:p>
          </table:table-cell>
          <table:table-cell office:value-type="string" calcext:value-type="string">
            <text:p>(0.000240311,-8.83178e-05,-9.99025,-9.99909)</text:p>
          </table:table-cell>
          <table:table-cell table:number-columns-repeated="8"/>
        </table:table-row>
        <table:table-row table:style-name="ro1">
          <table:table-cell office:value-type="float" office:value="-0.0514626" calcext:value-type="float">
            <text:p>-0.0514626</text:p>
          </table:table-cell>
          <table:table-cell office:value-type="float" office:value="950" calcext:value-type="float">
            <text:p>950</text:p>
          </table:table-cell>
          <table:table-cell office:value-type="float" office:value="24784" calcext:value-type="float">
            <text:p>24784</text:p>
          </table:table-cell>
          <table:table-cell office:value-type="float" office:value="200.333" calcext:value-type="float">
            <text:p>200.333</text:p>
          </table:table-cell>
          <table:table-cell office:value-type="string" calcext:value-type="string">
            <text:p>(0.000900509,0.000706883,-9.99054,-9.9912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228" calcext:value-type="float">
            <text:p>228</text:p>
          </table:table-cell>
          <table:table-cell office:value-type="float" office:value="178614" calcext:value-type="float">
            <text:p>178614</text:p>
          </table:table-cell>
          <table:table-cell office:value-type="float" office:value="0.999212" calcext:value-type="float">
            <text:p>0.999212</text:p>
          </table:table-cell>
          <table:table-cell office:value-type="string" calcext:value-type="string">
            <text:p>(1.0034,0.000224877)</text:p>
          </table:table-cell>
          <table:table-cell table:number-columns-repeated="8"/>
        </table:table-row>
        <table:table-row table:style-name="ro1">
          <table:table-cell office:value-type="float" office:value="16.9752" calcext:value-type="float">
            <text:p>16.9752</text:p>
          </table:table-cell>
          <table:table-cell office:value-type="float" office:value="308" calcext:value-type="float">
            <text:p>308</text:p>
          </table:table-cell>
          <table:table-cell office:value-type="float" office:value="5001704" calcext:value-type="float">
            <text:p>5001704</text:p>
          </table:table-cell>
          <table:table-cell office:value-type="float" office:value="0.998774" calcext:value-type="float">
            <text:p>0.998774</text:p>
          </table:table-cell>
          <table:table-cell office:value-type="string" calcext:value-type="string">
            <text:p>(1.00327,0.000349813)</text:p>
          </table:table-cell>
          <table:table-cell table:number-columns-repeated="8"/>
        </table:table-row>
        <table:table-row table:style-name="ro1">
          <table:table-cell office:value-type="float" office:value="16.9772" calcext:value-type="float">
            <text:p>16.9772</text:p>
          </table:table-cell>
          <table:table-cell office:value-type="float" office:value="453" calcext:value-type="float">
            <text:p>453</text:p>
          </table:table-cell>
          <table:table-cell office:value-type="float" office:value="95961" calcext:value-type="float">
            <text:p>95961</text:p>
          </table:table-cell>
          <table:table-cell office:value-type="float" office:value="1.00005" calcext:value-type="float">
            <text:p>1.00005</text:p>
          </table:table-cell>
          <table:table-cell office:value-type="string" calcext:value-type="string">
            <text:p>(1.00285,-1.50803e-05)</text:p>
          </table:table-cell>
          <table:table-cell table:number-columns-repeated="8"/>
        </table:table-row>
        <table:table-row table:style-name="ro1">
          <table:table-cell office:value-type="float" office:value="16.9752" calcext:value-type="float">
            <text:p>16.9752</text:p>
          </table:table-cell>
          <table:table-cell office:value-type="float" office:value="423" calcext:value-type="float">
            <text:p>423</text:p>
          </table:table-cell>
          <table:table-cell office:value-type="float" office:value="230173" calcext:value-type="float">
            <text:p>230173</text:p>
          </table:table-cell>
          <table:table-cell office:value-type="float" office:value="0.999712" calcext:value-type="float">
            <text:p>0.999712</text:p>
          </table:table-cell>
          <table:table-cell office:value-type="string" calcext:value-type="string">
            <text:p>(1.00314,8.219e-05)</text:p>
          </table:table-cell>
          <table:table-cell table:number-columns-repeated="8"/>
        </table:table-row>
        <table:table-row table:style-name="ro1">
          <table:table-cell office:value-type="float" office:value="16.9742" calcext:value-type="float">
            <text:p>16.9742</text:p>
          </table:table-cell>
          <table:table-cell office:value-type="float" office:value="447" calcext:value-type="float">
            <text:p>447</text:p>
          </table:table-cell>
          <table:table-cell office:value-type="float" office:value="5001865" calcext:value-type="float">
            <text:p>5001865</text:p>
          </table:table-cell>
          <table:table-cell office:value-type="float" office:value="0.999959" calcext:value-type="float">
            <text:p>0.999959</text:p>
          </table:table-cell>
          <table:table-cell office:value-type="string" calcext:value-type="string">
            <text:p>(1.00323,1.18315e-05)</text:p>
          </table:table-cell>
          <table:table-cell table:number-columns-repeated="8"/>
        </table:table-row>
        <table:table-row table:style-name="ro1">
          <table:table-cell office:value-type="float" office:value="16.9734" calcext:value-type="float">
            <text:p>16.9734</text:p>
          </table:table-cell>
          <table:table-cell office:value-type="float" office:value="451" calcext:value-type="float">
            <text:p>451</text:p>
          </table:table-cell>
          <table:table-cell office:value-type="float" office:value="74631" calcext:value-type="float">
            <text:p>74631</text:p>
          </table:table-cell>
          <table:table-cell office:value-type="float" office:value="1.00016" calcext:value-type="float">
            <text:p>1.00016</text:p>
          </table:table-cell>
          <table:table-cell office:value-type="string" calcext:value-type="string">
            <text:p>(1.00331,-4.44675e-05)</text:p>
          </table:table-cell>
          <table:table-cell table:number-columns-repeated="8"/>
        </table:table-row>
        <table:table-row table:style-name="ro1">
          <table:table-cell office:value-type="float" office:value="16.9734" calcext:value-type="float">
            <text:p>16.9734</text:p>
          </table:table-cell>
          <table:table-cell office:value-type="float" office:value="441" calcext:value-type="float">
            <text:p>441</text:p>
          </table:table-cell>
          <table:table-cell office:value-type="float" office:value="5004224" calcext:value-type="float">
            <text:p>5004224</text:p>
          </table:table-cell>
          <table:table-cell office:value-type="float" office:value="1.00011" calcext:value-type="float">
            <text:p>1.00011</text:p>
          </table:table-cell>
          <table:table-cell office:value-type="string" calcext:value-type="string">
            <text:p>(1.00331,-3.02452e-05)</text:p>
          </table:table-cell>
          <table:table-cell table:number-columns-repeated="8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496" calcext:value-type="float">
            <text:p>496</text:p>
          </table:table-cell>
          <table:table-cell office:value-type="float" office:value="184446" calcext:value-type="float">
            <text:p>184446</text:p>
          </table:table-cell>
          <table:table-cell office:value-type="float" office:value="0.999448" calcext:value-type="float">
            <text:p>0.999448</text:p>
          </table:table-cell>
          <table:table-cell office:value-type="string" calcext:value-type="string">
            <text:p>(1.00334,0.000157385)</text:p>
          </table:table-cell>
          <table:table-cell table:number-columns-repeated="8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435" calcext:value-type="float">
            <text:p>435</text:p>
          </table:table-cell>
          <table:table-cell office:value-type="float" office:value="596812" calcext:value-type="float">
            <text:p>596812</text:p>
          </table:table-cell>
          <table:table-cell office:value-type="float" office:value="0.999034" calcext:value-type="float">
            <text:p>0.999034</text:p>
          </table:table-cell>
          <table:table-cell office:value-type="string" calcext:value-type="string">
            <text:p>(1.00341,0.000275733)</text:p>
          </table:table-cell>
          <table:table-cell table:number-columns-repeated="8"/>
        </table:table-row>
        <table:table-row table:style-name="ro1">
          <table:table-cell office:value-type="float" office:value="16.975" calcext:value-type="float">
            <text:p>16.975</text:p>
          </table:table-cell>
          <table:table-cell office:value-type="float" office:value="390" calcext:value-type="float">
            <text:p>390</text:p>
          </table:table-cell>
          <table:table-cell office:value-type="float" office:value="927227" calcext:value-type="float">
            <text:p>927227</text:p>
          </table:table-cell>
          <table:table-cell office:value-type="float" office:value="0.998994" calcext:value-type="float">
            <text:p>0.998994</text:p>
          </table:table-cell>
          <table:table-cell office:value-type="string" calcext:value-type="string">
            <text:p>(1.00327,0.00028702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98" calcext:value-type="float">
            <text:p>1198</text:p>
          </table:table-cell>
          <table:table-cell office:value-type="float" office:value="5052460" calcext:value-type="float">
            <text:p>5052460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495187,2.00003,1.87504,0.90379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35" calcext:value-type="float">
            <text:p>1535</text:p>
          </table:table-cell>
          <table:table-cell office:value-type="float" office:value="5038105" calcext:value-type="float">
            <text:p>5038105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363651,2.00005,1.87505,0.90380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130" calcext:value-type="float">
            <text:p>1130</text:p>
          </table:table-cell>
          <table:table-cell office:value-type="float" office:value="5023889" calcext:value-type="float">
            <text:p>5023889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497773,2.00005,1.87505,0.90379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089" calcext:value-type="float">
            <text:p>1089</text:p>
          </table:table-cell>
          <table:table-cell office:value-type="float" office:value="5012070" calcext:value-type="float">
            <text:p>5012070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-9.07226e-05,2.00003,1.87505,0.90379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035" calcext:value-type="float">
            <text:p>1035</text:p>
          </table:table-cell>
          <table:table-cell office:value-type="float" office:value="5030336" calcext:value-type="float">
            <text:p>5030336</text:p>
          </table:table-cell>
          <table:table-cell office:value-type="float" office:value="-1.00335" calcext:value-type="float">
            <text:p>-1.00335</text:p>
          </table:table-cell>
          <table:table-cell office:value-type="string" calcext:value-type="string">
            <text:p>(0.000171448,2.00004,1.87505,0.9038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292" calcext:value-type="float">
            <text:p>1292</text:p>
          </table:table-cell>
          <table:table-cell office:value-type="float" office:value="5010594" calcext:value-type="float">
            <text:p>5010594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997991,2.00003,1.87505,0.90379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44" calcext:value-type="float">
            <text:p>1344</text:p>
          </table:table-cell>
          <table:table-cell office:value-type="float" office:value="5040683" calcext:value-type="float">
            <text:p>5040683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-2.81918e-06,2.00005,1.87504,0.903795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887" calcext:value-type="float">
            <text:p>887</text:p>
          </table:table-cell>
          <table:table-cell office:value-type="float" office:value="5039115" calcext:value-type="float">
            <text:p>5039115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9.0292e-05,2.00003,1.87503,0.9037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120" calcext:value-type="float">
            <text:p>1120</text:p>
          </table:table-cell>
          <table:table-cell office:value-type="float" office:value="5035092" calcext:value-type="float">
            <text:p>5035092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491141,2.00005,1.87504,0.903802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852" calcext:value-type="float">
            <text:p>852</text:p>
          </table:table-cell>
          <table:table-cell office:value-type="float" office:value="5079227" calcext:value-type="float">
            <text:p>5079227</text:p>
          </table:table-cell>
          <table:table-cell office:value-type="float" office:value="-1.00328" calcext:value-type="float">
            <text:p>-1.00328</text:p>
          </table:table-cell>
          <table:table-cell office:value-type="string" calcext:value-type="string">
            <text:p>(-8.49393e-05,2.00005,1.87504,0.90381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77" calcext:value-type="float">
            <text:p>577</text:p>
          </table:table-cell>
          <table:table-cell office:value-type="float" office:value="214575" calcext:value-type="float">
            <text:p>214575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2,11.0018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26" calcext:value-type="float">
            <text:p>526</text:p>
          </table:table-cell>
          <table:table-cell office:value-type="float" office:value="260075" calcext:value-type="float">
            <text:p>260075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1,11.002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400" calcext:value-type="float">
            <text:p>400</text:p>
          </table:table-cell>
          <table:table-cell office:value-type="float" office:value="184682" calcext:value-type="float">
            <text:p>184682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8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05" calcext:value-type="float">
            <text:p>605</text:p>
          </table:table-cell>
          <table:table-cell office:value-type="float" office:value="228335" calcext:value-type="float">
            <text:p>228335</text:p>
          </table:table-cell>
          <table:table-cell office:value-type="float" office:value="17.0084" calcext:value-type="float">
            <text:p>17.0084</text:p>
          </table:table-cell>
          <table:table-cell office:value-type="string" calcext:value-type="string">
            <text:p>(15.9967,11.0017)</text:p>
          </table:table-cell>
          <table:table-cell table:number-columns-repeated="8"/>
        </table:table-row>
        <table:table-row table:style-name="ro1">
          <table:table-cell office:value-type="float" office:value="-49.001" calcext:value-type="float">
            <text:p>-49.001</text:p>
          </table:table-cell>
          <table:table-cell office:value-type="float" office:value="521" calcext:value-type="float">
            <text:p>521</text:p>
          </table:table-cell>
          <table:table-cell office:value-type="float" office:value="199896" calcext:value-type="float">
            <text:p>199896</text:p>
          </table:table-cell>
          <table:table-cell office:value-type="float" office:value="17.0078" calcext:value-type="float">
            <text:p>17.0078</text:p>
          </table:table-cell>
          <table:table-cell office:value-type="string" calcext:value-type="string">
            <text:p>(15.9966,11.0015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18" calcext:value-type="float">
            <text:p>518</text:p>
          </table:table-cell>
          <table:table-cell office:value-type="float" office:value="197162" calcext:value-type="float">
            <text:p>197162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621" calcext:value-type="float">
            <text:p>621</text:p>
          </table:table-cell>
          <table:table-cell office:value-type="float" office:value="238407" calcext:value-type="float">
            <text:p>238407</text:p>
          </table:table-cell>
          <table:table-cell office:value-type="float" office:value="17.0089" calcext:value-type="float">
            <text:p>17.0089</text:p>
          </table:table-cell>
          <table:table-cell office:value-type="string" calcext:value-type="string">
            <text:p>(15.9963,11.0017)</text:p>
          </table:table-cell>
          <table:table-cell table:number-columns-repeated="8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43" calcext:value-type="float">
            <text:p>543</text:p>
          </table:table-cell>
          <table:table-cell office:value-type="float" office:value="202508" calcext:value-type="float">
            <text:p>202508</text:p>
          </table:table-cell>
          <table:table-cell office:value-type="float" office:value="17.0081" calcext:value-type="float">
            <text:p>17.0081</text:p>
          </table:table-cell>
          <table:table-cell office:value-type="string" calcext:value-type="string">
            <text:p>(15.9967,11.0016)</text:p>
          </table:table-cell>
          <table:table-cell table:number-columns-repeated="8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485" calcext:value-type="float">
            <text:p>485</text:p>
          </table:table-cell>
          <table:table-cell office:value-type="float" office:value="276960" calcext:value-type="float">
            <text:p>276960</text:p>
          </table:table-cell>
          <table:table-cell office:value-type="float" office:value="17.0079" calcext:value-type="float">
            <text:p>17.0079</text:p>
          </table:table-cell>
          <table:table-cell office:value-type="string" calcext:value-type="string">
            <text:p>(15.9966,11.0015)</text:p>
          </table:table-cell>
          <table:table-cell table:number-columns-repeated="8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600" calcext:value-type="float">
            <text:p>600</text:p>
          </table:table-cell>
          <table:table-cell office:value-type="float" office:value="210293" calcext:value-type="float">
            <text:p>210293</text:p>
          </table:table-cell>
          <table:table-cell office:value-type="float" office:value="17.0091" calcext:value-type="float">
            <text:p>17.0091</text:p>
          </table:table-cell>
          <table:table-cell office:value-type="string" calcext:value-type="string">
            <text:p>(15.9963,11.00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13" calcext:value-type="float">
            <text:p>-1.21113</text:p>
          </table:table-cell>
          <table:table-cell office:value-type="float" office:value="299" calcext:value-type="float">
            <text:p>299</text:p>
          </table:table-cell>
          <table:table-cell office:value-type="float" office:value="5002675" calcext:value-type="float">
            <text:p>5002675</text:p>
          </table:table-cell>
          <table:table-cell office:value-type="float" office:value="7.61915" calcext:value-type="float">
            <text:p>7.61915</text:p>
          </table:table-cell>
          <table:table-cell office:value-type="string" calcext:value-type="string">
            <text:p>(1.88722,0.888073,0.000591731)</text:p>
          </table:table-cell>
          <table:table-cell table:number-columns-repeated="8"/>
        </table:table-row>
        <table:table-row table:style-name="ro1">
          <table:table-cell office:value-type="float" office:value="-1.21137" calcext:value-type="float">
            <text:p>-1.21137</text:p>
          </table:table-cell>
          <table:table-cell office:value-type="float" office:value="263" calcext:value-type="float">
            <text:p>263</text:p>
          </table:table-cell>
          <table:table-cell office:value-type="float" office:value="5002506" calcext:value-type="float">
            <text:p>5002506</text:p>
          </table:table-cell>
          <table:table-cell office:value-type="float" office:value="7.62219" calcext:value-type="float">
            <text:p>7.62219</text:p>
          </table:table-cell>
          <table:table-cell office:value-type="string" calcext:value-type="string">
            <text:p>(1.88785,0.888028,5.13339e-05)</text:p>
          </table:table-cell>
          <table:table-cell table:number-columns-repeated="8"/>
        </table:table-row>
        <table:table-row table:style-name="ro1">
          <table:table-cell office:value-type="float" office:value="-1.2109" calcext:value-type="float">
            <text:p>-1.2109</text:p>
          </table:table-cell>
          <table:table-cell office:value-type="float" office:value="261" calcext:value-type="float">
            <text:p>261</text:p>
          </table:table-cell>
          <table:table-cell office:value-type="float" office:value="5003946" calcext:value-type="float">
            <text:p>5003946</text:p>
          </table:table-cell>
          <table:table-cell office:value-type="float" office:value="7.62082" calcext:value-type="float">
            <text:p>7.62082</text:p>
          </table:table-cell>
          <table:table-cell office:value-type="string" calcext:value-type="string">
            <text:p>(1.88791,0.888269,-1.68203e-05)</text:p>
          </table:table-cell>
          <table:table-cell table:number-columns-repeated="8"/>
        </table:table-row>
        <table:table-row table:style-name="ro1">
          <table:table-cell office:value-type="float" office:value="-1.21119" calcext:value-type="float">
            <text:p>-1.21119</text:p>
          </table:table-cell>
          <table:table-cell office:value-type="float" office:value="304" calcext:value-type="float">
            <text:p>304</text:p>
          </table:table-cell>
          <table:table-cell office:value-type="float" office:value="5003747" calcext:value-type="float">
            <text:p>5003747</text:p>
          </table:table-cell>
          <table:table-cell office:value-type="float" office:value="7.62202" calcext:value-type="float">
            <text:p>7.62202</text:p>
          </table:table-cell>
          <table:table-cell office:value-type="string" calcext:value-type="string">
            <text:p>(1.88772,0.8881,-6.16281e-05)</text:p>
          </table:table-cell>
          <table:table-cell table:number-columns-repeated="8"/>
        </table:table-row>
        <table:table-row table:style-name="ro1">
          <table:table-cell office:value-type="float" office:value="-1.21143" calcext:value-type="float">
            <text:p>-1.21143</text:p>
          </table:table-cell>
          <table:table-cell office:value-type="float" office:value="269" calcext:value-type="float">
            <text:p>269</text:p>
          </table:table-cell>
          <table:table-cell office:value-type="float" office:value="5001758" calcext:value-type="float">
            <text:p>5001758</text:p>
          </table:table-cell>
          <table:table-cell office:value-type="float" office:value="7.62138" calcext:value-type="float">
            <text:p>7.62138</text:p>
          </table:table-cell>
          <table:table-cell office:value-type="string" calcext:value-type="string">
            <text:p>(1.88748,0.887953,0.000302796)</text:p>
          </table:table-cell>
          <table:table-cell table:number-columns-repeated="8"/>
        </table:table-row>
        <table:table-row table:style-name="ro1">
          <table:table-cell office:value-type="float" office:value="-1.21151" calcext:value-type="float">
            <text:p>-1.21151</text:p>
          </table:table-cell>
          <table:table-cell office:value-type="float" office:value="256" calcext:value-type="float">
            <text:p>256</text:p>
          </table:table-cell>
          <table:table-cell office:value-type="float" office:value="5002297" calcext:value-type="float">
            <text:p>5002297</text:p>
          </table:table-cell>
          <table:table-cell office:value-type="float" office:value="7.62323" calcext:value-type="float">
            <text:p>7.62323</text:p>
          </table:table-cell>
          <table:table-cell office:value-type="string" calcext:value-type="string">
            <text:p>(1.88771,0.887939,-8.3798e-05)</text:p>
          </table:table-cell>
          <table:table-cell table:number-columns-repeated="8"/>
        </table:table-row>
        <table:table-row table:style-name="ro1">
          <table:table-cell office:value-type="float" office:value="-1.2102" calcext:value-type="float">
            <text:p>-1.2102</text:p>
          </table:table-cell>
          <table:table-cell office:value-type="float" office:value="274" calcext:value-type="float">
            <text:p>274</text:p>
          </table:table-cell>
          <table:table-cell office:value-type="float" office:value="5003076" calcext:value-type="float">
            <text:p>5003076</text:p>
          </table:table-cell>
          <table:table-cell office:value-type="float" office:value="7.61759" calcext:value-type="float">
            <text:p>7.61759</text:p>
          </table:table-cell>
          <table:table-cell office:value-type="string" calcext:value-type="string">
            <text:p>(1.88836,0.888668,0.000193107)</text:p>
          </table:table-cell>
          <table:table-cell table:number-columns-repeated="8"/>
        </table:table-row>
        <table:table-row table:style-name="ro1">
          <table:table-cell office:value-type="float" office:value="-1.21127" calcext:value-type="float">
            <text:p>-1.21127</text:p>
          </table:table-cell>
          <table:table-cell office:value-type="float" office:value="295" calcext:value-type="float">
            <text:p>295</text:p>
          </table:table-cell>
          <table:table-cell office:value-type="float" office:value="5007587" calcext:value-type="float">
            <text:p>5007587</text:p>
          </table:table-cell>
          <table:table-cell office:value-type="float" office:value="7.62152" calcext:value-type="float">
            <text:p>7.62152</text:p>
          </table:table-cell>
          <table:table-cell office:value-type="string" calcext:value-type="string">
            <text:p>(1.88786,0.888076,0.000133161)</text:p>
          </table:table-cell>
          <table:table-cell table:number-columns-repeated="8"/>
        </table:table-row>
        <table:table-row table:style-name="ro1">
          <table:table-cell office:value-type="float" office:value="-1.21134" calcext:value-type="float">
            <text:p>-1.21134</text:p>
          </table:table-cell>
          <table:table-cell office:value-type="float" office:value="291" calcext:value-type="float">
            <text:p>291</text:p>
          </table:table-cell>
          <table:table-cell office:value-type="float" office:value="5004782" calcext:value-type="float">
            <text:p>5004782</text:p>
          </table:table-cell>
          <table:table-cell office:value-type="float" office:value="7.62251" calcext:value-type="float">
            <text:p>7.62251</text:p>
          </table:table-cell>
          <table:table-cell office:value-type="string" calcext:value-type="string">
            <text:p>(1.88783,0.888038,-5.3149e-05)</text:p>
          </table:table-cell>
          <table:table-cell table:number-columns-repeated="8"/>
        </table:table-row>
        <table:table-row table:style-name="ro1">
          <table:table-cell office:value-type="float" office:value="-1.21126" calcext:value-type="float">
            <text:p>-1.21126</text:p>
          </table:table-cell>
          <table:table-cell office:value-type="float" office:value="210" calcext:value-type="float">
            <text:p>210</text:p>
          </table:table-cell>
          <table:table-cell office:value-type="float" office:value="5002282" calcext:value-type="float">
            <text:p>5002282</text:p>
          </table:table-cell>
          <table:table-cell office:value-type="float" office:value="7.62184" calcext:value-type="float">
            <text:p>7.62184</text:p>
          </table:table-cell>
          <table:table-cell office:value-type="string" calcext:value-type="string">
            <text:p>(1.88779,0.888077,3.86536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173" calcext:value-type="float">
            <text:p>2173</text:p>
          </table:table-cell>
          <table:table-cell office:value-type="float" office:value="43997" calcext:value-type="float">
            <text:p>43997</text:p>
          </table:table-cell>
          <table:table-cell table:style-name="ce10" office:value-type="float" office:value="0.00000000241123" calcext:value-type="float">
            <text:p>2.41E-009</text:p>
          </table:table-cell>
          <table:table-cell office:value-type="string" calcext:value-type="string">
            <text:p>(0.50075,0.501168,0.500701,0.501169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284" calcext:value-type="float">
            <text:p>3284</text:p>
          </table:table-cell>
          <table:table-cell office:value-type="float" office:value="30808" calcext:value-type="float">
            <text:p>30808</text:p>
          </table:table-cell>
          <table:table-cell table:style-name="ce10" office:value-type="float" office:value="0.00000000119447" calcext:value-type="float">
            <text:p>1.19E-009</text:p>
          </table:table-cell>
          <table:table-cell office:value-type="string" calcext:value-type="string">
            <text:p>(0.500061,0.500043,0.500028,0.500032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975" calcext:value-type="float">
            <text:p>2975</text:p>
          </table:table-cell>
          <table:table-cell office:value-type="float" office:value="41771" calcext:value-type="float">
            <text:p>41771</text:p>
          </table:table-cell>
          <table:table-cell table:style-name="ce10" office:value-type="float" office:value="0.00000000121079" calcext:value-type="float">
            <text:p>1.21E-009</text:p>
          </table:table-cell>
          <table:table-cell office:value-type="string" calcext:value-type="string">
            <text:p>(0.500459,0.500549,0.500454,0.500515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264" calcext:value-type="float">
            <text:p>2264</text:p>
          </table:table-cell>
          <table:table-cell office:value-type="float" office:value="33946" calcext:value-type="float">
            <text:p>33946</text:p>
          </table:table-cell>
          <table:table-cell table:style-name="ce10" office:value-type="float" office:value="0.00000000125894" calcext:value-type="float">
            <text:p>1.26E-009</text:p>
          </table:table-cell>
          <table:table-cell office:value-type="string" calcext:value-type="string">
            <text:p>(0.501923,0.499936,0.501912,0.499902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304" calcext:value-type="float">
            <text:p>3304</text:p>
          </table:table-cell>
          <table:table-cell office:value-type="float" office:value="34353" calcext:value-type="float">
            <text:p>34353</text:p>
          </table:table-cell>
          <table:table-cell table:style-name="ce10" office:value-type="float" office:value="0.00000000122653" calcext:value-type="float">
            <text:p>1.23E-009</text:p>
          </table:table-cell>
          <table:table-cell office:value-type="string" calcext:value-type="string">
            <text:p>(0.500204,0.500818,0.500195,0.500784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2876" calcext:value-type="float">
            <text:p>2876</text:p>
          </table:table-cell>
          <table:table-cell office:value-type="float" office:value="33122" calcext:value-type="float">
            <text:p>33122</text:p>
          </table:table-cell>
          <table:table-cell table:style-name="ce10" office:value-type="float" office:value="0.00000000120896" calcext:value-type="float">
            <text:p>1.21E-009</text:p>
          </table:table-cell>
          <table:table-cell office:value-type="string" calcext:value-type="string">
            <text:p>(0.500248,0.500319,0.500218,0.500302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899" calcext:value-type="float">
            <text:p>2899</text:p>
          </table:table-cell>
          <table:table-cell office:value-type="float" office:value="67831" calcext:value-type="float">
            <text:p>67831</text:p>
          </table:table-cell>
          <table:table-cell table:style-name="ce10" office:value-type="float" office:value="0.00000000134245" calcext:value-type="float">
            <text:p>1.34E-009</text:p>
          </table:table-cell>
          <table:table-cell office:value-type="string" calcext:value-type="string">
            <text:p>(0.502414,0.500499,0.502381,0.500482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2563" calcext:value-type="float">
            <text:p>2563</text:p>
          </table:table-cell>
          <table:table-cell office:value-type="float" office:value="44656" calcext:value-type="float">
            <text:p>44656</text:p>
          </table:table-cell>
          <table:table-cell table:style-name="ce10" office:value-type="float" office:value="0.000000000476038" calcext:value-type="float">
            <text:p>4.76E-010</text:p>
          </table:table-cell>
          <table:table-cell office:value-type="string" calcext:value-type="string">
            <text:p>(0.499942,0.500154,0.49994,0.500132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450" calcext:value-type="float">
            <text:p>2450</text:p>
          </table:table-cell>
          <table:table-cell office:value-type="float" office:value="41369" calcext:value-type="float">
            <text:p>41369</text:p>
          </table:table-cell>
          <table:table-cell table:style-name="ce10" office:value-type="float" office:value="0.00000000188755" calcext:value-type="float">
            <text:p>1.89E-009</text:p>
          </table:table-cell>
          <table:table-cell office:value-type="string" calcext:value-type="string">
            <text:p>(0.499968,0.500509,0.499925,0.500518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2350" calcext:value-type="float">
            <text:p>2350</text:p>
          </table:table-cell>
          <table:table-cell office:value-type="float" office:value="29532" calcext:value-type="float">
            <text:p>29532</text:p>
          </table:table-cell>
          <table:table-cell table:style-name="ce10" office:value-type="float" office:value="0.00000000064255" calcext:value-type="float">
            <text:p>6.43E-010</text:p>
          </table:table-cell>
          <table:table-cell office:value-type="string" calcext:value-type="string">
            <text:p>(0.499967,0.502867,0.499954,0.50284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52" calcext:value-type="float">
            <text:p>1452</text:p>
          </table:table-cell>
          <table:table-cell office:value-type="float" office:value="31550" calcext:value-type="float">
            <text:p>31550</text:p>
          </table:table-cell>
          <table:table-cell table:style-name="ce10" office:value-type="float" office:value="0.000000730994" calcext:value-type="float">
            <text:p>7.31E-007</text:p>
          </table:table-cell>
          <table:table-cell office:value-type="string" calcext:value-type="string">
            <text:p>(7.1906,12.780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82" calcext:value-type="float">
            <text:p>1582</text:p>
          </table:table-cell>
          <table:table-cell office:value-type="float" office:value="29986" calcext:value-type="float">
            <text:p>29986</text:p>
          </table:table-cell>
          <table:table-cell table:style-name="ce10" office:value-type="float" office:value="0.000000731001" calcext:value-type="float">
            <text:p>7.31E-007</text:p>
          </table:table-cell>
          <table:table-cell office:value-type="string" calcext:value-type="string">
            <text:p>(7.18969,12.781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49" calcext:value-type="float">
            <text:p>1549</text:p>
          </table:table-cell>
          <table:table-cell office:value-type="float" office:value="37026" calcext:value-type="float">
            <text:p>37026</text:p>
          </table:table-cell>
          <table:table-cell table:style-name="ce10" office:value-type="float" office:value="0.000000730995" calcext:value-type="float">
            <text:p>7.31E-007</text:p>
          </table:table-cell>
          <table:table-cell office:value-type="string" calcext:value-type="string">
            <text:p>(7.18739,12.7834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781" calcext:value-type="float">
            <text:p>1781</text:p>
          </table:table-cell>
          <table:table-cell office:value-type="float" office:value="52750" calcext:value-type="float">
            <text:p>52750</text:p>
          </table:table-cell>
          <table:table-cell table:style-name="ce10" office:value-type="float" office:value="198.229" calcext:value-type="float">
            <text:p>1.98E+002</text:p>
          </table:table-cell>
          <table:table-cell office:value-type="string" calcext:value-type="string">
            <text:p>(11.2474,5.0003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702" calcext:value-type="float">
            <text:p>702</text:p>
          </table:table-cell>
          <table:table-cell office:value-type="float" office:value="27113" calcext:value-type="float">
            <text:p>27113</text:p>
          </table:table-cell>
          <table:table-cell table:style-name="ce10" office:value-type="float" office:value="0.000000730996" calcext:value-type="float">
            <text:p>7.31E-007</text:p>
          </table:table-cell>
          <table:table-cell office:value-type="string" calcext:value-type="string">
            <text:p>(7.18796,12.782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67" calcext:value-type="float">
            <text:p>1267</text:p>
          </table:table-cell>
          <table:table-cell office:value-type="float" office:value="44966" calcext:value-type="float">
            <text:p>44966</text:p>
          </table:table-cell>
          <table:table-cell table:style-name="ce10" office:value-type="float" office:value="0.000000730981" calcext:value-type="float">
            <text:p>7.31E-007</text:p>
          </table:table-cell>
          <table:table-cell office:value-type="string" calcext:value-type="string">
            <text:p>(7.18821,12.782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16" calcext:value-type="float">
            <text:p>1316</text:p>
          </table:table-cell>
          <table:table-cell office:value-type="float" office:value="56279" calcext:value-type="float">
            <text:p>56279</text:p>
          </table:table-cell>
          <table:table-cell table:style-name="ce10" office:value-type="float" office:value="0.000000730943" calcext:value-type="float">
            <text:p>7.31E-007</text:p>
          </table:table-cell>
          <table:table-cell office:value-type="string" calcext:value-type="string">
            <text:p>(7.18932,12.7814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81" calcext:value-type="float">
            <text:p>1481</text:p>
          </table:table-cell>
          <table:table-cell office:value-type="float" office:value="32351" calcext:value-type="float">
            <text:p>32351</text:p>
          </table:table-cell>
          <table:table-cell table:style-name="ce10" office:value-type="float" office:value="0.000000730995" calcext:value-type="float">
            <text:p>7.31E-007</text:p>
          </table:table-cell>
          <table:table-cell office:value-type="string" calcext:value-type="string">
            <text:p>(7.18988,12.7809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03" calcext:value-type="float">
            <text:p>1203</text:p>
          </table:table-cell>
          <table:table-cell office:value-type="float" office:value="31572" calcext:value-type="float">
            <text:p>31572</text:p>
          </table:table-cell>
          <table:table-cell table:style-name="ce10" office:value-type="float" office:value="0.00000073098" calcext:value-type="float">
            <text:p>7.31E-007</text:p>
          </table:table-cell>
          <table:table-cell office:value-type="string" calcext:value-type="string">
            <text:p>(7.18901,12.7817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72" calcext:value-type="float">
            <text:p>1372</text:p>
          </table:table-cell>
          <table:table-cell office:value-type="float" office:value="34144" calcext:value-type="float">
            <text:p>34144</text:p>
          </table:table-cell>
          <table:table-cell table:style-name="ce10" office:value-type="float" office:value="0.000000730996" calcext:value-type="float">
            <text:p>7.31E-007</text:p>
          </table:table-cell>
          <table:table-cell office:value-type="string" calcext:value-type="string">
            <text:p>(7.18843,12.782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27" calcext:value-type="float">
            <text:p>427</text:p>
          </table:table-cell>
          <table:table-cell office:value-type="float" office:value="158825" calcext:value-type="float">
            <text:p>158825</text:p>
          </table:table-cell>
          <table:table-cell office:value-type="float" office:value="4.00288" calcext:value-type="float">
            <text:p>4.00288</text:p>
          </table:table-cell>
          <table:table-cell office:value-type="string" calcext:value-type="string">
            <text:p>(3.99859,4.00288)</text:p>
          </table:table-cell>
          <table:table-cell table:number-columns-repeated="8"/>
        </table:table-row>
        <table:table-row table:style-name="ro1">
          <table:table-cell office:value-type="float" office:value="-12.0124" calcext:value-type="float">
            <text:p>-12.0124</text:p>
          </table:table-cell>
          <table:table-cell office:value-type="float" office:value="297" calcext:value-type="float">
            <text:p>297</text:p>
          </table:table-cell>
          <table:table-cell office:value-type="float" office:value="119613" calcext:value-type="float">
            <text:p>119613</text:p>
          </table:table-cell>
          <table:table-cell office:value-type="float" office:value="4.00276" calcext:value-type="float">
            <text:p>4.00276</text:p>
          </table:table-cell>
          <table:table-cell office:value-type="string" calcext:value-type="string">
            <text:p>(3.99862,4.00276)</text:p>
          </table:table-cell>
          <table:table-cell table:number-columns-repeated="8"/>
        </table:table-row>
        <table:table-row table:style-name="ro1">
          <table:table-cell office:value-type="float" office:value="-12.0125" calcext:value-type="float">
            <text:p>-12.0125</text:p>
          </table:table-cell>
          <table:table-cell office:value-type="float" office:value="319" calcext:value-type="float">
            <text:p>319</text:p>
          </table:table-cell>
          <table:table-cell office:value-type="float" office:value="158143" calcext:value-type="float">
            <text:p>158143</text:p>
          </table:table-cell>
          <table:table-cell office:value-type="float" office:value="4.00276" calcext:value-type="float">
            <text:p>4.00276</text:p>
          </table:table-cell>
          <table:table-cell office:value-type="string" calcext:value-type="string">
            <text:p>(3.99855,4.00276)</text:p>
          </table:table-cell>
          <table:table-cell table:number-columns-repeated="8"/>
        </table:table-row>
        <table:table-row table:style-name="ro1">
          <table:table-cell office:value-type="float" office:value="-12.0125" calcext:value-type="float">
            <text:p>-12.0125</text:p>
          </table:table-cell>
          <table:table-cell office:value-type="float" office:value="418" calcext:value-type="float">
            <text:p>418</text:p>
          </table:table-cell>
          <table:table-cell office:value-type="float" office:value="177796" calcext:value-type="float">
            <text:p>177796</text:p>
          </table:table-cell>
          <table:table-cell office:value-type="float" office:value="4.00276" calcext:value-type="float">
            <text:p>4.00276</text:p>
          </table:table-cell>
          <table:table-cell office:value-type="string" calcext:value-type="string">
            <text:p>(3.99857,4.00276)</text:p>
          </table:table-cell>
          <table:table-cell table:number-columns-repeated="8"/>
        </table:table-row>
        <table:table-row table:style-name="ro1">
          <table:table-cell office:value-type="float" office:value="-12.0123" calcext:value-type="float">
            <text:p>-12.0123</text:p>
          </table:table-cell>
          <table:table-cell office:value-type="float" office:value="443" calcext:value-type="float">
            <text:p>443</text:p>
          </table:table-cell>
          <table:table-cell office:value-type="float" office:value="117202" calcext:value-type="float">
            <text:p>117202</text:p>
          </table:table-cell>
          <table:table-cell office:value-type="float" office:value="4.00271" calcext:value-type="float">
            <text:p>4.00271</text:p>
          </table:table-cell>
          <table:table-cell office:value-type="string" calcext:value-type="string">
            <text:p>(3.99859,4.00271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400" calcext:value-type="float">
            <text:p>400</text:p>
          </table:table-cell>
          <table:table-cell office:value-type="float" office:value="195509" calcext:value-type="float">
            <text:p>195509</text:p>
          </table:table-cell>
          <table:table-cell office:value-type="float" office:value="4.00283" calcext:value-type="float">
            <text:p>4.00283</text:p>
          </table:table-cell>
          <table:table-cell office:value-type="string" calcext:value-type="string">
            <text:p>(3.99861,4.00283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439" calcext:value-type="float">
            <text:p>439</text:p>
          </table:table-cell>
          <table:table-cell office:value-type="float" office:value="159665" calcext:value-type="float">
            <text:p>159665</text:p>
          </table:table-cell>
          <table:table-cell office:value-type="float" office:value="4.0028" calcext:value-type="float">
            <text:p>4.0028</text:p>
          </table:table-cell>
          <table:table-cell office:value-type="string" calcext:value-type="string">
            <text:p>(3.99861,4.0028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417" calcext:value-type="float">
            <text:p>417</text:p>
          </table:table-cell>
          <table:table-cell office:value-type="float" office:value="180510" calcext:value-type="float">
            <text:p>180510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6,4.00285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288" calcext:value-type="float">
            <text:p>288</text:p>
          </table:table-cell>
          <table:table-cell office:value-type="float" office:value="236497" calcext:value-type="float">
            <text:p>236497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61,4.00285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468" calcext:value-type="float">
            <text:p>468</text:p>
          </table:table-cell>
          <table:table-cell office:value-type="float" office:value="462689" calcext:value-type="float">
            <text:p>462689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62,4.0028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59" calcext:value-type="float">
            <text:p>3.10659</text:p>
          </table:table-cell>
          <table:table-cell office:value-type="float" office:value="892" calcext:value-type="float">
            <text:p>892</text:p>
          </table:table-cell>
          <table:table-cell office:value-type="float" office:value="147284" calcext:value-type="float">
            <text:p>147284</text:p>
          </table:table-cell>
          <table:table-cell office:value-type="float" office:value="-6.67948" calcext:value-type="float">
            <text:p>-6.67948</text:p>
          </table:table-cell>
          <table:table-cell office:value-type="string" calcext:value-type="string">
            <text:p>(0.893221,2.21337)</text:p>
          </table:table-cell>
          <table:table-cell table:number-columns-repeated="8"/>
        </table:table-row>
        <table:table-row table:style-name="ro1">
          <table:table-cell office:value-type="float" office:value="3.10673" calcext:value-type="float">
            <text:p>3.10673</text:p>
          </table:table-cell>
          <table:table-cell office:value-type="float" office:value="551" calcext:value-type="float">
            <text:p>551</text:p>
          </table:table-cell>
          <table:table-cell office:value-type="float" office:value="303959" calcext:value-type="float">
            <text:p>303959</text:p>
          </table:table-cell>
          <table:table-cell office:value-type="float" office:value="-6.67998" calcext:value-type="float">
            <text:p>-6.67998</text:p>
          </table:table-cell>
          <table:table-cell office:value-type="string" calcext:value-type="string">
            <text:p>(0.893313,2.21341)</text:p>
          </table:table-cell>
          <table:table-cell table:number-columns-repeated="8"/>
        </table:table-row>
        <table:table-row table:style-name="ro1">
          <table:table-cell office:value-type="float" office:value="3.10738" calcext:value-type="float">
            <text:p>3.10738</text:p>
          </table:table-cell>
          <table:table-cell office:value-type="float" office:value="475" calcext:value-type="float">
            <text:p>475</text:p>
          </table:table-cell>
          <table:table-cell office:value-type="float" office:value="142571" calcext:value-type="float">
            <text:p>142571</text:p>
          </table:table-cell>
          <table:table-cell office:value-type="float" office:value="-6.67723" calcext:value-type="float">
            <text:p>-6.67723</text:p>
          </table:table-cell>
          <table:table-cell office:value-type="string" calcext:value-type="string">
            <text:p>(0.892462,2.21492)</text:p>
          </table:table-cell>
          <table:table-cell table:number-columns-repeated="8"/>
        </table:table-row>
        <table:table-row table:style-name="ro1">
          <table:table-cell office:value-type="float" office:value="3.10674" calcext:value-type="float">
            <text:p>3.10674</text:p>
          </table:table-cell>
          <table:table-cell office:value-type="float" office:value="376" calcext:value-type="float">
            <text:p>376</text:p>
          </table:table-cell>
          <table:table-cell office:value-type="float" office:value="53563" calcext:value-type="float">
            <text:p>53563</text:p>
          </table:table-cell>
          <table:table-cell office:value-type="float" office:value="-6.6792" calcext:value-type="float">
            <text:p>-6.6792</text:p>
          </table:table-cell>
          <table:table-cell office:value-type="string" calcext:value-type="string">
            <text:p>(0.893113,2.21363)</text:p>
          </table:table-cell>
          <table:table-cell table:number-columns-repeated="8"/>
        </table:table-row>
        <table:table-row table:style-name="ro1">
          <table:table-cell office:value-type="float" office:value="3.10683" calcext:value-type="float">
            <text:p>3.10683</text:p>
          </table:table-cell>
          <table:table-cell office:value-type="float" office:value="544" calcext:value-type="float">
            <text:p>544</text:p>
          </table:table-cell>
          <table:table-cell office:value-type="float" office:value="162024" calcext:value-type="float">
            <text:p>162024</text:p>
          </table:table-cell>
          <table:table-cell office:value-type="float" office:value="-6.67908" calcext:value-type="float">
            <text:p>-6.67908</text:p>
          </table:table-cell>
          <table:table-cell office:value-type="string" calcext:value-type="string">
            <text:p>(0.893062,2.21377)</text:p>
          </table:table-cell>
          <table:table-cell table:number-columns-repeated="8"/>
        </table:table-row>
        <table:table-row table:style-name="ro1">
          <table:table-cell office:value-type="float" office:value="3.1066" calcext:value-type="float">
            <text:p>3.1066</text:p>
          </table:table-cell>
          <table:table-cell office:value-type="float" office:value="483" calcext:value-type="float">
            <text:p>483</text:p>
          </table:table-cell>
          <table:table-cell office:value-type="float" office:value="118816" calcext:value-type="float">
            <text:p>118816</text:p>
          </table:table-cell>
          <table:table-cell office:value-type="float" office:value="-6.67962" calcext:value-type="float">
            <text:p>-6.67962</text:p>
          </table:table-cell>
          <table:table-cell office:value-type="string" calcext:value-type="string">
            <text:p>(0.893255,2.21335)</text:p>
          </table:table-cell>
          <table:table-cell table:number-columns-repeated="8"/>
        </table:table-row>
        <table:table-row table:style-name="ro1">
          <table:table-cell office:value-type="float" office:value="3.10747" calcext:value-type="float">
            <text:p>3.10747</text:p>
          </table:table-cell>
          <table:table-cell office:value-type="float" office:value="412" calcext:value-type="float">
            <text:p>412</text:p>
          </table:table-cell>
          <table:table-cell office:value-type="float" office:value="457883" calcext:value-type="float">
            <text:p>457883</text:p>
          </table:table-cell>
          <table:table-cell office:value-type="float" office:value="-6.68062" calcext:value-type="float">
            <text:p>-6.68062</text:p>
          </table:table-cell>
          <table:table-cell office:value-type="string" calcext:value-type="string">
            <text:p>(0.893289,2.21418)</text:p>
          </table:table-cell>
          <table:table-cell table:number-columns-repeated="8"/>
        </table:table-row>
        <table:table-row table:style-name="ro1">
          <table:table-cell office:value-type="float" office:value="3.1072" calcext:value-type="float">
            <text:p>3.1072</text:p>
          </table:table-cell>
          <table:table-cell office:value-type="float" office:value="442" calcext:value-type="float">
            <text:p>442</text:p>
          </table:table-cell>
          <table:table-cell office:value-type="float" office:value="67007" calcext:value-type="float">
            <text:p>67007</text:p>
          </table:table-cell>
          <table:table-cell office:value-type="float" office:value="-6.68203" calcext:value-type="float">
            <text:p>-6.68203</text:p>
          </table:table-cell>
          <table:table-cell office:value-type="string" calcext:value-type="string">
            <text:p>(0.893707,2.21349)</text:p>
          </table:table-cell>
          <table:table-cell table:number-columns-repeated="8"/>
        </table:table-row>
        <table:table-row table:style-name="ro1">
          <table:table-cell office:value-type="float" office:value="3.10732" calcext:value-type="float">
            <text:p>3.10732</text:p>
          </table:table-cell>
          <table:table-cell office:value-type="float" office:value="523" calcext:value-type="float">
            <text:p>523</text:p>
          </table:table-cell>
          <table:table-cell office:value-type="float" office:value="64820" calcext:value-type="float">
            <text:p>64820</text:p>
          </table:table-cell>
          <table:table-cell office:value-type="float" office:value="-6.68152" calcext:value-type="float">
            <text:p>-6.68152</text:p>
          </table:table-cell>
          <table:table-cell office:value-type="string" calcext:value-type="string">
            <text:p>(0.89355,2.21377)</text:p>
          </table:table-cell>
          <table:table-cell table:number-columns-repeated="8"/>
        </table:table-row>
        <table:table-row table:style-name="ro1">
          <table:table-cell office:value-type="float" office:value="3.10675" calcext:value-type="float">
            <text:p>3.10675</text:p>
          </table:table-cell>
          <table:table-cell office:value-type="float" office:value="662" calcext:value-type="float">
            <text:p>662</text:p>
          </table:table-cell>
          <table:table-cell office:value-type="float" office:value="125194" calcext:value-type="float">
            <text:p>125194</text:p>
          </table:table-cell>
          <table:table-cell office:value-type="float" office:value="-6.67981" calcext:value-type="float">
            <text:p>-6.67981</text:p>
          </table:table-cell>
          <table:table-cell office:value-type="string" calcext:value-type="string">
            <text:p>(0.893266,2.2134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4515" calcext:value-type="float">
            <text:p>4515</text:p>
          </table:table-cell>
          <table:table-cell table:style-name="ce10" office:value-type="float" office:value="0.00000000000537579" calcext:value-type="float">
            <text:p>5.38E-012</text:p>
          </table:table-cell>
          <table:table-cell office:value-type="string" calcext:value-type="string">
            <text:p>(1.00012,1.19464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4396" calcext:value-type="float">
            <text:p>4396</text:p>
          </table:table-cell>
          <table:table-cell table:style-name="ce10" office:value-type="float" office:value="0.000000000198846" calcext:value-type="float">
            <text:p>1.99E-010</text:p>
          </table:table-cell>
          <table:table-cell office:value-type="string" calcext:value-type="string">
            <text:p>(1,4.41881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4627" calcext:value-type="float">
            <text:p>4627</text:p>
          </table:table-cell>
          <table:table-cell table:style-name="ce10" office:value-type="float" office:value="-0.000000000297993" calcext:value-type="float">
            <text:p>-2.98E-010</text:p>
          </table:table-cell>
          <table:table-cell office:value-type="string" calcext:value-type="string">
            <text:p>(1.00031,-6.62229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3939" calcext:value-type="float">
            <text:p>3939</text:p>
          </table:table-cell>
          <table:table-cell table:style-name="ce10" office:value-type="float" office:value="0.00000000000717183" calcext:value-type="float">
            <text:p>7.17E-012</text:p>
          </table:table-cell>
          <table:table-cell office:value-type="string" calcext:value-type="string">
            <text:p>(0.999883,1.59372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4675" calcext:value-type="float">
            <text:p>4675</text:p>
          </table:table-cell>
          <table:table-cell table:style-name="ce10" office:value-type="float" office:value="0.000000000108293" calcext:value-type="float">
            <text:p>1.08E-010</text:p>
          </table:table-cell>
          <table:table-cell office:value-type="string" calcext:value-type="string">
            <text:p>(0.999451,2.40637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4196" calcext:value-type="float">
            <text:p>4196</text:p>
          </table:table-cell>
          <table:table-cell table:style-name="ce10" office:value-type="float" office:value="0.000000000330804" calcext:value-type="float">
            <text:p>3.31E-010</text:p>
          </table:table-cell>
          <table:table-cell office:value-type="string" calcext:value-type="string">
            <text:p>(1.00047,7.35158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4795" calcext:value-type="float">
            <text:p>4795</text:p>
          </table:table-cell>
          <table:table-cell table:style-name="ce10" office:value-type="float" office:value="-0.000000000244696" calcext:value-type="float">
            <text:p>-2.45E-010</text:p>
          </table:table-cell>
          <table:table-cell office:value-type="string" calcext:value-type="string">
            <text:p>(0.999972,-5.43768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4117" calcext:value-type="float">
            <text:p>4117</text:p>
          </table:table-cell>
          <table:table-cell table:style-name="ce10" office:value-type="float" office:value="-0.0000000000487018" calcext:value-type="float">
            <text:p>-4.87E-011</text:p>
          </table:table-cell>
          <table:table-cell office:value-type="string" calcext:value-type="string">
            <text:p>(0.999984,-1.08226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4796" calcext:value-type="float">
            <text:p>4796</text:p>
          </table:table-cell>
          <table:table-cell table:style-name="ce10" office:value-type="float" office:value="0.00000000017181" calcext:value-type="float">
            <text:p>1.72E-010</text:p>
          </table:table-cell>
          <table:table-cell office:value-type="string" calcext:value-type="string">
            <text:p>(0.999918,3.81797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5424" calcext:value-type="float">
            <text:p>5424</text:p>
          </table:table-cell>
          <table:table-cell table:style-name="ce10" office:value-type="float" office:value="0.0000000000366177" calcext:value-type="float">
            <text:p>3.66E-011</text:p>
          </table:table-cell>
          <table:table-cell office:value-type="string" calcext:value-type="string">
            <text:p>(1.00019,8.13744e-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999.995" calcext:value-type="float">
            <text:p>-999.995</text:p>
          </table:table-cell>
          <table:table-cell office:value-type="float" office:value="590" calcext:value-type="float">
            <text:p>590</text:p>
          </table:table-cell>
          <table:table-cell office:value-type="float" office:value="21209" calcext:value-type="float">
            <text:p>21209</text:p>
          </table:table-cell>
          <table:table-cell office:value-type="float" office:value="-1.00005" calcext:value-type="float">
            <text:p>-1.00005</text:p>
          </table:table-cell>
          <table:table-cell office:value-type="string" calcext:value-type="string">
            <text:p>(-7.63704e-05,1,4.45484e-05)</text:p>
          </table:table-cell>
          <table:table-cell table:number-columns-repeated="8"/>
        </table:table-row>
        <table:table-row table:style-name="ro1">
          <table:table-cell office:value-type="float" office:value="-1000.09" calcext:value-type="float">
            <text:p>-1000.09</text:p>
          </table:table-cell>
          <table:table-cell office:value-type="float" office:value="525" calcext:value-type="float">
            <text:p>525</text:p>
          </table:table-cell>
          <table:table-cell office:value-type="float" office:value="83433" calcext:value-type="float">
            <text:p>83433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-8.24375e-05,1.0001,-1.505e-06)</text:p>
          </table:table-cell>
          <table:table-cell table:number-columns-repeated="8"/>
        </table:table-row>
        <table:table-row table:style-name="ro1">
          <table:table-cell office:value-type="float" office:value="-1000.09" calcext:value-type="float">
            <text:p>-1000.09</text:p>
          </table:table-cell>
          <table:table-cell office:value-type="float" office:value="506" calcext:value-type="float">
            <text:p>506</text:p>
          </table:table-cell>
          <table:table-cell office:value-type="float" office:value="23919" calcext:value-type="float">
            <text:p>23919</text:p>
          </table:table-cell>
          <table:table-cell office:value-type="float" office:value="-1.00004" calcext:value-type="float">
            <text:p>-1.00004</text:p>
          </table:table-cell>
          <table:table-cell office:value-type="string" calcext:value-type="string">
            <text:p>(-8.21162e-05,1.0001,-5.05682e-05)</text:p>
          </table:table-cell>
          <table:table-cell table:number-columns-repeated="8"/>
        </table:table-row>
        <table:table-row table:style-name="ro1">
          <table:table-cell office:value-type="float" office:value="-1000.05" calcext:value-type="float">
            <text:p>-1000.05</text:p>
          </table:table-cell>
          <table:table-cell office:value-type="float" office:value="670" calcext:value-type="float">
            <text:p>670</text:p>
          </table:table-cell>
          <table:table-cell office:value-type="float" office:value="75950" calcext:value-type="float">
            <text:p>75950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-7.99889e-05,1.00006,3.97576e-05)</text:p>
          </table:table-cell>
          <table:table-cell table:number-columns-repeated="8"/>
        </table:table-row>
        <table:table-row table:style-name="ro1">
          <table:table-cell office:value-type="float" office:value="-1000.07" calcext:value-type="float">
            <text:p>-1000.07</text:p>
          </table:table-cell>
          <table:table-cell office:value-type="float" office:value="532" calcext:value-type="float">
            <text:p>532</text:p>
          </table:table-cell>
          <table:table-cell office:value-type="float" office:value="56617" calcext:value-type="float">
            <text:p>56617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8.69503e-05,1.00008,-2.37938e-06)</text:p>
          </table:table-cell>
          <table:table-cell table:number-columns-repeated="8"/>
        </table:table-row>
        <table:table-row table:style-name="ro1">
          <table:table-cell office:value-type="float" office:value="-1000.05" calcext:value-type="float">
            <text:p>-1000.05</text:p>
          </table:table-cell>
          <table:table-cell office:value-type="float" office:value="543" calcext:value-type="float">
            <text:p>543</text:p>
          </table:table-cell>
          <table:table-cell office:value-type="float" office:value="276665" calcext:value-type="float">
            <text:p>276665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-6.4422e-05,1.00006,2.22045e-16)</text:p>
          </table:table-cell>
          <table:table-cell table:number-columns-repeated="8"/>
        </table:table-row>
        <table:table-row table:style-name="ro1">
          <table:table-cell office:value-type="float" office:value="-999.97" calcext:value-type="float">
            <text:p>-999.97</text:p>
          </table:table-cell>
          <table:table-cell office:value-type="float" office:value="533" calcext:value-type="float">
            <text:p>533</text:p>
          </table:table-cell>
          <table:table-cell office:value-type="float" office:value="11349" calcext:value-type="float">
            <text:p>11349</text:p>
          </table:table-cell>
          <table:table-cell office:value-type="float" office:value="-0.99994" calcext:value-type="float">
            <text:p>-0.99994</text:p>
          </table:table-cell>
          <table:table-cell office:value-type="string" calcext:value-type="string">
            <text:p>(4.44594e-06,0.999969,-2.87579e-05)</text:p>
          </table:table-cell>
          <table:table-cell table:number-columns-repeated="8"/>
        </table:table-row>
        <table:table-row table:style-name="ro1">
          <table:table-cell office:value-type="float" office:value="-1000.03" calcext:value-type="float">
            <text:p>-1000.03</text:p>
          </table:table-cell>
          <table:table-cell office:value-type="float" office:value="521" calcext:value-type="float">
            <text:p>521</text:p>
          </table:table-cell>
          <table:table-cell office:value-type="float" office:value="25828" calcext:value-type="float">
            <text:p>25828</text:p>
          </table:table-cell>
          <table:table-cell office:value-type="float" office:value="-1.00003" calcext:value-type="float">
            <text:p>-1.00003</text:p>
          </table:table-cell>
          <table:table-cell office:value-type="string" calcext:value-type="string">
            <text:p>(-8.72307e-05,1.00004,-8.6564e-06)</text:p>
          </table:table-cell>
          <table:table-cell table:number-columns-repeated="8"/>
        </table:table-row>
        <table:table-row table:style-name="ro1">
          <table:table-cell office:value-type="float" office:value="-1000.06" calcext:value-type="float">
            <text:p>-1000.06</text:p>
          </table:table-cell>
          <table:table-cell office:value-type="float" office:value="570" calcext:value-type="float">
            <text:p>570</text:p>
          </table:table-cell>
          <table:table-cell office:value-type="float" office:value="22905" calcext:value-type="float">
            <text:p>22905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1.11101e-06,1.00006,3.34884e-05)</text:p>
          </table:table-cell>
          <table:table-cell table:number-columns-repeated="8"/>
        </table:table-row>
        <table:table-row table:style-name="ro1">
          <table:table-cell office:value-type="float" office:value="-999.774" calcext:value-type="float">
            <text:p>-999.774</text:p>
          </table:table-cell>
          <table:table-cell office:value-type="float" office:value="589" calcext:value-type="float">
            <text:p>589</text:p>
          </table:table-cell>
          <table:table-cell office:value-type="float" office:value="8739" calcext:value-type="float">
            <text:p>8739</text:p>
          </table:table-cell>
          <table:table-cell office:value-type="float" office:value="-1.00003" calcext:value-type="float">
            <text:p>-1.00003</text:p>
          </table:table-cell>
          <table:table-cell office:value-type="string" calcext:value-type="string">
            <text:p>(0.000124398,0.999761,0.00026783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32" calcext:value-type="float">
            <text:p>932</text:p>
          </table:table-cell>
          <table:table-cell office:value-type="float" office:value="130090" calcext:value-type="float">
            <text:p>130090</text:p>
          </table:table-cell>
          <table:table-cell office:value-type="float" office:value="4.00621" calcext:value-type="float">
            <text:p>4.00621</text:p>
          </table:table-cell>
          <table:table-cell office:value-type="string" calcext:value-type="string">
            <text:p>(1.00422,2.9984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718" calcext:value-type="float">
            <text:p>718</text:p>
          </table:table-cell>
          <table:table-cell office:value-type="float" office:value="125601" calcext:value-type="float">
            <text:p>125601</text:p>
          </table:table-cell>
          <table:table-cell office:value-type="float" office:value="3.99842" calcext:value-type="float">
            <text:p>3.99842</text:p>
          </table:table-cell>
          <table:table-cell office:value-type="string" calcext:value-type="string">
            <text:p>(1.0052,3.00039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88" calcext:value-type="float">
            <text:p>888</text:p>
          </table:table-cell>
          <table:table-cell office:value-type="float" office:value="439060" calcext:value-type="float">
            <text:p>439060</text:p>
          </table:table-cell>
          <table:table-cell office:value-type="float" office:value="4.00105" calcext:value-type="float">
            <text:p>4.00105</text:p>
          </table:table-cell>
          <table:table-cell office:value-type="string" calcext:value-type="string">
            <text:p>(1.00487,2.99974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625" calcext:value-type="float">
            <text:p>625</text:p>
          </table:table-cell>
          <table:table-cell office:value-type="float" office:value="140174" calcext:value-type="float">
            <text:p>140174</text:p>
          </table:table-cell>
          <table:table-cell office:value-type="float" office:value="4.01071" calcext:value-type="float">
            <text:p>4.01071</text:p>
          </table:table-cell>
          <table:table-cell office:value-type="string" calcext:value-type="string">
            <text:p>(1.00366,2.99733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207" calcext:value-type="float">
            <text:p>1207</text:p>
          </table:table-cell>
          <table:table-cell office:value-type="float" office:value="171830" calcext:value-type="float">
            <text:p>171830</text:p>
          </table:table-cell>
          <table:table-cell office:value-type="float" office:value="3.99612" calcext:value-type="float">
            <text:p>3.99612</text:p>
          </table:table-cell>
          <table:table-cell office:value-type="string" calcext:value-type="string">
            <text:p>(1.00548,3.00097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17" calcext:value-type="float">
            <text:p>1017</text:p>
          </table:table-cell>
          <table:table-cell office:value-type="float" office:value="146625" calcext:value-type="float">
            <text:p>146625</text:p>
          </table:table-cell>
          <table:table-cell office:value-type="float" office:value="4.00037" calcext:value-type="float">
            <text:p>4.00037</text:p>
          </table:table-cell>
          <table:table-cell office:value-type="string" calcext:value-type="string">
            <text:p>(1.00495,2.99991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215" calcext:value-type="float">
            <text:p>1215</text:p>
          </table:table-cell>
          <table:table-cell office:value-type="float" office:value="209120" calcext:value-type="float">
            <text:p>209120</text:p>
          </table:table-cell>
          <table:table-cell office:value-type="float" office:value="4.00163" calcext:value-type="float">
            <text:p>4.00163</text:p>
          </table:table-cell>
          <table:table-cell office:value-type="string" calcext:value-type="string">
            <text:p>(1.0048,2.99959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24" calcext:value-type="float">
            <text:p>924</text:p>
          </table:table-cell>
          <table:table-cell office:value-type="float" office:value="262284" calcext:value-type="float">
            <text:p>262284</text:p>
          </table:table-cell>
          <table:table-cell office:value-type="float" office:value="4.01391" calcext:value-type="float">
            <text:p>4.01391</text:p>
          </table:table-cell>
          <table:table-cell office:value-type="string" calcext:value-type="string">
            <text:p>(1.00326,2.99653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799" calcext:value-type="float">
            <text:p>799</text:p>
          </table:table-cell>
          <table:table-cell office:value-type="float" office:value="136151" calcext:value-type="float">
            <text:p>136151</text:p>
          </table:table-cell>
          <table:table-cell office:value-type="float" office:value="4.01163" calcext:value-type="float">
            <text:p>4.01163</text:p>
          </table:table-cell>
          <table:table-cell office:value-type="string" calcext:value-type="string">
            <text:p>(1.00355,2.99709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029" calcext:value-type="float">
            <text:p>1029</text:p>
          </table:table-cell>
          <table:table-cell office:value-type="float" office:value="561782" calcext:value-type="float">
            <text:p>561782</text:p>
          </table:table-cell>
          <table:table-cell office:value-type="float" office:value="4.00584" calcext:value-type="float">
            <text:p>4.00584</text:p>
          </table:table-cell>
          <table:table-cell office:value-type="string" calcext:value-type="string">
            <text:p>(1.00427,2.9985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73" calcext:value-type="float">
            <text:p>573</text:p>
          </table:table-cell>
          <table:table-cell office:value-type="float" office:value="5000924" calcext:value-type="float">
            <text:p>5000924</text:p>
          </table:table-cell>
          <table:table-cell table:style-name="ce10" office:value-type="float" office:value="0.00000000244385" calcext:value-type="float">
            <text:p>2.44E-009</text:p>
          </table:table-cell>
          <table:table-cell office:value-type="string" calcext:value-type="string">
            <text:p>(3.00068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654" calcext:value-type="float">
            <text:p>654</text:p>
          </table:table-cell>
          <table:table-cell office:value-type="float" office:value="5001023" calcext:value-type="float">
            <text:p>5001023</text:p>
          </table:table-cell>
          <table:table-cell table:style-name="ce10" office:value-type="float" office:value="0.00000000246098" calcext:value-type="float">
            <text:p>2.46E-009</text:p>
          </table:table-cell>
          <table:table-cell office:value-type="string" calcext:value-type="string">
            <text:p>(3.00122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74" calcext:value-type="float">
            <text:p>574</text:p>
          </table:table-cell>
          <table:table-cell office:value-type="float" office:value="5000846" calcext:value-type="float">
            <text:p>5000846</text:p>
          </table:table-cell>
          <table:table-cell table:style-name="ce10" office:value-type="float" office:value="0.00000000247191" calcext:value-type="float">
            <text:p>2.47E-009</text:p>
          </table:table-cell>
          <table:table-cell office:value-type="string" calcext:value-type="string">
            <text:p>(3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33" calcext:value-type="float">
            <text:p>533</text:p>
          </table:table-cell>
          <table:table-cell office:value-type="float" office:value="5000837" calcext:value-type="float">
            <text:p>5000837</text:p>
          </table:table-cell>
          <table:table-cell table:style-name="ce10" office:value-type="float" office:value="0.00000000248154" calcext:value-type="float">
            <text:p>2.48E-009</text:p>
          </table:table-cell>
          <table:table-cell office:value-type="string" calcext:value-type="string">
            <text:p>(2.99848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894" calcext:value-type="float">
            <text:p>894</text:p>
          </table:table-cell>
          <table:table-cell office:value-type="float" office:value="5001565" calcext:value-type="float">
            <text:p>5001565</text:p>
          </table:table-cell>
          <table:table-cell table:style-name="ce10" office:value-type="float" office:value="0.00000000245078" calcext:value-type="float">
            <text:p>2.45E-009</text:p>
          </table:table-cell>
          <table:table-cell office:value-type="string" calcext:value-type="string">
            <text:p>(3.00041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633" calcext:value-type="float">
            <text:p>633</text:p>
          </table:table-cell>
          <table:table-cell office:value-type="float" office:value="5000902" calcext:value-type="float">
            <text:p>5000902</text:p>
          </table:table-cell>
          <table:table-cell table:style-name="ce10" office:value-type="float" office:value="0.00000000249696" calcext:value-type="float">
            <text:p>2.50E-009</text:p>
          </table:table-cell>
          <table:table-cell office:value-type="string" calcext:value-type="string">
            <text:p>(2.99835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53" calcext:value-type="float">
            <text:p>653</text:p>
          </table:table-cell>
          <table:table-cell office:value-type="float" office:value="5001068" calcext:value-type="float">
            <text:p>5001068</text:p>
          </table:table-cell>
          <table:table-cell table:style-name="ce10" office:value-type="float" office:value="0.00000000238195" calcext:value-type="float">
            <text:p>2.38E-009</text:p>
          </table:table-cell>
          <table:table-cell office:value-type="string" calcext:value-type="string">
            <text:p>(3.00024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44" calcext:value-type="float">
            <text:p>544</text:p>
          </table:table-cell>
          <table:table-cell office:value-type="float" office:value="5000933" calcext:value-type="float">
            <text:p>5000933</text:p>
          </table:table-cell>
          <table:table-cell table:style-name="ce10" office:value-type="float" office:value="0.00000000247502" calcext:value-type="float">
            <text:p>2.48E-009</text:p>
          </table:table-cell>
          <table:table-cell office:value-type="string" calcext:value-type="string">
            <text:p>(2.99989,4.99995)</text:p>
          </table:table-cell>
          <table:table-cell table:number-columns-repeated="8"/>
        </table:table-row>
        <table:table-row table:style-name="ro1">
          <table:table-cell office:value-type="float" office:value="8.99972" calcext:value-type="float">
            <text:p>8.99972</text:p>
          </table:table-cell>
          <table:table-cell office:value-type="float" office:value="703" calcext:value-type="float">
            <text:p>703</text:p>
          </table:table-cell>
          <table:table-cell office:value-type="float" office:value="4482091" calcext:value-type="float">
            <text:p>4482091</text:p>
          </table:table-cell>
          <table:table-cell table:style-name="ce10" office:value-type="float" office:value="0.00000000219192" calcext:value-type="float">
            <text:p>2.19E-009</text:p>
          </table:table-cell>
          <table:table-cell office:value-type="string" calcext:value-type="string">
            <text:p>(3.00051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94" calcext:value-type="float">
            <text:p>594</text:p>
          </table:table-cell>
          <table:table-cell office:value-type="float" office:value="5001039" calcext:value-type="float">
            <text:p>5001039</text:p>
          </table:table-cell>
          <table:table-cell table:style-name="ce10" office:value-type="float" office:value="0.00000000249969" calcext:value-type="float">
            <text:p>2.50E-009</text:p>
          </table:table-cell>
          <table:table-cell office:value-type="string" calcext:value-type="string">
            <text:p>(2.99878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77" calcext:value-type="float">
            <text:p>-85.1277</text:p>
          </table:table-cell>
          <table:table-cell office:value-type="float" office:value="458" calcext:value-type="float">
            <text:p>458</text:p>
          </table:table-cell>
          <table:table-cell office:value-type="float" office:value="408271" calcext:value-type="float">
            <text:p>408271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22" calcext:value-type="float">
            <text:p>-85.1222</text:p>
          </table:table-cell>
          <table:table-cell office:value-type="float" office:value="480" calcext:value-type="float">
            <text:p>480</text:p>
          </table:table-cell>
          <table:table-cell office:value-type="float" office:value="335320" calcext:value-type="float">
            <text:p>335320</text:p>
          </table:table-cell>
          <table:table-cell office:value-type="float" office:value="50.1847" calcext:value-type="float">
            <text:p>50.1847</text:p>
          </table:table-cell>
          <table:table-cell office:value-type="string" calcext:value-type="string">
            <text:p>(17.4509,10.9113)</text:p>
          </table:table-cell>
          <table:table-cell table:number-columns-repeated="8"/>
        </table:table-row>
        <table:table-row table:style-name="ro1">
          <table:table-cell office:value-type="float" office:value="-85.124" calcext:value-type="float">
            <text:p>-85.124</text:p>
          </table:table-cell>
          <table:table-cell office:value-type="float" office:value="451" calcext:value-type="float">
            <text:p>451</text:p>
          </table:table-cell>
          <table:table-cell office:value-type="float" office:value="282507" calcext:value-type="float">
            <text:p>282507</text:p>
          </table:table-cell>
          <table:table-cell office:value-type="float" office:value="50.185" calcext:value-type="float">
            <text:p>50.185</text:p>
          </table:table-cell>
          <table:table-cell office:value-type="string" calcext:value-type="string">
            <text:p>(17.4508,10.9114)</text:p>
          </table:table-cell>
          <table:table-cell table:number-columns-repeated="8"/>
        </table:table-row>
        <table:table-row table:style-name="ro1">
          <table:table-cell office:value-type="float" office:value="-85.1262" calcext:value-type="float">
            <text:p>-85.1262</text:p>
          </table:table-cell>
          <table:table-cell office:value-type="float" office:value="475" calcext:value-type="float">
            <text:p>475</text:p>
          </table:table-cell>
          <table:table-cell office:value-type="float" office:value="413506" calcext:value-type="float">
            <text:p>413506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09,10.9116)</text:p>
          </table:table-cell>
          <table:table-cell table:number-columns-repeated="8"/>
        </table:table-row>
        <table:table-row table:style-name="ro1">
          <table:table-cell office:value-type="float" office:value="-85.1263" calcext:value-type="float">
            <text:p>-85.1263</text:p>
          </table:table-cell>
          <table:table-cell office:value-type="float" office:value="594" calcext:value-type="float">
            <text:p>594</text:p>
          </table:table-cell>
          <table:table-cell office:value-type="float" office:value="330822" calcext:value-type="float">
            <text:p>330822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08,10.9116)</text:p>
          </table:table-cell>
          <table:table-cell table:number-columns-repeated="8"/>
        </table:table-row>
        <table:table-row table:style-name="ro1">
          <table:table-cell office:value-type="float" office:value="-85.128" calcext:value-type="float">
            <text:p>-85.128</text:p>
          </table:table-cell>
          <table:table-cell office:value-type="float" office:value="508" calcext:value-type="float">
            <text:p>508</text:p>
          </table:table-cell>
          <table:table-cell office:value-type="float" office:value="320975" calcext:value-type="float">
            <text:p>320975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36" calcext:value-type="float">
            <text:p>-85.1236</text:p>
          </table:table-cell>
          <table:table-cell office:value-type="float" office:value="395" calcext:value-type="float">
            <text:p>395</text:p>
          </table:table-cell>
          <table:table-cell office:value-type="float" office:value="357463" calcext:value-type="float">
            <text:p>357463</text:p>
          </table:table-cell>
          <table:table-cell office:value-type="float" office:value="50.1852" calcext:value-type="float">
            <text:p>50.1852</text:p>
          </table:table-cell>
          <table:table-cell office:value-type="string" calcext:value-type="string">
            <text:p>(17.451,10.9114)</text:p>
          </table:table-cell>
          <table:table-cell table:number-columns-repeated="8"/>
        </table:table-row>
        <table:table-row table:style-name="ro1">
          <table:table-cell office:value-type="float" office:value="-85.1214" calcext:value-type="float">
            <text:p>-85.1214</text:p>
          </table:table-cell>
          <table:table-cell office:value-type="float" office:value="466" calcext:value-type="float">
            <text:p>466</text:p>
          </table:table-cell>
          <table:table-cell office:value-type="float" office:value="354493" calcext:value-type="float">
            <text:p>354493</text:p>
          </table:table-cell>
          <table:table-cell office:value-type="float" office:value="50.1849" calcext:value-type="float">
            <text:p>50.1849</text:p>
          </table:table-cell>
          <table:table-cell office:value-type="string" calcext:value-type="string">
            <text:p>(17.4512,10.9112)</text:p>
          </table:table-cell>
          <table:table-cell table:number-columns-repeated="8"/>
        </table:table-row>
        <table:table-row table:style-name="ro1">
          <table:table-cell office:value-type="float" office:value="-85.1264" calcext:value-type="float">
            <text:p>-85.1264</text:p>
          </table:table-cell>
          <table:table-cell office:value-type="float" office:value="426" calcext:value-type="float">
            <text:p>426</text:p>
          </table:table-cell>
          <table:table-cell office:value-type="float" office:value="404471" calcext:value-type="float">
            <text:p>404471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1,10.9117)</text:p>
          </table:table-cell>
          <table:table-cell table:number-columns-repeated="8"/>
        </table:table-row>
        <table:table-row table:style-name="ro1">
          <table:table-cell office:value-type="float" office:value="-85.1246" calcext:value-type="float">
            <text:p>-85.1246</text:p>
          </table:table-cell>
          <table:table-cell office:value-type="float" office:value="491" calcext:value-type="float">
            <text:p>491</text:p>
          </table:table-cell>
          <table:table-cell office:value-type="float" office:value="346422" calcext:value-type="float">
            <text:p>346422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11,10.9115)</text:p>
          </table:table-cell>
          <table:table-cell table:number-columns-repeated="8"/>
        </table:table-row>
      </table:table>
      <table:table table:name="C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47" calcext:value-type="float">
            <text:p>-37.0047</text:p>
          </table:table-cell>
          <table:table-cell office:value-type="float" office:value="954" calcext:value-type="float">
            <text:p>954</text:p>
          </table:table-cell>
          <table:table-cell office:value-type="float" office:value="5019406" calcext:value-type="float">
            <text:p>5019406</text:p>
          </table:table-cell>
          <table:table-cell office:value-type="float" office:value="14.0004" calcext:value-type="float">
            <text:p>14.0004</text:p>
          </table:table-cell>
          <table:table-cell office:value-type="string" calcext:value-type="string">
            <text:p>(18.997,14.0004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14" table:formula="of:=MAX(INDIRECT(CONCATENATE(&quot;A&quot;;(ROW()-2)*11+2)):INDIRECT(CONCATENATE(&quot;A&quot;;(ROW()-2)*11+11)))" office:value-type="float" office:value="-37.0047" calcext:value-type="float">
            <text:p>-37.00</text:p>
          </table:table-cell>
          <table:table-cell table:style-name="ce14" table:formula="of:=AVERAGE(INDIRECT(CONCATENATE(&quot;A&quot;;(ROW()-2)*11+2)):INDIRECT(CONCATENATE(&quot;A&quot;;(ROW()-2)*11+11)))" office:value-type="float" office:value="-37.0064" calcext:value-type="float">
            <text:p>-37.01</text:p>
          </table:table-cell>
          <table:table-cell table:style-name="ce14" table:formula="of:=MIN(INDIRECT(CONCATENATE(&quot;A&quot;;(ROW()-2)*11+2)):INDIRECT(CONCATENATE(&quot;A&quot;;(ROW()-2)*11+11)))" office:value-type="float" office:value="-37.0074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15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919" calcext:value-type="float">
            <text:p>919</text:p>
          </table:table-cell>
          <table:table-cell office:value-type="float" office:value="5010101" calcext:value-type="float">
            <text:p>5010101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8,14.001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14" table:formula="of:=MAX(INDIRECT(CONCATENATE(&quot;A&quot;;(ROW()-2)*11+2)):INDIRECT(CONCATENATE(&quot;A&quot;;(ROW()-2)*11+11)))" office:value-type="float" office:value="-48.9998" calcext:value-type="float">
            <text:p>-49.00</text:p>
          </table:table-cell>
          <table:table-cell table:style-name="ce14" table:formula="of:=AVERAGE(INDIRECT(CONCATENATE(&quot;A&quot;;(ROW()-2)*11+2)):INDIRECT(CONCATENATE(&quot;A&quot;;(ROW()-2)*11+11)))" office:value-type="float" office:value="-49.00112" calcext:value-type="float">
            <text:p>-49.00</text:p>
          </table:table-cell>
          <table:table-cell table:style-name="ce14" table:formula="of:=MIN(INDIRECT(CONCATENATE(&quot;A&quot;;(ROW()-2)*11+2)):INDIRECT(CONCATENATE(&quot;A&quot;;(ROW()-2)*11+11)))" office:value-type="float" office:value="-49.0019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15" table:number-columns-repeated="2"/>
        </table:table-row>
        <table:table-row table:style-name="ro1">
          <table:table-cell office:value-type="float" office:value="-37.0056" calcext:value-type="float">
            <text:p>-37.0056</text:p>
          </table:table-cell>
          <table:table-cell office:value-type="float" office:value="759" calcext:value-type="float">
            <text:p>759</text:p>
          </table:table-cell>
          <table:table-cell office:value-type="float" office:value="5016643" calcext:value-type="float">
            <text:p>5016643</text:p>
          </table:table-cell>
          <table:table-cell office:value-type="float" office:value="14.0004" calcext:value-type="float">
            <text:p>14.0004</text:p>
          </table:table-cell>
          <table:table-cell office:value-type="string" calcext:value-type="string">
            <text:p>(18.996,14.0004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14" table:formula="of:=MAX(INDIRECT(CONCATENATE(&quot;A&quot;;(ROW()-2)*11+2)):INDIRECT(CONCATENATE(&quot;A&quot;;(ROW()-2)*11+11)))" office:value-type="float" office:value="-85.1186" calcext:value-type="float">
            <text:p>-85.12</text:p>
          </table:table-cell>
          <table:table-cell table:style-name="ce14" table:formula="of:=AVERAGE(INDIRECT(CONCATENATE(&quot;A&quot;;(ROW()-2)*11+2)):INDIRECT(CONCATENATE(&quot;A&quot;;(ROW()-2)*11+11)))" office:value-type="float" office:value="-85.12425" calcext:value-type="float">
            <text:p>-85.12</text:p>
          </table:table-cell>
          <table:table-cell table:style-name="ce14" table:formula="of:=MIN(INDIRECT(CONCATENATE(&quot;A&quot;;(ROW()-2)*11+2)):INDIRECT(CONCATENATE(&quot;A&quot;;(ROW()-2)*11+11)))" office:value-type="float" office:value="-85.1278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15" table:number-columns-repeated="2"/>
        </table:table-row>
        <table:table-row table:style-name="ro1">
          <table:table-cell office:value-type="float" office:value="-37.0064" calcext:value-type="float">
            <text:p>-37.0064</text:p>
          </table:table-cell>
          <table:table-cell office:value-type="float" office:value="923" calcext:value-type="float">
            <text:p>923</text:p>
          </table:table-cell>
          <table:table-cell office:value-type="float" office:value="5008751" calcext:value-type="float">
            <text:p>5008751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7,14.000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14" table:formula="of:=MAX(INDIRECT(CONCATENATE(&quot;A&quot;;(ROW()-2)*11+2)):INDIRECT(CONCATENATE(&quot;A&quot;;(ROW()-2)*11+11)))" office:value-type="float" office:value="-16.2693" calcext:value-type="float">
            <text:p>-16.27</text:p>
          </table:table-cell>
          <table:table-cell table:style-name="ce14" table:formula="of:=AVERAGE(INDIRECT(CONCATENATE(&quot;A&quot;;(ROW()-2)*11+2)):INDIRECT(CONCATENATE(&quot;A&quot;;(ROW()-2)*11+11)))" office:value-type="float" office:value="-28.01836" calcext:value-type="float">
            <text:p>-28.02</text:p>
          </table:table-cell>
          <table:table-cell table:style-name="ce14" table:formula="of:=MIN(INDIRECT(CONCATENATE(&quot;A&quot;;(ROW()-2)*11+2)):INDIRECT(CONCATENATE(&quot;A&quot;;(ROW()-2)*11+11)))" office:value-type="float" office:value="-29.3565" calcext:value-type="float">
            <text:p>-29.36</text:p>
          </table:table-cell>
          <table:table-cell office:value-type="float" office:value="-29.2" calcext:value-type="float">
            <text:p>-29.2</text:p>
          </table:table-cell>
          <table:table-cell table:style-name="ce15" table:number-columns-repeated="2"/>
        </table:table-row>
        <table:table-row table:style-name="ro1">
          <table:table-cell office:value-type="float" office:value="-37.007" calcext:value-type="float">
            <text:p>-37.007</text:p>
          </table:table-cell>
          <table:table-cell office:value-type="float" office:value="846" calcext:value-type="float">
            <text:p>846</text:p>
          </table:table-cell>
          <table:table-cell office:value-type="float" office:value="5014099" calcext:value-type="float">
            <text:p>5014099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2,14.001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14" table:formula="of:=MAX(INDIRECT(CONCATENATE(&quot;A&quot;;(ROW()-2)*11+2)):INDIRECT(CONCATENATE(&quot;A&quot;;(ROW()-2)*11+11)))" office:value-type="float" office:value="-19.0167" calcext:value-type="float">
            <text:p>-19.02</text:p>
          </table:table-cell>
          <table:table-cell table:style-name="ce14" table:formula="of:=AVERAGE(INDIRECT(CONCATENATE(&quot;A&quot;;(ROW()-2)*11+2)):INDIRECT(CONCATENATE(&quot;A&quot;;(ROW()-2)*11+11)))" office:value-type="float" office:value="-19.01801" calcext:value-type="float">
            <text:p>-19.02</text:p>
          </table:table-cell>
          <table:table-cell table:style-name="ce14" table:formula="of:=MIN(INDIRECT(CONCATENATE(&quot;A&quot;;(ROW()-2)*11+2)):INDIRECT(CONCATENATE(&quot;A&quot;;(ROW()-2)*11+11)))" office:value-type="float" office:value="-19.0194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15" table:number-columns-repeated="2"/>
        </table:table-row>
        <table:table-row table:style-name="ro1">
          <table:table-cell office:value-type="float" office:value="-37.0069" calcext:value-type="float">
            <text:p>-37.0069</text:p>
          </table:table-cell>
          <table:table-cell office:value-type="float" office:value="902" calcext:value-type="float">
            <text:p>902</text:p>
          </table:table-cell>
          <table:table-cell office:value-type="float" office:value="5024489" calcext:value-type="float">
            <text:p>5024489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4,14.0008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14" table:formula="of:=MAX(INDIRECT(CONCATENATE(&quot;A&quot;;(ROW()-2)*11+2)):INDIRECT(CONCATENATE(&quot;A&quot;;(ROW()-2)*11+11)))" office:value-type="float" office:value="-3.25262" calcext:value-type="float">
            <text:p>-3.25</text:p>
          </table:table-cell>
          <table:table-cell table:style-name="ce14" table:formula="of:=AVERAGE(INDIRECT(CONCATENATE(&quot;A&quot;;(ROW()-2)*11+2)):INDIRECT(CONCATENATE(&quot;A&quot;;(ROW()-2)*11+11)))" office:value-type="float" office:value="-3.253091" calcext:value-type="float">
            <text:p>-3.25</text:p>
          </table:table-cell>
          <table:table-cell table:style-name="ce14" table:formula="of:=MIN(INDIRECT(CONCATENATE(&quot;A&quot;;(ROW()-2)*11+2)):INDIRECT(CONCATENATE(&quot;A&quot;;(ROW()-2)*11+11)))" office:value-type="float" office:value="-3.25461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15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922" calcext:value-type="float">
            <text:p>922</text:p>
          </table:table-cell>
          <table:table-cell office:value-type="float" office:value="5015096" calcext:value-type="float">
            <text:p>5015096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2,14.001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14" table:formula="of:=MAX(INDIRECT(CONCATENATE(&quot;A&quot;;(ROW()-2)*11+2)):INDIRECT(CONCATENATE(&quot;A&quot;;(ROW()-2)*11+11)))" office:value-type="float" office:value="-16.2655" calcext:value-type="float">
            <text:p>-16.27</text:p>
          </table:table-cell>
          <table:table-cell table:style-name="ce14" table:formula="of:=AVERAGE(INDIRECT(CONCATENATE(&quot;A&quot;;(ROW()-2)*11+2)):INDIRECT(CONCATENATE(&quot;A&quot;;(ROW()-2)*11+11)))" office:value-type="float" office:value="-16.2693" calcext:value-type="float">
            <text:p>-16.27</text:p>
          </table:table-cell>
          <table:table-cell table:style-name="ce14" table:formula="of:=MIN(INDIRECT(CONCATENATE(&quot;A&quot;;(ROW()-2)*11+2)):INDIRECT(CONCATENATE(&quot;A&quot;;(ROW()-2)*11+11)))" office:value-type="float" office:value="-16.274" calcext:value-type="float">
            <text:p>-16.27</text:p>
          </table:table-cell>
          <table:table-cell office:value-type="float" office:value="-18.4" calcext:value-type="float">
            <text:p>-18.4</text:p>
          </table:table-cell>
          <table:table-cell table:style-name="ce15" table:number-columns-repeated="2"/>
        </table:table-row>
        <table:table-row table:style-name="ro1">
          <table:table-cell office:value-type="float" office:value="-37.0057" calcext:value-type="float">
            <text:p>-37.0057</text:p>
          </table:table-cell>
          <table:table-cell office:value-type="float" office:value="747" calcext:value-type="float">
            <text:p>747</text:p>
          </table:table-cell>
          <table:table-cell office:value-type="float" office:value="5018715" calcext:value-type="float">
            <text:p>5018715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76,14.0008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14" table:formula="of:=MAX(INDIRECT(CONCATENATE(&quot;A&quot;;(ROW()-2)*11+2)):INDIRECT(CONCATENATE(&quot;A&quot;;(ROW()-2)*11+11)))" office:value-type="float" office:value="14.7508" calcext:value-type="float">
            <text:p>14.75</text:p>
          </table:table-cell>
          <table:table-cell table:style-name="ce14" table:formula="of:=AVERAGE(INDIRECT(CONCATENATE(&quot;A&quot;;(ROW()-2)*11+2)):INDIRECT(CONCATENATE(&quot;A&quot;;(ROW()-2)*11+11)))" office:value-type="float" office:value="14.74567" calcext:value-type="float">
            <text:p>14.75</text:p>
          </table:table-cell>
          <table:table-cell table:style-name="ce14" table:formula="of:=MIN(INDIRECT(CONCATENATE(&quot;A&quot;;(ROW()-2)*11+2)):INDIRECT(CONCATENATE(&quot;A&quot;;(ROW()-2)*11+11)))" office:value-type="float" office:value="14.7406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15" table:number-columns-repeated="2"/>
        </table:table-row>
        <table:table-row table:style-name="ro1">
          <table:table-cell office:value-type="float" office:value="-37.0059" calcext:value-type="float">
            <text:p>-37.0059</text:p>
          </table:table-cell>
          <table:table-cell office:value-type="float" office:value="761" calcext:value-type="float">
            <text:p>761</text:p>
          </table:table-cell>
          <table:table-cell office:value-type="float" office:value="5022552" calcext:value-type="float">
            <text:p>5022552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76,14.0009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14" table:formula="of:=MAX(INDIRECT(CONCATENATE(&quot;A&quot;;(ROW()-2)*11+2)):INDIRECT(CONCATENATE(&quot;A&quot;;(ROW()-2)*11+11)))" office:value-type="float" office:value="-484.897" calcext:value-type="float">
            <text:p>-484.90</text:p>
          </table:table-cell>
          <table:table-cell table:style-name="ce14" table:formula="of:=AVERAGE(INDIRECT(CONCATENATE(&quot;A&quot;;(ROW()-2)*11+2)):INDIRECT(CONCATENATE(&quot;A&quot;;(ROW()-2)*11+11)))" office:value-type="float" office:value="-486.374" calcext:value-type="float">
            <text:p>-486.37</text:p>
          </table:table-cell>
          <table:table-cell table:style-name="ce14" table:formula="of:=MIN(INDIRECT(CONCATENATE(&quot;A&quot;;(ROW()-2)*11+2)):INDIRECT(CONCATENATE(&quot;A&quot;;(ROW()-2)*11+11)))" office:value-type="float" office:value="-487.099" calcext:value-type="float">
            <text:p>-487.10</text:p>
          </table:table-cell>
          <table:table-cell office:value-type="float" office:value="-453.61" calcext:value-type="float">
            <text:p>-453.61</text:p>
          </table:table-cell>
          <table:table-cell table:style-name="ce15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1021" calcext:value-type="float">
            <text:p>1021</text:p>
          </table:table-cell>
          <table:table-cell office:value-type="float" office:value="5023084" calcext:value-type="float">
            <text:p>5023084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9,14.001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14" table:formula="of:=MAX(INDIRECT(CONCATENATE(&quot;A&quot;;(ROW()-2)*11+2)):INDIRECT(CONCATENATE(&quot;A&quot;;(ROW()-2)*11+11)))" office:value-type="float" office:value="5.00215" calcext:value-type="float">
            <text:p>5.00</text:p>
          </table:table-cell>
          <table:table-cell table:style-name="ce14" table:formula="of:=AVERAGE(INDIRECT(CONCATENATE(&quot;A&quot;;(ROW()-2)*11+2)):INDIRECT(CONCATENATE(&quot;A&quot;;(ROW()-2)*11+11)))" office:value-type="float" office:value="0.9779081" calcext:value-type="float">
            <text:p>0.98</text:p>
          </table:table-cell>
          <table:table-cell table:style-name="ce14" table:formula="of:=MIN(INDIRECT(CONCATENATE(&quot;A&quot;;(ROW()-2)*11+2)):INDIRECT(CONCATENATE(&quot;A&quot;;(ROW()-2)*11+11)))" office:value-type="float" office:value="-0.0287941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14" table:formula="of:=MAX(INDIRECT(CONCATENATE(&quot;A&quot;;(ROW()-2)*11+2)):INDIRECT(CONCATENATE(&quot;A&quot;;(ROW()-2)*11+11)))" office:value-type="float" office:value="-12.6819" calcext:value-type="float">
            <text:p>-12.68</text:p>
          </table:table-cell>
          <table:table-cell table:style-name="ce14" table:formula="of:=AVERAGE(INDIRECT(CONCATENATE(&quot;A&quot;;(ROW()-2)*11+2)):INDIRECT(CONCATENATE(&quot;A&quot;;(ROW()-2)*11+11)))" office:value-type="float" office:value="-12.68305" calcext:value-type="float">
            <text:p>-12.68</text:p>
          </table:table-cell>
          <table:table-cell table:style-name="ce14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15" table:number-columns-repeated="2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857" calcext:value-type="float">
            <text:p>1857</text:p>
          </table:table-cell>
          <table:table-cell office:value-type="float" office:value="5054044" calcext:value-type="float">
            <text:p>5054044</text:p>
          </table:table-cell>
          <table:table-cell office:value-type="float" office:value="17.0079" calcext:value-type="float">
            <text:p>17.0079</text:p>
          </table:table-cell>
          <table:table-cell office:value-type="string" calcext:value-type="string">
            <text:p>(15.9961,11.0013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14" table:formula="of:=MAX(INDIRECT(CONCATENATE(&quot;A&quot;;(ROW()-2)*11+2)):INDIRECT(CONCATENATE(&quot;A&quot;;(ROW()-2)*11+11)))" office:value-type="float" office:value="-6550.7" calcext:value-type="float">
            <text:p>-6550.70</text:p>
          </table:table-cell>
          <table:table-cell table:style-name="ce14" table:formula="of:=AVERAGE(INDIRECT(CONCATENATE(&quot;A&quot;;(ROW()-2)*11+2)):INDIRECT(CONCATENATE(&quot;A&quot;;(ROW()-2)*11+11)))" office:value-type="float" office:value="-6576.71777777778" calcext:value-type="float">
            <text:p>-6576.72</text:p>
          </table:table-cell>
          <table:table-cell table:style-name="ce14" table:formula="of:=MIN(INDIRECT(CONCATENATE(&quot;A&quot;;(ROW()-2)*11+2)):INDIRECT(CONCATENATE(&quot;A&quot;;(ROW()-2)*11+11)))" office:value-type="float" office:value="-6596.54" calcext:value-type="float">
            <text:p>-6596.54</text:p>
          </table:table-cell>
          <table:table-cell office:value-type="float" office:value="-6600" calcext:value-type="float">
            <text:p>-6600</text:p>
          </table:table-cell>
          <table:table-cell table:style-name="ce15" table:number-columns-repeated="2"/>
        </table:table-row>
        <table:table-row table:style-name="ro1">
          <table:table-cell office:value-type="float" office:value="-49.001" calcext:value-type="float">
            <text:p>-49.001</text:p>
          </table:table-cell>
          <table:table-cell office:value-type="float" office:value="1383" calcext:value-type="float">
            <text:p>1383</text:p>
          </table:table-cell>
          <table:table-cell office:value-type="float" office:value="5016690" calcext:value-type="float">
            <text:p>5016690</text:p>
          </table:table-cell>
          <table:table-cell office:value-type="float" office:value="17.0071" calcext:value-type="float">
            <text:p>17.0071</text:p>
          </table:table-cell>
          <table:table-cell office:value-type="string" calcext:value-type="string">
            <text:p>(15.997,11.0013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14" table:formula="of:=MAX(INDIRECT(CONCATENATE(&quot;A&quot;;(ROW()-2)*11+2)):INDIRECT(CONCATENATE(&quot;A&quot;;(ROW()-2)*11+11)))" office:value-type="float" office:value="-0.0000000299407" calcext:value-type="float">
            <text:p>0.00</text:p>
          </table:table-cell>
          <table:table-cell table:style-name="ce14" table:formula="of:=AVERAGE(INDIRECT(CONCATENATE(&quot;A&quot;;(ROW()-2)*11+2)):INDIRECT(CONCATENATE(&quot;A&quot;;(ROW()-2)*11+11)))" office:value-type="float" office:value="-0.87564594986797" calcext:value-type="float">
            <text:p>-0.88</text:p>
          </table:table-cell>
          <table:table-cell table:style-name="ce14" table:formula="of:=MIN(INDIRECT(CONCATENATE(&quot;A&quot;;(ROW()-2)*11+2)):INDIRECT(CONCATENATE(&quot;A&quot;;(ROW()-2)*11+11)))" office:value-type="float" office:value="-4.42969" calcext:value-type="float">
            <text:p>-4.43</text:p>
          </table:table-cell>
          <table:table-cell office:value-type="float" office:value="-9.56" calcext:value-type="float">
            <text:p>-9.56</text:p>
          </table:table-cell>
          <table:table-cell table:style-name="ce15"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2834" calcext:value-type="float">
            <text:p>2834</text:p>
          </table:table-cell>
          <table:table-cell office:value-type="float" office:value="5032829" calcext:value-type="float">
            <text:p>5032829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,11.0019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14" table:formula="of:=MAX(INDIRECT(CONCATENATE(&quot;A&quot;;(ROW()-2)*11+2)):INDIRECT(CONCATENATE(&quot;A&quot;;(ROW()-2)*11+11)))" office:value-type="float" office:value="-1.98044" calcext:value-type="float">
            <text:p>-1.98</text:p>
          </table:table-cell>
          <table:table-cell table:style-name="ce14" table:formula="of:=AVERAGE(INDIRECT(CONCATENATE(&quot;A&quot;;(ROW()-2)*11+2)):INDIRECT(CONCATENATE(&quot;A&quot;;(ROW()-2)*11+11)))" office:value-type="float" office:value="-1.980444" calcext:value-type="float">
            <text:p>-1.98</text:p>
          </table:table-cell>
          <table:table-cell table:style-name="ce14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15" table:number-columns-repeated="2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2272" calcext:value-type="float">
            <text:p>2272</text:p>
          </table:table-cell>
          <table:table-cell office:value-type="float" office:value="5034619" calcext:value-type="float">
            <text:p>5034619</text:p>
          </table:table-cell>
          <table:table-cell office:value-type="float" office:value="17.0087" calcext:value-type="float">
            <text:p>17.0087</text:p>
          </table:table-cell>
          <table:table-cell office:value-type="string" calcext:value-type="string">
            <text:p>(15.9965,11.0017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14" table:formula="of:=MAX(INDIRECT(CONCATENATE(&quot;A&quot;;(ROW()-2)*11+2)):INDIRECT(CONCATENATE(&quot;A&quot;;(ROW()-2)*11+11)))" office:value-type="float" office:value="5.00215" calcext:value-type="float">
            <text:p>5.00</text:p>
          </table:table-cell>
          <table:table-cell table:style-name="ce14" table:formula="of:=AVERAGE(INDIRECT(CONCATENATE(&quot;A&quot;;(ROW()-2)*11+2)):INDIRECT(CONCATENATE(&quot;A&quot;;(ROW()-2)*11+11)))" office:value-type="float" office:value="1.00035200651249" calcext:value-type="float">
            <text:p>1.00</text:p>
          </table:table-cell>
          <table:table-cell table:style-name="ce14" table:formula="of:=MIN(INDIRECT(CONCATENATE(&quot;A&quot;;(ROW()-2)*11+2)):INDIRECT(CONCATENATE(&quot;A&quot;;(ROW()-2)*11+11)))" office:value-type="float" office:value="0.000000000235296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2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2026" calcext:value-type="float">
            <text:p>2026</text:p>
          </table:table-cell>
          <table:table-cell office:value-type="float" office:value="5023368" calcext:value-type="float">
            <text:p>5023368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3,11.001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14" table:formula="of:=MAX(INDIRECT(CONCATENATE(&quot;A&quot;;(ROW()-2)*11+2)):INDIRECT(CONCATENATE(&quot;A&quot;;(ROW()-2)*11+11)))" office:value-type="float" office:value="62.1386" calcext:value-type="float">
            <text:p>62.14</text:p>
          </table:table-cell>
          <table:table-cell table:style-name="ce14" table:formula="of:=AVERAGE(INDIRECT(CONCATENATE(&quot;A&quot;;(ROW()-2)*11+2)):INDIRECT(CONCATENATE(&quot;A&quot;;(ROW()-2)*11+11)))" office:value-type="float" office:value="8.984064115" calcext:value-type="float">
            <text:p>8.98</text:p>
          </table:table-cell>
          <table:table-cell table:style-name="ce14" table:formula="of:=MIN(INDIRECT(CONCATENATE(&quot;A&quot;;(ROW()-2)*11+2)):INDIRECT(CONCATENATE(&quot;A&quot;;(ROW()-2)*11+11)))" office:value-type="float" office:value="0.0011204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2"/>
        </table:table-row>
        <table:table-row table:style-name="ro1">
          <table:table-cell office:value-type="float" office:value="-49.0007" calcext:value-type="float">
            <text:p>-49.0007</text:p>
          </table:table-cell>
          <table:table-cell office:value-type="float" office:value="1316" calcext:value-type="float">
            <text:p>1316</text:p>
          </table:table-cell>
          <table:table-cell office:value-type="float" office:value="2342088" calcext:value-type="float">
            <text:p>2342088</text:p>
          </table:table-cell>
          <table:table-cell office:value-type="float" office:value="17.0073" calcext:value-type="float">
            <text:p>17.0073</text:p>
          </table:table-cell>
          <table:table-cell office:value-type="string" calcext:value-type="string">
            <text:p>(15.9967,11.0013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14" table:formula="of:=MAX(INDIRECT(CONCATENATE(&quot;A&quot;;(ROW()-2)*11+2)):INDIRECT(CONCATENATE(&quot;A&quot;;(ROW()-2)*11+11)))" office:value-type="float" office:value="0.203688" calcext:value-type="float">
            <text:p>0.20</text:p>
          </table:table-cell>
          <table:table-cell table:style-name="ce14" table:formula="of:=AVERAGE(INDIRECT(CONCATENATE(&quot;A&quot;;(ROW()-2)*11+2)):INDIRECT(CONCATENATE(&quot;A&quot;;(ROW()-2)*11+11)))" office:value-type="float" office:value="0.020399089581" calcext:value-type="float">
            <text:p>0.02</text:p>
          </table:table-cell>
          <table:table-cell table:style-name="ce14" table:formula="of:=MIN(INDIRECT(CONCATENATE(&quot;A&quot;;(ROW()-2)*11+2)):INDIRECT(CONCATENATE(&quot;A&quot;;(ROW()-2)*11+11)))" office:value-type="float" office:value="0.00000282664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2"/>
        </table:table-row>
        <table:table-row table:style-name="ro1">
          <table:table-cell office:value-type="float" office:value="-49.0008" calcext:value-type="float">
            <text:p>-49.0008</text:p>
          </table:table-cell>
          <table:table-cell office:value-type="float" office:value="1194" calcext:value-type="float">
            <text:p>1194</text:p>
          </table:table-cell>
          <table:table-cell office:value-type="float" office:value="2258138" calcext:value-type="float">
            <text:p>2258138</text:p>
          </table:table-cell>
          <table:table-cell office:value-type="float" office:value="17.0051" calcext:value-type="float">
            <text:p>17.0051</text:p>
          </table:table-cell>
          <table:table-cell office:value-type="string" calcext:value-type="string">
            <text:p>(15.9978,11.00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14" table:formula="of:=MAX(INDIRECT(CONCATENATE(&quot;A&quot;;(ROW()-2)*11+2)):INDIRECT(CONCATENATE(&quot;A&quot;;(ROW()-2)*11+11)))" office:value-type="float" office:value="99.9244" calcext:value-type="float">
            <text:p>99.92</text:p>
          </table:table-cell>
          <table:table-cell table:style-name="ce14" table:formula="of:=AVERAGE(INDIRECT(CONCATENATE(&quot;A&quot;;(ROW()-2)*11+2)):INDIRECT(CONCATENATE(&quot;A&quot;;(ROW()-2)*11+11)))" office:value-type="float" office:value="99.91159" calcext:value-type="float">
            <text:p>99.91</text:p>
          </table:table-cell>
          <table:table-cell table:style-name="ce14" table:formula="of:=MIN(INDIRECT(CONCATENATE(&quot;A&quot;;(ROW()-2)*11+2)):INDIRECT(CONCATENATE(&quot;A&quot;;(ROW()-2)*11+11)))" office:value-type="float" office:value="99.9012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15" table:number-columns-repeated="2"/>
        </table:table-row>
        <table:table-row table:style-name="ro1">
          <table:table-cell office:value-type="float" office:value="-48.9998" calcext:value-type="float">
            <text:p>-48.9998</text:p>
          </table:table-cell>
          <table:table-cell office:value-type="float" office:value="1459" calcext:value-type="float">
            <text:p>1459</text:p>
          </table:table-cell>
          <table:table-cell office:value-type="float" office:value="5014265" calcext:value-type="float">
            <text:p>5014265</text:p>
          </table:table-cell>
          <table:table-cell office:value-type="float" office:value="17.002" calcext:value-type="float">
            <text:p>17.002</text:p>
          </table:table-cell>
          <table:table-cell office:value-type="string" calcext:value-type="string">
            <text:p>(15.9989,11.0003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14" table:formula="of:=MAX(INDIRECT(CONCATENATE(&quot;A&quot;;(ROW()-2)*11+2)):INDIRECT(CONCATENATE(&quot;A&quot;;(ROW()-2)*11+11)))" office:value-type="float" office:value="225.023" calcext:value-type="float">
            <text:p>225.02</text:p>
          </table:table-cell>
          <table:table-cell table:style-name="ce14" table:formula="of:=AVERAGE(INDIRECT(CONCATENATE(&quot;A&quot;;(ROW()-2)*11+2)):INDIRECT(CONCATENATE(&quot;A&quot;;(ROW()-2)*11+11)))" office:value-type="float" office:value="225.0071" calcext:value-type="float">
            <text:p>225.01</text:p>
          </table:table-cell>
          <table:table-cell table:style-name="ce14" table:formula="of:=MIN(INDIRECT(CONCATENATE(&quot;A&quot;;(ROW()-2)*11+2)):INDIRECT(CONCATENATE(&quot;A&quot;;(ROW()-2)*11+11)))" office:value-type="float" office:value="224.998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4014" calcext:value-type="float">
            <text:p>4014</text:p>
          </table:table-cell>
          <table:table-cell office:value-type="float" office:value="411983" calcext:value-type="float">
            <text:p>411983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9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14" table:formula="of:=MAX(INDIRECT(CONCATENATE(&quot;A&quot;;(ROW()-2)*11+2)):INDIRECT(CONCATENATE(&quot;A&quot;;(ROW()-2)*11+11)))" office:value-type="float" office:value="-28.6124" calcext:value-type="float">
            <text:p>-28.61</text:p>
          </table:table-cell>
          <table:table-cell table:style-name="ce14" table:formula="of:=AVERAGE(INDIRECT(CONCATENATE(&quot;A&quot;;(ROW()-2)*11+2)):INDIRECT(CONCATENATE(&quot;A&quot;;(ROW()-2)*11+11)))" office:value-type="float" office:value="-28.90681" calcext:value-type="float">
            <text:p>-28.91</text:p>
          </table:table-cell>
          <table:table-cell table:style-name="ce14" table:formula="of:=MIN(INDIRECT(CONCATENATE(&quot;A&quot;;(ROW()-2)*11+2)):INDIRECT(CONCATENATE(&quot;A&quot;;(ROW()-2)*11+11)))" office:value-type="float" office:value="-29.1096" calcext:value-type="float">
            <text:p>-29.11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1680" calcext:value-type="float">
            <text:p>1680</text:p>
          </table:table-cell>
          <table:table-cell office:value-type="float" office:value="5025770" calcext:value-type="float">
            <text:p>5025770</text:p>
          </table:table-cell>
          <table:table-cell office:value-type="float" office:value="17.0085" calcext:value-type="float">
            <text:p>17.0085</text:p>
          </table:table-cell>
          <table:table-cell office:value-type="string" calcext:value-type="string">
            <text:p>(15.9967,11.0017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14" table:formula="of:=MAX(INDIRECT(CONCATENATE(&quot;A&quot;;(ROW()-2)*11+2)):INDIRECT(CONCATENATE(&quot;A&quot;;(ROW()-2)*11+11)))" office:value-type="float" office:value="-3.25258" calcext:value-type="float">
            <text:p>-3.25</text:p>
          </table:table-cell>
          <table:table-cell table:style-name="ce14" table:formula="of:=AVERAGE(INDIRECT(CONCATENATE(&quot;A&quot;;(ROW()-2)*11+2)):INDIRECT(CONCATENATE(&quot;A&quot;;(ROW()-2)*11+11)))" office:value-type="float" office:value="-3.252936" calcext:value-type="float">
            <text:p>-3.25</text:p>
          </table:table-cell>
          <table:table-cell table:style-name="ce14" table:formula="of:=MIN(INDIRECT(CONCATENATE(&quot;A&quot;;(ROW()-2)*11+2)):INDIRECT(CONCATENATE(&quot;A&quot;;(ROW()-2)*11+11)))" office:value-type="float" office:value="-3.25377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14" table:formula="of:=MAX(INDIRECT(CONCATENATE(&quot;A&quot;;(ROW()-2)*11+2)):INDIRECT(CONCATENATE(&quot;A&quot;;(ROW()-2)*11+11)))" office:value-type="float" office:value="5.00215" calcext:value-type="float">
            <text:p>5.00</text:p>
          </table:table-cell>
          <table:table-cell table:style-name="ce14" table:formula="of:=AVERAGE(INDIRECT(CONCATENATE(&quot;A&quot;;(ROW()-2)*11+2)):INDIRECT(CONCATENATE(&quot;A&quot;;(ROW()-2)*11+11)))" office:value-type="float" office:value="0.9779081" calcext:value-type="float">
            <text:p>0.98</text:p>
          </table:table-cell>
          <table:table-cell table:style-name="ce14" table:formula="of:=MIN(INDIRECT(CONCATENATE(&quot;A&quot;;(ROW()-2)*11+2)):INDIRECT(CONCATENATE(&quot;A&quot;;(ROW()-2)*11+11)))" office:value-type="float" office:value="-0.0287941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44" calcext:value-type="float">
            <text:p>-85.1244</text:p>
          </table:table-cell>
          <table:table-cell office:value-type="float" office:value="1892" calcext:value-type="float">
            <text:p>1892</text:p>
          </table:table-cell>
          <table:table-cell office:value-type="float" office:value="5016131" calcext:value-type="float">
            <text:p>5016131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11,10.9115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14" table:formula="of:=MAX(INDIRECT(CONCATENATE(&quot;A&quot;;(ROW()-2)*11+2)):INDIRECT(CONCATENATE(&quot;A&quot;;(ROW()-2)*11+11)))" office:value-type="float" office:value="16.9779" calcext:value-type="float">
            <text:p>16.98</text:p>
          </table:table-cell>
          <table:table-cell table:style-name="ce14" table:formula="of:=AVERAGE(INDIRECT(CONCATENATE(&quot;A&quot;;(ROW()-2)*11+2)):INDIRECT(CONCATENATE(&quot;A&quot;;(ROW()-2)*11+11)))" office:value-type="float" office:value="16.97482" calcext:value-type="float">
            <text:p>16.97</text:p>
          </table:table-cell>
          <table:table-cell table:style-name="ce14" table:formula="of:=MIN(INDIRECT(CONCATENATE(&quot;A&quot;;(ROW()-2)*11+2)):INDIRECT(CONCATENATE(&quot;A&quot;;(ROW()-2)*11+11)))" office:value-type="float" office:value="16.9734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5" calcext:value-type="float">
            <text:p>-85.125</text:p>
          </table:table-cell>
          <table:table-cell office:value-type="float" office:value="2290" calcext:value-type="float">
            <text:p>2290</text:p>
          </table:table-cell>
          <table:table-cell office:value-type="float" office:value="5016438" calcext:value-type="float">
            <text:p>5016438</text:p>
          </table:table-cell>
          <table:table-cell office:value-type="float" office:value="50.1854" calcext:value-type="float">
            <text:p>50.1854</text:p>
          </table:table-cell>
          <table:table-cell office:value-type="string" calcext:value-type="string">
            <text:p>(17.4508,10.9115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14" table:formula="of:=MAX(INDIRECT(CONCATENATE(&quot;A&quot;;(ROW()-2)*11+2)):INDIRECT(CONCATENATE(&quot;A&quot;;(ROW()-2)*11+11)))" office:value-type="float" office:value="-12.6735" calcext:value-type="float">
            <text:p>-12.67</text:p>
          </table:table-cell>
          <table:table-cell table:style-name="ce14" table:formula="of:=AVERAGE(INDIRECT(CONCATENATE(&quot;A&quot;;(ROW()-2)*11+2)):INDIRECT(CONCATENATE(&quot;A&quot;;(ROW()-2)*11+11)))" office:value-type="float" office:value="-12.68248" calcext:value-type="float">
            <text:p>-12.68</text:p>
          </table:table-cell>
          <table:table-cell table:style-name="ce14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1839" calcext:value-type="float">
            <text:p>1839</text:p>
          </table:table-cell>
          <table:table-cell office:value-type="float" office:value="5020817" calcext:value-type="float">
            <text:p>5020817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14" table:formula="of:=MAX(INDIRECT(CONCATENATE(&quot;A&quot;;(ROW()-2)*11+2)):INDIRECT(CONCATENATE(&quot;A&quot;;(ROW()-2)*11+11)))" office:value-type="float" office:value="-49.0005" calcext:value-type="float">
            <text:p>-49.00</text:p>
          </table:table-cell>
          <table:table-cell table:style-name="ce14" table:formula="of:=AVERAGE(INDIRECT(CONCATENATE(&quot;A&quot;;(ROW()-2)*11+2)):INDIRECT(CONCATENATE(&quot;A&quot;;(ROW()-2)*11+11)))" office:value-type="float" office:value="-49.00105" calcext:value-type="float">
            <text:p>-49.00</text:p>
          </table:table-cell>
          <table:table-cell table:style-name="ce14" table:formula="of:=MIN(INDIRECT(CONCATENATE(&quot;A&quot;;(ROW()-2)*11+2)):INDIRECT(CONCATENATE(&quot;A&quot;;(ROW()-2)*11+11)))" office:value-type="float" office:value="-49.0018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63" calcext:value-type="float">
            <text:p>-85.1263</text:p>
          </table:table-cell>
          <table:table-cell office:value-type="float" office:value="1860" calcext:value-type="float">
            <text:p>1860</text:p>
          </table:table-cell>
          <table:table-cell office:value-type="float" office:value="3328204" calcext:value-type="float">
            <text:p>3328204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09,10.9116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14" table:formula="of:=MAX(INDIRECT(CONCATENATE(&quot;A&quot;;(ROW()-2)*11+2)):INDIRECT(CONCATENATE(&quot;A&quot;;(ROW()-2)*11+11)))" office:value-type="float" office:value="-1.21063" calcext:value-type="float">
            <text:p>-1.21</text:p>
          </table:table-cell>
          <table:table-cell table:style-name="ce14" table:formula="of:=AVERAGE(INDIRECT(CONCATENATE(&quot;A&quot;;(ROW()-2)*11+2)):INDIRECT(CONCATENATE(&quot;A&quot;;(ROW()-2)*11+11)))" office:value-type="float" office:value="-1.211056" calcext:value-type="float">
            <text:p>-1.21</text:p>
          </table:table-cell>
          <table:table-cell table:style-name="ce14" table:formula="of:=MIN(INDIRECT(CONCATENATE(&quot;A&quot;;(ROW()-2)*11+2)):INDIRECT(CONCATENATE(&quot;A&quot;;(ROW()-2)*11+11)))" office:value-type="float" office:value="-1.21141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26" calcext:value-type="float">
            <text:p>-85.1226</text:p>
          </table:table-cell>
          <table:table-cell office:value-type="float" office:value="2074" calcext:value-type="float">
            <text:p>2074</text:p>
          </table:table-cell>
          <table:table-cell office:value-type="float" office:value="5027467" calcext:value-type="float">
            <text:p>5027467</text:p>
          </table:table-cell>
          <table:table-cell office:value-type="float" office:value="50.185" calcext:value-type="float">
            <text:p>50.185</text:p>
          </table:table-cell>
          <table:table-cell office:value-type="string" calcext:value-type="string">
            <text:p>(17.451,10.9113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14" table:formula="of:=MAX(INDIRECT(CONCATENATE(&quot;A&quot;;(ROW()-2)*11+2)):INDIRECT(CONCATENATE(&quot;A&quot;;(ROW()-2)*11+11)))" office:value-type="float" office:value="-0.999993" calcext:value-type="float">
            <text:p>-1.00</text:p>
          </table:table-cell>
          <table:table-cell table:style-name="ce14" table:formula="of:=AVERAGE(INDIRECT(CONCATENATE(&quot;A&quot;;(ROW()-2)*11+2)):INDIRECT(CONCATENATE(&quot;A&quot;;(ROW()-2)*11+11)))" office:value-type="float" office:value="-1.0000263" calcext:value-type="float">
            <text:p>-1.00</text:p>
          </table:table-cell>
          <table:table-cell table:style-name="ce14" table:formula="of:=MIN(INDIRECT(CONCATENATE(&quot;A&quot;;(ROW()-2)*11+2)):INDIRECT(CONCATENATE(&quot;A&quot;;(ROW()-2)*11+11)))" office:value-type="float" office:value="-1.00004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186" calcext:value-type="float">
            <text:p>-85.1186</text:p>
          </table:table-cell>
          <table:table-cell office:value-type="float" office:value="1698" calcext:value-type="float">
            <text:p>1698</text:p>
          </table:table-cell>
          <table:table-cell office:value-type="float" office:value="487941" calcext:value-type="float">
            <text:p>487941</text:p>
          </table:table-cell>
          <table:table-cell office:value-type="float" office:value="50.1845" calcext:value-type="float">
            <text:p>50.1845</text:p>
          </table:table-cell>
          <table:table-cell office:value-type="string" calcext:value-type="string">
            <text:p>(17.4514,10.911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14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14" table:formula="of:=AVERAGE(INDIRECT(CONCATENATE(&quot;A&quot;;(ROW()-2)*11+2)):INDIRECT(CONCATENATE(&quot;A&quot;;(ROW()-2)*11+11)))" office:value-type="float" office:value="2285.726" calcext:value-type="float">
            <text:p>2285.73</text:p>
          </table:table-cell>
          <table:table-cell table:style-name="ce14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5" calcext:value-type="float">
            <text:p>-85.125</text:p>
          </table:table-cell>
          <table:table-cell office:value-type="float" office:value="1818" calcext:value-type="float">
            <text:p>1818</text:p>
          </table:table-cell>
          <table:table-cell office:value-type="float" office:value="5009595" calcext:value-type="float">
            <text:p>5009595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1,10.9116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14" table:formula="of:=MAX(INDIRECT(CONCATENATE(&quot;A&quot;;(ROW()-2)*11+2)):INDIRECT(CONCATENATE(&quot;A&quot;;(ROW()-2)*11+11)))" office:value-type="float" office:value="-12.0104" calcext:value-type="float">
            <text:p>-12.01</text:p>
          </table:table-cell>
          <table:table-cell table:style-name="ce14" table:formula="of:=AVERAGE(INDIRECT(CONCATENATE(&quot;A&quot;;(ROW()-2)*11+2)):INDIRECT(CONCATENATE(&quot;A&quot;;(ROW()-2)*11+11)))" office:value-type="float" office:value="-12.0121" calcext:value-type="float">
            <text:p>-12.01</text:p>
          </table:table-cell>
          <table:table-cell table:style-name="ce14" table:formula="of:=MIN(INDIRECT(CONCATENATE(&quot;A&quot;;(ROW()-2)*11+2)):INDIRECT(CONCATENATE(&quot;A&quot;;(ROW()-2)*11+11)))" office:value-type="float" office:value="-12.0129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78" calcext:value-type="float">
            <text:p>-85.1278</text:p>
          </table:table-cell>
          <table:table-cell office:value-type="float" office:value="3263" calcext:value-type="float">
            <text:p>3263</text:p>
          </table:table-cell>
          <table:table-cell office:value-type="float" office:value="578554" calcext:value-type="float">
            <text:p>578554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14" table:formula="of:=MAX(INDIRECT(CONCATENATE(&quot;A&quot;;(ROW()-2)*11+2)):INDIRECT(CONCATENATE(&quot;A&quot;;(ROW()-2)*11+11)))" office:value-type="float" office:value="3.10773" calcext:value-type="float">
            <text:p>3.11</text:p>
          </table:table-cell>
          <table:table-cell table:style-name="ce14" table:formula="of:=AVERAGE(INDIRECT(CONCATENATE(&quot;A&quot;;(ROW()-2)*11+2)):INDIRECT(CONCATENATE(&quot;A&quot;;(ROW()-2)*11+11)))" office:value-type="float" office:value="3.107087" calcext:value-type="float">
            <text:p>3.11</text:p>
          </table:table-cell>
          <table:table-cell table:style-name="ce14" table:formula="of:=MIN(INDIRECT(CONCATENATE(&quot;A&quot;;(ROW()-2)*11+2)):INDIRECT(CONCATENATE(&quot;A&quot;;(ROW()-2)*11+11)))" office:value-type="float" office:value="3.10674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47" calcext:value-type="float">
            <text:p>-85.1247</text:p>
          </table:table-cell>
          <table:table-cell office:value-type="float" office:value="2095" calcext:value-type="float">
            <text:p>2095</text:p>
          </table:table-cell>
          <table:table-cell office:value-type="float" office:value="2968387" calcext:value-type="float">
            <text:p>2968387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2,10.9116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14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14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14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06" calcext:value-type="float">
            <text:p>-85.1206</text:p>
          </table:table-cell>
          <table:table-cell office:value-type="float" office:value="1559" calcext:value-type="float">
            <text:p>1559</text:p>
          </table:table-cell>
          <table:table-cell office:value-type="float" office:value="5008311" calcext:value-type="float">
            <text:p>5008311</text:p>
          </table:table-cell>
          <table:table-cell office:value-type="float" office:value="50.1846" calcext:value-type="float">
            <text:p>50.1846</text:p>
          </table:table-cell>
          <table:table-cell office:value-type="string" calcext:value-type="string">
            <text:p>(17.4511,10.9112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14" table:formula="of:=MAX(INDIRECT(CONCATENATE(&quot;A&quot;;(ROW()-2)*11+2)):INDIRECT(CONCATENATE(&quot;A&quot;;(ROW()-2)*11+11)))" office:value-type="float" office:value="-999.403" calcext:value-type="float">
            <text:p>-999.40</text:p>
          </table:table-cell>
          <table:table-cell table:style-name="ce14" table:formula="of:=AVERAGE(INDIRECT(CONCATENATE(&quot;A&quot;;(ROW()-2)*11+2)):INDIRECT(CONCATENATE(&quot;A&quot;;(ROW()-2)*11+11)))" office:value-type="float" office:value="-999.7471" calcext:value-type="float">
            <text:p>-999.75</text:p>
          </table:table-cell>
          <table:table-cell table:style-name="ce14" table:formula="of:=MIN(INDIRECT(CONCATENATE(&quot;A&quot;;(ROW()-2)*11+2)):INDIRECT(CONCATENATE(&quot;A&quot;;(ROW()-2)*11+11)))" office:value-type="float" office:value="-1000.1" calcext:value-type="float">
            <text:p>-1000.10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14" table:formula="of:=MAX(INDIRECT(CONCATENATE(&quot;A&quot;;(ROW()-2)*11+2)):INDIRECT(CONCATENATE(&quot;A&quot;;(ROW()-2)*11+11)))" office:value-type="float" office:value="4.98003" calcext:value-type="float">
            <text:p>4.98</text:p>
          </table:table-cell>
          <table:table-cell table:style-name="ce14" table:formula="of:=AVERAGE(INDIRECT(CONCATENATE(&quot;A&quot;;(ROW()-2)*11+2)):INDIRECT(CONCATENATE(&quot;A&quot;;(ROW()-2)*11+11)))" office:value-type="float" office:value="4.980027" calcext:value-type="float">
            <text:p>4.98</text:p>
          </table:table-cell>
          <table:table-cell table:style-name="ce14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332" calcext:value-type="float">
            <text:p>-29.332</text:p>
          </table:table-cell>
          <table:table-cell office:value-type="float" office:value="4893" calcext:value-type="float">
            <text:p>4893</text:p>
          </table:table-cell>
          <table:table-cell office:value-type="float" office:value="5048072" calcext:value-type="float">
            <text:p>5048072</text:p>
          </table:table-cell>
          <table:table-cell office:value-type="float" office:value="3.20351" calcext:value-type="float">
            <text:p>3.20351</text:p>
          </table:table-cell>
          <table:table-cell office:value-type="string" calcext:value-type="string">
            <text:p>(0.00101744,0.890334,0.00907953,0.604561,0.404092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14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14" table:formula="of:=AVERAGE(INDIRECT(CONCATENATE(&quot;A&quot;;(ROW()-2)*11+2)):INDIRECT(CONCATENATE(&quot;A&quot;;(ROW()-2)*11+11)))" office:value-type="float" office:value="8.999706" calcext:value-type="float">
            <text:p>9.00</text:p>
          </table:table-cell>
          <table:table-cell table:style-name="ce14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3565" calcext:value-type="float">
            <text:p>-29.3565</text:p>
          </table:table-cell>
          <table:table-cell office:value-type="float" office:value="4259" calcext:value-type="float">
            <text:p>4259</text:p>
          </table:table-cell>
          <table:table-cell office:value-type="float" office:value="5051163" calcext:value-type="float">
            <text:p>5051163</text:p>
          </table:table-cell>
          <table:table-cell office:value-type="float" office:value="3.20706" calcext:value-type="float">
            <text:p>3.20706</text:p>
          </table:table-cell>
          <table:table-cell office:value-type="string" calcext:value-type="string">
            <text:p>(0.000565,0.891621,0.00994472,0.605227,0.40404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14" table:formula="of:=MAX(INDIRECT(CONCATENATE(&quot;A&quot;;(ROW()-2)*11+2)):INDIRECT(CONCATENATE(&quot;A&quot;;(ROW()-2)*11+11)))" office:value-type="float" office:value="-85.1181" calcext:value-type="float">
            <text:p>-85.12</text:p>
          </table:table-cell>
          <table:table-cell table:style-name="ce14" table:formula="of:=AVERAGE(INDIRECT(CONCATENATE(&quot;A&quot;;(ROW()-2)*11+2)):INDIRECT(CONCATENATE(&quot;A&quot;;(ROW()-2)*11+11)))" office:value-type="float" office:value="-85.12376" calcext:value-type="float">
            <text:p>-85.12</text:p>
          </table:table-cell>
          <table:table-cell table:style-name="ce14" table:formula="of:=MIN(INDIRECT(CONCATENATE(&quot;A&quot;;(ROW()-2)*11+2)):INDIRECT(CONCATENATE(&quot;A&quot;;(ROW()-2)*11+11)))" office:value-type="float" office:value="-85.1276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3388" calcext:value-type="float">
            <text:p>-29.3388</text:p>
          </table:table-cell>
          <table:table-cell office:value-type="float" office:value="2915" calcext:value-type="float">
            <text:p>2915</text:p>
          </table:table-cell>
          <table:table-cell office:value-type="float" office:value="5070782" calcext:value-type="float">
            <text:p>5070782</text:p>
          </table:table-cell>
          <table:table-cell office:value-type="float" office:value="3.20063" calcext:value-type="float">
            <text:p>3.20063</text:p>
          </table:table-cell>
          <table:table-cell office:value-type="string" calcext:value-type="string">
            <text:p>(-7.88157e-05,0.891095,0.00947018,0.605128,0.401958)</text:p>
          </table:table-cell>
          <table:table-cell table:number-columns-repeated="2"/>
          <table:table-cell table:style-name="ce14" table:number-columns-repeated="3"/>
          <table:table-cell table:number-columns-repeated="3"/>
        </table:table-row>
        <table:table-row table:style-name="ro1">
          <table:table-cell office:value-type="float" office:value="-29.3053" calcext:value-type="float">
            <text:p>-29.3053</text:p>
          </table:table-cell>
          <table:table-cell office:value-type="float" office:value="3092" calcext:value-type="float">
            <text:p>3092</text:p>
          </table:table-cell>
          <table:table-cell office:value-type="float" office:value="5083749" calcext:value-type="float">
            <text:p>5083749</text:p>
          </table:table-cell>
          <table:table-cell office:value-type="float" office:value="3.21173" calcext:value-type="float">
            <text:p>3.21173</text:p>
          </table:table-cell>
          <table:table-cell office:value-type="string" calcext:value-type="string">
            <text:p>(5.30531e-05,0.893279,0.00963233,0.603666,0.405909)</text:p>
          </table:table-cell>
          <table:table-cell table:number-columns-repeated="2"/>
          <table:table-cell table:style-name="ce14" table:number-columns-repeated="3"/>
          <table:table-cell table:number-columns-repeated="3"/>
        </table:table-row>
        <table:table-row table:style-name="ro1">
          <table:table-cell office:value-type="float" office:value="-29.3262" calcext:value-type="float">
            <text:p>-29.3262</text:p>
          </table:table-cell>
          <table:table-cell office:value-type="float" office:value="1654" calcext:value-type="float">
            <text:p>1654</text:p>
          </table:table-cell>
          <table:table-cell office:value-type="float" office:value="5071519" calcext:value-type="float">
            <text:p>5071519</text:p>
          </table:table-cell>
          <table:table-cell office:value-type="float" office:value="3.20836" calcext:value-type="float">
            <text:p>3.20836</text:p>
          </table:table-cell>
          <table:table-cell office:value-type="string" calcext:value-type="string">
            <text:p>(0.000114757,0.892703,0.00960787,0.604379,0.404427)</text:p>
          </table:table-cell>
          <table:table-cell table:number-columns-repeated="2"/>
          <table:table-cell table:style-name="ce14" table:number-columns-repeated="3"/>
          <table:table-cell table:number-columns-repeated="3"/>
        </table:table-row>
        <table:table-row table:style-name="ro1">
          <table:table-cell office:value-type="float" office:value="-29.3325" calcext:value-type="float">
            <text:p>-29.3325</text:p>
          </table:table-cell>
          <table:table-cell office:value-type="float" office:value="1028" calcext:value-type="float">
            <text:p>1028</text:p>
          </table:table-cell>
          <table:table-cell office:value-type="float" office:value="5043941" calcext:value-type="float">
            <text:p>5043941</text:p>
          </table:table-cell>
          <table:table-cell office:value-type="float" office:value="3.20966" calcext:value-type="float">
            <text:p>3.20966</text:p>
          </table:table-cell>
          <table:table-cell office:value-type="string" calcext:value-type="string">
            <text:p>(0.000528299,0.89281,0.00937314,0.604375,0.404881)</text:p>
          </table:table-cell>
          <table:table-cell table:number-columns-repeated="2"/>
          <table:table-cell table:style-name="ce14" table:number-columns-repeated="3"/>
          <table:table-cell table:number-columns-repeated="3"/>
        </table:table-row>
        <table:table-row table:style-name="ro1">
          <table:table-cell office:value-type="float" office:value="-29.3096" calcext:value-type="float">
            <text:p>-29.3096</text:p>
          </table:table-cell>
          <table:table-cell office:value-type="float" office:value="4465" calcext:value-type="float">
            <text:p>4465</text:p>
          </table:table-cell>
          <table:table-cell office:value-type="float" office:value="5108750" calcext:value-type="float">
            <text:p>5108750</text:p>
          </table:table-cell>
          <table:table-cell office:value-type="float" office:value="3.19083" calcext:value-type="float">
            <text:p>3.19083</text:p>
          </table:table-cell>
          <table:table-cell office:value-type="string" calcext:value-type="string">
            <text:p>(0.000123786,0.887773,0.00988646,0.604907,0.400184)</text:p>
          </table:table-cell>
          <table:table-cell table:number-columns-repeated="2"/>
          <table:table-cell table:style-name="ce14" table:number-columns-repeated="3"/>
          <table:table-cell table:number-columns-repeated="3"/>
        </table:table-row>
        <table:table-row table:style-name="ro1">
          <table:table-cell office:value-type="float" office:value="-29.3256" calcext:value-type="float">
            <text:p>-29.3256</text:p>
          </table:table-cell>
          <table:table-cell office:value-type="float" office:value="1238" calcext:value-type="float">
            <text:p>1238</text:p>
          </table:table-cell>
          <table:table-cell office:value-type="float" office:value="5065683" calcext:value-type="float">
            <text:p>5065683</text:p>
          </table:table-cell>
          <table:table-cell office:value-type="float" office:value="3.20302" calcext:value-type="float">
            <text:p>3.20302</text:p>
          </table:table-cell>
          <table:table-cell office:value-type="string" calcext:value-type="string">
            <text:p>(0.000534773,0.890436,0.00991034,0.604627,0.403536)</text:p>
          </table:table-cell>
          <table:table-cell table:number-columns-repeated="8"/>
        </table:table-row>
        <table:table-row table:style-name="ro1">
          <table:table-cell office:value-type="float" office:value="-29.2878" calcext:value-type="float">
            <text:p>-29.2878</text:p>
          </table:table-cell>
          <table:table-cell office:value-type="float" office:value="5451" calcext:value-type="float">
            <text:p>5451</text:p>
          </table:table-cell>
          <table:table-cell office:value-type="float" office:value="5050217" calcext:value-type="float">
            <text:p>5050217</text:p>
          </table:table-cell>
          <table:table-cell office:value-type="float" office:value="3.20214" calcext:value-type="float">
            <text:p>3.20214</text:p>
          </table:table-cell>
          <table:table-cell office:value-type="string" calcext:value-type="string">
            <text:p>(0.000777838,0.892769,0.00835659,0.603394,0.402035)</text:p>
          </table:table-cell>
          <table:table-cell table:number-columns-repeated="8"/>
        </table:table-row>
        <table:table-row table:style-name="ro1">
          <table:table-cell office:value-type="float" office:value="-16.2693" calcext:value-type="float">
            <text:p>-16.2693</text:p>
          </table:table-cell>
          <table:table-cell office:value-type="float" office:value="4805" calcext:value-type="float">
            <text:p>4805</text:p>
          </table:table-cell>
          <table:table-cell office:value-type="float" office:value="5097604" calcext:value-type="float">
            <text:p>5097604</text:p>
          </table:table-cell>
          <table:table-cell office:value-type="float" office:value="6.48865" calcext:value-type="float">
            <text:p>6.48865</text:p>
          </table:table-cell>
          <table:table-cell office:value-type="string" calcext:value-type="string">
            <text:p>(1.4892,5.34746e-05,1.00308,0.00987495,1.993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94" calcext:value-type="float">
            <text:p>-19.0194</text:p>
          </table:table-cell>
          <table:table-cell office:value-type="float" office:value="1005" calcext:value-type="float">
            <text:p>1005</text:p>
          </table:table-cell>
          <table:table-cell office:value-type="float" office:value="5019423" calcext:value-type="float">
            <text:p>5019423</text:p>
          </table:table-cell>
          <table:table-cell office:value-type="float" office:value="-8.99021" calcext:value-type="float">
            <text:p>-8.99021</text:p>
          </table:table-cell>
          <table:table-cell office:value-type="string" calcext:value-type="string">
            <text:p>(0.989645,9.00008,0.00987764)</text:p>
          </table:table-cell>
          <table:table-cell table:number-columns-repeated="8"/>
        </table:table-row>
        <table:table-row table:style-name="ro1">
          <table:table-cell office:value-type="float" office:value="-19.0167" calcext:value-type="float">
            <text:p>-19.0167</text:p>
          </table:table-cell>
          <table:table-cell office:value-type="float" office:value="2573" calcext:value-type="float">
            <text:p>2573</text:p>
          </table:table-cell>
          <table:table-cell office:value-type="float" office:value="5015107" calcext:value-type="float">
            <text:p>5015107</text:p>
          </table:table-cell>
          <table:table-cell office:value-type="float" office:value="-8.98762" calcext:value-type="float">
            <text:p>-8.98762</text:p>
          </table:table-cell>
          <table:table-cell office:value-type="string" calcext:value-type="string">
            <text:p>(0.992087,8.9975,0.00987562)</text:p>
          </table:table-cell>
          <table:table-cell table:number-columns-repeated="8"/>
        </table:table-row>
        <table:table-row table:style-name="ro1">
          <table:table-cell office:value-type="float" office:value="-19.0191" calcext:value-type="float">
            <text:p>-19.0191</text:p>
          </table:table-cell>
          <table:table-cell office:value-type="float" office:value="2665" calcext:value-type="float">
            <text:p>2665</text:p>
          </table:table-cell>
          <table:table-cell office:value-type="float" office:value="5021142" calcext:value-type="float">
            <text:p>5021142</text:p>
          </table:table-cell>
          <table:table-cell office:value-type="float" office:value="-8.99021" calcext:value-type="float">
            <text:p>-8.99021</text:p>
          </table:table-cell>
          <table:table-cell office:value-type="string" calcext:value-type="string">
            <text:p>(0.989241,9.00009,0.00987926)</text:p>
          </table:table-cell>
          <table:table-cell table:number-columns-repeated="8"/>
        </table:table-row>
        <table:table-row table:style-name="ro1">
          <table:table-cell office:value-type="float" office:value="-19.019" calcext:value-type="float">
            <text:p>-19.019</text:p>
          </table:table-cell>
          <table:table-cell office:value-type="float" office:value="1510" calcext:value-type="float">
            <text:p>1510</text:p>
          </table:table-cell>
          <table:table-cell office:value-type="float" office:value="5017767" calcext:value-type="float">
            <text:p>5017767</text:p>
          </table:table-cell>
          <table:table-cell office:value-type="float" office:value="-8.99004" calcext:value-type="float">
            <text:p>-8.99004</text:p>
          </table:table-cell>
          <table:table-cell office:value-type="string" calcext:value-type="string">
            <text:p>(0.989247,8.99998,0.00993878)</text:p>
          </table:table-cell>
          <table:table-cell table:number-columns-repeated="8"/>
        </table:table-row>
        <table:table-row table:style-name="ro1">
          <table:table-cell office:value-type="float" office:value="-19.0185" calcext:value-type="float">
            <text:p>-19.0185</text:p>
          </table:table-cell>
          <table:table-cell office:value-type="float" office:value="1442" calcext:value-type="float">
            <text:p>1442</text:p>
          </table:table-cell>
          <table:table-cell office:value-type="float" office:value="5022857" calcext:value-type="float">
            <text:p>5022857</text:p>
          </table:table-cell>
          <table:table-cell office:value-type="float" office:value="-8.98946" calcext:value-type="float">
            <text:p>-8.98946</text:p>
          </table:table-cell>
          <table:table-cell office:value-type="string" calcext:value-type="string">
            <text:p>(0.991142,8.99915,0.00968809)</text:p>
          </table:table-cell>
          <table:table-cell table:number-columns-repeated="8"/>
        </table:table-row>
        <table:table-row table:style-name="ro1">
          <table:table-cell office:value-type="float" office:value="-19.0179" calcext:value-type="float">
            <text:p>-19.0179</text:p>
          </table:table-cell>
          <table:table-cell office:value-type="float" office:value="1030" calcext:value-type="float">
            <text:p>1030</text:p>
          </table:table-cell>
          <table:table-cell office:value-type="float" office:value="5018633" calcext:value-type="float">
            <text:p>5018633</text:p>
          </table:table-cell>
          <table:table-cell office:value-type="float" office:value="-8.98816" calcext:value-type="float">
            <text:p>-8.98816</text:p>
          </table:table-cell>
          <table:table-cell office:value-type="string" calcext:value-type="string">
            <text:p>(0.992042,8.99806,0.00990254)</text:p>
          </table:table-cell>
          <table:table-cell table:number-columns-repeated="8"/>
        </table:table-row>
        <table:table-row table:style-name="ro1">
          <table:table-cell office:value-type="float" office:value="-19.0173" calcext:value-type="float">
            <text:p>-19.0173</text:p>
          </table:table-cell>
          <table:table-cell office:value-type="float" office:value="1645" calcext:value-type="float">
            <text:p>1645</text:p>
          </table:table-cell>
          <table:table-cell office:value-type="float" office:value="5013972" calcext:value-type="float">
            <text:p>5013972</text:p>
          </table:table-cell>
          <table:table-cell office:value-type="float" office:value="-8.98741" calcext:value-type="float">
            <text:p>-8.98741</text:p>
          </table:table-cell>
          <table:table-cell office:value-type="string" calcext:value-type="string">
            <text:p>(0.992772,8.99735,0.00993968)</text:p>
          </table:table-cell>
          <table:table-cell table:number-columns-repeated="8"/>
        </table:table-row>
        <table:table-row table:style-name="ro1">
          <table:table-cell office:value-type="float" office:value="-19.0167" calcext:value-type="float">
            <text:p>-19.0167</text:p>
          </table:table-cell>
          <table:table-cell office:value-type="float" office:value="1467" calcext:value-type="float">
            <text:p>1467</text:p>
          </table:table-cell>
          <table:table-cell office:value-type="float" office:value="5019827" calcext:value-type="float">
            <text:p>5019827</text:p>
          </table:table-cell>
          <table:table-cell office:value-type="float" office:value="-8.99023" calcext:value-type="float">
            <text:p>-8.99023</text:p>
          </table:table-cell>
          <table:table-cell office:value-type="string" calcext:value-type="string">
            <text:p>(0.986894,9.0001,0.00986758)</text:p>
          </table:table-cell>
          <table:table-cell table:number-columns-repeated="8"/>
        </table:table-row>
        <table:table-row table:style-name="ro1">
          <table:table-cell office:value-type="float" office:value="-19.0175" calcext:value-type="float">
            <text:p>-19.0175</text:p>
          </table:table-cell>
          <table:table-cell office:value-type="float" office:value="1587" calcext:value-type="float">
            <text:p>1587</text:p>
          </table:table-cell>
          <table:table-cell office:value-type="float" office:value="5015953" calcext:value-type="float">
            <text:p>5015953</text:p>
          </table:table-cell>
          <table:table-cell office:value-type="float" office:value="-8.98986" calcext:value-type="float">
            <text:p>-8.98986</text:p>
          </table:table-cell>
          <table:table-cell office:value-type="string" calcext:value-type="string">
            <text:p>(0.98869,8.99968,0.00981387)</text:p>
          </table:table-cell>
          <table:table-cell table:number-columns-repeated="8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837" calcext:value-type="float">
            <text:p>837</text:p>
          </table:table-cell>
          <table:table-cell office:value-type="float" office:value="5013470" calcext:value-type="float">
            <text:p>5013470</text:p>
          </table:table-cell>
          <table:table-cell office:value-type="float" office:value="-8.9891" calcext:value-type="float">
            <text:p>-8.9891</text:p>
          </table:table-cell>
          <table:table-cell office:value-type="string" calcext:value-type="string">
            <text:p>(0.99103,8.99885,0.0097587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315" calcext:value-type="float">
            <text:p>-3.25315</text:p>
          </table:table-cell>
          <table:table-cell office:value-type="float" office:value="2194" calcext:value-type="float">
            <text:p>2194</text:p>
          </table:table-cell>
          <table:table-cell office:value-type="float" office:value="5036494" calcext:value-type="float">
            <text:p>5036494</text:p>
          </table:table-cell>
          <table:table-cell office:value-type="float" office:value="-5.97379" calcext:value-type="float">
            <text:p>-5.97379</text:p>
          </table:table-cell>
          <table:table-cell office:value-type="string" calcext:value-type="string">
            <text:p>(1.99997,4.60128e-05,1.49347,7.5565e-05)</text:p>
          </table:table-cell>
          <table:table-cell table:number-columns-repeated="8"/>
        </table:table-row>
        <table:table-row table:style-name="ro1">
          <table:table-cell office:value-type="float" office:value="-3.25308" calcext:value-type="float">
            <text:p>-3.25308</text:p>
          </table:table-cell>
          <table:table-cell office:value-type="float" office:value="3996" calcext:value-type="float">
            <text:p>3996</text:p>
          </table:table-cell>
          <table:table-cell office:value-type="float" office:value="5048839" calcext:value-type="float">
            <text:p>5048839</text:p>
          </table:table-cell>
          <table:table-cell office:value-type="float" office:value="-5.96379" calcext:value-type="float">
            <text:p>-5.96379</text:p>
          </table:table-cell>
          <table:table-cell office:value-type="string" calcext:value-type="string">
            <text:p>(1.99937,0.000144081,1.49101,0.000241517)</text:p>
          </table:table-cell>
          <table:table-cell table:number-columns-repeated="8"/>
        </table:table-row>
        <table:table-row table:style-name="ro1">
          <table:table-cell office:value-type="float" office:value="-3.25461" calcext:value-type="float">
            <text:p>-3.25461</text:p>
          </table:table-cell>
          <table:table-cell office:value-type="float" office:value="1192" calcext:value-type="float">
            <text:p>1192</text:p>
          </table:table-cell>
          <table:table-cell office:value-type="float" office:value="5028094" calcext:value-type="float">
            <text:p>5028094</text:p>
          </table:table-cell>
          <table:table-cell office:value-type="float" office:value="-5.95942" calcext:value-type="float">
            <text:p>-5.95942</text:p>
          </table:table-cell>
          <table:table-cell office:value-type="string" calcext:value-type="string">
            <text:p>(1.99988,0.000207321,1.48988,0.000119982)</text:p>
          </table:table-cell>
          <table:table-cell table:number-columns-repeated="8"/>
        </table:table-row>
        <table:table-row table:style-name="ro1">
          <table:table-cell office:value-type="float" office:value="-3.25262" calcext:value-type="float">
            <text:p>-3.25262</text:p>
          </table:table-cell>
          <table:table-cell office:value-type="float" office:value="4479" calcext:value-type="float">
            <text:p>4479</text:p>
          </table:table-cell>
          <table:table-cell office:value-type="float" office:value="5062551" calcext:value-type="float">
            <text:p>5062551</text:p>
          </table:table-cell>
          <table:table-cell office:value-type="float" office:value="-5.97722" calcext:value-type="float">
            <text:p>-5.97722</text:p>
          </table:table-cell>
          <table:table-cell office:value-type="string" calcext:value-type="string">
            <text:p>(1.99994,7.52017e-05,1.49436,0.0001975)</text:p>
          </table:table-cell>
          <table:table-cell table:number-columns-repeated="8"/>
        </table:table-row>
        <table:table-row table:style-name="ro1">
          <table:table-cell office:value-type="float" office:value="-3.25274" calcext:value-type="float">
            <text:p>-3.25274</text:p>
          </table:table-cell>
          <table:table-cell office:value-type="float" office:value="4430" calcext:value-type="float">
            <text:p>4430</text:p>
          </table:table-cell>
          <table:table-cell office:value-type="float" office:value="5053067" calcext:value-type="float">
            <text:p>5053067</text:p>
          </table:table-cell>
          <table:table-cell office:value-type="float" office:value="-5.97119" calcext:value-type="float">
            <text:p>-5.97119</text:p>
          </table:table-cell>
          <table:table-cell office:value-type="string" calcext:value-type="string">
            <text:p>(1.99959,4.21081e-05,1.49281,3.22595e-05)</text:p>
          </table:table-cell>
          <table:table-cell table:number-columns-repeated="8"/>
        </table:table-row>
        <table:table-row table:style-name="ro1">
          <table:table-cell office:value-type="float" office:value="-3.25275" calcext:value-type="float">
            <text:p>-3.25275</text:p>
          </table:table-cell>
          <table:table-cell office:value-type="float" office:value="3607" calcext:value-type="float">
            <text:p>3607</text:p>
          </table:table-cell>
          <table:table-cell office:value-type="float" office:value="5049370" calcext:value-type="float">
            <text:p>5049370</text:p>
          </table:table-cell>
          <table:table-cell office:value-type="float" office:value="-5.94501" calcext:value-type="float">
            <text:p>-5.94501</text:p>
          </table:table-cell>
          <table:table-cell office:value-type="string" calcext:value-type="string">
            <text:p>(1.99792,-4.82949e-05,1.48627,7.90149e-05)</text:p>
          </table:table-cell>
          <table:table-cell table:number-columns-repeated="8"/>
        </table:table-row>
        <table:table-row table:style-name="ro1">
          <table:table-cell office:value-type="float" office:value="-3.25271" calcext:value-type="float">
            <text:p>-3.25271</text:p>
          </table:table-cell>
          <table:table-cell office:value-type="float" office:value="5621" calcext:value-type="float">
            <text:p>5621</text:p>
          </table:table-cell>
          <table:table-cell office:value-type="float" office:value="5067046" calcext:value-type="float">
            <text:p>5067046</text:p>
          </table:table-cell>
          <table:table-cell office:value-type="float" office:value="-5.9428" calcext:value-type="float">
            <text:p>-5.9428</text:p>
          </table:table-cell>
          <table:table-cell office:value-type="string" calcext:value-type="string">
            <text:p>(1.99779,3.65944e-05,1.48568,-8.42389e-05)</text:p>
          </table:table-cell>
          <table:table-cell table:number-columns-repeated="8"/>
        </table:table-row>
        <table:table-row table:style-name="ro1">
          <table:table-cell office:value-type="float" office:value="-3.25278" calcext:value-type="float">
            <text:p>-3.25278</text:p>
          </table:table-cell>
          <table:table-cell office:value-type="float" office:value="1879" calcext:value-type="float">
            <text:p>1879</text:p>
          </table:table-cell>
          <table:table-cell office:value-type="float" office:value="5029645" calcext:value-type="float">
            <text:p>5029645</text:p>
          </table:table-cell>
          <table:table-cell office:value-type="float" office:value="-5.97149" calcext:value-type="float">
            <text:p>-5.97149</text:p>
          </table:table-cell>
          <table:table-cell office:value-type="string" calcext:value-type="string">
            <text:p>(1.99973,0.000148403,1.49306,0.000764556)</text:p>
          </table:table-cell>
          <table:table-cell table:number-columns-repeated="8"/>
        </table:table-row>
        <table:table-row table:style-name="ro1">
          <table:table-cell office:value-type="float" office:value="-3.25282" calcext:value-type="float">
            <text:p>-3.25282</text:p>
          </table:table-cell>
          <table:table-cell office:value-type="float" office:value="2391" calcext:value-type="float">
            <text:p>2391</text:p>
          </table:table-cell>
          <table:table-cell office:value-type="float" office:value="5036024" calcext:value-type="float">
            <text:p>5036024</text:p>
          </table:table-cell>
          <table:table-cell office:value-type="float" office:value="-5.97255" calcext:value-type="float">
            <text:p>-5.97255</text:p>
          </table:table-cell>
          <table:table-cell office:value-type="string" calcext:value-type="string">
            <text:p>(1.99982,0.000187137,1.49327,0.000521977)</text:p>
          </table:table-cell>
          <table:table-cell table:number-columns-repeated="8"/>
        </table:table-row>
        <table:table-row table:style-name="ro1">
          <table:table-cell office:value-type="float" office:value="-3.25365" calcext:value-type="float">
            <text:p>-3.25365</text:p>
          </table:table-cell>
          <table:table-cell office:value-type="float" office:value="2484" calcext:value-type="float">
            <text:p>2484</text:p>
          </table:table-cell>
          <table:table-cell office:value-type="float" office:value="5032075" calcext:value-type="float">
            <text:p>5032075</text:p>
          </table:table-cell>
          <table:table-cell office:value-type="float" office:value="-5.96509" calcext:value-type="float">
            <text:p>-5.96509</text:p>
          </table:table-cell>
          <table:table-cell office:value-type="string" calcext:value-type="string">
            <text:p>(1.99964,-2.01127e-05,1.49129,6.95151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16.274" calcext:value-type="float">
            <text:p>-16.274</text:p>
          </table:table-cell>
          <table:table-cell office:value-type="float" office:value="4432" calcext:value-type="float">
            <text:p>4432</text:p>
          </table:table-cell>
          <table:table-cell office:value-type="float" office:value="5090324" calcext:value-type="float">
            <text:p>5090324</text:p>
          </table:table-cell>
          <table:table-cell office:value-type="float" office:value="5.99965" calcext:value-type="float">
            <text:p>5.99965</text:p>
          </table:table-cell>
          <table:table-cell office:value-type="string" calcext:value-type="string">
            <text:p>(1.48899,0.00053129,1.00242,0.00999989,1.9924)</text:p>
          </table:table-cell>
          <table:table-cell table:number-columns-repeated="8"/>
        </table:table-row>
        <table:table-row table:style-name="ro1">
          <table:table-cell office:value-type="float" office:value="-16.2716" calcext:value-type="float">
            <text:p>-16.2716</text:p>
          </table:table-cell>
          <table:table-cell office:value-type="float" office:value="3779" calcext:value-type="float">
            <text:p>3779</text:p>
          </table:table-cell>
          <table:table-cell office:value-type="float" office:value="5086634" calcext:value-type="float">
            <text:p>5086634</text:p>
          </table:table-cell>
          <table:table-cell office:value-type="float" office:value="5.99614" calcext:value-type="float">
            <text:p>5.99614</text:p>
          </table:table-cell>
          <table:table-cell office:value-type="string" calcext:value-type="string">
            <text:p>(1.48852,0.00116391,1.00155,0.0099707,1.99153)</text:p>
          </table:table-cell>
          <table:table-cell table:number-columns-repeated="8"/>
        </table:table-row>
        <table:table-row table:style-name="ro1">
          <table:table-cell office:value-type="float" office:value="-16.2731" calcext:value-type="float">
            <text:p>-16.2731</text:p>
          </table:table-cell>
          <table:table-cell office:value-type="float" office:value="3762" calcext:value-type="float">
            <text:p>3762</text:p>
          </table:table-cell>
          <table:table-cell office:value-type="float" office:value="5070504" calcext:value-type="float">
            <text:p>5070504</text:p>
          </table:table-cell>
          <table:table-cell office:value-type="float" office:value="6.00169" calcext:value-type="float">
            <text:p>6.00169</text:p>
          </table:table-cell>
          <table:table-cell office:value-type="string" calcext:value-type="string">
            <text:p>(1.48938,-9.77711e-05,1.00287,0.009947,1.993)</text:p>
          </table:table-cell>
          <table:table-cell table:number-columns-repeated="8"/>
        </table:table-row>
        <table:table-row table:style-name="ro1">
          <table:table-cell office:value-type="float" office:value="-16.2677" calcext:value-type="float">
            <text:p>-16.2677</text:p>
          </table:table-cell>
          <table:table-cell office:value-type="float" office:value="4808" calcext:value-type="float">
            <text:p>4808</text:p>
          </table:table-cell>
          <table:table-cell office:value-type="float" office:value="5083492" calcext:value-type="float">
            <text:p>5083492</text:p>
          </table:table-cell>
          <table:table-cell office:value-type="float" office:value="6.00066" calcext:value-type="float">
            <text:p>6.00066</text:p>
          </table:table-cell>
          <table:table-cell office:value-type="string" calcext:value-type="string">
            <text:p>(1.48949,-8.60835e-05,1.00309,0.00988252,1.9923)</text:p>
          </table:table-cell>
          <table:table-cell table:number-columns-repeated="8"/>
        </table:table-row>
        <table:table-row table:style-name="ro1">
          <table:table-cell office:value-type="float" office:value="-16.2655" calcext:value-type="float">
            <text:p>-16.2655</text:p>
          </table:table-cell>
          <table:table-cell office:value-type="float" office:value="4204" calcext:value-type="float">
            <text:p>4204</text:p>
          </table:table-cell>
          <table:table-cell office:value-type="float" office:value="5088490" calcext:value-type="float">
            <text:p>5088490</text:p>
          </table:table-cell>
          <table:table-cell office:value-type="float" office:value="5.99829" calcext:value-type="float">
            <text:p>5.99829</text:p>
          </table:table-cell>
          <table:table-cell office:value-type="string" calcext:value-type="string">
            <text:p>(1.48925,0.000256014,1.00244,0.00982573,1.9918)</text:p>
          </table:table-cell>
          <table:table-cell table:number-columns-repeated="8"/>
        </table:table-row>
        <table:table-row table:style-name="ro1">
          <table:table-cell office:value-type="float" office:value="-16.2704" calcext:value-type="float">
            <text:p>-16.2704</text:p>
          </table:table-cell>
          <table:table-cell office:value-type="float" office:value="4078" calcext:value-type="float">
            <text:p>4078</text:p>
          </table:table-cell>
          <table:table-cell office:value-type="float" office:value="5070711" calcext:value-type="float">
            <text:p>5070711</text:p>
          </table:table-cell>
          <table:table-cell office:value-type="float" office:value="6.00073" calcext:value-type="float">
            <text:p>6.00073</text:p>
          </table:table-cell>
          <table:table-cell office:value-type="string" calcext:value-type="string">
            <text:p>(1.48907,0.000134756,1.00284,0.00996291,1.99255)</text:p>
          </table:table-cell>
          <table:table-cell table:number-columns-repeated="8"/>
        </table:table-row>
        <table:table-row table:style-name="ro1">
          <table:table-cell office:value-type="float" office:value="-16.2695" calcext:value-type="float">
            <text:p>-16.2695</text:p>
          </table:table-cell>
          <table:table-cell office:value-type="float" office:value="5981" calcext:value-type="float">
            <text:p>5981</text:p>
          </table:table-cell>
          <table:table-cell office:value-type="float" office:value="5100199" calcext:value-type="float">
            <text:p>5100199</text:p>
          </table:table-cell>
          <table:table-cell office:value-type="float" office:value="6.00208" calcext:value-type="float">
            <text:p>6.00208</text:p>
          </table:table-cell>
          <table:table-cell office:value-type="string" calcext:value-type="string">
            <text:p>(1.48932,-3.70051e-05,1.00322,0.00991304,1.99286)</text:p>
          </table:table-cell>
          <table:table-cell table:number-columns-repeated="8"/>
        </table:table-row>
        <table:table-row table:style-name="ro1">
          <table:table-cell office:value-type="float" office:value="-16.2664" calcext:value-type="float">
            <text:p>-16.2664</text:p>
          </table:table-cell>
          <table:table-cell office:value-type="float" office:value="3922" calcext:value-type="float">
            <text:p>3922</text:p>
          </table:table-cell>
          <table:table-cell office:value-type="float" office:value="5062828" calcext:value-type="float">
            <text:p>5062828</text:p>
          </table:table-cell>
          <table:table-cell office:value-type="float" office:value="6.0017" calcext:value-type="float">
            <text:p>6.0017</text:p>
          </table:table-cell>
          <table:table-cell office:value-type="string" calcext:value-type="string">
            <text:p>(1.4899,-7.36833e-05,1.00304,0.00969388,1.99296)</text:p>
          </table:table-cell>
          <table:table-cell table:number-columns-repeated="8"/>
        </table:table-row>
        <table:table-row table:style-name="ro1">
          <table:table-cell office:value-type="float" office:value="-16.2674" calcext:value-type="float">
            <text:p>-16.2674</text:p>
          </table:table-cell>
          <table:table-cell office:value-type="float" office:value="4428" calcext:value-type="float">
            <text:p>4428</text:p>
          </table:table-cell>
          <table:table-cell office:value-type="float" office:value="5064196" calcext:value-type="float">
            <text:p>5064196</text:p>
          </table:table-cell>
          <table:table-cell office:value-type="float" office:value="5.99755" calcext:value-type="float">
            <text:p>5.99755</text:p>
          </table:table-cell>
          <table:table-cell office:value-type="string" calcext:value-type="string">
            <text:p>(1.48892,0.000619892,1.00206,0.00986781,1.99178)</text:p>
          </table:table-cell>
          <table:table-cell table:number-columns-repeated="8"/>
        </table:table-row>
        <table:table-row table:style-name="ro1">
          <table:table-cell office:value-type="float" office:value="-16.2674" calcext:value-type="float">
            <text:p>-16.2674</text:p>
          </table:table-cell>
          <table:table-cell office:value-type="float" office:value="5270" calcext:value-type="float">
            <text:p>5270</text:p>
          </table:table-cell>
          <table:table-cell office:value-type="float" office:value="5070394" calcext:value-type="float">
            <text:p>5070394</text:p>
          </table:table-cell>
          <table:table-cell office:value-type="float" office:value="5.99721" calcext:value-type="float">
            <text:p>5.99721</text:p>
          </table:table-cell>
          <table:table-cell office:value-type="string" calcext:value-type="string">
            <text:p>(1.48899,0.000773066,1.00191,0.00982148,1.9917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43" calcext:value-type="float">
            <text:p>14.743</text:p>
          </table:table-cell>
          <table:table-cell office:value-type="float" office:value="5114" calcext:value-type="float">
            <text:p>5114</text:p>
          </table:table-cell>
          <table:table-cell office:value-type="float" office:value="5322347" calcext:value-type="float">
            <text:p>5322347</text:p>
          </table:table-cell>
          <table:table-cell office:value-type="float" office:value="-16.7525" calcext:value-type="float">
            <text:p>-16.7525</text:p>
          </table:table-cell>
          <table:table-cell office:value-type="string" calcext:value-type="string">
            <text:p>(1.54385,0.77578,0.166173,2.20654,1.87109,0.00969953)</text:p>
          </table:table-cell>
          <table:table-cell table:number-columns-repeated="8"/>
        </table:table-row>
        <table:table-row table:style-name="ro1">
          <table:table-cell office:value-type="float" office:value="14.7469" calcext:value-type="float">
            <text:p>14.7469</text:p>
          </table:table-cell>
          <table:table-cell office:value-type="float" office:value="5761" calcext:value-type="float">
            <text:p>5761</text:p>
          </table:table-cell>
          <table:table-cell office:value-type="float" office:value="5273010" calcext:value-type="float">
            <text:p>5273010</text:p>
          </table:table-cell>
          <table:table-cell office:value-type="float" office:value="-16.7476" calcext:value-type="float">
            <text:p>-16.7476</text:p>
          </table:table-cell>
          <table:table-cell office:value-type="string" calcext:value-type="string">
            <text:p>(1.54453,0.776994,0.166893,2.20547,1.87077,0.00992487)</text:p>
          </table:table-cell>
          <table:table-cell table:number-columns-repeated="8"/>
        </table:table-row>
        <table:table-row table:style-name="ro1">
          <table:table-cell office:value-type="float" office:value="14.7501" calcext:value-type="float">
            <text:p>14.7501</text:p>
          </table:table-cell>
          <table:table-cell office:value-type="float" office:value="5684" calcext:value-type="float">
            <text:p>5684</text:p>
          </table:table-cell>
          <table:table-cell office:value-type="float" office:value="5286438" calcext:value-type="float">
            <text:p>5286438</text:p>
          </table:table-cell>
          <table:table-cell office:value-type="float" office:value="-16.7493" calcext:value-type="float">
            <text:p>-16.7493</text:p>
          </table:table-cell>
          <table:table-cell office:value-type="string" calcext:value-type="string">
            <text:p>(1.54466,0.777199,0.167266,2.20549,1.8709,0.00986322)</text:p>
          </table:table-cell>
          <table:table-cell table:number-columns-repeated="8"/>
        </table:table-row>
        <table:table-row table:style-name="ro1">
          <table:table-cell office:value-type="float" office:value="14.744" calcext:value-type="float">
            <text:p>14.744</text:p>
          </table:table-cell>
          <table:table-cell office:value-type="float" office:value="5854" calcext:value-type="float">
            <text:p>5854</text:p>
          </table:table-cell>
          <table:table-cell office:value-type="float" office:value="5302705" calcext:value-type="float">
            <text:p>5302705</text:p>
          </table:table-cell>
          <table:table-cell office:value-type="float" office:value="-16.7423" calcext:value-type="float">
            <text:p>-16.7423</text:p>
          </table:table-cell>
          <table:table-cell office:value-type="string" calcext:value-type="string">
            <text:p>(1.54461,0.777256,0.167454,2.20538,1.87025,0.00999024)</text:p>
          </table:table-cell>
          <table:table-cell table:number-columns-repeated="8"/>
        </table:table-row>
        <table:table-row table:style-name="ro1">
          <table:table-cell office:value-type="float" office:value="14.7477" calcext:value-type="float">
            <text:p>14.7477</text:p>
          </table:table-cell>
          <table:table-cell office:value-type="float" office:value="5441" calcext:value-type="float">
            <text:p>5441</text:p>
          </table:table-cell>
          <table:table-cell office:value-type="float" office:value="5281415" calcext:value-type="float">
            <text:p>5281415</text:p>
          </table:table-cell>
          <table:table-cell office:value-type="float" office:value="-16.7514" calcext:value-type="float">
            <text:p>-16.7514</text:p>
          </table:table-cell>
          <table:table-cell office:value-type="string" calcext:value-type="string">
            <text:p>(1.54368,0.776449,0.165808,2.20632,1.87107,0.00980645)</text:p>
          </table:table-cell>
          <table:table-cell table:number-columns-repeated="8"/>
        </table:table-row>
        <table:table-row table:style-name="ro1">
          <table:table-cell office:value-type="float" office:value="14.7482" calcext:value-type="float">
            <text:p>14.7482</text:p>
          </table:table-cell>
          <table:table-cell office:value-type="float" office:value="4647" calcext:value-type="float">
            <text:p>4647</text:p>
          </table:table-cell>
          <table:table-cell office:value-type="float" office:value="5244285" calcext:value-type="float">
            <text:p>5244285</text:p>
          </table:table-cell>
          <table:table-cell office:value-type="float" office:value="-16.7457" calcext:value-type="float">
            <text:p>-16.7457</text:p>
          </table:table-cell>
          <table:table-cell office:value-type="string" calcext:value-type="string">
            <text:p>(1.5439,0.777183,0.166403,2.20581,1.87062,0.00997834)</text:p>
          </table:table-cell>
          <table:table-cell table:number-columns-repeated="8"/>
        </table:table-row>
        <table:table-row table:style-name="ro1">
          <table:table-cell office:value-type="float" office:value="14.7429" calcext:value-type="float">
            <text:p>14.7429</text:p>
          </table:table-cell>
          <table:table-cell office:value-type="float" office:value="5232" calcext:value-type="float">
            <text:p>5232</text:p>
          </table:table-cell>
          <table:table-cell office:value-type="float" office:value="5266088" calcext:value-type="float">
            <text:p>5266088</text:p>
          </table:table-cell>
          <table:table-cell office:value-type="float" office:value="-16.7473" calcext:value-type="float">
            <text:p>-16.7473</text:p>
          </table:table-cell>
          <table:table-cell office:value-type="string" calcext:value-type="string">
            <text:p>(1.54413,0.776449,0.166661,2.20607,1.87056,0.00975329)</text:p>
          </table:table-cell>
          <table:table-cell table:number-columns-repeated="8"/>
        </table:table-row>
        <table:table-row table:style-name="ro1">
          <table:table-cell office:value-type="float" office:value="14.7406" calcext:value-type="float">
            <text:p>14.7406</text:p>
          </table:table-cell>
          <table:table-cell office:value-type="float" office:value="4460" calcext:value-type="float">
            <text:p>4460</text:p>
          </table:table-cell>
          <table:table-cell office:value-type="float" office:value="5210522" calcext:value-type="float">
            <text:p>5210522</text:p>
          </table:table-cell>
          <table:table-cell office:value-type="float" office:value="-16.7484" calcext:value-type="float">
            <text:p>-16.7484</text:p>
          </table:table-cell>
          <table:table-cell office:value-type="string" calcext:value-type="string">
            <text:p>(1.54388,0.775987,0.166254,2.20646,1.87076,0.00983032)</text:p>
          </table:table-cell>
          <table:table-cell table:number-columns-repeated="8"/>
        </table:table-row>
        <table:table-row table:style-name="ro1">
          <table:table-cell office:value-type="float" office:value="14.7425" calcext:value-type="float">
            <text:p>14.7425</text:p>
          </table:table-cell>
          <table:table-cell office:value-type="float" office:value="4686" calcext:value-type="float">
            <text:p>4686</text:p>
          </table:table-cell>
          <table:table-cell office:value-type="float" office:value="5255226" calcext:value-type="float">
            <text:p>5255226</text:p>
          </table:table-cell>
          <table:table-cell office:value-type="float" office:value="-16.7517" calcext:value-type="float">
            <text:p>-16.7517</text:p>
          </table:table-cell>
          <table:table-cell office:value-type="string" calcext:value-type="string">
            <text:p>(1.54268,0.775486,0.164948,2.2073,1.87125,0.00995099)</text:p>
          </table:table-cell>
          <table:table-cell table:number-columns-repeated="8"/>
        </table:table-row>
        <table:table-row table:style-name="ro1">
          <table:table-cell office:value-type="float" office:value="14.7508" calcext:value-type="float">
            <text:p>14.7508</text:p>
          </table:table-cell>
          <table:table-cell office:value-type="float" office:value="5722" calcext:value-type="float">
            <text:p>5722</text:p>
          </table:table-cell>
          <table:table-cell office:value-type="float" office:value="5265012" calcext:value-type="float">
            <text:p>5265012</text:p>
          </table:table-cell>
          <table:table-cell office:value-type="float" office:value="-16.7495" calcext:value-type="float">
            <text:p>-16.7495</text:p>
          </table:table-cell>
          <table:table-cell office:value-type="string" calcext:value-type="string">
            <text:p>(1.54417,0.777079,0.166909,2.20564,1.87094,0.0098861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86.253" calcext:value-type="float">
            <text:p>-486.253</text:p>
          </table:table-cell>
          <table:table-cell office:value-type="float" office:value="5680" calcext:value-type="float">
            <text:p>5680</text:p>
          </table:table-cell>
          <table:table-cell office:value-type="float" office:value="229338" calcext:value-type="float">
            <text:p>229338</text:p>
          </table:table-cell>
          <table:table-cell office:value-type="float" office:value="8.5619" calcext:value-type="float">
            <text:p>8.5619</text:p>
          </table:table-cell>
          <table:table-cell office:value-type="string" calcext:value-type="string">
            <text:p>(0.0255656,1.45995,9.91243,0.00826998,8.59761,6.06331,0.144226,9.90977,0.0287933,9.98704,9.91709,9.99716,9.99162,9.94525,0.00986605,9.76762)</text:p>
          </table:table-cell>
          <table:table-cell table:number-columns-repeated="8"/>
        </table:table-row>
        <table:table-row table:style-name="ro1">
          <table:table-cell office:value-type="float" office:value="-486.782" calcext:value-type="float">
            <text:p>-486.782</text:p>
          </table:table-cell>
          <table:table-cell office:value-type="float" office:value="5977" calcext:value-type="float">
            <text:p>5977</text:p>
          </table:table-cell>
          <table:table-cell office:value-type="float" office:value="226460" calcext:value-type="float">
            <text:p>226460</text:p>
          </table:table-cell>
          <table:table-cell office:value-type="float" office:value="7.77898" calcext:value-type="float">
            <text:p>7.77898</text:p>
          </table:table-cell>
          <table:table-cell office:value-type="string" calcext:value-type="string">
            <text:p>(0.00178984,0.230047,9.98308,0.00114568,8.67506,5.15363,0.0671584,9.98395,0.113237,9.96716,9.7565,9.99634,9.99867,9.92354,0.00722273,9.71026)</text:p>
          </table:table-cell>
          <table:table-cell table:number-columns-repeated="8"/>
        </table:table-row>
        <table:table-row table:style-name="ro1">
          <table:table-cell table:style-name="ce13" office:value-type="float" office:value="-486.951" calcext:value-type="float">
            <text:p>-4.87E+002</text:p>
          </table:table-cell>
          <table:table-cell office:value-type="float" office:value="5938" calcext:value-type="float">
            <text:p>5938</text:p>
          </table:table-cell>
          <table:table-cell office:value-type="float" office:value="198485" calcext:value-type="float">
            <text:p>198485</text:p>
          </table:table-cell>
          <table:table-cell office:value-type="float" office:value="9.15341" calcext:value-type="float">
            <text:p>9.15341</text:p>
          </table:table-cell>
          <table:table-cell office:value-type="string" calcext:value-type="string">
            <text:p>(0.00953355,1.7643,9.99708,0.02886,8.09328,6.19642,0.0344876,9.93565,0.0271613,9.95735,9.94595,9.99409,9.99571,9.9116,0.00289838,9.83713)</text:p>
          </table:table-cell>
          <table:table-cell table:number-columns-repeated="8"/>
        </table:table-row>
        <table:table-row table:style-name="ro1">
          <table:table-cell table:style-name="ce13" office:value-type="float" office:value="-485.58" calcext:value-type="float">
            <text:p>-4.86E+002</text:p>
          </table:table-cell>
          <table:table-cell office:value-type="float" office:value="5999" calcext:value-type="float">
            <text:p>5999</text:p>
          </table:table-cell>
          <table:table-cell office:value-type="float" office:value="276849" calcext:value-type="float">
            <text:p>276849</text:p>
          </table:table-cell>
          <table:table-cell office:value-type="float" office:value="6.38252" calcext:value-type="float">
            <text:p>6.38252</text:p>
          </table:table-cell>
          <table:table-cell office:value-type="string" calcext:value-type="string">
            <text:p>(0.0232285,1.41103,9.97198,0.0679773,7.95831,6.01437,0.207042,9.97392,0.00512364,9.92397,9.85469,9.9958,9.99637,9.92282,0.0046626,9.42716)</text:p>
          </table:table-cell>
          <table:table-cell table:number-columns-repeated="8"/>
        </table:table-row>
        <table:table-row table:style-name="ro1">
          <table:table-cell table:style-name="ce13" office:value-type="float" office:value="-486.334" calcext:value-type="float">
            <text:p>-4.86E+002</text:p>
          </table:table-cell>
          <table:table-cell office:value-type="float" office:value="5947" calcext:value-type="float">
            <text:p>5947</text:p>
          </table:table-cell>
          <table:table-cell office:value-type="float" office:value="190672" calcext:value-type="float">
            <text:p>190672</text:p>
          </table:table-cell>
          <table:table-cell office:value-type="float" office:value="8.2439" calcext:value-type="float">
            <text:p>8.2439</text:p>
          </table:table-cell>
          <table:table-cell office:value-type="string" calcext:value-type="string">
            <text:p>(0.0120006,2.25266,9.97032,0.0345341,7.95918,6.3254,0.0760361,9.91529,0.0463683,9.93301,9.8383,9.99692,9.99545,9.99493,0.00460551,9.78156)</text:p>
          </table:table-cell>
          <table:table-cell table:number-columns-repeated="8"/>
        </table:table-row>
        <table:table-row table:style-name="ro1">
          <table:table-cell table:style-name="ce13" office:value-type="float" office:value="-484.897" calcext:value-type="float">
            <text:p>-4.85E+002</text:p>
          </table:table-cell>
          <table:table-cell office:value-type="float" office:value="5829" calcext:value-type="float">
            <text:p>5829</text:p>
          </table:table-cell>
          <table:table-cell office:value-type="float" office:value="260614" calcext:value-type="float">
            <text:p>260614</text:p>
          </table:table-cell>
          <table:table-cell office:value-type="float" office:value="7.86815" calcext:value-type="float">
            <text:p>7.86815</text:p>
          </table:table-cell>
          <table:table-cell office:value-type="string" calcext:value-type="string">
            <text:p>(0.062559,0.398616,9.96171,0.038268,8.40874,5.52121,0.0888682,9.97975,0.124173,9.98943,9.87026,9.99995,9.99505,9.83993,0.00371162,9.62642)</text:p>
          </table:table-cell>
          <table:table-cell table:number-columns-repeated="8"/>
        </table:table-row>
        <table:table-row table:style-name="ro1">
          <table:table-cell table:style-name="ce13" office:value-type="float" office:value="-486.753" calcext:value-type="float">
            <text:p>-4.87E+002</text:p>
          </table:table-cell>
          <table:table-cell office:value-type="float" office:value="5843" calcext:value-type="float">
            <text:p>5843</text:p>
          </table:table-cell>
          <table:table-cell office:value-type="float" office:value="251883" calcext:value-type="float">
            <text:p>251883</text:p>
          </table:table-cell>
          <table:table-cell office:value-type="float" office:value="8.80735" calcext:value-type="float">
            <text:p>8.80735</text:p>
          </table:table-cell>
          <table:table-cell office:value-type="string" calcext:value-type="string">
            <text:p>(0.0124794,0.47093,9.92304,0.00443282,8.38265,5.13949,0.00756115,9.8734,0.0555216,9.91442,9.96214,9.99447,9.99443,9.97771,0.00349139,9.8038)</text:p>
          </table:table-cell>
          <table:table-cell table:number-columns-repeated="8"/>
        </table:table-row>
        <table:table-row table:style-name="ro1">
          <table:table-cell office:value-type="float" office:value="-486.976" calcext:value-type="float">
            <text:p>-486.976</text:p>
          </table:table-cell>
          <table:table-cell office:value-type="float" office:value="5900" calcext:value-type="float">
            <text:p>5900</text:p>
          </table:table-cell>
          <table:table-cell office:value-type="float" office:value="277147" calcext:value-type="float">
            <text:p>277147</text:p>
          </table:table-cell>
          <table:table-cell office:value-type="float" office:value="9.48159" calcext:value-type="float">
            <text:p>9.48159</text:p>
          </table:table-cell>
          <table:table-cell office:value-type="string" calcext:value-type="string">
            <text:p>(0.0100468,0.682446,9.97565,0.0133161,8.55731,5.76939,0.183591,9.92657,0.0212807,9.9732,9.94275,9.99924,9.99403,9.93181,0.00756635,9.90363)</text:p>
          </table:table-cell>
          <table:table-cell table:number-columns-repeated="8"/>
        </table:table-row>
        <table:table-row table:style-name="ro1">
          <table:table-cell table:style-name="ce13" office:value-type="float" office:value="-487.099" calcext:value-type="float">
            <text:p>-4.87E+002</text:p>
          </table:table-cell>
          <table:table-cell office:value-type="float" office:value="5696" calcext:value-type="float">
            <text:p>5696</text:p>
          </table:table-cell>
          <table:table-cell office:value-type="float" office:value="286091" calcext:value-type="float">
            <text:p>286091</text:p>
          </table:table-cell>
          <table:table-cell office:value-type="float" office:value="8.97344" calcext:value-type="float">
            <text:p>8.97344</text:p>
          </table:table-cell>
          <table:table-cell office:value-type="string" calcext:value-type="string">
            <text:p>(0.0318259,1.06981,9.96636,0.00259403,7.90277,5.41699,0.179102,9.93747,0.0853153,9.91776,9.92295,9.99021,9.9959,9.98169,0.00570868,9.85202)</text:p>
          </table:table-cell>
          <table:table-cell table:number-columns-repeated="8"/>
        </table:table-row>
        <table:table-row table:style-name="ro1">
          <table:table-cell table:style-name="ce13" office:value-type="float" office:value="-486.115" calcext:value-type="float">
            <text:p>-4.86E+002</text:p>
          </table:table-cell>
          <table:table-cell office:value-type="float" office:value="5838" calcext:value-type="float">
            <text:p>5838</text:p>
          </table:table-cell>
          <table:table-cell office:value-type="float" office:value="229684" calcext:value-type="float">
            <text:p>229684</text:p>
          </table:table-cell>
          <table:table-cell office:value-type="float" office:value="9.4477" calcext:value-type="float">
            <text:p>9.4477</text:p>
          </table:table-cell>
          <table:table-cell office:value-type="string" calcext:value-type="string">
            <text:p>(0.0110032,0.926336,9.97327,0.00450787,8.93319,6.34228,0.677848,9.92989,0.0452508,9.98049,9.9745,9.99621,9.99749,9.91162,0.00150104,9.87375)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13" office:value-type="float" office:value="-0.0275552" calcext:value-type="float">
            <text:p>-2.76E-002</text:p>
          </table:table-cell>
          <table:table-cell office:value-type="float" office:value="5129" calcext:value-type="float">
            <text:p>5129</text:p>
          </table:table-cell>
          <table:table-cell office:value-type="float" office:value="207055" calcext:value-type="float">
            <text:p>207055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(9.20441e-06,29.9979,-9.99,9.99777)</text:p>
          </table:table-cell>
          <table:table-cell table:number-columns-repeated="8"/>
        </table:table-row>
        <table:table-row table:style-name="ro1">
          <table:table-cell table:style-name="ce13" office:value-type="float" office:value="-0.0284517" calcext:value-type="float">
            <text:p>-2.85E-002</text:p>
          </table:table-cell>
          <table:table-cell office:value-type="float" office:value="3720" calcext:value-type="float">
            <text:p>3720</text:p>
          </table:table-cell>
          <table:table-cell office:value-type="float" office:value="187938" calcext:value-type="float">
            <text:p>187938</text:p>
          </table:table-cell>
          <table:table-cell office:value-type="float" office:value="100.195" calcext:value-type="float">
            <text:p>100.195</text:p>
          </table:table-cell>
          <table:table-cell office:value-type="string" calcext:value-type="string">
            <text:p>(2.88719e-05,30.0011,-9.99022,10.0005)</text:p>
          </table:table-cell>
          <table:table-cell table:number-columns-repeated="8"/>
        </table:table-row>
        <table:table-row table:style-name="ro1">
          <table:table-cell office:value-type="float" office:value="5.00215" calcext:value-type="float">
            <text:p>5.00215</text:p>
          </table:table-cell>
          <table:table-cell office:value-type="float" office:value="4343" calcext:value-type="float">
            <text:p>4343</text:p>
          </table:table-cell>
          <table:table-cell office:value-type="float" office:value="229977" calcext:value-type="float">
            <text:p>229977</text:p>
          </table:table-cell>
          <table:table-cell table:style-name="ce13" office:value-type="float" office:value="0.0000000183338" calcext:value-type="float">
            <text:p>1.83E-008</text:p>
          </table:table-cell>
          <table:table-cell office:value-type="string" calcext:value-type="string">
            <text:p>(24.9981,30.0001,4.99809,9.99999)</text:p>
          </table:table-cell>
          <table:table-cell table:number-columns-repeated="8"/>
        </table:table-row>
        <table:table-row table:style-name="ro1">
          <table:table-cell office:value-type="float" office:value="-0.0287941" calcext:value-type="float">
            <text:p>-0.0287941</text:p>
          </table:table-cell>
          <table:table-cell office:value-type="float" office:value="2333" calcext:value-type="float">
            <text:p>2333</text:p>
          </table:table-cell>
          <table:table-cell office:value-type="float" office:value="170913" calcext:value-type="float">
            <text:p>170913</text:p>
          </table:table-cell>
          <table:table-cell office:value-type="float" office:value="100.195" calcext:value-type="float">
            <text:p>100.195</text:p>
          </table:table-cell>
          <table:table-cell office:value-type="string" calcext:value-type="string">
            <text:p>(-3.72782e-05,29.9996,-9.99029,9.99961)</text:p>
          </table:table-cell>
          <table:table-cell table:number-columns-repeated="8"/>
        </table:table-row>
        <table:table-row table:style-name="ro1">
          <table:table-cell office:value-type="float" office:value="5.00137" calcext:value-type="float">
            <text:p>5.00137</text:p>
          </table:table-cell>
          <table:table-cell office:value-type="float" office:value="2999" calcext:value-type="float">
            <text:p>2999</text:p>
          </table:table-cell>
          <table:table-cell office:value-type="float" office:value="168861" calcext:value-type="float">
            <text:p>168861</text:p>
          </table:table-cell>
          <table:table-cell table:style-name="ce13" office:value-type="float" office:value="0.00000000478636" calcext:value-type="float">
            <text:p>4.79E-009</text:p>
          </table:table-cell>
          <table:table-cell office:value-type="string" calcext:value-type="string">
            <text:p>(24.9994,29.9995,4.99936,9.99942)</text:p>
          </table:table-cell>
          <table:table-cell table:number-columns-repeated="8"/>
        </table:table-row>
        <table:table-row table:style-name="ro1">
          <table:table-cell table:style-name="ce13" office:value-type="float" office:value="-0.0277014" calcext:value-type="float">
            <text:p>-2.77E-002</text:p>
          </table:table-cell>
          <table:table-cell office:value-type="float" office:value="5871" calcext:value-type="float">
            <text:p>5871</text:p>
          </table:table-cell>
          <table:table-cell office:value-type="float" office:value="193052" calcext:value-type="float">
            <text:p>193052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9.98736e-05,29.9975,-9.99003,9.9975)</text:p>
          </table:table-cell>
          <table:table-cell table:number-columns-repeated="8"/>
        </table:table-row>
        <table:table-row table:style-name="ro1">
          <table:table-cell office:value-type="float" office:value="-0.0284177" calcext:value-type="float">
            <text:p>-0.0284177</text:p>
          </table:table-cell>
          <table:table-cell office:value-type="float" office:value="3389" calcext:value-type="float">
            <text:p>3389</text:p>
          </table:table-cell>
          <table:table-cell office:value-type="float" office:value="188591" calcext:value-type="float">
            <text:p>188591</text:p>
          </table:table-cell>
          <table:table-cell office:value-type="float" office:value="100.199" calcext:value-type="float">
            <text:p>100.199</text:p>
          </table:table-cell>
          <table:table-cell office:value-type="string" calcext:value-type="string">
            <text:p>(-2.43788e-05,29.9991,-9.99007,9.99891)</text:p>
          </table:table-cell>
          <table:table-cell table:number-columns-repeated="8"/>
        </table:table-row>
        <table:table-row table:style-name="ro1">
          <table:table-cell table:style-name="ce13" office:value-type="float" office:value="-0.0278574" calcext:value-type="float">
            <text:p>-2.79E-002</text:p>
          </table:table-cell>
          <table:table-cell office:value-type="float" office:value="3909" calcext:value-type="float">
            <text:p>3909</text:p>
          </table:table-cell>
          <table:table-cell office:value-type="float" office:value="161069" calcext:value-type="float">
            <text:p>161069</text:p>
          </table:table-cell>
          <table:table-cell office:value-type="float" office:value="100.197" calcext:value-type="float">
            <text:p>100.197</text:p>
          </table:table-cell>
          <table:table-cell office:value-type="string" calcext:value-type="string">
            <text:p>(-3.26613e-05,29.9988,-9.99018,9.99862)</text:p>
          </table:table-cell>
          <table:table-cell table:number-columns-repeated="8"/>
        </table:table-row>
        <table:table-row table:style-name="ro1">
          <table:table-cell table:style-name="ce13" office:value-type="float" office:value="-0.0278765" calcext:value-type="float">
            <text:p>-2.79E-002</text:p>
          </table:table-cell>
          <table:table-cell office:value-type="float" office:value="5179" calcext:value-type="float">
            <text:p>5179</text:p>
          </table:table-cell>
          <table:table-cell office:value-type="float" office:value="202353" calcext:value-type="float">
            <text:p>202353</text:p>
          </table:table-cell>
          <table:table-cell office:value-type="float" office:value="100.197" calcext:value-type="float">
            <text:p>100.197</text:p>
          </table:table-cell>
          <table:table-cell office:value-type="string" calcext:value-type="string">
            <text:p>(7.79757e-05,29.9981,-9.99007,9.99816)</text:p>
          </table:table-cell>
          <table:table-cell table:number-columns-repeated="8"/>
        </table:table-row>
        <table:table-row table:style-name="ro1">
          <table:table-cell table:style-name="ce13" office:value-type="float" office:value="-0.027785" calcext:value-type="float">
            <text:p>-2.78E-002</text:p>
          </table:table-cell>
          <table:table-cell office:value-type="float" office:value="3040" calcext:value-type="float">
            <text:p>3040</text:p>
          </table:table-cell>
          <table:table-cell office:value-type="float" office:value="154426" calcext:value-type="float">
            <text:p>154426</text:p>
          </table:table-cell>
          <table:table-cell office:value-type="float" office:value="100.199" calcext:value-type="float">
            <text:p>100.199</text:p>
          </table:table-cell>
          <table:table-cell office:value-type="string" calcext:value-type="string">
            <text:p>(-5.84581e-05,29.9983,-9.99014,9.9982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19" calcext:value-type="float">
            <text:p>-12.6819</text:p>
          </table:table-cell>
          <table:table-cell office:value-type="float" office:value="5819" calcext:value-type="float">
            <text:p>5819</text:p>
          </table:table-cell>
          <table:table-cell office:value-type="float" office:value="5588570" calcext:value-type="float">
            <text:p>5588570</text:p>
          </table:table-cell>
          <table:table-cell office:value-type="float" office:value="-0.992234" calcext:value-type="float">
            <text:p>-0.992234</text:p>
          </table:table-cell>
          <table:table-cell office:value-type="string" calcext:value-type="string">
            <text:p>(0.0652277,1.99784,1.87501,0.903285)</text:p>
          </table:table-cell>
          <table:table-cell table:number-columns-repeated="8"/>
        </table:table-row>
        <table:table-row table:style-name="ro1">
          <table:table-cell office:value-type="float" office:value="-12.6824" calcext:value-type="float">
            <text:p>-12.6824</text:p>
          </table:table-cell>
          <table:table-cell office:value-type="float" office:value="5689" calcext:value-type="float">
            <text:p>5689</text:p>
          </table:table-cell>
          <table:table-cell office:value-type="float" office:value="5500095" calcext:value-type="float">
            <text:p>5500095</text:p>
          </table:table-cell>
          <table:table-cell office:value-type="float" office:value="-0.998121" calcext:value-type="float">
            <text:p>-0.998121</text:p>
          </table:table-cell>
          <table:table-cell office:value-type="string" calcext:value-type="string">
            <text:p>(0.0459553,1.99889,1.87503,0.90361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327" calcext:value-type="float">
            <text:p>5327</text:p>
          </table:table-cell>
          <table:table-cell office:value-type="float" office:value="5817096" calcext:value-type="float">
            <text:p>581709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345595,2.00005,1.87504,0.903796)</text:p>
          </table:table-cell>
          <table:table-cell table:number-columns-repeated="8"/>
        </table:table-row>
        <table:table-row table:style-name="ro1">
          <table:table-cell office:value-type="float" office:value="-12.6824" calcext:value-type="float">
            <text:p>-12.6824</text:p>
          </table:table-cell>
          <table:table-cell office:value-type="float" office:value="5986" calcext:value-type="float">
            <text:p>5986</text:p>
          </table:table-cell>
          <table:table-cell office:value-type="float" office:value="5609576" calcext:value-type="float">
            <text:p>5609576</text:p>
          </table:table-cell>
          <table:table-cell office:value-type="float" office:value="-0.996652" calcext:value-type="float">
            <text:p>-0.996652</text:p>
          </table:table-cell>
          <table:table-cell office:value-type="string" calcext:value-type="string">
            <text:p>(0.0511821,1.99867,1.87504,0.903534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620" calcext:value-type="float">
            <text:p>5620</text:p>
          </table:table-cell>
          <table:table-cell office:value-type="float" office:value="5667529" calcext:value-type="float">
            <text:p>5667529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0154537,2.00004,1.87505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463" calcext:value-type="float">
            <text:p>5463</text:p>
          </table:table-cell>
          <table:table-cell office:value-type="float" office:value="5182509" calcext:value-type="float">
            <text:p>5182509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0.000167717,2.00005,1.87505,0.903811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5672" calcext:value-type="float">
            <text:p>5672</text:p>
          </table:table-cell>
          <table:table-cell office:value-type="float" office:value="5832435" calcext:value-type="float">
            <text:p>5832435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261324,2.00004,1.87505,0.903806)</text:p>
          </table:table-cell>
          <table:table-cell table:number-columns-repeated="8"/>
        </table:table-row>
        <table:table-row table:style-name="ro1">
          <table:table-cell office:value-type="float" office:value="-12.6829" calcext:value-type="float">
            <text:p>-12.6829</text:p>
          </table:table-cell>
          <table:table-cell office:value-type="float" office:value="5985" calcext:value-type="float">
            <text:p>5985</text:p>
          </table:table-cell>
          <table:table-cell office:value-type="float" office:value="5558560" calcext:value-type="float">
            <text:p>5558560</text:p>
          </table:table-cell>
          <table:table-cell office:value-type="float" office:value="-1.00024" calcext:value-type="float">
            <text:p>-1.00024</text:p>
          </table:table-cell>
          <table:table-cell office:value-type="string" calcext:value-type="string">
            <text:p>(0.0352229,1.99943,1.87498,0.90365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509" calcext:value-type="float">
            <text:p>5509</text:p>
          </table:table-cell>
          <table:table-cell office:value-type="float" office:value="5694243" calcext:value-type="float">
            <text:p>5694243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474413,2.00005,1.87505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487" calcext:value-type="float">
            <text:p>5487</text:p>
          </table:table-cell>
          <table:table-cell office:value-type="float" office:value="5718627" calcext:value-type="float">
            <text:p>5718627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874008,2.00005,1.87505,0.9038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575.89" calcext:value-type="float">
            <text:p>-6575.89</text:p>
          </table:table-cell>
          <table:table-cell office:value-type="float" office:value="5797" calcext:value-type="float">
            <text:p>5797</text:p>
          </table:table-cell>
          <table:table-cell office:value-type="float" office:value="5610122" calcext:value-type="float">
            <text:p>5610122</text:p>
          </table:table-cell>
          <table:table-cell office:value-type="float" office:value="63.1168" calcext:value-type="float">
            <text:p>63.1168</text:p>
          </table:table-cell>
          <table:table-cell office:value-type="string" calcext:value-type="string">
            <text:p>(4.65643,1.99799,13.3423,19.9995,0.00567273,6.64322,33.3235,0.0143636)</text:p>
          </table:table-cell>
          <table:table-cell table:number-columns-repeated="8"/>
        </table:table-row>
        <table:table-row table:style-name="ro1">
          <table:table-cell office:value-type="float" office:value="-6550.7" calcext:value-type="float">
            <text:p>-6550.7</text:p>
          </table:table-cell>
          <table:table-cell office:value-type="float" office:value="410" calcext:value-type="float">
            <text:p>410</text:p>
          </table:table-cell>
          <table:table-cell office:value-type="float" office:value="5141571" calcext:value-type="float">
            <text:p>5141571</text:p>
          </table:table-cell>
          <table:table-cell office:value-type="float" office:value="73.0704" calcext:value-type="float">
            <text:p>73.0704</text:p>
          </table:table-cell>
          <table:table-cell office:value-type="string" calcext:value-type="string">
            <text:p>(7.84432,4.6563,10.9957,16.4989,2.24134,9.92228,27.4824,0.00243923)</text:p>
          </table:table-cell>
          <table:table-cell table:number-columns-repeated="8"/>
        </table:table-row>
        <table:table-row table:style-name="ro1">
          <table:table-cell office:value-type="float" office:value="-6581.52" calcext:value-type="float">
            <text:p>-6581.52</text:p>
          </table:table-cell>
          <table:table-cell office:value-type="float" office:value="3" calcext:value-type="float">
            <text:p>3</text:p>
          </table:table-cell>
          <table:table-cell office:value-type="float" office:value="3028918" calcext:value-type="float">
            <text:p>3028918</text:p>
          </table:table-cell>
          <table:table-cell office:value-type="float" office:value="57.1228" calcext:value-type="float">
            <text:p>57.1228</text:p>
          </table:table-cell>
          <table:table-cell office:value-type="string" calcext:value-type="string">
            <text:p>(5.46847,2.66455,12.8153,19.0134,0.748212,7.37202,31.551,0.2740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-6533.04</text:p>
          </table:table-cell>
          <table:table-cell office:value-type="float" office:value="438" calcext:value-type="float">
            <text:p>438</text:p>
          </table:table-cell>
          <table:table-cell office:value-type="float" office:value="5318448" calcext:value-type="float">
            <text:p>5318448</text:p>
          </table:table-cell>
          <table:table-cell office:value-type="float" office:value="70.1907" calcext:value-type="float">
            <text:p>70.1907</text:p>
          </table:table-cell>
          <table:table-cell office:value-type="string" calcext:value-type="string">
            <text:p>(7.56657,4.10527,11.1489,17.1154,2.01052,9.65532,27.8548,0.00207813)</text:p>
          </table:table-cell>
          <table:table-cell table:number-columns-repeated="8"/>
        </table:table-row>
        <table:table-row table:style-name="ro1">
          <table:table-cell office:value-type="float" office:value="-6582.87" calcext:value-type="float">
            <text:p>-6582.87</text:p>
          </table:table-cell>
          <table:table-cell office:value-type="float" office:value="5553" calcext:value-type="float">
            <text:p>5553</text:p>
          </table:table-cell>
          <table:table-cell office:value-type="float" office:value="5477208" calcext:value-type="float">
            <text:p>5477208</text:p>
          </table:table-cell>
          <table:table-cell office:value-type="float" office:value="67.878" calcext:value-type="float">
            <text:p>67.878</text:p>
          </table:table-cell>
          <table:table-cell office:value-type="string" calcext:value-type="string">
            <text:p>(4.34454,1.8632,13.7929,19.9977,0.00318829,6.20444,32.8628,0.924777)</text:p>
          </table:table-cell>
          <table:table-cell table:number-columns-repeated="8"/>
        </table:table-row>
        <table:table-row table:style-name="ro1">
          <table:table-cell office:value-type="float" office:value="-6555.73" calcext:value-type="float">
            <text:p>-6555.73</text:p>
          </table:table-cell>
          <table:table-cell office:value-type="float" office:value="5865" calcext:value-type="float">
            <text:p>5865</text:p>
          </table:table-cell>
          <table:table-cell office:value-type="float" office:value="5149188" calcext:value-type="float">
            <text:p>5149188</text:p>
          </table:table-cell>
          <table:table-cell office:value-type="float" office:value="70.4675" calcext:value-type="float">
            <text:p>70.4675</text:p>
          </table:table-cell>
          <table:table-cell office:value-type="string" calcext:value-type="string">
            <text:p>(4.21558,1.82002,13.7971,19.9953,0.00826712,6.01393,32.861,0.926291)</text:p>
          </table:table-cell>
          <table:table-cell table:number-columns-repeated="8"/>
        </table:table-row>
        <table:table-row table:style-name="ro1">
          <table:table-cell office:value-type="float" office:value="-6557.1" calcext:value-type="float">
            <text:p>-6557.1</text:p>
          </table:table-cell>
          <table:table-cell office:value-type="float" office:value="5894" calcext:value-type="float">
            <text:p>5894</text:p>
          </table:table-cell>
          <table:table-cell office:value-type="float" office:value="5329559" calcext:value-type="float">
            <text:p>5329559</text:p>
          </table:table-cell>
          <table:table-cell office:value-type="float" office:value="70.4102" calcext:value-type="float">
            <text:p>70.4102</text:p>
          </table:table-cell>
          <table:table-cell office:value-type="string" calcext:value-type="string">
            <text:p>(4.21548,1.83423,13.7969,19.9994,0.00943878,6.01512,32.868,0.92697)</text:p>
          </table:table-cell>
          <table:table-cell table:number-columns-repeated="8"/>
        </table:table-row>
        <table:table-row table:style-name="ro1">
          <table:table-cell office:value-type="float" office:value="-6594.04" calcext:value-type="float">
            <text:p>-6594.04</text:p>
          </table:table-cell>
          <table:table-cell office:value-type="float" office:value="8" calcext:value-type="float">
            <text:p>8</text:p>
          </table:table-cell>
          <table:table-cell office:value-type="float" office:value="2368092" calcext:value-type="float">
            <text:p>2368092</text:p>
          </table:table-cell>
          <table:table-cell office:value-type="float" office:value="65.9228" calcext:value-type="float">
            <text:p>65.9228</text:p>
          </table:table-cell>
          <table:table-cell office:value-type="string" calcext:value-type="string">
            <text:p>(7.68756,4.20426,11.2403,16.8619,2.11997,9.75697,28.0811,0.000154859)</text:p>
          </table:table-cell>
          <table:table-cell table:number-columns-repeated="8"/>
        </table:table-row>
        <table:table-row table:style-name="ro1">
          <table:table-cell office:value-type="float" office:value="-6596.07" calcext:value-type="float">
            <text:p>-6596.07</text:p>
          </table:table-cell>
          <table:table-cell office:value-type="float" office:value="5971" calcext:value-type="float">
            <text:p>5971</text:p>
          </table:table-cell>
          <table:table-cell office:value-type="float" office:value="5830529" calcext:value-type="float">
            <text:p>5830529</text:p>
          </table:table-cell>
          <table:table-cell office:value-type="float" office:value="67.8258" calcext:value-type="float">
            <text:p>67.8258</text:p>
          </table:table-cell>
          <table:table-cell office:value-type="string" calcext:value-type="string">
            <text:p>(8.01397,4.19269,11.1215,16.6704,1.74928,10.4462,27.7697,0.00991391)</text:p>
          </table:table-cell>
          <table:table-cell table:number-columns-repeated="8"/>
        </table:table-row>
        <table:table-row table:style-name="ro1">
          <table:table-cell office:value-type="float" office:value="-6596.54" calcext:value-type="float">
            <text:p>-6596.54</text:p>
          </table:table-cell>
          <table:table-cell office:value-type="float" office:value="5388" calcext:value-type="float">
            <text:p>5388</text:p>
          </table:table-cell>
          <table:table-cell office:value-type="float" office:value="5339921" calcext:value-type="float">
            <text:p>5339921</text:p>
          </table:table-cell>
          <table:table-cell office:value-type="float" office:value="52.5555" calcext:value-type="float">
            <text:p>52.5555</text:p>
          </table:table-cell>
          <table:table-cell office:value-type="string" calcext:value-type="string">
            <text:p>(6.59241,2.83272,12.2307,18.3423,0.00952932,9.4103,30.5533,0.006865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table:style-name="ce13" office:value-type="float" office:value="-0.0000000299407" calcext:value-type="float">
            <text:p>-2.99E-008</text:p>
          </table:table-cell>
          <table:table-cell office:value-type="float" office:value="6018" calcext:value-type="float">
            <text:p>6018</text:p>
          </table:table-cell>
          <table:table-cell office:value-type="float" office:value="5113711" calcext:value-type="float">
            <text:p>5113711</text:p>
          </table:table-cell>
          <table:table-cell table:style-name="ce13" office:value-type="float" office:value="-0.0000000599266" calcext:value-type="float">
            <text:p>-5.99E-008</text:p>
          </table:table-cell>
          <table:table-cell office:value-type="string" calcext:value-type="string">
            <text:p>(1.58811,1.63386,1.58649,-9.99492e-05,-9.99404e-05,-9.99937e-05,-9.99284e-05,-9.99333e-05,-9.98877e-05)</text:p>
          </table:table-cell>
          <table:table-cell table:number-columns-repeated="8"/>
        </table:table-row>
        <table:table-row table:style-name="ro1">
          <table:table-cell table:style-name="ce13" office:value-type="float" office:value="-0.944317" calcext:value-type="float">
            <text:p>-9.44E-001</text:p>
          </table:table-cell>
          <table:table-cell office:value-type="float" office:value="6004" calcext:value-type="float">
            <text:p>6004</text:p>
          </table:table-cell>
          <table:table-cell office:value-type="float" office:value="5151860" calcext:value-type="float">
            <text:p>5151860</text:p>
          </table:table-cell>
          <table:table-cell office:value-type="float" office:value="-0.887496" calcext:value-type="float">
            <text:p>-0.887496</text:p>
          </table:table-cell>
          <table:table-cell office:value-type="string" calcext:value-type="string">
            <text:p>(0.0137232,1.94058,7.76838,0.005151,0.00611431,-8.3518e-05,9.94808e-07,3.30793,0.28652)</text:p>
          </table:table-cell>
          <table:table-cell table:number-columns-repeated="8"/>
        </table:table-row>
        <table:table-row table:style-name="ro1">
          <table:table-cell office:value-type="float" office:value="-0.000168622" calcext:value-type="float">
            <text:p>-0.000168622</text:p>
          </table:table-cell>
          <table:table-cell office:value-type="float" office:value="5868" calcext:value-type="float">
            <text:p>5868</text:p>
          </table:table-cell>
          <table:table-cell office:value-type="float" office:value="5127815" calcext:value-type="float">
            <text:p>5127815</text:p>
          </table:table-cell>
          <table:table-cell office:value-type="float" office:value="0.000268216" calcext:value-type="float">
            <text:p>0.000268216</text:p>
          </table:table-cell>
          <table:table-cell office:value-type="string" calcext:value-type="string">
            <text:p>(0.00359209,1.72057,4.79935,-9.78814e-05,-9.95963e-05,-9.75348e-05,-9.96021e-05,1.69615,-9.97859e-05)</text:p>
          </table:table-cell>
          <table:table-cell table:number-columns-repeated="8"/>
        </table:table-row>
        <table:table-row table:style-name="ro1">
          <table:table-cell table:style-name="ce13" office:value-type="float" office:value="-0.000000034752" calcext:value-type="float">
            <text:p>-3.48E-008</text:p>
          </table:table-cell>
          <table:table-cell office:value-type="float" office:value="5820" calcext:value-type="float">
            <text:p>5820</text:p>
          </table:table-cell>
          <table:table-cell office:value-type="float" office:value="5130230" calcext:value-type="float">
            <text:p>5130230</text:p>
          </table:table-cell>
          <table:table-cell table:style-name="ce13" office:value-type="float" office:value="-0.0000000098049" calcext:value-type="float">
            <text:p>-9.80E-009</text:p>
          </table:table-cell>
          <table:table-cell office:value-type="string" calcext:value-type="string">
            <text:p>(1.48742,1.55423,4.78218,-9.91449e-05,-9.98035e-05,-9.98071e-05,-9.98759e-05,0.000149738,-9.99133e-05)</text:p>
          </table:table-cell>
          <table:table-cell table:number-columns-repeated="8"/>
        </table:table-row>
        <table:table-row table:style-name="ro1">
          <table:table-cell table:style-name="ce13" office:value-type="float" office:value="-0.00000015604" calcext:value-type="float">
            <text:p>-1.56E-007</text:p>
          </table:table-cell>
          <table:table-cell office:value-type="float" office:value="5147" calcext:value-type="float">
            <text:p>5147</text:p>
          </table:table-cell>
          <table:table-cell office:value-type="float" office:value="5151160" calcext:value-type="float">
            <text:p>5151160</text:p>
          </table:table-cell>
          <table:table-cell table:style-name="ce13" office:value-type="float" office:value="-0.0000147991" calcext:value-type="float">
            <text:p>-1.48E-005</text:p>
          </table:table-cell>
          <table:table-cell office:value-type="string" calcext:value-type="string">
            <text:p>(1.57475,0.0180434,4.56127,-9.64704e-05,-9.35166e-05,0.000919817,0.00804961,0.000136235,-9.97103e-05)</text:p>
          </table:table-cell>
          <table:table-cell table:number-columns-repeated="8"/>
        </table:table-row>
        <table:table-row table:style-name="ro1">
          <table:table-cell office:value-type="float" office:value="-3.38211" calcext:value-type="float">
            <text:p>-3.38211</text:p>
          </table:table-cell>
          <table:table-cell office:value-type="float" office:value="4328" calcext:value-type="float">
            <text:p>4328</text:p>
          </table:table-cell>
          <table:table-cell office:value-type="float" office:value="5160046" calcext:value-type="float">
            <text:p>5160046</text:p>
          </table:table-cell>
          <table:table-cell office:value-type="float" office:value="-8.96432" calcext:value-type="float">
            <text:p>-8.96432</text:p>
          </table:table-cell>
          <table:table-cell office:value-type="string" calcext:value-type="string">
            <text:p>(0.00996414,0.790468,9.1522,0.00188175,0.000278569,2.5704e-05,1.37888e-05,1.68444,7.4582)</text:p>
          </table:table-cell>
          <table:table-cell table:number-columns-repeated="8"/>
        </table:table-row>
        <table:table-row table:style-name="ro1">
          <table:table-cell office:value-type="float" office:value="-0.000172596" calcext:value-type="float">
            <text:p>-0.000172596</text:p>
          </table:table-cell>
          <table:table-cell office:value-type="float" office:value="5557" calcext:value-type="float">
            <text:p>5557</text:p>
          </table:table-cell>
          <table:table-cell office:value-type="float" office:value="5124408" calcext:value-type="float">
            <text:p>5124408</text:p>
          </table:table-cell>
          <table:table-cell office:value-type="float" office:value="0.00027073" calcext:value-type="float">
            <text:p>0.00027073</text:p>
          </table:table-cell>
          <table:table-cell office:value-type="string" calcext:value-type="string">
            <text:p>(0.0043103,1.56267,4.71379,-9.0692e-05,-9.96583e-05,-9.8707e-05,-9.92845e-05,1.73438,-9.95092e-05)</text:p>
          </table:table-cell>
          <table:table-cell table:number-columns-repeated="8"/>
        </table:table-row>
        <table:table-row table:style-name="ro1">
          <table:table-cell table:style-name="ce13" office:value-type="float" office:value="-0.000000034517" calcext:value-type="float">
            <text:p>-3.45E-008</text:p>
          </table:table-cell>
          <table:table-cell office:value-type="float" office:value="5915" calcext:value-type="float">
            <text:p>5915</text:p>
          </table:table-cell>
          <table:table-cell office:value-type="float" office:value="5087954" calcext:value-type="float">
            <text:p>5087954</text:p>
          </table:table-cell>
          <table:table-cell table:style-name="ce13" office:value-type="float" office:value="-0.000000010155" calcext:value-type="float">
            <text:p>-1.02E-008</text:p>
          </table:table-cell>
          <table:table-cell office:value-type="string" calcext:value-type="string">
            <text:p>(1.42791,1.60047,4.72483,-9.97187e-05,-9.99812e-05,-9.98743e-05,-9.89323e-05,0.000149299,-9.89509e-05)</text:p>
          </table:table-cell>
          <table:table-cell table:number-columns-repeated="8"/>
        </table:table-row>
        <table:table-row table:style-name="ro1">
          <table:table-cell table:style-name="ce13" office:value-type="float" office:value="-0.00000102543" calcext:value-type="float">
            <text:p>-1.03E-006</text:p>
          </table:table-cell>
          <table:table-cell office:value-type="float" office:value="5223" calcext:value-type="float">
            <text:p>5223</text:p>
          </table:table-cell>
          <table:table-cell office:value-type="float" office:value="5133141" calcext:value-type="float">
            <text:p>5133141</text:p>
          </table:table-cell>
          <table:table-cell office:value-type="float" office:value="-0.000102909" calcext:value-type="float">
            <text:p>-0.000102909</text:p>
          </table:table-cell>
          <table:table-cell office:value-type="string" calcext:value-type="string">
            <text:p>(0.0172966,1.06341,4.37792,0.00819689,0.00629289,-9.93493e-05,-7.26004e-05,0.00136484,-9.84863e-05)</text:p>
          </table:table-cell>
          <table:table-cell table:number-columns-repeated="8"/>
        </table:table-row>
        <table:table-row table:style-name="ro1">
          <table:table-cell office:value-type="float" office:value="-4.42969" calcext:value-type="float">
            <text:p>-4.42969</text:p>
          </table:table-cell>
          <table:table-cell office:value-type="float" office:value="5971" calcext:value-type="float">
            <text:p>5971</text:p>
          </table:table-cell>
          <table:table-cell office:value-type="float" office:value="5144185" calcext:value-type="float">
            <text:p>5144185</text:p>
          </table:table-cell>
          <table:table-cell office:value-type="float" office:value="-2.78828" calcext:value-type="float">
            <text:p>-2.78828</text:p>
          </table:table-cell>
          <table:table-cell office:value-type="string" calcext:value-type="string">
            <text:p>(0.00397097,1.64886,7.70198,0.00331452,-9.94014e-05,-9.97302e-05,-7.49414e-05,3.80999,1.1762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5959" calcext:value-type="float">
            <text:p>5959</text:p>
          </table:table-cell>
          <table:table-cell office:value-type="float" office:value="5235936" calcext:value-type="float">
            <text:p>5235936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03443,7.1062,7.03318,1.0143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672" calcext:value-type="float">
            <text:p>5672</text:p>
          </table:table-cell>
          <table:table-cell office:value-type="float" office:value="2672132" calcext:value-type="float">
            <text:p>267213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3,7.10702,7.03486,0.377018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569" calcext:value-type="float">
            <text:p>5569</text:p>
          </table:table-cell>
          <table:table-cell office:value-type="float" office:value="5087531" calcext:value-type="float">
            <text:p>508753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532,7.1066,7.03364,0.346156)</text:p>
          </table:table-cell>
          <table:table-cell table:number-columns-repeated="8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5887" calcext:value-type="float">
            <text:p>5887</text:p>
          </table:table-cell>
          <table:table-cell office:value-type="float" office:value="5235791" calcext:value-type="float">
            <text:p>5235791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10649,7.03508,0.0375359,7.0339)</text:p>
          </table:table-cell>
          <table:table-cell table:number-columns-repeated="8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5354" calcext:value-type="float">
            <text:p>5354</text:p>
          </table:table-cell>
          <table:table-cell office:value-type="float" office:value="5239226" calcext:value-type="float">
            <text:p>5239226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03567,7.10596,7.03225,0.0669517)</text:p>
          </table:table-cell>
          <table:table-cell table:number-columns-repeated="8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5961" calcext:value-type="float">
            <text:p>5961</text:p>
          </table:table-cell>
          <table:table-cell office:value-type="float" office:value="5131210" calcext:value-type="float">
            <text:p>5131210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10625,7.03416,0.368449,7.03407)</text:p>
          </table:table-cell>
          <table:table-cell table:number-columns-repeated="8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5584" calcext:value-type="float">
            <text:p>5584</text:p>
          </table:table-cell>
          <table:table-cell office:value-type="float" office:value="5120918" calcext:value-type="float">
            <text:p>5120918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10635,7.03447,0.254834,7.034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472" calcext:value-type="float">
            <text:p>5472</text:p>
          </table:table-cell>
          <table:table-cell office:value-type="float" office:value="5106236" calcext:value-type="float">
            <text:p>510623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675,7.03502,0.381807,7.03422)</text:p>
          </table:table-cell>
          <table:table-cell table:number-columns-repeated="8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5209" calcext:value-type="float">
            <text:p>5209</text:p>
          </table:table-cell>
          <table:table-cell office:value-type="float" office:value="5153551" calcext:value-type="float">
            <text:p>5153551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03498,7.10648,7.03395,0.087548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670" calcext:value-type="float">
            <text:p>5670</text:p>
          </table:table-cell>
          <table:table-cell office:value-type="float" office:value="5098717" calcext:value-type="float">
            <text:p>509871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7,7.10621,7.0333,0.19791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13" office:value-type="float" office:value="0.00000000619819" calcext:value-type="float">
            <text:p>6.20E-009</text:p>
          </table:table-cell>
          <table:table-cell office:value-type="float" office:value="5724" calcext:value-type="float">
            <text:p>5724</text:p>
          </table:table-cell>
          <table:table-cell office:value-type="float" office:value="192528" calcext:value-type="float">
            <text:p>192528</text:p>
          </table:table-cell>
          <table:table-cell office:value-type="float" office:value="100.128" calcext:value-type="float">
            <text:p>100.128</text:p>
          </table:table-cell>
          <table:table-cell office:value-type="string" calcext:value-type="string">
            <text:p>(-9.59459e-05,30.0218,-9.99369,10.0081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000356017" calcext:value-type="float">
            <text:p>3.56E-009</text:p>
          </table:table-cell>
          <table:table-cell office:value-type="float" office:value="5474" calcext:value-type="float">
            <text:p>5474</text:p>
          </table:table-cell>
          <table:table-cell office:value-type="float" office:value="193109" calcext:value-type="float">
            <text:p>193109</text:p>
          </table:table-cell>
          <table:table-cell office:value-type="float" office:value="100.017" calcext:value-type="float">
            <text:p>100.017</text:p>
          </table:table-cell>
          <table:table-cell office:value-type="string" calcext:value-type="string">
            <text:p>(0.00779394,30.018,-9.99134,10.0086)</text:p>
          </table:table-cell>
          <table:table-cell table:number-columns-repeated="8"/>
        </table:table-row>
        <table:table-row table:style-name="ro1">
          <table:table-cell table:style-name="ce13" office:value-type="float" office:value="5.00215" calcext:value-type="float">
            <text:p>5.00E+000</text:p>
          </table:table-cell>
          <table:table-cell office:value-type="float" office:value="4343" calcext:value-type="float">
            <text:p>4343</text:p>
          </table:table-cell>
          <table:table-cell office:value-type="float" office:value="229977" calcext:value-type="float">
            <text:p>229977</text:p>
          </table:table-cell>
          <table:table-cell table:style-name="ce13" office:value-type="float" office:value="0.0000000183338" calcext:value-type="float">
            <text:p>1.83E-008</text:p>
          </table:table-cell>
          <table:table-cell office:value-type="string" calcext:value-type="string">
            <text:p>(24.9981,30.0001,4.99809,9.99999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000165203" calcext:value-type="float">
            <text:p>1.65E-009</text:p>
          </table:table-cell>
          <table:table-cell office:value-type="float" office:value="5788" calcext:value-type="float">
            <text:p>5788</text:p>
          </table:table-cell>
          <table:table-cell office:value-type="float" office:value="188774" calcext:value-type="float">
            <text:p>188774</text:p>
          </table:table-cell>
          <table:table-cell office:value-type="float" office:value="100.057" calcext:value-type="float">
            <text:p>100.057</text:p>
          </table:table-cell>
          <table:table-cell office:value-type="string" calcext:value-type="string">
            <text:p>(0.00368117,30.0202,-9.99345,10.0094)</text:p>
          </table:table-cell>
          <table:table-cell table:number-columns-repeated="8"/>
        </table:table-row>
        <table:table-row table:style-name="ro1">
          <table:table-cell table:style-name="ce13" office:value-type="float" office:value="5.00137" calcext:value-type="float">
            <text:p>5.00E+000</text:p>
          </table:table-cell>
          <table:table-cell office:value-type="float" office:value="2999" calcext:value-type="float">
            <text:p>2999</text:p>
          </table:table-cell>
          <table:table-cell office:value-type="float" office:value="168861" calcext:value-type="float">
            <text:p>168861</text:p>
          </table:table-cell>
          <table:table-cell table:style-name="ce13" office:value-type="float" office:value="0.00000000478636" calcext:value-type="float">
            <text:p>4.79E-009</text:p>
          </table:table-cell>
          <table:table-cell office:value-type="string" calcext:value-type="string">
            <text:p>(24.9994,29.9995,4.99936,9.99942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00467881" calcext:value-type="float">
            <text:p>4.68E-008</text:p>
          </table:table-cell>
          <table:table-cell office:value-type="float" office:value="5711" calcext:value-type="float">
            <text:p>5711</text:p>
          </table:table-cell>
          <table:table-cell office:value-type="float" office:value="182347" calcext:value-type="float">
            <text:p>182347</text:p>
          </table:table-cell>
          <table:table-cell office:value-type="float" office:value="100.074" calcext:value-type="float">
            <text:p>100.074</text:p>
          </table:table-cell>
          <table:table-cell office:value-type="string" calcext:value-type="string">
            <text:p>(0.000369975,30.0049,-9.99592,9.99946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0000235296" calcext:value-type="float">
            <text:p>2.35E-010</text:p>
          </table:table-cell>
          <table:table-cell office:value-type="float" office:value="5824" calcext:value-type="float">
            <text:p>5824</text:p>
          </table:table-cell>
          <table:table-cell office:value-type="float" office:value="193735" calcext:value-type="float">
            <text:p>193735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0.00787403,30.0067,-9.99189,10.0016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000405484" calcext:value-type="float">
            <text:p>4.05E-009</text:p>
          </table:table-cell>
          <table:table-cell office:value-type="float" office:value="6004" calcext:value-type="float">
            <text:p>6004</text:p>
          </table:table-cell>
          <table:table-cell office:value-type="float" office:value="161172" calcext:value-type="float">
            <text:p>161172</text:p>
          </table:table-cell>
          <table:table-cell office:value-type="float" office:value="100.031" calcext:value-type="float">
            <text:p>100.031</text:p>
          </table:table-cell>
          <table:table-cell office:value-type="string" calcext:value-type="string">
            <text:p>(0.0054604,29.9899,-9.993,9.98992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0000253713" calcext:value-type="float">
            <text:p>2.54E-010</text:p>
          </table:table-cell>
          <table:table-cell office:value-type="float" office:value="5986" calcext:value-type="float">
            <text:p>5986</text:p>
          </table:table-cell>
          <table:table-cell office:value-type="float" office:value="192581" calcext:value-type="float">
            <text:p>192581</text:p>
          </table:table-cell>
          <table:table-cell office:value-type="float" office:value="100.099" calcext:value-type="float">
            <text:p>100.099</text:p>
          </table:table-cell>
          <table:table-cell office:value-type="string" calcext:value-type="string">
            <text:p>(0.00443278,30.0236,-9.99061,10.0093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000238258" calcext:value-type="float">
            <text:p>2.38E-009</text:p>
          </table:table-cell>
          <table:table-cell office:value-type="float" office:value="5063" calcext:value-type="float">
            <text:p>5063</text:p>
          </table:table-cell>
          <table:table-cell office:value-type="float" office:value="166475" calcext:value-type="float">
            <text:p>166475</text:p>
          </table:table-cell>
          <table:table-cell office:value-type="float" office:value="100.036" calcext:value-type="float">
            <text:p>100.036</text:p>
          </table:table-cell>
          <table:table-cell office:value-type="string" calcext:value-type="string">
            <text:p>(0.00117437,30.0106,-9.99704,10.004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13" office:value-type="float" office:value="0.00235288" calcext:value-type="float">
            <text:p>2.35E-003</text:p>
          </table:table-cell>
          <table:table-cell office:value-type="float" office:value="5582" calcext:value-type="float">
            <text:p>5582</text:p>
          </table:table-cell>
          <table:table-cell office:value-type="float" office:value="169113" calcext:value-type="float">
            <text:p>169113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,4.99995,9.99987,4.99997)</text:p>
          </table:table-cell>
          <table:table-cell table:number-columns-repeated="8"/>
        </table:table-row>
        <table:table-row table:style-name="ro1">
          <table:table-cell table:style-name="ce13" office:value-type="float" office:value="2.60485" calcext:value-type="float">
            <text:p>2.60E+000</text:p>
          </table:table-cell>
          <table:table-cell office:value-type="float" office:value="6004" calcext:value-type="float">
            <text:p>6004</text:p>
          </table:table-cell>
          <table:table-cell office:value-type="float" office:value="115708" calcext:value-type="float">
            <text:p>115708</text:p>
          </table:table-cell>
          <table:table-cell office:value-type="float" office:value="96.3244" calcext:value-type="float">
            <text:p>96.3244</text:p>
          </table:table-cell>
          <table:table-cell office:value-type="string" calcext:value-type="string">
            <text:p>(19.8105,5.13188,9.996,5.1319)</text:p>
          </table:table-cell>
          <table:table-cell table:number-columns-repeated="8"/>
        </table:table-row>
        <table:table-row table:style-name="ro1">
          <table:table-cell table:style-name="ce13" office:value-type="float" office:value="0.0163272" calcext:value-type="float">
            <text:p>1.63E-002</text:p>
          </table:table-cell>
          <table:table-cell office:value-type="float" office:value="5820" calcext:value-type="float">
            <text:p>5820</text:p>
          </table:table-cell>
          <table:table-cell office:value-type="float" office:value="111402" calcext:value-type="float">
            <text:p>111402</text:p>
          </table:table-cell>
          <table:table-cell office:value-type="float" office:value="100.018" calcext:value-type="float">
            <text:p>100.018</text:p>
          </table:table-cell>
          <table:table-cell office:value-type="string" calcext:value-type="string">
            <text:p>(20,4.99994,9.99914,4.99992)</text:p>
          </table:table-cell>
          <table:table-cell table:number-columns-repeated="8"/>
        </table:table-row>
        <table:table-row table:style-name="ro1">
          <table:table-cell table:style-name="ce13" office:value-type="float" office:value="0.00501569" calcext:value-type="float">
            <text:p>5.02E-003</text:p>
          </table:table-cell>
          <table:table-cell office:value-type="float" office:value="5823" calcext:value-type="float">
            <text:p>5823</text:p>
          </table:table-cell>
          <table:table-cell office:value-type="float" office:value="109386" calcext:value-type="float">
            <text:p>109386</text:p>
          </table:table-cell>
          <table:table-cell office:value-type="float" office:value="99.9901" calcext:value-type="float">
            <text:p>99.9901</text:p>
          </table:table-cell>
          <table:table-cell office:value-type="string" calcext:value-type="string">
            <text:p>(19.9996,5.00017,10.0001,5.00013)</text:p>
          </table:table-cell>
          <table:table-cell table:number-columns-repeated="8"/>
        </table:table-row>
        <table:table-row table:style-name="ro1">
          <table:table-cell table:style-name="ce13" office:value-type="float" office:value="0.00438284" calcext:value-type="float">
            <text:p>4.38E-003</text:p>
          </table:table-cell>
          <table:table-cell office:value-type="float" office:value="5431" calcext:value-type="float">
            <text:p>5431</text:p>
          </table:table-cell>
          <table:table-cell office:value-type="float" office:value="145202" calcext:value-type="float">
            <text:p>145202</text:p>
          </table:table-cell>
          <table:table-cell office:value-type="float" office:value="99.9927" calcext:value-type="float">
            <text:p>99.9927</text:p>
          </table:table-cell>
          <table:table-cell office:value-type="string" calcext:value-type="string">
            <text:p>(19.9996,5.00047,9.99997,5.00051)</text:p>
          </table:table-cell>
          <table:table-cell table:number-columns-repeated="8"/>
        </table:table-row>
        <table:table-row table:style-name="ro1">
          <table:table-cell table:style-name="ce13" office:value-type="float" office:value="62.1386" calcext:value-type="float">
            <text:p>6.21E+001</text:p>
          </table:table-cell>
          <table:table-cell office:value-type="float" office:value="5969" calcext:value-type="float">
            <text:p>5969</text:p>
          </table:table-cell>
          <table:table-cell office:value-type="float" office:value="107880" calcext:value-type="float">
            <text:p>107880</text:p>
          </table:table-cell>
          <table:table-cell office:value-type="float" office:value="41.1921" calcext:value-type="float">
            <text:p>41.1921</text:p>
          </table:table-cell>
          <table:table-cell office:value-type="string" calcext:value-type="string">
            <text:p>(16.4165,8.3893,9.99839,8.38932)</text:p>
          </table:table-cell>
          <table:table-cell table:number-columns-repeated="8"/>
        </table:table-row>
        <table:table-row table:style-name="ro1">
          <table:table-cell table:style-name="ce13" office:value-type="float" office:value="0.00112041" calcext:value-type="float">
            <text:p>1.12E-003</text:p>
          </table:table-cell>
          <table:table-cell office:value-type="float" office:value="4901" calcext:value-type="float">
            <text:p>4901</text:p>
          </table:table-cell>
          <table:table-cell office:value-type="float" office:value="159561" calcext:value-type="float">
            <text:p>159561</text:p>
          </table:table-cell>
          <table:table-cell office:value-type="float" office:value="100.008" calcext:value-type="float">
            <text:p>100.008</text:p>
          </table:table-cell>
          <table:table-cell office:value-type="string" calcext:value-type="string">
            <text:p>(20.0002,4.99987,9.9998,4.99988)</text:p>
          </table:table-cell>
          <table:table-cell table:number-columns-repeated="8"/>
        </table:table-row>
        <table:table-row table:style-name="ro1">
          <table:table-cell table:style-name="ce13" office:value-type="float" office:value="0.00167646" calcext:value-type="float">
            <text:p>1.68E-003</text:p>
          </table:table-cell>
          <table:table-cell office:value-type="float" office:value="5966" calcext:value-type="float">
            <text:p>5966</text:p>
          </table:table-cell>
          <table:table-cell office:value-type="float" office:value="151170" calcext:value-type="float">
            <text:p>151170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19.9999,5.00003,9.99994,5)</text:p>
          </table:table-cell>
          <table:table-cell table:number-columns-repeated="8"/>
        </table:table-row>
        <table:table-row table:style-name="ro1">
          <table:table-cell table:style-name="ce13" office:value-type="float" office:value="25.0568" calcext:value-type="float">
            <text:p>2.51E+001</text:p>
          </table:table-cell>
          <table:table-cell office:value-type="float" office:value="5985" calcext:value-type="float">
            <text:p>5985</text:p>
          </table:table-cell>
          <table:table-cell office:value-type="float" office:value="108601" calcext:value-type="float">
            <text:p>108601</text:p>
          </table:table-cell>
          <table:table-cell office:value-type="float" office:value="69.0443" calcext:value-type="float">
            <text:p>69.0443</text:p>
          </table:table-cell>
          <table:table-cell office:value-type="string" calcext:value-type="string">
            <text:p>(18.3053,6.36528,9.99601,6.36527)</text:p>
          </table:table-cell>
          <table:table-cell table:number-columns-repeated="8"/>
        </table:table-row>
        <table:table-row table:style-name="ro1">
          <table:table-cell table:style-name="ce13" office:value-type="float" office:value="0.00951567" calcext:value-type="float">
            <text:p>9.52E-003</text:p>
          </table:table-cell>
          <table:table-cell office:value-type="float" office:value="5771" calcext:value-type="float">
            <text:p>5771</text:p>
          </table:table-cell>
          <table:table-cell office:value-type="float" office:value="151505" calcext:value-type="float">
            <text:p>151505</text:p>
          </table:table-cell>
          <table:table-cell office:value-type="float" office:value="99.9919" calcext:value-type="float">
            <text:p>99.9919</text:p>
          </table:table-cell>
          <table:table-cell office:value-type="string" calcext:value-type="string">
            <text:p>(19.9995,5.00023,9.99989,5.00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13" office:value-type="float" office:value="0.0000728799" calcext:value-type="float">
            <text:p>7.29E-005</text:p>
          </table:table-cell>
          <table:table-cell office:value-type="float" office:value="877" calcext:value-type="float">
            <text:p>877</text:p>
          </table:table-cell>
          <table:table-cell office:value-type="float" office:value="5134171" calcext:value-type="float">
            <text:p>5134171</text:p>
          </table:table-cell>
          <table:table-cell office:value-type="float" office:value="7.61612" calcext:value-type="float">
            <text:p>7.61612</text:p>
          </table:table-cell>
          <table:table-cell office:value-type="string" calcext:value-type="string">
            <text:p>(1.88725,0.888758,0.000157746)</text:p>
          </table:table-cell>
          <table:table-cell table:number-columns-repeated="8"/>
        </table:table-row>
        <table:table-row table:style-name="ro1">
          <table:table-cell table:style-name="ce13" office:value-type="float" office:value="0.0000545512" calcext:value-type="float">
            <text:p>5.46E-005</text:p>
          </table:table-cell>
          <table:table-cell office:value-type="float" office:value="871" calcext:value-type="float">
            <text:p>871</text:p>
          </table:table-cell>
          <table:table-cell office:value-type="float" office:value="5060359" calcext:value-type="float">
            <text:p>5060359</text:p>
          </table:table-cell>
          <table:table-cell office:value-type="float" office:value="7.61644" calcext:value-type="float">
            <text:p>7.61644</text:p>
          </table:table-cell>
          <table:table-cell office:value-type="string" calcext:value-type="string">
            <text:p>(1.88821,0.888874,8.52091e-05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338412" calcext:value-type="float">
            <text:p>3.38E-006</text:p>
          </table:table-cell>
          <table:table-cell office:value-type="float" office:value="875" calcext:value-type="float">
            <text:p>875</text:p>
          </table:table-cell>
          <table:table-cell office:value-type="float" office:value="5188618" calcext:value-type="float">
            <text:p>5188618</text:p>
          </table:table-cell>
          <table:table-cell office:value-type="float" office:value="7.61486" calcext:value-type="float">
            <text:p>7.61486</text:p>
          </table:table-cell>
          <table:table-cell office:value-type="string" calcext:value-type="string">
            <text:p>(1.88652,0.88871,0.000393007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354295" calcext:value-type="float">
            <text:p>3.54E-006</text:p>
          </table:table-cell>
          <table:table-cell office:value-type="float" office:value="506" calcext:value-type="float">
            <text:p>506</text:p>
          </table:table-cell>
          <table:table-cell office:value-type="float" office:value="5026681" calcext:value-type="float">
            <text:p>5026681</text:p>
          </table:table-cell>
          <table:table-cell office:value-type="float" office:value="7.61149" calcext:value-type="float">
            <text:p>7.61149</text:p>
          </table:table-cell>
          <table:table-cell office:value-type="string" calcext:value-type="string">
            <text:p>(1.88696,0.888759,0.00124901)</text:p>
          </table:table-cell>
          <table:table-cell table:number-columns-repeated="8"/>
        </table:table-row>
        <table:table-row table:style-name="ro1">
          <table:table-cell table:style-name="ce13" office:value-type="float" office:value="0.203688" calcext:value-type="float">
            <text:p>2.04E-001</text:p>
          </table:table-cell>
          <table:table-cell office:value-type="float" office:value="680" calcext:value-type="float">
            <text:p>680</text:p>
          </table:table-cell>
          <table:table-cell office:value-type="float" office:value="5064852" calcext:value-type="float">
            <text:p>5064852</text:p>
          </table:table-cell>
          <table:table-cell office:value-type="float" office:value="6.40216" calcext:value-type="float">
            <text:p>6.40216</text:p>
          </table:table-cell>
          <table:table-cell office:value-type="string" calcext:value-type="string">
            <text:p>(1.60012,0.91704,0.253232)</text:p>
          </table:table-cell>
          <table:table-cell table:number-columns-repeated="8"/>
        </table:table-row>
        <table:table-row table:style-name="ro1">
          <table:table-cell table:style-name="ce13" office:value-type="float" office:value="0.0000602406" calcext:value-type="float">
            <text:p>6.02E-005</text:p>
          </table:table-cell>
          <table:table-cell office:value-type="float" office:value="549" calcext:value-type="float">
            <text:p>549</text:p>
          </table:table-cell>
          <table:table-cell office:value-type="float" office:value="5086139" calcext:value-type="float">
            <text:p>5086139</text:p>
          </table:table-cell>
          <table:table-cell office:value-type="float" office:value="7.61171" calcext:value-type="float">
            <text:p>7.61171</text:p>
          </table:table-cell>
          <table:table-cell office:value-type="string" calcext:value-type="string">
            <text:p>(1.88615,0.888699,0.00111867)</text:p>
          </table:table-cell>
          <table:table-cell table:number-columns-repeated="8"/>
        </table:table-row>
        <table:table-row table:style-name="ro1">
          <table:table-cell table:style-name="ce13" office:value-type="float" office:value="0.0000243186" calcext:value-type="float">
            <text:p>2.43E-005</text:p>
          </table:table-cell>
          <table:table-cell office:value-type="float" office:value="593" calcext:value-type="float">
            <text:p>593</text:p>
          </table:table-cell>
          <table:table-cell office:value-type="float" office:value="5087633" calcext:value-type="float">
            <text:p>5087633</text:p>
          </table:table-cell>
          <table:table-cell office:value-type="float" office:value="7.60757" calcext:value-type="float">
            <text:p>7.60757</text:p>
          </table:table-cell>
          <table:table-cell office:value-type="string" calcext:value-type="string">
            <text:p>(1.88531,0.888561,0.00221122)</text:p>
          </table:table-cell>
          <table:table-cell table:number-columns-repeated="8"/>
        </table:table-row>
        <table:table-row table:style-name="ro1">
          <table:table-cell table:style-name="ce13" office:value-type="float" office:value="0.0000449985" calcext:value-type="float">
            <text:p>4.50E-005</text:p>
          </table:table-cell>
          <table:table-cell office:value-type="float" office:value="672" calcext:value-type="float">
            <text:p>672</text:p>
          </table:table-cell>
          <table:table-cell office:value-type="float" office:value="5042173" calcext:value-type="float">
            <text:p>5042173</text:p>
          </table:table-cell>
          <table:table-cell office:value-type="float" office:value="7.6166" calcext:value-type="float">
            <text:p>7.6166</text:p>
          </table:table-cell>
          <table:table-cell office:value-type="string" calcext:value-type="string">
            <text:p>(1.88703,0.888746,7.4806e-06)</text:p>
          </table:table-cell>
          <table:table-cell table:number-columns-repeated="8"/>
        </table:table-row>
        <table:table-row table:style-name="ro1">
          <table:table-cell table:style-name="ce13" office:value-type="float" office:value="0.00000282664" calcext:value-type="float">
            <text:p>2.83E-006</text:p>
          </table:table-cell>
          <table:table-cell office:value-type="float" office:value="1103" calcext:value-type="float">
            <text:p>1103</text:p>
          </table:table-cell>
          <table:table-cell office:value-type="float" office:value="5418452" calcext:value-type="float">
            <text:p>5418452</text:p>
          </table:table-cell>
          <table:table-cell office:value-type="float" office:value="7.61692" calcext:value-type="float">
            <text:p>7.61692</text:p>
          </table:table-cell>
          <table:table-cell office:value-type="string" calcext:value-type="string">
            <text:p>(1.88854,0.888937,-7.03534e-05)</text:p>
          </table:table-cell>
          <table:table-cell table:number-columns-repeated="8"/>
        </table:table-row>
        <table:table-row table:style-name="ro1">
          <table:table-cell table:style-name="ce13" office:value-type="float" office:value="0.0000361533" calcext:value-type="float">
            <text:p>3.62E-005</text:p>
          </table:table-cell>
          <table:table-cell office:value-type="float" office:value="1021" calcext:value-type="float">
            <text:p>1021</text:p>
          </table:table-cell>
          <table:table-cell office:value-type="float" office:value="5102564" calcext:value-type="float">
            <text:p>5102564</text:p>
          </table:table-cell>
          <table:table-cell office:value-type="float" office:value="7.61381" calcext:value-type="float">
            <text:p>7.61381</text:p>
          </table:table-cell>
          <table:table-cell office:value-type="string" calcext:value-type="string">
            <text:p>(1.88758,0.888812,0.00071134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164" calcext:value-type="float">
            <text:p>99.9164</text:p>
          </table:table-cell>
          <table:table-cell office:value-type="float" office:value="1120" calcext:value-type="float">
            <text:p>1120</text:p>
          </table:table-cell>
          <table:table-cell office:value-type="float" office:value="113028" calcext:value-type="float">
            <text:p>113028</text:p>
          </table:table-cell>
          <table:table-cell office:value-type="float" office:value="0.000153895" calcext:value-type="float">
            <text:p>0.000153895</text:p>
          </table:table-cell>
          <table:table-cell office:value-type="string" calcext:value-type="string">
            <text:p>(9.99582,9.99589)</text:p>
          </table:table-cell>
          <table:table-cell table:number-columns-repeated="8"/>
        </table:table-row>
        <table:table-row table:style-name="ro1">
          <table:table-cell office:value-type="float" office:value="99.9153" calcext:value-type="float">
            <text:p>99.9153</text:p>
          </table:table-cell>
          <table:table-cell office:value-type="float" office:value="362" calcext:value-type="float">
            <text:p>362</text:p>
          </table:table-cell>
          <table:table-cell office:value-type="float" office:value="69872" calcext:value-type="float">
            <text:p>69872</text:p>
          </table:table-cell>
          <table:table-cell office:value-type="float" office:value="0.000159276" calcext:value-type="float">
            <text:p>0.000159276</text:p>
          </table:table-cell>
          <table:table-cell office:value-type="string" calcext:value-type="string">
            <text:p>(9.99577,9.99581)</text:p>
          </table:table-cell>
          <table:table-cell table:number-columns-repeated="8"/>
        </table:table-row>
        <table:table-row table:style-name="ro1">
          <table:table-cell office:value-type="float" office:value="99.9078" calcext:value-type="float">
            <text:p>99.9078</text:p>
          </table:table-cell>
          <table:table-cell office:value-type="float" office:value="296" calcext:value-type="float">
            <text:p>296</text:p>
          </table:table-cell>
          <table:table-cell office:value-type="float" office:value="170351" calcext:value-type="float">
            <text:p>170351</text:p>
          </table:table-cell>
          <table:table-cell office:value-type="float" office:value="0.000209561" calcext:value-type="float">
            <text:p>0.000209561</text:p>
          </table:table-cell>
          <table:table-cell office:value-type="string" calcext:value-type="string">
            <text:p>(9.99539,9.99507)</text:p>
          </table:table-cell>
          <table:table-cell table:number-columns-repeated="8"/>
        </table:table-row>
        <table:table-row table:style-name="ro1">
          <table:table-cell office:value-type="float" office:value="99.9018" calcext:value-type="float">
            <text:p>99.9018</text:p>
          </table:table-cell>
          <table:table-cell office:value-type="float" office:value="1898" calcext:value-type="float">
            <text:p>1898</text:p>
          </table:table-cell>
          <table:table-cell office:value-type="float" office:value="5007364" calcext:value-type="float">
            <text:p>5007364</text:p>
          </table:table-cell>
          <table:table-cell office:value-type="float" office:value="0.000216612" calcext:value-type="float">
            <text:p>0.000216612</text:p>
          </table:table-cell>
          <table:table-cell office:value-type="string" calcext:value-type="string">
            <text:p>(9.99509,9.9951)</text:p>
          </table:table-cell>
          <table:table-cell table:number-columns-repeated="8"/>
        </table:table-row>
        <table:table-row table:style-name="ro1">
          <table:table-cell office:value-type="float" office:value="99.9036" calcext:value-type="float">
            <text:p>99.9036</text:p>
          </table:table-cell>
          <table:table-cell office:value-type="float" office:value="3077" calcext:value-type="float">
            <text:p>3077</text:p>
          </table:table-cell>
          <table:table-cell office:value-type="float" office:value="5012174" calcext:value-type="float">
            <text:p>5012174</text:p>
          </table:table-cell>
          <table:table-cell office:value-type="float" office:value="0.000206974" calcext:value-type="float">
            <text:p>0.000206974</text:p>
          </table:table-cell>
          <table:table-cell office:value-type="string" calcext:value-type="string">
            <text:p>(9.99518,9.99522)</text:p>
          </table:table-cell>
          <table:table-cell table:number-columns-repeated="8"/>
        </table:table-row>
        <table:table-row table:style-name="ro1">
          <table:table-cell office:value-type="float" office:value="99.9208" calcext:value-type="float">
            <text:p>99.9208</text:p>
          </table:table-cell>
          <table:table-cell office:value-type="float" office:value="361" calcext:value-type="float">
            <text:p>361</text:p>
          </table:table-cell>
          <table:table-cell office:value-type="float" office:value="5002133" calcext:value-type="float">
            <text:p>5002133</text:p>
          </table:table-cell>
          <table:table-cell office:value-type="float" office:value="0.000226688" calcext:value-type="float">
            <text:p>0.000226688</text:p>
          </table:table-cell>
          <table:table-cell office:value-type="string" calcext:value-type="string">
            <text:p>(9.99604,9.99445)</text:p>
          </table:table-cell>
          <table:table-cell table:number-columns-repeated="8"/>
        </table:table-row>
        <table:table-row table:style-name="ro1">
          <table:table-cell office:value-type="float" office:value="99.9213" calcext:value-type="float">
            <text:p>99.9213</text:p>
          </table:table-cell>
          <table:table-cell office:value-type="float" office:value="316" calcext:value-type="float">
            <text:p>316</text:p>
          </table:table-cell>
          <table:table-cell office:value-type="float" office:value="83422" calcext:value-type="float">
            <text:p>83422</text:p>
          </table:table-cell>
          <table:table-cell office:value-type="float" office:value="0.00016618" calcext:value-type="float">
            <text:p>0.00016618</text:p>
          </table:table-cell>
          <table:table-cell office:value-type="string" calcext:value-type="string">
            <text:p>(9.99606,9.99552)</text:p>
          </table:table-cell>
          <table:table-cell table:number-columns-repeated="8"/>
        </table:table-row>
        <table:table-row table:style-name="ro1">
          <table:table-cell office:value-type="float" office:value="99.9012" calcext:value-type="float">
            <text:p>99.9012</text:p>
          </table:table-cell>
          <table:table-cell office:value-type="float" office:value="432" calcext:value-type="float">
            <text:p>432</text:p>
          </table:table-cell>
          <table:table-cell office:value-type="float" office:value="107620" calcext:value-type="float">
            <text:p>107620</text:p>
          </table:table-cell>
          <table:table-cell office:value-type="float" office:value="0.000219255" calcext:value-type="float">
            <text:p>0.000219255</text:p>
          </table:table-cell>
          <table:table-cell office:value-type="string" calcext:value-type="string">
            <text:p>(9.99506,9.99507)</text:p>
          </table:table-cell>
          <table:table-cell table:number-columns-repeated="8"/>
        </table:table-row>
        <table:table-row table:style-name="ro1">
          <table:table-cell office:value-type="float" office:value="99.9244" calcext:value-type="float">
            <text:p>99.9244</text:p>
          </table:table-cell>
          <table:table-cell office:value-type="float" office:value="700" calcext:value-type="float">
            <text:p>700</text:p>
          </table:table-cell>
          <table:table-cell office:value-type="float" office:value="5003477" calcext:value-type="float">
            <text:p>5003477</text:p>
          </table:table-cell>
          <table:table-cell office:value-type="float" office:value="0.000140753" calcext:value-type="float">
            <text:p>0.000140753</text:p>
          </table:table-cell>
          <table:table-cell office:value-type="string" calcext:value-type="string">
            <text:p>(9.99622,9.99596)</text:p>
          </table:table-cell>
          <table:table-cell table:number-columns-repeated="8"/>
        </table:table-row>
        <table:table-row table:style-name="ro1">
          <table:table-cell office:value-type="float" office:value="99.9033" calcext:value-type="float">
            <text:p>99.9033</text:p>
          </table:table-cell>
          <table:table-cell office:value-type="float" office:value="384" calcext:value-type="float">
            <text:p>384</text:p>
          </table:table-cell>
          <table:table-cell office:value-type="float" office:value="80044" calcext:value-type="float">
            <text:p>80044</text:p>
          </table:table-cell>
          <table:table-cell office:value-type="float" office:value="0.000214367" calcext:value-type="float">
            <text:p>0.000214367</text:p>
          </table:table-cell>
          <table:table-cell office:value-type="string" calcext:value-type="string">
            <text:p>(9.99516,9.995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5517" calcext:value-type="float">
            <text:p>5517</text:p>
          </table:table-cell>
          <table:table-cell office:value-type="float" office:value="231652" calcext:value-type="float">
            <text:p>23165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3,9.99998,4.99987)</text:p>
          </table:table-cell>
          <table:table-cell table:number-columns-repeated="8"/>
        </table:table-row>
        <table:table-row table:style-name="ro1">
          <table:table-cell office:value-type="float" office:value="224.999" calcext:value-type="float">
            <text:p>224.999</text:p>
          </table:table-cell>
          <table:table-cell office:value-type="float" office:value="4715" calcext:value-type="float">
            <text:p>4715</text:p>
          </table:table-cell>
          <table:table-cell office:value-type="float" office:value="282428" calcext:value-type="float">
            <text:p>282428</text:p>
          </table:table-cell>
          <table:table-cell office:value-type="float" office:value="99.9969" calcext:value-type="float">
            <text:p>99.9969</text:p>
          </table:table-cell>
          <table:table-cell office:value-type="string" calcext:value-type="string">
            <text:p>(19.9999,5.00012,10.0001,5.00012)</text:p>
          </table:table-cell>
          <table:table-cell table:number-columns-repeated="8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5651" calcext:value-type="float">
            <text:p>5651</text:p>
          </table:table-cell>
          <table:table-cell office:value-type="float" office:value="230370" calcext:value-type="float">
            <text:p>230370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,4.99999,9.99984,4.99998)</text:p>
          </table:table-cell>
          <table:table-cell table:number-columns-repeated="8"/>
        </table:table-row>
        <table:table-row table:style-name="ro1">
          <table:table-cell office:value-type="float" office:value="225.012" calcext:value-type="float">
            <text:p>225.012</text:p>
          </table:table-cell>
          <table:table-cell office:value-type="float" office:value="5767" calcext:value-type="float">
            <text:p>5767</text:p>
          </table:table-cell>
          <table:table-cell office:value-type="float" office:value="191641" calcext:value-type="float">
            <text:p>191641</text:p>
          </table:table-cell>
          <table:table-cell office:value-type="float" office:value="99.9804" calcext:value-type="float">
            <text:p>99.9804</text:p>
          </table:table-cell>
          <table:table-cell office:value-type="string" calcext:value-type="string">
            <text:p>(19.9991,5.00053,10.0001,5.00057)</text:p>
          </table:table-cell>
          <table:table-cell table:number-columns-repeated="8"/>
        </table:table-row>
        <table:table-row table:style-name="ro1">
          <table:table-cell office:value-type="float" office:value="225.023" calcext:value-type="float">
            <text:p>225.023</text:p>
          </table:table-cell>
          <table:table-cell office:value-type="float" office:value="5084" calcext:value-type="float">
            <text:p>5084</text:p>
          </table:table-cell>
          <table:table-cell office:value-type="float" office:value="241711" calcext:value-type="float">
            <text:p>241711</text:p>
          </table:table-cell>
          <table:table-cell office:value-type="float" office:value="99.9923" calcext:value-type="float">
            <text:p>99.9923</text:p>
          </table:table-cell>
          <table:table-cell office:value-type="string" calcext:value-type="string">
            <text:p>(19.9991,5.00072,9.99946,5.00075)</text:p>
          </table:table-cell>
          <table:table-cell table:number-columns-repeated="8"/>
        </table:table-row>
        <table:table-row table:style-name="ro1">
          <table:table-cell office:value-type="float" office:value="225.008" calcext:value-type="float">
            <text:p>225.008</text:p>
          </table:table-cell>
          <table:table-cell office:value-type="float" office:value="5916" calcext:value-type="float">
            <text:p>5916</text:p>
          </table:table-cell>
          <table:table-cell office:value-type="float" office:value="300425" calcext:value-type="float">
            <text:p>300425</text:p>
          </table:table-cell>
          <table:table-cell office:value-type="float" office:value="100.011" calcext:value-type="float">
            <text:p>100.011</text:p>
          </table:table-cell>
          <table:table-cell office:value-type="string" calcext:value-type="string">
            <text:p>(20.0001,4.99991,9.99955,4.99989)</text:p>
          </table:table-cell>
          <table:table-cell table:number-columns-repeated="8"/>
        </table:table-row>
        <table:table-row table:style-name="ro1">
          <table:table-cell office:value-type="float" office:value="225.001" calcext:value-type="float">
            <text:p>225.001</text:p>
          </table:table-cell>
          <table:table-cell office:value-type="float" office:value="4902" calcext:value-type="float">
            <text:p>4902</text:p>
          </table:table-cell>
          <table:table-cell office:value-type="float" office:value="221318" calcext:value-type="float">
            <text:p>221318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1,4.9999,9.99988,4.99987)</text:p>
          </table:table-cell>
          <table:table-cell table:number-columns-repeated="8"/>
        </table:table-row>
        <table:table-row table:style-name="ro1">
          <table:table-cell office:value-type="float" office:value="225.002" calcext:value-type="float">
            <text:p>225.002</text:p>
          </table:table-cell>
          <table:table-cell office:value-type="float" office:value="4955" calcext:value-type="float">
            <text:p>4955</text:p>
          </table:table-cell>
          <table:table-cell office:value-type="float" office:value="235863" calcext:value-type="float">
            <text:p>235863</text:p>
          </table:table-cell>
          <table:table-cell office:value-type="float" office:value="99.9956" calcext:value-type="float">
            <text:p>99.9956</text:p>
          </table:table-cell>
          <table:table-cell office:value-type="string" calcext:value-type="string">
            <text:p>(19.9998,5.00011,10,5.00011)</text:p>
          </table:table-cell>
          <table:table-cell table:number-columns-repeated="8"/>
        </table:table-row>
        <table:table-row table:style-name="ro1">
          <table:table-cell office:value-type="float" office:value="225.015" calcext:value-type="float">
            <text:p>225.015</text:p>
          </table:table-cell>
          <table:table-cell office:value-type="float" office:value="5183" calcext:value-type="float">
            <text:p>5183</text:p>
          </table:table-cell>
          <table:table-cell office:value-type="float" office:value="272922" calcext:value-type="float">
            <text:p>272922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19.9998,5.00024,9.99939,5.00029)</text:p>
          </table:table-cell>
          <table:table-cell table:number-columns-repeated="8"/>
        </table:table-row>
        <table:table-row table:style-name="ro1">
          <table:table-cell office:value-type="float" office:value="225.01" calcext:value-type="float">
            <text:p>225.01</text:p>
          </table:table-cell>
          <table:table-cell office:value-type="float" office:value="5250" calcext:value-type="float">
            <text:p>5250</text:p>
          </table:table-cell>
          <table:table-cell office:value-type="float" office:value="247466" calcext:value-type="float">
            <text:p>247466</text:p>
          </table:table-cell>
          <table:table-cell office:value-type="float" office:value="99.9762" calcext:value-type="float">
            <text:p>99.9762</text:p>
          </table:table-cell>
          <table:table-cell office:value-type="string" calcext:value-type="string">
            <text:p>(19.9989,5.00113,10.0001,5.0011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8.736" calcext:value-type="float">
            <text:p>-28.736</text:p>
          </table:table-cell>
          <table:table-cell office:value-type="float" office:value="1491" calcext:value-type="float">
            <text:p>1491</text:p>
          </table:table-cell>
          <table:table-cell office:value-type="float" office:value="5023151" calcext:value-type="float">
            <text:p>5023151</text:p>
          </table:table-cell>
          <table:table-cell office:value-type="float" office:value="3.23544" calcext:value-type="float">
            <text:p>3.23544</text:p>
          </table:table-cell>
          <table:table-cell office:value-type="string" calcext:value-type="string">
            <text:p>(0.0210203,0.884405,0.00987056,0.584162,0.425791)</text:p>
          </table:table-cell>
          <table:table-cell table:number-columns-repeated="8"/>
        </table:table-row>
        <table:table-row table:style-name="ro1">
          <table:table-cell office:value-type="float" office:value="-28.8871" calcext:value-type="float">
            <text:p>-28.8871</text:p>
          </table:table-cell>
          <table:table-cell office:value-type="float" office:value="1317" calcext:value-type="float">
            <text:p>1317</text:p>
          </table:table-cell>
          <table:table-cell office:value-type="float" office:value="5018976" calcext:value-type="float">
            <text:p>5018976</text:p>
          </table:table-cell>
          <table:table-cell office:value-type="float" office:value="3.1928" calcext:value-type="float">
            <text:p>3.1928</text:p>
          </table:table-cell>
          <table:table-cell office:value-type="string" calcext:value-type="string">
            <text:p>(0.0074105,0.892506,0.000783539,0.591099,0.404246)</text:p>
          </table:table-cell>
          <table:table-cell table:number-columns-repeated="8"/>
        </table:table-row>
        <table:table-row table:style-name="ro1">
          <table:table-cell office:value-type="float" office:value="-29.1096" calcext:value-type="float">
            <text:p>-29.1096</text:p>
          </table:table-cell>
          <table:table-cell office:value-type="float" office:value="1402" calcext:value-type="float">
            <text:p>1402</text:p>
          </table:table-cell>
          <table:table-cell office:value-type="float" office:value="5032294" calcext:value-type="float">
            <text:p>5032294</text:p>
          </table:table-cell>
          <table:table-cell office:value-type="float" office:value="3.17133" calcext:value-type="float">
            <text:p>3.17133</text:p>
          </table:table-cell>
          <table:table-cell office:value-type="string" calcext:value-type="string">
            <text:p>(0.000689634,0.888225,0.00559869,0.599906,0.394342)</text:p>
          </table:table-cell>
          <table:table-cell table:number-columns-repeated="8"/>
        </table:table-row>
        <table:table-row table:style-name="ro1">
          <table:table-cell office:value-type="float" office:value="-28.8581" calcext:value-type="float">
            <text:p>-28.8581</text:p>
          </table:table-cell>
          <table:table-cell office:value-type="float" office:value="976" calcext:value-type="float">
            <text:p>976</text:p>
          </table:table-cell>
          <table:table-cell office:value-type="float" office:value="5016471" calcext:value-type="float">
            <text:p>5016471</text:p>
          </table:table-cell>
          <table:table-cell office:value-type="float" office:value="3.14468" calcext:value-type="float">
            <text:p>3.14468</text:p>
          </table:table-cell>
          <table:table-cell office:value-type="string" calcext:value-type="string">
            <text:p>(0.00195555,0.882307,0.00811253,0.594888,0.387556)</text:p>
          </table:table-cell>
          <table:table-cell table:number-columns-repeated="8"/>
        </table:table-row>
        <table:table-row table:style-name="ro1">
          <table:table-cell office:value-type="float" office:value="-28.9661" calcext:value-type="float">
            <text:p>-28.9661</text:p>
          </table:table-cell>
          <table:table-cell office:value-type="float" office:value="1033" calcext:value-type="float">
            <text:p>1033</text:p>
          </table:table-cell>
          <table:table-cell office:value-type="float" office:value="5026869" calcext:value-type="float">
            <text:p>5026869</text:p>
          </table:table-cell>
          <table:table-cell office:value-type="float" office:value="3.20579" calcext:value-type="float">
            <text:p>3.20579</text:p>
          </table:table-cell>
          <table:table-cell office:value-type="string" calcext:value-type="string">
            <text:p>(0.00425997,0.888685,0.0082174,0.594165,0.410889)</text:p>
          </table:table-cell>
          <table:table-cell table:number-columns-repeated="8"/>
        </table:table-row>
        <table:table-row table:style-name="ro1">
          <table:table-cell office:value-type="float" office:value="-28.9708" calcext:value-type="float">
            <text:p>-28.9708</text:p>
          </table:table-cell>
          <table:table-cell office:value-type="float" office:value="1476" calcext:value-type="float">
            <text:p>1476</text:p>
          </table:table-cell>
          <table:table-cell office:value-type="float" office:value="5020471" calcext:value-type="float">
            <text:p>5020471</text:p>
          </table:table-cell>
          <table:table-cell office:value-type="float" office:value="3.21023" calcext:value-type="float">
            <text:p>3.21023</text:p>
          </table:table-cell>
          <table:table-cell office:value-type="string" calcext:value-type="string">
            <text:p>(0.00970596,0.889954,0.00680165,0.592972,0.410419)</text:p>
          </table:table-cell>
          <table:table-cell table:number-columns-repeated="8"/>
        </table:table-row>
        <table:table-row table:style-name="ro1">
          <table:table-cell office:value-type="float" office:value="-28.6124" calcext:value-type="float">
            <text:p>-28.6124</text:p>
          </table:table-cell>
          <table:table-cell office:value-type="float" office:value="988" calcext:value-type="float">
            <text:p>988</text:p>
          </table:table-cell>
          <table:table-cell office:value-type="float" office:value="5033182" calcext:value-type="float">
            <text:p>5033182</text:p>
          </table:table-cell>
          <table:table-cell office:value-type="float" office:value="3.20671" calcext:value-type="float">
            <text:p>3.20671</text:p>
          </table:table-cell>
          <table:table-cell office:value-type="string" calcext:value-type="string">
            <text:p>(0.00776199,0.887753,0.00722663,0.584098,0.416059)</text:p>
          </table:table-cell>
          <table:table-cell table:number-columns-repeated="8"/>
        </table:table-row>
        <table:table-row table:style-name="ro1">
          <table:table-cell office:value-type="float" office:value="-29.0147" calcext:value-type="float">
            <text:p>-29.0147</text:p>
          </table:table-cell>
          <table:table-cell office:value-type="float" office:value="1439" calcext:value-type="float">
            <text:p>1439</text:p>
          </table:table-cell>
          <table:table-cell office:value-type="float" office:value="5017326" calcext:value-type="float">
            <text:p>5017326</text:p>
          </table:table-cell>
          <table:table-cell office:value-type="float" office:value="3.20101" calcext:value-type="float">
            <text:p>3.20101</text:p>
          </table:table-cell>
          <table:table-cell office:value-type="string" calcext:value-type="string">
            <text:p>(0.00174652,0.894096,0.00434689,0.595482,0.405622)</text:p>
          </table:table-cell>
          <table:table-cell table:number-columns-repeated="8"/>
        </table:table-row>
        <table:table-row table:style-name="ro1">
          <table:table-cell office:value-type="float" office:value="-29.082" calcext:value-type="float">
            <text:p>-29.082</text:p>
          </table:table-cell>
          <table:table-cell office:value-type="float" office:value="1382" calcext:value-type="float">
            <text:p>1382</text:p>
          </table:table-cell>
          <table:table-cell office:value-type="float" office:value="5030789" calcext:value-type="float">
            <text:p>5030789</text:p>
          </table:table-cell>
          <table:table-cell office:value-type="float" office:value="3.21148" calcext:value-type="float">
            <text:p>3.21148</text:p>
          </table:table-cell>
          <table:table-cell office:value-type="string" calcext:value-type="string">
            <text:p>(0.00882805,0.892426,0.00636938,0.595903,0.407765)</text:p>
          </table:table-cell>
          <table:table-cell table:number-columns-repeated="8"/>
        </table:table-row>
        <table:table-row table:style-name="ro1">
          <table:table-cell office:value-type="float" office:value="-28.8313" calcext:value-type="float">
            <text:p>-28.8313</text:p>
          </table:table-cell>
          <table:table-cell office:value-type="float" office:value="1332" calcext:value-type="float">
            <text:p>1332</text:p>
          </table:table-cell>
          <table:table-cell office:value-type="float" office:value="5017714" calcext:value-type="float">
            <text:p>5017714</text:p>
          </table:table-cell>
          <table:table-cell office:value-type="float" office:value="3.20918" calcext:value-type="float">
            <text:p>3.20918</text:p>
          </table:table-cell>
          <table:table-cell office:value-type="string" calcext:value-type="string">
            <text:p>(0.0125111,0.891498,0.00152424,0.588078,0.41203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273" calcext:value-type="float">
            <text:p>-3.25273</text:p>
          </table:table-cell>
          <table:table-cell office:value-type="float" office:value="2222" calcext:value-type="float">
            <text:p>2222</text:p>
          </table:table-cell>
          <table:table-cell office:value-type="float" office:value="5033946" calcext:value-type="float">
            <text:p>5033946</text:p>
          </table:table-cell>
          <table:table-cell office:value-type="float" office:value="-3.97473" calcext:value-type="float">
            <text:p>-3.97473</text:p>
          </table:table-cell>
          <table:table-cell office:value-type="string" calcext:value-type="string">
            <text:p>(1.99988,0.00018408,1.49371,3.14653e-05)</text:p>
          </table:table-cell>
          <table:table-cell table:number-columns-repeated="8"/>
        </table:table-row>
        <table:table-row table:style-name="ro1">
          <table:table-cell office:value-type="float" office:value="-3.25336" calcext:value-type="float">
            <text:p>-3.25336</text:p>
          </table:table-cell>
          <table:table-cell office:value-type="float" office:value="5716" calcext:value-type="float">
            <text:p>5716</text:p>
          </table:table-cell>
          <table:table-cell office:value-type="float" office:value="5065348" calcext:value-type="float">
            <text:p>5065348</text:p>
          </table:table-cell>
          <table:table-cell office:value-type="float" office:value="-3.95075" calcext:value-type="float">
            <text:p>-3.95075</text:p>
          </table:table-cell>
          <table:table-cell office:value-type="string" calcext:value-type="string">
            <text:p>(1.99855,8.57136e-05,1.48733,-7.58721e-05)</text:p>
          </table:table-cell>
          <table:table-cell table:number-columns-repeated="8"/>
        </table:table-row>
        <table:table-row table:style-name="ro1">
          <table:table-cell office:value-type="float" office:value="-3.25275" calcext:value-type="float">
            <text:p>-3.25275</text:p>
          </table:table-cell>
          <table:table-cell office:value-type="float" office:value="1952" calcext:value-type="float">
            <text:p>1952</text:p>
          </table:table-cell>
          <table:table-cell office:value-type="float" office:value="5029218" calcext:value-type="float">
            <text:p>5029218</text:p>
          </table:table-cell>
          <table:table-cell office:value-type="float" office:value="-3.97017" calcext:value-type="float">
            <text:p>-3.97017</text:p>
          </table:table-cell>
          <table:table-cell office:value-type="string" calcext:value-type="string">
            <text:p>(1.99971,0.000351024,1.49266,0.00039822)</text:p>
          </table:table-cell>
          <table:table-cell table:number-columns-repeated="8"/>
        </table:table-row>
        <table:table-row table:style-name="ro1">
          <table:table-cell office:value-type="float" office:value="-3.25258" calcext:value-type="float">
            <text:p>-3.25258</text:p>
          </table:table-cell>
          <table:table-cell office:value-type="float" office:value="4320" calcext:value-type="float">
            <text:p>4320</text:p>
          </table:table-cell>
          <table:table-cell office:value-type="float" office:value="5052982" calcext:value-type="float">
            <text:p>5052982</text:p>
          </table:table-cell>
          <table:table-cell office:value-type="float" office:value="-3.97745" calcext:value-type="float">
            <text:p>-3.97745</text:p>
          </table:table-cell>
          <table:table-cell office:value-type="string" calcext:value-type="string">
            <text:p>(1.99993,9.60454e-05,1.49436,-3.05261e-05)</text:p>
          </table:table-cell>
          <table:table-cell table:number-columns-repeated="8"/>
        </table:table-row>
        <table:table-row table:style-name="ro1">
          <table:table-cell office:value-type="float" office:value="-3.2529" calcext:value-type="float">
            <text:p>-3.2529</text:p>
          </table:table-cell>
          <table:table-cell office:value-type="float" office:value="3327" calcext:value-type="float">
            <text:p>3327</text:p>
          </table:table-cell>
          <table:table-cell office:value-type="float" office:value="5038445" calcext:value-type="float">
            <text:p>5038445</text:p>
          </table:table-cell>
          <table:table-cell office:value-type="float" office:value="-3.97777" calcext:value-type="float">
            <text:p>-3.97777</text:p>
          </table:table-cell>
          <table:table-cell office:value-type="string" calcext:value-type="string">
            <text:p>(2.00006,-1.3359e-05,1.49445,-2.85247e-05)</text:p>
          </table:table-cell>
          <table:table-cell table:number-columns-repeated="8"/>
        </table:table-row>
        <table:table-row table:style-name="ro1">
          <table:table-cell office:value-type="float" office:value="-3.25377" calcext:value-type="float">
            <text:p>-3.25377</text:p>
          </table:table-cell>
          <table:table-cell office:value-type="float" office:value="1522" calcext:value-type="float">
            <text:p>1522</text:p>
          </table:table-cell>
          <table:table-cell office:value-type="float" office:value="5043591" calcext:value-type="float">
            <text:p>5043591</text:p>
          </table:table-cell>
          <table:table-cell office:value-type="float" office:value="-3.96019" calcext:value-type="float">
            <text:p>-3.96019</text:p>
          </table:table-cell>
          <table:table-cell office:value-type="string" calcext:value-type="string">
            <text:p>(1.9995,0.00012548,1.49018,0.000916657)</text:p>
          </table:table-cell>
          <table:table-cell table:number-columns-repeated="8"/>
        </table:table-row>
        <table:table-row table:style-name="ro1">
          <table:table-cell office:value-type="float" office:value="-3.2528" calcext:value-type="float">
            <text:p>-3.2528</text:p>
          </table:table-cell>
          <table:table-cell office:value-type="float" office:value="2684" calcext:value-type="float">
            <text:p>2684</text:p>
          </table:table-cell>
          <table:table-cell office:value-type="float" office:value="5033635" calcext:value-type="float">
            <text:p>5033635</text:p>
          </table:table-cell>
          <table:table-cell office:value-type="float" office:value="-3.97726" calcext:value-type="float">
            <text:p>-3.97726</text:p>
          </table:table-cell>
          <table:table-cell office:value-type="string" calcext:value-type="string">
            <text:p>(2.00001,5.83804e-05,1.49432,-6.5062e-05)</text:p>
          </table:table-cell>
          <table:table-cell table:number-columns-repeated="8"/>
        </table:table-row>
        <table:table-row table:style-name="ro1">
          <table:table-cell office:value-type="float" office:value="-3.25259" calcext:value-type="float">
            <text:p>-3.25259</text:p>
          </table:table-cell>
          <table:table-cell office:value-type="float" office:value="5309" calcext:value-type="float">
            <text:p>5309</text:p>
          </table:table-cell>
          <table:table-cell office:value-type="float" office:value="5068236" calcext:value-type="float">
            <text:p>5068236</text:p>
          </table:table-cell>
          <table:table-cell office:value-type="float" office:value="-3.94356" calcext:value-type="float">
            <text:p>-3.94356</text:p>
          </table:table-cell>
          <table:table-cell office:value-type="string" calcext:value-type="string">
            <text:p>(1.99766,7.44874e-05,1.48532,-3.15735e-05)</text:p>
          </table:table-cell>
          <table:table-cell table:number-columns-repeated="8"/>
        </table:table-row>
        <table:table-row table:style-name="ro1">
          <table:table-cell office:value-type="float" office:value="-3.25318" calcext:value-type="float">
            <text:p>-3.25318</text:p>
          </table:table-cell>
          <table:table-cell office:value-type="float" office:value="2512" calcext:value-type="float">
            <text:p>2512</text:p>
          </table:table-cell>
          <table:table-cell office:value-type="float" office:value="5047268" calcext:value-type="float">
            <text:p>5047268</text:p>
          </table:table-cell>
          <table:table-cell office:value-type="float" office:value="-3.96345" calcext:value-type="float">
            <text:p>-3.96345</text:p>
          </table:table-cell>
          <table:table-cell office:value-type="string" calcext:value-type="string">
            <text:p>(1.99956,0.000432296,1.49101,0.000580552)</text:p>
          </table:table-cell>
          <table:table-cell table:number-columns-repeated="8"/>
        </table:table-row>
        <table:table-row table:style-name="ro1">
          <table:table-cell office:value-type="float" office:value="-3.2527" calcext:value-type="float">
            <text:p>-3.2527</text:p>
          </table:table-cell>
          <table:table-cell office:value-type="float" office:value="2105" calcext:value-type="float">
            <text:p>2105</text:p>
          </table:table-cell>
          <table:table-cell office:value-type="float" office:value="5048955" calcext:value-type="float">
            <text:p>5048955</text:p>
          </table:table-cell>
          <table:table-cell office:value-type="float" office:value="-3.94905" calcext:value-type="float">
            <text:p>-3.94905</text:p>
          </table:table-cell>
          <table:table-cell office:value-type="string" calcext:value-type="string">
            <text:p>(1.9982,0.000242354,1.48693,0.00022496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275552" calcext:value-type="float">
            <text:p>-0.0275552</text:p>
          </table:table-cell>
          <table:table-cell office:value-type="float" office:value="5129" calcext:value-type="float">
            <text:p>5129</text:p>
          </table:table-cell>
          <table:table-cell office:value-type="float" office:value="207055" calcext:value-type="float">
            <text:p>207055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(9.20441e-06,29.9979,-9.99,9.99777)</text:p>
          </table:table-cell>
          <table:table-cell table:number-columns-repeated="8"/>
        </table:table-row>
        <table:table-row table:style-name="ro1">
          <table:table-cell table:style-name="ce13" office:value-type="float" office:value="-0.0284517" calcext:value-type="float">
            <text:p>-2.85E-002</text:p>
          </table:table-cell>
          <table:table-cell office:value-type="float" office:value="3720" calcext:value-type="float">
            <text:p>3720</text:p>
          </table:table-cell>
          <table:table-cell office:value-type="float" office:value="187938" calcext:value-type="float">
            <text:p>187938</text:p>
          </table:table-cell>
          <table:table-cell office:value-type="float" office:value="100.195" calcext:value-type="float">
            <text:p>100.195</text:p>
          </table:table-cell>
          <table:table-cell office:value-type="string" calcext:value-type="string">
            <text:p>(2.88719e-05,30.0011,-9.99022,10.0005)</text:p>
          </table:table-cell>
          <table:table-cell table:number-columns-repeated="8"/>
        </table:table-row>
        <table:table-row table:style-name="ro1">
          <table:table-cell office:value-type="float" office:value="5.00215" calcext:value-type="float">
            <text:p>5.00215</text:p>
          </table:table-cell>
          <table:table-cell office:value-type="float" office:value="4343" calcext:value-type="float">
            <text:p>4343</text:p>
          </table:table-cell>
          <table:table-cell office:value-type="float" office:value="229977" calcext:value-type="float">
            <text:p>229977</text:p>
          </table:table-cell>
          <table:table-cell table:style-name="ce13" office:value-type="float" office:value="0.0000000183338" calcext:value-type="float">
            <text:p>1.83E-008</text:p>
          </table:table-cell>
          <table:table-cell office:value-type="string" calcext:value-type="string">
            <text:p>(24.9981,30.0001,4.99809,9.99999)</text:p>
          </table:table-cell>
          <table:table-cell table:number-columns-repeated="8"/>
        </table:table-row>
        <table:table-row table:style-name="ro1">
          <table:table-cell office:value-type="float" office:value="-0.0287941" calcext:value-type="float">
            <text:p>-0.0287941</text:p>
          </table:table-cell>
          <table:table-cell office:value-type="float" office:value="2333" calcext:value-type="float">
            <text:p>2333</text:p>
          </table:table-cell>
          <table:table-cell office:value-type="float" office:value="170913" calcext:value-type="float">
            <text:p>170913</text:p>
          </table:table-cell>
          <table:table-cell office:value-type="float" office:value="100.195" calcext:value-type="float">
            <text:p>100.195</text:p>
          </table:table-cell>
          <table:table-cell office:value-type="string" calcext:value-type="string">
            <text:p>(-3.72782e-05,29.9996,-9.99029,9.99961)</text:p>
          </table:table-cell>
          <table:table-cell table:number-columns-repeated="8"/>
        </table:table-row>
        <table:table-row table:style-name="ro1">
          <table:table-cell office:value-type="float" office:value="5.00137" calcext:value-type="float">
            <text:p>5.00137</text:p>
          </table:table-cell>
          <table:table-cell office:value-type="float" office:value="2999" calcext:value-type="float">
            <text:p>2999</text:p>
          </table:table-cell>
          <table:table-cell office:value-type="float" office:value="168861" calcext:value-type="float">
            <text:p>168861</text:p>
          </table:table-cell>
          <table:table-cell table:style-name="ce13" office:value-type="float" office:value="0.00000000478636" calcext:value-type="float">
            <text:p>4.79E-009</text:p>
          </table:table-cell>
          <table:table-cell office:value-type="string" calcext:value-type="string">
            <text:p>(24.9994,29.9995,4.99936,9.99942)</text:p>
          </table:table-cell>
          <table:table-cell table:number-columns-repeated="8"/>
        </table:table-row>
        <table:table-row table:style-name="ro1">
          <table:table-cell table:style-name="ce13" office:value-type="float" office:value="-0.0277014" calcext:value-type="float">
            <text:p>-2.77E-002</text:p>
          </table:table-cell>
          <table:table-cell office:value-type="float" office:value="5871" calcext:value-type="float">
            <text:p>5871</text:p>
          </table:table-cell>
          <table:table-cell office:value-type="float" office:value="193052" calcext:value-type="float">
            <text:p>193052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9.98736e-05,29.9975,-9.99003,9.9975)</text:p>
          </table:table-cell>
          <table:table-cell table:number-columns-repeated="8"/>
        </table:table-row>
        <table:table-row table:style-name="ro1">
          <table:table-cell office:value-type="float" office:value="-0.0284177" calcext:value-type="float">
            <text:p>-0.0284177</text:p>
          </table:table-cell>
          <table:table-cell office:value-type="float" office:value="3389" calcext:value-type="float">
            <text:p>3389</text:p>
          </table:table-cell>
          <table:table-cell office:value-type="float" office:value="188591" calcext:value-type="float">
            <text:p>188591</text:p>
          </table:table-cell>
          <table:table-cell office:value-type="float" office:value="100.199" calcext:value-type="float">
            <text:p>100.199</text:p>
          </table:table-cell>
          <table:table-cell office:value-type="string" calcext:value-type="string">
            <text:p>(-2.43788e-05,29.9991,-9.99007,9.99891)</text:p>
          </table:table-cell>
          <table:table-cell table:number-columns-repeated="8"/>
        </table:table-row>
        <table:table-row table:style-name="ro1">
          <table:table-cell table:style-name="ce13" office:value-type="float" office:value="-0.0278574" calcext:value-type="float">
            <text:p>-2.79E-002</text:p>
          </table:table-cell>
          <table:table-cell office:value-type="float" office:value="3909" calcext:value-type="float">
            <text:p>3909</text:p>
          </table:table-cell>
          <table:table-cell office:value-type="float" office:value="161069" calcext:value-type="float">
            <text:p>161069</text:p>
          </table:table-cell>
          <table:table-cell office:value-type="float" office:value="100.197" calcext:value-type="float">
            <text:p>100.197</text:p>
          </table:table-cell>
          <table:table-cell office:value-type="string" calcext:value-type="string">
            <text:p>(-3.26613e-05,29.9988,-9.99018,9.99862)</text:p>
          </table:table-cell>
          <table:table-cell table:number-columns-repeated="8"/>
        </table:table-row>
        <table:table-row table:style-name="ro1">
          <table:table-cell table:style-name="ce13" office:value-type="float" office:value="-0.0278765" calcext:value-type="float">
            <text:p>-2.79E-002</text:p>
          </table:table-cell>
          <table:table-cell office:value-type="float" office:value="5179" calcext:value-type="float">
            <text:p>5179</text:p>
          </table:table-cell>
          <table:table-cell office:value-type="float" office:value="202353" calcext:value-type="float">
            <text:p>202353</text:p>
          </table:table-cell>
          <table:table-cell office:value-type="float" office:value="100.197" calcext:value-type="float">
            <text:p>100.197</text:p>
          </table:table-cell>
          <table:table-cell office:value-type="string" calcext:value-type="string">
            <text:p>(7.79757e-05,29.9981,-9.99007,9.99816)</text:p>
          </table:table-cell>
          <table:table-cell table:number-columns-repeated="8"/>
        </table:table-row>
        <table:table-row table:style-name="ro1">
          <table:table-cell table:style-name="ce13" office:value-type="float" office:value="-0.027785" calcext:value-type="float">
            <text:p>-2.78E-002</text:p>
          </table:table-cell>
          <table:table-cell office:value-type="float" office:value="3040" calcext:value-type="float">
            <text:p>3040</text:p>
          </table:table-cell>
          <table:table-cell office:value-type="float" office:value="154426" calcext:value-type="float">
            <text:p>154426</text:p>
          </table:table-cell>
          <table:table-cell office:value-type="float" office:value="100.199" calcext:value-type="float">
            <text:p>100.199</text:p>
          </table:table-cell>
          <table:table-cell office:value-type="string" calcext:value-type="string">
            <text:p>(-5.84581e-05,29.9983,-9.99014,9.9982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42" calcext:value-type="float">
            <text:p>16.9742</text:p>
          </table:table-cell>
          <table:table-cell office:value-type="float" office:value="1" calcext:value-type="float">
            <text:p>1</text:p>
          </table:table-cell>
          <table:table-cell office:value-type="float" office:value="17350" calcext:value-type="float">
            <text:p>17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23,2.22045e-16)</text:p>
          </table:table-cell>
          <table:table-cell table:number-columns-repeated="8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1682" calcext:value-type="float">
            <text:p>1682</text:p>
          </table:table-cell>
          <table:table-cell office:value-type="float" office:value="5021698" calcext:value-type="float">
            <text:p>5021698</text:p>
          </table:table-cell>
          <table:table-cell office:value-type="float" office:value="0.99989" calcext:value-type="float">
            <text:p>0.99989</text:p>
          </table:table-cell>
          <table:table-cell office:value-type="string" calcext:value-type="string">
            <text:p>(1.0033,3.13671e-05)</text:p>
          </table:table-cell>
          <table:table-cell table:number-columns-repeated="8"/>
        </table:table-row>
        <table:table-row table:style-name="ro1">
          <table:table-cell office:value-type="float" office:value="16.9749" calcext:value-type="float">
            <text:p>16.9749</text:p>
          </table:table-cell>
          <table:table-cell office:value-type="float" office:value="21" calcext:value-type="float">
            <text:p>21</text:p>
          </table:table-cell>
          <table:table-cell office:value-type="float" office:value="534401" calcext:value-type="float">
            <text:p>534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14,4.44089e-16)</text:p>
          </table:table-cell>
          <table:table-cell table:number-columns-repeated="8"/>
        </table:table-row>
        <table:table-row table:style-name="ro1">
          <table:table-cell office:value-type="float" office:value="16.9734" calcext:value-type="float">
            <text:p>16.9734</text:p>
          </table:table-cell>
          <table:table-cell office:value-type="float" office:value="6" calcext:value-type="float">
            <text:p>6</text:p>
          </table:table-cell>
          <table:table-cell office:value-type="float" office:value="49376" calcext:value-type="float">
            <text:p>49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32,4.44089e-16)</text:p>
          </table:table-cell>
          <table:table-cell table:number-columns-repeated="8"/>
        </table:table-row>
        <table:table-row table:style-name="ro1">
          <table:table-cell office:value-type="float" office:value="16.9779" calcext:value-type="float">
            <text:p>16.9779</text:p>
          </table:table-cell>
          <table:table-cell office:value-type="float" office:value="958" calcext:value-type="float">
            <text:p>958</text:p>
          </table:table-cell>
          <table:table-cell office:value-type="float" office:value="5019068" calcext:value-type="float">
            <text:p>5019068</text:p>
          </table:table-cell>
          <table:table-cell office:value-type="float" office:value="0.996387" calcext:value-type="float">
            <text:p>0.996387</text:p>
          </table:table-cell>
          <table:table-cell office:value-type="string" calcext:value-type="string">
            <text:p>(1.00328,0.00103103)</text:p>
          </table:table-cell>
          <table:table-cell table:number-columns-repeated="8"/>
        </table:table-row>
        <table:table-row table:style-name="ro1">
          <table:table-cell office:value-type="float" office:value="16.9748" calcext:value-type="float">
            <text:p>16.9748</text:p>
          </table:table-cell>
          <table:table-cell office:value-type="float" office:value="815" calcext:value-type="float">
            <text:p>815</text:p>
          </table:table-cell>
          <table:table-cell office:value-type="float" office:value="2194634" calcext:value-type="float">
            <text:p>2194634</text:p>
          </table:table-cell>
          <table:table-cell office:value-type="float" office:value="0.997111" calcext:value-type="float">
            <text:p>0.997111</text:p>
          </table:table-cell>
          <table:table-cell office:value-type="string" calcext:value-type="string">
            <text:p>(1.00357,0.000824263)</text:p>
          </table:table-cell>
          <table:table-cell table:number-columns-repeated="8"/>
        </table:table-row>
        <table:table-row table:style-name="ro1">
          <table:table-cell office:value-type="float" office:value="16.9754" calcext:value-type="float">
            <text:p>16.9754</text:p>
          </table:table-cell>
          <table:table-cell office:value-type="float" office:value="1089" calcext:value-type="float">
            <text:p>1089</text:p>
          </table:table-cell>
          <table:table-cell office:value-type="float" office:value="5014427" calcext:value-type="float">
            <text:p>5014427</text:p>
          </table:table-cell>
          <table:table-cell office:value-type="float" office:value="0.999201" calcext:value-type="float">
            <text:p>0.999201</text:p>
          </table:table-cell>
          <table:table-cell office:value-type="string" calcext:value-type="string">
            <text:p>(1.00319,0.000227858)</text:p>
          </table:table-cell>
          <table:table-cell table:number-columns-repeated="8"/>
        </table:table-row>
        <table:table-row table:style-name="ro1">
          <table:table-cell office:value-type="float" office:value="16.9738" calcext:value-type="float">
            <text:p>16.9738</text:p>
          </table:table-cell>
          <table:table-cell office:value-type="float" office:value="1156" calcext:value-type="float">
            <text:p>1156</text:p>
          </table:table-cell>
          <table:table-cell office:value-type="float" office:value="5017050" calcext:value-type="float">
            <text:p>5017050</text:p>
          </table:table-cell>
          <table:table-cell office:value-type="float" office:value="1.00033" calcext:value-type="float">
            <text:p>1.00033</text:p>
          </table:table-cell>
          <table:table-cell office:value-type="string" calcext:value-type="string">
            <text:p>(1.00322,-9.35294e-05)</text:p>
          </table:table-cell>
          <table:table-cell table:number-columns-repeated="8"/>
        </table:table-row>
        <table:table-row table:style-name="ro1">
          <table:table-cell office:value-type="float" office:value="16.976" calcext:value-type="float">
            <text:p>16.976</text:p>
          </table:table-cell>
          <table:table-cell office:value-type="float" office:value="1085" calcext:value-type="float">
            <text:p>1085</text:p>
          </table:table-cell>
          <table:table-cell office:value-type="float" office:value="5008395" calcext:value-type="float">
            <text:p>5008395</text:p>
          </table:table-cell>
          <table:table-cell office:value-type="float" office:value="0.999436" calcext:value-type="float">
            <text:p>0.999436</text:p>
          </table:table-cell>
          <table:table-cell office:value-type="string" calcext:value-type="string">
            <text:p>(1.00308,0.000160926)</text:p>
          </table:table-cell>
          <table:table-cell table:number-columns-repeated="8"/>
        </table:table-row>
        <table:table-row table:style-name="ro1">
          <table:table-cell office:value-type="float" office:value="16.9741" calcext:value-type="float">
            <text:p>16.9741</text:p>
          </table:table-cell>
          <table:table-cell office:value-type="float" office:value="3704" calcext:value-type="float">
            <text:p>3704</text:p>
          </table:table-cell>
          <table:table-cell office:value-type="float" office:value="5026134" calcext:value-type="float">
            <text:p>5026134</text:p>
          </table:table-cell>
          <table:table-cell office:value-type="float" office:value="0.998409" calcext:value-type="float">
            <text:p>0.998409</text:p>
          </table:table-cell>
          <table:table-cell office:value-type="string" calcext:value-type="string">
            <text:p>(1.00347,0.00045407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562" calcext:value-type="float">
            <text:p>5562</text:p>
          </table:table-cell>
          <table:table-cell office:value-type="float" office:value="5754926" calcext:value-type="float">
            <text:p>5754926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161034,2.00004,1.87505,0.90379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931" calcext:value-type="float">
            <text:p>4931</text:p>
          </table:table-cell>
          <table:table-cell office:value-type="float" office:value="5658319" calcext:value-type="float">
            <text:p>5658319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25625,2.00004,1.87505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697" calcext:value-type="float">
            <text:p>4697</text:p>
          </table:table-cell>
          <table:table-cell office:value-type="float" office:value="5534298" calcext:value-type="float">
            <text:p>5534298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290367,2.00004,1.87504,0.90379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5493" calcext:value-type="float">
            <text:p>5493</text:p>
          </table:table-cell>
          <table:table-cell office:value-type="float" office:value="5785767" calcext:value-type="float">
            <text:p>5785767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258221,2.00004,1.87505,0.90380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383" calcext:value-type="float">
            <text:p>5383</text:p>
          </table:table-cell>
          <table:table-cell office:value-type="float" office:value="5635970" calcext:value-type="float">
            <text:p>5635970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456893,2.00004,1.87505,0.903803)</text:p>
          </table:table-cell>
          <table:table-cell table:number-columns-repeated="8"/>
        </table:table-row>
        <table:table-row table:style-name="ro1">
          <table:table-cell office:value-type="float" office:value="-12.6735" calcext:value-type="float">
            <text:p>-12.6735</text:p>
          </table:table-cell>
          <table:table-cell office:value-type="float" office:value="5838" calcext:value-type="float">
            <text:p>5838</text:p>
          </table:table-cell>
          <table:table-cell office:value-type="float" office:value="5544463" calcext:value-type="float">
            <text:p>5544463</text:p>
          </table:table-cell>
          <table:table-cell office:value-type="float" office:value="-0.913915" calcext:value-type="float">
            <text:p>-0.913915</text:p>
          </table:table-cell>
          <table:table-cell office:value-type="string" calcext:value-type="string">
            <text:p>(0.184992,1.98285,1.875,0.899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480" calcext:value-type="float">
            <text:p>5480</text:p>
          </table:table-cell>
          <table:table-cell office:value-type="float" office:value="5487246" calcext:value-type="float">
            <text:p>5487246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0.00244785,2.00005,1.87505,0.9038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866" calcext:value-type="float">
            <text:p>4866</text:p>
          </table:table-cell>
          <table:table-cell office:value-type="float" office:value="5349832" calcext:value-type="float">
            <text:p>5349832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246477,2.00004,1.87505,0.903801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4248" calcext:value-type="float">
            <text:p>4248</text:p>
          </table:table-cell>
          <table:table-cell office:value-type="float" office:value="5220394" calcext:value-type="float">
            <text:p>5220394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756977,2.00005,1.87503,0.903792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690" calcext:value-type="float">
            <text:p>5690</text:p>
          </table:table-cell>
          <table:table-cell office:value-type="float" office:value="5468416" calcext:value-type="float">
            <text:p>546841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189278,2.00005,1.87505,0.9038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08" calcext:value-type="float">
            <text:p>-49.0008</text:p>
          </table:table-cell>
          <table:table-cell office:value-type="float" office:value="1563" calcext:value-type="float">
            <text:p>1563</text:p>
          </table:table-cell>
          <table:table-cell office:value-type="float" office:value="622816" calcext:value-type="float">
            <text:p>622816</text:p>
          </table:table-cell>
          <table:table-cell office:value-type="float" office:value="17.0039" calcext:value-type="float">
            <text:p>17.0039</text:p>
          </table:table-cell>
          <table:table-cell office:value-type="string" calcext:value-type="string">
            <text:p>(15.9985,11.0008)</text:p>
          </table:table-cell>
          <table:table-cell table:number-columns-repeated="8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1614" calcext:value-type="float">
            <text:p>1614</text:p>
          </table:table-cell>
          <table:table-cell office:value-type="float" office:value="442810" calcext:value-type="float">
            <text:p>442810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,11.0018)</text:p>
          </table:table-cell>
          <table:table-cell table:number-columns-repeated="8"/>
        </table:table-row>
        <table:table-row table:style-name="ro1">
          <table:table-cell office:value-type="float" office:value="-49.0008" calcext:value-type="float">
            <text:p>-49.0008</text:p>
          </table:table-cell>
          <table:table-cell office:value-type="float" office:value="1978" calcext:value-type="float">
            <text:p>1978</text:p>
          </table:table-cell>
          <table:table-cell office:value-type="float" office:value="595912" calcext:value-type="float">
            <text:p>595912</text:p>
          </table:table-cell>
          <table:table-cell office:value-type="float" office:value="17.0058" calcext:value-type="float">
            <text:p>17.0058</text:p>
          </table:table-cell>
          <table:table-cell office:value-type="string" calcext:value-type="string">
            <text:p>(15.9975,11.0011)</text:p>
          </table:table-cell>
          <table:table-cell table:number-columns-repeated="8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2055" calcext:value-type="float">
            <text:p>2055</text:p>
          </table:table-cell>
          <table:table-cell office:value-type="float" office:value="688165" calcext:value-type="float">
            <text:p>688165</text:p>
          </table:table-cell>
          <table:table-cell office:value-type="float" office:value="17.0074" calcext:value-type="float">
            <text:p>17.0074</text:p>
          </table:table-cell>
          <table:table-cell office:value-type="string" calcext:value-type="string">
            <text:p>(15.9969,11.0014)</text:p>
          </table:table-cell>
          <table:table-cell table:number-columns-repeated="8"/>
        </table:table-row>
        <table:table-row table:style-name="ro1">
          <table:table-cell office:value-type="float" office:value="-49.0009" calcext:value-type="float">
            <text:p>-49.0009</text:p>
          </table:table-cell>
          <table:table-cell office:value-type="float" office:value="2313" calcext:value-type="float">
            <text:p>2313</text:p>
          </table:table-cell>
          <table:table-cell office:value-type="float" office:value="352682" calcext:value-type="float">
            <text:p>352682</text:p>
          </table:table-cell>
          <table:table-cell office:value-type="float" office:value="17.0042" calcext:value-type="float">
            <text:p>17.0042</text:p>
          </table:table-cell>
          <table:table-cell office:value-type="string" calcext:value-type="string">
            <text:p>(15.9983,11.0008)</text:p>
          </table:table-cell>
          <table:table-cell table:number-columns-repeated="8"/>
        </table:table-row>
        <table:table-row table:style-name="ro1">
          <table:table-cell office:value-type="float" office:value="-49.0006" calcext:value-type="float">
            <text:p>-49.0006</text:p>
          </table:table-cell>
          <table:table-cell office:value-type="float" office:value="1852" calcext:value-type="float">
            <text:p>1852</text:p>
          </table:table-cell>
          <table:table-cell office:value-type="float" office:value="262731" calcext:value-type="float">
            <text:p>262731</text:p>
          </table:table-cell>
          <table:table-cell office:value-type="float" office:value="17.003" calcext:value-type="float">
            <text:p>17.003</text:p>
          </table:table-cell>
          <table:table-cell office:value-type="string" calcext:value-type="string">
            <text:p>(15.9988,11.0006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1980" calcext:value-type="float">
            <text:p>1980</text:p>
          </table:table-cell>
          <table:table-cell office:value-type="float" office:value="377701" calcext:value-type="float">
            <text:p>377701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2,11.0019)</text:p>
          </table:table-cell>
          <table:table-cell table:number-columns-repeated="8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2207" calcext:value-type="float">
            <text:p>2207</text:p>
          </table:table-cell>
          <table:table-cell office:value-type="float" office:value="302933" calcext:value-type="float">
            <text:p>302933</text:p>
          </table:table-cell>
          <table:table-cell office:value-type="float" office:value="17.0087" calcext:value-type="float">
            <text:p>17.0087</text:p>
          </table:table-cell>
          <table:table-cell office:value-type="string" calcext:value-type="string">
            <text:p>(15.9965,11.0017)</text:p>
          </table:table-cell>
          <table:table-cell table:number-columns-repeated="8"/>
        </table:table-row>
        <table:table-row table:style-name="ro1">
          <table:table-cell office:value-type="float" office:value="-49.001" calcext:value-type="float">
            <text:p>-49.001</text:p>
          </table:table-cell>
          <table:table-cell office:value-type="float" office:value="2016" calcext:value-type="float">
            <text:p>2016</text:p>
          </table:table-cell>
          <table:table-cell office:value-type="float" office:value="521913" calcext:value-type="float">
            <text:p>521913</text:p>
          </table:table-cell>
          <table:table-cell office:value-type="float" office:value="17.0089" calcext:value-type="float">
            <text:p>17.0089</text:p>
          </table:table-cell>
          <table:table-cell office:value-type="string" calcext:value-type="string">
            <text:p>(15.996,11.0017)</text:p>
          </table:table-cell>
          <table:table-cell table:number-columns-repeated="8"/>
        </table:table-row>
        <table:table-row table:style-name="ro1">
          <table:table-cell office:value-type="float" office:value="-49.0005" calcext:value-type="float">
            <text:p>-49.0005</text:p>
          </table:table-cell>
          <table:table-cell office:value-type="float" office:value="1694" calcext:value-type="float">
            <text:p>1694</text:p>
          </table:table-cell>
          <table:table-cell office:value-type="float" office:value="279688" calcext:value-type="float">
            <text:p>279688</text:p>
          </table:table-cell>
          <table:table-cell office:value-type="float" office:value="17.0026" calcext:value-type="float">
            <text:p>17.0026</text:p>
          </table:table-cell>
          <table:table-cell office:value-type="string" calcext:value-type="string">
            <text:p>(15.999,11.00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083" calcext:value-type="float">
            <text:p>-1.21083</text:p>
          </table:table-cell>
          <table:table-cell office:value-type="float" office:value="586" calcext:value-type="float">
            <text:p>586</text:p>
          </table:table-cell>
          <table:table-cell office:value-type="float" office:value="5223574" calcext:value-type="float">
            <text:p>5223574</text:p>
          </table:table-cell>
          <table:table-cell office:value-type="float" office:value="7.62002" calcext:value-type="float">
            <text:p>7.62002</text:p>
          </table:table-cell>
          <table:table-cell office:value-type="string" calcext:value-type="string">
            <text:p>(1.88818,0.888332,0.000134444)</text:p>
          </table:table-cell>
          <table:table-cell table:number-columns-repeated="8"/>
        </table:table-row>
        <table:table-row table:style-name="ro1">
          <table:table-cell office:value-type="float" office:value="-1.21141" calcext:value-type="float">
            <text:p>-1.21141</text:p>
          </table:table-cell>
          <table:table-cell office:value-type="float" office:value="684" calcext:value-type="float">
            <text:p>684</text:p>
          </table:table-cell>
          <table:table-cell office:value-type="float" office:value="5109505" calcext:value-type="float">
            <text:p>5109505</text:p>
          </table:table-cell>
          <table:table-cell office:value-type="float" office:value="7.62147" calcext:value-type="float">
            <text:p>7.62147</text:p>
          </table:table-cell>
          <table:table-cell office:value-type="string" calcext:value-type="string">
            <text:p>(1.8874,0.887955,0.000258046)</text:p>
          </table:table-cell>
          <table:table-cell table:number-columns-repeated="8"/>
        </table:table-row>
        <table:table-row table:style-name="ro1">
          <table:table-cell office:value-type="float" office:value="-1.21134" calcext:value-type="float">
            <text:p>-1.21134</text:p>
          </table:table-cell>
          <table:table-cell office:value-type="float" office:value="636" calcext:value-type="float">
            <text:p>636</text:p>
          </table:table-cell>
          <table:table-cell office:value-type="float" office:value="5232385" calcext:value-type="float">
            <text:p>5232385</text:p>
          </table:table-cell>
          <table:table-cell office:value-type="float" office:value="7.62259" calcext:value-type="float">
            <text:p>7.62259</text:p>
          </table:table-cell>
          <table:table-cell office:value-type="string" calcext:value-type="string">
            <text:p>(1.88811,0.888071,-6.88465e-05)</text:p>
          </table:table-cell>
          <table:table-cell table:number-columns-repeated="8"/>
        </table:table-row>
        <table:table-row table:style-name="ro1">
          <table:table-cell office:value-type="float" office:value="-1.21124" calcext:value-type="float">
            <text:p>-1.21124</text:p>
          </table:table-cell>
          <table:table-cell office:value-type="float" office:value="808" calcext:value-type="float">
            <text:p>808</text:p>
          </table:table-cell>
          <table:table-cell office:value-type="float" office:value="5077521" calcext:value-type="float">
            <text:p>5077521</text:p>
          </table:table-cell>
          <table:table-cell office:value-type="float" office:value="7.62194" calcext:value-type="float">
            <text:p>7.62194</text:p>
          </table:table-cell>
          <table:table-cell office:value-type="string" calcext:value-type="string">
            <text:p>(1.8881,0.888119,7.99395e-06)</text:p>
          </table:table-cell>
          <table:table-cell table:number-columns-repeated="8"/>
        </table:table-row>
        <table:table-row table:style-name="ro1">
          <table:table-cell office:value-type="float" office:value="-1.21113" calcext:value-type="float">
            <text:p>-1.21113</text:p>
          </table:table-cell>
          <table:table-cell office:value-type="float" office:value="3057" calcext:value-type="float">
            <text:p>3057</text:p>
          </table:table-cell>
          <table:table-cell office:value-type="float" office:value="5126039" calcext:value-type="float">
            <text:p>5126039</text:p>
          </table:table-cell>
          <table:table-cell office:value-type="float" office:value="7.62184" calcext:value-type="float">
            <text:p>7.62184</text:p>
          </table:table-cell>
          <table:table-cell office:value-type="string" calcext:value-type="string">
            <text:p>(1.88821,0.888184,-5.7227e-05)</text:p>
          </table:table-cell>
          <table:table-cell table:number-columns-repeated="8"/>
        </table:table-row>
        <table:table-row table:style-name="ro1">
          <table:table-cell office:value-type="float" office:value="-1.21138" calcext:value-type="float">
            <text:p>-1.21138</text:p>
          </table:table-cell>
          <table:table-cell office:value-type="float" office:value="2292" calcext:value-type="float">
            <text:p>2292</text:p>
          </table:table-cell>
          <table:table-cell office:value-type="float" office:value="5070549" calcext:value-type="float">
            <text:p>5070549</text:p>
          </table:table-cell>
          <table:table-cell office:value-type="float" office:value="7.62198" calcext:value-type="float">
            <text:p>7.62198</text:p>
          </table:table-cell>
          <table:table-cell office:value-type="string" calcext:value-type="string">
            <text:p>(1.88767,0.888001,0.000110853)</text:p>
          </table:table-cell>
          <table:table-cell table:number-columns-repeated="8"/>
        </table:table-row>
        <table:table-row table:style-name="ro1">
          <table:table-cell office:value-type="float" office:value="-1.21063" calcext:value-type="float">
            <text:p>-1.21063</text:p>
          </table:table-cell>
          <table:table-cell office:value-type="float" office:value="1603" calcext:value-type="float">
            <text:p>1603</text:p>
          </table:table-cell>
          <table:table-cell office:value-type="float" office:value="5034405" calcext:value-type="float">
            <text:p>5034405</text:p>
          </table:table-cell>
          <table:table-cell office:value-type="float" office:value="7.61977" calcext:value-type="float">
            <text:p>7.61977</text:p>
          </table:table-cell>
          <table:table-cell office:value-type="string" calcext:value-type="string">
            <text:p>(1.88828,0.888444,2.27197e-05)</text:p>
          </table:table-cell>
          <table:table-cell table:number-columns-repeated="8"/>
        </table:table-row>
        <table:table-row table:style-name="ro1">
          <table:table-cell office:value-type="float" office:value="-1.21099" calcext:value-type="float">
            <text:p>-1.21099</text:p>
          </table:table-cell>
          <table:table-cell office:value-type="float" office:value="611" calcext:value-type="float">
            <text:p>611</text:p>
          </table:table-cell>
          <table:table-cell office:value-type="float" office:value="5074164" calcext:value-type="float">
            <text:p>5074164</text:p>
          </table:table-cell>
          <table:table-cell office:value-type="float" office:value="7.62033" calcext:value-type="float">
            <text:p>7.62033</text:p>
          </table:table-cell>
          <table:table-cell office:value-type="string" calcext:value-type="string">
            <text:p>(1.88742,0.88817,0.000169395)</text:p>
          </table:table-cell>
          <table:table-cell table:number-columns-repeated="8"/>
        </table:table-row>
        <table:table-row table:style-name="ro1">
          <table:table-cell office:value-type="float" office:value="-1.21098" calcext:value-type="float">
            <text:p>-1.21098</text:p>
          </table:table-cell>
          <table:table-cell office:value-type="float" office:value="572" calcext:value-type="float">
            <text:p>572</text:p>
          </table:table-cell>
          <table:table-cell office:value-type="float" office:value="5114895" calcext:value-type="float">
            <text:p>5114895</text:p>
          </table:table-cell>
          <table:table-cell office:value-type="float" office:value="7.61443" calcext:value-type="float">
            <text:p>7.61443</text:p>
          </table:table-cell>
          <table:table-cell office:value-type="string" calcext:value-type="string">
            <text:p>(1.88597,0.888009,0.00160923)</text:p>
          </table:table-cell>
          <table:table-cell table:number-columns-repeated="8"/>
        </table:table-row>
        <table:table-row table:style-name="ro1">
          <table:table-cell office:value-type="float" office:value="-1.21063" calcext:value-type="float">
            <text:p>-1.21063</text:p>
          </table:table-cell>
          <table:table-cell office:value-type="float" office:value="1443" calcext:value-type="float">
            <text:p>1443</text:p>
          </table:table-cell>
          <table:table-cell office:value-type="float" office:value="5101921" calcext:value-type="float">
            <text:p>5101921</text:p>
          </table:table-cell>
          <table:table-cell office:value-type="float" office:value="7.61966" calcext:value-type="float">
            <text:p>7.61966</text:p>
          </table:table-cell>
          <table:table-cell office:value-type="string" calcext:value-type="string">
            <text:p>(1.88824,0.888438,5.06575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0.999993" calcext:value-type="float">
            <text:p>-0.999993</text:p>
          </table:table-cell>
          <table:table-cell office:value-type="float" office:value="5592" calcext:value-type="float">
            <text:p>5592</text:p>
          </table:table-cell>
          <table:table-cell office:value-type="float" office:value="97288" calcext:value-type="float">
            <text:p>97288</text:p>
          </table:table-cell>
          <table:table-cell table:style-name="ce13" office:value-type="float" office:value="0.00000000339182" calcext:value-type="float">
            <text:p>3.39E-009</text:p>
          </table:table-cell>
          <table:table-cell office:value-type="string" calcext:value-type="string">
            <text:p>(0.501684,0.502819,0.501717,0.502771)</text:p>
          </table:table-cell>
          <table:table-cell table:number-columns-repeated="8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4927" calcext:value-type="float">
            <text:p>4927</text:p>
          </table:table-cell>
          <table:table-cell office:value-type="float" office:value="92264" calcext:value-type="float">
            <text:p>92264</text:p>
          </table:table-cell>
          <table:table-cell table:style-name="ce13" office:value-type="float" office:value="0.0000000008546" calcext:value-type="float">
            <text:p>8.55E-010</text:p>
          </table:table-cell>
          <table:table-cell office:value-type="string" calcext:value-type="string">
            <text:p>(0.500493,0.500313,0.500467,0.500327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5624" calcext:value-type="float">
            <text:p>5624</text:p>
          </table:table-cell>
          <table:table-cell office:value-type="float" office:value="93865" calcext:value-type="float">
            <text:p>93865</text:p>
          </table:table-cell>
          <table:table-cell table:style-name="ce13" office:value-type="float" office:value="0.00000000125632" calcext:value-type="float">
            <text:p>1.26E-009</text:p>
          </table:table-cell>
          <table:table-cell office:value-type="string" calcext:value-type="string">
            <text:p>(0.50228,0.500682,0.502279,0.500646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4646" calcext:value-type="float">
            <text:p>4646</text:p>
          </table:table-cell>
          <table:table-cell office:value-type="float" office:value="96932" calcext:value-type="float">
            <text:p>96932</text:p>
          </table:table-cell>
          <table:table-cell table:style-name="ce13" office:value-type="float" office:value="0.00000000165668" calcext:value-type="float">
            <text:p>1.66E-009</text:p>
          </table:table-cell>
          <table:table-cell office:value-type="string" calcext:value-type="string">
            <text:p>(0.501577,0.500787,0.501575,0.500746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5759" calcext:value-type="float">
            <text:p>5759</text:p>
          </table:table-cell>
          <table:table-cell office:value-type="float" office:value="84226" calcext:value-type="float">
            <text:p>84226</text:p>
          </table:table-cell>
          <table:table-cell table:style-name="ce13" office:value-type="float" office:value="0.00000000120413" calcext:value-type="float">
            <text:p>1.20E-009</text:p>
          </table:table-cell>
          <table:table-cell office:value-type="string" calcext:value-type="string">
            <text:p>(0.500683,0.500049,0.50067,0.500017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5540" calcext:value-type="float">
            <text:p>5540</text:p>
          </table:table-cell>
          <table:table-cell office:value-type="float" office:value="80504" calcext:value-type="float">
            <text:p>80504</text:p>
          </table:table-cell>
          <table:table-cell table:style-name="ce13" office:value-type="float" office:value="0.00000000149513" calcext:value-type="float">
            <text:p>1.50E-009</text:p>
          </table:table-cell>
          <table:table-cell office:value-type="string" calcext:value-type="string">
            <text:p>(0.501068,0.502633,0.501057,0.502595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5834" calcext:value-type="float">
            <text:p>5834</text:p>
          </table:table-cell>
          <table:table-cell office:value-type="float" office:value="82482" calcext:value-type="float">
            <text:p>82482</text:p>
          </table:table-cell>
          <table:table-cell table:style-name="ce13" office:value-type="float" office:value="0.00000000145956" calcext:value-type="float">
            <text:p>1.46E-009</text:p>
          </table:table-cell>
          <table:table-cell office:value-type="string" calcext:value-type="string">
            <text:p>(0.500278,0.500504,0.50024,0.500506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4570" calcext:value-type="float">
            <text:p>4570</text:p>
          </table:table-cell>
          <table:table-cell office:value-type="float" office:value="97519" calcext:value-type="float">
            <text:p>97519</text:p>
          </table:table-cell>
          <table:table-cell table:style-name="ce13" office:value-type="float" office:value="0.00000000352557" calcext:value-type="float">
            <text:p>3.53E-009</text:p>
          </table:table-cell>
          <table:table-cell office:value-type="string" calcext:value-type="string">
            <text:p>(0.500352,0.500709,0.500384,0.500659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5178" calcext:value-type="float">
            <text:p>5178</text:p>
          </table:table-cell>
          <table:table-cell office:value-type="float" office:value="86195" calcext:value-type="float">
            <text:p>86195</text:p>
          </table:table-cell>
          <table:table-cell table:style-name="ce13" office:value-type="float" office:value="0.00000000233253" calcext:value-type="float">
            <text:p>2.33E-009</text:p>
          </table:table-cell>
          <table:table-cell office:value-type="string" calcext:value-type="string">
            <text:p>(0.501654,0.500599,0.501661,0.500551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4757" calcext:value-type="float">
            <text:p>4757</text:p>
          </table:table-cell>
          <table:table-cell office:value-type="float" office:value="72316" calcext:value-type="float">
            <text:p>72316</text:p>
          </table:table-cell>
          <table:table-cell table:style-name="ce13" office:value-type="float" office:value="0.00000000115723" calcext:value-type="float">
            <text:p>1.16E-009</text:p>
          </table:table-cell>
          <table:table-cell office:value-type="string" calcext:value-type="string">
            <text:p>(0.502421,0.501019,0.502392,0.5010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397" calcext:value-type="float">
            <text:p>3397</text:p>
          </table:table-cell>
          <table:table-cell office:value-type="float" office:value="123292" calcext:value-type="float">
            <text:p>123292</text:p>
          </table:table-cell>
          <table:table-cell table:style-name="ce13" office:value-type="float" office:value="0.000000731" calcext:value-type="float">
            <text:p>7.31E-007</text:p>
          </table:table-cell>
          <table:table-cell office:value-type="string" calcext:value-type="string">
            <text:p>(7.18669,12.784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483" calcext:value-type="float">
            <text:p>2483</text:p>
          </table:table-cell>
          <table:table-cell office:value-type="float" office:value="63400" calcext:value-type="float">
            <text:p>63400</text:p>
          </table:table-cell>
          <table:table-cell table:style-name="ce13" office:value-type="float" office:value="0.000000730987" calcext:value-type="float">
            <text:p>7.31E-007</text:p>
          </table:table-cell>
          <table:table-cell office:value-type="string" calcext:value-type="string">
            <text:p>(7.18873,12.78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867" calcext:value-type="float">
            <text:p>1867</text:p>
          </table:table-cell>
          <table:table-cell office:value-type="float" office:value="68220" calcext:value-type="float">
            <text:p>68220</text:p>
          </table:table-cell>
          <table:table-cell table:style-name="ce13" office:value-type="float" office:value="0.000000730969" calcext:value-type="float">
            <text:p>7.31E-007</text:p>
          </table:table-cell>
          <table:table-cell office:value-type="string" calcext:value-type="string">
            <text:p>(7.18917,12.7816)</text:p>
          </table:table-cell>
          <table:table-cell table:number-columns-repeated="8"/>
        </table:table-row>
        <table:table-row table:style-name="ro1">
          <table:table-cell office:value-type="float" office:value="2278.17" calcext:value-type="float">
            <text:p>2278.17</text:p>
          </table:table-cell>
          <table:table-cell office:value-type="float" office:value="2138" calcext:value-type="float">
            <text:p>2138</text:p>
          </table:table-cell>
          <table:table-cell office:value-type="float" office:value="88848" calcext:value-type="float">
            <text:p>88848</text:p>
          </table:table-cell>
          <table:table-cell table:style-name="ce13" office:value-type="float" office:value="37.499" calcext:value-type="float">
            <text:p>3.75E+001</text:p>
          </table:table-cell>
          <table:table-cell office:value-type="string" calcext:value-type="string">
            <text:p>(10.8216,6.7038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500" calcext:value-type="float">
            <text:p>2500</text:p>
          </table:table-cell>
          <table:table-cell office:value-type="float" office:value="64744" calcext:value-type="float">
            <text:p>64744</text:p>
          </table:table-cell>
          <table:table-cell table:style-name="ce13" office:value-type="float" office:value="0.000000731002" calcext:value-type="float">
            <text:p>7.31E-007</text:p>
          </table:table-cell>
          <table:table-cell office:value-type="string" calcext:value-type="string">
            <text:p>(7.18892,12.7818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4438" calcext:value-type="float">
            <text:p>4438</text:p>
          </table:table-cell>
          <table:table-cell office:value-type="float" office:value="1659352" calcext:value-type="float">
            <text:p>1659352</text:p>
          </table:table-cell>
          <table:table-cell table:style-name="ce13" office:value-type="float" office:value="199.073" calcext:value-type="float">
            <text:p>1.99E+002</text:p>
          </table:table-cell>
          <table:table-cell office:value-type="string" calcext:value-type="string">
            <text:p>(11.2487,4.9950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4524" calcext:value-type="float">
            <text:p>4524</text:p>
          </table:table-cell>
          <table:table-cell office:value-type="float" office:value="117865" calcext:value-type="float">
            <text:p>117865</text:p>
          </table:table-cell>
          <table:table-cell table:style-name="ce13" office:value-type="float" office:value="0.000000730991" calcext:value-type="float">
            <text:p>7.31E-007</text:p>
          </table:table-cell>
          <table:table-cell office:value-type="string" calcext:value-type="string">
            <text:p>(7.1913,12.779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200" calcext:value-type="float">
            <text:p>3200</text:p>
          </table:table-cell>
          <table:table-cell office:value-type="float" office:value="66727" calcext:value-type="float">
            <text:p>66727</text:p>
          </table:table-cell>
          <table:table-cell table:style-name="ce13" office:value-type="float" office:value="0.000000730935" calcext:value-type="float">
            <text:p>7.31E-007</text:p>
          </table:table-cell>
          <table:table-cell office:value-type="string" calcext:value-type="string">
            <text:p>(7.18823,12.782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237" calcext:value-type="float">
            <text:p>2237</text:p>
          </table:table-cell>
          <table:table-cell office:value-type="float" office:value="61547" calcext:value-type="float">
            <text:p>61547</text:p>
          </table:table-cell>
          <table:table-cell table:style-name="ce13" office:value-type="float" office:value="0.000000730976" calcext:value-type="float">
            <text:p>7.31E-007</text:p>
          </table:table-cell>
          <table:table-cell office:value-type="string" calcext:value-type="string">
            <text:p>(7.18956,12.7812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3015" calcext:value-type="float">
            <text:p>3015</text:p>
          </table:table-cell>
          <table:table-cell office:value-type="float" office:value="5016357" calcext:value-type="float">
            <text:p>5016357</text:p>
          </table:table-cell>
          <table:table-cell table:style-name="ce13" office:value-type="float" office:value="198.466" calcext:value-type="float">
            <text:p>1.98E+002</text:p>
          </table:table-cell>
          <table:table-cell office:value-type="string" calcext:value-type="string">
            <text:p>(11.2478,4.9988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722" calcext:value-type="float">
            <text:p>4722</text:p>
          </table:table-cell>
          <table:table-cell office:value-type="float" office:value="5021091" calcext:value-type="float">
            <text:p>5021091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58,4.00286)</text:p>
          </table:table-cell>
          <table:table-cell table:number-columns-repeated="8"/>
        </table:table-row>
        <table:table-row table:style-name="ro1">
          <table:table-cell office:value-type="float" office:value="-12.0124" calcext:value-type="float">
            <text:p>-12.0124</text:p>
          </table:table-cell>
          <table:table-cell office:value-type="float" office:value="1441" calcext:value-type="float">
            <text:p>1441</text:p>
          </table:table-cell>
          <table:table-cell office:value-type="float" office:value="5008098" calcext:value-type="float">
            <text:p>5008098</text:p>
          </table:table-cell>
          <table:table-cell office:value-type="float" office:value="4.00275" calcext:value-type="float">
            <text:p>4.00275</text:p>
          </table:table-cell>
          <table:table-cell office:value-type="string" calcext:value-type="string">
            <text:p>(3.99862,4.00275)</text:p>
          </table:table-cell>
          <table:table-cell table:number-columns-repeated="8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1579" calcext:value-type="float">
            <text:p>1579</text:p>
          </table:table-cell>
          <table:table-cell office:value-type="float" office:value="5007797" calcext:value-type="float">
            <text:p>5007797</text:p>
          </table:table-cell>
          <table:table-cell office:value-type="float" office:value="4.00269" calcext:value-type="float">
            <text:p>4.00269</text:p>
          </table:table-cell>
          <table:table-cell office:value-type="string" calcext:value-type="string">
            <text:p>(3.99851,4.00269)</text:p>
          </table:table-cell>
          <table:table-cell table:number-columns-repeated="8"/>
        </table:table-row>
        <table:table-row table:style-name="ro1">
          <table:table-cell office:value-type="float" office:value="-12.0125" calcext:value-type="float">
            <text:p>-12.0125</text:p>
          </table:table-cell>
          <table:table-cell office:value-type="float" office:value="2985" calcext:value-type="float">
            <text:p>2985</text:p>
          </table:table-cell>
          <table:table-cell office:value-type="float" office:value="5011415" calcext:value-type="float">
            <text:p>5011415</text:p>
          </table:table-cell>
          <table:table-cell office:value-type="float" office:value="4.00278" calcext:value-type="float">
            <text:p>4.00278</text:p>
          </table:table-cell>
          <table:table-cell office:value-type="string" calcext:value-type="string">
            <text:p>(3.99865,4.00278)</text:p>
          </table:table-cell>
          <table:table-cell table:number-columns-repeated="8"/>
        </table:table-row>
        <table:table-row table:style-name="ro1">
          <table:table-cell office:value-type="float" office:value="-12.0108" calcext:value-type="float">
            <text:p>-12.0108</text:p>
          </table:table-cell>
          <table:table-cell office:value-type="float" office:value="1522" calcext:value-type="float">
            <text:p>1522</text:p>
          </table:table-cell>
          <table:table-cell office:value-type="float" office:value="5009618" calcext:value-type="float">
            <text:p>5009618</text:p>
          </table:table-cell>
          <table:table-cell office:value-type="float" office:value="4.0023" calcext:value-type="float">
            <text:p>4.0023</text:p>
          </table:table-cell>
          <table:table-cell office:value-type="string" calcext:value-type="string">
            <text:p>(3.99842,4.0023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1701" calcext:value-type="float">
            <text:p>1701</text:p>
          </table:table-cell>
          <table:table-cell office:value-type="float" office:value="5011152" calcext:value-type="float">
            <text:p>5011152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57,4.00285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2559" calcext:value-type="float">
            <text:p>2559</text:p>
          </table:table-cell>
          <table:table-cell office:value-type="float" office:value="5012393" calcext:value-type="float">
            <text:p>5012393</text:p>
          </table:table-cell>
          <table:table-cell office:value-type="float" office:value="4.00282" calcext:value-type="float">
            <text:p>4.00282</text:p>
          </table:table-cell>
          <table:table-cell office:value-type="string" calcext:value-type="string">
            <text:p>(3.9986,4.00282)</text:p>
          </table:table-cell>
          <table:table-cell table:number-columns-repeated="8"/>
        </table:table-row>
        <table:table-row table:style-name="ro1">
          <table:table-cell office:value-type="float" office:value="-12.0117" calcext:value-type="float">
            <text:p>-12.0117</text:p>
          </table:table-cell>
          <table:table-cell office:value-type="float" office:value="804" calcext:value-type="float">
            <text:p>804</text:p>
          </table:table-cell>
          <table:table-cell office:value-type="float" office:value="5006409" calcext:value-type="float">
            <text:p>5006409</text:p>
          </table:table-cell>
          <table:table-cell office:value-type="float" office:value="4.00258" calcext:value-type="float">
            <text:p>4.00258</text:p>
          </table:table-cell>
          <table:table-cell office:value-type="string" calcext:value-type="string">
            <text:p>(3.99859,4.00258)</text:p>
          </table:table-cell>
          <table:table-cell table:number-columns-repeated="8"/>
        </table:table-row>
        <table:table-row table:style-name="ro1">
          <table:table-cell office:value-type="float" office:value="-12.0104" calcext:value-type="float">
            <text:p>-12.0104</text:p>
          </table:table-cell>
          <table:table-cell office:value-type="float" office:value="1770" calcext:value-type="float">
            <text:p>1770</text:p>
          </table:table-cell>
          <table:table-cell office:value-type="float" office:value="5009746" calcext:value-type="float">
            <text:p>5009746</text:p>
          </table:table-cell>
          <table:table-cell office:value-type="float" office:value="4.00232" calcext:value-type="float">
            <text:p>4.00232</text:p>
          </table:table-cell>
          <table:table-cell office:value-type="string" calcext:value-type="string">
            <text:p>(3.99885,4.00232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087" calcext:value-type="float">
            <text:p>5087</text:p>
          </table:table-cell>
          <table:table-cell office:value-type="float" office:value="5018666" calcext:value-type="float">
            <text:p>5018666</text:p>
          </table:table-cell>
          <table:table-cell office:value-type="float" office:value="4.00279" calcext:value-type="float">
            <text:p>4.00279</text:p>
          </table:table-cell>
          <table:table-cell office:value-type="string" calcext:value-type="string">
            <text:p>(3.99855,4.0027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724" calcext:value-type="float">
            <text:p>3.10724</text:p>
          </table:table-cell>
          <table:table-cell office:value-type="float" office:value="1258" calcext:value-type="float">
            <text:p>1258</text:p>
          </table:table-cell>
          <table:table-cell office:value-type="float" office:value="251675" calcext:value-type="float">
            <text:p>251675</text:p>
          </table:table-cell>
          <table:table-cell office:value-type="float" office:value="-6.67786" calcext:value-type="float">
            <text:p>-6.67786</text:p>
          </table:table-cell>
          <table:table-cell office:value-type="string" calcext:value-type="string">
            <text:p>(0.892656,2.21458)</text:p>
          </table:table-cell>
          <table:table-cell table:number-columns-repeated="8"/>
        </table:table-row>
        <table:table-row table:style-name="ro1">
          <table:table-cell office:value-type="float" office:value="3.10674" calcext:value-type="float">
            <text:p>3.10674</text:p>
          </table:table-cell>
          <table:table-cell office:value-type="float" office:value="2672" calcext:value-type="float">
            <text:p>2672</text:p>
          </table:table-cell>
          <table:table-cell office:value-type="float" office:value="5015975" calcext:value-type="float">
            <text:p>5015975</text:p>
          </table:table-cell>
          <table:table-cell office:value-type="float" office:value="-6.67972" calcext:value-type="float">
            <text:p>-6.67972</text:p>
          </table:table-cell>
          <table:table-cell office:value-type="string" calcext:value-type="string">
            <text:p>(0.893245,2.2135)</text:p>
          </table:table-cell>
          <table:table-cell table:number-columns-repeated="8"/>
        </table:table-row>
        <table:table-row table:style-name="ro1">
          <table:table-cell office:value-type="float" office:value="3.10682" calcext:value-type="float">
            <text:p>3.10682</text:p>
          </table:table-cell>
          <table:table-cell office:value-type="float" office:value="2762" calcext:value-type="float">
            <text:p>2762</text:p>
          </table:table-cell>
          <table:table-cell office:value-type="float" office:value="5007674" calcext:value-type="float">
            <text:p>5007674</text:p>
          </table:table-cell>
          <table:table-cell office:value-type="float" office:value="-6.68021" calcext:value-type="float">
            <text:p>-6.68021</text:p>
          </table:table-cell>
          <table:table-cell office:value-type="string" calcext:value-type="string">
            <text:p>(0.893347,2.21347)</text:p>
          </table:table-cell>
          <table:table-cell table:number-columns-repeated="8"/>
        </table:table-row>
        <table:table-row table:style-name="ro1">
          <table:table-cell office:value-type="float" office:value="3.10773" calcext:value-type="float">
            <text:p>3.10773</text:p>
          </table:table-cell>
          <table:table-cell office:value-type="float" office:value="1132" calcext:value-type="float">
            <text:p>1132</text:p>
          </table:table-cell>
          <table:table-cell office:value-type="float" office:value="426751" calcext:value-type="float">
            <text:p>426751</text:p>
          </table:table-cell>
          <table:table-cell office:value-type="float" office:value="-6.68431" calcext:value-type="float">
            <text:p>-6.68431</text:p>
          </table:table-cell>
          <table:table-cell office:value-type="string" calcext:value-type="string">
            <text:p>(0.894146,2.21358)</text:p>
          </table:table-cell>
          <table:table-cell table:number-columns-repeated="8"/>
        </table:table-row>
        <table:table-row table:style-name="ro1">
          <table:table-cell office:value-type="float" office:value="3.10762" calcext:value-type="float">
            <text:p>3.10762</text:p>
          </table:table-cell>
          <table:table-cell office:value-type="float" office:value="929" calcext:value-type="float">
            <text:p>929</text:p>
          </table:table-cell>
          <table:table-cell office:value-type="float" office:value="625409" calcext:value-type="float">
            <text:p>625409</text:p>
          </table:table-cell>
          <table:table-cell office:value-type="float" office:value="-6.67716" calcext:value-type="float">
            <text:p>-6.67716</text:p>
          </table:table-cell>
          <table:table-cell office:value-type="string" calcext:value-type="string">
            <text:p>(0.892385,2.21523)</text:p>
          </table:table-cell>
          <table:table-cell table:number-columns-repeated="8"/>
        </table:table-row>
        <table:table-row table:style-name="ro1">
          <table:table-cell office:value-type="float" office:value="3.1071" calcext:value-type="float">
            <text:p>3.1071</text:p>
          </table:table-cell>
          <table:table-cell office:value-type="float" office:value="872" calcext:value-type="float">
            <text:p>872</text:p>
          </table:table-cell>
          <table:table-cell office:value-type="float" office:value="763113" calcext:value-type="float">
            <text:p>763113</text:p>
          </table:table-cell>
          <table:table-cell office:value-type="float" office:value="-6.68173" calcext:value-type="float">
            <text:p>-6.68173</text:p>
          </table:table-cell>
          <table:table-cell office:value-type="string" calcext:value-type="string">
            <text:p>(0.893659,2.21344)</text:p>
          </table:table-cell>
          <table:table-cell table:number-columns-repeated="8"/>
        </table:table-row>
        <table:table-row table:style-name="ro1">
          <table:table-cell office:value-type="float" office:value="3.10686" calcext:value-type="float">
            <text:p>3.10686</text:p>
          </table:table-cell>
          <table:table-cell office:value-type="float" office:value="1760" calcext:value-type="float">
            <text:p>1760</text:p>
          </table:table-cell>
          <table:table-cell office:value-type="float" office:value="5011565" calcext:value-type="float">
            <text:p>5011565</text:p>
          </table:table-cell>
          <table:table-cell office:value-type="float" office:value="-6.679" calcext:value-type="float">
            <text:p>-6.679</text:p>
          </table:table-cell>
          <table:table-cell office:value-type="string" calcext:value-type="string">
            <text:p>(0.893036,2.21382)</text:p>
          </table:table-cell>
          <table:table-cell table:number-columns-repeated="8"/>
        </table:table-row>
        <table:table-row table:style-name="ro1">
          <table:table-cell office:value-type="float" office:value="3.10699" calcext:value-type="float">
            <text:p>3.10699</text:p>
          </table:table-cell>
          <table:table-cell office:value-type="float" office:value="4890" calcext:value-type="float">
            <text:p>4890</text:p>
          </table:table-cell>
          <table:table-cell office:value-type="float" office:value="5033903" calcext:value-type="float">
            <text:p>5033903</text:p>
          </table:table-cell>
          <table:table-cell office:value-type="float" office:value="-6.68125" calcext:value-type="float">
            <text:p>-6.68125</text:p>
          </table:table-cell>
          <table:table-cell office:value-type="string" calcext:value-type="string">
            <text:p>(0.893565,2.21342)</text:p>
          </table:table-cell>
          <table:table-cell table:number-columns-repeated="8"/>
        </table:table-row>
        <table:table-row table:style-name="ro1">
          <table:table-cell office:value-type="float" office:value="3.10701" calcext:value-type="float">
            <text:p>3.10701</text:p>
          </table:table-cell>
          <table:table-cell office:value-type="float" office:value="1621" calcext:value-type="float">
            <text:p>1621</text:p>
          </table:table-cell>
          <table:table-cell office:value-type="float" office:value="4564587" calcext:value-type="float">
            <text:p>4564587</text:p>
          </table:table-cell>
          <table:table-cell office:value-type="float" office:value="-6.68135" calcext:value-type="float">
            <text:p>-6.68135</text:p>
          </table:table-cell>
          <table:table-cell office:value-type="string" calcext:value-type="string">
            <text:p>(0.893585,2.21342)</text:p>
          </table:table-cell>
          <table:table-cell table:number-columns-repeated="8"/>
        </table:table-row>
        <table:table-row table:style-name="ro1">
          <table:table-cell office:value-type="float" office:value="3.10676" calcext:value-type="float">
            <text:p>3.10676</text:p>
          </table:table-cell>
          <table:table-cell office:value-type="float" office:value="1494" calcext:value-type="float">
            <text:p>1494</text:p>
          </table:table-cell>
          <table:table-cell office:value-type="float" office:value="1461658" calcext:value-type="float">
            <text:p>1461658</text:p>
          </table:table-cell>
          <table:table-cell office:value-type="float" office:value="-6.67923" calcext:value-type="float">
            <text:p>-6.67923</text:p>
          </table:table-cell>
          <table:table-cell office:value-type="string" calcext:value-type="string">
            <text:p>(0.893117,2.2136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22829" calcext:value-type="float">
            <text:p>22829</text:p>
          </table:table-cell>
          <table:table-cell table:style-name="ce13" office:value-type="float" office:value="0.0000000000127496" calcext:value-type="float">
            <text:p>1.27E-011</text:p>
          </table:table-cell>
          <table:table-cell office:value-type="string" calcext:value-type="string">
            <text:p>(0.999811,2.83318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29774" calcext:value-type="float">
            <text:p>29774</text:p>
          </table:table-cell>
          <table:table-cell table:style-name="ce13" office:value-type="float" office:value="-0.0000000000401444" calcext:value-type="float">
            <text:p>-4.01E-011</text:p>
          </table:table-cell>
          <table:table-cell office:value-type="string" calcext:value-type="string">
            <text:p>(0.999938,-8.92092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4819" calcext:value-type="float">
            <text:p>14819</text:p>
          </table:table-cell>
          <table:table-cell table:style-name="ce13" office:value-type="float" office:value="-0.0000000000205196" calcext:value-type="float">
            <text:p>-2.05E-011</text:p>
          </table:table-cell>
          <table:table-cell office:value-type="string" calcext:value-type="string">
            <text:p>(1.00014,-4.55999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33493" calcext:value-type="float">
            <text:p>33493</text:p>
          </table:table-cell>
          <table:table-cell table:style-name="ce13" office:value-type="float" office:value="0.0000000000251268" calcext:value-type="float">
            <text:p>2.51E-011</text:p>
          </table:table-cell>
          <table:table-cell office:value-type="string" calcext:value-type="string">
            <text:p>(0.999856,5.58365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28615" calcext:value-type="float">
            <text:p>28615</text:p>
          </table:table-cell>
          <table:table-cell table:style-name="ce13" office:value-type="float" office:value="-0.000000000000530504" calcext:value-type="float">
            <text:p>-5.31E-013</text:p>
          </table:table-cell>
          <table:table-cell office:value-type="string" calcext:value-type="string">
            <text:p>(0.999886,-1.17888e-15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21711" calcext:value-type="float">
            <text:p>21711</text:p>
          </table:table-cell>
          <table:table-cell table:style-name="ce13" office:value-type="float" office:value="0.0000000000256558" calcext:value-type="float">
            <text:p>2.57E-011</text:p>
          </table:table-cell>
          <table:table-cell office:value-type="string" calcext:value-type="string">
            <text:p>(0.999547,5.701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9903" calcext:value-type="float">
            <text:p>19903</text:p>
          </table:table-cell>
          <table:table-cell table:style-name="ce13" office:value-type="float" office:value="0.00000000000594467" calcext:value-type="float">
            <text:p>5.94E-012</text:p>
          </table:table-cell>
          <table:table-cell office:value-type="string" calcext:value-type="string">
            <text:p>(0.999897,1.32102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21433" calcext:value-type="float">
            <text:p>21433</text:p>
          </table:table-cell>
          <table:table-cell table:style-name="ce13" office:value-type="float" office:value="-0.0000000000338189" calcext:value-type="float">
            <text:p>-3.38E-011</text:p>
          </table:table-cell>
          <table:table-cell office:value-type="string" calcext:value-type="string">
            <text:p>(1.00004,-7.51534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24048" calcext:value-type="float">
            <text:p>24048</text:p>
          </table:table-cell>
          <table:table-cell table:style-name="ce13" office:value-type="float" office:value="-0.0000000000291531" calcext:value-type="float">
            <text:p>-2.92E-011</text:p>
          </table:table-cell>
          <table:table-cell office:value-type="string" calcext:value-type="string">
            <text:p>(1.00002,-6.47848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22143" calcext:value-type="float">
            <text:p>22143</text:p>
          </table:table-cell>
          <table:table-cell table:style-name="ce13" office:value-type="float" office:value="0.0000000000169404" calcext:value-type="float">
            <text:p>1.69E-011</text:p>
          </table:table-cell>
          <table:table-cell office:value-type="string" calcext:value-type="string">
            <text:p>(1.00025,3.76464e-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999.869" calcext:value-type="float">
            <text:p>-999.869</text:p>
          </table:table-cell>
          <table:table-cell office:value-type="float" office:value="40" calcext:value-type="float">
            <text:p>40</text:p>
          </table:table-cell>
          <table:table-cell office:value-type="float" office:value="6986" calcext:value-type="float">
            <text:p>6986</text:p>
          </table:table-cell>
          <table:table-cell office:value-type="float" office:value="-0.999869" calcext:value-type="float">
            <text:p>-0.999869</text:p>
          </table:table-cell>
          <table:table-cell office:value-type="string" calcext:value-type="string">
            <text:p>(3.46945e-18,0.999869,6.14937e-18)</text:p>
          </table:table-cell>
          <table:table-cell table:number-columns-repeated="8"/>
        </table:table-row>
        <table:table-row table:style-name="ro1">
          <table:table-cell office:value-type="float" office:value="-999.798" calcext:value-type="float">
            <text:p>-999.798</text:p>
          </table:table-cell>
          <table:table-cell office:value-type="float" office:value="2498" calcext:value-type="float">
            <text:p>2498</text:p>
          </table:table-cell>
          <table:table-cell office:value-type="float" office:value="20944" calcext:value-type="float">
            <text:p>2094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.000196182,0.999778,0.000225634)</text:p>
          </table:table-cell>
          <table:table-cell table:number-columns-repeated="8"/>
        </table:table-row>
        <table:table-row table:style-name="ro1">
          <table:table-cell office:value-type="float" office:value="-999.788" calcext:value-type="float">
            <text:p>-999.788</text:p>
          </table:table-cell>
          <table:table-cell office:value-type="float" office:value="49" calcext:value-type="float">
            <text:p>49</text:p>
          </table:table-cell>
          <table:table-cell office:value-type="float" office:value="12051" calcext:value-type="float">
            <text:p>12051</text:p>
          </table:table-cell>
          <table:table-cell office:value-type="float" office:value="-0.999788" calcext:value-type="float">
            <text:p>-0.999788</text:p>
          </table:table-cell>
          <table:table-cell office:value-type="string" calcext:value-type="string">
            <text:p>(1.38778e-17,0.999788,3.46945e-18)</text:p>
          </table:table-cell>
          <table:table-cell table:number-columns-repeated="8"/>
        </table:table-row>
        <table:table-row table:style-name="ro1">
          <table:table-cell office:value-type="float" office:value="-999.403" calcext:value-type="float">
            <text:p>-999.403</text:p>
          </table:table-cell>
          <table:table-cell office:value-type="float" office:value="1706" calcext:value-type="float">
            <text:p>1706</text:p>
          </table:table-cell>
          <table:table-cell office:value-type="float" office:value="18684" calcext:value-type="float">
            <text:p>18684</text:p>
          </table:table-cell>
          <table:table-cell office:value-type="float" office:value="-0.999557" calcext:value-type="float">
            <text:p>-0.999557</text:p>
          </table:table-cell>
          <table:table-cell office:value-type="string" calcext:value-type="string">
            <text:p>(0.000238368,0.99938,0.000177967)</text:p>
          </table:table-cell>
          <table:table-cell table:number-columns-repeated="8"/>
        </table:table-row>
        <table:table-row table:style-name="ro1">
          <table:table-cell office:value-type="float" office:value="-999.477" calcext:value-type="float">
            <text:p>-999.477</text:p>
          </table:table-cell>
          <table:table-cell office:value-type="float" office:value="1382" calcext:value-type="float">
            <text:p>1382</text:p>
          </table:table-cell>
          <table:table-cell office:value-type="float" office:value="16393" calcext:value-type="float">
            <text:p>16393</text:p>
          </table:table-cell>
          <table:table-cell office:value-type="float" office:value="-0.999551" calcext:value-type="float">
            <text:p>-0.999551</text:p>
          </table:table-cell>
          <table:table-cell office:value-type="string" calcext:value-type="string">
            <text:p>(0.000688324,0.999408,0.000143166)</text:p>
          </table:table-cell>
          <table:table-cell table:number-columns-repeated="8"/>
        </table:table-row>
        <table:table-row table:style-name="ro1">
          <table:table-cell office:value-type="float" office:value="-999.497" calcext:value-type="float">
            <text:p>-999.497</text:p>
          </table:table-cell>
          <table:table-cell office:value-type="float" office:value="48" calcext:value-type="float">
            <text:p>48</text:p>
          </table:table-cell>
          <table:table-cell office:value-type="float" office:value="10590" calcext:value-type="float">
            <text:p>10590</text:p>
          </table:table-cell>
          <table:table-cell office:value-type="float" office:value="-0.999489" calcext:value-type="float">
            <text:p>-0.999489</text:p>
          </table:table-cell>
          <table:table-cell office:value-type="string" calcext:value-type="string">
            <text:p>(8.22557e-05,0.999489,2.77556e-17)</text:p>
          </table:table-cell>
          <table:table-cell table:number-columns-repeated="8"/>
        </table:table-row>
        <table:table-row table:style-name="ro1">
          <table:table-cell office:value-type="float" office:value="-999.811" calcext:value-type="float">
            <text:p>-999.811</text:p>
          </table:table-cell>
          <table:table-cell office:value-type="float" office:value="50" calcext:value-type="float">
            <text:p>50</text:p>
          </table:table-cell>
          <table:table-cell office:value-type="float" office:value="10085" calcext:value-type="float">
            <text:p>10085</text:p>
          </table:table-cell>
          <table:table-cell office:value-type="float" office:value="-0.99989" calcext:value-type="float">
            <text:p>-0.99989</text:p>
          </table:table-cell>
          <table:table-cell office:value-type="string" calcext:value-type="string">
            <text:p>(1.38778e-17,0.999811,7.87394e-05)</text:p>
          </table:table-cell>
          <table:table-cell table:number-columns-repeated="8"/>
        </table:table-row>
        <table:table-row table:style-name="ro1">
          <table:table-cell office:value-type="float" office:value="-1000.1" calcext:value-type="float">
            <text:p>-1000.1</text:p>
          </table:table-cell>
          <table:table-cell office:value-type="float" office:value="1189" calcext:value-type="float">
            <text:p>1189</text:p>
          </table:table-cell>
          <table:table-cell office:value-type="float" office:value="15961" calcext:value-type="float">
            <text:p>15961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-2.92953e-05,1.0001,-5.46249e-06)</text:p>
          </table:table-cell>
          <table:table-cell table:number-columns-repeated="8"/>
        </table:table-row>
        <table:table-row table:style-name="ro1">
          <table:table-cell office:value-type="float" office:value="-999.895" calcext:value-type="float">
            <text:p>-999.895</text:p>
          </table:table-cell>
          <table:table-cell office:value-type="float" office:value="2625" calcext:value-type="float">
            <text:p>2625</text:p>
          </table:table-cell>
          <table:table-cell office:value-type="float" office:value="18439" calcext:value-type="float">
            <text:p>18439</text:p>
          </table:table-cell>
          <table:table-cell office:value-type="float" office:value="-0.999944" calcext:value-type="float">
            <text:p>-0.999944</text:p>
          </table:table-cell>
          <table:table-cell office:value-type="string" calcext:value-type="string">
            <text:p>(5.87371e-05,0.999889,5.55931e-05)</text:p>
          </table:table-cell>
          <table:table-cell table:number-columns-repeated="8"/>
        </table:table-row>
        <table:table-row table:style-name="ro1">
          <table:table-cell office:value-type="float" office:value="-999.833" calcext:value-type="float">
            <text:p>-999.833</text:p>
          </table:table-cell>
          <table:table-cell office:value-type="float" office:value="41" calcext:value-type="float">
            <text:p>41</text:p>
          </table:table-cell>
          <table:table-cell office:value-type="float" office:value="5613" calcext:value-type="float">
            <text:p>5613</text:p>
          </table:table-cell>
          <table:table-cell office:value-type="float" office:value="-0.999833" calcext:value-type="float">
            <text:p>-0.999833</text:p>
          </table:table-cell>
          <table:table-cell office:value-type="string" calcext:value-type="string">
            <text:p>(1.38778e-17,0.999833,2.47765e-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66" calcext:value-type="float">
            <text:p>966</text:p>
          </table:table-cell>
          <table:table-cell office:value-type="float" office:value="5002383" calcext:value-type="float">
            <text:p>5002383</text:p>
          </table:table-cell>
          <table:table-cell office:value-type="float" office:value="4.00929" calcext:value-type="float">
            <text:p>4.00929</text:p>
          </table:table-cell>
          <table:table-cell office:value-type="string" calcext:value-type="string">
            <text:p>(1.00384,2.99768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704" calcext:value-type="float">
            <text:p>1704</text:p>
          </table:table-cell>
          <table:table-cell office:value-type="float" office:value="335448" calcext:value-type="float">
            <text:p>335448</text:p>
          </table:table-cell>
          <table:table-cell office:value-type="float" office:value="4.01553" calcext:value-type="float">
            <text:p>4.01553</text:p>
          </table:table-cell>
          <table:table-cell office:value-type="string" calcext:value-type="string">
            <text:p>(1.00306,2.9961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2235" calcext:value-type="float">
            <text:p>2235</text:p>
          </table:table-cell>
          <table:table-cell office:value-type="float" office:value="5004723" calcext:value-type="float">
            <text:p>5004723</text:p>
          </table:table-cell>
          <table:table-cell office:value-type="float" office:value="4.01575" calcext:value-type="float">
            <text:p>4.01575</text:p>
          </table:table-cell>
          <table:table-cell office:value-type="string" calcext:value-type="string">
            <text:p>(1.00303,2.99607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796" calcext:value-type="float">
            <text:p>1796</text:p>
          </table:table-cell>
          <table:table-cell office:value-type="float" office:value="5004604" calcext:value-type="float">
            <text:p>5004604</text:p>
          </table:table-cell>
          <table:table-cell office:value-type="float" office:value="4.01739" calcext:value-type="float">
            <text:p>4.01739</text:p>
          </table:table-cell>
          <table:table-cell office:value-type="string" calcext:value-type="string">
            <text:p>(1.00283,2.99566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311" calcext:value-type="float">
            <text:p>1311</text:p>
          </table:table-cell>
          <table:table-cell office:value-type="float" office:value="3346303" calcext:value-type="float">
            <text:p>3346303</text:p>
          </table:table-cell>
          <table:table-cell office:value-type="float" office:value="4.00261" calcext:value-type="float">
            <text:p>4.00261</text:p>
          </table:table-cell>
          <table:table-cell office:value-type="string" calcext:value-type="string">
            <text:p>(1.00467,2.9993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394" calcext:value-type="float">
            <text:p>1394</text:p>
          </table:table-cell>
          <table:table-cell office:value-type="float" office:value="5003037" calcext:value-type="float">
            <text:p>5003037</text:p>
          </table:table-cell>
          <table:table-cell office:value-type="float" office:value="4.01559" calcext:value-type="float">
            <text:p>4.01559</text:p>
          </table:table-cell>
          <table:table-cell office:value-type="string" calcext:value-type="string">
            <text:p>(1.00305,2.99611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458" calcext:value-type="float">
            <text:p>1458</text:p>
          </table:table-cell>
          <table:table-cell office:value-type="float" office:value="5003466" calcext:value-type="float">
            <text:p>5003466</text:p>
          </table:table-cell>
          <table:table-cell office:value-type="float" office:value="4.0175" calcext:value-type="float">
            <text:p>4.0175</text:p>
          </table:table-cell>
          <table:table-cell office:value-type="string" calcext:value-type="string">
            <text:p>(1.00281,2.99563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626" calcext:value-type="float">
            <text:p>1626</text:p>
          </table:table-cell>
          <table:table-cell office:value-type="float" office:value="917331" calcext:value-type="float">
            <text:p>917331</text:p>
          </table:table-cell>
          <table:table-cell office:value-type="float" office:value="4.00953" calcext:value-type="float">
            <text:p>4.00953</text:p>
          </table:table-cell>
          <table:table-cell office:value-type="string" calcext:value-type="string">
            <text:p>(1.00381,2.9976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244" calcext:value-type="float">
            <text:p>1244</text:p>
          </table:table-cell>
          <table:table-cell office:value-type="float" office:value="896232" calcext:value-type="float">
            <text:p>896232</text:p>
          </table:table-cell>
          <table:table-cell office:value-type="float" office:value="4.0144" calcext:value-type="float">
            <text:p>4.0144</text:p>
          </table:table-cell>
          <table:table-cell office:value-type="string" calcext:value-type="string">
            <text:p>(1.0032,2.9964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04" calcext:value-type="float">
            <text:p>1004</text:p>
          </table:table-cell>
          <table:table-cell office:value-type="float" office:value="866130" calcext:value-type="float">
            <text:p>866130</text:p>
          </table:table-cell>
          <table:table-cell office:value-type="float" office:value="4.00519" calcext:value-type="float">
            <text:p>4.00519</text:p>
          </table:table-cell>
          <table:table-cell office:value-type="string" calcext:value-type="string">
            <text:p>(1.00435,2.998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4001" calcext:value-type="float">
            <text:p>4001</text:p>
          </table:table-cell>
          <table:table-cell office:value-type="float" office:value="5007567" calcext:value-type="float">
            <text:p>5007567</text:p>
          </table:table-cell>
          <table:table-cell table:style-name="ce13" office:value-type="float" office:value="0.00000000239688" calcext:value-type="float">
            <text:p>2.40E-009</text:p>
          </table:table-cell>
          <table:table-cell office:value-type="string" calcext:value-type="string">
            <text:p>(3.00068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996" calcext:value-type="float">
            <text:p>996</text:p>
          </table:table-cell>
          <table:table-cell office:value-type="float" office:value="5003796" calcext:value-type="float">
            <text:p>5003796</text:p>
          </table:table-cell>
          <table:table-cell table:style-name="ce13" office:value-type="float" office:value="0.00000000249832" calcext:value-type="float">
            <text:p>2.50E-009</text:p>
          </table:table-cell>
          <table:table-cell office:value-type="string" calcext:value-type="string">
            <text:p>(2.99744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466" calcext:value-type="float">
            <text:p>1466</text:p>
          </table:table-cell>
          <table:table-cell office:value-type="float" office:value="5006054" calcext:value-type="float">
            <text:p>5006054</text:p>
          </table:table-cell>
          <table:table-cell table:style-name="ce13" office:value-type="float" office:value="0.00000000239198" calcext:value-type="float">
            <text:p>2.39E-009</text:p>
          </table:table-cell>
          <table:table-cell office:value-type="string" calcext:value-type="string">
            <text:p>(2.99882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3653" calcext:value-type="float">
            <text:p>3653</text:p>
          </table:table-cell>
          <table:table-cell office:value-type="float" office:value="5006704" calcext:value-type="float">
            <text:p>5006704</text:p>
          </table:table-cell>
          <table:table-cell table:style-name="ce13" office:value-type="float" office:value="0.00000000245081" calcext:value-type="float">
            <text:p>2.45E-009</text:p>
          </table:table-cell>
          <table:table-cell office:value-type="string" calcext:value-type="string">
            <text:p>(3.00072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176" calcext:value-type="float">
            <text:p>5176</text:p>
          </table:table-cell>
          <table:table-cell office:value-type="float" office:value="5008690" calcext:value-type="float">
            <text:p>5008690</text:p>
          </table:table-cell>
          <table:table-cell table:style-name="ce13" office:value-type="float" office:value="0.00000000247516" calcext:value-type="float">
            <text:p>2.48E-009</text:p>
          </table:table-cell>
          <table:table-cell office:value-type="string" calcext:value-type="string">
            <text:p>(3.00111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284" calcext:value-type="float">
            <text:p>1284</text:p>
          </table:table-cell>
          <table:table-cell office:value-type="float" office:value="5004018" calcext:value-type="float">
            <text:p>5004018</text:p>
          </table:table-cell>
          <table:table-cell table:style-name="ce13" office:value-type="float" office:value="0.00000000244493" calcext:value-type="float">
            <text:p>2.44E-009</text:p>
          </table:table-cell>
          <table:table-cell office:value-type="string" calcext:value-type="string">
            <text:p>(2.99894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087" calcext:value-type="float">
            <text:p>1087</text:p>
          </table:table-cell>
          <table:table-cell office:value-type="float" office:value="5004376" calcext:value-type="float">
            <text:p>5004376</text:p>
          </table:table-cell>
          <table:table-cell table:style-name="ce13" office:value-type="float" office:value="0.00000000248674" calcext:value-type="float">
            <text:p>2.49E-009</text:p>
          </table:table-cell>
          <table:table-cell office:value-type="string" calcext:value-type="string">
            <text:p>(3.00092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707" calcext:value-type="float">
            <text:p>707</text:p>
          </table:table-cell>
          <table:table-cell office:value-type="float" office:value="5002774" calcext:value-type="float">
            <text:p>5002774</text:p>
          </table:table-cell>
          <table:table-cell table:style-name="ce13" office:value-type="float" office:value="0.00000000245532" calcext:value-type="float">
            <text:p>2.46E-009</text:p>
          </table:table-cell>
          <table:table-cell office:value-type="string" calcext:value-type="string">
            <text:p>(3.00267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063" calcext:value-type="float">
            <text:p>1063</text:p>
          </table:table-cell>
          <table:table-cell office:value-type="float" office:value="5003554" calcext:value-type="float">
            <text:p>5003554</text:p>
          </table:table-cell>
          <table:table-cell table:style-name="ce13" office:value-type="float" office:value="0.00000000235496" calcext:value-type="float">
            <text:p>2.35E-009</text:p>
          </table:table-cell>
          <table:table-cell office:value-type="string" calcext:value-type="string">
            <text:p>(2.99969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102" calcext:value-type="float">
            <text:p>1102</text:p>
          </table:table-cell>
          <table:table-cell office:value-type="float" office:value="5003177" calcext:value-type="float">
            <text:p>5003177</text:p>
          </table:table-cell>
          <table:table-cell table:style-name="ce13" office:value-type="float" office:value="0.000000002476" calcext:value-type="float">
            <text:p>2.48E-009</text:p>
          </table:table-cell>
          <table:table-cell office:value-type="string" calcext:value-type="string">
            <text:p>(3.00266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67" calcext:value-type="float">
            <text:p>-85.1267</text:p>
          </table:table-cell>
          <table:table-cell office:value-type="float" office:value="4190" calcext:value-type="float">
            <text:p>4190</text:p>
          </table:table-cell>
          <table:table-cell office:value-type="float" office:value="1093417" calcext:value-type="float">
            <text:p>1093417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09,10.9117)</text:p>
          </table:table-cell>
          <table:table-cell table:number-columns-repeated="8"/>
        </table:table-row>
        <table:table-row table:style-name="ro1">
          <table:table-cell office:value-type="float" office:value="-85.1198" calcext:value-type="float">
            <text:p>-85.1198</text:p>
          </table:table-cell>
          <table:table-cell office:value-type="float" office:value="1517" calcext:value-type="float">
            <text:p>1517</text:p>
          </table:table-cell>
          <table:table-cell office:value-type="float" office:value="5008538" calcext:value-type="float">
            <text:p>5008538</text:p>
          </table:table-cell>
          <table:table-cell office:value-type="float" office:value="50.1849" calcext:value-type="float">
            <text:p>50.1849</text:p>
          </table:table-cell>
          <table:table-cell office:value-type="string" calcext:value-type="string">
            <text:p>(17.4515,10.9112)</text:p>
          </table:table-cell>
          <table:table-cell table:number-columns-repeated="8"/>
        </table:table-row>
        <table:table-row table:style-name="ro1">
          <table:table-cell office:value-type="float" office:value="-85.1276" calcext:value-type="float">
            <text:p>-85.1276</text:p>
          </table:table-cell>
          <table:table-cell office:value-type="float" office:value="1879" calcext:value-type="float">
            <text:p>1879</text:p>
          </table:table-cell>
          <table:table-cell office:value-type="float" office:value="5014398" calcext:value-type="float">
            <text:p>5014398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51" calcext:value-type="float">
            <text:p>-85.1251</text:p>
          </table:table-cell>
          <table:table-cell office:value-type="float" office:value="2824" calcext:value-type="float">
            <text:p>2824</text:p>
          </table:table-cell>
          <table:table-cell office:value-type="float" office:value="3359306" calcext:value-type="float">
            <text:p>3359306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2,10.9116)</text:p>
          </table:table-cell>
          <table:table-cell table:number-columns-repeated="8"/>
        </table:table-row>
        <table:table-row table:style-name="ro1">
          <table:table-cell office:value-type="float" office:value="-85.1259" calcext:value-type="float">
            <text:p>-85.1259</text:p>
          </table:table-cell>
          <table:table-cell office:value-type="float" office:value="2339" calcext:value-type="float">
            <text:p>2339</text:p>
          </table:table-cell>
          <table:table-cell office:value-type="float" office:value="898232" calcext:value-type="float">
            <text:p>898232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08,10.9116)</text:p>
          </table:table-cell>
          <table:table-cell table:number-columns-repeated="8"/>
        </table:table-row>
        <table:table-row table:style-name="ro1">
          <table:table-cell office:value-type="float" office:value="-85.1257" calcext:value-type="float">
            <text:p>-85.1257</text:p>
          </table:table-cell>
          <table:table-cell office:value-type="float" office:value="1655" calcext:value-type="float">
            <text:p>1655</text:p>
          </table:table-cell>
          <table:table-cell office:value-type="float" office:value="3993038" calcext:value-type="float">
            <text:p>3993038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09,10.9116)</text:p>
          </table:table-cell>
          <table:table-cell table:number-columns-repeated="8"/>
        </table:table-row>
        <table:table-row table:style-name="ro1">
          <table:table-cell office:value-type="float" office:value="-85.1248" calcext:value-type="float">
            <text:p>-85.1248</text:p>
          </table:table-cell>
          <table:table-cell office:value-type="float" office:value="2270" calcext:value-type="float">
            <text:p>2270</text:p>
          </table:table-cell>
          <table:table-cell office:value-type="float" office:value="1352428" calcext:value-type="float">
            <text:p>1352428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2,10.9116)</text:p>
          </table:table-cell>
          <table:table-cell table:number-columns-repeated="8"/>
        </table:table-row>
        <table:table-row table:style-name="ro1">
          <table:table-cell office:value-type="float" office:value="-85.1181" calcext:value-type="float">
            <text:p>-85.1181</text:p>
          </table:table-cell>
          <table:table-cell office:value-type="float" office:value="3164" calcext:value-type="float">
            <text:p>3164</text:p>
          </table:table-cell>
          <table:table-cell office:value-type="float" office:value="5015354" calcext:value-type="float">
            <text:p>5015354</text:p>
          </table:table-cell>
          <table:table-cell office:value-type="float" office:value="50.1851" calcext:value-type="float">
            <text:p>50.1851</text:p>
          </table:table-cell>
          <table:table-cell office:value-type="string" calcext:value-type="string">
            <text:p>(17.4519,10.9111)</text:p>
          </table:table-cell>
          <table:table-cell table:number-columns-repeated="8"/>
        </table:table-row>
        <table:table-row table:style-name="ro1">
          <table:table-cell office:value-type="float" office:value="-85.1208" calcext:value-type="float">
            <text:p>-85.1208</text:p>
          </table:table-cell>
          <table:table-cell office:value-type="float" office:value="1719" calcext:value-type="float">
            <text:p>1719</text:p>
          </table:table-cell>
          <table:table-cell office:value-type="float" office:value="941320" calcext:value-type="float">
            <text:p>941320</text:p>
          </table:table-cell>
          <table:table-cell office:value-type="float" office:value="50.1846" calcext:value-type="float">
            <text:p>50.1846</text:p>
          </table:table-cell>
          <table:table-cell office:value-type="string" calcext:value-type="string">
            <text:p>(17.451,10.9112)</text:p>
          </table:table-cell>
          <table:table-cell table:number-columns-repeated="8"/>
        </table:table-row>
        <table:table-row table:style-name="ro1">
          <table:table-cell office:value-type="float" office:value="-85.1231" calcext:value-type="float">
            <text:p>-85.1231</text:p>
          </table:table-cell>
          <table:table-cell office:value-type="float" office:value="2301" calcext:value-type="float">
            <text:p>2301</text:p>
          </table:table-cell>
          <table:table-cell office:value-type="float" office:value="1456296" calcext:value-type="float">
            <text:p>1456296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14,10.9114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0:13:25.529237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5-12T20:14:13.356657452</dc:date>
    <meta:editing-duration>PT13H46M45S</meta:editing-duration>
    <meta:editing-cycles>43</meta:editing-cycles>
    <meta:generator>LibreOffice/4.3.7.2$Linux_X86_64 LibreOffice_project/430m0$Build-2</meta:generator>
    <meta:document-statistic meta:table-count="5" meta:cell-count="9825" meta:object-count="0"/>
  </office:meta>
</office:document-meta>
</file>